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standard">
      <style:graphic-properties draw:fill="solid" draw:fill-color="#000000" draw:opacity="0%" draw:textarea-horizontal-align="justify" draw:textarea-vertical-align="middle" draw:auto-grow-height="false" fo:min-height="0.458cm" fo:min-width="0.208cm" draw:shadow-opacity="0%"/>
    </style:style>
    <style:style style:name="gr5" style:family="graphic" style:parent-style-name="standard">
      <style:graphic-properties draw:fill="solid" draw:fill-color="#000000" draw:opacity="0%" draw:textarea-horizontal-align="justify" draw:textarea-vertical-align="middle" draw:auto-grow-height="false" fo:min-height="0.882cm" fo:min-width="0.774cm" draw:shadow-opacity="0%"/>
    </style:style>
    <style:style style:name="gr6" style:family="graphic" style:parent-style-name="standard">
      <style:graphic-properties draw:fill="solid" draw:fill-color="#000000" draw:opacity="0%" draw:textarea-horizontal-align="justify" draw:textarea-vertical-align="middle" draw:auto-grow-height="false" fo:min-height="1.306cm" fo:min-width="1.198cm" draw:shadow-opacity="0%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pr1" style:family="presentation" style:parent-style-name="Default-title">
      <style:graphic-properties draw:auto-grow-height="true" fo:min-height="7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8.764cm"/>
    </style:style>
    <style:style style:name="pr4" style:family="presentation" style:parent-style-name="Default-title">
      <style:graphic-properties fo:min-height="1.737cm"/>
    </style:style>
    <style:style style:name="pr5" style:family="presentation" style:parent-style-name="Default-subtitle">
      <style:graphic-properties draw:fill-color="#ffffff" draw:textarea-vertical-align="top" fo:min-height="12.6cm"/>
    </style:style>
    <style:style style:name="pr6" style:family="presentation" style:parent-style-name="Default-title">
      <style:graphic-properties draw:auto-grow-height="true" fo:min-height="1.6cm"/>
    </style:style>
    <style:style style:name="pr7" style:family="presentation" style:parent-style-name="Default-subtitle">
      <style:graphic-properties draw:fill-color="#ffffff" draw:textarea-vertical-align="top" fo:min-height="13.28cm"/>
    </style:style>
    <style:style style:name="pr8" style:family="presentation" style:parent-style-name="Default-subtitle">
      <style:graphic-properties draw:fill-color="#ffffff" draw:textarea-vertical-align="top" fo:min-height="12.4cm"/>
    </style:style>
    <style:style style:name="pr9" style:family="presentation" style:parent-style-name="Default-title">
      <style:graphic-properties draw:textarea-vertical-align="top" draw:auto-grow-height="true" fo:min-height="14.373cm"/>
    </style:style>
    <style:style style:name="pr10" style:family="presentation" style:parent-style-name="Default-subtitle">
      <style:graphic-properties draw:fill-color="#ffffff" draw:textarea-vertical-align="top" fo:min-height="14.2cm"/>
    </style:style>
    <style:style style:name="pr11" style:family="presentation" style:parent-style-name="Default-subtitle">
      <style:graphic-properties draw:fill-color="#ffffff" draw:textarea-vertical-align="top" fo:min-height="14.633cm"/>
    </style:style>
    <style:style style:name="pr12" style:family="presentation" style:parent-style-name="Default-title">
      <style:graphic-properties fo:min-height="2.629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title">
      <style:graphic-properties fo:min-height="9.999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fo:font-size="72pt" style:font-size-asian="72pt" style:font-size-complex="72pt"/>
    </style:style>
    <style:style style:name="P4" style:family="paragraph">
      <style:paragraph-properties fo:text-align="center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style:font-name="Liberation Serif" fo:font-size="36pt" style:font-size-asian="36pt" style:font-size-complex="36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text-properties fo:font-size="32pt" style:text-underline-style="none" style:font-size-asian="32pt" style:font-size-complex="32pt"/>
    </style:style>
    <style:style style:name="P13" style:family="paragraph">
      <style:paragraph-properties fo:text-align="start"/>
      <style:text-properties style:font-name="Liberation Serif" fo:font-size="36pt" style:font-size-asian="36pt" style:font-size-complex="36pt"/>
    </style:style>
    <style:style style:name="P14" style:family="paragraph">
      <loext:graphic-properties draw:fill="solid" draw:fill-color="#000000" draw:opacity="0%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ffffff" draw:opacity="0%"/>
    </style:style>
    <style:style style:name="P17" style:family="paragraph">
      <style:text-properties fo:font-size="60pt" style:font-size-asian="60pt" style:font-size-complex="60pt"/>
    </style:style>
    <style:style style:name="P18" style:family="paragraph">
      <style:text-properties style:font-name="Liberation Serif" fo:font-size="36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name="Liberation Serif" fo:font-size="36pt" style:font-size-asian="36pt" style:font-size-complex="36pt"/>
    </style:style>
    <style:style style:name="T6" style:family="text">
      <style:text-properties style:font-name="Liberation Serif" fo:font-size="26pt" style:font-size-asian="26pt" style:font-size-complex="26pt"/>
    </style:style>
    <style:style style:name="T7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8" style:family="text">
      <style:text-properties style:font-name="Liberation Serif" fo:font-size="28pt" style:font-size-asian="28pt" style:font-size-complex="28pt"/>
    </style:style>
    <style:style style:name="T9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10" style:family="text">
      <style:text-properties style:font-name="Liberation Serif" fo:font-size="10pt" style:font-size-asian="10pt" style:font-size-complex="10pt"/>
    </style:style>
    <style:style style:name="T11" style:family="text"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Lohit Devanagari2" style:font-size-complex="2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iberation Serif" fo:font-size="22pt" style:font-size-asian="22pt" style:font-size-complex="22pt"/>
    </style:style>
    <style:style style:name="T15" style:family="text">
      <style:text-properties fo:font-size="32pt" style:text-underline-style="none" style:font-size-asian="32pt" style:font-size-complex="32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6pt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Lohit Devanagari2" style:font-size-complex="3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60pt" style:font-size-asian="60pt" style:font-size-complex="60pt"/>
    </style:style>
    <style:style style:name="T21" style:family="text">
      <style:text-properties style:font-name="Liberation Serif" fo:font-size="36pt"/>
    </style:style>
    <style:style style:name="T22" style:family="text">
      <style:text-properties fo:color="#cf3834" style:font-name="Liberation Serif" fo:font-size="36pt"/>
    </style:style>
    <style:style style:name="T23" style:family="text">
      <style:text-properties fo:color="#1c3687" style:font-name="Liberation Serif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2cm" svg:x="1.398cm" svg:y="3.6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3" draw:layer="layout" svg:width="26.603cm" svg:height="8.764cm" draw:transform="rotate (0.496371639267187) translate (0.664cm 11.356cm)" presentation:class="title" presentation:user-transformed="true">
          <draw:text-box>
            <text:p xml:id="id1" text:id="id1"><text:span text:style-name="T2">Differential Equations</text:span><text:span text:style-name="T2"><text:line-break/></text:span><text:span text:style-name="T3"> <text:s text:c="2"/></text:span><text:span text:style-name="T2"><text:line-break/></text:span><text:span text:style-name="T2">Part – 1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1.737cm" svg:x="1.398cm" svg:y="0.545cm" presentation:class="title" presentation:user-transformed="true">
          <draw:text-box>
            <text:p text:style-name="P4"><text:span text:style-name="T4">Differential Equations - Meaning</text:span></text:p>
          </draw:text-box>
        </draw:frame>
        <draw:frame presentation:style-name="pr5" draw:text-style-name="P7" draw:layer="layout" svg:width="26cm" svg:height="12.6cm" svg:x="1cm" svg:y="2.6cm" presentation:class="subtitle" presentation:user-transformed="true">
          <draw:text-box>
            <text:p text:style-name="P6"><text:span text:style-name="T5"><text:tab/></text:span><text:span text:style-name="T6">Equation which contains the derivative of a function is called a</text:span></text:p>
            <text:p text:style-name="P6"><text:span text:style-name="T6"><text:s text:c="5"/></text:span><text:span text:style-name="T6">differential euqation. The following are examples of differential</text:span></text:p>
            <text:p text:style-name="P6"><text:span text:style-name="T6"><text:s text:c="5"/></text:span><text:span text:style-name="T6">equations.</text:span></text:p>
            <text:p text:style-name="P6"><text:span text:style-name="T5"><text:tab/></text:span></text:p>
          </draw:text-box>
        </draw:frame>
        <draw:g>
          <svg:title>TexMaths</svg:title>
          <svg:desc>24§display§(1) \ \frac{dy}{dx} = \cos x§svg§600§FALSE§</svg:desc>
          <draw:polygon draw:style-name="gr2" draw:text-style-name="P8" draw:layer="layout" svg:width="5.239cm" svg:height="1.66cm" svg:x="2.273cm" svg:y="6.097cm" svg:viewBox="0 0 5240 1661" draw:points="2619,1661 0,1661 0,0 5240,0 5240,1661">
            <text:p/>
          </draw:polygon>
          <draw:path draw:style-name="gr3" draw:text-style-name="P9" draw:layer="layout" svg:width="0.197cm" svg:height="0.844cm" svg:x="2.313cm" svg:y="6.579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9" draw:layer="layout" svg:width="0.279cm" svg:height="0.563cm" svg:x="2.634cm" svg:y="6.65cm" svg:viewBox="0 0 280 564" svg:d="M175 21c0-19 0-21-19-21-54 54-129 54-156 54v27c17 0 67 0 111-23v439c0 31-2 41-78 41h-27v26c29-3 103-3 136-3 35 0 108 0 138 3v-26h-27c-76 0-78-10-78-41z">
            <text:p/>
          </draw:path>
          <draw:path draw:style-name="gr3" draw:text-style-name="P9" draw:layer="layout" svg:width="0.197cm" svg:height="0.844cm" svg:x="3.029cm" svg:y="6.579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9" draw:layer="layout" svg:width="0.402cm" svg:height="0.596cm" svg:x="3.744cm" svg:y="6.055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391cm" svg:height="0.546cm" svg:x="4.174cm" svg:y="6.268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olygon draw:style-name="gr3" draw:text-style-name="P9" draw:layer="layout" svg:width="0.923cm" svg:height="0.035cm" svg:x="3.692cm" svg:y="6.982cm" svg:viewBox="0 0 924 36" draw:points="461,36 0,36 0,0 924,0 924,36">
            <text:p/>
          </draw:polygon>
          <draw:path draw:style-name="gr3" draw:text-style-name="P9" draw:layer="layout" svg:width="0.402cm" svg:height="0.596cm" svg:x="3.725cm" svg:y="7.205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4.155cm" svg:y="7.41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2 65 87 0 135-109 135-131 0-7-8-7-10-7-8 0-10 2-12 7-26 93-86 112-113 112-33 0-46-27-46-56 0-19 6-36 15-75z">
            <text:p/>
          </draw:path>
          <draw:path draw:style-name="gr3" draw:text-style-name="P9" draw:layer="layout" svg:width="0.562cm" svg:height="0.199cm" svg:x="4.996cm" svg:y="6.90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22cm" svg:height="0.389cm" svg:x="5.867cm" svg:y="6.83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6.236cm" svg:y="6.833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6.662cm" svg:y="6.83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421cm" svg:height="0.383cm" svg:x="7.133cm" svg:y="6.83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</draw:g>
        <draw:g>
          <svg:title>TexMaths</svg:title>
          <svg:desc>24§display§(2) \ \frac{d^2y}{dx^2} + 5\frac{dy}{dx} + k^2x = 0§svg§600§FALSE§</svg:desc>
          <draw:polygon draw:style-name="gr2" draw:text-style-name="P8" draw:layer="layout" svg:width="9.223cm" svg:height="1.773cm" svg:x="15.574cm" svg:y="6.095cm" svg:viewBox="0 0 9224 1774" draw:points="4612,1774 0,1774 0,0 9224,0 9224,1774">
            <text:p/>
          </draw:polygon>
          <draw:path draw:style-name="gr3" draw:text-style-name="P9" draw:layer="layout" svg:width="0.197cm" svg:height="0.844cm" svg:x="15.614cm" svg:y="6.688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9" draw:layer="layout" svg:width="0.337cm" svg:height="0.563cm" svg:x="15.902cm" svg:y="6.759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9" draw:layer="layout" svg:width="0.197cm" svg:height="0.844cm" svg:x="16.33cm" svg:y="6.688cm" svg:viewBox="0 0 198 845" svg:d="M198 422c0-65-10-167-56-263-52-103-125-159-134-159-4 0-8 4-8 8s0 5 15 21c85 82 133 217 133 393 0 144-31 294-136 400-12 11-12 13-12 15 0 6 4 8 8 8 9 0 86-58 136-166 44-92 54-186 54-257z">
            <text:p/>
          </draw:path>
          <draw:path draw:style-name="gr3" draw:text-style-name="P9" draw:layer="layout" svg:width="0.402cm" svg:height="0.596cm" svg:x="17.045cm" svg:y="6.16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262cm" svg:height="0.392cm" svg:x="17.488cm" svg:y="6.053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9" draw:layer="layout" svg:width="0.389cm" svg:height="0.546cm" svg:x="17.853cm" svg:y="6.377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9-9 45-21 85-53 131-23 29-56 54-94 54-12 0-50-4-64-37 14 0 23 0 35-9 9-8 17-20 17-35 0-27-23-31-31-31-19 0-48 14-48 56s39 73 91 73c88 0 174-77 197-173z">
            <text:p/>
          </draw:path>
          <draw:polygon draw:style-name="gr3" draw:text-style-name="P9" draw:layer="layout" svg:width="1.301cm" svg:height="0.035cm" svg:x="16.993cm" svg:y="7.093cm" svg:viewBox="0 0 1302 36" draw:points="651,36 0,36 0,0 1302,0 1302,36">
            <text:p/>
          </draw:polygon>
          <draw:path draw:style-name="gr3" draw:text-style-name="P9" draw:layer="layout" svg:width="0.402cm" svg:height="0.596cm" svg:x="17.026cm" svg:y="7.31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17.456cm" svg:y="7.5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2 65 87 0 135-110 135-131 0-7-8-7-10-7-8 0-10 2-12 7-26 92-86 112-113 112-33 0-46-27-46-56 0-19 6-36 15-75z">
            <text:p/>
          </draw:path>
          <draw:path draw:style-name="gr3" draw:text-style-name="P9" draw:layer="layout" svg:width="0.262cm" svg:height="0.392cm" svg:x="17.951cm" svg:y="7.264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9" draw:layer="layout" svg:width="0.562cm" svg:height="0.563cm" svg:x="18.627cm" svg:y="6.83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9" draw:layer="layout" svg:width="0.337cm" svg:height="0.581cm" svg:x="19.466cm" svg:y="6.759cm" svg:viewBox="0 0 338 582" svg:d="M338 393c0-99-69-186-161-186-41 0-77 14-108 44v-165c17 6 46 12 73 12 104 0 163-77 163-88 0-6-2-10-7-10-2 0-4 0-8 2-17 8-58 25-115 25-35 0-73-6-114-23-5-4-7-4-9-4-8 0-8 8-8 21v250c0 15 0 23 12 23 5 0 7-2 9-8 10-13 43-60 110-60 44 0 65 39 73 54 13 33 15 65 15 108 0 29 0 80-21 115-19 33-52 56-90 56-62 0-110-45-125-95 2 0 6 0 15 0 27 0 42-21 42-40 0-21-15-42-42-42-13 0-42 6-42 46 0 71 58 154 154 154 98 0 184-81 184-189z">
            <text:p/>
          </draw:path>
          <draw:path draw:style-name="gr3" draw:text-style-name="P9" draw:layer="layout" svg:width="0.402cm" svg:height="0.596cm" svg:x="20cm" svg:y="6.16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9" draw:layer="layout" svg:width="0.389cm" svg:height="0.546cm" svg:x="20.43cm" svg:y="6.377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9-9 45-21 85-53 131-23 29-56 54-94 54-12 0-50-4-64-37 14 0 23 0 35-9 9-8 17-20 17-35 0-27-23-31-31-31-19 0-48 14-48 56s39 73 91 73c88 0 174-77 197-173z">
            <text:p/>
          </draw:path>
          <draw:polygon draw:style-name="gr3" draw:text-style-name="P9" draw:layer="layout" svg:width="0.923cm" svg:height="0.035cm" svg:x="19.946cm" svg:y="7.093cm" svg:viewBox="0 0 924 36" draw:points="461,36 0,36 0,0 924,0 924,36">
            <text:p/>
          </draw:polygon>
          <draw:path draw:style-name="gr3" draw:text-style-name="P9" draw:layer="layout" svg:width="0.402cm" svg:height="0.596cm" svg:x="19.98cm" svg:y="7.31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9" draw:layer="layout" svg:width="0.421cm" svg:height="0.383cm" svg:x="20.411cm" svg:y="7.52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9" draw:layer="layout" svg:width="0.562cm" svg:height="0.563cm" svg:x="21.203cm" svg:y="6.83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9" draw:layer="layout" svg:width="0.383cm" svg:height="0.596cm" svg:x="22.046cm" svg:y="6.736cm" svg:viewBox="0 0 384 597" svg:d="M196 10c0-2 0-10-10-10-19 0-82 8-103 8-8 2-18 2-18 17 0 11 8 11 21 11 41 0 43 6 43 14l-2 17-123 488c-4 11-4 13-4 17 0 21 17 25 25 25 11 0 23-8 29-19 4-6 42-163 48-185 29 2 98 16 98 71 0 6 0 10-4 20 0 9-2 19-2 28 0 50 33 85 77 85 27 0 48-13 67-46 21-37 31-83 31-85 0-9-8-9-10-9-10 0-10 4-11 15-18 64-37 106-75 106-16 0-27-10-27-41 0-13 4-32 7-46 2-15 2-19 2-27 0-55-51-78-124-88 26-15 53-42 73-63 40-44 78-81 120-81 6 0 6 0 8 0 10 2 12 2 17 8 2 0 2 2 4 2-40 4-48 36-48 46 0 13 10 31 33 31 21 0 46-20 46-52 0-25-19-54-58-54-23 0-63 8-122 75-31 33-64 65-95 79z">
            <text:p/>
          </draw:path>
          <draw:path draw:style-name="gr3" draw:text-style-name="P9" draw:layer="layout" svg:width="0.262cm" svg:height="0.392cm" svg:x="22.503cm" svg:y="6.58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9" draw:layer="layout" svg:width="0.421cm" svg:height="0.383cm" svg:x="22.868cm" svg:y="6.94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9" draw:layer="layout" svg:width="0.562cm" svg:height="0.199cm" svg:x="23.607cm" svg:y="7.01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6cm" svg:height="0.581cm" svg:x="24.483cm" svg:y="6.759cm" svg:viewBox="0 0 357 582" svg:d="M357 294c0-69-4-137-34-200-39-81-108-94-144-94-50 0-114 21-148 100-27 59-31 125-31 194 0 63 4 138 38 203 37 67 98 85 141 85 46 0 109-18 147-98 27-58 31-125 31-190zM179 564c-33 0-85-21-98-103-10-50-10-129-10-179 0-54 0-109 6-155 17-100 80-108 102-108 26 0 84 16 99 98 8 48 8 111 8 165 0 63 0 121-10 175-11 80-59 107-97 107z">
            <text:p/>
          </draw:path>
        </draw:g>
        <draw:g>
          <svg:title>TexMaths</svg:title>
          <svg:desc>24§display§(3) \ \frac{d^2w}{dt^2} - \left( \frac{dw}{dt} \right)^2 = 0§svg§600§FALSE§</svg:desc>
          <draw:polygon draw:style-name="gr2" draw:text-style-name="P8" draw:layer="layout" svg:width="8.353cm" svg:height="2.123cm" svg:x="2.274cm" svg:y="8.196cm" svg:viewBox="0 0 8354 2124" draw:points="4178,2124 0,2124 0,0 8354,0 8354,2124">
            <text:p/>
          </draw:polygon>
          <draw:path draw:style-name="gr3" draw:text-style-name="P9" draw:layer="layout" svg:width="0.197cm" svg:height="0.844cm" svg:x="2.314cm" svg:y="8.92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9" draw:layer="layout" svg:width="0.35cm" svg:height="0.581cm" svg:x="2.595cm" svg:y="8.999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9" draw:layer="layout" svg:width="0.197cm" svg:height="0.844cm" svg:x="3.03cm" svg:y="8.928cm" svg:viewBox="0 0 198 845" svg:d="M198 422c0-65-10-167-56-263-52-103-125-159-134-159-4 0-8 4-8 8s0 5 15 21c85 82 133 217 133 393 0 144-31 294-136 400-12 11-12 13-12 15 0 6 4 8 8 8 9 0 86-58 136-165 44-92 54-187 54-258z">
            <text:p/>
          </draw:path>
          <draw:path draw:style-name="gr3" draw:text-style-name="P9" draw:layer="layout" svg:width="0.402cm" svg:height="0.596cm" svg:x="3.726cm" svg:y="8.406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8 0-22 2-27 6-41zM227 486c-4 15-4 17-18 32-36 47-71 60-94 60-42 0-55-46-55-79 0-42 26-148 48-186 24-50 63-81 97-81 56 0 68 69 68 75 0 4-2 10-4 14z">
            <text:p/>
          </draw:path>
          <draw:path draw:style-name="gr3" draw:text-style-name="P9" draw:layer="layout" svg:width="0.262cm" svg:height="0.393cm" svg:x="4.169cm" svg:y="8.29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9" draw:layer="layout" svg:width="0.56cm" svg:height="0.383cm" svg:x="4.534cm" svg:y="8.617cm" svg:viewBox="0 0 561 384" svg:d="M367 86c4-17 11-50 11-53 0-16-11-23-23-23-11 0-27 5-32 23-2 5-43 169-48 190-6 25-8 40-8 55 0 10 0 12 2 16-19 46-46 71-79 71-67 0-67-62-67-77 0-27 4-60 44-165 10-25 13-37 13-54 0-38-26-69-69-69-80 0-111 123-111 131 0 7 8 7 10 7 9 0 9 0 13-15 23-79 56-104 86-104 8 0 22 0 22 27 0 21-10 46-16 60-36 99-48 140-48 170 0 79 58 108 121 108 14 0 54 0 88-60 22 54 81 60 106 60 63 0 100-54 123-104 29-67 56-180 56-220 0-47-23-60-39-60-21 0-42 21-42 40 0 12 6 18 13 23 10 10 31 31 31 73 0 29-25 112-46 154-23 46-52 75-94 75-40 0-63-25-63-73 0-23 7-50 9-62z">
            <text:p/>
          </draw:path>
          <draw:polygon draw:style-name="gr3" draw:text-style-name="P9" draw:layer="layout" svg:width="1.445cm" svg:height="0.035cm" svg:x="3.693cm" svg:y="9.333cm" svg:viewBox="0 0 1446 36" draw:points="724,36 0,36 0,0 1446,0 1446,36">
            <text:p/>
          </draw:polygon>
          <draw:path draw:style-name="gr3" draw:text-style-name="P9" draw:layer="layout" svg:width="0.402cm" svg:height="0.596cm" svg:x="3.887cm" svg:y="9.554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8 0-22 2-27 6-41zM227 486c-4 15-4 17-18 32-36 47-71 60-94 60-42 0-55-46-55-79 0-42 26-148 48-186 24-50 63-81 97-81 56 0 68 69 68 75 0 4-2 10-4 14z">
            <text:p/>
          </draw:path>
          <draw:path draw:style-name="gr3" draw:text-style-name="P9" draw:layer="layout" svg:width="0.26cm" svg:height="0.539cm" svg:x="4.311cm" svg:y="9.611cm" svg:viewBox="0 0 261 540" svg:d="M156 192h80c16 0 25 0 25-17 0-10-9-10-25-10h-73c29-121 35-136 35-142 0-15-12-23-25-23-4 0-27 0-35 31l-32 134h-81c-17 0-25 0-25 15 0 12 8 12 23 12h75c-62 240-63 253-63 269 0 46 32 79 76 79 89 0 137-125 137-131 0-8-8-8-12-8-6 0-8 2-11 12-37 88-83 107-112 107-17 0-25-11-25-38 0-21 0-27 4-40z">
            <text:p/>
          </draw:path>
          <draw:path draw:style-name="gr3" draw:text-style-name="P9" draw:layer="layout" svg:width="0.262cm" svg:height="0.393cm" svg:x="4.634cm" svg:y="9.50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9" draw:layer="layout" svg:width="0.515cm" svg:height="0.035cm" svg:x="5.494cm" svg:y="9.333cm" svg:viewBox="0 0 516 36" svg:d="M488 36c13 0 28 0 28-19 0-17-15-17-28-17h-459c-14 0-29 0-29 17 0 19 15 19 29 19z">
            <text:p/>
          </draw:path>
          <draw:path draw:style-name="gr3" draw:text-style-name="P9" draw:layer="layout" svg:width="0.416cm" svg:height="2.025cm" svg:x="6.444cm" svg:y="8.338cm" svg:viewBox="0 0 417 2026" svg:d="M417 2018c0-4-2-6-4-8-31-32-89-88-144-180-137-217-198-492-198-816 0-229 31-521 169-772 67-121 136-190 175-227 2-2 2-3 2-7 0-8-6-8-18-8-11 0-13 0-27 13-284 258-372 644-372 999 0 332 77 666 292 920 17 19 48 53 84 84 10 10 12 10 23 10 12 0 18 0 18-8z">
            <text:p/>
          </draw:path>
          <draw:path draw:style-name="gr3" draw:text-style-name="P9" draw:layer="layout" svg:width="0.402cm" svg:height="0.596cm" svg:x="7.024cm" svg:y="8.406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8 0-22 2-27 6-41zM227 486c-4 15-4 17-18 32-36 47-71 60-94 60-42 0-55-46-55-79 0-42 26-148 48-186 24-50 63-81 97-81 54 0 68 69 68 75 0 4-2 10-4 14z">
            <text:p/>
          </draw:path>
          <draw:path draw:style-name="gr3" draw:text-style-name="P9" draw:layer="layout" svg:width="0.56cm" svg:height="0.383cm" svg:x="7.454cm" svg:y="8.617cm" svg:viewBox="0 0 561 384" svg:d="M367 86c4-17 11-50 11-53 0-16-11-23-23-23-11 0-27 5-32 23-2 5-43 169-48 190-6 25-8 40-8 55 0 10 0 12 2 16-19 46-46 71-79 71-67 0-67-62-67-77 0-27 4-60 44-165 10-25 13-37 13-54 0-38-26-69-69-69-80 0-111 123-111 131 0 7 8 7 10 7 9 0 9 0 13-15 23-79 56-104 86-104 8 0 22 0 22 27 0 21-10 46-16 60-36 99-48 140-48 170 0 79 58 108 121 108 14 0 54 0 88-60 22 54 81 60 106 60 63 0 100-54 123-104 29-67 56-180 56-220 0-47-23-60-39-60-21 0-42 21-42 40 0 12 6 18 13 23 10 10 31 31 31 73 0 29-25 112-46 154-23 46-52 75-94 75-40 0-63-25-63-73 0-23 7-50 9-62z">
            <text:p/>
          </draw:path>
          <draw:polygon draw:style-name="gr3" draw:text-style-name="P9" draw:layer="layout" svg:width="1.067cm" svg:height="0.035cm" svg:x="6.989cm" svg:y="9.333cm" svg:viewBox="0 0 1068 36" draw:points="534,36 0,36 0,0 1068,0 1068,36">
            <text:p/>
          </draw:polygon>
          <draw:path draw:style-name="gr3" draw:text-style-name="P9" draw:layer="layout" svg:width="0.402cm" svg:height="0.596cm" svg:x="7.185cm" svg:y="9.554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8 0-22 2-27 6-41zM227 486c-4 15-4 17-18 32-36 47-71 60-94 60-42 0-55-46-55-79 0-42 26-148 48-186 24-50 63-81 97-81 56 0 68 69 68 75 0 4-2 10-4 14z">
            <text:p/>
          </draw:path>
          <draw:path draw:style-name="gr3" draw:text-style-name="P9" draw:layer="layout" svg:width="0.26cm" svg:height="0.539cm" svg:x="7.61cm" svg:y="9.611cm" svg:viewBox="0 0 261 540" svg:d="M156 192h80c16 0 25 0 25-17 0-10-9-10-25-10h-73c29-121 35-136 35-142 0-15-12-23-25-23-2 0-27 0-35 31l-32 134h-81c-17 0-25 0-25 15 0 12 8 12 23 12h75c-60 240-63 253-63 269 0 46 32 79 76 79 89 0 137-125 137-131 0-8-8-8-12-8-6 0-8 2-11 12-37 88-83 107-112 107-17 0-25-11-25-38 0-21 0-27 4-40z">
            <text:p/>
          </draw:path>
          <draw:path draw:style-name="gr3" draw:text-style-name="P9" draw:layer="layout" svg:width="0.416cm" svg:height="2.025cm" svg:x="8.186cm" svg:y="8.338cm" svg:viewBox="0 0 417 2026" svg:d="M417 1014c0-332-77-666-292-920-16-19-48-54-83-84-11-10-13-10-25-10-9 0-17 0-17 8 0 4 4 7 6 9 29 31 86 87 142 179 136 217 200 491 200 816 0 228-31 520-171 772-68 121-139 190-173 226-2 2-4 4-4 8 0 8 8 8 17 8 12 0 14 0 27-14 284-257 373-643 373-998z">
            <text:p/>
          </draw:path>
          <draw:path draw:style-name="gr3" draw:text-style-name="P9" draw:layer="layout" svg:width="0.262cm" svg:height="0.393cm" svg:x="8.815cm" svg:y="8.15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9" draw:layer="layout" svg:width="0.562cm" svg:height="0.199cm" svg:x="9.437cm" svg:y="9.2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6cm" svg:height="0.581cm" svg:x="10.315cm" svg:y="8.999cm" svg:viewBox="0 0 357 582" svg:d="M357 294c0-69-4-137-34-200-39-81-108-94-144-94-50 0-114 21-148 100-27 59-31 125-31 194 0 63 4 138 38 203 37 68 98 85 141 85 46 0 109-17 147-98 27-58 31-125 31-190zM179 565c-33 0-85-22-100-104-8-50-8-129-8-179 0-54 0-109 6-155 17-100 80-108 102-108 26 0 82 16 99 98 8 48 8 111 8 165 0 64 0 121-10 175-11 81-59 108-97 108z">
            <text:p/>
          </draw:path>
        </draw:g>
        <draw:g>
          <svg:title>TexMaths</svg:title>
          <svg:desc>24§display§(4) \ \left( \frac{d^2y}{dx^2} \right)^2 + 3x\frac{dy}{dx}= \tan x§svg§600§FALSE§</svg:desc>
          <draw:polygon draw:style-name="gr2" draw:text-style-name="P8" draw:layer="layout" svg:width="10.524cm" svg:height="2.157cm" svg:x="15.573cm" svg:y="8.196cm" svg:viewBox="0 0 10525 2158" draw:points="5262,2158 0,2158 0,0 10525,0 10525,2158">
            <text:p/>
          </draw:polygon>
          <draw:path draw:style-name="gr3" draw:text-style-name="P9" draw:layer="layout" svg:width="0.197cm" svg:height="0.844cm" svg:x="15.613cm" svg:y="8.962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9" draw:layer="layout" svg:width="0.375cm" svg:height="0.571cm" svg:x="15.882cm" svg:y="9.024cm" svg:viewBox="0 0 376 572" svg:d="M225 434v73c0 30 0 40-64 40h-17v25c35-2 79-2 113-2 37 0 81 0 115 2v-25h-17c-63 0-65-10-65-40v-73h86v-27h-86v-386c0-15 0-21-14-21-7 0-9 0-15 10l-261 397v27zM230 407h-207l207-315z">
            <text:p/>
          </draw:path>
          <draw:path draw:style-name="gr3" draw:text-style-name="P9" draw:layer="layout" svg:width="0.197cm" svg:height="0.844cm" svg:x="16.329cm" svg:y="8.962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9" draw:layer="layout" svg:width="0.416cm" svg:height="2.024cm" svg:x="17.205cm" svg:y="8.371cm" svg:viewBox="0 0 417 2025" svg:d="M417 2017c0-3-2-5-4-7-31-33-87-89-144-181-137-217-198-491-198-815 0-229 31-521 169-772 67-121 136-190 175-227 2-2 2-3 2-7 0-8-6-8-18-8-11 0-13 0-27 13-284 258-372 643-372 999 0 332 77 666 292 919 17 19 48 54 84 84 10 10 12 10 23 10 12 0 18 0 18-8z">
            <text:p/>
          </draw:path>
          <draw:path draw:style-name="gr3" draw:text-style-name="P9" draw:layer="layout" svg:width="0.402cm" svg:height="0.596cm" svg:x="17.806cm" svg:y="8.438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262cm" svg:height="0.393cm" svg:x="18.247cm" svg:y="8.327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9" draw:layer="layout" svg:width="0.389cm" svg:height="0.546cm" svg:x="18.614cm" svg:y="8.651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1-31-31-19 0-48 14-48 56s39 73 91 73c88 0 174-77 197-173z">
            <text:p/>
          </draw:path>
          <draw:polygon draw:style-name="gr3" draw:text-style-name="P9" draw:layer="layout" svg:width="1.301cm" svg:height="0.035cm" svg:x="17.752cm" svg:y="9.367cm" svg:viewBox="0 0 1302 36" draw:points="651,36 0,36 0,0 1302,0 1302,36">
            <text:p/>
          </draw:polygon>
          <draw:path draw:style-name="gr3" draw:text-style-name="P9" draw:layer="layout" svg:width="0.402cm" svg:height="0.596cm" svg:x="17.787cm" svg:y="9.588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9" draw:layer="layout" svg:width="0.421cm" svg:height="0.383cm" svg:x="18.217cm" svg:y="9.80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6 112-113 112-33 0-46-27-46-56 0-19 6-36 15-75z">
            <text:p/>
          </draw:path>
          <draw:path draw:style-name="gr3" draw:text-style-name="P9" draw:layer="layout" svg:width="0.262cm" svg:height="0.393cm" svg:x="18.71cm" svg:y="9.538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9" draw:layer="layout" svg:width="0.416cm" svg:height="2.024cm" svg:x="19.182cm" svg:y="8.371cm" svg:viewBox="0 0 417 2025" svg:d="M417 1014c0-333-77-667-292-920-17-19-48-54-83-84-11-10-13-10-25-10-9 0-17 0-17 8 0 4 4 7 6 9 29 31 86 87 142 179 136 217 198 491 198 816 0 228-29 520-169 771-68 121-139 190-173 227-2 2-4 4-4 7 0 8 8 8 17 8 12 0 14 0 27-13 284-258 373-643 373-998z">
            <text:p/>
          </draw:path>
          <draw:path draw:style-name="gr3" draw:text-style-name="P9" draw:layer="layout" svg:width="0.262cm" svg:height="0.393cm" svg:x="19.81cm" svg:y="8.154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9" draw:layer="layout" svg:width="0.562cm" svg:height="0.563cm" svg:x="20.386cm" svg:y="9.102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9" draw:layer="layout" svg:width="0.35cm" svg:height="0.581cm" svg:x="21.219cm" svg:y="9.033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9" draw:layer="layout" svg:width="0.421cm" svg:height="0.383cm" svg:x="21.63cm" svg:y="9.22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7 93-86 112-113 112-33 0-46-27-46-56 0-19 6-36 15-75z">
            <text:p/>
          </draw:path>
          <draw:path draw:style-name="gr3" draw:text-style-name="P9" draw:layer="layout" svg:width="0.402cm" svg:height="0.596cm" svg:x="22.241cm" svg:y="8.438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9" draw:layer="layout" svg:width="0.389cm" svg:height="0.546cm" svg:x="22.671cm" svg:y="8.651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1-31-31-19 0-48 14-48 56s39 73 91 73c88 0 174-77 197-173z">
            <text:p/>
          </draw:path>
          <draw:polygon draw:style-name="gr3" draw:text-style-name="P9" draw:layer="layout" svg:width="0.922cm" svg:height="0.035cm" svg:x="22.189cm" svg:y="9.367cm" svg:viewBox="0 0 923 36" draw:points="461,36 0,36 0,0 923,0 923,36">
            <text:p/>
          </draw:polygon>
          <draw:path draw:style-name="gr3" draw:text-style-name="P9" draw:layer="layout" svg:width="0.402cm" svg:height="0.596cm" svg:x="22.222cm" svg:y="9.588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9" draw:layer="layout" svg:width="0.421cm" svg:height="0.383cm" svg:x="22.652cm" svg:y="9.801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  <draw:path draw:style-name="gr3" draw:text-style-name="P9" draw:layer="layout" svg:width="0.562cm" svg:height="0.199cm" svg:x="23.492cm" svg:y="9.28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64cm" svg:height="0.529cm" svg:x="24.351cm" svg:y="9.075cm" svg:viewBox="0 0 265 530" svg:d="M131 182h121v-27h-121v-155h-22c0 69-26 159-109 163v19h73v233c0 105 79 115 109 115 60 0 83-60 83-115v-48h-21v48c0 61-25 94-56 94-57 0-57-77-57-92z">
            <text:p/>
          </draw:path>
          <draw:path draw:style-name="gr3" draw:text-style-name="P9" draw:layer="layout" svg:width="0.381cm" svg:height="0.389cm" svg:x="24.698cm" svg:y="9.217cm" svg:viewBox="0 0 382 390" svg:d="M248 315c2 34 25 69 65 69 17 0 69-12 69-81v-46h-21v46c0 50-21 56-31 56-27 0-30-38-30-42v-171c0-35 0-67-31-100-33-33-75-46-115-46-71 0-129 40-129 96 0 25 17 40 38 40 25 0 39-17 39-40 0-10-4-38-42-38 23-29 63-39 92-39 40 0 88 33 88 108v32c-42 2-102 4-156 29-63 29-84 73-84 111 0 70 83 91 136 91 56 0 94-35 112-75zM240 177v84c0 81-60 109-98 109-42 0-77-30-77-72 0-47 37-118 175-121z">
            <text:p/>
          </draw:path>
          <draw:path draw:style-name="gr3" draw:text-style-name="P9" draw:layer="layout" svg:width="0.425cm" svg:height="0.373cm" svg:x="25.111cm" svg:y="9.22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421cm" svg:height="0.383cm" svg:x="25.718cm" svg:y="9.22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4 112-113 112-33 0-46-27-46-56 0-19 6-36 15-75z">
            <text:p/>
          </draw:path>
        </draw:g>
        <draw:g>
          <svg:title>TexMaths</svg:title>
          <svg:desc>24§display§(5) \ \frac{d^3y}{dx^3} - \left( \frac{d^2y}{dx^2} \right)^2 + x \frac{dy}{dx} =  e^x§svg§600§FALSE§</svg:desc>
          <draw:polygon draw:style-name="gr2" draw:text-style-name="P8" draw:layer="layout" svg:width="11.429cm" svg:height="2.157cm" svg:x="2.272cm" svg:y="10.594cm" svg:viewBox="0 0 11430 2158" draw:points="5714,2158 0,2158 0,0 11430,0 11430,2158">
            <text:p/>
          </draw:polygon>
          <draw:path draw:style-name="gr3" draw:text-style-name="P9" draw:layer="layout" svg:width="0.197cm" svg:height="0.844cm" svg:x="2.312cm" svg:y="11.36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9" draw:layer="layout" svg:width="0.337cm" svg:height="0.581cm" svg:x="2.6cm" svg:y="11.431cm" svg:viewBox="0 0 338 582" svg:d="M338 394c0-100-69-187-161-187-41 0-77 14-108 44v-165c17 6 46 12 73 12 104 0 163-77 163-88 0-6-2-10-7-10-2 0-4 0-8 2-17 8-58 25-115 25-35 0-73-6-114-23-5-4-7-4-9-4-8 0-8 8-8 21v250c0 15 0 23 12 23 5 0 7-2 9-8 10-13 43-59 110-59 44 0 65 38 73 53 13 33 15 66 15 108 0 29 0 80-21 115-19 33-52 56-90 56-62 0-110-45-125-94 2 0 6 0 15 0 27 0 42-22 42-41 0-21-15-42-42-42-13 0-42 6-42 46 0 71 58 154 154 154 98 0 184-81 184-188z">
            <text:p/>
          </draw:path>
          <draw:path draw:style-name="gr3" draw:text-style-name="P9" draw:layer="layout" svg:width="0.197cm" svg:height="0.844cm" svg:x="3.028cm" svg:y="11.36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9" draw:layer="layout" svg:width="0.402cm" svg:height="0.596cm" svg:x="3.743cm" svg:y="10.83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272cm" svg:height="0.404cm" svg:x="4.18cm" svg:y="10.725cm" svg:viewBox="0 0 273 405" svg:d="M131 196c46 0 78 32 78 96 0 73-42 94-77 94-23 0-76-6-101-40 29-2 34-22 34-33 0-19-13-33-32-33-16 0-33 10-33 33 0 57 61 92 134 92 83 0 139-54 139-113 0-46-37-92-102-108 61-21 84-67 84-101 0-48-53-83-121-83-65 0-115 33-115 79 0 21 12 32 31 32 17 0 29-13 29-30 0-18-12-29-29-31 21-27 61-33 82-33 27 0 66 14 66 66 0 24-10 51-25 69-19 23-35 25-65 27-16 0-16 0-20 1 0 0-5 0-5 8s5 8 15 8z">
            <text:p/>
          </draw:path>
          <draw:path draw:style-name="gr3" draw:text-style-name="P9" draw:layer="layout" svg:width="0.389cm" svg:height="0.546cm" svg:x="4.551cm" svg:y="11.049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1-31-31-19 0-48 14-48 56s39 73 91 73c88 0 174-77 197-173z">
            <text:p/>
          </draw:path>
          <draw:polygon draw:style-name="gr3" draw:text-style-name="P9" draw:layer="layout" svg:width="1.301cm" svg:height="0.035cm" svg:x="3.691cm" svg:y="11.765cm" svg:viewBox="0 0 1302 36" draw:points="651,36 0,36 0,0 1302,0 1302,36">
            <text:p/>
          </draw:polygon>
          <draw:path draw:style-name="gr3" draw:text-style-name="P9" draw:layer="layout" svg:width="0.402cm" svg:height="0.596cm" svg:x="3.724cm" svg:y="11.98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4.154cm" svg:y="12.19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2 65 87 0 135-110 135-131 0-7-8-7-10-7-8 0-10 2-12 7-26 93-86 112-113 112-33 0-46-27-46-56 0-19 6-36 15-75z">
            <text:p/>
          </draw:path>
          <draw:path draw:style-name="gr3" draw:text-style-name="P9" draw:layer="layout" svg:width="0.272cm" svg:height="0.404cm" svg:x="4.643cm" svg:y="11.936cm" svg:viewBox="0 0 273 405" svg:d="M131 196c46 0 78 32 78 96 0 73-42 94-77 94-23 0-76-6-101-40 29-2 34-22 34-33 0-19-13-33-32-33-16 0-33 10-33 33 0 57 61 92 134 92 83 0 139-54 139-113 0-46-37-92-102-108 61-21 84-67 84-101 0-48-53-83-121-83-65 0-115 33-115 79 0 21 12 32 31 32 17 0 29-13 29-30 0-18-12-29-29-31 21-27 61-33 82-33 27 0 66 14 66 66 0 24-10 51-25 69-19 23-35 25-65 27-16 0-16 0-20 1 0 0-5 0-5 8s5 8 15 8z">
            <text:p/>
          </draw:path>
          <draw:path draw:style-name="gr3" draw:text-style-name="P9" draw:layer="layout" svg:width="0.515cm" svg:height="0.035cm" svg:x="5.348cm" svg:y="11.765cm" svg:viewBox="0 0 516 36" svg:d="M488 36c13 0 28 0 28-19 0-17-15-17-28-17h-459c-14 0-29 0-29 17 0 19 15 19 29 19z">
            <text:p/>
          </draw:path>
          <draw:path draw:style-name="gr3" draw:text-style-name="P9" draw:layer="layout" svg:width="0.416cm" svg:height="2.024cm" svg:x="6.296cm" svg:y="10.769cm" svg:viewBox="0 0 417 2025" svg:d="M417 2017c0-3-2-5-4-7-31-33-89-89-144-181-137-217-198-491-198-815 0-229 29-521 169-772 67-121 136-190 175-227 2-2 2-3 2-7 0-8-6-8-18-8-11 0-13 0-27 13-284 258-372 643-372 999 0 332 77 666 292 919 17 19 48 54 84 84 10 10 12 10 23 10 12 0 18 0 18-8z">
            <text:p/>
          </draw:path>
          <draw:path draw:style-name="gr3" draw:text-style-name="P9" draw:layer="layout" svg:width="0.402cm" svg:height="0.596cm" svg:x="6.897cm" svg:y="10.83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262cm" svg:height="0.393cm" svg:x="7.339cm" svg:y="10.725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9" draw:layer="layout" svg:width="0.391cm" svg:height="0.546cm" svg:x="7.706cm" svg:y="11.049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1-31-31-19 0-48 14-48 56s39 73 91 73c88 0 174-77 197-173z">
            <text:p/>
          </draw:path>
          <draw:polygon draw:style-name="gr3" draw:text-style-name="P9" draw:layer="layout" svg:width="1.301cm" svg:height="0.035cm" svg:x="6.844cm" svg:y="11.765cm" svg:viewBox="0 0 1302 36" draw:points="651,36 0,36 0,0 1302,0 1302,36">
            <text:p/>
          </draw:polygon>
          <draw:path draw:style-name="gr3" draw:text-style-name="P9" draw:layer="layout" svg:width="0.402cm" svg:height="0.596cm" svg:x="6.878cm" svg:y="11.98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7.308cm" svg:y="12.19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2 65 87 0 135-110 135-131 0-7-8-7-10-7-8 0-10 2-12 7-26 93-86 112-113 112-33 0-46-27-46-56 0-19 6-36 15-75z">
            <text:p/>
          </draw:path>
          <draw:path draw:style-name="gr3" draw:text-style-name="P9" draw:layer="layout" svg:width="0.262cm" svg:height="0.393cm" svg:x="7.802cm" svg:y="11.936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9" draw:layer="layout" svg:width="0.416cm" svg:height="2.024cm" svg:x="8.274cm" svg:y="10.769cm" svg:viewBox="0 0 417 2025" svg:d="M417 1014c0-333-77-667-292-920-17-19-48-54-83-84-11-10-13-10-25-10-9 0-17 0-17 8 0 4 4 7 6 9 29 31 86 87 142 179 136 217 198 491 198 816 0 228-29 520-169 771-68 121-139 190-173 227-2 2-4 4-4 7 0 8 8 8 17 8 12 0 14 0 27-13 284-258 373-643 373-998z">
            <text:p/>
          </draw:path>
          <draw:path draw:style-name="gr3" draw:text-style-name="P9" draw:layer="layout" svg:width="0.262cm" svg:height="0.393cm" svg:x="8.902cm" svg:y="10.552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9" draw:layer="layout" svg:width="0.562cm" svg:height="0.563cm" svg:x="9.478cm" svg:y="11.5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9" draw:layer="layout" svg:width="0.421cm" svg:height="0.383cm" svg:x="10.3cm" svg:y="11.61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4 112-113 112-33 0-46-27-46-56 0-19 6-36 15-75z">
            <text:p/>
          </draw:path>
          <draw:path draw:style-name="gr3" draw:text-style-name="P9" draw:layer="layout" svg:width="0.402cm" svg:height="0.596cm" svg:x="10.91cm" svg:y="10.836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391cm" svg:height="0.546cm" svg:x="11.34cm" svg:y="11.049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1-31-31-19 0-48 14-48 56s39 73 91 73c88 0 174-77 197-173z">
            <text:p/>
          </draw:path>
          <draw:polygon draw:style-name="gr3" draw:text-style-name="P9" draw:layer="layout" svg:width="0.923cm" svg:height="0.035cm" svg:x="10.858cm" svg:y="11.765cm" svg:viewBox="0 0 924 36" draw:points="461,36 0,36 0,0 924,0 924,36">
            <text:p/>
          </draw:polygon>
          <draw:path draw:style-name="gr3" draw:text-style-name="P9" draw:layer="layout" svg:width="0.402cm" svg:height="0.596cm" svg:x="10.891cm" svg:y="11.986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11.321cm" svg:y="12.19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6 112-113 112-33 0-46-27-46-56 0-19 6-36 15-75z">
            <text:p/>
          </draw:path>
          <draw:path draw:style-name="gr3" draw:text-style-name="P9" draw:layer="layout" svg:width="0.562cm" svg:height="0.199cm" svg:x="12.162cm" svg:y="11.68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25cm" svg:height="0.383cm" svg:x="13.043cm" svg:y="11.619cm" svg:viewBox="0 0 326 384" svg:d="M119 179c25 0 88-2 131-20 59-25 63-75 63-86 0-38-33-73-90-73-94 0-223 83-223 230 0 87 50 154 132 154 123 0 194-90 194-100 0-6-5-11-11-11-4 0-6 1-10 9-67 83-159 83-171 83-65 0-73-71-73-98 0-10 0-37 14-88zM81 159c32-128 119-140 142-140 40 0 63 25 63 54 0 86-136 86-171 86z">
            <text:p/>
          </draw:path>
          <draw:path draw:style-name="gr3" draw:text-style-name="P9" draw:layer="layout" svg:width="0.318cm" svg:height="0.268cm" svg:x="13.425cm" svg:y="11.383cm" svg:viewBox="0 0 319 269" svg:d="M119 200c-6 19-25 51-56 51-2 0-19 0-32-7 25-8 27-29 27-33 0-13-10-23-23-23-18 0-35 15-35 37 0 30 33 44 61 44 29 0 52-18 68-42 15 30 48 42 71 42 69 0 103-75 103-92 0-8-7-8-9-8-8 0-8 4-10 11-13 41-50 71-82 71-23 0-37-15-37-38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</draw:g>
        <draw:g>
          <svg:title>TexMaths</svg:title>
          <svg:desc>24§display§(6) \ ( x + t )\frac{dx}{dt} = 1§svg§600§FALSE§</svg:desc>
          <draw:polygon draw:style-name="gr2" draw:text-style-name="P8" draw:layer="layout" svg:width="6.351cm" svg:height="1.66cm" svg:x="15.573cm" svg:y="10.798cm" svg:viewBox="0 0 6352 1661" draw:points="3176,1661 0,1661 0,0 6352,0 6352,1661">
            <text:p/>
          </draw:polygon>
          <draw:path draw:style-name="gr3" draw:text-style-name="P9" draw:layer="layout" svg:width="0.197cm" svg:height="0.844cm" svg:x="15.613cm" svg:y="11.2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9" draw:layer="layout" svg:width="0.35cm" svg:height="0.581cm" svg:x="15.894cm" svg:y="11.351cm" svg:viewBox="0 0 351 582" svg:d="M77 286v-21c0-213 105-244 148-244 21 0 55 6 75 35-14 0-47 0-47 36 0 27 20 40 39 40 13 0 38-7 38-40 0-52-36-92-107-92-108 0-223 109-223 296 0 226 98 286 177 286 94 0 174-79 174-190 0-108-75-190-169-190-57 0-88 44-105 84zM177 559c-54 0-79-52-83-64-15-40-15-107-15-123 0-65 27-151 103-151 14 0 52 0 79 54 15 30 15 74 15 115 0 40 0 82-15 113-25 52-65 56-84 56z">
            <text:p/>
          </draw:path>
          <draw:path draw:style-name="gr3" draw:text-style-name="P9" draw:layer="layout" svg:width="0.197cm" svg:height="0.844cm" svg:x="16.33cm" svg:y="11.2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9" draw:layer="layout" svg:width="0.197cm" svg:height="0.844cm" svg:x="16.973cm" svg:y="11.2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9" draw:layer="layout" svg:width="0.421cm" svg:height="0.383cm" svg:x="17.242cm" svg:y="11.539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8 93-86 112-113 112-33 0-46-27-46-56 0-19 6-36 15-75z">
            <text:p/>
          </draw:path>
          <draw:path draw:style-name="gr3" draw:text-style-name="P9" draw:layer="layout" svg:width="0.562cm" svg:height="0.563cm" svg:x="17.935cm" svg:y="11.42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9" draw:layer="layout" svg:width="0.26cm" svg:height="0.538cm" svg:x="18.751cm" svg:y="11.384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0z">
            <text:p/>
          </draw:path>
          <draw:path draw:style-name="gr3" draw:text-style-name="P9" draw:layer="layout" svg:width="0.197cm" svg:height="0.844cm" svg:x="19.083cm" svg:y="11.2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9" draw:layer="layout" svg:width="0.402cm" svg:height="0.596cm" svg:x="19.498cm" svg:y="10.756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19.928cm" svg:y="10.96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olygon draw:style-name="gr3" draw:text-style-name="P9" draw:layer="layout" svg:width="0.923cm" svg:height="0.035cm" svg:x="19.465cm" svg:y="11.683cm" svg:viewBox="0 0 924 36" draw:points="461,36 0,36 0,0 924,0 924,36">
            <text:p/>
          </draw:polygon>
          <draw:path draw:style-name="gr3" draw:text-style-name="P9" draw:layer="layout" svg:width="0.402cm" svg:height="0.596cm" svg:x="19.588cm" svg:y="11.906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26cm" svg:height="0.538cm" svg:x="20.012cm" svg:y="11.962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0z">
            <text:p/>
          </draw:path>
          <draw:path draw:style-name="gr3" draw:text-style-name="P9" draw:layer="layout" svg:width="0.562cm" svg:height="0.199cm" svg:x="20.769cm" svg:y="11.60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9cm" svg:height="0.563cm" svg:x="21.687cm" svg:y="11.351cm" svg:viewBox="0 0 280 564" svg:d="M175 21c0-19 0-21-21-21-52 54-127 54-154 54v27c17 0 67 0 111-23v439c0 31-2 41-78 41h-27v26c29-3 103-3 136-3 35 0 108 0 138 3v-26h-27c-76 0-78-10-78-41z">
            <text:p/>
          </draw:path>
        </draw:g>
        <draw:g>
          <svg:title>TexMaths</svg:title>
          <svg:desc>24§display§(7) \ \frac{d^2y}{dx^2} - \frac{1}{(dy/dx)^2} =  xy§svg§600§FALSE§</svg:desc>
          <draw:polygon draw:style-name="gr2" draw:text-style-name="P8" draw:layer="layout" svg:width="9.291cm" svg:height="1.974cm" svg:x="2.273cm" svg:y="12.996cm" svg:viewBox="0 0 9292 1975" draw:points="4647,1975 0,1975 0,0 9292,0 9292,1975">
            <text:p/>
          </draw:polygon>
          <draw:path draw:style-name="gr3" draw:text-style-name="P9" draw:layer="layout" svg:width="0.197cm" svg:height="0.843cm" svg:x="2.313cm" svg:y="13.589cm" svg:viewBox="0 0 198 844" svg:d="M198 837c0-2 0-4-16-20-105-105-132-264-132-395 0-146 33-293 136-399 12-10 12-11 12-15 0-6-4-8-10-8-8 0-84 58-134 165-44 92-54 186-54 257 0 67 10 169 56 265 52 104 124 157 132 157 6 0 10-2 10-7z">
            <text:p/>
          </draw:path>
          <draw:path draw:style-name="gr3" draw:text-style-name="P9" draw:layer="layout" svg:width="0.362cm" svg:height="0.59cm" svg:x="2.605cm" svg:y="13.652cm" svg:viewBox="0 0 363 591" svg:d="M355 58c8-12 8-14 8-31h-206c-103 0-105-12-107-27h-21l-29 175h21c2-14 10-68 21-77 6-6 73-6 83-6h176c-9 14-76 106-96 134-74 114-103 231-103 317 0 10 0 48 38 48 40 0 40-38 40-48v-42c0-46 2-94 8-138 4-20 16-92 54-146z">
            <text:p/>
          </draw:path>
          <draw:path draw:style-name="gr3" draw:text-style-name="P9" draw:layer="layout" svg:width="0.197cm" svg:height="0.843cm" svg:x="3.03cm" svg:y="13.589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9" draw:layer="layout" svg:width="0.402cm" svg:height="0.596cm" svg:x="3.744cm" svg:y="13.067cm" svg:viewBox="0 0 403 597" svg:d="M403 10c0-2 0-10-11-10-12 0-92 8-108 10-6 0-11 3-11 15 0 11 7 11 21 11 40 0 42 6 42 14l-4 17-50 200c-15-31-40-54-78-54-98 0-204 125-204 248 0 80 46 136 113 136 18 0 60-4 110-64 7 35 36 64 77 64 30 0 49-19 63-48 13-29 25-81 25-83 0-9-8-9-10-9-9 0-9 4-11 15-16 56-31 106-66 106-23 0-24-22-24-39 0-21 1-27 5-40zM227 485c-4 16-4 18-18 33-36 46-71 60-94 60-42 0-55-46-55-79 0-42 26-148 48-186 24-50 63-81 97-81 56 0 68 69 68 75 0 4-2 10-4 13z">
            <text:p/>
          </draw:path>
          <draw:path draw:style-name="gr3" draw:text-style-name="P9" draw:layer="layout" svg:width="0.262cm" svg:height="0.392cm" svg:x="4.187cm" svg:y="12.954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9" draw:layer="layout" svg:width="0.389cm" svg:height="0.546cm" svg:x="4.552cm" svg:y="13.278cm" svg:viewBox="0 0 390 547" svg:d="M388 52c2-12 2-14 2-19 0-16-12-23-23-23-10 0-23 3-31 17-2 4-8 31-11 46-6 21-12 44-18 67l-38 154c-2 11-39 71-96 71-42 0-52-37-52-69 0-39 15-91 44-166 14-34 15-44 15-61 0-38-26-69-69-69-80 0-111 123-111 130 0 8 8 8 10 8 9 0 9-2 13-15 23-79 58-104 86-104 6 0 22 0 22 27 0 21-8 42-16 60-32 88-48 138-48 176 0 75 54 102 104 102 33 0 61-16 84-39-9 45-21 85-53 131-23 29-56 54-94 54-12 0-50-4-64-37 14 0 23 0 35-9 9-8 17-20 17-35 0-27-23-31-31-31-19 0-48 14-48 56s39 73 91 73c88 0 174-77 197-173z">
            <text:p/>
          </draw:path>
          <draw:polygon draw:style-name="gr3" draw:text-style-name="P9" draw:layer="layout" svg:width="1.301cm" svg:height="0.035cm" svg:x="3.692cm" svg:y="13.994cm" svg:viewBox="0 0 1302 36" draw:points="651,36 0,36 0,0 1302,0 1302,36">
            <text:p/>
          </draw:polygon>
          <draw:path draw:style-name="gr3" draw:text-style-name="P9" draw:layer="layout" svg:width="0.402cm" svg:height="0.596cm" svg:x="3.725cm" svg:y="14.215cm" svg:viewBox="0 0 403 597" svg:d="M403 10c0-2 0-10-11-10-12 0-92 8-108 10-6 0-11 3-11 15 0 11 7 11 21 11 40 0 42 6 42 14l-4 17-50 200c-15-31-40-54-78-54-98 0-204 125-204 248 0 80 46 136 113 136 18 0 60-4 110-64 7 35 36 64 77 64 30 0 49-19 63-48 13-29 25-81 25-83 0-9-8-9-10-9-9 0-9 4-11 15-16 56-31 106-66 106-23 0-24-22-24-39 0-21 1-27 5-40zM227 485c-4 16-4 18-18 33-36 46-71 60-94 60-42 0-55-46-55-79 0-42 26-148 48-186 24-50 63-81 97-81 56 0 68 69 68 75 0 4-2 10-4 13z">
            <text:p/>
          </draw:path>
          <draw:path draw:style-name="gr3" draw:text-style-name="P9" draw:layer="layout" svg:width="0.421cm" svg:height="0.383cm" svg:x="4.155cm" svg:y="14.428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79 56 57 0 88-60 90-65 10 32 40 65 92 65 87 0 135-110 135-131 0-7-8-7-10-7-8 0-10 2-12 7-26 92-86 112-113 112-32 0-46-27-46-56 0-19 6-37 15-75z">
            <text:p/>
          </draw:path>
          <draw:path draw:style-name="gr3" draw:text-style-name="P9" draw:layer="layout" svg:width="0.262cm" svg:height="0.392cm" svg:x="4.65cm" svg:y="14.165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9" draw:layer="layout" svg:width="0.516cm" svg:height="0.035cm" svg:x="5.349cm" svg:y="13.994cm" svg:viewBox="0 0 517 36" svg:d="M488 36c13 0 29 0 29-19 0-17-16-17-29-17h-459c-14 0-29 0-29 17 0 19 15 19 29 19z">
            <text:p/>
          </draw:path>
          <draw:path draw:style-name="gr3" draw:text-style-name="P9" draw:layer="layout" svg:width="0.279cm" svg:height="0.563cm" svg:x="7.719cm" svg:y="13.09cm" svg:viewBox="0 0 280 564" svg:d="M175 21c0-19 0-21-21-21-52 54-127 54-154 54v27c17 0 67 0 111-23v439c0 31-2 40-78 40h-27v27c29-4 103-4 136-4 35 0 108 0 138 4v-27h-27c-76 0-78-9-78-40z">
            <text:p/>
          </draw:path>
          <draw:polygon draw:style-name="gr3" draw:text-style-name="P9" draw:layer="layout" svg:width="3.261cm" svg:height="0.035cm" svg:x="6.225cm" svg:y="13.994cm" svg:viewBox="0 0 3262 36" draw:points="1632,36 0,36 0,0 3262,0 3262,36">
            <text:p/>
          </draw:polygon>
          <draw:path draw:style-name="gr3" draw:text-style-name="P9" draw:layer="layout" svg:width="0.197cm" svg:height="0.843cm" svg:x="6.307cm" svg:y="14.169cm" svg:viewBox="0 0 198 844" svg:d="M198 837c0-2 0-4-16-20-105-105-132-264-132-395 0-146 33-293 136-399 12-10 12-11 12-15 0-6-4-8-10-8-8 0-84 58-134 165-44 92-54 186-54 257 0 67 10 169 56 265 52 104 124 157 132 157 6 0 10-2 10-7z">
            <text:p/>
          </draw:path>
          <draw:path draw:style-name="gr3" draw:text-style-name="P9" draw:layer="layout" svg:width="0.402cm" svg:height="0.596cm" svg:x="6.586cm" svg:y="14.215cm" svg:viewBox="0 0 403 597" svg:d="M403 10c0-2 0-10-11-10-12 0-92 8-108 10-6 0-11 3-11 15 0 11 7 11 21 11 40 0 42 6 42 14l-4 17-50 200c-15-31-40-54-78-54-98 0-204 125-204 248 0 80 46 136 113 136 18 0 60-4 110-64 7 35 36 64 77 64 30 0 49-19 63-48 13-29 25-81 25-83 0-9-8-9-10-9-9 0-9 4-11 15-16 56-31 106-66 106-23 0-24-22-24-39 0-21 1-27 5-40zM227 485c-4 16-4 18-18 33-36 46-71 60-94 60-42 0-55-46-55-79 0-42 26-148 48-186 24-50 63-81 97-81 54 0 68 69 68 75 0 4-2 10-4 13z">
            <text:p/>
          </draw:path>
          <draw:path draw:style-name="gr3" draw:text-style-name="P9" draw:layer="layout" svg:width="0.391cm" svg:height="0.546cm" svg:x="7.016cm" svg:y="14.428cm" svg:viewBox="0 0 392 547" svg:d="M388 52c4-12 4-14 4-19 0-16-14-23-25-23-10 0-23 3-31 17-2 4-8 31-11 46-6 21-12 44-18 67l-38 154c-2 11-39 71-96 71-42 0-52-37-52-69 0-39 15-91 44-166 14-34 15-44 15-61 0-38-26-69-69-69-80 0-111 123-111 130 0 8 8 8 10 8 9 0 9-2 13-15 23-79 58-104 86-104 6 0 22 0 22 27 0 21-8 42-16 60-32 88-48 138-48 176 0 75 54 102 104 102 33 0 61-16 84-39-9 45-21 85-53 131-23 29-56 54-94 54-12 0-50-4-64-37 14 0 23 0 35-9 9-8 17-20 17-35 0-27-23-31-31-31-19 0-48 14-48 56s39 73 91 73c88 0 174-77 197-173z">
            <text:p/>
          </draw:path>
          <draw:path draw:style-name="gr3" draw:text-style-name="P9" draw:layer="layout" svg:width="0.329cm" svg:height="0.843cm" svg:x="7.482cm" svg:y="14.169cm" svg:viewBox="0 0 330 844" svg:d="M326 33c4-12 4-16 4-16 0-9-7-17-17-17-6 0-12 2-13 8l-296 806c-4 9-4 13-4 15 0 8 8 15 17 15 12 0 14-5 19-19z">
            <text:p/>
          </draw:path>
          <draw:path draw:style-name="gr3" draw:text-style-name="P9" draw:layer="layout" svg:width="0.402cm" svg:height="0.596cm" svg:x="7.891cm" svg:y="14.215cm" svg:viewBox="0 0 403 597" svg:d="M403 10c0-2 0-10-11-10-12 0-92 8-108 10-6 0-11 3-11 15 0 11 7 11 21 11 40 0 42 6 42 14l-4 17-50 200c-15-31-40-54-78-54-98 0-204 125-204 248 0 80 46 136 113 136 18 0 60-4 110-64 7 35 36 64 77 64 30 0 49-19 63-48 13-29 25-81 25-83 0-9-8-9-10-9-9 0-9 4-11 15-16 56-31 106-66 106-23 0-24-22-24-39 0-21 1-27 5-40zM227 485c-4 16-4 18-18 33-36 46-71 60-94 60-44 0-55-46-55-79 0-42 26-148 48-186 24-50 63-81 97-81 54 0 68 69 68 75 0 4-2 10-4 13z">
            <text:p/>
          </draw:path>
          <draw:path draw:style-name="gr3" draw:text-style-name="P9" draw:layer="layout" svg:width="0.421cm" svg:height="0.383cm" svg:x="8.32cm" svg:y="14.428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4 112-113 112-32 0-46-27-46-56 0-19 6-37 15-75z">
            <text:p/>
          </draw:path>
          <draw:path draw:style-name="gr3" draw:text-style-name="P9" draw:layer="layout" svg:width="0.197cm" svg:height="0.843cm" svg:x="8.827cm" svg:y="14.169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9" draw:layer="layout" svg:width="0.262cm" svg:height="0.392cm" svg:x="9.143cm" svg:y="14.165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9" draw:layer="layout" svg:width="0.562cm" svg:height="0.199cm" svg:x="9.867cm" svg:y="13.91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421cm" svg:height="0.383cm" svg:x="10.735cm" svg:y="13.85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79 56 57 0 88-60 90-65 10 32 40 65 92 65 87 0 135-110 135-131 0-7-8-7-10-7-8 0-10 2-12 7-26 92-86 112-113 112-32 0-46-27-46-56 0-19 6-37 15-75z">
            <text:p/>
          </draw:path>
          <draw:path draw:style-name="gr3" draw:text-style-name="P9" draw:layer="layout" svg:width="0.391cm" svg:height="0.546cm" svg:x="11.217cm" svg:y="13.85cm" svg:viewBox="0 0 392 547" svg:d="M388 52c4-12 4-14 4-19 0-16-14-23-25-23-10 0-23 3-31 17-2 4-8 31-11 46-6 21-12 44-18 67l-38 154c-2 11-39 71-96 71-42 0-52-37-52-69 0-39 15-91 44-166 14-34 15-44 15-61 0-38-26-69-69-69-80 0-111 123-111 130 0 8 8 8 10 8 9 0 9-2 13-15 23-79 58-104 86-104 6 0 22 0 22 27 0 21-8 42-16 60-32 88-48 138-48 176 0 75 54 102 104 102 33 0 61-16 84-39-9 45-21 85-53 131-23 29-56 54-94 54-12 0-50-4-64-37 14 0 23 0 35-9 9-8 17-20 17-35 0-27-23-31-31-31-19 0-48 14-48 56s39 73 91 73c88 0 174-77 197-173z">
            <text:p/>
          </draw:path>
        </draw:g>
        <draw:g>
          <svg:title>TexMaths</svg:title>
          <svg:desc>22§display§(8) \ \frac{d^2y}{dx^2} = x \sec x \sqrt[3]{1 - \left( \frac{dy}{dx} \right)^4}§svg§600§FALSE§</svg:desc>
          <draw:polygon draw:style-name="gr2" draw:text-style-name="P8" draw:layer="layout" svg:width="10.379cm" svg:height="2.243cm" svg:x="15.576cm" svg:y="12.699cm" svg:viewBox="0 0 10380 2244" draw:points="5190,2244 0,2244 0,0 10380,0 10380,2244">
            <text:p/>
          </draw:polygon>
          <draw:path draw:style-name="gr3" draw:text-style-name="P9" draw:layer="layout" svg:width="0.18cm" svg:height="0.773cm" svg:x="15.613cm" svg:y="13.584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21cm" svg:height="0.532cm" svg:x="15.87cm" svg:y="13.649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5-28-23-77-54zM130 269l95 60c21 14 58 37 58 85 0 58-58 98-121 98-67 0-123-47-123-113 0-45 24-95 91-130z">
            <text:p/>
          </draw:path>
          <draw:path draw:style-name="gr3" draw:text-style-name="P9" draw:layer="layout" svg:width="0.18cm" svg:height="0.773cm" svg:x="16.269cm" svg:y="13.58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69cm" svg:height="0.546cm" svg:x="16.924cm" svg:y="13.10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24cm" svg:height="0.36cm" svg:x="17.331cm" svg:y="13.00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6cm" svg:height="0.501cm" svg:x="17.665cm" svg:y="13.299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7 83 67 81 0 160-71 181-159z">
            <text:p/>
          </draw:path>
          <draw:polygon draw:style-name="gr3" draw:text-style-name="P9" draw:layer="layout" svg:width="1.192cm" svg:height="0.032cm" svg:x="16.877cm" svg:y="13.955cm" svg:viewBox="0 0 1193 33" draw:points="597,33 0,33 0,0 1193,0 1193,33">
            <text:p/>
          </draw:polygon>
          <draw:path draw:style-name="gr3" draw:text-style-name="P9" draw:layer="layout" svg:width="0.369cm" svg:height="0.546cm" svg:x="16.907cm" svg:y="14.15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86cm" svg:height="0.351cm" svg:x="17.301cm" svg:y="14.3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24cm" svg:height="0.36cm" svg:x="17.755cm" svg:y="14.11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18.418cm" svg:y="13.88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19.214cm" svg:y="13.8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54cm" svg:height="0.356cm" svg:x="19.788cm" svg:y="13.81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cm" svg:height="0.356cm" svg:x="20.089cm" svg:y="13.8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20.437cm" svg:y="13.818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86cm" svg:height="0.351cm" svg:x="20.905cm" svg:y="13.8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01cm" svg:height="0.266cm" svg:x="21.57cm" svg:y="13.475cm" svg:viewBox="0 0 202 267" svg:d="M97 130c37 0 60 23 60 62s-25 60-58 60c-6 0-51 0-71-20 16-3 20-16 20-24 0-14-11-23-23-23-13 0-25 7-25 24 0 41 46 58 99 58 65 0 103-38 103-75 0-32-28-60-72-71 46-14 58-44 58-65 0-33-38-56-88-56-47 0-86 19-86 55 0 19 14 22 21 22 13 0 23-7 23-21 0-8-5-19-19-23 17-17 53-19 60-19 28 0 49 16 49 42 0 21-14 58-56 60-11 0-13 0-23 2-4 0-7 0-7 5 0 7 3 7 10 7z">
            <text:p/>
          </draw:path>
          <draw:path draw:style-name="gr3" draw:text-style-name="P9" draw:layer="layout" svg:width="0.703cm" svg:height="2.32cm" svg:x="21.458cm" svg:y="12.66cm" svg:viewBox="0 0 704 2321" svg:d="M107 1160l-102 202c-5 7-5 9-5 11 0 1 11 10 11 12l52-102 180 1038c23 0 28 0 32-19l429-2286c0-9-5-16-14-16-12 0-16 11-18 23l-397 2108z">
            <text:p/>
          </draw:path>
          <draw:polygon draw:style-name="gr3" draw:text-style-name="P9" draw:layer="layout" svg:width="3.848cm" svg:height="0.032cm" svg:x="22.146cm" svg:y="12.66cm" svg:viewBox="0 0 3849 33" draw:points="1924,33 0,33 0,0 3849,0 3849,33">
            <text:p/>
          </draw:polygon>
          <draw:path draw:style-name="gr3" draw:text-style-name="P9" draw:layer="layout" svg:width="0.256cm" svg:height="0.516cm" svg:x="22.215cm" svg:y="13.64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472cm" svg:height="0.032cm" svg:x="22.769cm" svg:y="13.955cm" svg:viewBox="0 0 473 33" svg:d="M447 33c12 0 26 0 26-17 0-16-14-16-26-16h-421c-12 0-26 0-26 16 0 17 14 17 26 17z">
            <text:p/>
          </draw:path>
          <draw:path draw:style-name="gr3" draw:text-style-name="P9" draw:layer="layout" svg:width="0.381cm" svg:height="1.855cm" svg:x="23.638cm" svg:y="13.044cm" svg:viewBox="0 0 382 1856" svg:d="M382 1849c0-3-2-5-4-7-28-30-81-81-132-165-125-199-181-451-181-748 0-209 28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9" draw:layer="layout" svg:width="0.369cm" svg:height="0.546cm" svg:x="24.188cm" svg:y="13.10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9" draw:layer="layout" svg:width="0.358cm" svg:height="0.501cm" svg:x="24.582cm" svg:y="13.299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7 83 67 81 0 160-71 181-159z">
            <text:p/>
          </draw:path>
          <draw:polygon draw:style-name="gr3" draw:text-style-name="P9" draw:layer="layout" svg:width="0.846cm" svg:height="0.032cm" svg:x="24.14cm" svg:y="13.955cm" svg:viewBox="0 0 847 33" draw:points="422,33 0,33 0,0 847,0 847,33">
            <text:p/>
          </draw:polygon>
          <draw:path draw:style-name="gr3" draw:text-style-name="P9" draw:layer="layout" svg:width="0.369cm" svg:height="0.546cm" svg:x="24.17cm" svg:y="14.15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9" draw:layer="layout" svg:width="0.386cm" svg:height="0.351cm" svg:x="24.564cm" svg:y="14.3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381cm" svg:height="1.855cm" svg:x="25.104cm" svg:y="13.044cm" svg:viewBox="0 0 382 1856" svg:d="M382 929c0-304-70-611-268-843-14-17-44-49-75-77-11-9-13-9-23-9-9 0-16 0-16 7 0 4 4 7 5 9 27 28 79 79 131 163 124 199 183 451 183 748 0 210-29 477-157 708-62 111-127 174-158 207-2 2-4 4-4 7 0 7 7 7 16 7 10 0 12 0 24-12 261-236 342-589 342-915z">
            <text:p/>
          </draw:path>
          <draw:path draw:style-name="gr3" draw:text-style-name="P9" draw:layer="layout" svg:width="0.267cm" svg:height="0.365cm" svg:x="25.668cm" svg:y="12.869cm" svg:viewBox="0 0 268 366" svg:d="M268 278v-21h-62v-241c0-12 0-16-11-16-7 0-8 0-15 7l-180 250v21h160v44c0 18 0 25-44 25h-14v19c26 0 62-2 81-2 21 0 55 2 83 2v-19h-16c-44 0-44-7-44-25v-44zM164 58v199h-145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5.199cm" svg:height="1.6cm" svg:x="1.398cm" svg:y="0.4cm" presentation:class="title" presentation:user-transformed="true">
          <draw:text-box>
            <text:p><text:span text:style-name="T7">Order and degree of the Differential Equation</text:span></text:p>
          </draw:text-box>
        </draw:frame>
        <draw:frame presentation:style-name="pr7" draw:text-style-name="P7" draw:layer="layout" svg:width="26.4cm" svg:height="13.28cm" svg:x="0.8cm" svg:y="2.4cm" presentation:class="subtitle" presentation:user-transformed="true">
          <draw:text-box>
            <text:p text:style-name="P6"><text:span text:style-name="T8"><text:tab/></text:span><text:span text:style-name="T9">Order : </text:span><text:span text:style-name="T6">The order of a differential equation is the highest order of</text:span></text:p>
            <text:p text:style-name="P6"><text:span text:style-name="T6"><text:tab/></text:span><text:span text:style-name="T6">the derivative appearing in the equation.</text:span></text:p>
            <text:p text:style-name="P6"><text:span text:style-name="T10"><text:s text:c="6"/></text:span><text:span text:style-name="T10"><text:tab/></text:span><text:span text:style-name="T10"><text:tab/></text:span></text:p>
            <text:p text:style-name="P6"><text:span text:style-name="T11"><text:tab/></text:span><text:span text:style-name="T11">Degree :</text:span><text:span text:style-name="T6"> The degree of differential equation is the power of the </text:span></text:p>
            <text:p text:style-name="P6"><text:span text:style-name="T6"><text:tab/></text:span><text:span text:style-name="T6">highest ordered derivative present in the equation. <text:s text:c="2"/></text:span></text:p>
            <text:p text:style-name="P6"><text:span text:style-name="T10"><text:tab/></text:span><text:span text:style-name="T10"> <text:s text:c="6"/></text:span><text:span text:style-name="T10"><text:tab/></text:span></text:p>
            <text:p text:style-name="P6"><text:span text:style-name="T6"><text:tab/></text:span><text:span text:style-name="T6">To find the degree of the differential equation, we need to have a</text:span></text:p>
            <text:p text:style-name="P6"><text:span text:style-name="T6"><text:tab/></text:span><text:span text:style-name="T6">positive integer as the index of each derivative.</text:span><text:span text:style-name="T6"><text:tab/></text:span></text:p>
            <text:p text:style-name="P6"><text:span text:style-name="T10"><text:tab/></text:span><text:span text:style-name="T10"> <text:s text:c="6"/></text:span><text:span text:style-name="T10"><text:tab/></text:span><text:span text:style-name="T10"> <text:s text:c="15"/></text:span></text:p>
            <text:p text:style-name="P11"><text:span text:style-name="T12"><text:tab/></text:span><text:span text:style-name="T12">Note :</text:span><text:span text:style-name="T13"> (1) <text:s/></text:span><text:span text:style-name="T13"><text:tab/></text:span><text:span text:style-name="T13"> <text:s text:c="2"/>is denoted by <text:s text:c="24"/>by <text:s text:c="16"/>and </text:span></text:p>
            <text:p text:style-name="P11"><text:span text:style-name="T13"/></text:p>
            <text:p text:style-name="P11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 text:c="2"/></text:span><text:span text:style-name="T6">by <text:s text:c="17"/>and so on.</text:span></text:p>
            <text:p text:style-name="P11"><text:span text:style-name="T14"><text:s text:c="25"/></text:span></text:p>
            <text:p text:style-name="P6"><text:span text:style-name="T6"><text:s text:c="17"/></text:span><text:span text:style-name="T6">(2) The order and degree of a differential equation are</text:span></text:p>
            <text:p text:style-name="P6"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always positive integers. <text:s text:c="3"/></text:span></text:p>
          </draw:text-box>
        </draw:frame>
        <draw:g>
          <svg:title>TexMaths</svg:title>
          <svg:desc>22§display§\frac{dy}{dx}§svg§600§FALSE§</svg:desc>
          <draw:polygon draw:style-name="gr2" draw:text-style-name="P8" draw:layer="layout" svg:width="0.769cm" svg:height="1.522cm" svg:x="6.321cm" svg:y="9.532cm" svg:viewBox="0 0 770 1523" draw:points="384,1523 0,1523 0,0 770,0 770,1523">
            <text:p/>
          </draw:polygon>
          <draw:path draw:style-name="gr3" draw:text-style-name="P9" draw:layer="layout" svg:width="0.369cm" svg:height="0.546cm" svg:x="6.331cm" svg:y="9.493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2-19-22-35 0-20 1-25 5-37zM208 445c-4 14-4 16-16 30-34 43-65 55-86 55-39 0-51-42-51-72 0-39 24-136 44-171 23-46 58-74 89-74 51 0 62 63 62 69 0 3-2 8-3 12z">
            <text:p/>
          </draw:path>
          <draw:path draw:style-name="gr3" draw:text-style-name="P9" draw:layer="layout" svg:width="0.358cm" svg:height="0.501cm" svg:x="6.724cm" svg:y="9.688cm" svg:viewBox="0 0 359 502" svg:d="M356 48c3-11 3-13 3-18 0-14-12-21-23-21-8 0-21 3-28 16-2 3-7 28-10 42-6 19-11 40-16 62l-35 140c-2 11-36 65-87 65-40 0-49-33-49-63 0-35 14-83 40-151 13-32 15-41 15-57 0-35-25-63-64-63-74 0-102 113-102 120s7 7 9 7c9 0 9-2 12-14 21-73 53-95 79-95 6 0 20 0 20 24 0 20-7 39-14 55-30 81-44 127-44 162 0 68 49 93 95 93 30 0 56-14 77-35-9 40-19 77-49 120-21 26-51 49-86 49-11 0-46-4-58-34 12 0 21 0 33-8 7-7 14-18 14-32 0-25-21-28-28-28-18 0-44 12-44 51s35 67 83 67c81 0 160-71 181-159z">
            <text:p/>
          </draw:path>
          <draw:polygon draw:style-name="gr3" draw:text-style-name="P9" draw:layer="layout" svg:width="0.846cm" svg:height="0.032cm" svg:x="6.282cm" svg:y="10.343cm" svg:viewBox="0 0 847 33" draw:points="423,33 0,33 0,0 847,0 847,33">
            <text:p/>
          </draw:polygon>
          <draw:path draw:style-name="gr3" draw:text-style-name="P9" draw:layer="layout" svg:width="0.369cm" svg:height="0.546cm" svg:x="6.314cm" svg:y="10.548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2-19-22-35 0-20 1-25 5-37zM208 445c-4 14-4 16-16 30-34 43-65 55-86 55-39 0-51-42-51-72 0-39 24-136 44-171 23-46 58-74 89-74 51 0 62 63 62 69 0 3-2 8-3 12z">
            <text:p/>
          </draw:path>
          <draw:path draw:style-name="gr3" draw:text-style-name="P9" draw:layer="layout" svg:width="0.386cm" svg:height="0.351cm" svg:x="6.706cm" svg:y="10.741cm" svg:viewBox="0 0 387 352" svg:d="M238 109c3-21 21-91 75-91 6 0 23 0 39 8-21 6-37 25-37 43 0 12 9 28 30 28 18 0 42-14 42-46 0-40-45-51-72-51-46 0-72 40-83 60-19-53-59-60-82-60-81 0-125 100-125 120 0 7 7 7 8 7 8 0 9 0 11-7 26-83 78-102 104-102 14 0 42 7 42 51 0 24-14 77-42 185-12 49-41 80-74 80-5 0-23 0-39-8 20-6 37-21 37-43 0-21-17-28-30-28-23 0-42 21-42 46 0 35 39 51 72 51 53 0 81-54 83-60 9 30 37 60 83 60 81 0 125-100 125-120 0-7-7-7-9-7-7 0-9 2-11 7-24 85-79 102-104 102-29 0-42-24-42-51 0-17 6-33 14-68z">
            <text:p/>
          </draw:path>
        </draw:g>
        <draw:g>
          <svg:title>TexMaths</svg:title>
          <svg:desc>24§display§y_1 \text { or } y',§svg§600§FALSE§</svg:desc>
          <draw:polygon draw:style-name="gr2" draw:text-style-name="P8" draw:layer="layout" svg:width="2.874cm" svg:height="0.767cm" svg:x="12.999cm" svg:y="9.836cm" svg:viewBox="0 0 2875 768" draw:points="1438,768 0,768 0,0 2875,0 2875,768">
            <text:p/>
          </draw:polygon>
          <draw:path draw:style-name="gr3" draw:text-style-name="P9" draw:layer="layout" svg:width="0.391cm" svg:height="0.546cm" svg:x="12.982cm" svg:y="10.099cm" svg:viewBox="0 0 392 547" svg:d="M388 52c4-12 4-14 4-19 0-16-14-23-25-23-10 0-23 3-31 17-2 4-8 31-12 46-5 21-11 44-17 67l-38 154c-2 11-39 71-94 71-44 0-54-37-54-69 0-39 15-91 44-166 14-34 15-44 15-61 0-38-26-69-69-69-80 0-111 123-111 130 0 8 8 8 10 8 9 0 9-2 13-15 23-79 58-104 86-104 6 0 22 0 22 27 0 21-8 42-16 60-32 88-48 138-48 176 0 75 54 102 104 102 32 0 61-16 84-39-9 45-21 85-53 131-23 29-56 54-95 54-11 0-49-4-63-37 14 0 23 0 37-9 7-8 15-20 15-35 0-27-23-31-31-31-19 0-48 14-48 56s39 73 90 73c89 0 175-77 198-173z">
            <text:p/>
          </draw:path>
          <draw:path draw:style-name="gr3" draw:text-style-name="P9" draw:layer="layout" svg:width="0.216cm" svg:height="0.392cm" svg:x="13.435cm" svg:y="10.207cm" svg:viewBox="0 0 217 393" svg:d="M134 17c0-17-2-17-17-17-38 36-92 38-117 38v21c13 0 54 0 86-17v303c0 20 0 27-59 27h-23v21c11 0 84-2 105-2 20 0 94 2 108 2v-21h-23c-60 0-60-7-60-27z">
            <text:p/>
          </draw:path>
          <draw:path draw:style-name="gr3" draw:text-style-name="P9" draw:layer="layout" svg:width="0.375cm" svg:height="0.389cm" svg:x="14.053cm" svg:y="10.093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9" draw:layer="layout" svg:width="0.285cm" svg:height="0.373cm" svg:x="14.475cm" svg:y="10.099cm" svg:viewBox="0 0 286 374" svg:d="M117 94v-94l-117 10v26c60 0 65 6 65 47v228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9" draw:layer="layout" svg:width="0.391cm" svg:height="0.546cm" svg:x="15.088cm" svg:y="10.099cm" svg:viewBox="0 0 392 547" svg:d="M388 52c4-12 4-14 4-19 0-16-14-23-25-23-10 0-23 3-31 17-2 4-8 31-12 46-5 21-11 44-17 67l-38 154c-2 11-39 71-94 71-44 0-54-37-54-69 0-39 15-91 44-166 14-34 15-44 15-61 0-38-26-69-69-69-80 0-111 123-111 130 0 8 8 8 10 8 9 0 9-2 13-15 23-79 58-104 86-104 6 0 22 0 22 27 0 21-8 42-16 60-32 88-48 138-48 176 0 75 54 102 104 102 32 0 61-16 84-39-9 45-21 85-53 131-23 29-56 54-95 54-11 0-49-4-63-37 14 0 23 0 37-9 7-8 15-20 15-35 0-27-23-31-31-31-19 0-48 14-48 56s39 73 90 73c89 0 175-77 198-173z">
            <text:p/>
          </draw:path>
          <draw:path draw:style-name="gr3" draw:text-style-name="P9" draw:layer="layout" svg:width="0.149cm" svg:height="0.306cm" svg:x="15.535cm" svg:y="9.794cm" svg:viewBox="0 0 150 307" svg:d="M144 52c6-10 6-16 6-19 0-20-18-33-35-33-23 0-31 19-32 29l-79 257c-2 0-4 8-4 8 0 7 19 13 23 13s6 0 10-10z">
            <text:p/>
          </draw:path>
          <draw:path draw:style-name="gr3" draw:text-style-name="P9" draw:layer="layout" svg:width="0.099cm" svg:height="0.252cm" svg:x="15.815cm" svg:y="10.383cm" svg:viewBox="0 0 100 253" svg:d="M100 88c0-55-21-88-54-88-29 0-46 21-46 44s17 46 46 46c10 0 21-4 29-11 4-2 4-2 6-2 0 0 2 0 2 11 0 64-31 115-60 142-10 10-10 12-10 14 0 7 4 9 10 9 10 0 77-65 77-165z">
            <text:p/>
          </draw:path>
        </draw:g>
        <draw:g>
          <svg:title>TexMaths</svg:title>
          <svg:desc>24§display§y_2 \text { or } y''§svg§600§FALSE§</svg:desc>
          <draw:polygon draw:style-name="gr2" draw:text-style-name="P8" draw:layer="layout" svg:width="2.836cm" svg:height="0.767cm" svg:x="19.7cm" svg:y="9.836cm" svg:viewBox="0 0 2837 768" draw:points="1419,768 0,768 0,0 2837,0 2837,768">
            <text:p/>
          </draw:polygon>
          <draw:path draw:style-name="gr3" draw:text-style-name="P9" draw:layer="layout" svg:width="0.391cm" svg:height="0.546cm" svg:x="19.683cm" svg:y="10.099cm" svg:viewBox="0 0 392 547" svg:d="M388 52c4-12 4-14 4-19 0-16-14-23-25-23-10 0-23 3-31 17-2 4-8 31-12 46-5 21-11 44-17 67l-38 154c-2 11-39 71-94 71-44 0-54-37-54-69 0-39 15-91 44-166 14-34 15-44 15-61 0-38-26-69-69-69-80 0-111 123-111 130 0 8 8 8 10 8 9 0 9-2 13-15 23-79 58-104 86-104 6 0 22 0 22 27 0 21-8 42-16 60-32 88-48 138-48 176 0 75 54 102 104 102 33 0 61-16 84-39-9 45-21 85-53 131-23 29-56 54-94 54-12 0-50-4-64-37 14 0 23 0 37-9 7-8 15-20 15-35 0-27-23-31-31-31-19 0-48 14-48 56s39 73 91 73c88 0 174-77 197-173z">
            <text:p/>
          </draw:path>
          <draw:path draw:style-name="gr3" draw:text-style-name="P9" draw:layer="layout" svg:width="0.262cm" svg:height="0.392cm" svg:x="20.109cm" svg:y="10.207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9" draw:layer="layout" svg:width="0.375cm" svg:height="0.389cm" svg:x="20.754cm" svg:y="10.093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9" draw:layer="layout" svg:width="0.285cm" svg:height="0.373cm" svg:x="21.177cm" svg:y="10.099cm" svg:viewBox="0 0 286 374" svg:d="M117 94v-94l-117 10v26c60 0 65 6 65 47v228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9" draw:layer="layout" svg:width="0.391cm" svg:height="0.546cm" svg:x="21.789cm" svg:y="10.099cm" svg:viewBox="0 0 392 547" svg:d="M388 52c4-12 4-14 4-19 0-16-14-23-25-23-10 0-23 3-31 17-2 4-8 31-12 46-5 21-11 44-17 67l-38 154c-2 11-39 71-94 71-44 0-54-37-54-69 0-39 15-91 44-166 14-34 15-44 15-61 0-38-26-69-69-69-80 0-111 123-111 130 0 8 8 8 10 8 9 0 9-2 13-15 23-79 58-104 86-104 6 0 22 0 22 27 0 21-8 42-16 60-32 88-48 138-48 176 0 75 54 102 104 102 33 0 61-16 84-39-9 45-21 85-53 131-23 29-56 54-94 54-12 0-50-4-64-37 14 0 23 0 37-9 7-8 15-20 15-35 0-27-23-31-31-31-19 0-48 14-48 56s39 73 91 73c88 0 174-77 197-173z">
            <text:p/>
          </draw:path>
          <draw:path draw:style-name="gr3" draw:text-style-name="P9" draw:layer="layout" svg:width="0.149cm" svg:height="0.306cm" svg:x="22.236cm" svg:y="9.794cm" svg:viewBox="0 0 150 307" svg:d="M144 52c6-10 6-16 6-19 0-20-18-33-35-33-23 0-31 19-32 29l-79 257c-2 0-4 8-4 8 0 7 19 13 23 13s6 0 10-10z">
            <text:p/>
          </draw:path>
          <draw:path draw:style-name="gr3" draw:text-style-name="P9" draw:layer="layout" svg:width="0.149cm" svg:height="0.306cm" svg:x="22.43cm" svg:y="9.794cm" svg:viewBox="0 0 150 307" svg:d="M144 52c6-10 6-16 6-19 0-20-18-33-35-33-23 0-31 19-32 29l-79 257c-2 0-4 8-4 8 0 7 19 13 23 13s6 0 10-10z">
            <text:p/>
          </draw:path>
        </draw:g>
        <draw:g>
          <svg:title>TexMaths</svg:title>
          <svg:desc>22§display§\frac{d^2y}{dx^2}§svg§600§FALSE§</svg:desc>
          <draw:polygon draw:style-name="gr2" draw:text-style-name="P8" draw:layer="layout" svg:width="1.114cm" svg:height="1.625cm" svg:x="16.622cm" svg:y="9.434cm" svg:viewBox="0 0 1115 1626" draw:points="557,1626 0,1626 0,0 1115,0 1115,1626">
            <text:p/>
          </draw:polygon>
          <draw:path draw:style-name="gr3" draw:text-style-name="P9" draw:layer="layout" svg:width="0.368cm" svg:height="0.546cm" svg:x="16.632cm" svg:y="9.499cm" svg:viewBox="0 0 369 547" svg:d="M369 9c0-2 0-9-10-9-11 0-85 7-99 9-5 0-10 3-10 14 0 10 7 10 19 10 37 0 39 6 39 13l-4 16-46 183c-14-29-36-50-72-50-89 0-186 115-186 227 0 74 42 125 104 125 16 0 54-3 100-58 7 32 33 58 70 58 28 0 46-17 58-44 13-26 23-74 23-75 0-9-7-9-9-9-8 0-8 3-10 14-14 51-28 97-60 97-21 0-23-20-23-36 0-19 2-24 5-37zM207 445c-3 14-3 16-15 30-34 42-65 55-87 55-38 0-50-43-50-73 0-38 24-135 43-170 23-46 58-74 90-74 51 0 62 63 62 68 0 4-2 9-4 13z">
            <text:p/>
          </draw:path>
          <draw:path draw:style-name="gr3" draw:text-style-name="P9" draw:layer="layout" svg:width="0.24cm" svg:height="0.36cm" svg:x="17.037cm" svg:y="9.395cm" svg:viewBox="0 0 241 361" svg:d="M241 262h-19c-2 12-8 44-15 49-3 4-45 4-52 4h-100c56-51 75-65 109-92 40-31 77-65 77-117 0-66-58-106-128-106-67 0-113 48-113 97 0 28 23 31 28 31 14 0 30-10 30-29 0-9-3-29-32-29 16-38 53-51 79-51 55 0 83 43 83 87 0 47-33 84-51 105l-132 129c-5 5-5 7-5 21h225z">
            <text:p/>
          </draw:path>
          <draw:path draw:style-name="gr3" draw:text-style-name="P9" draw:layer="layout" svg:width="0.358cm" svg:height="0.5cm" svg:x="17.371cm" svg:y="9.692cm" svg:viewBox="0 0 359 501" svg:d="M355 48c4-11 4-13 4-18 0-14-13-21-23-21-9 0-21 3-28 16-2 3-7 28-11 42-5 19-10 40-16 61l-35 141c-2 11-35 65-86 65-40 0-49-33-49-63 0-35 14-83 40-151 13-32 14-41 14-57 0-35-24-63-63-63-74 0-102 113-102 120s7 7 9 7c9 0 9-2 12-14 21-73 53-95 79-95 5 0 20 0 20 24 0 20-7 39-15 55-29 81-43 126-43 162 0 68 49 93 94 93 30 0 57-14 78-35-9 40-20 77-49 119-21 27-51 50-87 50-10 0-45-4-58-34 13 0 22 0 32-9 9-7 16-17 16-31 0-25-21-28-28-28-18 0-44 12-44 51 0 38 35 66 82 66 81 0 160-70 182-158z">
            <text:p/>
          </draw:path>
          <draw:polygon draw:style-name="gr3" draw:text-style-name="P9" draw:layer="layout" svg:width="1.191cm" svg:height="0.032cm" svg:x="16.583cm" svg:y="10.349cm" svg:viewBox="0 0 1192 33" draw:points="596,33 0,33 0,0 1192,0 1192,33">
            <text:p/>
          </draw:polygon>
          <draw:path draw:style-name="gr3" draw:text-style-name="P9" draw:layer="layout" svg:width="0.368cm" svg:height="0.546cm" svg:x="16.615cm" svg:y="10.551cm" svg:viewBox="0 0 369 547" svg:d="M369 9c0-2 0-9-10-9-11 0-85 7-99 9-5 0-10 3-10 14 0 10 7 10 19 10 37 0 39 6 39 13l-4 16-46 183c-14-29-36-50-72-50-89 0-186 115-186 227 0 74 42 125 104 125 16 0 54-3 100-58 7 32 33 58 70 58 28 0 46-17 58-44 13-26 23-74 23-75 0-9-7-9-9-9-8 0-8 3-10 14-14 51-28 97-60 97-21 0-23-20-23-36 0-19 2-24 5-37zM207 445c-3 14-3 16-15 30-34 42-65 55-87 55-38 0-50-43-50-73 0-38 24-135 43-170 23-46 58-74 90-74 51 0 62 63 62 68 0 4-2 9-4 13z">
            <text:p/>
          </draw:path>
          <draw:path draw:style-name="gr3" draw:text-style-name="P9" draw:layer="layout" svg:width="0.386cm" svg:height="0.351cm" svg:x="17.007cm" svg:y="10.746cm" svg:viewBox="0 0 387 352" svg:d="M237 109c4-21 21-91 76-91 5 0 23 0 39 8-21 6-37 25-37 43 0 12 8 28 30 28 17 0 42-14 42-46 0-40-46-51-72-51-46 0-72 40-83 60-19-53-60-60-83-60-80 0-124 100-124 120 0 7 7 7 8 7 7 0 9 0 11-7 26-83 77-102 104-102 14 0 42 7 42 51 0 24-14 77-42 184-13 50-41 81-74 81-5 0-23 0-39-9 20-5 37-21 37-42s-17-28-30-28c-23 0-42 21-42 46 0 35 39 51 72 51 53 0 81-55 83-60 9 30 37 60 82 60 81 0 125-100 125-120 0-7-7-7-9-7-7 0-8 2-10 7-25 85-79 102-104 102-30 0-42-24-42-51 0-17 5-33 14-68z">
            <text:p/>
          </draw:path>
          <draw:path draw:style-name="gr3" draw:text-style-name="P9" draw:layer="layout" svg:width="0.24cm" svg:height="0.36cm" svg:x="17.46cm" svg:y="10.505cm" svg:viewBox="0 0 241 361" svg:d="M241 262h-19c-2 12-8 44-15 49-3 4-45 4-52 4h-100c56-51 75-65 109-92 40-31 77-65 77-117 0-66-58-106-128-106-67 0-113 48-113 97 0 28 23 31 28 31 14 0 30-10 30-29 0-9-3-29-32-29 16-38 53-51 79-51 55 0 83 43 83 87 0 47-33 84-51 105l-132 129c-5 5-5 7-5 21h225z">
            <text:p/>
          </draw:path>
        </draw:g>
        <draw:g>
          <svg:title>TexMaths</svg:title>
          <svg:desc>24§display§y_3 \text { or } y'''§svg§600§FALSE§</svg:desc>
          <draw:polygon draw:style-name="gr2" draw:text-style-name="P8" draw:layer="layout" svg:width="3.033cm" svg:height="0.767cm" svg:x="9.101cm" svg:y="11.836cm" svg:viewBox="0 0 3034 768" draw:points="1517,768 0,768 0,0 3034,0 3034,768">
            <text:p/>
          </draw:polygon>
          <draw:path draw:style-name="gr3" draw:text-style-name="P9" draw:layer="layout" svg:width="0.391cm" svg:height="0.546cm" svg:x="9.084cm" svg:y="12.099cm" svg:viewBox="0 0 392 547" svg:d="M388 52c4-12 4-14 4-19 0-16-14-23-25-23-10 0-23 3-31 17-2 4-8 31-11 46-6 21-12 44-18 67l-38 154c-2 11-39 71-94 71-44 0-54-37-54-69 0-39 15-91 44-166 14-34 16-44 16-61 0-38-27-69-70-69-80 0-111 123-111 130 0 8 8 8 10 8 9 0 9-2 13-15 23-79 58-104 86-104 6 0 22 0 22 27 0 21-8 42-16 60-32 88-48 138-48 176 0 75 54 102 104 102 33 0 61-16 84-39-9 45-21 85-53 131-23 29-56 54-94 54-12 0-50-4-64-37 14 0 23 0 37-9 7-8 15-20 15-35 0-27-23-31-31-31-19 0-48 14-48 56s39 73 91 73c88 0 174-77 197-173z">
            <text:p/>
          </draw:path>
          <draw:path draw:style-name="gr3" draw:text-style-name="P9" draw:layer="layout" svg:width="0.272cm" svg:height="0.404cm" svg:x="9.505cm" svg:y="12.207cm" svg:viewBox="0 0 273 405" svg:d="M131 196c46 0 78 32 78 96 0 73-42 94-76 94-24 0-77-6-102-41 29-2 34-21 34-32 0-19-13-33-32-33-16 0-33 10-33 33 0 57 61 92 134 92 83 0 139-54 139-113 0-46-37-92-102-108 61-21 84-67 84-101 0-48-53-83-121-83-65 0-115 33-115 79 0 21 12 32 31 32 17 0 31-13 31-30 0-18-14-29-31-31 21-27 61-33 83-33 26 0 65 14 65 66 0 24-10 51-25 69-19 23-35 25-65 26-16 0-16 0-20 2 0 0-5 0-5 8s5 8 15 8z">
            <text:p/>
          </draw:path>
          <draw:path draw:style-name="gr3" draw:text-style-name="P9" draw:layer="layout" svg:width="0.375cm" svg:height="0.389cm" svg:x="10.156cm" svg:y="12.093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9" draw:layer="layout" svg:width="0.285cm" svg:height="0.373cm" svg:x="10.578cm" svg:y="12.099cm" svg:viewBox="0 0 286 374" svg:d="M117 94v-94l-117 10v26c60 0 65 6 65 47v228c0 36-7 36-65 36v27c33 0 73-2 96-2 35 0 75 0 109 2v-27h-19c-61 0-63-7-63-38v-131c0-84 34-159 100-159 6 0 7 0 9 0-3 2-19 12-19 33 0 25 17 36 37 36 15 0 36-9 36-36s-27-52-63-52c-62 0-92 58-106 94z">
            <text:p/>
          </draw:path>
          <draw:path draw:style-name="gr3" draw:text-style-name="P9" draw:layer="layout" svg:width="0.391cm" svg:height="0.546cm" svg:x="11.191cm" svg:y="12.099cm" svg:viewBox="0 0 392 547" svg:d="M388 52c4-12 4-14 4-19 0-16-14-23-25-23-10 0-23 3-31 17-2 4-8 31-11 46-6 21-12 44-18 67l-38 154c-2 11-39 71-94 71-44 0-54-37-54-69 0-39 15-91 44-166 14-34 16-44 16-61 0-38-27-69-70-69-80 0-111 123-111 130 0 8 8 8 10 8 9 0 9-2 13-15 23-79 58-104 86-104 6 0 22 0 22 27 0 21-8 42-16 60-32 88-48 138-48 176 0 75 54 102 104 102 33 0 61-16 84-39-9 45-21 85-53 131-23 29-56 54-94 54-12 0-50-4-64-37 14 0 23 0 37-9 7-8 15-20 15-35 0-27-23-31-31-31-19 0-48 14-48 56s39 73 91 73c88 0 174-77 197-173z">
            <text:p/>
          </draw:path>
          <draw:path draw:style-name="gr3" draw:text-style-name="P9" draw:layer="layout" svg:width="0.149cm" svg:height="0.306cm" svg:x="11.638cm" svg:y="11.794cm" svg:viewBox="0 0 150 307" svg:d="M144 52c6-10 6-16 6-19 0-20-17-33-35-33-23 0-30 19-32 29l-79 257c-2 0-4 8-4 8 0 7 19 13 23 13s6 0 10-10z">
            <text:p/>
          </draw:path>
          <draw:path draw:style-name="gr3" draw:text-style-name="P9" draw:layer="layout" svg:width="0.149cm" svg:height="0.306cm" svg:x="11.832cm" svg:y="11.794cm" svg:viewBox="0 0 150 307" svg:d="M144 52c6-10 6-16 6-19 0-20-17-33-35-33-23 0-30 19-32 29l-79 257c-2 0-4 8-4 8 0 7 19 13 23 13s6 0 10-10z">
            <text:p/>
          </draw:path>
          <draw:path draw:style-name="gr3" draw:text-style-name="P9" draw:layer="layout" svg:width="0.149cm" svg:height="0.306cm" svg:x="12.028cm" svg:y="11.794cm" svg:viewBox="0 0 150 307" svg:d="M144 52c6-10 6-16 6-19 0-20-17-33-35-33-23 0-30 19-32 29l-79 257c-2 0-4 8-4 8 0 7 19 13 23 13s6 0 10-10z">
            <text:p/>
          </draw:path>
        </draw:g>
        <draw:g>
          <svg:title>TexMaths</svg:title>
          <svg:desc>22§display§\frac{d^3y}{dx^3}§svg§600§FALSE§</svg:desc>
          <draw:polygon draw:style-name="gr2" draw:text-style-name="P8" draw:layer="layout" svg:width="1.114cm" svg:height="1.625cm" svg:x="6.124cm" svg:y="11.535cm" svg:viewBox="0 0 1115 1626" draw:points="557,1626 0,1626 0,0 1115,0 1115,1626">
            <text:p/>
          </draw:polygon>
          <draw:path draw:style-name="gr3" draw:text-style-name="P9" draw:layer="layout" svg:width="0.368cm" svg:height="0.546cm" svg:x="6.134cm" svg:y="11.6cm" svg:viewBox="0 0 369 547" svg:d="M369 9c0-2 0-9-10-9-11 0-85 7-99 9-5 0-10 3-10 14 0 10 7 10 19 10 37 0 39 6 39 13l-4 16-46 183c-14-29-36-50-72-50-89 0-186 115-186 227 0 74 42 125 104 125 16 0 54-3 100-58 7 32 33 58 70 58 28 0 46-17 58-44 13-26 23-74 23-75 0-9-7-9-9-9-8 0-8 3-10 14-14 51-28 97-60 97-21 0-23-20-23-36 0-19 2-24 5-37zM207 445c-3 14-3 16-15 30-34 42-65 55-87 55-38 0-50-43-50-73 0-38 24-135 43-170 23-46 58-74 90-74 51 0 62 63 62 68 0 4-2 9-4 13z">
            <text:p/>
          </draw:path>
          <draw:path draw:style-name="gr3" draw:text-style-name="P9" draw:layer="layout" svg:width="0.249cm" svg:height="0.37cm" svg:x="6.533cm" svg:y="11.496cm" svg:viewBox="0 0 250 371" svg:d="M120 179c42 0 72 30 72 88 0 67-39 87-71 87-21 0-70-6-93-37 27-2 32-20 32-30 0-18-13-30-30-30-14 0-30 9-30 30 0 53 56 84 123 84 76 0 127-49 127-104 0-42-34-84-94-98 57-19 78-62 78-93 0-44-49-76-111-76-60 0-105 30-105 72 0 19 10 30 28 30 16 0 26-12 26-28s-10-26-26-28c19-25 56-30 75-30 25 0 60 12 60 60 0 23-9 47-23 63-17 21-31 23-60 25-14 0-14 0-17 1 0 0-5 0-5 7s5 7 14 7z">
            <text:p/>
          </draw:path>
          <draw:path draw:style-name="gr3" draw:text-style-name="P9" draw:layer="layout" svg:width="0.358cm" svg:height="0.5cm" svg:x="6.873cm" svg:y="11.793cm" svg:viewBox="0 0 359 501" svg:d="M355 48c4-11 4-13 4-18 0-14-13-21-23-21-9 0-21 3-28 16-2 3-7 28-11 42-5 19-10 40-16 61l-35 141c-2 11-35 65-86 65-40 0-49-33-49-63 0-35 14-83 40-151 13-32 14-41 14-57 0-35-24-63-63-63-74 0-102 113-102 120s7 7 9 7c9 0 9-2 12-14 21-73 53-95 79-95 5 0 20 0 20 24 0 20-7 39-15 55-29 81-43 126-43 162 0 68 49 93 94 93 30 0 57-14 78-35-9 40-20 77-49 119-21 27-51 50-87 50-10 0-45-4-58-34 13 0 22 0 32-9 9-7 16-17 16-31 0-25-21-28-28-28-18 0-44 12-44 51 0 38 35 66 82 66 81 0 160-70 182-158z">
            <text:p/>
          </draw:path>
          <draw:polygon draw:style-name="gr3" draw:text-style-name="P9" draw:layer="layout" svg:width="1.191cm" svg:height="0.032cm" svg:x="6.085cm" svg:y="12.45cm" svg:viewBox="0 0 1192 33" draw:points="596,33 0,33 0,0 1192,0 1192,33">
            <text:p/>
          </draw:polygon>
          <draw:path draw:style-name="gr3" draw:text-style-name="P9" draw:layer="layout" svg:width="0.368cm" svg:height="0.546cm" svg:x="6.117cm" svg:y="12.652cm" svg:viewBox="0 0 369 547" svg:d="M369 9c0-2 0-9-10-9-11 0-85 7-99 9-5 0-10 3-10 14 0 10 7 10 19 10 37 0 39 6 39 13l-4 16-46 183c-14-29-36-50-72-50-89 0-186 115-186 227 0 74 42 125 104 125 16 0 54-3 100-58 7 32 33 58 70 58 28 0 46-17 58-44 13-26 23-74 23-75 0-9-7-9-9-9-8 0-8 3-10 14-14 51-28 97-60 97-21 0-23-20-23-36 0-19 2-24 5-37zM207 445c-3 14-3 16-15 30-34 42-65 55-87 55-38 0-50-43-50-73 0-38 24-135 43-170 23-46 58-74 90-74 51 0 62 63 62 68 0 4-2 9-4 13z">
            <text:p/>
          </draw:path>
          <draw:path draw:style-name="gr3" draw:text-style-name="P9" draw:layer="layout" svg:width="0.386cm" svg:height="0.351cm" svg:x="6.509cm" svg:y="12.847cm" svg:viewBox="0 0 387 352" svg:d="M237 109c4-21 21-91 76-91 5 0 23 0 39 8-21 6-37 25-37 43 0 12 8 28 30 28 17 0 42-14 42-46 0-40-46-51-72-51-46 0-72 40-83 60-19-53-60-60-83-60-80 0-124 100-124 120 0 7 7 7 8 7 7 0 9 0 11-7 26-83 77-102 104-102 14 0 42 7 42 51 0 24-14 77-42 184-13 50-41 81-74 81-5 0-23 0-39-9 20-5 37-21 37-42s-17-28-30-28c-23 0-42 21-42 46 0 35 39 51 72 51 53 0 81-55 83-60 9 30 37 60 82 60 81 0 125-100 125-120 0-7-7-7-9-7-7 0-8 2-10 7-25 85-79 102-104 102-30 0-42-24-42-51 0-17 5-33 14-68z">
            <text:p/>
          </draw:path>
          <draw:path draw:style-name="gr3" draw:text-style-name="P9" draw:layer="layout" svg:width="0.249cm" svg:height="0.37cm" svg:x="6.957cm" svg:y="12.606cm" svg:viewBox="0 0 250 371" svg:d="M120 179c42 0 72 30 72 88 0 67-39 87-71 87-21 0-70-6-93-37 27-2 32-20 32-30 0-18-13-30-30-30-14 0-30 9-30 30 0 53 56 84 123 84 76 0 127-49 127-104 0-42-34-84-94-98 57-19 78-62 78-93 0-44-49-76-111-76-60 0-105 30-105 72 0 19 10 30 28 30 16 0 28-12 28-28s-12-26-28-28c19-25 56-30 75-30 25 0 60 12 60 60 0 23-9 47-23 63-17 21-31 23-60 25-14 0-14 0-17 1 0 0-5 0-5 7s5 7 14 7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5.199cm" svg:height="1.6cm" svg:x="1.398cm" svg:y="0.4cm" presentation:class="title" presentation:user-transformed="true">
          <draw:text-box>
            <text:p><text:span text:style-name="T7">Formation of Differential Equation</text:span></text:p>
          </draw:text-box>
        </draw:frame>
        <draw:frame presentation:style-name="pr8" draw:text-style-name="P7" draw:layer="layout" svg:width="26.6cm" svg:height="12.4cm" svg:x="0.8cm" svg:y="2.4cm" presentation:class="subtitle" presentation:user-transformed="true">
          <draw:text-box>
            <text:p text:style-name="P6"><text:span text:style-name="T8"><text:tab/></text:span><text:span text:style-name="T6">To obtain the differential equation from the given equation having</text:span></text:p>
            <text:p text:style-name="P6"><text:span text:style-name="T6"><text:s text:c="10"/></text:span><text:span text:style-name="T6">Number of arbitrary constants say <text:s text:c="30"/>we follow</text:span></text:p>
            <text:p text:style-name="P6"><text:span text:style-name="T6"><text:s text:c="6"/></text:span><text:span text:style-name="T6">the following steps : - </text:span></text:p>
            <text:p text:style-name="P6"><text:span text:style-name="T6"><text:tab/></text:span><text:span text:style-name="T6">(1) Differentiate the given function w.r.t. to the independent variable</text:span></text:p>
            <text:p text:style-name="P6"><text:span text:style-name="T13"><text:tab/></text:span><text:span text:style-name="T13"><text:tab/></text:span><text:span text:style-name="T13">present in the equation </text:span></text:p>
            <text:p text:style-name="P6"><text:span text:style-name="T13"><text:tab/></text:span><text:span text:style-name="T13">(2) Keep differentiating function the number of times the number of </text:span></text:p>
            <text:p text:style-name="P6"><text:span text:style-name="T13"><text:tab/></text:span><text:span text:style-name="T13"><text:tab/></text:span><text:span text:style-name="T13">arbitrary constants so that we get (n+1) number of equations. </text:span></text:p>
            <text:p text:style-name="P6"><text:span text:style-name="T13"><text:tab/></text:span><text:span text:style-name="T13">(3) Using these (n+1) number of equations, eliminate the arbitrary</text:span></text:p>
            <text:p text:style-name="P6"><text:span text:style-name="T13"><text:tab/></text:span><text:span text:style-name="T13"><text:tab/></text:span><text:span text:style-name="T13">constants</text:span></text:p>
            <text:p text:style-name="P6"><text:span text:style-name="T13"><text:tab/></text:span><text:span text:style-name="T13"><text:tab/></text:span><text:span text:style-name="T13">Now, the equations so formed is a differential equation. </text:span></text:p>
          </draw:text-box>
        </draw:frame>
        <draw:g>
          <svg:title>TexMaths</svg:title>
          <svg:desc>28§display§n§svg§600§FALSE§</svg:desc>
          <draw:polygon draw:style-name="gr2" draw:text-style-name="P8" draw:layer="layout" svg:width="0.465cm" svg:height="0.348cm" svg:x="2.205cm" svg:y="3.844cm" svg:viewBox="0 0 466 349" draw:points="233,349 0,349 0,0 466,0 466,349">
            <text:p/>
          </draw:polygon>
          <draw:path draw:style-name="gr3" draw:text-style-name="P9" draw:layer="layout" svg:width="0.534cm" svg:height="0.447cm" svg:x="2.185cm" svg:y="3.795cm" svg:viewBox="0 0 535 448" svg:d="M58 379c-2 15-9 38-9 42 0 18 14 27 29 27 12 0 29-9 36-27 2-2 14-49 20-74l20-89c7-21 14-43 18-65 5-18 12-47 14-50 13-31 65-121 159-121 44 0 53 36 53 70 0 60-47 188-62 228-9 25-11 36-11 47 0 47 35 81 80 81 94 0 130-143 130-152s-9-9-11-9c-11 0-11 2-16 18-20 67-51 121-101 121-15 0-22-9-22-32 0-24 9-49 18-71 18-52 58-162 58-218 0-65-40-105-112-105-89 0-139 63-154 85-5-54-45-85-92-85-45 0-63 38-74 56-16 34-29 92-29 96 0 9 9 9 11 9 11 0 11 0 18-22 16-70 36-117 72-117 20 0 31 12 31 45 0 20-4 32-16 83z">
            <text:p/>
          </draw:path>
        </draw:g>
        <draw:g>
          <svg:title>TexMaths</svg:title>
          <svg:desc>26§display§c_1, c_2, c_3, .\ . \ .\ c_n§svg§600§FALSE§</svg:desc>
          <draw:polygon draw:style-name="gr2" draw:text-style-name="P8" draw:layer="layout" svg:width="6.034cm" svg:height="0.49cm" svg:x="16.193cm" svg:y="3.941cm" svg:viewBox="0 0 6035 491" draw:points="3017,491 0,491 0,0 6035,0 6035,491">
            <text:p/>
          </draw:polygon>
          <draw:path draw:style-name="gr3" draw:text-style-name="P9" draw:layer="layout" svg:width="0.357cm" svg:height="0.415cm" svg:x="16.185cm" svg:y="3.895cm" svg:viewBox="0 0 358 416" svg:d="M326 56c-14 0-27 0-41 15-15 12-17 29-17 35 0 21 17 31 36 31 27 0 52-21 52-58 0-46-44-79-111-79-122 0-245 131-245 260 0 83 54 156 150 156 131 0 208-98 208-108 0-7-7-13-11-13-6 0-6 2-12 11-73 89-173 89-185 89-56 0-81-44-81-100 0-37 18-127 50-183 27-52 79-91 128-91 32 0 67 10 79 35z">
            <text:p/>
          </draw:path>
          <draw:path draw:style-name="gr3" draw:text-style-name="P9" draw:layer="layout" svg:width="0.234cm" svg:height="0.425cm" svg:x="16.613cm" svg:y="4.011cm" svg:viewBox="0 0 235 426" svg:d="M146 19c0-19-3-19-19-19-42 39-100 42-127 42v22c15 0 58 0 94-18v328c0 21 0 29-65 29h-25v23c13 0 92-2 115-2 20 0 101 2 116 2v-23h-25c-64 0-64-8-64-29z">
            <text:p/>
          </draw:path>
          <draw:path draw:style-name="gr3" draw:text-style-name="P9" draw:layer="layout" svg:width="0.107cm" svg:height="0.273cm" svg:x="17.031cm" svg:y="4.203cm" svg:viewBox="0 0 108 274" svg:d="M108 96c0-61-23-96-58-96-31 0-50 23-50 48s19 50 50 50c10 0 23-4 31-13 4-2 4-2 6-2 0 0 2 0 2 13 0 68-33 124-64 153-10 11-10 13-10 15 0 8 4 10 10 10 10 0 83-70 83-178z">
            <text:p/>
          </draw:path>
          <draw:path draw:style-name="gr3" draw:text-style-name="P9" draw:layer="layout" svg:width="0.357cm" svg:height="0.415cm" svg:x="17.395cm" svg:y="3.895cm" svg:viewBox="0 0 358 416" svg:d="M326 56c-14 0-27 0-41 15-15 12-17 29-17 35 0 21 17 31 36 31 27 0 52-21 52-58 0-46-44-79-111-79-122 0-245 131-245 260 0 83 54 156 150 156 131 0 208-98 208-108 0-7-7-13-11-13-6 0-8 2-12 11-73 89-173 89-185 89-56 0-81-44-81-100 0-37 18-127 50-183 27-52 79-91 128-91 32 0 67 10 79 35z">
            <text:p/>
          </draw:path>
          <draw:path draw:style-name="gr3" draw:text-style-name="P9" draw:layer="layout" svg:width="0.284cm" svg:height="0.425cm" svg:x="17.795cm" svg:y="4.011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9" draw:layer="layout" svg:width="0.107cm" svg:height="0.273cm" svg:x="18.242cm" svg:y="4.203cm" svg:viewBox="0 0 108 274" svg:d="M108 96c0-61-23-96-58-96-31 0-50 23-50 48s19 50 50 50c10 0 23-4 31-13 4-2 4-2 6-2 0 0 2 0 2 13 0 68-33 124-64 153-10 11-10 13-10 15 0 8 4 10 10 10 10 0 83-70 83-178z">
            <text:p/>
          </draw:path>
          <draw:path draw:style-name="gr3" draw:text-style-name="P9" draw:layer="layout" svg:width="0.357cm" svg:height="0.415cm" svg:x="18.608cm" svg:y="3.895cm" svg:viewBox="0 0 358 416" svg:d="M326 56c-14 0-27 0-41 15-15 12-17 29-17 35 0 21 17 31 36 31 27 0 52-21 52-58 0-46-44-79-111-79-122 0-245 131-245 260 0 83 54 156 150 156 131 0 208-98 208-108 0-7-7-13-11-13-6 0-8 2-12 11-73 89-173 89-185 89-56 0-81-44-81-100 0-37 18-127 50-183 27-52 79-91 128-91 32 0 67 10 79 35z">
            <text:p/>
          </draw:path>
          <draw:path draw:style-name="gr3" draw:text-style-name="P9" draw:layer="layout" svg:width="0.294cm" svg:height="0.438cm" svg:x="19.001cm" svg:y="4.011cm" svg:viewBox="0 0 295 439" svg:d="M141 212c50 0 86 35 86 104 0 79-46 102-84 102-24 0-83-6-110-44 31-2 38-23 38-35 0-21-15-36-36-36-16 0-35 11-35 36 0 62 67 100 146 100 89 0 149-59 149-123 0-50-39-100-110-116 67-23 92-73 92-111 0-52-59-89-131-89-71 0-125 35-125 85 0 23 12 36 33 36 19 0 33-15 33-34 0-18-14-31-33-33 23-29 67-35 89-35 30 0 71 14 71 70 0 27-8 56-27 75-21 25-37 27-71 29-16 0-16 0-20 2 0 0-7 0-7 9 0 8 7 8 17 8z">
            <text:p/>
          </draw:path>
          <draw:path draw:style-name="gr3" draw:text-style-name="P9" draw:layer="layout" svg:width="0.107cm" svg:height="0.273cm" svg:x="19.454cm" svg:y="4.203cm" svg:viewBox="0 0 108 274" svg:d="M108 96c0-61-23-96-58-96-31 0-50 23-50 48s19 50 50 50c10 0 23-4 31-13 4-2 4-2 6-2 0 0 2 0 2 13 0 68-33 124-64 153-10 11-10 13-10 15 0 8 4 10 10 10 10 0 83-70 83-178z">
            <text:p/>
          </draw:path>
          <draw:path draw:style-name="gr3" draw:text-style-name="P9" draw:layer="layout" svg:width="0.099cm" svg:height="0.099cm" svg:x="19.86cm" svg:y="4.203cm" svg:viewBox="0 0 100 100" svg:d="M100 50c0-27-23-50-50-50s-50 23-50 50 23 50 50 50 50-23 50-50z">
            <text:p/>
          </draw:path>
          <draw:path draw:style-name="gr3" draw:text-style-name="P9" draw:layer="layout" svg:width="0.099cm" svg:height="0.099cm" svg:x="20.419cm" svg:y="4.203cm" svg:viewBox="0 0 100 100" svg:d="M100 50c0-27-23-50-50-50s-50 23-50 50 23 50 50 50 50-23 50-50z">
            <text:p/>
          </draw:path>
          <draw:path draw:style-name="gr3" draw:text-style-name="P9" draw:layer="layout" svg:width="0.099cm" svg:height="0.099cm" svg:x="20.976cm" svg:y="4.203cm" svg:viewBox="0 0 100 100" svg:d="M100 50c0-27-23-50-50-50s-50 23-50 50 23 50 50 50 50-23 50-50z">
            <text:p/>
          </draw:path>
          <draw:path draw:style-name="gr3" draw:text-style-name="P9" draw:layer="layout" svg:width="0.357cm" svg:height="0.415cm" svg:x="21.494cm" svg:y="3.895cm" svg:viewBox="0 0 358 416" svg:d="M326 56c-14 0-27 0-41 15-15 12-17 29-17 35 0 21 17 31 36 31 27 0 52-21 52-58 0-46-44-79-111-79-122 0-245 131-245 260 0 83 54 156 150 156 131 0 208-98 208-108 0-7-7-13-11-13-6 0-6 2-12 11-73 89-173 89-185 89-56 0-81-44-81-100 0-37 18-127 50-183 27-52 79-91 128-91 32 0 67 10 79 35z">
            <text:p/>
          </draw:path>
          <draw:path draw:style-name="gr3" draw:text-style-name="P9" draw:layer="layout" svg:width="0.392cm" svg:height="0.29cm" svg:x="21.881cm" svg:y="4.153cm" svg:viewBox="0 0 393 291" svg:d="M48 243c-2 9-6 25-6 27 0 15 12 21 22 21 11 0 21-8 25-15 3-6 9-27 11-39 4-13 10-42 14-58 5-15 9-29 11-44 8-27 8-31 27-58 19-25 48-58 98-58 37 0 37 31 37 43 0 40-27 111-37 138-9 18-11 24-11 35 0 33 29 56 60 56 65 0 94-89 94-100 0-8-8-8-10-8-9 0-11 4-13 12-14 50-41 77-68 77-13 0-15-8-15-23 0-14 2-22 15-52 6-20 33-87 33-124 0-63-50-73-83-73-54 0-90 33-109 58-6-43-43-58-68-58-29 0-44 21-52 35-15 23-23 61-23 63 0 8 8 8 10 8 11 0 11-2 15-19 10-37 23-68 48-68 16 0 21 12 21 31 0 12-7 35-11 54-4 17-10 44-14 5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6" draw:text-style-name="P12" draw:layer="layout" svg:width="25.199cm" svg:height="1.6cm" svg:x="1.398cm" svg:y="0.4cm" presentation:class="title" presentation:user-transformed="true">
          <draw:text-box>
            <text:p><text:span text:style-name="T15">Examples</text:span></text:p>
          </draw:text-box>
        </draw:frame>
        <draw:frame presentation:style-name="pr8" draw:text-style-name="P7" draw:layer="layout" svg:width="26.6cm" svg:height="12.4cm" svg:x="0.8cm" svg:y="2.4cm" presentation:class="subtitle" presentation:user-transformed="true">
          <draw:text-box>
            <text:p text:style-name="P6"><text:span text:style-name="T8"><text:tab/></text:span></text:p>
          </draw:text-box>
        </draw:frame>
        <draw:g>
          <svg:title>TexMaths</svg:title>
          <svg:desc>24§display§(1) \text { Determine the order and degree of the following differential }§svg§600§FALSE§</svg:desc>
          <draw:polygon draw:style-name="gr2" draw:text-style-name="P8" draw:layer="layout" svg:width="23.211cm" svg:height="0.76cm" svg:x="1.784cm" svg:y="2.54cm" svg:viewBox="0 0 23212 761" draw:points="11607,761 0,761 0,0 23212,0 23212,761">
            <text:p/>
          </draw:polygon>
          <draw:path draw:style-name="gr3" draw:text-style-name="P9" draw:layer="layout" svg:width="0.197cm" svg:height="0.844cm" svg:x="1.824cm" svg:y="2.49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279cm" svg:height="0.564cm" svg:x="2.145cm" svg:y="2.569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9" draw:layer="layout" svg:width="0.197cm" svg:height="0.844cm" svg:x="2.541cm" svg:y="2.49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567cm" svg:height="0.577cm" svg:x="3.13cm" svg:y="2.554cm" svg:viewBox="0 0 568 578" svg:d="M0 0v27h21c65 0 65 9 65 38v448c0 30 0 38-65 38h-21v27h309c142 0 259-125 259-284 0-161-113-294-259-294zM202 551c-41 0-43-6-43-32v-459c0-27 2-33 43-33h84c52 0 111 17 154 79 36 50 44 123 44 188 0 94-16 144-46 186-18 23-66 71-152 71z">
            <text:p/>
          </draw:path>
          <draw:path draw:style-name="gr3" draw:text-style-name="P9" draw:layer="layout" svg:width="0.327cm" svg:height="0.389cm" svg:x="3.769cm" svg:y="2.75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64cm" svg:height="0.529cm" svg:x="4.136cm" svg:y="2.61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9" draw:layer="layout" svg:width="0.327cm" svg:height="0.389cm" svg:x="4.472cm" svg:y="2.75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85cm" svg:height="0.373cm" svg:x="4.847cm" svg:y="2.75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66cm" svg:height="0.373cm" svg:x="5.181cm" svg:y="2.757cm" svg:viewBox="0 0 661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9" draw:layer="layout" svg:width="0.181cm" svg:height="0.566cm" svg:x="5.883cm" svg:y="2.5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6.118cm" svg:y="2.75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27cm" svg:height="0.389cm" svg:x="6.582cm" svg:y="2.75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66cm" svg:height="0.529cm" svg:x="7.231cm" svg:y="2.611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425cm" svg:height="0.587cm" svg:x="7.571cm" svg:y="2.546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9" draw:layer="layout" svg:width="0.327cm" svg:height="0.389cm" svg:x="8.036cm" svg:y="2.75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75cm" svg:height="0.389cm" svg:x="8.692cm" svg:y="2.75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85cm" svg:height="0.373cm" svg:x="9.113cm" svg:y="2.75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418cm" svg:height="0.596cm" svg:x="9.449cm" svg:y="2.546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9" draw:layer="layout" svg:width="0.327cm" svg:height="0.389cm" svg:x="9.912cm" svg:y="2.75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85cm" svg:height="0.373cm" svg:x="10.288cm" svg:y="2.75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81cm" svg:height="0.389cm" svg:x="10.91cm" svg:y="2.753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425cm" svg:height="0.373cm" svg:x="11.325cm" svg:y="2.75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18cm" svg:height="0.596cm" svg:x="11.795cm" svg:y="2.546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9" draw:layer="layout" svg:width="0.418cm" svg:height="0.596cm" svg:x="12.544cm" svg:y="2.546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9" draw:layer="layout" svg:width="0.327cm" svg:height="0.389cm" svg:x="13.009cm" svg:y="2.75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87cm" svg:height="0.558cm" svg:x="13.383cm" svg:y="2.748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9" draw:layer="layout" svg:width="0.285cm" svg:height="0.373cm" svg:x="13.804cm" svg:y="2.75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14.136cm" svg:y="2.75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7cm" svg:height="0.389cm" svg:x="14.51cm" svg:y="2.75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75cm" svg:height="0.389cm" svg:x="15.165cm" svg:y="2.75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4cm" svg:height="0.596cm" svg:x="15.591cm" svg:y="2.536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9" draw:layer="layout" svg:width="0.264cm" svg:height="0.529cm" svg:x="16.119cm" svg:y="2.61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9" draw:layer="layout" svg:width="0.425cm" svg:height="0.587cm" svg:x="16.457cm" svg:y="2.546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9" draw:layer="layout" svg:width="0.327cm" svg:height="0.389cm" svg:x="16.924cm" svg:y="2.75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74cm" svg:height="0.596cm" svg:x="17.584cm" svg:y="2.536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9" draw:layer="layout" svg:width="0.375cm" svg:height="0.389cm" svg:x="17.838cm" svg:y="2.75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189cm" svg:height="0.587cm" svg:x="18.264cm" svg:y="2.546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189cm" svg:height="0.587cm" svg:x="18.498cm" svg:y="2.546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18.727cm" svg:y="2.75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579cm" svg:height="0.373cm" svg:x="19.117cm" svg:y="2.767cm" svg:viewBox="0 0 580 374" svg:d="M509 81c15-43 42-54 71-54v-27c-19 2-44 2-62 2-25 0-63-2-78-2v27c30 0 48 15 48 40 0 6 0 6-4 17l-77 218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9" draw:layer="layout" svg:width="0.181cm" svg:height="0.566cm" svg:x="19.739cm" svg:y="2.5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9.973cm" svg:y="2.75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87cm" svg:height="0.558cm" svg:x="20.438cm" svg:y="2.748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9" draw:layer="layout" svg:width="0.418cm" svg:height="0.596cm" svg:x="21.146cm" svg:y="2.546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9" draw:layer="layout" svg:width="0.181cm" svg:height="0.566cm" svg:x="21.615cm" svg:y="2.5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508cm" svg:height="0.596cm" svg:x="21.843cm" svg:y="2.536cm" svg:viewBox="0 0 509 597" svg:d="M357 257h96v-25h-100v-98c0-76 43-115 79-115 4 0 15 0 29 6-10 4-25 13-25 35 0 19 13 36 36 36s37-17 37-36c0-31-29-60-77-60-50 0-88 33-92 36-23-32-71-36-94-36-81 0-179 44-179 136v96h-67v25h67v275c0 38-9 38-67 38v27c29-2 73-4 94-4s63 2 94 4v-27c-56 0-65 0-65-38v-275h178v275c0 38-9 38-67 38v27c33-2 73-4 96-4 35 0 75 0 108 4v-27h-18c-61 0-63-9-63-40zM121 232v-96c0-82 69-117 123-117 42 0 65 16 67 16v1c-15 0-31 12-31 35 0 6 0 27 23 35-2 11-2 19-2 28v98z">
            <text:p/>
          </draw:path>
          <draw:path draw:style-name="gr3" draw:text-style-name="P9" draw:layer="layout" svg:width="0.327cm" svg:height="0.389cm" svg:x="22.337cm" svg:y="2.75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85cm" svg:height="0.373cm" svg:x="22.711cm" svg:y="2.75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23.041cm" svg:y="2.75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25cm" svg:height="0.373cm" svg:x="23.419cm" svg:y="2.75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64cm" svg:height="0.529cm" svg:x="23.853cm" svg:y="2.61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9" draw:layer="layout" svg:width="0.181cm" svg:height="0.566cm" svg:x="24.193cm" svg:y="2.5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81cm" svg:height="0.389cm" svg:x="24.435cm" svg:y="2.75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189cm" svg:height="0.587cm" svg:x="24.85cm" svg:y="2.546cm" svg:viewBox="0 0 190 588" svg:d="M123 0l-123 10v26c60 0 67 6 67 47v439c0 39-9 39-67 39v27c29-2 73-2 94-2s63 0 96 2v-27c-58 0-67 0-67-39z">
            <text:p/>
          </draw:path>
        </draw:g>
        <draw:g>
          <svg:title>TexMaths</svg:title>
          <svg:desc>24§display§\text {equations }§svg§600§FALSE§</svg:desc>
          <draw:polygon draw:style-name="gr2" draw:text-style-name="P8" draw:layer="layout" svg:width="3.384cm" svg:height="0.644cm" svg:x="3.204cm" svg:y="3.64cm" svg:viewBox="0 0 3385 645" draw:points="1691,645 0,645 0,0 3385,0 3385,645">
            <text:p/>
          </draw:polygon>
          <draw:path draw:style-name="gr3" draw:text-style-name="P9" draw:layer="layout" svg:width="0.327cm" svg:height="0.389cm" svg:x="3.185cm" svg:y="3.784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9" draw:layer="layout" svg:width="0.418cm" svg:height="0.537cm" svg:x="3.565cm" svg:y="3.79cm" svg:viewBox="0 0 419 538" svg:d="M294 323v152c0 38-10 38-67 38v25c28 0 72-2 96-2 23 0 65 2 96 2v-25c-58 0-68 0-68-38v-475h-19l-31 77c-11-23-46-77-113-77-100 0-188 83-188 192 0 106 83 192 180 192 60 0 95-36 114-61zM296 140v119c0 27-16 50-35 71-10 12-36 35-77 35-61 0-113-75-113-173 0-100 60-171 121-171 67 0 104 73 104 119z">
            <text:p/>
          </draw:path>
          <draw:path draw:style-name="gr3" draw:text-style-name="P9" draw:layer="layout" svg:width="0.425cm" svg:height="0.383cm" svg:x="4.009cm" svg:y="3.79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9" draw:layer="layout" svg:width="0.381cm" svg:height="0.389cm" svg:x="4.487cm" svg:y="3.784cm" svg:viewBox="0 0 382 390" svg:d="M246 315c4 35 27 69 67 69 17 0 69-11 69-80v-47h-21v47c0 49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266cm" svg:height="0.529cm" svg:x="4.888cm" svg:y="3.644cm" svg:viewBox="0 0 267 530" svg:d="M131 183h120v-27h-120v-156h-22c0 69-26 159-109 163v20h73v232c0 106 79 115 109 115 60 0 85-59 85-115v-48h-23v48c0 61-25 94-56 94-57 0-57-77-57-92z">
            <text:p/>
          </draw:path>
          <draw:path draw:style-name="gr3" draw:text-style-name="P9" draw:layer="layout" svg:width="0.181cm" svg:height="0.566cm" svg:x="5.228cm" svg:y="3.59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5.458cm" svg:y="3.784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9" draw:layer="layout" svg:width="0.425cm" svg:height="0.374cm" svg:x="5.882cm" svg:y="3.7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277cm" svg:height="0.389cm" svg:x="6.353cm" svg:y="3.784cm" svg:viewBox="0 0 278 390" svg:d="M148 215c19 4 88 17 88 79 0 42-29 77-96 77-71 0-102-48-117-121-2-10-4-14-11-14-12 0-12 6-12 21v112c0 15 0 21 10 21 3 0 5-2 21-17 2-2 2-4 17-20 36 35 75 37 92 37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</draw:g>
        <draw:g>
          <svg:title>TexMaths</svg:title>
          <svg:desc>24§display§(i) \ \frac{d^2y}{dx^2} + x \frac{dy}{dx} + y = 2x \sin x §svg§600§FALSE§</svg:desc>
          <draw:polygon draw:style-name="gr2" draw:text-style-name="P8" draw:layer="layout" svg:width="10.548cm" svg:height="1.773cm" svg:x="2.887cm" svg:y="4.742cm" svg:viewBox="0 0 10549 1774" draw:points="5274,1774 0,1774 0,0 10549,0 10549,1774">
            <text:p/>
          </draw:polygon>
          <draw:path draw:style-name="gr3" draw:text-style-name="P9" draw:layer="layout" svg:width="0.197cm" svg:height="0.844cm" svg:x="2.927cm" svg:y="5.335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9" draw:layer="layout" svg:width="0.224cm" svg:height="0.567cm" svg:x="3.198cm" svg:y="5.41cm" svg:viewBox="0 0 225 568" svg:d="M217 31c0-18-12-31-31-31-23 0-46 21-46 44 0 17 12 31 33 31 19 0 44-19 44-44zM152 349c11-25 11-27 19-50 8-17 11-28 11-44 0-38-26-69-71-69-78 0-111 121-111 129 0 9 8 9 10 9 9 0 9-2 13-15 23-81 58-106 86-106 8 0 22 0 22 27 0 20-6 37-10 44-6 24-44 121-58 158-9 21-19 50-19 67 0 40 29 69 69 69 81 0 112-123 112-130 0-8-8-8-10-8-10 0-10 2-13 15-16 54-45 106-87 106-15 0-21-10-21-29 0-21 6-33 25-84z">
            <text:p/>
          </draw:path>
          <draw:path draw:style-name="gr3" draw:text-style-name="P9" draw:layer="layout" svg:width="0.197cm" svg:height="0.844cm" svg:x="3.511cm" svg:y="5.335cm" svg:viewBox="0 0 198 845" svg:d="M198 422c0-65-10-167-56-263-52-103-125-159-134-159-4 0-8 4-8 8s0 5 15 21c85 82 133 217 133 393 0 144-31 294-136 400-12 11-12 13-12 15 0 6 4 8 8 8 9 0 86-58 136-166 44-92 54-186 54-257z">
            <text:p/>
          </draw:path>
          <draw:path draw:style-name="gr3" draw:text-style-name="P9" draw:layer="layout" svg:width="0.402cm" svg:height="0.596cm" svg:x="4.227cm" svg:y="4.813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262cm" svg:height="0.392cm" svg:x="4.669cm" svg:y="4.7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9" draw:layer="layout" svg:width="0.391cm" svg:height="0.546cm" svg:x="5.036cm" svg:y="5.024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9-9 45-21 85-53 131-23 29-56 54-94 54-12 0-50-4-64-37 14 0 23 0 37-9 7-8 15-20 15-35 0-27-23-31-31-31-19 0-48 14-48 56s39 73 91 73c88 0 174-77 197-173z">
            <text:p/>
          </draw:path>
          <draw:polygon draw:style-name="gr3" draw:text-style-name="P9" draw:layer="layout" svg:width="1.301cm" svg:height="0.035cm" svg:x="4.173cm" svg:y="5.74cm" svg:viewBox="0 0 1302 36" draw:points="651,36 0,36 0,0 1302,0 1302,36">
            <text:p/>
          </draw:polygon>
          <draw:path draw:style-name="gr3" draw:text-style-name="P9" draw:layer="layout" svg:width="0.402cm" svg:height="0.596cm" svg:x="4.208cm" svg:y="5.961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4.638cm" svg:y="6.17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2 65 87 0 135-110 135-131 0-7-8-7-10-7-8 0-10 2-12 7-26 92-86 112-113 112-33 0-46-27-46-56 0-19 6-36 15-75z">
            <text:p/>
          </draw:path>
          <draw:path draw:style-name="gr3" draw:text-style-name="P9" draw:layer="layout" svg:width="0.262cm" svg:height="0.392cm" svg:x="5.132cm" svg:y="5.91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9" draw:layer="layout" svg:width="0.562cm" svg:height="0.563cm" svg:x="5.809cm" svg:y="5.47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9" draw:layer="layout" svg:width="0.421cm" svg:height="0.383cm" svg:x="6.629cm" svg:y="5.59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9" draw:layer="layout" svg:width="0.402cm" svg:height="0.596cm" svg:x="7.242cm" svg:y="4.813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8-148 48-186 24-50 63-81 97-81 56 0 68 69 68 75 0 4-2 10-4 14z">
            <text:p/>
          </draw:path>
          <draw:path draw:style-name="gr3" draw:text-style-name="P9" draw:layer="layout" svg:width="0.391cm" svg:height="0.546cm" svg:x="7.672cm" svg:y="5.024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9-9 45-21 85-53 131-23 29-56 54-94 54-12 0-50-4-64-37 14 0 23 0 37-9 7-8 15-20 15-35 0-27-23-31-31-31-19 0-48 14-48 56s39 73 91 73c88 0 174-77 197-173z">
            <text:p/>
          </draw:path>
          <draw:polygon draw:style-name="gr3" draw:text-style-name="P9" draw:layer="layout" svg:width="0.923cm" svg:height="0.035cm" svg:x="7.19cm" svg:y="5.74cm" svg:viewBox="0 0 924 36" draw:points="461,36 0,36 0,0 924,0 924,36">
            <text:p/>
          </draw:polygon>
          <draw:path draw:style-name="gr3" draw:text-style-name="P9" draw:layer="layout" svg:width="0.402cm" svg:height="0.596cm" svg:x="7.222cm" svg:y="5.961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8-148 48-186 24-50 63-81 97-81 56 0 68 69 68 75 0 4-2 10-4 14z">
            <text:p/>
          </draw:path>
          <draw:path draw:style-name="gr3" draw:text-style-name="P9" draw:layer="layout" svg:width="0.421cm" svg:height="0.383cm" svg:x="7.653cm" svg:y="6.17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9" draw:layer="layout" svg:width="0.562cm" svg:height="0.563cm" svg:x="8.446cm" svg:y="5.47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9" draw:layer="layout" svg:width="0.391cm" svg:height="0.546cm" svg:x="9.267cm" svg:y="5.596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9-9 45-21 85-53 131-23 29-56 54-94 54-12 0-50-4-64-37 14 0 23 0 37-9 7-8 15-20 15-35 0-27-23-31-31-31-19 0-48 14-48 56s39 73 91 73c88 0 174-77 197-173z">
            <text:p/>
          </draw:path>
          <draw:path draw:style-name="gr3" draw:text-style-name="P9" draw:layer="layout" svg:width="0.562cm" svg:height="0.199cm" svg:x="9.968cm" svg:y="5.6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37cm" svg:height="0.563cm" svg:x="10.853cm" svg:y="5.406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9" draw:layer="layout" svg:width="0.421cm" svg:height="0.383cm" svg:x="11.257cm" svg:y="5.59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2-86 112-113 112-33 0-46-27-46-56 0-19 6-36 15-75z">
            <text:p/>
          </draw:path>
          <draw:path draw:style-name="gr3" draw:text-style-name="P9" draw:layer="layout" svg:width="0.277cm" svg:height="0.389cm" svg:x="11.882cm" svg:y="5.591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12.217cm" svg:y="5.404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9" draw:layer="layout" svg:width="0.425cm" svg:height="0.373cm" svg:x="12.449cm" svg:y="5.59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421cm" svg:height="0.383cm" svg:x="13.056cm" svg:y="5.59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</draw:g>
        <draw:g>
          <svg:title>TexMaths</svg:title>
          <svg:desc>24§display§(ii) \ \frac{d^2y}{dx^2} + \frac{dy}{dx} = \sqrt{ 1 + \frac{d^3y}{dx^3}}§svg§600§FALSE§</svg:desc>
          <draw:polygon draw:style-name="gr2" draw:text-style-name="P8" draw:layer="layout" svg:width="10.013cm" svg:height="1.941cm" svg:x="14.887cm" svg:y="4.742cm" svg:viewBox="0 0 10014 1942" draw:points="5007,1942 0,1942 0,0 10014,0 10014,1942">
            <text:p/>
          </draw:polygon>
          <draw:path draw:style-name="gr3" draw:text-style-name="P9" draw:layer="layout" svg:width="0.197cm" svg:height="0.844cm" svg:x="14.927cm" svg:y="5.466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9" draw:layer="layout" svg:width="0.224cm" svg:height="0.567cm" svg:x="15.198cm" svg:y="5.541cm" svg:viewBox="0 0 225 568" svg:d="M217 31c0-18-12-31-31-31-23 0-46 21-46 44 0 17 12 31 33 31 19 0 44-19 44-44zM152 350c11-25 11-27 19-50 8-18 11-29 11-45 0-38-26-69-71-69-78 0-111 121-111 129 0 10 8 10 10 10 9 0 9-2 13-16 23-80 58-105 86-105 8 0 22 0 22 26 0 20-6 37-10 45-6 23-44 121-58 157-9 21-19 50-19 67 0 41 29 69 69 69 81 0 112-122 112-130s-8-8-10-8c-10 0-10 2-13 16-16 53-45 105-87 105-15 0-21-9-21-29 0-21 6-32 25-84z">
            <text:p/>
          </draw:path>
          <draw:path draw:style-name="gr3" draw:text-style-name="P9" draw:layer="layout" svg:width="0.224cm" svg:height="0.567cm" svg:x="15.488cm" svg:y="5.541cm" svg:viewBox="0 0 225 568" svg:d="M217 31c0-18-12-31-31-31-23 0-46 21-46 44 0 17 12 31 33 31 19 0 44-19 44-44zM152 350c11-25 11-27 19-50 8-18 11-29 11-45 0-38-26-69-71-69-78 0-111 121-111 129 0 10 8 10 10 10 9 0 9-2 13-16 23-80 58-105 86-105 8 0 22 0 22 26 0 20-6 37-10 45-6 23-44 121-58 157-9 21-19 50-19 67 0 41 29 69 69 69 81 0 112-122 112-130s-8-8-10-8c-10 0-10 2-13 16-16 53-45 105-87 105-15 0-21-9-21-29 0-21 6-32 25-84z">
            <text:p/>
          </draw:path>
          <draw:path draw:style-name="gr3" draw:text-style-name="P9" draw:layer="layout" svg:width="0.197cm" svg:height="0.844cm" svg:x="15.803cm" svg:y="5.46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9" draw:layer="layout" svg:width="0.402cm" svg:height="0.596cm" svg:x="16.517cm" svg:y="4.944cm" svg:viewBox="0 0 403 597" svg:d="M403 10c0-2 0-10-11-10-12 0-93 8-108 10-6 0-11 3-11 15 0 11 7 11 21 11 40 0 42 6 42 14l-4 17-50 200c-15-31-40-54-78-54-98 0-204 125-204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9" draw:layer="layout" svg:width="0.262cm" svg:height="0.393cm" svg:x="16.96cm" svg:y="4.83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9" draw:layer="layout" svg:width="0.389cm" svg:height="0.546cm" svg:x="17.325cm" svg:y="5.155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5-10 9-8 17-19 17-35 0-27-23-30-31-30-19 0-48 13-48 55 0 43 39 73 91 73 88 0 174-77 197-173z">
            <text:p/>
          </draw:path>
          <draw:polygon draw:style-name="gr3" draw:text-style-name="P9" draw:layer="layout" svg:width="1.301cm" svg:height="0.035cm" svg:x="16.465cm" svg:y="5.871cm" svg:viewBox="0 0 1302 36" draw:points="651,36 0,36 0,0 1302,0 1302,36">
            <text:p/>
          </draw:polygon>
          <draw:path draw:style-name="gr3" draw:text-style-name="P9" draw:layer="layout" svg:width="0.402cm" svg:height="0.596cm" svg:x="16.498cm" svg:y="6.092cm" svg:viewBox="0 0 403 597" svg:d="M403 10c0-2 0-10-11-10-12 0-93 8-108 10-6 0-11 3-11 15 0 11 7 11 21 11 40 0 42 6 42 14l-4 17-50 200c-15-31-40-54-78-54-98 0-204 125-204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9" draw:layer="layout" svg:width="0.421cm" svg:height="0.383cm" svg:x="16.928cm" svg:y="6.30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4 112-113 112-33 0-46-27-46-56 0-19 6-36 15-75z">
            <text:p/>
          </draw:path>
          <draw:path draw:style-name="gr3" draw:text-style-name="P9" draw:layer="layout" svg:width="0.262cm" svg:height="0.393cm" svg:x="17.423cm" svg:y="6.04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9" draw:layer="layout" svg:width="0.562cm" svg:height="0.564cm" svg:x="18.099cm" svg:y="5.608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9" draw:layer="layout" svg:width="0.402cm" svg:height="0.596cm" svg:x="19.049cm" svg:y="4.944cm" svg:viewBox="0 0 403 597" svg:d="M403 10c0-2 0-10-11-10-12 0-93 8-108 10-6 0-11 3-11 15 0 11 7 11 21 11 40 0 42 6 42 14l-4 17-50 200c-15-31-40-54-78-54-98 0-204 125-204 248 0 81 46 136 113 136 18 0 60-4 110-63 7 34 36 63 76 63 31 0 50-19 64-48 13-29 25-80 25-82 0-10-8-10-10-10-9 0-9 4-11 15-16 56-31 106-66 106-23 0-25-21-25-38 0-21 2-27 6-41zM227 486c-4 15-4 17-18 33-36 46-71 59-94 59-42 0-55-46-55-79 0-42 26-148 48-186 24-50 63-81 97-81 54 0 68 69 68 75 0 4-2 10-4 14z">
            <text:p/>
          </draw:path>
          <draw:path draw:style-name="gr3" draw:text-style-name="P9" draw:layer="layout" svg:width="0.389cm" svg:height="0.546cm" svg:x="19.479cm" svg:y="5.155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5-10 9-8 17-19 17-35 0-27-23-30-31-30-19 0-48 13-48 55 0 43 39 73 91 73 88 0 174-77 197-173z">
            <text:p/>
          </draw:path>
          <draw:polygon draw:style-name="gr3" draw:text-style-name="P9" draw:layer="layout" svg:width="0.922cm" svg:height="0.035cm" svg:x="18.997cm" svg:y="5.871cm" svg:viewBox="0 0 923 36" draw:points="461,36 0,36 0,0 923,0 923,36">
            <text:p/>
          </draw:polygon>
          <draw:path draw:style-name="gr3" draw:text-style-name="P9" draw:layer="layout" svg:width="0.402cm" svg:height="0.596cm" svg:x="19.03cm" svg:y="6.092cm" svg:viewBox="0 0 403 597" svg:d="M403 10c0-2 0-10-11-10-12 0-93 8-108 10-6 0-11 3-11 15 0 11 7 11 21 11 40 0 42 6 42 14l-4 17-50 200c-15-31-40-54-78-54-98 0-204 125-204 248 0 81 46 136 113 136 18 0 60-4 110-63 7 34 36 63 76 63 31 0 50-19 64-48 13-29 25-80 25-82 0-10-8-10-10-10-9 0-9 4-11 15-16 56-31 106-66 106-23 0-25-21-25-38 0-21 2-27 6-41zM227 486c-4 15-4 17-18 33-36 46-71 59-94 59-42 0-55-46-55-79 0-42 26-148 48-186 24-50 63-81 97-81 54 0 68 69 68 75 0 4-2 10-4 14z">
            <text:p/>
          </draw:path>
          <draw:path draw:style-name="gr3" draw:text-style-name="P9" draw:layer="layout" svg:width="0.421cm" svg:height="0.383cm" svg:x="19.46cm" svg:y="6.305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8 0 136-109 136-131 0-7-7-7-9-7-8 0-10 2-12 7-28 93-86 112-113 112-33 0-46-27-46-56 0-19 6-36 15-75z">
            <text:p/>
          </draw:path>
          <draw:path draw:style-name="gr3" draw:text-style-name="P9" draw:layer="layout" svg:width="0.562cm" svg:height="0.199cm" svg:x="20.301cm" svg:y="5.79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67cm" svg:height="2.025cm" svg:x="21.238cm" svg:y="4.7cm" svg:viewBox="0 0 768 2026" svg:d="M299 1859l-182-845-111 173c-6 7-6 9-6 11s12 12 12 14l57-90 196 904c27 0 31 0 34-21l467-1970c0-6 2-14 2-18 0-9-6-17-15-17-14 0-18 12-20 23z">
            <text:p/>
          </draw:path>
          <draw:polygon draw:style-name="gr3" draw:text-style-name="P9" draw:layer="layout" svg:width="2.956cm" svg:height="0.035cm" svg:x="21.986cm" svg:y="4.7cm" svg:viewBox="0 0 2957 36" draw:points="1478,36 0,36 0,0 2957,0 2957,36">
            <text:p/>
          </draw:polygon>
          <draw:path draw:style-name="gr3" draw:text-style-name="P9" draw:layer="layout" svg:width="0.279cm" svg:height="0.564cm" svg:x="22.061cm" svg:y="5.53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9" draw:layer="layout" svg:width="0.562cm" svg:height="0.564cm" svg:x="22.643cm" svg:y="5.608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9" draw:layer="layout" svg:width="0.402cm" svg:height="0.596cm" svg:x="23.593cm" svg:y="4.944cm" svg:viewBox="0 0 403 597" svg:d="M403 10c0-2 0-10-11-10-12 0-93 8-108 10-6 0-11 3-11 15 0 11 7 11 21 11 40 0 42 6 42 14l-4 17-50 200c-15-31-40-54-78-54-98 0-204 125-204 248 0 81 46 136 113 136 18 0 60-4 110-63 7 34 36 63 76 63 31 0 50-19 64-48 13-29 25-80 25-82 0-10-8-10-10-10-9 0-9 4-11 15-16 56-31 106-66 106-23 0-25-21-25-38 0-21 2-27 6-41zM227 486c-4 15-4 17-18 33-36 46-71 59-94 59-42 0-55-46-55-79 0-42 26-148 48-186 24-50 63-81 97-81 54 0 68 69 68 75 0 4-2 10-4 14z">
            <text:p/>
          </draw:path>
          <draw:path draw:style-name="gr3" draw:text-style-name="P9" draw:layer="layout" svg:width="0.272cm" svg:height="0.404cm" svg:x="24.031cm" svg:y="4.894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2 0 0-5 0-5 7 0 8 5 8 15 8z">
            <text:p/>
          </draw:path>
          <draw:path draw:style-name="gr3" draw:text-style-name="P9" draw:layer="layout" svg:width="0.391cm" svg:height="0.546cm" svg:x="24.402cm" svg:y="5.155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7-10 7-8 15-19 15-35 0-27-23-30-31-30-19 0-48 13-48 55 0 43 39 73 91 73 88 0 174-77 197-173z">
            <text:p/>
          </draw:path>
          <draw:polygon draw:style-name="gr3" draw:text-style-name="P9" draw:layer="layout" svg:width="1.301cm" svg:height="0.035cm" svg:x="23.542cm" svg:y="5.871cm" svg:viewBox="0 0 1302 36" draw:points="651,36 0,36 0,0 1302,0 1302,36">
            <text:p/>
          </draw:polygon>
          <draw:path draw:style-name="gr3" draw:text-style-name="P9" draw:layer="layout" svg:width="0.402cm" svg:height="0.596cm" svg:x="23.574cm" svg:y="6.092cm" svg:viewBox="0 0 403 597" svg:d="M403 10c0-2 0-10-11-10-12 0-93 8-108 10-6 0-11 3-11 15 0 11 7 11 21 11 40 0 42 6 42 14l-4 17-50 200c-15-31-40-54-78-54-98 0-204 125-204 248 0 81 46 136 113 136 18 0 60-4 110-63 7 34 36 63 76 63 31 0 50-19 64-48 13-29 25-80 25-82 0-10-8-10-10-10-9 0-9 4-11 15-16 56-31 106-66 106-23 0-25-21-25-38 0-21 2-27 6-41zM227 486c-4 15-4 17-18 33-36 46-71 59-94 59-42 0-55-46-55-79 0-42 26-148 48-186 24-50 63-81 97-81 54 0 68 69 68 75 0 4-2 10-4 14z">
            <text:p/>
          </draw:path>
          <draw:path draw:style-name="gr3" draw:text-style-name="P9" draw:layer="layout" svg:width="0.421cm" svg:height="0.383cm" svg:x="24.004cm" svg:y="6.30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8 0 136-109 136-131 0-7-7-7-9-7-8 0-10 2-12 7-27 93-86 112-113 112-33 0-46-27-46-56 0-19 6-36 15-75z">
            <text:p/>
          </draw:path>
          <draw:path draw:style-name="gr3" draw:text-style-name="P9" draw:layer="layout" svg:width="0.272cm" svg:height="0.404cm" svg:x="24.494cm" svg:y="6.042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2 0 0-5 0-5 7 0 8 5 8 15 8z">
            <text:p/>
          </draw:path>
        </draw:g>
        <draw:g>
          <svg:title>TexMaths</svg:title>
          <svg:desc>24§display§(iii) \ y_3^2 + 3 y_2^3 + 5xy_1 - 2y = 0§svg§600§FALSE§</svg:desc>
          <draw:polygon draw:style-name="gr2" draw:text-style-name="P8" draw:layer="layout" svg:width="10.959cm" svg:height="0.877cm" svg:x="2.391cm" svg:y="7.744cm" svg:viewBox="0 0 10960 878" draw:points="5480,878 0,878 0,0 10960,0 10960,878">
            <text:p/>
          </draw:polygon>
          <draw:path draw:style-name="gr3" draw:text-style-name="P9" draw:layer="layout" svg:width="0.197cm" svg:height="0.844cm" svg:x="2.431cm" svg:y="7.81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9" draw:layer="layout" svg:width="0.224cm" svg:height="0.567cm" svg:x="2.702cm" svg:y="7.884cm" svg:viewBox="0 0 225 568" svg:d="M217 31c0-18-12-31-31-31-23 0-46 21-46 44 0 17 12 31 33 31 19 0 44-19 44-44zM152 349c11-24 11-26 19-49 8-18 11-29 11-45 0-38-26-69-71-69-78 0-111 121-111 129 0 10 8 10 10 10 9 0 9-2 13-16 23-81 58-105 86-105 8 0 22 0 22 26 0 20-6 37-10 45-6 23-44 121-58 157-9 21-19 50-19 67 0 41 29 69 69 69 81 0 112-123 112-130 0-8-8-8-10-8-10 0-10 2-13 15-16 54-45 106-87 106-15 0-21-10-21-29 0-21 6-32 25-84z">
            <text:p/>
          </draw:path>
          <draw:path draw:style-name="gr3" draw:text-style-name="P9" draw:layer="layout" svg:width="0.224cm" svg:height="0.567cm" svg:x="2.992cm" svg:y="7.884cm" svg:viewBox="0 0 225 568" svg:d="M217 31c0-18-12-31-31-31-23 0-46 21-46 44 0 17 12 31 33 31 19 0 44-19 44-44zM152 349c11-24 11-26 19-49 8-18 11-29 11-45 0-38-26-69-71-69-78 0-111 121-111 129 0 10 8 10 10 10 9 0 9-2 13-16 23-81 58-105 86-105 8 0 22 0 22 26 0 20-6 37-10 45-6 23-44 121-58 157-9 21-19 50-19 67 0 41 29 69 69 69 81 0 112-123 112-130 0-8-8-8-10-8-10 0-10 2-13 15-16 54-45 106-87 106-15 0-21-10-21-29 0-21 6-32 25-84z">
            <text:p/>
          </draw:path>
          <draw:path draw:style-name="gr3" draw:text-style-name="P9" draw:layer="layout" svg:width="0.224cm" svg:height="0.567cm" svg:x="3.282cm" svg:y="7.884cm" svg:viewBox="0 0 225 568" svg:d="M217 31c0-18-12-31-31-31-23 0-46 21-46 44 0 17 12 31 33 31 19 0 44-19 44-44zM152 349c11-24 11-26 19-49 8-18 11-29 11-45 0-38-26-69-71-69-78 0-111 121-111 129 0 10 8 10 10 10 9 0 9-2 13-16 23-81 58-105 86-105 8 0 22 0 22 26 0 20-6 37-10 45-6 23-44 121-58 157-9 21-19 50-19 67 0 41 29 69 69 69 81 0 112-123 112-130 0-8-8-8-10-8-10 0-10 2-13 15-16 54-45 106-87 106-15 0-21-10-21-29 0-21 6-32 25-84z">
            <text:p/>
          </draw:path>
          <draw:path draw:style-name="gr3" draw:text-style-name="P9" draw:layer="layout" svg:width="0.197cm" svg:height="0.844cm" svg:x="3.597cm" svg:y="7.81cm" svg:viewBox="0 0 198 845" svg:d="M198 422c0-65-10-167-56-263-52-103-125-159-134-159-4 0-8 4-8 8s0 5 15 21c85 82 133 217 133 393 0 144-31 294-136 400-12 11-12 13-12 15 0 6 4 8 8 8 9 0 86-58 136-165 44-92 54-187 54-258z">
            <text:p/>
          </draw:path>
          <draw:path draw:style-name="gr3" draw:text-style-name="P9" draw:layer="layout" svg:width="0.391cm" svg:height="0.546cm" svg:x="4.182cm" svg:y="8.069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 0 43 39 73 91 73 88 0 174-77 197-173z">
            <text:p/>
          </draw:path>
          <draw:path draw:style-name="gr3" draw:text-style-name="P9" draw:layer="layout" svg:width="0.262cm" svg:height="0.393cm" svg:x="4.639cm" svg:y="7.70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9" draw:layer="layout" svg:width="0.272cm" svg:height="0.404cm" svg:x="4.603cm" svg:y="8.259cm" svg:viewBox="0 0 273 405" svg:d="M131 196c46 0 78 32 78 96 0 73-42 94-77 94-23 0-76-6-101-40 29-2 34-21 34-33 0-19-13-33-32-33-16 0-33 10-33 33 0 58 61 92 134 92 83 0 139-54 139-113 0-46-37-92-102-108 61-21 84-67 84-101 0-48-53-83-121-83-65 0-115 33-115 79 0 21 12 32 31 32 17 0 29-13 29-30 0-18-12-29-29-31 21-27 61-33 82-33 27 0 66 14 66 66 0 25-8 51-25 69-19 23-35 25-65 27-16 0-16 0-20 1 0 0-5 0-5 8s5 8 15 8z">
            <text:p/>
          </draw:path>
          <draw:path draw:style-name="gr3" draw:text-style-name="P9" draw:layer="layout" svg:width="0.562cm" svg:height="0.564cm" svg:x="5.215cm" svg:y="7.95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5cm" svg:height="0.581cm" svg:x="6.047cm" svg:y="7.88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9" draw:layer="layout" svg:width="0.391cm" svg:height="0.546cm" svg:x="6.458cm" svg:y="8.069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 0 43 39 73 91 73 88 0 174-77 197-173z">
            <text:p/>
          </draw:path>
          <draw:path draw:style-name="gr3" draw:text-style-name="P9" draw:layer="layout" svg:width="0.272cm" svg:height="0.404cm" svg:x="6.909cm" svg:y="7.702cm" svg:viewBox="0 0 273 405" svg:d="M131 196c46 0 78 32 78 96 0 73-42 94-77 94-23 0-76-6-101-40 29-2 34-21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1 0 0-5 0-5 8s5 8 15 8z">
            <text:p/>
          </draw:path>
          <draw:path draw:style-name="gr3" draw:text-style-name="P9" draw:layer="layout" svg:width="0.262cm" svg:height="0.393cm" svg:x="6.884cm" svg:y="8.25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9" draw:layer="layout" svg:width="0.562cm" svg:height="0.564cm" svg:x="7.491cm" svg:y="7.95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37cm" svg:height="0.581cm" svg:x="8.328cm" svg:y="7.881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9" draw:layer="layout" svg:width="0.421cm" svg:height="0.383cm" svg:x="8.733cm" svg:y="8.06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9" draw:layer="layout" svg:width="0.391cm" svg:height="0.546cm" svg:x="9.215cm" svg:y="8.069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 0 43 39 73 91 73 88 0 174-77 197-173z">
            <text:p/>
          </draw:path>
          <draw:path draw:style-name="gr3" draw:text-style-name="P9" draw:layer="layout" svg:width="0.216cm" svg:height="0.393cm" svg:x="9.668cm" svg:y="8.176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9" draw:layer="layout" svg:width="0.515cm" svg:height="0.035cm" svg:x="10.24cm" svg:y="8.215cm" svg:viewBox="0 0 516 36" svg:d="M488 36c13 0 28 0 28-19 0-17-15-17-28-17h-459c-14 0-29 0-29 17 0 19 15 19 29 19z">
            <text:p/>
          </draw:path>
          <draw:path draw:style-name="gr3" draw:text-style-name="P9" draw:layer="layout" svg:width="0.337cm" svg:height="0.564cm" svg:x="11.054cm" svg:y="7.881cm" svg:viewBox="0 0 338 565" svg:d="M65 499l91-88c132-117 182-161 182-246 0-98-75-165-179-165-96 0-159 79-159 154 0 46 42 46 44 46 16 0 44-10 44-44 0-22-15-45-44-45-8 0-8 0-11 2 19-55 65-86 115-86 77 0 113 67 113 138 0 67-42 135-88 186l-163 181c-10 9-10 11-10 33h315l23-148h-21c-4 25-10 63-17 75-8 7-64 7-81 7z">
            <text:p/>
          </draw:path>
          <draw:path draw:style-name="gr3" draw:text-style-name="P9" draw:layer="layout" svg:width="0.389cm" svg:height="0.546cm" svg:x="11.459cm" svg:y="8.069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 0 43 39 73 91 73 88 0 174-77 197-173z">
            <text:p/>
          </draw:path>
          <draw:path draw:style-name="gr3" draw:text-style-name="P9" draw:layer="layout" svg:width="0.562cm" svg:height="0.199cm" svg:x="12.16cm" svg:y="8.13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6cm" svg:height="0.581cm" svg:x="13.036cm" svg:y="7.881cm" svg:viewBox="0 0 357 582" svg:d="M357 294c0-69-4-137-34-200-39-81-108-94-144-94-50 0-114 21-148 100-27 59-31 125-31 194 0 63 4 138 38 203 37 68 98 85 141 85 46 0 109-17 147-98 27-58 31-125 31-190zM179 565c-33 0-85-22-100-104-8-50-8-129-8-179 0-54 0-109 6-155 17-100 80-108 102-108 26 0 82 16 99 98 8 48 8 111 8 165 0 64 0 121-10 175-11 81-59 108-97 108z">
            <text:p/>
          </draw:path>
        </draw:g>
        <draw:g>
          <svg:title>TexMaths</svg:title>
          <svg:desc>24§display§(iv) \ \frac{dy}{dx} = \frac{2 \sin x + 3}{dy/dx}§svg§600§FALSE§</svg:desc>
          <draw:polygon draw:style-name="gr2" draw:text-style-name="P8" draw:layer="layout" svg:width="7.606cm" svg:height="1.861cm" svg:x="14.791cm" svg:y="7.342cm" svg:viewBox="0 0 7607 1862" draw:points="3803,1862 0,1862 0,0 7607,0 7607,1862">
            <text:p/>
          </draw:polygon>
          <draw:path draw:style-name="gr3" draw:text-style-name="P9" draw:layer="layout" svg:width="0.197cm" svg:height="0.843cm" svg:x="14.831cm" svg:y="7.824cm" svg:viewBox="0 0 198 844" svg:d="M198 837c0-2 0-4-16-19-105-106-132-265-132-396 0-146 33-293 136-399 12-10 12-11 12-15 0-6-4-8-10-8-8 0-84 58-134 165-44 92-54 186-54 257 0 67 10 169 56 265 52 104 124 157 132 157 6 0 10-2 10-7z">
            <text:p/>
          </draw:path>
          <draw:path draw:style-name="gr3" draw:text-style-name="P9" draw:layer="layout" svg:width="0.224cm" svg:height="0.567cm" svg:x="15.102cm" svg:y="7.899cm" svg:viewBox="0 0 225 568" svg:d="M217 31c0-18-12-31-31-31-23 0-46 21-46 44 0 17 12 31 33 31 19 0 44-19 44-44zM152 349c11-25 11-27 19-50 8-17 11-28 11-44 0-38-26-69-71-69-78 0-111 121-111 129 0 9 8 9 10 9 9 0 9-2 13-15 23-81 58-106 86-106 8 0 22 0 22 27 0 19-6 37-10 44-6 23-44 121-58 158-9 21-19 50-19 67 0 40 29 69 69 69 81 0 112-123 112-130 0-8-8-8-10-8-10 0-10 2-13 15-16 54-45 106-87 106-15 0-21-10-21-29 0-21 6-33 25-84z">
            <text:p/>
          </draw:path>
          <draw:path draw:style-name="gr3" draw:text-style-name="P9" draw:layer="layout" svg:width="0.371cm" svg:height="0.383cm" svg:x="15.392cm" svg:y="8.083cm" svg:viewBox="0 0 372 384" svg:d="M372 59c0-46-23-59-38-59-21 0-40 21-40 40 0 12 4 18 13 25 17 18 29 41 29 71 0 35-52 229-152 229-42 0-61-29-61-73 0-48 23-110 48-181 6-13 11-25 11-42 0-38-28-69-71-69-78 0-111 123-111 131 0 7 8 7 10 7 9 0 9 0 13-15 25-85 61-104 86-104 8 0 22 0 22 27 0 21-8 44-14 60-38 97-50 136-50 172 0 92 75 106 115 106 142 0 190-280 190-325z">
            <text:p/>
          </draw:path>
          <draw:path draw:style-name="gr3" draw:text-style-name="P9" draw:layer="layout" svg:width="0.197cm" svg:height="0.843cm" svg:x="15.855cm" svg:y="7.824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9" draw:layer="layout" svg:width="0.402cm" svg:height="0.596cm" svg:x="16.569cm" svg:y="7.3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9" draw:layer="layout" svg:width="0.389cm" svg:height="0.546cm" svg:x="16.999cm" svg:y="7.513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6 84-39-9 45-21 85-53 131-23 29-56 54-94 54-12 0-50-4-64-37 14 0 23 0 35-9 9-8 17-20 17-35 0-27-23-31-31-31-19 0-48 14-48 56s39 73 91 73c88 0 174-77 197-173z">
            <text:p/>
          </draw:path>
          <draw:polygon draw:style-name="gr3" draw:text-style-name="P9" draw:layer="layout" svg:width="0.922cm" svg:height="0.035cm" svg:x="16.517cm" svg:y="8.227cm" svg:viewBox="0 0 923 36" draw:points="461,36 0,36 0,0 923,0 923,36">
            <text:p/>
          </draw:polygon>
          <draw:path draw:style-name="gr3" draw:text-style-name="P9" draw:layer="layout" svg:width="0.402cm" svg:height="0.596cm" svg:x="16.55cm" svg:y="8.4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9" draw:layer="layout" svg:width="0.421cm" svg:height="0.383cm" svg:x="16.98cm" svg:y="8.66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9" draw:layer="layout" svg:width="0.562cm" svg:height="0.199cm" svg:x="17.821cm" svg:y="8.14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37cm" svg:height="0.563cm" svg:x="18.807cm" svg:y="7.323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9" draw:layer="layout" svg:width="0.277cm" svg:height="0.389cm" svg:x="19.355cm" svg:y="7.507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19.689cm" svg:y="7.321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19.921cm" svg:y="7.513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421cm" svg:height="0.383cm" svg:x="20.528cm" svg:y="7.51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9" draw:layer="layout" svg:width="0.562cm" svg:height="0.563cm" svg:x="21.221cm" svg:y="7.394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5cm" svg:height="0.58cm" svg:x="22.052cm" svg:y="7.323cm" svg:viewBox="0 0 351 581" svg:d="M211 265c69-21 117-81 117-148 0-69-73-117-155-117-87 0-150 50-150 115 0 27 19 44 42 44 27 0 44-19 44-44 0-42-40-42-51-42 25-40 80-52 111-52 35 0 83 19 83 94 0 12-2 60-25 98-25 40-54 42-75 44-6 0-27 2-33 2-8 0-13 2-13 10 0 9 5 9 21 9h36c69 0 102 58 102 140 0 116-60 140-96 140-37 0-100-15-131-65 31 6 56-13 56-46 0-31-21-48-46-48-21 0-48 14-48 50 0 77 79 132 171 132 104 0 180-76 180-163 0-69-53-134-140-153z">
            <text:p/>
          </draw:path>
          <draw:polygon draw:style-name="gr3" draw:text-style-name="P9" draw:layer="layout" svg:width="3.674cm" svg:height="0.035cm" svg:x="18.765cm" svg:y="8.227cm" svg:viewBox="0 0 3675 36" draw:points="1837,36 0,36 0,0 3675,0 3675,36">
            <text:p/>
          </draw:polygon>
          <draw:path draw:style-name="gr3" draw:text-style-name="P9" draw:layer="layout" svg:width="0.402cm" svg:height="0.596cm" svg:x="19.522cm" svg:y="8.45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8-148 48-186 24-50 63-81 97-81 56 0 68 69 68 75 0 4-2 10-4 13z">
            <text:p/>
          </draw:path>
          <draw:path draw:style-name="gr3" draw:text-style-name="P9" draw:layer="layout" svg:width="0.391cm" svg:height="0.546cm" svg:x="19.952cm" svg:y="8.661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6 84-39-9 45-21 85-53 131-23 29-56 54-94 54-12 0-50-4-64-37 14 0 23 0 37-9 7-8 15-20 15-35 0-27-23-31-31-31-19 0-48 14-48 56s39 73 91 73c88 0 174-77 197-173z">
            <text:p/>
          </draw:path>
          <draw:path draw:style-name="gr3" draw:text-style-name="P9" draw:layer="layout" svg:width="0.329cm" svg:height="0.843cm" svg:x="20.418cm" svg:y="8.402cm" svg:viewBox="0 0 330 844" svg:d="M326 33c4-12 4-16 4-16 0-9-7-17-17-17-6 0-12 2-13 8l-296 806c-4 9-4 13-4 15 0 8 8 15 17 15 12 0 14-5 19-19z">
            <text:p/>
          </draw:path>
          <draw:path draw:style-name="gr3" draw:text-style-name="P9" draw:layer="layout" svg:width="0.402cm" svg:height="0.596cm" svg:x="20.827cm" svg:y="8.4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9" draw:layer="layout" svg:width="0.421cm" svg:height="0.383cm" svg:x="21.257cm" svg:y="8.66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</draw:g>
        <draw:g>
          <svg:title>TexMaths</svg:title>
          <svg:desc>24§display§(v) \ \left[ 1 +  \left( \frac{dy}{dx} \right)^2 \right]^{ \frac{3}{2}} = 8 \frac{d^2y}{dx^2}§svg§600§FALSE§</svg:desc>
          <draw:polygon draw:style-name="gr2" draw:text-style-name="P8" draw:layer="layout" svg:width="10.092cm" svg:height="2.745cm" svg:x="2.695cm" svg:y="9.043cm" svg:viewBox="0 0 10093 2746" draw:points="5047,2746 0,2746 0,0 10093,0 10093,2746">
            <text:p/>
          </draw:polygon>
          <draw:path draw:style-name="gr3" draw:text-style-name="P9" draw:layer="layout" svg:width="0.197cm" svg:height="0.844cm" svg:x="2.735cm" svg:y="10.143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9" draw:layer="layout" svg:width="0.371cm" svg:height="0.383cm" svg:x="3.006cm" svg:y="10.403cm" svg:viewBox="0 0 372 384" svg:d="M372 60c0-47-23-60-38-60-21 0-40 21-40 40 0 12 4 18 13 25 17 18 29 41 29 71 0 35-52 229-152 229-42 0-61-29-61-73 0-48 23-110 48-181 6-13 11-25 11-42 0-38-28-69-71-69-78 0-111 123-111 131 0 7 8 7 10 7 9 0 9 0 13-15 25-85 61-104 86-104 8 0 22 0 22 27 0 21-8 44-14 60-38 98-50 136-50 172 0 93 75 106 115 106 142 0 190-280 190-324z">
            <text:p/>
          </draw:path>
          <draw:path draw:style-name="gr3" draw:text-style-name="P9" draw:layer="layout" svg:width="0.197cm" svg:height="0.844cm" svg:x="3.469cm" svg:y="10.143cm" svg:viewBox="0 0 198 845" svg:d="M198 422c0-65-10-167-56-263-52-103-125-159-134-159-4 0-8 4-8 8s0 5 15 21c85 82 133 217 133 393 0 144-31 294-136 400-12 11-12 13-12 15 0 6 4 8 8 8 9 0 86-58 136-165 44-92 54-187 54-258z">
            <text:p/>
          </draw:path>
          <draw:polygon draw:style-name="gr3" draw:text-style-name="P9" draw:layer="layout" svg:width="0.251cm" svg:height="2.531cm" svg:x="4.402cm" svg:y="9.301cm" svg:viewBox="0 0 252 2532" draw:points="0,2532 252,2532 252,2479 52,2479 52,52 252,52 252,0 0,0">
            <text:p/>
          </draw:polygon>
          <draw:path draw:style-name="gr3" draw:text-style-name="P9" draw:layer="layout" svg:width="0.279cm" svg:height="0.563cm" svg:x="4.736cm" svg:y="10.214cm" svg:viewBox="0 0 280 564" svg:d="M175 21c0-19 0-21-21-21-52 54-127 54-154 54v27c17 0 67 0 111-23v439c0 31-2 41-78 41h-27v26c29-3 103-3 136-3 35 0 108 0 138 3v-26h-27c-76 0-78-10-78-41z">
            <text:p/>
          </draw:path>
          <draw:path draw:style-name="gr3" draw:text-style-name="P9" draw:layer="layout" svg:width="0.562cm" svg:height="0.563cm" svg:x="5.318cm" svg:y="10.284cm" svg:viewBox="0 0 563 564" svg:d="M299 300h237c11 0 27 0 27-18 0-17-16-17-27-17h-237v-236c0-14 0-29-17-29s-17 15-17 29v236h-236c-14 0-29 0-29 17 0 18 15 18 29 18h236v236c0 11 0 28 17 28s17-17 17-28z">
            <text:p/>
          </draw:path>
          <draw:path draw:style-name="gr3" draw:text-style-name="P9" draw:layer="layout" svg:width="0.416cm" svg:height="2.025cm" svg:x="6.289cm" svg:y="9.554cm" svg:viewBox="0 0 417 2026" svg:d="M417 2018c0-4-2-6-4-8-31-32-89-88-144-180-137-217-198-492-198-816 0-229 29-521 169-772 67-121 136-190 175-227 2-2 2-3 2-7 0-8-6-8-18-8-11 0-13 0-27 13-284 258-372 644-372 999 0 332 77 666 292 920 17 19 48 53 84 84 10 10 12 10 23 10 12 0 18 0 18-8z">
            <text:p/>
          </draw:path>
          <draw:path draw:style-name="gr3" draw:text-style-name="P9" draw:layer="layout" svg:width="0.402cm" svg:height="0.596cm" svg:x="6.89cm" svg:y="9.619cm" svg:viewBox="0 0 403 597" svg:d="M403 10c0-2 0-10-11-10-12 0-93 8-108 10-6 0-11 3-11 15 0 11 7 11 21 11 40 0 42 6 42 14l-4 17-50 200c-15-31-40-54-78-54-98 0-204 125-204 248 0 80 46 136 113 136 18 0 60-4 110-63 7 34 36 63 76 63 31 0 50-19 64-48 13-29 25-81 25-82 0-10-8-10-10-10-9 0-9 4-11 15-16 56-31 106-66 106-23 0-25-21-25-38 0-22 2-27 6-41zM227 486c-4 15-4 17-18 32-36 46-71 60-94 60-42 0-55-46-55-79 0-42 26-148 48-186 24-50 63-81 97-81 54 0 68 69 68 75 0 4-2 10-4 14z">
            <text:p/>
          </draw:path>
          <draw:path draw:style-name="gr3" draw:text-style-name="P9" draw:layer="layout" svg:width="0.391cm" svg:height="0.546cm" svg:x="7.318cm" svg:y="9.832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s39 73 91 73c88 0 174-77 197-173z">
            <text:p/>
          </draw:path>
          <draw:polygon draw:style-name="gr3" draw:text-style-name="P9" draw:layer="layout" svg:width="0.922cm" svg:height="0.035cm" svg:x="6.836cm" svg:y="10.549cm" svg:viewBox="0 0 923 36" draw:points="461,36 0,36 0,0 923,0 923,36">
            <text:p/>
          </draw:polygon>
          <draw:path draw:style-name="gr3" draw:text-style-name="P9" draw:layer="layout" svg:width="0.402cm" svg:height="0.596cm" svg:x="6.871cm" svg:y="10.769cm" svg:viewBox="0 0 403 597" svg:d="M403 10c0-2 0-10-11-10-12 0-93 8-108 10-6 0-11 3-11 15 0 11 7 11 21 11 40 0 42 6 42 14l-4 17-50 200c-15-31-40-54-78-54-98 0-204 125-204 248 0 80 46 136 113 136 18 0 60-4 110-63 7 34 36 63 76 63 31 0 50-19 64-48 13-29 25-81 25-82 0-10-8-10-10-10-9 0-9 4-11 15-16 56-31 106-66 106-23 0-25-21-25-38 0-22 2-27 6-41zM227 486c-4 15-4 17-18 32-36 46-71 60-94 60-42 0-55-46-55-79 0-42 26-148 48-186 24-50 63-81 97-81 54 0 68 69 68 75 0 4-2 10-4 14z">
            <text:p/>
          </draw:path>
          <draw:path draw:style-name="gr3" draw:text-style-name="P9" draw:layer="layout" svg:width="0.421cm" svg:height="0.383cm" svg:x="7.299cm" svg:y="10.98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09 136-131 0-7-7-7-9-7-8 0-10 2-12 7-27 93-86 112-113 112-33 0-46-27-46-56 0-19 6-36 15-75z">
            <text:p/>
          </draw:path>
          <draw:path draw:style-name="gr3" draw:text-style-name="P9" draw:layer="layout" svg:width="0.416cm" svg:height="2.025cm" svg:x="7.888cm" svg:y="9.554cm" svg:viewBox="0 0 417 2026" svg:d="M417 1014c0-332-77-666-292-920-17-19-48-54-83-84-11-10-13-10-25-10-9 0-17 0-17 8 0 4 4 7 6 9 29 31 86 87 142 179 136 217 199 491 199 816 0 228-30 520-170 772-68 121-139 190-173 226-2 2-4 4-4 8 0 8 8 8 17 8 12 0 14 0 27-14 284-257 373-643 373-998z">
            <text:p/>
          </draw:path>
          <draw:path draw:style-name="gr3" draw:text-style-name="P9" draw:layer="layout" svg:width="0.262cm" svg:height="0.393cm" svg:x="8.516cm" svg:y="9.3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9" draw:layer="layout" svg:width="0.251cm" svg:height="2.531cm" svg:x="8.867cm" svg:y="9.301cm" svg:viewBox="0 0 252 2532" draw:points="200,2479 0,2479 0,2532 252,2532 252,0 0,0 0,52 200,52">
            <text:p/>
          </draw:polygon>
          <draw:path draw:style-name="gr3" draw:text-style-name="P9" draw:layer="layout" svg:width="0.22cm" svg:height="0.291cm" svg:x="9.486cm" svg:y="9.001cm" svg:viewBox="0 0 221 292" svg:d="M106 142c40 0 65 25 65 67 0 43-27 66-63 66-6 0-56 0-77-22 17-3 21-17 21-26 0-16-12-25-25-25-14 0-27 7-27 26 0 45 50 64 108 64 71 0 113-42 113-83 0-34-31-65-79-77 50-15 63-48 63-71 0-36-42-61-96-61-51 0-94 21-94 60 0 21 16 24 23 24 14 0 25-7 25-23 0-9-5-21-21-25 19-19 58-21 66-21 30 0 53 18 53 46 0 23-15 64-61 66-12 0-14 0-25 2-4 0-8 0-8 5 0 8 4 8 12 8z">
            <text:p/>
          </draw:path>
          <draw:polygon draw:style-name="gr3" draw:text-style-name="P9" draw:layer="layout" svg:width="0.287cm" svg:height="0.03cm" svg:x="9.451cm" svg:y="9.347cm" svg:viewBox="0 0 288 31" draw:points="144,31 0,31 0,0 288,0 288,31">
            <text:p/>
          </draw:polygon>
          <draw:path draw:style-name="gr3" draw:text-style-name="P9" draw:layer="layout" svg:width="0.21cm" svg:height="0.281cm" svg:x="9.489cm" svg:y="9.431cm" svg:viewBox="0 0 211 282" svg:d="M211 202h-17c-2 7-6 34-12 38-3 2-40 2-46 2h-84c29-21 61-44 86-62 39-26 73-51 73-96 0-53-50-84-111-84-58 0-100 33-100 75 0 21 19 25 25 25 11 0 25-8 25-25 0-15-12-23-25-25 11-19 36-31 65-31 42 0 77 25 77 65 0 37-25 64-58 91l-103 88c-6 4-6 4-6 8v11h198z">
            <text:p/>
          </draw:path>
          <draw:path draw:style-name="gr3" draw:text-style-name="P9" draw:layer="layout" svg:width="0.562cm" svg:height="0.199cm" svg:x="10.163cm" svg:y="10.46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cm" svg:height="0.581cm" svg:x="11.041cm" svg:y="10.214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0 0-30-9-69-40-105-17-17-31-25-84-60zM142 294l104 65c23 15 63 40 63 92 0 64-63 108-132 108-73 0-135-52-135-123 0-50 27-104 100-142z">
            <text:p/>
          </draw:path>
          <draw:path draw:style-name="gr3" draw:text-style-name="P9" draw:layer="layout" svg:width="0.402cm" svg:height="0.596cm" svg:x="11.582cm" svg:y="9.619cm" svg:viewBox="0 0 403 597" svg:d="M403 10c0-2 0-10-11-10-12 0-93 8-108 10-6 0-11 3-11 15 0 11 7 11 21 11 40 0 42 6 42 14l-4 17-50 200c-15-31-40-54-78-54-98 0-204 125-204 248 0 80 46 136 113 136 18 0 60-4 110-63 7 34 36 63 76 63 31 0 50-19 64-48 13-29 25-81 25-82 0-10-8-10-10-10-9 0-9 4-11 15-16 56-31 106-66 106-23 0-25-21-25-38 0-22 2-27 6-41zM227 486c-4 15-4 17-18 32-36 46-71 60-94 60-42 0-55-46-55-79 0-42 26-148 48-186 24-50 63-81 97-81 54 0 68 69 68 75 0 4-2 10-4 14z">
            <text:p/>
          </draw:path>
          <draw:path draw:style-name="gr3" draw:text-style-name="P9" draw:layer="layout" svg:width="0.262cm" svg:height="0.393cm" svg:x="12.024cm" svg:y="9.50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9" draw:layer="layout" svg:width="0.391cm" svg:height="0.546cm" svg:x="12.39cm" svg:y="9.832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olygon draw:style-name="gr3" draw:text-style-name="P9" draw:layer="layout" svg:width="1.301cm" svg:height="0.035cm" svg:x="11.528cm" svg:y="10.549cm" svg:viewBox="0 0 1302 36" draw:points="651,36 0,36 0,0 1302,0 1302,36">
            <text:p/>
          </draw:polygon>
          <draw:path draw:style-name="gr3" draw:text-style-name="P9" draw:layer="layout" svg:width="0.402cm" svg:height="0.596cm" svg:x="11.563cm" svg:y="10.769cm" svg:viewBox="0 0 403 597" svg:d="M403 10c0-2 0-10-11-10-12 0-93 8-108 10-6 0-11 3-11 15 0 11 7 11 21 11 40 0 42 6 42 14l-4 17-50 200c-15-31-40-54-78-54-98 0-204 125-204 248 0 80 46 136 113 136 18 0 60-4 110-63 7 34 36 63 76 63 31 0 50-19 64-48 13-29 25-81 25-82 0-10-8-10-10-10-9 0-9 4-11 15-16 56-31 106-66 106-23 0-25-21-25-38 0-22 2-27 6-41zM227 486c-4 15-4 17-18 32-36 46-71 60-94 60-42 0-55-46-55-79 0-42 26-148 48-186 24-50 63-81 97-81 54 0 68 69 68 75 0 4-2 10-4 14z">
            <text:p/>
          </draw:path>
          <draw:path draw:style-name="gr3" draw:text-style-name="P9" draw:layer="layout" svg:width="0.421cm" svg:height="0.383cm" svg:x="11.993cm" svg:y="10.982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09 136-131 0-7-7-7-9-7-8 0-10 2-12 7-28 93-86 112-113 112-33 0-46-27-46-56 0-19 6-36 15-75z">
            <text:p/>
          </draw:path>
          <draw:path draw:style-name="gr3" draw:text-style-name="P9" draw:layer="layout" svg:width="0.262cm" svg:height="0.393cm" svg:x="12.486cm" svg:y="10.71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</draw:g>
        <draw:g>
          <svg:title>TexMaths</svg:title>
          <svg:desc>24§display§(vi) \ \frac{dy}{dx} = \frac{2 \sin x + 3}{dy/dx}§svg§600§FALSE§</svg:desc>
          <draw:polygon draw:style-name="gr2" draw:text-style-name="P8" draw:layer="layout" svg:width="7.606cm" svg:height="1.861cm" svg:x="14.693cm" svg:y="9.641cm" svg:viewBox="0 0 7607 1862" draw:points="3803,1862 0,1862 0,0 7607,0 7607,1862">
            <text:p/>
          </draw:polygon>
          <draw:path draw:style-name="gr3" draw:text-style-name="P9" draw:layer="layout" svg:width="0.197cm" svg:height="0.843cm" svg:x="14.733cm" svg:y="10.123cm" svg:viewBox="0 0 198 844" svg:d="M198 837c0-2 0-4-16-19-105-106-132-265-132-396 0-146 33-293 136-399 12-10 12-11 12-15 0-6-4-8-10-8-8 0-84 58-134 165-44 92-54 186-54 257 0 67 10 169 56 265 52 104 124 157 132 157 6 0 10-2 10-7z">
            <text:p/>
          </draw:path>
          <draw:path draw:style-name="gr3" draw:text-style-name="P9" draw:layer="layout" svg:width="0.371cm" svg:height="0.383cm" svg:x="15.004cm" svg:y="10.382cm" svg:viewBox="0 0 372 384" svg:d="M372 59c0-46-23-59-38-59-21 0-40 21-40 40 0 12 4 18 13 25 17 18 29 41 29 71 0 35-52 229-152 229-42 0-61-29-61-73 0-48 23-110 48-181 6-13 11-25 11-42 0-38-28-69-71-69-78 0-111 123-111 131 0 7 8 7 10 7 9 0 9 0 13-15 25-85 61-104 86-104 8 0 22 0 22 27 0 21-8 44-14 60-38 97-50 136-50 172 0 92 75 106 115 106 142 0 190-280 190-325z">
            <text:p/>
          </draw:path>
          <draw:path draw:style-name="gr3" draw:text-style-name="P9" draw:layer="layout" svg:width="0.224cm" svg:height="0.567cm" svg:x="15.442cm" svg:y="10.198cm" svg:viewBox="0 0 225 568" svg:d="M217 31c0-18-12-31-31-31-23 0-46 21-46 44 0 17 12 31 33 31 19 0 44-19 44-44zM152 349c11-25 11-27 19-50 8-17 11-28 11-44 0-38-26-69-71-69-78 0-111 121-111 129 0 9 8 9 10 9 9 0 9-2 13-15 23-81 58-106 86-106 8 0 22 0 22 27 0 19-6 37-10 44-6 23-44 121-58 158-9 21-19 50-19 67 0 40 29 69 69 69 81 0 112-123 112-130 0-8-8-8-10-8-10 0-10 2-13 15-16 54-45 106-87 106-15 0-21-10-21-29 0-21 6-33 25-84z">
            <text:p/>
          </draw:path>
          <draw:path draw:style-name="gr3" draw:text-style-name="P9" draw:layer="layout" svg:width="0.197cm" svg:height="0.843cm" svg:x="15.757cm" svg:y="10.123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9" draw:layer="layout" svg:width="0.402cm" svg:height="0.596cm" svg:x="16.471cm" svg:y="9.599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9" draw:layer="layout" svg:width="0.389cm" svg:height="0.546cm" svg:x="16.901cm" svg:y="9.812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6 84-39-9 45-21 85-53 131-23 29-56 54-94 54-12 0-50-4-64-37 14 0 23 0 35-9 9-8 17-20 17-35 0-27-23-31-31-31-19 0-48 14-48 56s39 73 91 73c88 0 174-77 197-173z">
            <text:p/>
          </draw:path>
          <draw:polygon draw:style-name="gr3" draw:text-style-name="P9" draw:layer="layout" svg:width="0.922cm" svg:height="0.035cm" svg:x="16.419cm" svg:y="10.526cm" svg:viewBox="0 0 923 36" draw:points="461,36 0,36 0,0 923,0 923,36">
            <text:p/>
          </draw:polygon>
          <draw:path draw:style-name="gr3" draw:text-style-name="P9" draw:layer="layout" svg:width="0.402cm" svg:height="0.596cm" svg:x="16.452cm" svg:y="10.749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9" draw:layer="layout" svg:width="0.421cm" svg:height="0.383cm" svg:x="16.882cm" svg:y="10.9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9" draw:layer="layout" svg:width="0.562cm" svg:height="0.199cm" svg:x="17.723cm" svg:y="10.44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37cm" svg:height="0.563cm" svg:x="18.709cm" svg:y="9.622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9" draw:layer="layout" svg:width="0.277cm" svg:height="0.389cm" svg:x="19.257cm" svg:y="9.806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19.591cm" svg:y="9.62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3cm" svg:x="19.823cm" svg:y="9.812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421cm" svg:height="0.383cm" svg:x="20.43cm" svg:y="9.81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9" draw:layer="layout" svg:width="0.562cm" svg:height="0.563cm" svg:x="21.123cm" svg:y="9.693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9" draw:layer="layout" svg:width="0.35cm" svg:height="0.58cm" svg:x="21.954cm" svg:y="9.622cm" svg:viewBox="0 0 351 581" svg:d="M211 265c69-21 117-81 117-148 0-69-73-117-155-117-87 0-150 50-150 115 0 27 19 44 42 44 27 0 44-19 44-44 0-42-40-42-51-42 25-40 80-52 111-52 35 0 83 19 83 94 0 12-2 60-25 98-25 40-54 42-75 44-6 0-27 2-33 2-8 0-13 2-13 10 0 9 5 9 21 9h36c69 0 102 58 102 140 0 116-60 140-96 140-37 0-100-15-131-65 31 6 56-13 56-46 0-31-21-48-46-48-21 0-48 14-48 50 0 77 79 132 171 132 104 0 180-76 180-163 0-69-53-134-140-153z">
            <text:p/>
          </draw:path>
          <draw:polygon draw:style-name="gr3" draw:text-style-name="P9" draw:layer="layout" svg:width="3.674cm" svg:height="0.035cm" svg:x="18.667cm" svg:y="10.526cm" svg:viewBox="0 0 3675 36" draw:points="1837,36 0,36 0,0 3675,0 3675,36">
            <text:p/>
          </draw:polygon>
          <draw:path draw:style-name="gr3" draw:text-style-name="P9" draw:layer="layout" svg:width="0.402cm" svg:height="0.596cm" svg:x="19.424cm" svg:y="10.749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8-148 48-186 24-50 63-81 97-81 56 0 68 69 68 75 0 4-2 10-4 13z">
            <text:p/>
          </draw:path>
          <draw:path draw:style-name="gr3" draw:text-style-name="P9" draw:layer="layout" svg:width="0.391cm" svg:height="0.546cm" svg:x="19.854cm" svg:y="10.96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6 84-39-9 45-21 85-53 131-23 29-56 54-94 54-12 0-50-4-64-37 14 0 23 0 37-9 7-8 15-20 15-35 0-27-23-31-31-31-19 0-48 14-48 56s39 73 91 73c88 0 174-77 197-173z">
            <text:p/>
          </draw:path>
          <draw:path draw:style-name="gr3" draw:text-style-name="P9" draw:layer="layout" svg:width="0.329cm" svg:height="0.843cm" svg:x="20.32cm" svg:y="10.701cm" svg:viewBox="0 0 330 844" svg:d="M326 33c4-12 4-16 4-16 0-9-7-17-17-17-6 0-12 2-13 8l-296 806c-4 9-4 13-4 15 0 8 8 15 17 15 12 0 14-5 19-19z">
            <text:p/>
          </draw:path>
          <draw:path draw:style-name="gr3" draw:text-style-name="P9" draw:layer="layout" svg:width="0.402cm" svg:height="0.596cm" svg:x="20.729cm" svg:y="10.749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9" draw:layer="layout" svg:width="0.421cm" svg:height="0.383cm" svg:x="21.159cm" svg:y="10.9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</draw:g>
        <draw:g>
          <svg:title>TexMaths</svg:title>
          <svg:desc>24§display§(vii) \  \left( \frac{d^3y}{dx^3} \right)^{ \frac{1}{2}} - 8 \left( \frac{dy}{dx} \right)^{ \frac{1}{3}} = 0§svg§600§FALSE§</svg:desc>
          <draw:polygon draw:style-name="gr2" draw:text-style-name="P8" draw:layer="layout" svg:width="11.292cm" svg:height="2.272cm" svg:x="2.297cm" svg:y="12.146cm" svg:viewBox="0 0 11293 2273" draw:points="5646,2273 0,2273 0,0 11293,0 11293,2273">
            <text:p/>
          </draw:polygon>
          <draw:path draw:style-name="gr3" draw:text-style-name="P9" draw:layer="layout" svg:width="0.197cm" svg:height="0.844cm" svg:x="2.337cm" svg:y="13.027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9" draw:layer="layout" svg:width="0.371cm" svg:height="0.383cm" svg:x="2.608cm" svg:y="13.286cm" svg:viewBox="0 0 372 384" svg:d="M372 60c0-47-23-60-38-60-21 0-40 21-40 40 0 12 4 18 13 25 17 18 29 41 29 71 0 35-52 229-152 229-42 0-61-29-61-73 0-48 23-110 48-181 6-13 11-25 11-42 0-38-28-69-71-69-78 0-111 123-111 131 0 7 8 7 10 7 9 0 9 0 13-15 25-85 61-104 86-104 8 0 22 0 22 27 0 21-8 44-14 60-38 97-50 136-50 172 0 92 75 106 115 106 142 0 190-280 190-324z">
            <text:p/>
          </draw:path>
          <draw:path draw:style-name="gr3" draw:text-style-name="P9" draw:layer="layout" svg:width="0.224cm" svg:height="0.567cm" svg:x="3.046cm" svg:y="13.102cm" svg:viewBox="0 0 225 568" svg:d="M217 31c0-18-12-31-31-31-23 0-46 21-46 44 0 17 12 31 33 31 19 0 44-19 44-44zM152 349c11-25 11-27 19-50 8-17 11-28 11-44 0-38-26-69-71-69-78 0-111 121-111 129 0 9 8 9 10 9 9 0 9-2 13-15 23-81 58-106 86-106 8 0 22 0 22 27 0 20-6 37-10 44-6 24-44 121-58 158-9 21-19 50-19 67 0 40 29 69 69 69 81 0 112-123 112-130 0-8-8-8-10-8-10 0-10 2-13 15-16 54-45 106-87 106-15 0-21-10-21-29 0-21 6-33 25-84z">
            <text:p/>
          </draw:path>
          <draw:path draw:style-name="gr3" draw:text-style-name="P9" draw:layer="layout" svg:width="0.224cm" svg:height="0.567cm" svg:x="3.338cm" svg:y="13.102cm" svg:viewBox="0 0 225 568" svg:d="M217 31c0-18-12-31-31-31-23 0-46 21-46 44 0 17 12 31 33 31 19 0 44-19 44-44zM152 349c11-25 11-27 19-50 8-17 11-28 11-44 0-38-26-69-71-69-78 0-111 121-111 129 0 9 8 9 10 9 9 0 9-2 13-15 23-81 58-106 86-106 8 0 22 0 22 27 0 20-6 37-10 44-6 24-44 121-58 158-9 21-19 50-19 67 0 40 29 69 69 69 81 0 112-123 112-130 0-8-8-8-10-8-10 0-10 2-13 15-16 54-45 106-87 106-15 0-21-10-21-29 0-21 6-33 25-84z">
            <text:p/>
          </draw:path>
          <draw:path draw:style-name="gr3" draw:text-style-name="P9" draw:layer="layout" svg:width="0.197cm" svg:height="0.844cm" svg:x="3.651cm" svg:y="13.027cm" svg:viewBox="0 0 198 845" svg:d="M198 422c0-65-10-167-56-263-52-103-125-159-134-159-4 0-8 4-8 8s0 5 15 21c85 82 133 217 133 393 0 144-31 294-136 400-12 11-12 13-12 15 0 6 4 8 8 8 9 0 86-58 136-166 44-92 54-186 54-257z">
            <text:p/>
          </draw:path>
          <draw:path draw:style-name="gr3" draw:text-style-name="P9" draw:layer="layout" svg:width="0.416cm" svg:height="2.024cm" svg:x="4.528cm" svg:y="12.438cm" svg:viewBox="0 0 417 2025" svg:d="M417 2017c0-4-2-5-4-7-31-33-89-89-144-181-137-217-198-491-198-816 0-228 29-520 169-771 67-121 136-190 175-227 2-2 2-3 2-7 0-8-6-8-18-8-11 0-13 0-27 13-284 258-372 643-372 999 0 332 77 666 292 919 17 19 48 54 84 84 10 10 12 10 23 10 12 0 18 0 18-8z">
            <text:p/>
          </draw:path>
          <draw:path draw:style-name="gr3" draw:text-style-name="P9" draw:layer="layout" svg:width="0.402cm" svg:height="0.596cm" svg:x="5.127cm" svg:y="12.503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272cm" svg:height="0.404cm" svg:x="5.565cm" svg:y="12.392cm" svg:viewBox="0 0 273 405" svg:d="M131 196c46 0 78 32 78 96 0 73-42 94-77 94-23 0-76-6-101-40 29-2 34-22 34-33 0-19-13-33-32-33-16 0-33 10-33 33 0 57 61 92 134 92 83 0 139-54 139-113 0-46-37-92-102-108 61-21 84-67 84-101 0-48-53-83-121-83-65 0-115 33-115 79 0 21 12 32 31 32 17 0 29-13 29-30 0-18-12-29-29-31 21-27 61-33 82-33 27 0 66 14 66 66 0 24-10 51-25 69-19 23-35 25-65 27-16 0-16 0-20 1 0 0-5 0-5 8s5 8 15 8z">
            <text:p/>
          </draw:path>
          <draw:path draw:style-name="gr3" draw:text-style-name="P9" draw:layer="layout" svg:width="0.391cm" svg:height="0.546cm" svg:x="5.935cm" svg:y="12.716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1-31-31-19 0-48 14-48 56s39 73 91 73c88 0 174-77 197-173z">
            <text:p/>
          </draw:path>
          <draw:polygon draw:style-name="gr3" draw:text-style-name="P9" draw:layer="layout" svg:width="1.301cm" svg:height="0.035cm" svg:x="5.075cm" svg:y="13.432cm" svg:viewBox="0 0 1302 36" draw:points="651,36 0,36 0,0 1302,0 1302,36">
            <text:p/>
          </draw:polygon>
          <draw:path draw:style-name="gr3" draw:text-style-name="P9" draw:layer="layout" svg:width="0.402cm" svg:height="0.596cm" svg:x="5.108cm" svg:y="13.653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5.538cm" svg:y="13.86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3-86 112-113 112-33 0-46-27-46-56 0-19 6-36 15-75z">
            <text:p/>
          </draw:path>
          <draw:path draw:style-name="gr3" draw:text-style-name="P9" draw:layer="layout" svg:width="0.272cm" svg:height="0.404cm" svg:x="6.027cm" svg:y="13.603cm" svg:viewBox="0 0 273 405" svg:d="M131 196c46 0 78 32 78 96 0 73-42 94-77 94-23 0-76-6-101-40 29-2 34-22 34-33 0-19-13-33-32-33-16 0-33 10-33 33 0 57 61 92 134 92 83 0 139-54 139-113 0-46-37-92-102-108 61-21 84-67 84-101 0-48-53-83-121-83-65 0-115 33-115 79 0 21 12 32 31 32 17 0 29-13 29-30 0-18-12-29-29-31 21-27 61-33 82-33 27 0 66 14 66 66 0 24-10 51-25 69-19 23-35 25-65 27-16 0-16 0-20 1 0 0-5 0-5 8s5 8 15 8z">
            <text:p/>
          </draw:path>
          <draw:path draw:style-name="gr3" draw:text-style-name="P9" draw:layer="layout" svg:width="0.416cm" svg:height="2.024cm" svg:x="6.505cm" svg:y="12.438cm" svg:viewBox="0 0 417 2025" svg:d="M417 1013c0-332-77-666-292-919-17-19-48-54-83-84-11-10-13-10-25-10-9 0-17 0-17 8 0 4 4 7 6 9 29 31 86 87 142 179 136 217 198 491 198 816 0 228-29 520-169 771-68 121-139 190-173 227-2 2-4 3-4 7 0 8 8 8 17 8 12 0 14 0 27-13 284-258 373-643 373-999z">
            <text:p/>
          </draw:path>
          <draw:path draw:style-name="gr3" draw:text-style-name="P9" draw:layer="layout" svg:width="0.174cm" svg:height="0.281cm" svg:x="7.258cm" svg:y="12.104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9" draw:layer="layout" svg:width="0.287cm" svg:height="0.03cm" svg:x="7.198cm" svg:y="12.45cm" svg:viewBox="0 0 288 31" draw:points="144,31 0,31 0,0 288,0 288,31">
            <text:p/>
          </draw:polygon>
          <draw:path draw:style-name="gr3" draw:text-style-name="P9" draw:layer="layout" svg:width="0.21cm" svg:height="0.281cm" svg:x="7.237cm" svg:y="12.534cm" svg:viewBox="0 0 211 282" svg:d="M211 202h-17c-2 7-6 34-12 38-3 2-40 2-46 2h-82c27-21 59-44 84-62 39-26 73-51 73-96 0-53-50-84-111-84-58 0-100 33-100 75 0 21 19 25 25 25 11 0 25-8 25-25 0-15-12-23-25-25 13-19 36-31 65-31 42 0 77 25 77 65 0 37-25 64-58 91l-103 88c-6 4-6 4-6 8v11h198z">
            <text:p/>
          </draw:path>
          <draw:path draw:style-name="gr3" draw:text-style-name="P9" draw:layer="layout" svg:width="0.515cm" svg:height="0.035cm" svg:x="7.886cm" svg:y="13.432cm" svg:viewBox="0 0 516 36" svg:d="M488 36c13 0 28 0 28-19 0-17-15-17-28-17h-459c-14 0-29 0-29 17 0 19 15 19 29 19z">
            <text:p/>
          </draw:path>
          <draw:path draw:style-name="gr3" draw:text-style-name="P9" draw:layer="layout" svg:width="0.35cm" svg:height="0.581cm" svg:x="8.694cm" svg:y="13.098cm" svg:viewBox="0 0 351 582" svg:d="M102 177c-39-25-42-54-42-70 0-49 55-86 115-86 63 0 117 44 117 106 0 48-33 88-85 117zM227 257c61-31 101-75 101-130 0-79-75-127-151-127-85 0-154 63-154 142 0 15 2 52 37 92 9 10 42 31 63 46-50 25-123 71-123 156 0 90 86 146 175 146 96 0 176-70 176-160 0-30-9-69-40-105-17-18-31-25-84-60zM142 294l104 65c23 15 63 40 63 92 0 63-63 108-132 108-73 0-135-52-135-123 0-50 27-104 100-142z">
            <text:p/>
          </draw:path>
          <draw:path draw:style-name="gr3" draw:text-style-name="P9" draw:layer="layout" svg:width="0.416cm" svg:height="2.024cm" svg:x="9.397cm" svg:y="12.438cm" svg:viewBox="0 0 417 2025" svg:d="M417 2017c0-4-2-5-4-7-31-33-89-89-144-181-137-217-198-491-198-816 0-228 31-520 169-771 67-121 136-190 175-227 2-2 2-3 2-7 0-8-6-8-18-8-11 0-13 0-27 13-284 258-372 643-372 999 0 332 77 666 292 919 17 19 48 54 84 84 10 10 12 10 23 10 12 0 18 0 18-8z">
            <text:p/>
          </draw:path>
          <draw:path draw:style-name="gr3" draw:text-style-name="P9" draw:layer="layout" svg:width="0.402cm" svg:height="0.596cm" svg:x="9.996cm" svg:y="12.503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4 0-55-46-55-79 0-42 26-148 48-186 24-50 63-81 97-81 54 0 68 69 68 75 0 4-2 10-4 14z">
            <text:p/>
          </draw:path>
          <draw:path draw:style-name="gr3" draw:text-style-name="P9" draw:layer="layout" svg:width="0.391cm" svg:height="0.546cm" svg:x="10.426cm" svg:y="12.716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1-31-31-19 0-48 14-48 56s39 73 91 73c88 0 174-77 197-173z">
            <text:p/>
          </draw:path>
          <draw:polygon draw:style-name="gr3" draw:text-style-name="P9" draw:layer="layout" svg:width="0.922cm" svg:height="0.035cm" svg:x="9.944cm" svg:y="13.432cm" svg:viewBox="0 0 923 36" draw:points="461,36 0,36 0,0 923,0 923,36">
            <text:p/>
          </draw:polygon>
          <draw:path draw:style-name="gr3" draw:text-style-name="P9" draw:layer="layout" svg:width="0.402cm" svg:height="0.596cm" svg:x="9.977cm" svg:y="13.653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4 0-55-46-55-79 0-42 26-148 48-186 24-50 63-81 97-81 54 0 68 69 68 75 0 4-2 10-4 14z">
            <text:p/>
          </draw:path>
          <draw:path draw:style-name="gr3" draw:text-style-name="P9" draw:layer="layout" svg:width="0.421cm" svg:height="0.383cm" svg:x="10.407cm" svg:y="13.86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4 112-113 112-33 0-46-27-46-56 0-19 6-36 15-75z">
            <text:p/>
          </draw:path>
          <draw:path draw:style-name="gr3" draw:text-style-name="P9" draw:layer="layout" svg:width="0.416cm" svg:height="2.024cm" svg:x="10.996cm" svg:y="12.438cm" svg:viewBox="0 0 417 2025" svg:d="M417 1013c0-332-77-666-292-919-17-19-48-54-83-84-11-10-13-10-25-10-9 0-17 0-17 8 0 4 4 7 6 9 29 31 86 87 142 179 136 217 198 491 198 816 0 228-29 520-169 771-68 121-139 190-173 227-2 2-4 3-4 7 0 8 8 8 17 8 12 0 14 0 27-13 284-258 373-643 373-999z">
            <text:p/>
          </draw:path>
          <draw:path draw:style-name="gr3" draw:text-style-name="P9" draw:layer="layout" svg:width="0.174cm" svg:height="0.281cm" svg:x="11.749cm" svg:y="12.139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9" draw:layer="layout" svg:width="0.287cm" svg:height="0.03cm" svg:x="11.687cm" svg:y="12.484cm" svg:viewBox="0 0 288 31" draw:points="144,31 0,31 0,0 288,0 288,31">
            <text:p/>
          </draw:polygon>
          <draw:path draw:style-name="gr3" draw:text-style-name="P9" draw:layer="layout" svg:width="0.22cm" svg:height="0.291cm" svg:x="11.722cm" svg:y="12.569cm" svg:viewBox="0 0 221 292" svg:d="M106 142c40 0 65 25 65 67s-27 65-63 65c-6 0-56 0-79-21 19-3 23-17 23-27 0-15-12-24-25-24-14 0-27 7-27 26 0 45 50 64 108 64 71 0 113-42 113-83 0-34-31-65-79-77 50-15 63-48 63-71 0-36-42-61-96-61-51 0-94 21-94 60 0 21 16 24 23 24 14 0 25-7 25-23 0-9-5-21-21-25 19-19 58-21 66-21 30 0 53 18 53 46 0 23-15 64-61 66-12 0-14 0-25 2-4 0-8 0-8 5 0 8 4 8 12 8z">
            <text:p/>
          </draw:path>
          <draw:path draw:style-name="gr3" draw:text-style-name="P9" draw:layer="layout" svg:width="0.562cm" svg:height="0.199cm" svg:x="12.399cm" svg:y="13.3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6cm" svg:height="0.581cm" svg:x="13.275cm" svg:y="13.098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4 0 121-10 175-11 80-59 107-97 107z">
            <text:p/>
          </draw:path>
        </draw:g>
        <draw:g>
          <svg:title>TexMaths</svg:title>
          <svg:desc>24§display§(viii) \  x + \frac{d^2y}{dx^2} = \sqrt{ 1 + \left( \frac{d^2y}{dx^2} \right)^2 }§svg§600§FALSE§</svg:desc>
          <draw:polygon draw:style-name="gr2" draw:text-style-name="P8" draw:layer="layout" svg:width="11.722cm" svg:height="2.447cm" svg:x="14.195cm" svg:y="12.041cm" svg:viewBox="0 0 11723 2448" draw:points="5861,2448 0,2448 0,0 11723,0 11723,2448">
            <text:p/>
          </draw:polygon>
          <draw:path draw:style-name="gr3" draw:text-style-name="P9" draw:layer="layout" svg:width="0.197cm" svg:height="0.844cm" svg:x="14.235cm" svg:y="13.007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9" draw:layer="layout" svg:width="0.371cm" svg:height="0.383cm" svg:x="14.506cm" svg:y="13.268cm" svg:viewBox="0 0 372 384" svg:d="M372 60c0-47-23-60-38-60-21 0-40 21-40 40 0 12 4 18 13 25 17 18 29 41 29 71 0 35-52 229-152 229-42 0-61-29-61-73 0-48 23-110 48-181 6-13 11-25 11-42 0-38-28-69-71-69-78 0-111 123-111 131 0 7 8 7 10 7 9 0 9 0 13-15 25-85 61-104 86-104 8 0 22 0 22 27 0 21-8 44-14 60-38 97-50 136-50 172 0 92 75 106 115 106 142 0 190-280 190-324z">
            <text:p/>
          </draw:path>
          <draw:path draw:style-name="gr3" draw:text-style-name="P9" draw:layer="layout" svg:width="0.224cm" svg:height="0.567cm" svg:x="14.944cm" svg:y="13.082cm" svg:viewBox="0 0 225 568" svg:d="M217 31c0-18-12-31-31-31-23 0-46 21-46 44 0 17 12 31 33 31 19 0 44-19 44-44zM152 349c11-25 11-27 19-50 8-17 11-28 11-44 0-38-26-69-71-69-78 0-111 121-111 129 0 9 8 9 10 9 9 0 9-2 13-15 23-81 58-106 86-106 8 0 22 0 22 27 0 20-6 37-10 45-6 23-44 120-58 157-9 21-19 50-19 67 0 40 29 69 69 69 81 0 112-123 112-130 0-8-8-8-10-8-10 0-10 2-13 15-16 54-45 106-87 106-15 0-21-10-21-29 0-21 6-32 25-84z">
            <text:p/>
          </draw:path>
          <draw:path draw:style-name="gr3" draw:text-style-name="P9" draw:layer="layout" svg:width="0.224cm" svg:height="0.567cm" svg:x="15.236cm" svg:y="13.082cm" svg:viewBox="0 0 225 568" svg:d="M217 31c0-18-12-31-31-31-23 0-46 21-46 44 0 17 12 31 33 31 19 0 44-19 44-44zM152 349c11-25 11-27 19-50 8-17 11-28 11-44 0-38-26-69-71-69-78 0-111 121-111 129 0 9 8 9 10 9 9 0 9-2 13-15 23-81 58-106 86-106 8 0 22 0 22 27 0 20-6 37-10 45-6 23-44 120-58 157-9 21-19 50-19 67 0 40 29 69 69 69 81 0 112-123 112-130 0-8-8-8-10-8-10 0-10 2-13 15-16 54-45 106-87 106-15 0-21-10-21-29 0-21 6-32 25-84z">
            <text:p/>
          </draw:path>
          <draw:path draw:style-name="gr3" draw:text-style-name="P9" draw:layer="layout" svg:width="0.224cm" svg:height="0.567cm" svg:x="15.525cm" svg:y="13.082cm" svg:viewBox="0 0 225 568" svg:d="M217 31c0-18-12-31-31-31-23 0-46 21-46 44 0 17 12 31 33 31 19 0 44-19 44-44zM152 349c11-25 11-27 19-50 8-17 11-28 11-44 0-38-26-69-71-69-78 0-111 121-111 129 0 9 8 9 10 9 9 0 9-2 13-15 23-81 58-106 86-106 8 0 22 0 22 27 0 20-6 37-10 45-6 23-44 120-58 157-9 21-19 50-19 67 0 40 29 69 69 69 81 0 112-123 112-130 0-8-8-8-10-8-10 0-10 2-13 15-16 54-45 106-87 106-15 0-21-10-21-29 0-21 6-32 25-84z">
            <text:p/>
          </draw:path>
          <draw:path draw:style-name="gr3" draw:text-style-name="P9" draw:layer="layout" svg:width="0.197cm" svg:height="0.844cm" svg:x="15.84cm" svg:y="13.007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9" draw:layer="layout" svg:width="0.421cm" svg:height="0.383cm" svg:x="16.426cm" svg:y="13.26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09 134-131 0-7-7-7-9-7-8 0-10 2-12 7-27 93-86 112-113 112-33 0-46-27-46-56 0-19 6-36 15-75z">
            <text:p/>
          </draw:path>
          <draw:path draw:style-name="gr3" draw:text-style-name="P9" draw:layer="layout" svg:width="0.562cm" svg:height="0.563cm" svg:x="17.117cm" svg:y="13.149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9" draw:layer="layout" svg:width="0.402cm" svg:height="0.596cm" svg:x="18.067cm" svg:y="12.48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9" draw:layer="layout" svg:width="0.262cm" svg:height="0.393cm" svg:x="18.511cm" svg:y="12.371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9" draw:layer="layout" svg:width="0.391cm" svg:height="0.546cm" svg:x="18.876cm" svg:y="12.696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1-31-31-19 0-48 14-48 56s39 73 91 73c88 0 174-77 197-173z">
            <text:p/>
          </draw:path>
          <draw:polygon draw:style-name="gr3" draw:text-style-name="P9" draw:layer="layout" svg:width="1.301cm" svg:height="0.035cm" svg:x="18.016cm" svg:y="13.412cm" svg:viewBox="0 0 1302 36" draw:points="651,36 0,36 0,0 1302,0 1302,36">
            <text:p/>
          </draw:polygon>
          <draw:path draw:style-name="gr3" draw:text-style-name="P9" draw:layer="layout" svg:width="0.402cm" svg:height="0.596cm" svg:x="18.048cm" svg:y="13.633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9" draw:layer="layout" svg:width="0.421cm" svg:height="0.383cm" svg:x="18.478cm" svg:y="13.84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09 136-131 0-7-7-7-9-7-8 0-10 2-12 7-28 93-86 112-113 112-33 0-46-27-46-56 0-19 6-36 15-75z">
            <text:p/>
          </draw:path>
          <draw:path draw:style-name="gr3" draw:text-style-name="P9" draw:layer="layout" svg:width="0.262cm" svg:height="0.393cm" svg:x="18.974cm" svg:y="13.583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9" draw:layer="layout" svg:width="0.562cm" svg:height="0.199cm" svg:x="19.697cm" svg:y="13.3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767cm" svg:height="2.531cm" svg:x="20.634cm" svg:y="11.999cm" svg:viewBox="0 0 768 2532" svg:d="M117 1265l-111 221c-6 7-6 9-6 11s12 12 12 14l57-112 196 1133c25 0 31 0 35-21l468-2494c0-9-6-17-15-17-16 0-18 12-20 25l-433 2300z">
            <text:p/>
          </draw:path>
          <draw:polygon draw:style-name="gr3" draw:text-style-name="P9" draw:layer="layout" svg:width="4.576cm" svg:height="0.035cm" svg:x="21.383cm" svg:y="11.999cm" svg:viewBox="0 0 4577 36" draw:points="2288,36 0,36 0,0 4577,0 4577,36">
            <text:p/>
          </draw:polygon>
          <draw:path draw:style-name="gr3" draw:text-style-name="P9" draw:layer="layout" svg:width="0.279cm" svg:height="0.563cm" svg:x="21.458cm" svg:y="13.078cm" svg:viewBox="0 0 280 564" svg:d="M175 21c0-19 0-21-21-21-52 54-127 54-154 54v27c17 0 67 0 111-23v439c0 31-2 40-78 40h-27v27c29-3 103-3 136-3 35 0 108 0 138 3v-27h-27c-76 0-78-9-78-40z">
            <text:p/>
          </draw:path>
          <draw:path draw:style-name="gr3" draw:text-style-name="P9" draw:layer="layout" svg:width="0.562cm" svg:height="0.563cm" svg:x="22.04cm" svg:y="13.149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9" draw:layer="layout" svg:width="0.416cm" svg:height="2.024cm" svg:x="23.011cm" svg:y="12.417cm" svg:viewBox="0 0 417 2025" svg:d="M417 2018c0-4-2-6-4-8-31-33-89-88-144-181-137-217-198-491-198-815 0-229 29-521 169-772 67-121 136-190 175-227 2-2 2-3 2-7 0-8-6-8-18-8-11 0-13 0-27 13-284 258-372 644-372 999 0 332 77 666 292 919 17 19 48 54 84 85 10 9 12 9 23 9 12 0 18 0 18-7z">
            <text:p/>
          </draw:path>
          <draw:path draw:style-name="gr3" draw:text-style-name="P9" draw:layer="layout" svg:width="0.402cm" svg:height="0.596cm" svg:x="23.612cm" svg:y="12.48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262cm" svg:height="0.393cm" svg:x="24.054cm" svg:y="12.435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9" draw:layer="layout" svg:width="0.391cm" svg:height="0.546cm" svg:x="24.418cm" svg:y="12.696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1-31-31-19 0-48 14-48 56s39 73 91 73c88 0 174-77 197-173z">
            <text:p/>
          </draw:path>
          <draw:polygon draw:style-name="gr3" draw:text-style-name="P9" draw:layer="layout" svg:width="1.301cm" svg:height="0.035cm" svg:x="23.558cm" svg:y="13.412cm" svg:viewBox="0 0 1302 36" draw:points="651,36 0,36 0,0 1302,0 1302,36">
            <text:p/>
          </draw:polygon>
          <draw:path draw:style-name="gr3" draw:text-style-name="P9" draw:layer="layout" svg:width="0.402cm" svg:height="0.596cm" svg:x="23.593cm" svg:y="13.633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24.021cm" svg:y="13.84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09 136-131 0-7-7-7-9-7-8 0-10 2-12 7-27 93-86 112-113 112-33 0-46-27-46-56 0-19 6-36 15-75z">
            <text:p/>
          </draw:path>
          <draw:path draw:style-name="gr3" draw:text-style-name="P9" draw:layer="layout" svg:width="0.262cm" svg:height="0.393cm" svg:x="24.516cm" svg:y="13.583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9" draw:layer="layout" svg:width="0.416cm" svg:height="2.024cm" svg:x="24.989cm" svg:y="12.417cm" svg:viewBox="0 0 417 2025" svg:d="M417 1014c0-333-77-667-292-920-16-19-48-54-83-84-11-10-13-10-25-10-9 0-17 0-17 8 0 4 4 7 6 9 29 31 86 87 142 179 136 217 199 491 199 816 0 228-30 520-170 771-68 121-139 190-173 227-2 2-4 4-4 8 0 7 8 7 17 7 12 0 14 0 27-13 284-257 373-643 373-998z">
            <text:p/>
          </draw:path>
          <draw:path draw:style-name="gr3" draw:text-style-name="P9" draw:layer="layout" svg:width="0.262cm" svg:height="0.393cm" svg:x="25.616cm" svg:y="12.233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9" draw:text-style-name="P13" draw:layer="layout" svg:width="26.4cm" svg:height="14.373cm" svg:x="0.8cm" svg:y="0.627cm" presentation:class="title" presentation:user-transformed="true">
          <draw:text-box>
            <text:p text:style-name="P6"><text:span text:style-name="T16"><text:tab/></text:span><text:span text:style-name="T16"><text:tab/></text:span><text:span text:style-name="T17"><text:line-break/></text:span><text:span text:style-name="T12"><text:tab/></text:span><text:span text:style-name="T12">Solutions :</text:span><text:span text:style-name="T13"> <text:s text:c="15"/></text:span><text:span text:style-name="T13"><text:line-break/></text:span><text:span text:style-name="T13"> <text:s text:c="4"/></text:span></text:p>
          </draw:text-box>
        </draw:frame>
        <draw:g>
          <svg:title>TexMaths</svg:title>
          <svg:desc>22§display§(i) \ \frac{d^2y}{dx^2} + x \frac{dy}{dx} + y = 2x \sin x §svg§600§FALSE§</svg:desc>
          <draw:polygon draw:style-name="gr2" draw:text-style-name="P8" draw:layer="layout" svg:width="9.669cm" svg:height="1.625cm" svg:x="3.042cm" svg:y="2.388cm" svg:viewBox="0 0 9670 1626" draw:points="4835,1626 0,1626 0,0 9670,0 9670,1626">
            <text:p/>
          </draw:polygon>
          <draw:path draw:style-name="gr3" draw:text-style-name="P9" draw:layer="layout" svg:width="0.18cm" svg:height="0.773cm" svg:x="3.079cm" svg:y="2.931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05cm" svg:height="0.52cm" svg:x="3.327cm" svg:y="3cm" svg:viewBox="0 0 206 521" svg:d="M199 28c0-16-11-28-28-28-21 0-43 19-43 40 0 16 11 29 30 29 18 0 41-18 41-41zM139 320c11-23 11-24 18-46 7-15 10-26 10-40 0-35-24-63-65-63-72 0-102 110-102 118s7 8 9 8c9 0 9-1 12-14 21-74 53-97 79-97 7 0 20 0 20 25 0 18-6 34-9 41-5 21-41 110-53 144-9 19-18 46-18 61 0 37 27 64 64 64 74 0 102-113 102-120s-7-7-9-7c-9 0-9 2-12 14-14 49-41 97-79 97-14 0-20-9-20-26 0-20 6-30 23-78z">
            <text:p/>
          </draw:path>
          <draw:path draw:style-name="gr3" draw:text-style-name="P9" draw:layer="layout" svg:width="0.18cm" svg:height="0.773cm" svg:x="3.614cm" svg:y="2.93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69cm" svg:height="0.546cm" svg:x="4.271cm" svg:y="2.453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24cm" svg:height="0.36cm" svg:x="4.675cm" svg:y="2.34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5.012cm" svg:y="2.646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1.192cm" svg:height="0.032cm" svg:x="4.221cm" svg:y="3.303cm" svg:viewBox="0 0 1193 33" draw:points="597,33 0,33 0,0 1193,0 1193,33">
            <text:p/>
          </draw:polygon>
          <draw:path draw:style-name="gr3" draw:text-style-name="P9" draw:layer="layout" svg:width="0.369cm" svg:height="0.546cm" svg:x="4.253cm" svg:y="3.505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4.647cm" svg:y="3.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4 60 80 0 124-100 124-120 0-7-7-7-9-7-7 0-9 2-11 7-24 85-79 102-104 102-30 0-42-24-42-51 0-17 5-33 14-68z">
            <text:p/>
          </draw:path>
          <draw:path draw:style-name="gr3" draw:text-style-name="P9" draw:layer="layout" svg:width="0.24cm" svg:height="0.36cm" svg:x="5.1cm" svg:y="3.45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5.721cm" svg:y="3.06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6.473cm" svg:y="3.1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369cm" svg:height="0.546cm" svg:x="7.034cm" svg:y="2.453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9" draw:layer="layout" svg:width="0.358cm" svg:height="0.5cm" svg:x="7.428cm" svg:y="2.646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0.846cm" svg:height="0.032cm" svg:x="6.987cm" svg:y="3.303cm" svg:viewBox="0 0 847 33" draw:points="422,33 0,33 0,0 847,0 847,33">
            <text:p/>
          </draw:polygon>
          <draw:path draw:style-name="gr3" draw:text-style-name="P9" draw:layer="layout" svg:width="0.369cm" svg:height="0.546cm" svg:x="7.016cm" svg:y="3.505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9" draw:layer="layout" svg:width="0.386cm" svg:height="0.351cm" svg:x="7.411cm" svg:y="3.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516cm" svg:x="8.138cm" svg:y="3.06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8cm" svg:height="0.5cm" svg:x="8.891cm" svg:y="3.171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515cm" svg:height="0.182cm" svg:x="9.533cm" svg:y="3.2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10.345cm" svg:y="2.996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86cm" svg:height="0.351cm" svg:x="10.715cm" svg:y="3.1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254cm" svg:height="0.356cm" svg:x="11.288cm" svg:y="3.16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166cm" svg:height="0.518cm" svg:x="11.595cm" svg:y="2.99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11.808cm" svg:y="3.17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9" draw:layer="layout" svg:width="0.386cm" svg:height="0.351cm" svg:x="12.364cm" svg:y="3.1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2§display§\text { Order = 2, Degree = 1}§svg§600§FALSE§</svg:desc>
          <draw:polygon draw:style-name="gr2" draw:text-style-name="P8" draw:layer="layout" svg:width="7.631cm" svg:height="0.628cm" svg:x="15.344cm" svg:y="3.089cm" svg:viewBox="0 0 7632 629" draw:points="3815,629 0,629 0,0 7632,0 7632,629">
            <text:p/>
          </draw:polygon>
          <draw:path draw:style-name="gr3" draw:text-style-name="P9" draw:layer="layout" svg:width="0.515cm" svg:height="0.563cm" svg:x="15.349cm" svg:y="3.05cm" svg:viewBox="0 0 516 564" svg:d="M516 284c0-159-117-284-259-284-139 0-257 125-257 284 0 160 120 280 257 280 142 0 259-124 259-280zM259 544c-76 0-180-68-180-271 0-201 115-254 178-254 69 0 179 55 179 254 0 206-107 271-177 271z">
            <text:p/>
          </draw:path>
          <draw:path draw:style-name="gr3" draw:text-style-name="P9" draw:layer="layout" svg:width="0.261cm" svg:height="0.342cm" svg:x="15.928cm" svg:y="3.25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83cm" svg:height="0.547cm" svg:x="16.236cm" svg:y="3.059cm" svg:viewBox="0 0 384 548" svg:d="M269 497v51l115-9v-25c-55 0-62-5-62-42v-472l-111 9v24c55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9" draw:layer="layout" svg:width="0.3cm" svg:height="0.357cm" svg:x="16.66cm" svg:y="3.24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61cm" svg:height="0.342cm" svg:x="17.003cm" svg:y="3.25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515cm" svg:height="0.182cm" svg:x="17.586cm" svg:y="3.3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18.441cm" svg:y="3.0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ath draw:style-name="gr3" draw:text-style-name="P9" draw:layer="layout" svg:width="0.091cm" svg:height="0.231cm" svg:x="18.855cm" svg:y="3.513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9" draw:layer="layout" svg:width="0.52cm" svg:height="0.529cm" svg:x="19.288cm" svg:y="3.068cm" svg:viewBox="0 0 521 530" svg:d="M0 0v25h19c60 0 60 8 60 35v410c0 28 0 35-60 35h-19v25h283c131 0 238-114 238-261s-104-269-238-269zM185 505c-37 0-39-5-39-29v-421c0-25 2-30 39-30h77c48 0 102 16 141 72 33 46 40 113 40 172 0 87-14 133-42 171-16 21-60 65-139 65z">
            <text:p/>
          </draw:path>
          <draw:path draw:style-name="gr3" draw:text-style-name="P9" draw:layer="layout" svg:width="0.3cm" svg:height="0.357cm" svg:x="19.874cm" svg:y="3.24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54cm" svg:height="0.512cm" svg:x="20.217cm" svg:y="3.245cm" svg:viewBox="0 0 355 513" svg:d="M151 218c-68 0-68-77-68-95 0-21 1-46 12-65 7-10 25-32 56-32 67 0 67 78 67 96 0 21 0 45-12 65-7 10-25 31-55 31zM60 248c0-3 0-21 14-37 30 23 62 25 77 25 72 0 125-53 125-113 0-30-12-58-31-75 28-27 56-30 70-30 2 0 5 0 7 0-9 3-12 12-12 21 0 14 10 23 23 23 7 0 22-6 22-23 0-14-10-39-40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261cm" svg:height="0.342cm" svg:x="20.604cm" svg:y="3.25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20.907cm" svg:y="3.24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cm" svg:height="0.357cm" svg:x="21.25cm" svg:y="3.24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515cm" svg:height="0.182cm" svg:x="21.873cm" svg:y="3.3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6cm" svg:height="0.517cm" svg:x="22.758cm" svg:y="3.08cm" svg:viewBox="0 0 257 518" svg:d="M160 19c0-17 0-19-17-19-50 49-118 49-143 49v25c16 0 62 0 102-21v403c0 28-2 37-72 37h-25v25c27-4 95-4 125-4 32 0 99 0 127 4v-25h-25c-70 0-72-9-72-37z">
            <text:p/>
          </draw:path>
        </draw:g>
        <draw:g>
          <svg:title>TexMaths</svg:title>
          <svg:desc>24§display§\Rightarrow§svg§600§FALSE§</svg:desc>
          <draw:polygon draw:style-name="gr2" draw:text-style-name="P8" draw:layer="layout" svg:width="0.711cm" svg:height="0.381cm" svg:x="13.843cm" svg:y="3.192cm" svg:viewBox="0 0 712 382" draw:points="357,382 0,382 0,0 712,0 712,382">
            <text:p/>
          </draw:polygon>
          <draw:path draw:style-name="gr3" draw:text-style-name="P9" draw:layer="layout" svg:width="0.749cm" svg:height="0.465cm" svg:x="13.847cm" svg:y="3.15cm" svg:viewBox="0 0 750 466" svg:d="M568 167c34 31 79 54 105 65-30 13-71 36-105 65h-537c-16 0-31 0-31 18 0 17 15 17 29 17h501c-41 38-85 113-85 124 0 10 10 10 15 10 8 0 14 0 16-8 19-32 42-76 98-126 57-52 115-73 157-87 15-5 15-5 17-7 2 0 2-4 2-6s0-2 0-4l-4-2c-2-2-2-2-17-7-115-33-199-112-247-202-8-17-10-17-22-17-5 0-15 0-15 10 0 11 42 84 85 124h-501c-14 0-29 0-29 17 0 16 15 16 31 16z">
            <text:p/>
          </draw:path>
        </draw:g>
        <draw:g>
          <svg:title>TexMaths</svg:title>
          <svg:desc>22§display§(ii) \ \frac{d^2y}{dx^2} + \frac{dy}{dx} = \sqrt{ 1 + \frac{d^3y}{dx^3}}§svg§600§FALSE§</svg:desc>
          <draw:polygon draw:style-name="gr2" draw:text-style-name="P8" draw:layer="layout" svg:width="9.178cm" svg:height="1.779cm" svg:x="2.888cm" svg:y="4.64cm" svg:viewBox="0 0 9179 1780" draw:points="4590,1780 0,1780 0,0 9179,0 9179,1780">
            <text:p/>
          </draw:polygon>
          <draw:path draw:style-name="gr3" draw:text-style-name="P9" draw:layer="layout" svg:width="0.18cm" svg:height="0.773cm" svg:x="2.925cm" svg:y="5.30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05cm" svg:height="0.52cm" svg:x="3.173cm" svg:y="5.372cm" svg:viewBox="0 0 206 521" svg:d="M199 28c0-16-11-28-28-28-21 0-43 19-43 40 0 16 11 29 30 29 18 0 41-18 41-41zM139 320c11-23 11-24 18-45 7-16 10-27 10-41 0-35-24-63-65-63-72 0-102 111-102 118 0 8 7 8 9 8 9 0 9-1 12-14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205cm" svg:height="0.52cm" svg:x="3.439cm" svg:y="5.372cm" svg:viewBox="0 0 206 521" svg:d="M199 28c0-16-11-28-28-28-21 0-43 19-43 40 0 16 11 29 30 29 18 0 41-18 41-41zM139 320c11-23 11-24 18-45 7-16 10-27 10-41 0-35-24-63-65-63-72 0-102 111-102 118 0 8 7 8 9 8 9 0 9-1 12-14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18cm" svg:height="0.773cm" svg:x="3.727cm" svg:y="5.30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69cm" svg:height="0.546cm" svg:x="4.382cm" svg:y="4.825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24cm" svg:height="0.36cm" svg:x="4.789cm" svg:y="4.72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6cm" svg:height="0.501cm" svg:x="5.123cm" svg:y="5.018cm" svg:viewBox="0 0 357 502" svg:d="M355 48c2-11 2-13 2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1.192cm" svg:height="0.032cm" svg:x="4.335cm" svg:y="5.675cm" svg:viewBox="0 0 1193 33" draw:points="597,33 0,33 0,0 1193,0 1193,33">
            <text:p/>
          </draw:polygon>
          <draw:path draw:style-name="gr3" draw:text-style-name="P9" draw:layer="layout" svg:width="0.369cm" svg:height="0.546cm" svg:x="4.364cm" svg:y="5.877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4.759cm" svg:y="6.0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24cm" svg:height="0.36cm" svg:x="5.213cm" svg:y="5.83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5.832cm" svg:y="5.43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69cm" svg:height="0.546cm" svg:x="6.703cm" svg:y="4.825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7.098cm" svg:y="5.018cm" svg:viewBox="0 0 357 502" svg:d="M355 48c2-11 2-13 2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5cm" svg:height="0.032cm" svg:x="6.656cm" svg:y="5.675cm" svg:viewBox="0 0 846 33" draw:points="422,33 0,33 0,0 846,0 846,33">
            <text:p/>
          </draw:polygon>
          <draw:path draw:style-name="gr3" draw:text-style-name="P9" draw:layer="layout" svg:width="0.369cm" svg:height="0.546cm" svg:x="6.686cm" svg:y="5.877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7.08cm" svg:y="6.07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182cm" svg:x="7.851cm" svg:y="5.6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703cm" svg:height="1.856cm" svg:x="8.71cm" svg:y="4.601cm" svg:viewBox="0 0 704 1857" svg:d="M275 1704l-168-775-102 159c-5 7-5 9-5 10 0 2 11 11 11 13l52-83 180 829c24 0 28 0 32-19l427-1806c0-6 2-13 2-16 0-9-5-16-14-16-12 0-16 11-18 21z">
            <text:p/>
          </draw:path>
          <draw:polygon draw:style-name="gr3" draw:text-style-name="P9" draw:layer="layout" svg:width="2.709cm" svg:height="0.032cm" svg:x="9.396cm" svg:y="4.601cm" svg:viewBox="0 0 2710 33" draw:points="1355,33 0,33 0,0 2710,0 2710,33">
            <text:p/>
          </draw:polygon>
          <draw:path draw:style-name="gr3" draw:text-style-name="P9" draw:layer="layout" svg:width="0.256cm" svg:height="0.516cm" svg:x="9.464cm" svg:y="5.36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9.998cm" svg:y="5.43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69cm" svg:height="0.546cm" svg:x="10.869cm" svg:y="4.825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249cm" svg:height="0.37cm" svg:x="11.27cm" svg:y="4.779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9" draw:layer="layout" svg:width="0.358cm" svg:height="0.501cm" svg:x="11.61cm" svg:y="5.018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olygon draw:style-name="gr3" draw:text-style-name="P9" draw:layer="layout" svg:width="1.192cm" svg:height="0.032cm" svg:x="10.821cm" svg:y="5.675cm" svg:viewBox="0 0 1193 33" draw:points="597,33 0,33 0,0 1193,0 1193,33">
            <text:p/>
          </draw:polygon>
          <draw:path draw:style-name="gr3" draw:text-style-name="P9" draw:layer="layout" svg:width="0.369cm" svg:height="0.546cm" svg:x="10.851cm" svg:y="5.877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11.245cm" svg:y="6.0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9" draw:layer="layout" svg:width="0.249cm" svg:height="0.37cm" svg:x="11.694cm" svg:y="5.831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</draw:g>
        <draw:g>
          <svg:title>TexMaths</svg:title>
          <svg:desc>22§display§\text {Squaring, both the sides, we get}§svg§600§FALSE§</svg:desc>
          <draw:polygon draw:style-name="gr2" draw:text-style-name="P8" draw:layer="layout" svg:width="10.738cm" svg:height="0.628cm" svg:x="4.345cm" svg:y="7.091cm" svg:viewBox="0 0 10739 629" draw:points="5369,629 0,629 0,0 10739,0 10739,629">
            <text:p/>
          </draw:polygon>
          <draw:path draw:style-name="gr3" draw:text-style-name="P9" draw:layer="layout" svg:width="0.344cm" svg:height="0.563cm" svg:x="4.35cm" svg:y="7.052cm" svg:viewBox="0 0 345 564" svg:d="M227 247l-99-25c-49-12-79-53-79-99 0-54 43-102 104-102 129 0 146 129 152 162 0 5 0 11 8 11 11 0 11-4 11-20v-155c0-14 0-19-9-19-5 0-7 0-12 11l-27 44c-23-23-56-55-125-55-86 0-151 69-151 150 0 65 40 121 102 142 9 4 48 13 102 27 21 5 44 10 67 39 16 21 23 45 23 72 0 54-39 111-104 111-23 0-81-4-123-43-44-42-48-91-48-119 0-7-7-7-8-7-11 0-11 5-11 19v155c0 12 0 18 9 18 5 0 5 0 10-9 0-2 4-4 29-44 24 26 73 53 144 53 90 0 153-76 153-161 0-77-53-141-118-156z">
            <text:p/>
          </draw:path>
          <draw:path draw:style-name="gr3" draw:text-style-name="P9" draw:layer="layout" svg:width="0.383cm" svg:height="0.492cm" svg:x="4.762cm" svg:y="7.256cm" svg:viewBox="0 0 384 493" svg:d="M269 296v139c0 35-8 35-61 35v23c26 0 67-2 88-2s60 2 88 2v-23c-53 0-62 0-62-35v-435h-17l-29 70c-10-21-42-70-103-70-92 0-173 76-173 176 0 97 76 176 165 176 55 0 87-33 104-56zM271 129v109c0 24-14 46-32 65-8 10-33 32-70 32-56 0-104-69-104-159 0-91 55-157 111-157 62 0 95 67 95 110z">
            <text:p/>
          </draw:path>
          <draw:path draw:style-name="gr3" draw:text-style-name="P9" draw:layer="layout" svg:width="0.39cm" svg:height="0.351cm" svg:x="5.169cm" svg:y="7.256cm" svg:viewBox="0 0 391 352" svg:d="M278 282v70l113-9v-24c-55 0-60-6-60-42v-277l-114 9v24c54 0 59 6 59 43v139c0 67-37 120-93 120-65 0-69-36-69-76v-259l-114 9v24c60 0 60 2 60 71v116c0 62 0 132 120 132 42 0 77-21 98-70z">
            <text:p/>
          </draw:path>
          <draw:path draw:style-name="gr3" draw:text-style-name="P9" draw:layer="layout" svg:width="0.349cm" svg:height="0.357cm" svg:x="5.605cm" svg:y="7.251cm" svg:viewBox="0 0 350 358" svg:d="M225 289c4 32 25 63 62 63 16 0 63-10 63-74v-42h-19v42c0 46-19 51-28 51-25 0-28-35-28-38v-157c0-32 0-62-29-92s-68-42-107-42c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9" draw:layer="layout" svg:width="0.261cm" svg:height="0.342cm" svg:x="5.982cm" svg:y="7.256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166cm" svg:height="0.519cm" svg:x="6.288cm" svg:y="7.0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39cm" svg:height="0.342cm" svg:x="6.503cm" svg:y="7.256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9" draw:layer="layout" svg:width="0.355cm" svg:height="0.512cm" svg:x="6.929cm" svg:y="7.247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3 99 91 0 172-41 172-101 0-28-12-67-51-90-42-21-86-21-134-21-19 0-53 0-58 0-25-3-42-28-42-53zM173 493c-80 0-133-39-133-79 0-37 30-65 64-67h46c67 0 155 0 155 67 0 40-57 79-132 79z">
            <text:p/>
          </draw:path>
          <draw:path draw:style-name="gr3" draw:text-style-name="P9" draw:layer="layout" svg:width="0.091cm" svg:height="0.231cm" svg:x="7.36cm" svg:y="7.515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9" draw:layer="layout" svg:width="0.383cm" svg:height="0.547cm" svg:x="7.788cm" svg:y="7.061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3 0-62-19-81-47-11-16-11-18-11-32z">
            <text:p/>
          </draw:path>
          <draw:path draw:style-name="gr3" draw:text-style-name="P9" draw:layer="layout" svg:width="0.344cm" svg:height="0.357cm" svg:x="8.24cm" svg:y="7.251cm" svg:viewBox="0 0 345 358" svg:d="M345 181c0-98-79-181-172-181-97 0-173 85-173 181 0 101 81 177 173 177 93 0 172-78 172-177zM173 338c-34 0-67-17-89-53-19-33-19-81-19-109 0-30 0-72 18-107 21-36 58-51 90-51 33 0 66 15 86 49 21 33 21 79 21 109 0 28 0 71-18 104-16 35-51 58-89 58z">
            <text:p/>
          </draw:path>
          <draw:path draw:style-name="gr3" draw:text-style-name="P9" draw:layer="layout" svg:width="0.244cm" svg:height="0.485cm" svg:x="8.619cm" svg:y="7.122cm" svg:viewBox="0 0 245 486" svg:d="M120 167h111v-24h-111v-143h-20c0 63-24 146-100 150v17h67v213c0 97 72 106 100 106 55 0 78-55 78-106v-44h-21v44c0 57-23 87-51 87-53 0-53-71-53-85z">
            <text:p/>
          </draw:path>
          <draw:path draw:style-name="gr3" draw:text-style-name="P9" draw:layer="layout" svg:width="0.39cm" svg:height="0.538cm" svg:x="8.93cm" svg:y="7.061cm" svg:viewBox="0 0 391 539" svg:d="M60 479c0 35-7 35-60 35v25c26-2 67-2 88-2 19 0 60 0 86 2v-25c-51 0-60 0-60-35v-143c0-81 55-123 104-123 50 0 58 42 58 86v180c0 35-8 35-59 35v25c26-2 66-2 88-2 19 0 59 0 86 2v-25c-41 0-60 0-60-23v-148c0-66 0-91-25-119-10-13-37-29-81-29-67 0-100 48-112 76v-271l-113 9v24c55 0 60 6 60 43z">
            <text:p/>
          </draw:path>
          <draw:path draw:style-name="gr3" draw:text-style-name="P9" draw:layer="layout" svg:width="0.242cm" svg:height="0.485cm" svg:x="9.608cm" svg:y="7.122cm" svg:viewBox="0 0 243 486" svg:d="M120 167h111v-24h-111v-143h-20c0 63-24 146-100 150v17h67v213c0 97 72 106 100 106 55 0 76-55 76-106v-44h-19v44c0 57-23 87-51 87-53 0-53-71-53-85z">
            <text:p/>
          </draw:path>
          <draw:path draw:style-name="gr3" draw:text-style-name="P9" draw:layer="layout" svg:width="0.39cm" svg:height="0.538cm" svg:x="9.918cm" svg:y="7.061cm" svg:viewBox="0 0 391 539" svg:d="M60 479c0 35-7 35-60 35v25c26-2 67-2 88-2 19 0 60 0 86 2v-25c-51 0-60 0-60-35v-143c0-81 55-123 104-123 50 0 58 42 58 86v180c0 35-8 35-59 35v25c26-2 66-2 88-2 19 0 59 0 86 2v-25c-41 0-60 0-60-23v-148c0-66 0-91-25-119-10-13-37-29-81-29-67 0-100 48-112 76v-271l-113 9v24c55 0 60 6 60 43z">
            <text:p/>
          </draw:path>
          <draw:path draw:style-name="gr3" draw:text-style-name="P9" draw:layer="layout" svg:width="0.3cm" svg:height="0.357cm" svg:x="10.344cm" svg:y="7.25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54cm" svg:height="0.357cm" svg:x="10.949cm" svg:y="7.251cm" svg:viewBox="0 0 255 358" svg:d="M136 197c17 4 81 16 81 72 0 39-27 71-89 71-65 0-93-44-107-111-2-9-3-12-10-12-11 0-11 5-11 19v102c0 14 0 20 9 20 3 0 5-2 19-16 2-2 2-4 16-18 33 32 69 34 84 34 90 0 127-53 127-110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9cm" svg:x="11.256cm" svg:y="7.0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383cm" svg:height="0.547cm" svg:x="11.47cm" svg:y="7.061cm" svg:viewBox="0 0 384 548" svg:d="M269 497v51l115-9v-25c-55 0-62-5-62-42v-472l-111 9v24c53 0 60 6 60 43v167c-23-26-56-48-98-48-92 0-173 76-173 177 0 98 76 176 165 176 50 0 85-27 104-51zM269 289v158c0 14 0 16-8 29-23 37-59 54-92 54-35 0-63-19-83-49-19-32-21-76-21-108 0-30 2-75 23-111 18-24 46-49 88-49 28 0 60 11 85 46 8 14 8 16 8 30z">
            <text:p/>
          </draw:path>
          <draw:path draw:style-name="gr3" draw:text-style-name="P9" draw:layer="layout" svg:width="0.3cm" svg:height="0.357cm" svg:x="11.896cm" svg:y="7.25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54cm" svg:height="0.357cm" svg:x="12.243cm" svg:y="7.251cm" svg:viewBox="0 0 255 358" svg:d="M136 197c17 4 81 16 81 72 0 39-27 71-89 71-65 0-93-44-107-111-2-9-3-12-10-12-11 0-11 5-11 19v102c0 14 0 20 9 20 3 0 5-2 19-16 2-2 2-4 16-18 33 32 69 34 84 34 90 0 127-53 127-110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091cm" svg:height="0.231cm" svg:x="12.59cm" svg:y="7.515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9" draw:layer="layout" svg:width="0.531cm" svg:height="0.342cm" svg:x="13.009cm" svg:y="7.263cm" svg:viewBox="0 0 532 343" svg:d="M466 74c15-39 39-49 66-49v-25c-18 2-41 2-57 2-23 0-58-2-72-2v25c28 0 44 14 44 37 0 5 0 5-3 15l-71 200-77-217c-2-9-4-11-4-14 0-21 30-21 46-21v-25c-23 0-62 2-81 2-23 0-46 0-69-2v25c29 0 41 1 50 10 3 6 12 28 17 44l-67 187-74-206c-3-11-3-12-3-14 0-21 30-21 46-21v-25c-23 0-67 2-85 2-3 0-44 0-72-2v25c39 0 48 1 58 26l97 275c3 12 7 17 16 17 10 0 12-3 16-15l79-221 79 222c4 9 5 14 16 14 9 0 12-7 14-14z">
            <text:p/>
          </draw:path>
          <draw:path draw:style-name="gr3" draw:text-style-name="P9" draw:layer="layout" svg:width="0.3cm" svg:height="0.357cm" svg:x="13.554cm" svg:y="7.25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55cm" svg:height="0.512cm" svg:x="14.155cm" svg:y="7.247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3 99 91 0 172-41 172-101 0-28-12-67-51-90-42-21-86-21-134-21-19 0-53 0-58 0-25-3-42-28-42-53zM173 493c-80 0-133-39-133-79 0-37 30-65 64-67h46c67 0 155 0 155 67 0 40-57 79-132 79z">
            <text:p/>
          </draw:path>
          <draw:path draw:style-name="gr3" draw:text-style-name="P9" draw:layer="layout" svg:width="0.3cm" svg:height="0.357cm" svg:x="14.542cm" svg:y="7.25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42cm" svg:height="0.485cm" svg:x="14.878cm" svg:y="7.122cm" svg:viewBox="0 0 243 486" svg:d="M120 167h111v-24h-111v-143h-20c0 63-24 146-100 150v17h67v213c0 97 72 106 100 106 55 0 76-55 76-106v-44h-19v44c0 57-23 87-51 87-53 0-53-71-53-85z">
            <text:p/>
          </draw:path>
        </draw:g>
        <draw:g>
          <svg:title>TexMaths</svg:title>
          <svg:desc>22§display§\left( \frac{d^2y}{dx^2} + \frac{dy}{dx} \right)^2 = 1 + \frac{d^3y}{dx^3}§svg§600§FALSE§</svg:desc>
          <draw:polygon draw:style-name="gr2" draw:text-style-name="P8" draw:layer="layout" svg:width="8.406cm" svg:height="1.977cm" svg:x="4.188cm" svg:y="8.34cm" svg:viewBox="0 0 8407 1978" draw:points="4205,1978 0,1978 0,0 8407,0 8407,1978">
            <text:p/>
          </draw:polygon>
          <draw:path draw:style-name="gr3" draw:text-style-name="P9" draw:layer="layout" svg:width="0.381cm" svg:height="1.855cm" svg:x="4.309cm" svg:y="8.5cm" svg:viewBox="0 0 382 1856" svg:d="M382 1849c0-3-2-5-4-7-28-30-81-81-132-165-125-199-181-451-181-748 0-209 28-477 155-707 62-111 125-174 160-208 2-2 2-3 2-7 0-7-5-7-16-7-10 0-12 0-25 12-260 236-341 590-341 915 0 305 70 611 268 843 15 18 44 49 77 77 9 9 11 9 21 9 11 0 16 0 16-7z">
            <text:p/>
          </draw:path>
          <draw:path draw:style-name="gr3" draw:text-style-name="P9" draw:layer="layout" svg:width="0.369cm" svg:height="0.546cm" svg:x="4.86cm" svg:y="8.56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24cm" svg:height="0.36cm" svg:x="5.265cm" svg:y="8.45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5.601cm" svg:y="8.757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1.192cm" svg:height="0.032cm" svg:x="4.811cm" svg:y="9.413cm" svg:viewBox="0 0 1193 33" draw:points="597,33 0,33 0,0 1193,0 1193,33">
            <text:p/>
          </draw:polygon>
          <draw:path draw:style-name="gr3" draw:text-style-name="P9" draw:layer="layout" svg:width="0.369cm" svg:height="0.546cm" svg:x="4.843cm" svg:y="9.61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86cm" svg:height="0.351cm" svg:x="5.237cm" svg:y="9.8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5.689cm" svg:y="9.5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6.31cm" svg:y="9.1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69cm" svg:height="0.546cm" svg:x="7.182cm" svg:y="8.56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58cm" svg:height="0.5cm" svg:x="7.576cm" svg:y="8.757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0.846cm" svg:height="0.032cm" svg:x="7.132cm" svg:y="9.413cm" svg:viewBox="0 0 847 33" draw:points="422,33 0,33 0,0 847,0 847,33">
            <text:p/>
          </draw:polygon>
          <draw:path draw:style-name="gr3" draw:text-style-name="P9" draw:layer="layout" svg:width="0.369cm" svg:height="0.546cm" svg:x="7.164cm" svg:y="9.61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86cm" svg:height="0.351cm" svg:x="7.558cm" svg:y="9.8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381cm" svg:height="1.855cm" svg:x="8.097cm" svg:y="8.5cm" svg:viewBox="0 0 382 1856" svg:d="M382 929c0-304-70-611-268-843-15-17-44-49-75-77-11-9-13-9-23-9-9 0-16 0-16 7 0 4 4 7 5 9 27 28 79 79 131 163 124 199 183 451 183 748 0 210-29 477-157 707-62 111-127 175-158 208-2 2-4 4-4 7 0 7 7 7 16 7 10 0 12 0 24-12 261-236 342-590 342-915z">
            <text:p/>
          </draw:path>
          <draw:path draw:style-name="gr3" draw:text-style-name="P9" draw:layer="layout" svg:width="0.24cm" svg:height="0.36cm" svg:x="8.674cm" svg:y="8.30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9.244cm" svg:y="9.3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6cm" svg:height="0.516cm" svg:x="10.086cm" svg:y="9.10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10.619cm" svg:y="9.1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69cm" svg:height="0.546cm" svg:x="11.49cm" svg:y="8.56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9" draw:layer="layout" svg:width="0.249cm" svg:height="0.37cm" svg:x="11.891cm" svg:y="8.459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ath draw:style-name="gr3" draw:text-style-name="P9" draw:layer="layout" svg:width="0.358cm" svg:height="0.5cm" svg:x="12.231cm" svg:y="8.757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1.192cm" svg:height="0.032cm" svg:x="11.441cm" svg:y="9.413cm" svg:viewBox="0 0 1193 33" draw:points="597,33 0,33 0,0 1193,0 1193,33">
            <text:p/>
          </draw:polygon>
          <draw:path draw:style-name="gr3" draw:text-style-name="P9" draw:layer="layout" svg:width="0.369cm" svg:height="0.546cm" svg:x="11.472cm" svg:y="9.61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9" draw:layer="layout" svg:width="0.386cm" svg:height="0.351cm" svg:x="11.867cm" svg:y="9.8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9cm" svg:height="0.37cm" svg:x="12.315cm" svg:y="9.5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</draw:g>
        <draw:g>
          <svg:title>TexMaths</svg:title>
          <svg:desc>22§display§\left( \frac{d^2y}{dx^2}  \right)^2 + 2 \left( \frac{d^2y}{dx^2}  \right) \left( \frac{dy}{dx} \right) +\left( \frac{dy}{dx} \right)^2 = 1 + \frac{d^3y}{dx^3}§svg§600§FALSE§</svg:desc>
          <draw:polygon draw:style-name="gr2" draw:text-style-name="P8" draw:layer="layout" svg:width="16.165cm" svg:height="1.977cm" svg:x="4.188cm" svg:y="11.143cm" svg:viewBox="0 0 16166 1978" draw:points="8084,1978 0,1978 0,0 16166,0 16166,1978">
            <text:p/>
          </draw:polygon>
          <draw:path draw:style-name="gr3" draw:text-style-name="P9" draw:layer="layout" svg:width="0.381cm" svg:height="1.855cm" svg:x="4.309cm" svg:y="11.303cm" svg:viewBox="0 0 382 1856" svg:d="M382 1849c0-3-2-5-4-7-28-30-81-81-132-165-125-199-181-451-181-748 0-209 28-477 155-707 62-111 125-174 160-208 2-2 2-3 2-7 0-7-5-7-16-7-10 0-12 0-25 12-260 236-341 590-341 915 0 305 70 611 268 843 15 18 44 49 77 77 9 9 11 9 21 9 11 0 16 0 16-7z">
            <text:p/>
          </draw:path>
          <draw:path draw:style-name="gr3" draw:text-style-name="P9" draw:layer="layout" svg:width="0.369cm" svg:height="0.546cm" svg:x="4.86cm" svg:y="11.36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24cm" svg:height="0.36cm" svg:x="5.265cm" svg:y="11.26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5.601cm" svg:y="11.56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1.192cm" svg:height="0.032cm" svg:x="4.811cm" svg:y="12.216cm" svg:viewBox="0 0 1193 33" draw:points="597,33 0,33 0,0 1193,0 1193,33">
            <text:p/>
          </draw:polygon>
          <draw:path draw:style-name="gr3" draw:text-style-name="P9" draw:layer="layout" svg:width="0.369cm" svg:height="0.546cm" svg:x="4.843cm" svg:y="12.41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86cm" svg:height="0.351cm" svg:x="5.237cm" svg:y="12.6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5.689cm" svg:y="12.37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1cm" svg:height="1.855cm" svg:x="6.122cm" svg:y="11.303cm" svg:viewBox="0 0 382 1856" svg:d="M382 929c0-304-70-611-268-843-14-17-44-49-75-77-11-9-13-9-23-9-9 0-16 0-16 7 0 4 4 7 5 9 27 28 79 79 131 163 124 199 183 451 183 748 0 210-29 477-157 707-62 111-127 175-158 208-2 2-4 4-4 7 0 7 7 7 16 7 10 0 12 0 24-12 261-236 342-590 342-915z">
            <text:p/>
          </draw:path>
          <draw:path draw:style-name="gr3" draw:text-style-name="P9" draw:layer="layout" svg:width="0.24cm" svg:height="0.36cm" svg:x="6.698cm" svg:y="11.10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7.226cm" svg:y="11.9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9cm" svg:height="0.516cm" svg:x="7.995cm" svg:y="11.91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81cm" svg:height="1.855cm" svg:x="8.632cm" svg:y="11.303cm" svg:viewBox="0 0 382 1856" svg:d="M382 1849c0-3-2-5-4-7-28-30-81-81-132-165-125-199-181-451-181-748 0-209 28-477 155-707 62-111 125-174 160-208 2-2 2-3 2-7 0-7-5-7-16-7-10 0-12 0-25 12-260 236-341 590-341 915 0 305 70 611 268 843 15 18 44 49 77 77 9 9 11 9 21 9 11 0 16 0 16-7z">
            <text:p/>
          </draw:path>
          <draw:path draw:style-name="gr3" draw:text-style-name="P9" draw:layer="layout" svg:width="0.369cm" svg:height="0.546cm" svg:x="9.183cm" svg:y="11.36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9" draw:layer="layout" svg:width="0.24cm" svg:height="0.36cm" svg:x="9.588cm" svg:y="11.26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9.924cm" svg:y="11.56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9.134cm" svg:y="12.216cm" svg:viewBox="0 0 1193 33" draw:points="597,33 0,33 0,0 1193,0 1193,33">
            <text:p/>
          </draw:polygon>
          <draw:path draw:style-name="gr3" draw:text-style-name="P9" draw:layer="layout" svg:width="0.369cm" svg:height="0.546cm" svg:x="9.165cm" svg:y="12.41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9" draw:layer="layout" svg:width="0.386cm" svg:height="0.351cm" svg:x="9.558cm" svg:y="12.6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10.012cm" svg:y="12.37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1cm" svg:height="1.855cm" svg:x="10.445cm" svg:y="11.303cm" svg:viewBox="0 0 382 1856" svg:d="M382 929c0-304-70-611-268-843-15-17-44-49-75-77-11-9-13-9-23-9-9 0-16 0-16 7 0 4 4 7 5 9 27 28 79 79 131 163 124 199 183 451 183 748 0 210-29 477-157 707-62 111-127 175-158 208-2 2-4 4-4 7 0 7 7 7 16 7 10 0 12 0 24-12 261-236 342-590 342-915z">
            <text:p/>
          </draw:path>
          <draw:path draw:style-name="gr3" draw:text-style-name="P9" draw:layer="layout" svg:width="0.381cm" svg:height="1.855cm" svg:x="11.278cm" svg:y="11.303cm" svg:viewBox="0 0 382 1856" svg:d="M382 1849c0-3-2-5-4-7-28-30-81-81-132-165-125-199-181-451-181-748 0-209 27-477 155-707 62-111 125-174 160-208 2-2 2-3 2-7 0-7-5-7-16-7-10 0-12 0-25 12-260 236-341 590-341 915 0 305 70 611 268 843 15 18 44 49 77 77 9 9 11 9 21 9 11 0 16 0 16-7z">
            <text:p/>
          </draw:path>
          <draw:path draw:style-name="gr3" draw:text-style-name="P9" draw:layer="layout" svg:width="0.369cm" svg:height="0.546cm" svg:x="11.827cm" svg:y="11.36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58cm" svg:height="0.5cm" svg:x="12.221cm" svg:y="11.56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46cm" svg:height="0.032cm" svg:x="11.777cm" svg:y="12.216cm" svg:viewBox="0 0 847 33" draw:points="422,33 0,33 0,0 847,0 847,33">
            <text:p/>
          </draw:polygon>
          <draw:path draw:style-name="gr3" draw:text-style-name="P9" draw:layer="layout" svg:width="0.369cm" svg:height="0.546cm" svg:x="11.809cm" svg:y="12.41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86cm" svg:height="0.351cm" svg:x="12.203cm" svg:y="12.6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5cm" svg:x="12.742cm" svg:y="11.303cm" svg:viewBox="0 0 382 1856" svg:d="M382 929c0-304-70-611-268-843-15-17-44-49-75-77-11-9-13-9-23-9-9 0-16 0-16 7 0 4 4 7 5 9 27 28 79 79 131 163 124 199 183 451 183 748 0 210-29 477-157 707-62 111-127 175-158 208-2 2-4 4-4 7 0 7 7 7 16 7 10 0 12 0 24-12 261-236 342-590 342-915z">
            <text:p/>
          </draw:path>
          <draw:path draw:style-name="gr3" draw:text-style-name="P9" draw:layer="layout" svg:width="0.515cm" svg:height="0.516cm" svg:x="13.499cm" svg:y="11.9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1cm" svg:height="1.855cm" svg:x="14.391cm" svg:y="11.303cm" svg:viewBox="0 0 382 1856" svg:d="M382 1849c0-3-2-5-4-7-28-30-81-81-132-165-125-199-181-451-181-748 0-209 27-477 155-707 62-111 125-174 160-208 2-2 2-3 2-7 0-7-5-7-16-7-10 0-12 0-25 12-260 236-341 590-341 915 0 305 70 611 268 843 15 18 44 49 77 77 9 9 11 9 21 9 11 0 16 0 16-7z">
            <text:p/>
          </draw:path>
          <draw:path draw:style-name="gr3" draw:text-style-name="P9" draw:layer="layout" svg:width="0.369cm" svg:height="0.546cm" svg:x="14.94cm" svg:y="11.36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58cm" svg:height="0.5cm" svg:x="15.335cm" svg:y="11.56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46cm" svg:height="0.032cm" svg:x="14.891cm" svg:y="12.216cm" svg:viewBox="0 0 847 33" draw:points="422,33 0,33 0,0 847,0 847,33">
            <text:p/>
          </draw:polygon>
          <draw:path draw:style-name="gr3" draw:text-style-name="P9" draw:layer="layout" svg:width="0.369cm" svg:height="0.546cm" svg:x="14.923cm" svg:y="12.41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86cm" svg:height="0.351cm" svg:x="15.317cm" svg:y="12.6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381cm" svg:height="1.855cm" svg:x="15.856cm" svg:y="11.303cm" svg:viewBox="0 0 382 1856" svg:d="M382 929c0-304-70-611-268-843-15-17-44-49-75-77-11-9-13-9-23-9-9 0-16 0-16 7 0 4 4 7 5 9 27 28 79 79 131 163 124 199 183 451 183 748 0 210-29 477-157 707-62 111-127 175-158 208-2 2-4 4-4 7 0 7 7 7 16 7 10 0 12 0 24-12 261-236 342-590 342-915z">
            <text:p/>
          </draw:path>
          <draw:path draw:style-name="gr3" draw:text-style-name="P9" draw:layer="layout" svg:width="0.24cm" svg:height="0.36cm" svg:x="16.433cm" svg:y="11.13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17.003cm" svg:y="12.1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6cm" svg:height="0.516cm" svg:x="17.844cm" svg:y="11.9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18.378cm" svg:y="11.9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69cm" svg:height="0.546cm" svg:x="19.249cm" svg:y="11.36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9" draw:layer="layout" svg:width="0.249cm" svg:height="0.37cm" svg:x="19.65cm" svg:y="11.262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ath draw:style-name="gr3" draw:text-style-name="P9" draw:layer="layout" svg:width="0.358cm" svg:height="0.5cm" svg:x="19.99cm" svg:y="11.56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19.2cm" svg:y="12.216cm" svg:viewBox="0 0 1193 33" draw:points="597,33 0,33 0,0 1193,0 1193,33">
            <text:p/>
          </draw:polygon>
          <draw:path draw:style-name="gr3" draw:text-style-name="P9" draw:layer="layout" svg:width="0.369cm" svg:height="0.546cm" svg:x="19.231cm" svg:y="12.41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9" draw:layer="layout" svg:width="0.386cm" svg:height="0.351cm" svg:x="19.626cm" svg:y="12.61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9cm" svg:height="0.37cm" svg:x="20.074cm" svg:y="12.373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</draw:g>
        <draw:g>
          <svg:title>TexMaths</svg:title>
          <svg:desc>22§display§\text { Order = 3, Degree = 1}§svg§600§FALSE§</svg:desc>
          <draw:polygon draw:style-name="gr2" draw:text-style-name="P8" draw:layer="layout" svg:width="7.631cm" svg:height="0.628cm" svg:x="4.546cm" svg:y="13.889cm" svg:viewBox="0 0 7632 629" draw:points="3815,629 0,629 0,0 7632,0 7632,629">
            <text:p/>
          </draw:polygon>
          <draw:path draw:style-name="gr3" draw:text-style-name="P9" draw:layer="layout" svg:width="0.515cm" svg:height="0.563cm" svg:x="4.551cm" svg:y="13.85cm" svg:viewBox="0 0 516 564" svg:d="M516 284c0-159-117-284-259-284-139 0-257 125-257 284 0 160 120 280 257 280 142 0 259-124 259-280zM259 544c-76 0-180-68-180-271 0-201 115-254 178-254 69 0 179 55 179 254 0 206-107 271-177 271z">
            <text:p/>
          </draw:path>
          <draw:path draw:style-name="gr3" draw:text-style-name="P9" draw:layer="layout" svg:width="0.261cm" svg:height="0.342cm" svg:x="5.13cm" svg:y="14.05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83cm" svg:height="0.547cm" svg:x="5.438cm" svg:y="13.859cm" svg:viewBox="0 0 384 548" svg:d="M269 497v51l115-9v-25c-55 0-62-5-62-42v-472l-111 9v24c55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9" draw:layer="layout" svg:width="0.3cm" svg:height="0.357cm" svg:x="5.862cm" svg:y="14.04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61cm" svg:height="0.342cm" svg:x="6.205cm" svg:y="14.05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515cm" svg:height="0.182cm" svg:x="6.788cm" svg:y="14.1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1cm" svg:height="0.533cm" svg:x="7.636cm" svg:y="13.88cm" svg:viewBox="0 0 322 534" svg:d="M194 243c63-19 107-74 107-136 0-63-69-107-143-107-79 0-137 46-137 106 0 24 18 40 39 40 24 0 40-17 40-40 0-39-37-39-47-39 23-37 74-48 102-48 32 0 76 18 76 87 0 10-2 54-23 89-23 37-50 39-69 41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9" draw:layer="layout" svg:width="0.091cm" svg:height="0.231cm" svg:x="8.057cm" svg:y="14.313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9" draw:layer="layout" svg:width="0.52cm" svg:height="0.529cm" svg:x="8.49cm" svg:y="13.868cm" svg:viewBox="0 0 521 530" svg:d="M0 0v25h19c60 0 60 8 60 35v410c0 28 0 35-60 35h-19v25h283c131 0 238-114 238-261s-104-269-238-269zM185 505c-37 0-39-5-39-29v-421c0-25 2-30 39-30h77c48 0 102 16 141 72 33 46 40 113 40 172 0 87-14 133-42 171-16 21-60 65-139 65z">
            <text:p/>
          </draw:path>
          <draw:path draw:style-name="gr3" draw:text-style-name="P9" draw:layer="layout" svg:width="0.3cm" svg:height="0.357cm" svg:x="9.076cm" svg:y="14.04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54cm" svg:height="0.512cm" svg:x="9.419cm" svg:y="14.045cm" svg:viewBox="0 0 355 513" svg:d="M151 218c-68 0-68-77-68-95 0-21 1-46 12-65 7-10 25-32 56-32 67 0 67 78 67 96 0 21 0 45-12 65-7 10-25 31-55 31zM60 248c0-3 0-21 14-37 30 23 62 25 77 25 72 0 125-53 125-113 0-30-12-58-31-75 28-27 56-30 70-30 2 0 5 0 7 0-9 3-12 12-12 21 0 14 10 23 23 23 7 0 22-6 22-23 0-14-10-39-40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261cm" svg:height="0.342cm" svg:x="9.806cm" svg:y="14.05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10.109cm" svg:y="14.04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cm" svg:height="0.357cm" svg:x="10.452cm" svg:y="14.04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515cm" svg:height="0.182cm" svg:x="11.075cm" svg:y="14.1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6cm" svg:height="0.517cm" svg:x="11.96cm" svg:y="13.88cm" svg:viewBox="0 0 257 518" svg:d="M160 19c0-17 0-19-17-19-50 49-118 49-143 49v25c16 0 62 0 102-21v403c0 28-2 37-72 37h-25v25c27-4 95-4 125-4 32 0 99 0 127 4v-25h-25c-70 0-72-9-72-37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draw:frame presentation:style-name="pr9" draw:text-style-name="P13" draw:layer="layout" svg:width="26.4cm" svg:height="14.373cm" svg:x="0.8cm" svg:y="0.627cm" presentation:class="title" presentation:user-transformed="true">
          <draw:text-box>
            <text:p text:style-name="P6"><text:span text:style-name="T16"><text:tab/></text:span><text:span text:style-name="T16"><text:tab/></text:span><text:span text:style-name="T17"><text:line-break/></text:span><text:span text:style-name="T18"> <text:s text:c="8"/></text:span><text:span text:style-name="T13"><text:line-break/></text:span><text:span text:style-name="T13"> <text:s text:c="4"/></text:span></text:p>
          </draw:text-box>
        </draw:frame>
        <draw:g>
          <svg:title>TexMaths</svg:title>
          <svg:desc>22§display§(iii) \ y_3^2 + 3 y_2^3 + 5xy_1 - 2y = 0§svg§600§FALSE§</svg:desc>
          <draw:polygon draw:style-name="gr2" draw:text-style-name="P8" draw:layer="layout" svg:width="10.045cm" svg:height="0.804cm" svg:x="3.043cm" svg:y="0.788cm" svg:viewBox="0 0 10046 805" draw:points="5023,805 0,805 0,0 10046,0 10046,805">
            <text:p/>
          </draw:polygon>
          <draw:path draw:style-name="gr3" draw:text-style-name="P9" draw:layer="layout" svg:width="0.18cm" svg:height="0.774cm" svg:x="3.08cm" svg:y="0.84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205cm" svg:height="0.52cm" svg:x="3.328cm" svg:y="0.916cm" svg:viewBox="0 0 206 521" svg:d="M199 28c0-16-11-28-28-28-21 0-43 19-43 40 0 16 11 29 30 29 18 0 41-18 41-41zM139 320c11-22 11-24 18-45 7-16 10-27 10-41 0-35-24-63-65-63-72 0-102 111-102 118 0 9 7 9 9 9 9 0 9-2 12-15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205cm" svg:height="0.52cm" svg:x="3.594cm" svg:y="0.916cm" svg:viewBox="0 0 206 521" svg:d="M199 28c0-16-11-28-28-28-21 0-43 19-43 40 0 16 11 29 30 29 18 0 41-18 41-41zM139 320c11-22 11-24 18-45 7-16 10-27 10-41 0-35-24-63-65-63-72 0-102 111-102 118 0 9 7 9 9 9 9 0 9-2 12-15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205cm" svg:height="0.52cm" svg:x="3.86cm" svg:y="0.916cm" svg:viewBox="0 0 206 521" svg:d="M199 28c0-16-11-28-28-28-21 0-43 19-43 40 0 16 11 29 30 29 18 0 41-18 41-41zM139 320c11-22 11-24 18-45 7-16 10-27 10-41 0-35-24-63-65-63-72 0-102 111-102 118 0 9 7 9 9 9 9 0 9-2 12-15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18cm" svg:height="0.774cm" svg:x="4.148cm" svg:y="0.84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58cm" svg:height="0.501cm" svg:x="4.685cm" svg:y="1.085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4cm" svg:height="0.36cm" svg:x="5.104cm" svg:y="0.7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49cm" svg:height="0.37cm" svg:x="5.071cm" svg:y="1.26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9" draw:layer="layout" svg:width="0.515cm" svg:height="0.517cm" svg:x="5.632cm" svg:y="0.97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21cm" svg:height="0.532cm" svg:x="6.394cm" svg:y="0.91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9" draw:layer="layout" svg:width="0.358cm" svg:height="0.501cm" svg:x="6.771cm" svg:y="1.085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249cm" svg:height="0.37cm" svg:x="7.184cm" svg:y="0.749cm" svg:viewBox="0 0 250 371" svg:d="M120 180c42 0 72 29 72 88 0 66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9" draw:layer="layout" svg:width="0.24cm" svg:height="0.36cm" svg:x="7.161cm" svg:y="1.2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7.718cm" svg:y="0.97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32cm" svg:x="8.485cm" svg:y="0.913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9" draw:layer="layout" svg:width="0.386cm" svg:height="0.351cm" svg:x="8.856cm" svg:y="1.0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358cm" svg:height="0.501cm" svg:x="9.298cm" svg:y="1.085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198cm" svg:height="0.36cm" svg:x="9.714cm" svg:y="1.184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9" draw:layer="layout" svg:width="0.472cm" svg:height="0.032cm" svg:x="10.238cm" svg:y="1.219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10.984cm" svg:y="0.91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56cm" svg:height="0.501cm" svg:x="11.356cm" svg:y="1.085cm" svg:viewBox="0 0 357 502" svg:d="M356 48c1-11 1-13 1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515cm" svg:height="0.182cm" svg:x="11.998cm" svg:y="1.1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2.801cm" svg:y="0.913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</draw:g>
        <draw:g>
          <svg:title>TexMaths</svg:title>
          <svg:desc>22§display§\text { Order = 3, Degree = 2}§svg§600§FALSE§</svg:desc>
          <draw:polygon draw:style-name="gr2" draw:text-style-name="P8" draw:layer="layout" svg:width="7.656cm" svg:height="0.628cm" svg:x="15.344cm" svg:y="0.89cm" svg:viewBox="0 0 7657 629" draw:points="3829,629 0,629 0,0 7657,0 7657,629">
            <text:p/>
          </draw:polygon>
          <draw:path draw:style-name="gr3" draw:text-style-name="P9" draw:layer="layout" svg:width="0.515cm" svg:height="0.563cm" svg:x="15.349cm" svg:y="0.851cm" svg:viewBox="0 0 516 564" svg:d="M516 284c0-159-116-284-259-284-139 0-257 125-257 284 0 160 120 280 257 280 143 0 259-124 259-280zM259 544c-76 0-180-68-180-271 0-201 115-254 178-254 69 0 180 55 180 254 0 206-108 271-178 271z">
            <text:p/>
          </draw:path>
          <draw:path draw:style-name="gr3" draw:text-style-name="P9" draw:layer="layout" svg:width="0.261cm" svg:height="0.342cm" svg:x="15.928cm" svg:y="1.05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83cm" svg:height="0.547cm" svg:x="16.236cm" svg:y="0.86cm" svg:viewBox="0 0 384 548" svg:d="M269 497v51l115-9v-25c-55 0-62-5-62-42v-472l-111 9v24c55 0 60 6 60 43v167c-23-26-56-48-98-48-92 0-173 76-173 177 0 98 76 176 165 176 50 0 85-27 104-51zM269 289v158c0 14 0 16-8 29-23 37-59 54-92 54-35 0-63-19-83-49-19-32-21-76-21-108 0-30 2-75 23-111 18-24 46-49 88-49 28 0 60 11 85 46 8 14 8 16 8 30z">
            <text:p/>
          </draw:path>
          <draw:path draw:style-name="gr3" draw:text-style-name="P9" draw:layer="layout" svg:width="0.3cm" svg:height="0.357cm" svg:x="16.661cm" svg:y="1.0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61cm" svg:height="0.342cm" svg:x="17.004cm" svg:y="1.05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515cm" svg:height="0.182cm" svg:x="17.587cm" svg:y="1.11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1cm" svg:height="0.533cm" svg:x="18.435cm" svg:y="0.881cm" svg:viewBox="0 0 322 534" svg:d="M194 243c63-19 107-74 107-136 0-63-69-107-143-107-79 0-137 46-137 106 0 24 18 40 39 40 24 0 40-17 40-40 0-39-37-39-47-39 23-37 74-48 102-48 32 0 76 18 76 87 0 10-2 54-23 89-23 37-50 39-69 41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9" draw:layer="layout" svg:width="0.091cm" svg:height="0.231cm" svg:x="18.856cm" svg:y="1.314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9" draw:layer="layout" svg:width="0.52cm" svg:height="0.529cm" svg:x="19.289cm" svg:y="0.869cm" svg:viewBox="0 0 521 530" svg:d="M0 0v25h19c60 0 60 8 60 35v410c0 28 0 35-60 35h-19v25h283c131 0 238-114 238-261s-104-269-238-269zM185 505c-37 0-39-5-39-29v-421c0-25 2-30 39-30h77c48 0 102 16 141 72 34 46 41 113 41 172 0 87-14 133-43 171-15 21-60 65-139 65z">
            <text:p/>
          </draw:path>
          <draw:path draw:style-name="gr3" draw:text-style-name="P9" draw:layer="layout" svg:width="0.3cm" svg:height="0.357cm" svg:x="19.875cm" svg:y="1.0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55cm" svg:height="0.512cm" svg:x="20.218cm" svg:y="1.046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3 99 91 0 172-41 172-101 0-28-12-67-51-90-42-21-86-21-134-21-19 0-53 0-58 0-25-3-42-28-42-53zM173 493c-80 0-133-39-133-79 0-37 30-65 64-67h46c67 0 155 0 155 67 0 40-57 79-132 79z">
            <text:p/>
          </draw:path>
          <draw:path draw:style-name="gr3" draw:text-style-name="P9" draw:layer="layout" svg:width="0.261cm" svg:height="0.342cm" svg:x="20.606cm" svg:y="1.05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20.908cm" svg:y="1.0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cm" svg:height="0.357cm" svg:x="21.252cm" svg:y="1.0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515cm" svg:height="0.182cm" svg:x="21.875cm" svg:y="1.11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22.73cm" svg:y="0.88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</draw:g>
        <draw:g>
          <svg:title>TexMaths</svg:title>
          <svg:desc>24§display§\Rightarrow§svg§600§FALSE§</svg:desc>
          <draw:polygon draw:style-name="gr2" draw:text-style-name="P8" draw:layer="layout" svg:width="0.711cm" svg:height="0.381cm" svg:x="13.843cm" svg:y="0.992cm" svg:viewBox="0 0 712 382" draw:points="357,382 0,382 0,0 712,0 712,382">
            <text:p/>
          </draw:polygon>
          <draw:path draw:style-name="gr3" draw:text-style-name="P9" draw:layer="layout" svg:width="0.749cm" svg:height="0.465cm" svg:x="13.847cm" svg:y="0.95cm" svg:viewBox="0 0 750 466" svg:d="M568 167c34 31 79 54 105 65-30 13-71 36-105 65h-537c-16 0-31 0-31 18 0 17 15 17 29 17h501c-41 38-85 113-85 124 0 10 10 10 15 10 8 0 14 0 16-8 19-32 42-76 98-126 57-52 115-73 157-87 15-5 15-5 17-7 2 0 2-4 2-6s0-2 0-4l-4-2c-2-2-2-2-17-7-115-33-199-112-247-202-8-17-10-17-22-17-5 0-15 0-15 10 0 11 42 84 85 124h-501c-14 0-29 0-29 17 0 16 15 16 31 16z">
            <text:p/>
          </draw:path>
        </draw:g>
        <draw:g>
          <svg:title>TexMaths</svg:title>
          <svg:desc>22§display§(iv) \ \frac{dy}{dx} = \frac{2 \sin x + 3}{dy/dx}§svg§600§FALSE§</svg:desc>
          <draw:polygon draw:style-name="gr2" draw:text-style-name="P8" draw:layer="layout" svg:width="6.971cm" svg:height="1.706cm" svg:x="2.988cm" svg:y="2.24cm" svg:viewBox="0 0 6972 1707" draw:points="3486,1707 0,1707 0,0 6972,0 6972,1707">
            <text:p/>
          </draw:polygon>
          <draw:path draw:style-name="gr3" draw:text-style-name="P9" draw:layer="layout" svg:width="0.18cm" svg:height="0.773cm" svg:x="3.025cm" svg:y="2.681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05cm" svg:height="0.52cm" svg:x="3.273cm" svg:y="2.75cm" svg:viewBox="0 0 206 521" svg:d="M199 28c0-16-11-28-28-28-21 0-43 19-43 40 0 16 11 29 30 29 18 0 41-18 41-41zM139 320c11-23 11-24 18-46 7-15 10-26 10-40 0-35-24-63-65-63-72 0-102 110-102 118s7 8 9 8c9 0 9-1 12-14 21-74 53-97 79-97 7 0 20 0 20 25 0 18-6 34-9 41-5 21-41 110-53 144-9 19-18 46-18 61 0 37 27 64 64 64 74 0 102-113 102-120s-7-7-9-7c-9 0-9 2-12 14-14 49-41 97-79 97-14 0-20-9-20-26 0-20 6-30 23-78z">
            <text:p/>
          </draw:path>
          <draw:path draw:style-name="gr3" draw:text-style-name="P9" draw:layer="layout" svg:width="0.34cm" svg:height="0.351cm" svg:x="3.539cm" svg:y="2.919cm" svg:viewBox="0 0 341 352" svg:d="M341 55c0-43-21-55-35-55-19 0-37 19-37 37 0 11 4 16 13 23 15 16 26 37 26 65 0 32-48 209-139 209-39 0-56-26-56-67 0-44 21-100 44-165 5-12 10-23 10-39 0-35-26-63-65-63-72 0-102 113-102 120s7 7 9 7c9 0 9 0 12-14 23-78 56-95 79-95 7 0 20 0 20 24 0 20-7 41-13 55-35 89-45 125-45 158 0 85 68 97 105 97 130 0 174-257 174-297z">
            <text:p/>
          </draw:path>
          <draw:path draw:style-name="gr3" draw:text-style-name="P9" draw:layer="layout" svg:width="0.18cm" svg:height="0.773cm" svg:x="3.963cm" svg:y="2.68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69cm" svg:height="0.546cm" svg:x="4.618cm" svg:y="2.201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56cm" svg:height="0.5cm" svg:x="5.012cm" svg:y="2.396cm" svg:viewBox="0 0 357 501" svg:d="M355 48c2-11 2-13 2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0 0 160-70 181-158z">
            <text:p/>
          </draw:path>
          <draw:polygon draw:style-name="gr3" draw:text-style-name="P9" draw:layer="layout" svg:width="0.845cm" svg:height="0.032cm" svg:x="4.57cm" svg:y="3.051cm" svg:viewBox="0 0 846 33" draw:points="422,33 0,33 0,0 846,0 846,33">
            <text:p/>
          </draw:polygon>
          <draw:path draw:style-name="gr3" draw:text-style-name="P9" draw:layer="layout" svg:width="0.369cm" svg:height="0.546cm" svg:x="4.6cm" svg:y="3.255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4.994cm" svg:y="3.44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182cm" svg:x="5.765cm" svg:y="2.9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6.669cm" svg:y="2.222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9" draw:layer="layout" svg:width="0.254cm" svg:height="0.356cm" svg:x="7.171cm" svg:y="2.39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9" draw:layer="layout" svg:width="0.166cm" svg:height="0.518cm" svg:x="7.477cm" svg:y="2.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7.69cm" svg:y="2.396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86cm" svg:height="0.351cm" svg:x="8.246cm" svg:y="2.3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9" draw:layer="layout" svg:width="0.515cm" svg:height="0.516cm" svg:x="8.882cm" svg:y="2.28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21cm" svg:height="0.532cm" svg:x="9.644cm" svg:y="2.22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9" draw:layer="layout" svg:width="3.367cm" svg:height="0.032cm" svg:x="6.631cm" svg:y="3.051cm" svg:viewBox="0 0 3368 33" draw:points="1684,33 0,33 0,0 3368,0 3368,33">
            <text:p/>
          </draw:polygon>
          <draw:path draw:style-name="gr3" draw:text-style-name="P9" draw:layer="layout" svg:width="0.369cm" svg:height="0.546cm" svg:x="7.324cm" svg:y="3.255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9" draw:layer="layout" svg:width="0.358cm" svg:height="0.5cm" svg:x="7.718cm" svg:y="3.448cm" svg:viewBox="0 0 359 501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0 0 160-70 181-158z">
            <text:p/>
          </draw:path>
          <draw:path draw:style-name="gr3" draw:text-style-name="P9" draw:layer="layout" svg:width="0.302cm" svg:height="0.773cm" svg:x="8.146cm" svg:y="3.211cm" svg:viewBox="0 0 303 774" svg:d="M299 30c4-11 4-14 4-14 0-9-7-16-16-16-5 0-11 2-12 7l-271 739c-4 9-4 12-4 14 0 7 7 14 16 14 10 0 12-5 17-17z">
            <text:p/>
          </draw:path>
          <draw:path draw:style-name="gr3" draw:text-style-name="P9" draw:layer="layout" svg:width="0.369cm" svg:height="0.546cm" svg:x="8.521cm" svg:y="3.255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8.915cm" svg:y="3.4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</draw:g>
        <draw:g>
          <svg:title>TexMaths</svg:title>
          <svg:desc>22§display§\text {Squaring, both the sides, we get}§svg§600§FALSE§</svg:desc>
          <draw:polygon draw:style-name="gr2" draw:text-style-name="P8" draw:layer="layout" svg:width="10.738cm" svg:height="0.628cm" svg:x="4.645cm" svg:y="9.691cm" svg:viewBox="0 0 10739 629" draw:points="5369,629 0,629 0,0 10739,0 10739,629">
            <text:p/>
          </draw:polygon>
          <draw:path draw:style-name="gr3" draw:text-style-name="P9" draw:layer="layout" svg:width="0.344cm" svg:height="0.563cm" svg:x="4.65cm" svg:y="9.652cm" svg:viewBox="0 0 345 564" svg:d="M227 247l-99-25c-49-12-79-53-79-99 0-54 43-102 104-102 129 0 146 129 152 162 0 5 0 11 8 11 11 0 11-4 11-20v-155c0-14 0-19-9-19-5 0-7 0-12 11l-27 44c-23-23-56-55-125-55-86 0-151 69-151 150 0 65 40 121 102 142 9 4 48 13 102 27 21 5 44 10 67 39 16 21 23 45 23 72 0 54-39 111-104 111-23 0-81-4-123-43-44-42-48-91-48-119 0-7-7-7-8-7-11 0-11 5-11 19v155c0 12 0 18 9 18 5 0 5 0 10-9 0-2 4-4 29-44 24 26 73 53 144 53 90 0 153-76 153-161 0-77-53-141-118-156z">
            <text:p/>
          </draw:path>
          <draw:path draw:style-name="gr3" draw:text-style-name="P9" draw:layer="layout" svg:width="0.383cm" svg:height="0.492cm" svg:x="5.062cm" svg:y="9.856cm" svg:viewBox="0 0 384 493" svg:d="M269 296v139c0 35-8 35-61 35v23c26 0 67-2 88-2s60 2 88 2v-23c-53 0-62 0-62-35v-435h-17l-29 70c-10-21-42-70-103-70-92 0-173 76-173 176 0 97 76 176 165 176 55 0 87-33 104-56zM271 129v109c0 24-14 46-32 65-8 10-33 32-70 32-56 0-104-69-104-159 0-91 55-157 111-157 62 0 95 67 95 110z">
            <text:p/>
          </draw:path>
          <draw:path draw:style-name="gr3" draw:text-style-name="P9" draw:layer="layout" svg:width="0.39cm" svg:height="0.351cm" svg:x="5.469cm" svg:y="9.856cm" svg:viewBox="0 0 391 352" svg:d="M278 282v70l113-9v-24c-55 0-60-6-60-42v-277l-114 9v24c54 0 59 6 59 43v139c0 67-37 120-93 120-65 0-69-36-69-76v-259l-114 9v24c60 0 60 2 60 71v116c0 62 0 132 120 132 42 0 77-21 98-70z">
            <text:p/>
          </draw:path>
          <draw:path draw:style-name="gr3" draw:text-style-name="P9" draw:layer="layout" svg:width="0.349cm" svg:height="0.357cm" svg:x="5.905cm" svg:y="9.851cm" svg:viewBox="0 0 350 358" svg:d="M225 289c4 32 25 63 62 63 16 0 63-10 63-74v-42h-19v42c0 46-19 51-28 51-25 0-28-35-28-38v-157c0-32 0-62-29-92s-68-42-107-42c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9" draw:layer="layout" svg:width="0.261cm" svg:height="0.342cm" svg:x="6.282cm" svg:y="9.856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166cm" svg:height="0.519cm" svg:x="6.588cm" svg:y="9.6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39cm" svg:height="0.342cm" svg:x="6.803cm" svg:y="9.856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9" draw:layer="layout" svg:width="0.355cm" svg:height="0.512cm" svg:x="7.229cm" svg:y="9.847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3 99 91 0 172-41 172-101 0-28-12-67-51-90-42-21-86-21-134-21-19 0-53 0-58 0-25-3-42-28-42-53zM173 493c-80 0-133-39-133-79 0-37 30-65 64-67h46c67 0 155 0 155 67 0 40-57 79-132 79z">
            <text:p/>
          </draw:path>
          <draw:path draw:style-name="gr3" draw:text-style-name="P9" draw:layer="layout" svg:width="0.091cm" svg:height="0.231cm" svg:x="7.66cm" svg:y="10.115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9" draw:layer="layout" svg:width="0.383cm" svg:height="0.547cm" svg:x="8.088cm" svg:y="9.661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3 0-62-19-81-47-11-16-11-18-11-32z">
            <text:p/>
          </draw:path>
          <draw:path draw:style-name="gr3" draw:text-style-name="P9" draw:layer="layout" svg:width="0.344cm" svg:height="0.357cm" svg:x="8.54cm" svg:y="9.851cm" svg:viewBox="0 0 345 358" svg:d="M345 181c0-98-79-181-172-181-97 0-173 85-173 181 0 101 81 177 173 177 93 0 172-78 172-177zM173 338c-34 0-67-17-89-53-19-33-19-81-19-109 0-30 0-72 18-107 21-36 58-51 90-51 33 0 66 15 86 49 21 33 21 79 21 109 0 28 0 71-18 104-16 35-51 58-89 58z">
            <text:p/>
          </draw:path>
          <draw:path draw:style-name="gr3" draw:text-style-name="P9" draw:layer="layout" svg:width="0.244cm" svg:height="0.485cm" svg:x="8.919cm" svg:y="9.722cm" svg:viewBox="0 0 245 486" svg:d="M120 167h111v-24h-111v-143h-20c0 63-24 146-100 150v17h67v213c0 97 72 106 100 106 55 0 78-55 78-106v-44h-21v44c0 57-23 87-51 87-53 0-53-71-53-85z">
            <text:p/>
          </draw:path>
          <draw:path draw:style-name="gr3" draw:text-style-name="P9" draw:layer="layout" svg:width="0.39cm" svg:height="0.538cm" svg:x="9.23cm" svg:y="9.661cm" svg:viewBox="0 0 391 539" svg:d="M60 479c0 35-7 35-60 35v25c26-2 67-2 88-2 19 0 60 0 86 2v-25c-51 0-60 0-60-35v-143c0-81 55-123 104-123 50 0 58 42 58 86v180c0 35-8 35-59 35v25c26-2 66-2 88-2 19 0 59 0 86 2v-25c-41 0-60 0-60-23v-148c0-66 0-91-25-119-10-13-37-29-81-29-67 0-100 48-112 76v-271l-113 9v24c55 0 60 6 60 43z">
            <text:p/>
          </draw:path>
          <draw:path draw:style-name="gr3" draw:text-style-name="P9" draw:layer="layout" svg:width="0.242cm" svg:height="0.485cm" svg:x="9.908cm" svg:y="9.722cm" svg:viewBox="0 0 243 486" svg:d="M120 167h111v-24h-111v-143h-20c0 63-24 146-100 150v17h67v213c0 97 72 106 100 106 55 0 76-55 76-106v-44h-19v44c0 57-23 87-51 87-53 0-53-71-53-85z">
            <text:p/>
          </draw:path>
          <draw:path draw:style-name="gr3" draw:text-style-name="P9" draw:layer="layout" svg:width="0.39cm" svg:height="0.538cm" svg:x="10.218cm" svg:y="9.661cm" svg:viewBox="0 0 391 539" svg:d="M60 479c0 35-7 35-60 35v25c26-2 67-2 88-2 19 0 60 0 86 2v-25c-51 0-60 0-60-35v-143c0-81 55-123 104-123 50 0 58 42 58 86v180c0 35-8 35-59 35v25c26-2 66-2 88-2 19 0 59 0 86 2v-25c-41 0-60 0-60-23v-148c0-66 0-91-25-119-10-13-37-29-81-29-67 0-100 48-112 76v-271l-113 9v24c55 0 60 6 60 43z">
            <text:p/>
          </draw:path>
          <draw:path draw:style-name="gr3" draw:text-style-name="P9" draw:layer="layout" svg:width="0.3cm" svg:height="0.357cm" svg:x="10.644cm" svg:y="9.85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54cm" svg:height="0.357cm" svg:x="11.249cm" svg:y="9.851cm" svg:viewBox="0 0 255 358" svg:d="M136 197c17 4 81 16 81 72 0 39-27 71-89 71-65 0-93-44-107-111-2-9-3-12-10-12-11 0-11 5-11 19v102c0 14 0 20 9 20 3 0 5-2 19-16 2-2 2-4 16-18 33 32 69 34 84 34 90 0 127-53 127-110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9cm" svg:x="11.556cm" svg:y="9.6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383cm" svg:height="0.547cm" svg:x="11.77cm" svg:y="9.661cm" svg:viewBox="0 0 384 548" svg:d="M269 497v51l115-9v-25c-55 0-62-5-62-42v-472l-111 9v24c53 0 60 6 60 43v167c-23-26-56-48-98-48-92 0-173 76-173 177 0 98 76 176 165 176 50 0 85-27 104-51zM269 289v158c0 14 0 16-8 29-23 37-59 54-92 54-35 0-63-19-83-49-19-32-21-76-21-108 0-30 2-75 23-111 18-24 46-49 88-49 28 0 60 11 85 46 8 14 8 16 8 30z">
            <text:p/>
          </draw:path>
          <draw:path draw:style-name="gr3" draw:text-style-name="P9" draw:layer="layout" svg:width="0.3cm" svg:height="0.357cm" svg:x="12.196cm" svg:y="9.85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54cm" svg:height="0.357cm" svg:x="12.543cm" svg:y="9.851cm" svg:viewBox="0 0 255 358" svg:d="M136 197c17 4 81 16 81 72 0 39-27 71-89 71-65 0-93-44-107-111-2-9-3-12-10-12-11 0-11 5-11 19v102c0 14 0 20 9 20 3 0 5-2 19-16 2-2 2-4 16-18 33 32 69 34 84 34 90 0 127-53 127-110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091cm" svg:height="0.231cm" svg:x="12.89cm" svg:y="10.115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9" draw:layer="layout" svg:width="0.531cm" svg:height="0.342cm" svg:x="13.309cm" svg:y="9.863cm" svg:viewBox="0 0 532 343" svg:d="M466 74c15-39 39-49 66-49v-25c-18 2-41 2-57 2-23 0-58-2-72-2v25c28 0 44 14 44 37 0 5 0 5-3 15l-71 200-77-217c-2-9-4-11-4-14 0-21 30-21 46-21v-25c-23 0-62 2-81 2-23 0-46 0-69-2v25c29 0 41 1 50 10 3 6 12 28 17 44l-67 187-74-206c-3-11-3-12-3-14 0-21 30-21 46-21v-25c-23 0-67 2-85 2-3 0-44 0-72-2v25c39 0 48 1 58 26l97 275c3 12 7 17 16 17 10 0 12-3 16-15l79-221 79 222c4 9 5 14 16 14 9 0 12-7 14-14z">
            <text:p/>
          </draw:path>
          <draw:path draw:style-name="gr3" draw:text-style-name="P9" draw:layer="layout" svg:width="0.3cm" svg:height="0.357cm" svg:x="13.854cm" svg:y="9.85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55cm" svg:height="0.512cm" svg:x="14.455cm" svg:y="9.847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3 99 91 0 172-41 172-101 0-28-12-67-51-90-42-21-86-21-134-21-19 0-53 0-58 0-25-3-42-28-42-53zM173 493c-80 0-133-39-133-79 0-37 30-65 64-67h46c67 0 155 0 155 67 0 40-57 79-132 79z">
            <text:p/>
          </draw:path>
          <draw:path draw:style-name="gr3" draw:text-style-name="P9" draw:layer="layout" svg:width="0.3cm" svg:height="0.357cm" svg:x="14.842cm" svg:y="9.85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42cm" svg:height="0.485cm" svg:x="15.178cm" svg:y="9.722cm" svg:viewBox="0 0 243 486" svg:d="M120 167h111v-24h-111v-143h-20c0 63-24 146-100 150v17h67v213c0 97 72 106 100 106 55 0 76-55 76-106v-44h-19v44c0 57-23 87-51 87-53 0-53-71-53-85z">
            <text:p/>
          </draw:path>
        </draw:g>
        <draw:g>
          <svg:title>TexMaths</svg:title>
          <svg:desc>22§display§\left( \frac{dy}{dx} \right)^2 = 2 \sin x + 3§svg§600§FALSE§</svg:desc>
          <draw:polygon draw:style-name="gr2" draw:text-style-name="P8" draw:layer="layout" svg:width="6.802cm" svg:height="1.946cm" svg:x="4.189cm" svg:y="4.24cm" svg:viewBox="0 0 6803 1947" draw:points="3402,1947 0,1947 0,0 6803,0 6803,1947">
            <text:p/>
          </draw:polygon>
          <draw:path draw:style-name="gr3" draw:text-style-name="P9" draw:layer="layout" svg:width="0.381cm" svg:height="1.856cm" svg:x="4.31cm" svg:y="4.37cm" svg:viewBox="0 0 382 1857" svg:d="M382 1850c0-4-2-5-4-7-28-30-81-81-132-166-125-198-181-450-181-748 0-209 28-477 155-707 62-111 125-174 160-208 2-2 2-3 2-7 0-7-5-7-16-7s-12 0-25 12c-260 236-341 590-341 916 0 304 70 610 267 843 16 17 44 49 78 77 9 9 10 9 21 9s16 0 16-7z">
            <text:p/>
          </draw:path>
          <draw:path draw:style-name="gr3" draw:text-style-name="P9" draw:layer="layout" svg:width="0.369cm" svg:height="0.546cm" svg:x="4.861cm" svg:y="4.432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5.254cm" svg:y="4.625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0 0 160-71 181-159z">
            <text:p/>
          </draw:path>
          <draw:polygon draw:style-name="gr3" draw:text-style-name="P9" draw:layer="layout" svg:width="0.845cm" svg:height="0.032cm" svg:x="4.812cm" svg:y="5.282cm" svg:viewBox="0 0 846 33" draw:points="422,33 0,33 0,0 846,0 846,33">
            <text:p/>
          </draw:polygon>
          <draw:path draw:style-name="gr3" draw:text-style-name="P9" draw:layer="layout" svg:width="0.369cm" svg:height="0.546cm" svg:x="4.844cm" svg:y="5.484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5.238cm" svg:y="5.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381cm" svg:height="1.856cm" svg:x="5.776cm" svg:y="4.37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24cm" svg:height="0.36cm" svg:x="6.352cm" svg:y="4.2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6.924cm" svg:y="5.2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7.735cm" svg:y="4.97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9" draw:layer="layout" svg:width="0.254cm" svg:height="0.356cm" svg:x="8.236cm" svg:y="5.144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8.541cm" svg:y="4.974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8.756cm" svg:y="5.148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86cm" svg:height="0.351cm" svg:x="9.312cm" svg:y="5.14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517cm" svg:x="9.947cm" svg:y="5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21cm" svg:height="0.532cm" svg:x="10.709cm" svg:y="4.975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</draw:g>
        <draw:g>
          <svg:title>TexMaths</svg:title>
          <svg:desc>22§display§\left[ 1 +  \left( \frac{dy}{dx} \right)^2 \right]^3 = 64 \ \left( \frac{d^2y}{dx^2} \right)^2§svg§600§FALSE§</svg:desc>
          <draw:polygon draw:style-name="gr2" draw:text-style-name="P8" draw:layer="layout" svg:width="9.996cm" svg:height="2.41cm" svg:x="4.589cm" svg:y="10.743cm" svg:viewBox="0 0 9997 2411" draw:points="5000,2411 0,2411 0,0 9997,0 9997,2411">
            <text:p/>
          </draw:polygon>
          <draw:polygon draw:style-name="gr3" draw:text-style-name="P9" draw:layer="layout" svg:width="0.23cm" svg:height="2.32cm" svg:x="4.763cm" svg:y="10.873cm" svg:viewBox="0 0 231 2321" draw:points="0,2321 231,2321 231,2272 48,2272 48,48 231,48 231,0 0,0">
            <text:p/>
          </draw:polygon>
          <draw:path draw:style-name="gr3" draw:text-style-name="P9" draw:layer="layout" svg:width="0.256cm" svg:height="0.516cm" svg:x="5.069cm" svg:y="11.71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5.603cm" svg:y="11.77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1cm" svg:height="1.856cm" svg:x="6.493cm" svg:y="11.103cm" svg:viewBox="0 0 382 1857" svg:d="M382 1849c0-3-2-5-4-7-28-29-81-81-132-165-125-199-181-450-181-748 0-209 27-477 155-707 62-111 125-174 160-208 2-2 2-3 2-7 0-7-5-7-16-7s-12 0-25 12c-260 236-341 590-341 915 0 305 70 611 267 843 16 18 44 50 78 78 9 9 10 9 21 9s16 0 16-8z">
            <text:p/>
          </draw:path>
          <draw:path draw:style-name="gr3" draw:text-style-name="P9" draw:layer="layout" svg:width="0.369cm" svg:height="0.546cm" svg:x="7.044cm" svg:y="11.165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9" draw:layer="layout" svg:width="0.358cm" svg:height="0.501cm" svg:x="7.436cm" svg:y="11.36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7 83 67 80 0 160-71 181-159z">
            <text:p/>
          </draw:path>
          <draw:polygon draw:style-name="gr3" draw:text-style-name="P9" draw:layer="layout" svg:width="0.845cm" svg:height="0.032cm" svg:x="6.995cm" svg:y="12.017cm" svg:viewBox="0 0 846 33" draw:points="422,33 0,33 0,0 846,0 846,33">
            <text:p/>
          </draw:polygon>
          <draw:path draw:style-name="gr3" draw:text-style-name="P9" draw:layer="layout" svg:width="0.369cm" svg:height="0.546cm" svg:x="7.026cm" svg:y="12.219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9" draw:layer="layout" svg:width="0.386cm" svg:height="0.351cm" svg:x="7.419cm" svg:y="12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9" draw:layer="layout" svg:width="0.381cm" svg:height="1.856cm" svg:x="7.959cm" svg:y="11.103cm" svg:viewBox="0 0 382 1857" svg:d="M382 929c0-304-71-610-268-843-14-17-44-49-75-77-11-9-13-9-23-9-9 0-16 0-16 7 0 4 4 7 5 9 27 28 79 79 131 163 124 199 183 451 183 748 0 210-29 477-157 708-62 111-127 174-158 207-2 2-4 4-4 7 0 8 7 8 16 8 10 0 12 0 24-13 261-236 342-589 342-915z">
            <text:p/>
          </draw:path>
          <draw:path draw:style-name="gr3" draw:text-style-name="P9" draw:layer="layout" svg:width="0.24cm" svg:height="0.36cm" svg:x="8.534cm" svg:y="10.93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23cm" svg:height="2.32cm" svg:x="8.856cm" svg:y="10.873cm" svg:viewBox="0 0 231 2321" draw:points="183,2272 0,2272 0,2321 231,2321 231,0 0,0 0,48 183,48">
            <text:p/>
          </draw:polygon>
          <draw:path draw:style-name="gr3" draw:text-style-name="P9" draw:layer="layout" svg:width="0.249cm" svg:height="0.37cm" svg:x="9.328cm" svg:y="10.704cm" svg:viewBox="0 0 250 371" svg:d="M120 179c42 0 72 30 72 88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7 47-23 63-17 21-31 23-59 25-15 0-15 0-18 1 0 0-5 0-5 7s5 7 14 7z">
            <text:p/>
          </draw:path>
          <draw:path draw:style-name="gr3" draw:text-style-name="P9" draw:layer="layout" svg:width="0.515cm" svg:height="0.182cm" svg:x="9.904cm" svg:y="11.9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1cm" svg:height="0.532cm" svg:x="10.709cm" svg:y="11.711cm" svg:viewBox="0 0 322 533" svg:d="M70 262v-19c0-195 97-224 136-224 19 0 51 6 69 32-13 0-43 0-43 33 0 25 18 37 35 37 13 0 36-7 36-37 0-47-34-84-99-84-98 0-204 100-204 271 0 208 90 262 162 262 86 0 160-72 160-174 0-99-69-174-155-174-53 0-81 40-97 77zM162 512c-49 0-72-47-76-58-14-37-14-99-14-113 0-59 25-139 95-139 12 0 48 0 72 50 14 28 14 68 14 105s0 76-14 104c-23 48-60 51-77 51z">
            <text:p/>
          </draw:path>
          <draw:path draw:style-name="gr3" draw:text-style-name="P9" draw:layer="layout" svg:width="0.344cm" svg:height="0.523cm" svg:x="11.084cm" svg:y="11.702cm" svg:viewBox="0 0 345 524" svg:d="M206 398v67c0 28 0 37-58 37h-16v22c32-1 72-1 104-1 33 0 74 0 105 1v-22h-15c-59 0-60-9-60-37v-67h79v-25h-79v-354c0-14 0-19-13-19-7 0-8 0-14 9l-239 364v25zM211 373h-190l190-289z">
            <text:p/>
          </draw:path>
          <draw:path draw:style-name="gr3" draw:text-style-name="P9" draw:layer="layout" svg:width="0.381cm" svg:height="1.856cm" svg:x="11.996cm" svg:y="11.103cm" svg:viewBox="0 0 382 1857" svg:d="M382 1849c0-3-2-5-4-7-28-29-81-81-132-165-125-199-181-450-181-748 0-209 28-477 155-707 62-111 125-174 160-208 2-2 2-3 2-7 0-7-5-7-16-7s-12 0-25 12c-260 236-341 590-341 915 0 305 70 611 267 843 16 18 44 50 78 78 9 9 10 9 21 9s16 0 16-8z">
            <text:p/>
          </draw:path>
          <draw:path draw:style-name="gr3" draw:text-style-name="P9" draw:layer="layout" svg:width="0.369cm" svg:height="0.546cm" svg:x="12.547cm" svg:y="11.165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9" draw:layer="layout" svg:width="0.24cm" svg:height="0.36cm" svg:x="12.951cm" svg:y="11.06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01cm" svg:x="13.288cm" svg:y="11.36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7 83 67 80 0 160-71 181-159z">
            <text:p/>
          </draw:path>
          <draw:polygon draw:style-name="gr3" draw:text-style-name="P9" draw:layer="layout" svg:width="1.192cm" svg:height="0.032cm" svg:x="12.497cm" svg:y="12.017cm" svg:viewBox="0 0 1193 33" draw:points="597,33 0,33 0,0 1193,0 1193,33">
            <text:p/>
          </draw:polygon>
          <draw:path draw:style-name="gr3" draw:text-style-name="P9" draw:layer="layout" svg:width="0.369cm" svg:height="0.546cm" svg:x="12.529cm" svg:y="12.219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9" draw:layer="layout" svg:width="0.386cm" svg:height="0.351cm" svg:x="12.923cm" svg:y="12.41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24cm" svg:height="0.36cm" svg:x="13.376cm" svg:y="12.17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1cm" svg:height="1.856cm" svg:x="13.808cm" svg:y="11.103cm" svg:viewBox="0 0 382 1857" svg:d="M382 929c0-304-71-610-268-843-15-17-44-49-75-77-11-9-13-9-23-9-9 0-16 0-16 7 0 4 4 7 5 9 27 28 79 79 131 163 124 199 183 451 183 748 0 210-29 477-157 708-62 111-127 174-158 207-2 2-4 4-4 7 0 8 7 8 16 8 10 0 12 0 24-13 261-236 342-589 342-915z">
            <text:p/>
          </draw:path>
          <draw:path draw:style-name="gr3" draw:text-style-name="P9" draw:layer="layout" svg:width="0.24cm" svg:height="0.36cm" svg:x="14.384cm" svg:y="10.90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\text { Order = 2, Degree = 2}§svg§600§FALSE§</svg:desc>
          <draw:polygon draw:style-name="gr2" draw:text-style-name="P8" draw:layer="layout" svg:width="7.656cm" svg:height="0.628cm" svg:x="4.747cm" svg:y="13.889cm" svg:viewBox="0 0 7657 629" draw:points="3829,629 0,629 0,0 7657,0 7657,629">
            <text:p/>
          </draw:polygon>
          <draw:path draw:style-name="gr3" draw:text-style-name="P9" draw:layer="layout" svg:width="0.515cm" svg:height="0.563cm" svg:x="4.752cm" svg:y="13.85cm" svg:viewBox="0 0 516 564" svg:d="M516 284c0-159-116-284-259-284-139 0-257 125-257 284 0 160 120 280 257 280 143 0 259-124 259-280zM259 544c-76 0-180-68-180-271 0-201 115-254 178-254 69 0 180 55 180 254 0 206-108 271-178 271z">
            <text:p/>
          </draw:path>
          <draw:path draw:style-name="gr3" draw:text-style-name="P9" draw:layer="layout" svg:width="0.261cm" svg:height="0.342cm" svg:x="5.331cm" svg:y="14.05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83cm" svg:height="0.547cm" svg:x="5.639cm" svg:y="13.859cm" svg:viewBox="0 0 384 548" svg:d="M269 497v51l115-9v-25c-55 0-62-5-62-42v-472l-111 9v24c55 0 60 6 60 43v167c-23-26-56-48-98-48-92 0-173 76-173 177 0 98 76 176 165 176 50 0 85-27 104-51zM269 289v158c0 14 0 16-8 29-23 37-59 54-92 54-35 0-63-19-83-49-19-32-21-76-21-108 0-30 2-75 23-111 18-24 46-49 88-49 28 0 60 11 85 46 8 14 8 16 8 30z">
            <text:p/>
          </draw:path>
          <draw:path draw:style-name="gr3" draw:text-style-name="P9" draw:layer="layout" svg:width="0.3cm" svg:height="0.357cm" svg:x="6.064cm" svg:y="14.04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61cm" svg:height="0.342cm" svg:x="6.407cm" svg:y="14.05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515cm" svg:height="0.182cm" svg:x="6.99cm" svg:y="14.1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7.845cm" svg:y="13.8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9" draw:layer="layout" svg:width="0.091cm" svg:height="0.231cm" svg:x="8.259cm" svg:y="14.313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9" draw:layer="layout" svg:width="0.52cm" svg:height="0.529cm" svg:x="8.692cm" svg:y="13.868cm" svg:viewBox="0 0 521 530" svg:d="M0 0v25h19c60 0 60 8 60 35v410c0 28 0 35-60 35h-19v25h283c131 0 238-114 238-261s-104-269-238-269zM185 505c-37 0-39-5-39-29v-421c0-25 2-30 39-30h77c48 0 102 16 141 72 34 46 41 113 41 172 0 87-14 133-43 171-15 21-60 65-139 65z">
            <text:p/>
          </draw:path>
          <draw:path draw:style-name="gr3" draw:text-style-name="P9" draw:layer="layout" svg:width="0.3cm" svg:height="0.357cm" svg:x="9.278cm" svg:y="14.04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55cm" svg:height="0.512cm" svg:x="9.621cm" svg:y="14.045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3 99 91 0 172-41 172-101 0-28-12-67-51-90-42-21-86-21-134-21-19 0-53 0-58 0-25-3-42-28-42-53zM173 493c-80 0-133-39-133-79 0-37 30-65 64-67h46c67 0 155 0 155 67 0 40-57 79-132 79z">
            <text:p/>
          </draw:path>
          <draw:path draw:style-name="gr3" draw:text-style-name="P9" draw:layer="layout" svg:width="0.261cm" svg:height="0.342cm" svg:x="10.009cm" svg:y="14.05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10.311cm" svg:y="14.04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cm" svg:height="0.357cm" svg:x="10.655cm" svg:y="14.04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515cm" svg:height="0.182cm" svg:x="11.278cm" svg:y="14.1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12.133cm" svg:y="13.8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</draw:g>
        <draw:g>
          <svg:title>TexMaths</svg:title>
          <svg:desc>22§display§\text { Order = 1, Degree = 2}§svg§600§FALSE§</svg:desc>
          <draw:polygon draw:style-name="gr2" draw:text-style-name="P8" draw:layer="layout" svg:width="7.656cm" svg:height="0.628cm" svg:x="15.344cm" svg:y="4.991cm" svg:viewBox="0 0 7657 629" draw:points="3829,629 0,629 0,0 7657,0 7657,629">
            <text:p/>
          </draw:polygon>
          <draw:path draw:style-name="gr3" draw:text-style-name="P9" draw:layer="layout" svg:width="0.515cm" svg:height="0.563cm" svg:x="15.349cm" svg:y="4.952cm" svg:viewBox="0 0 516 564" svg:d="M516 284c0-159-116-284-259-284-139 0-257 125-257 284 0 160 120 280 257 280 143 0 259-124 259-280zM259 544c-76 0-180-68-180-271 0-201 115-254 178-254 69 0 180 55 180 254 0 206-108 271-178 271z">
            <text:p/>
          </draw:path>
          <draw:path draw:style-name="gr3" draw:text-style-name="P9" draw:layer="layout" svg:width="0.261cm" svg:height="0.342cm" svg:x="15.928cm" svg:y="5.156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83cm" svg:height="0.547cm" svg:x="16.236cm" svg:y="4.961cm" svg:viewBox="0 0 384 548" svg:d="M269 497v51l115-9v-25c-55 0-62-5-62-42v-472l-111 9v24c55 0 60 6 60 43v167c-23-26-56-48-98-48-92 0-173 76-173 177 0 98 76 176 165 176 50 0 85-27 104-51zM269 289v158c0 14 0 16-8 29-23 37-59 54-92 54-35 0-63-19-83-49-19-32-21-76-21-108 0-30 2-75 23-111 18-24 46-49 88-49 28 0 60 11 85 46 8 14 8 16 8 30z">
            <text:p/>
          </draw:path>
          <draw:path draw:style-name="gr3" draw:text-style-name="P9" draw:layer="layout" svg:width="0.3cm" svg:height="0.357cm" svg:x="16.661cm" svg:y="5.15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61cm" svg:height="0.342cm" svg:x="17.004cm" svg:y="5.156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515cm" svg:height="0.182cm" svg:x="17.587cm" svg:y="5.2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6cm" svg:height="0.517cm" svg:x="18.472cm" svg:y="4.98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9" draw:layer="layout" svg:width="0.091cm" svg:height="0.231cm" svg:x="18.856cm" svg:y="5.415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9" draw:layer="layout" svg:width="0.52cm" svg:height="0.529cm" svg:x="19.289cm" svg:y="4.97cm" svg:viewBox="0 0 521 530" svg:d="M0 0v25h19c60 0 60 8 60 35v410c0 28 0 35-60 35h-19v25h283c131 0 238-114 238-261s-104-269-238-269zM185 505c-37 0-39-5-39-29v-421c0-25 2-30 39-30h77c48 0 102 16 141 72 34 46 41 113 41 172 0 87-14 133-43 171-15 21-60 65-139 65z">
            <text:p/>
          </draw:path>
          <draw:path draw:style-name="gr3" draw:text-style-name="P9" draw:layer="layout" svg:width="0.3cm" svg:height="0.357cm" svg:x="19.875cm" svg:y="5.15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55cm" svg:height="0.512cm" svg:x="20.218cm" svg:y="5.147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3 99 91 0 172-41 172-101 0-28-12-67-51-90-42-21-86-21-134-21-19 0-53 0-58 0-25-3-42-28-42-53zM173 493c-80 0-133-39-133-79 0-37 30-65 64-67h46c67 0 155 0 155 67 0 40-57 79-132 79z">
            <text:p/>
          </draw:path>
          <draw:path draw:style-name="gr3" draw:text-style-name="P9" draw:layer="layout" svg:width="0.261cm" svg:height="0.342cm" svg:x="20.606cm" svg:y="5.156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20.908cm" svg:y="5.15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cm" svg:height="0.357cm" svg:x="21.252cm" svg:y="5.15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515cm" svg:height="0.182cm" svg:x="21.875cm" svg:y="5.2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22.73cm" svg:y="4.98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</draw:g>
        <draw:g>
          <svg:title>TexMaths</svg:title>
          <svg:desc>24§display§\Rightarrow§svg§600§FALSE§</svg:desc>
          <draw:polygon draw:style-name="gr2" draw:text-style-name="P8" draw:layer="layout" svg:width="0.711cm" svg:height="0.381cm" svg:x="13.843cm" svg:y="5.093cm" svg:viewBox="0 0 712 382" draw:points="357,382 0,382 0,0 712,0 712,382">
            <text:p/>
          </draw:polygon>
          <draw:path draw:style-name="gr3" draw:text-style-name="P9" draw:layer="layout" svg:width="0.749cm" svg:height="0.465cm" svg:x="13.847cm" svg:y="5.051cm" svg:viewBox="0 0 750 466" svg:d="M568 167c34 31 79 54 105 65-30 13-71 36-105 65h-537c-16 0-31 0-31 18 0 17 15 17 29 17h501c-41 38-85 113-85 124 0 10 10 10 15 10 8 0 14 0 16-8 19-32 42-76 98-126 57-52 115-73 157-87 15-5 15-5 17-7 2 0 2-4 2-6s0-2 0-4l-4-2c-2-2-2-2-17-7-115-33-199-112-247-202-8-17-10-17-22-17-5 0-15 0-15 10 0 11 42 84 85 124h-501c-14 0-29 0-29 17 0 16 15 16 31 16z">
            <text:p/>
          </draw:path>
        </draw:g>
        <draw:g>
          <svg:title>TexMaths</svg:title>
          <svg:desc>24§display§(v) \ \left[ 1 +  \left( \frac{dy}{dx} \right)^2 \right]^{ \frac{3}{2}} = 8 \ \frac{d^2y}{dx^2}§svg§600§FALSE§</svg:desc>
          <draw:polygon draw:style-name="gr2" draw:text-style-name="P8" draw:layer="layout" svg:width="10.375cm" svg:height="2.745cm" svg:x="2.995cm" svg:y="6.443cm" svg:viewBox="0 0 10376 2746" draw:points="5188,2746 0,2746 0,0 10376,0 10376,2746">
            <text:p/>
          </draw:polygon>
          <draw:path draw:style-name="gr3" draw:text-style-name="P9" draw:layer="layout" svg:width="0.197cm" svg:height="0.844cm" svg:x="3.035cm" svg:y="7.543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9" draw:layer="layout" svg:width="0.371cm" svg:height="0.383cm" svg:x="3.306cm" svg:y="7.803cm" svg:viewBox="0 0 372 384" svg:d="M372 60c0-47-23-60-38-60-21 0-40 21-40 40 0 12 4 18 13 25 17 18 29 41 29 71 0 35-52 229-152 229-42 0-61-29-61-73 0-48 23-110 48-181 6-13 11-25 11-42 0-38-28-69-71-69-78 0-111 123-111 131 0 7 8 7 10 7 9 0 9 0 13-15 25-85 61-104 86-104 8 0 22 0 22 27 0 21-8 44-14 60-38 98-50 136-50 172 0 93 75 106 115 106 142 0 190-280 190-324z">
            <text:p/>
          </draw:path>
          <draw:path draw:style-name="gr3" draw:text-style-name="P9" draw:layer="layout" svg:width="0.197cm" svg:height="0.844cm" svg:x="3.769cm" svg:y="7.543cm" svg:viewBox="0 0 198 845" svg:d="M198 422c0-65-10-167-56-263-52-103-125-159-134-159-4 0-8 4-8 8s0 5 15 21c85 82 133 217 133 393 0 144-31 294-136 400-12 11-12 13-12 15 0 6 4 8 8 8 9 0 86-58 136-165 44-92 54-187 54-258z">
            <text:p/>
          </draw:path>
          <draw:polygon draw:style-name="gr3" draw:text-style-name="P9" draw:layer="layout" svg:width="0.251cm" svg:height="2.531cm" svg:x="4.702cm" svg:y="6.701cm" svg:viewBox="0 0 252 2532" draw:points="0,2532 252,2532 252,2479 52,2479 52,52 252,52 252,0 0,0">
            <text:p/>
          </draw:polygon>
          <draw:path draw:style-name="gr3" draw:text-style-name="P9" draw:layer="layout" svg:width="0.279cm" svg:height="0.563cm" svg:x="5.036cm" svg:y="7.614cm" svg:viewBox="0 0 280 564" svg:d="M175 21c0-19 0-21-21-21-52 54-127 54-154 54v27c17 0 67 0 111-23v439c0 31-2 41-78 41h-27v26c29-3 103-3 136-3 35 0 108 0 138 3v-26h-27c-76 0-78-10-78-41z">
            <text:p/>
          </draw:path>
          <draw:path draw:style-name="gr3" draw:text-style-name="P9" draw:layer="layout" svg:width="0.562cm" svg:height="0.563cm" svg:x="5.618cm" svg:y="7.684cm" svg:viewBox="0 0 563 564" svg:d="M300 300h236c11 0 27 0 27-18 0-17-16-17-27-17h-236v-236c0-14 0-29-18-29-17 0-17 15-17 29v236h-236c-14 0-29 0-29 17 0 18 15 18 29 18h236v236c0 11 0 28 17 28 18 0 18-17 18-28z">
            <text:p/>
          </draw:path>
          <draw:path draw:style-name="gr3" draw:text-style-name="P9" draw:layer="layout" svg:width="0.416cm" svg:height="2.025cm" svg:x="6.589cm" svg:y="6.954cm" svg:viewBox="0 0 417 2026" svg:d="M417 2018c0-4-2-6-4-8-31-32-89-88-144-180-137-217-198-492-198-816 0-229 29-521 169-772 67-121 136-190 175-227 2-2 2-3 2-7 0-8-6-8-18-8-11 0-13 0-27 13-284 258-372 644-372 999 0 332 77 666 292 920 17 19 48 53 84 84 10 10 12 10 23 10 12 0 18 0 18-8z">
            <text:p/>
          </draw:path>
          <draw:path draw:style-name="gr3" draw:text-style-name="P9" draw:layer="layout" svg:width="0.402cm" svg:height="0.596cm" svg:x="7.19cm" svg:y="7.019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8 0-22 2-27 6-41zM227 486c-4 15-4 17-18 32-36 46-71 60-94 60-42 0-55-46-55-79 0-42 26-148 48-186 24-50 63-81 97-81 54 0 68 69 68 75 0 4-2 10-4 14z">
            <text:p/>
          </draw:path>
          <draw:path draw:style-name="gr3" draw:text-style-name="P9" draw:layer="layout" svg:width="0.391cm" svg:height="0.546cm" svg:x="7.618cm" svg:y="7.232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s39 73 91 73c88 0 174-77 197-173z">
            <text:p/>
          </draw:path>
          <draw:polygon draw:style-name="gr3" draw:text-style-name="P9" draw:layer="layout" svg:width="0.923cm" svg:height="0.035cm" svg:x="7.136cm" svg:y="7.949cm" svg:viewBox="0 0 924 36" draw:points="461,36 0,36 0,0 924,0 924,36">
            <text:p/>
          </draw:polygon>
          <draw:path draw:style-name="gr3" draw:text-style-name="P9" draw:layer="layout" svg:width="0.402cm" svg:height="0.596cm" svg:x="7.171cm" svg:y="8.169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8 0-22 2-27 6-41zM227 486c-4 15-4 17-18 32-36 46-71 60-94 60-42 0-55-46-55-79 0-42 26-148 48-186 24-50 63-81 97-81 54 0 68 69 68 75 0 4-2 10-4 14z">
            <text:p/>
          </draw:path>
          <draw:path draw:style-name="gr3" draw:text-style-name="P9" draw:layer="layout" svg:width="0.421cm" svg:height="0.383cm" svg:x="7.599cm" svg:y="8.38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6 93-86 112-113 112-33 0-46-27-46-56 0-19 6-36 15-75z">
            <text:p/>
          </draw:path>
          <draw:path draw:style-name="gr3" draw:text-style-name="P9" draw:layer="layout" svg:width="0.416cm" svg:height="2.025cm" svg:x="8.189cm" svg:y="6.954cm" svg:viewBox="0 0 417 2026" svg:d="M417 1014c0-332-77-666-292-920-17-19-48-54-83-84-11-10-13-10-25-10-9 0-17 0-17 8 0 4 4 7 6 9 29 31 86 87 142 179 136 217 200 491 200 816 0 228-31 520-171 772-68 121-139 190-173 226-2 2-4 4-4 8 0 8 8 8 17 8 12 0 14 0 27-14 284-257 373-643 373-998z">
            <text:p/>
          </draw:path>
          <draw:path draw:style-name="gr3" draw:text-style-name="P9" draw:layer="layout" svg:width="0.262cm" svg:height="0.393cm" svg:x="8.816cm" svg:y="6.7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9" draw:layer="layout" svg:width="0.251cm" svg:height="2.531cm" svg:x="9.168cm" svg:y="6.701cm" svg:viewBox="0 0 252 2532" draw:points="200,2479 0,2479 0,2532 252,2532 252,0 0,0 0,52 200,52">
            <text:p/>
          </draw:polygon>
          <draw:path draw:style-name="gr3" draw:text-style-name="P9" draw:layer="layout" svg:width="0.22cm" svg:height="0.291cm" svg:x="9.786cm" svg:y="6.401cm" svg:viewBox="0 0 221 292" svg:d="M106 142c40 0 65 25 65 67 0 43-27 66-63 66-6 0-56 0-77-22 17-3 21-17 21-26 0-16-12-25-25-25-14 0-27 7-27 26 0 45 50 64 108 64 71 0 113-42 113-83 0-34-31-65-79-77 50-15 63-48 63-71 0-36-42-61-96-61-51 0-94 21-94 60 0 21 16 24 23 24 14 0 25-7 25-23 0-9-5-21-21-25 19-19 58-21 66-21 30 0 53 18 53 46 0 23-15 64-61 66-12 0-14 0-25 2-4 0-8 0-8 5 0 8 4 8 12 8z">
            <text:p/>
          </draw:path>
          <draw:polygon draw:style-name="gr3" draw:text-style-name="P9" draw:layer="layout" svg:width="0.287cm" svg:height="0.03cm" svg:x="9.752cm" svg:y="6.747cm" svg:viewBox="0 0 288 31" draw:points="144,31 0,31 0,0 288,0 288,31">
            <text:p/>
          </draw:polygon>
          <draw:path draw:style-name="gr3" draw:text-style-name="P9" draw:layer="layout" svg:width="0.21cm" svg:height="0.281cm" svg:x="9.79cm" svg:y="6.831cm" svg:viewBox="0 0 211 282" svg:d="M211 202h-17c-2 7-6 34-12 38-3 2-40 2-46 2h-84c29-21 61-44 86-62 39-26 73-51 73-96 0-53-50-84-111-84-58 0-100 33-100 75 0 21 19 25 25 25 11 0 25-8 25-25 0-15-12-23-25-25 11-19 36-31 65-31 42 0 77 25 77 65 0 37-25 64-58 91l-103 88c-6 4-6 4-6 8v11h198z">
            <text:p/>
          </draw:path>
          <draw:path draw:style-name="gr3" draw:text-style-name="P9" draw:layer="layout" svg:width="0.562cm" svg:height="0.199cm" svg:x="10.464cm" svg:y="7.86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cm" svg:height="0.581cm" svg:x="11.341cm" svg:y="7.614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0 0-30-9-69-40-105-17-17-31-25-84-60zM142 294l104 65c23 15 63 40 63 92 0 64-63 108-132 108-73 0-135-52-135-123 0-50 27-104 100-142z">
            <text:p/>
          </draw:path>
          <draw:path draw:style-name="gr3" draw:text-style-name="P9" draw:layer="layout" svg:width="0.402cm" svg:height="0.596cm" svg:x="12.163cm" svg:y="7.019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8 0-22 2-27 6-41zM227 486c-4 15-4 17-18 32-36 46-71 60-94 60-42 0-55-46-55-79 0-42 26-148 48-186 24-50 63-81 97-81 54 0 68 69 68 75 0 4-2 10-4 14z">
            <text:p/>
          </draw:path>
          <draw:path draw:style-name="gr3" draw:text-style-name="P9" draw:layer="layout" svg:width="0.262cm" svg:height="0.393cm" svg:x="12.607cm" svg:y="6.90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9" draw:layer="layout" svg:width="0.391cm" svg:height="0.546cm" svg:x="12.971cm" svg:y="7.232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olygon draw:style-name="gr3" draw:text-style-name="P9" draw:layer="layout" svg:width="1.301cm" svg:height="0.035cm" svg:x="12.111cm" svg:y="7.949cm" svg:viewBox="0 0 1302 36" draw:points="651,36 0,36 0,0 1302,0 1302,36">
            <text:p/>
          </draw:polygon>
          <draw:path draw:style-name="gr3" draw:text-style-name="P9" draw:layer="layout" svg:width="0.402cm" svg:height="0.596cm" svg:x="12.144cm" svg:y="8.169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8 0-22 2-27 6-41zM227 486c-4 15-4 17-18 32-36 46-71 60-94 60-42 0-55-46-55-79 0-42 26-148 48-186 24-50 63-81 97-81 54 0 68 69 68 75 0 4-2 10-4 14z">
            <text:p/>
          </draw:path>
          <draw:path draw:style-name="gr3" draw:text-style-name="P9" draw:layer="layout" svg:width="0.421cm" svg:height="0.383cm" svg:x="12.574cm" svg:y="8.382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9" draw:layer="layout" svg:width="0.262cm" svg:height="0.393cm" svg:x="13.069cm" svg:y="8.11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draw:frame presentation:style-name="pr9" draw:text-style-name="P13" draw:layer="layout" svg:width="26.4cm" svg:height="14.373cm" svg:x="0.8cm" svg:y="0.627cm" presentation:class="title" presentation:user-transformed="true">
          <draw:text-box>
            <text:p text:style-name="P6"><text:span text:style-name="T16"><text:tab/></text:span><text:span text:style-name="T16"><text:tab/></text:span><text:span text:style-name="T17"><text:line-break/></text:span><text:span text:style-name="T18"> <text:s text:c="8"/></text:span><text:span text:style-name="T13"><text:line-break/></text:span><text:span text:style-name="T13"> <text:s text:c="4"/></text:span></text:p>
          </draw:text-box>
        </draw:frame>
        <draw:g>
          <svg:title>TexMaths</svg:title>
          <svg:desc>22§display§(vi) \  \sqrt[3]{ 1 + \left( \frac{dy}{dx} \right)^2 } = \frac{d^2y}{dx^2}§svg§600§FALSE§</svg:desc>
          <draw:polygon draw:style-name="gr2" draw:text-style-name="P8" draw:layer="layout" svg:width="8.434cm" svg:height="2.243cm" svg:x="3.046cm" svg:y="0.79cm" svg:viewBox="0 0 8435 2244" draw:points="4217,2244 0,2244 0,0 8435,0 8435,2244">
            <text:p/>
          </draw:polygon>
          <draw:path draw:style-name="gr3" draw:text-style-name="P9" draw:layer="layout" svg:width="0.18cm" svg:height="0.773cm" svg:x="3.083cm" svg:y="1.675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4cm" svg:height="0.351cm" svg:x="3.331cm" svg:y="1.914cm" svg:viewBox="0 0 341 352" svg:d="M341 55c0-43-21-55-35-55-19 0-37 19-37 37 0 11 4 16 13 23 15 16 26 37 26 65 0 32-48 209-139 209-39 0-56-26-56-67 0-44 21-100 44-165 5-12 10-23 10-39 0-35-26-63-65-63-72 0-102 113-102 120s7 7 9 7c9 0 9 0 12-14 23-78 56-95 79-95 7 0 20 0 20 24 0 20-7 41-13 55-35 90-45 125-45 158 0 85 68 97 105 97 130 0 174-257 174-297z">
            <text:p/>
          </draw:path>
          <draw:path draw:style-name="gr3" draw:text-style-name="P9" draw:layer="layout" svg:width="0.205cm" svg:height="0.52cm" svg:x="3.732cm" svg:y="1.743cm" svg:viewBox="0 0 206 521" svg:d="M199 28c0-16-11-28-28-28-21 0-43 19-43 40 0 16 11 29 30 29 18 0 41-18 41-41zM139 320c11-23 11-24 18-45 7-16 10-27 10-41 0-35-24-63-65-63-72 0-102 111-102 118 0 8 7 8 9 8 9 0 9-1 12-14 21-74 53-96 79-96 7 0 20 0 20 24 0 18-6 34-9 41-5 21-41 110-53 144-9 19-18 46-18 62 0 36 27 63 64 63 74 0 102-113 102-120s-7-7-9-7c-9 0-9 2-12 14-14 50-41 97-79 97-14 0-20-9-20-26 0-20 6-30 23-78z">
            <text:p/>
          </draw:path>
          <draw:path draw:style-name="gr3" draw:text-style-name="P9" draw:layer="layout" svg:width="0.18cm" svg:height="0.773cm" svg:x="4.021cm" svg:y="1.67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201cm" svg:height="0.266cm" svg:x="4.781cm" svg:y="1.566cm" svg:viewBox="0 0 202 267" svg:d="M97 130c37 0 60 23 60 62s-25 60-58 60c-6 0-51 0-71-20 16-3 20-16 20-24 0-14-11-23-23-23-13 0-25 7-25 24 0 41 46 58 99 58 65 0 103-38 103-75 0-32-28-60-72-71 46-14 58-44 58-65 0-33-38-56-88-56-47 0-86 19-86 55 0 19 14 22 21 22 13 0 23-7 23-21 0-8-5-19-19-23 17-17 53-19 60-19 28 0 49 16 49 42 0 21-14 58-56 60-11 0-13 0-23 2-4 0-7 0-7 5 0 7 3 7 10 7z">
            <text:p/>
          </draw:path>
          <draw:path draw:style-name="gr3" draw:text-style-name="P9" draw:layer="layout" svg:width="0.703cm" svg:height="2.32cm" svg:x="4.669cm" svg:y="0.751cm" svg:viewBox="0 0 704 2321" svg:d="M107 1160l-102 202c-5 7-5 9-5 11 0 1 11 10 11 12l52-102 180 1038c25 0 28 0 32-19l429-2286c0-9-5-16-14-16-12 0-16 11-18 23l-397 2108z">
            <text:p/>
          </draw:path>
          <draw:polygon draw:style-name="gr3" draw:text-style-name="P9" draw:layer="layout" svg:width="3.848cm" svg:height="0.032cm" svg:x="5.357cm" svg:y="0.751cm" svg:viewBox="0 0 3849 33" draw:points="1924,33 0,33 0,0 3849,0 3849,33">
            <text:p/>
          </draw:polygon>
          <draw:path draw:style-name="gr3" draw:text-style-name="P9" draw:layer="layout" svg:width="0.256cm" svg:height="0.516cm" svg:x="5.425cm" svg:y="1.7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5.959cm" svg:y="1.80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1cm" svg:height="1.855cm" svg:x="6.849cm" svg:y="1.135cm" svg:viewBox="0 0 382 1856" svg:d="M382 1849c0-3-2-5-4-7-28-30-81-81-132-165-125-199-181-451-181-748 0-209 28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9" draw:layer="layout" svg:width="0.369cm" svg:height="0.546cm" svg:x="7.398cm" svg:y="1.19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9" draw:layer="layout" svg:width="0.356cm" svg:height="0.501cm" svg:x="7.792cm" svg:y="1.39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7 83 67 81 0 160-71 181-159z">
            <text:p/>
          </draw:path>
          <draw:polygon draw:style-name="gr3" draw:text-style-name="P9" draw:layer="layout" svg:width="0.846cm" svg:height="0.032cm" svg:x="7.351cm" svg:y="2.046cm" svg:viewBox="0 0 847 33" draw:points="422,33 0,33 0,0 847,0 847,33">
            <text:p/>
          </draw:polygon>
          <draw:path draw:style-name="gr3" draw:text-style-name="P9" draw:layer="layout" svg:width="0.369cm" svg:height="0.546cm" svg:x="7.381cm" svg:y="2.24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9" draw:layer="layout" svg:width="0.386cm" svg:height="0.351cm" svg:x="7.775cm" svg:y="2.44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381cm" svg:height="1.855cm" svg:x="8.315cm" svg:y="1.135cm" svg:viewBox="0 0 382 1856" svg:d="M382 929c0-304-70-611-268-843-15-17-44-49-75-77-11-9-13-9-23-9-9 0-16 0-16 7 0 4 4 7 5 9 27 28 79 79 131 163 124 199 181 451 181 748 0 210-27 477-155 708-62 111-127 174-158 207-2 2-4 4-4 7 0 7 7 7 16 7 10 0 12 0 24-12 261-236 342-589 342-915z">
            <text:p/>
          </draw:path>
          <draw:path draw:style-name="gr3" draw:text-style-name="P9" draw:layer="layout" svg:width="0.24cm" svg:height="0.36cm" svg:x="8.891cm" svg:y="0.96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9.461cm" svg:y="1.9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69cm" svg:height="0.546cm" svg:x="10.376cm" svg:y="1.196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9" draw:layer="layout" svg:width="0.24cm" svg:height="0.36cm" svg:x="10.781cm" svg:y="1.09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6cm" svg:height="0.501cm" svg:x="11.117cm" svg:y="1.39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7 83 67 81 0 160-71 181-159z">
            <text:p/>
          </draw:path>
          <draw:polygon draw:style-name="gr3" draw:text-style-name="P9" draw:layer="layout" svg:width="1.192cm" svg:height="0.032cm" svg:x="10.327cm" svg:y="2.046cm" svg:viewBox="0 0 1193 33" draw:points="597,33 0,33 0,0 1193,0 1193,33">
            <text:p/>
          </draw:polygon>
          <draw:path draw:style-name="gr3" draw:text-style-name="P9" draw:layer="layout" svg:width="0.369cm" svg:height="0.546cm" svg:x="10.358cm" svg:y="2.248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9" draw:layer="layout" svg:width="0.386cm" svg:height="0.351cm" svg:x="10.753cm" svg:y="2.4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11.205cm" svg:y="2.20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\text { Order = 2, Degree = 3}§svg§600§FALSE§</svg:desc>
          <draw:polygon draw:style-name="gr2" draw:text-style-name="P8" draw:layer="layout" svg:width="7.66cm" svg:height="0.628cm" svg:x="15.344cm" svg:y="5.49cm" svg:viewBox="0 0 7661 629" draw:points="3832,629 0,629 0,0 7661,0 7661,629">
            <text:p/>
          </draw:polygon>
          <draw:path draw:style-name="gr3" draw:text-style-name="P9" draw:layer="layout" svg:width="0.515cm" svg:height="0.563cm" svg:x="15.349cm" svg:y="5.451cm" svg:viewBox="0 0 516 564" svg:d="M516 284c0-159-116-284-259-284-139 0-257 125-257 284 0 160 120 280 257 280 143 0 259-124 259-280zM259 544c-76 0-180-68-180-271 0-201 115-254 178-254 69 0 179 55 179 254 0 206-107 271-177 271z">
            <text:p/>
          </draw:path>
          <draw:path draw:style-name="gr3" draw:text-style-name="P9" draw:layer="layout" svg:width="0.261cm" svg:height="0.342cm" svg:x="15.928cm" svg:y="5.65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83cm" svg:height="0.547cm" svg:x="16.236cm" svg:y="5.46cm" svg:viewBox="0 0 384 548" svg:d="M269 497v51l115-9v-25c-55 0-62-5-62-42v-472l-111 9v24c55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9" draw:layer="layout" svg:width="0.3cm" svg:height="0.357cm" svg:x="16.66cm" svg:y="5.6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61cm" svg:height="0.342cm" svg:x="17.004cm" svg:y="5.65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515cm" svg:height="0.182cm" svg:x="17.586cm" svg:y="5.71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18.442cm" svg:y="5.48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9" draw:layer="layout" svg:width="0.091cm" svg:height="0.231cm" svg:x="18.855cm" svg:y="5.914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9" draw:layer="layout" svg:width="0.52cm" svg:height="0.529cm" svg:x="19.288cm" svg:y="5.469cm" svg:viewBox="0 0 521 530" svg:d="M0 0v25h19c60 0 60 8 60 35v410c0 28 0 35-60 35h-19v25h283c131 0 238-114 238-261s-104-269-238-269zM185 505c-37 0-39-5-39-29v-421c0-25 2-30 39-30h77c48 0 102 16 141 72 33 46 41 113 41 172 0 87-15 133-43 171-16 21-60 65-139 65z">
            <text:p/>
          </draw:path>
          <draw:path draw:style-name="gr3" draw:text-style-name="P9" draw:layer="layout" svg:width="0.3cm" svg:height="0.357cm" svg:x="19.874cm" svg:y="5.6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55cm" svg:height="0.512cm" svg:x="20.217cm" svg:y="5.646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261cm" svg:height="0.342cm" svg:x="20.605cm" svg:y="5.65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20.907cm" svg:y="5.6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cm" svg:height="0.357cm" svg:x="21.251cm" svg:y="5.6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515cm" svg:height="0.182cm" svg:x="21.874cm" svg:y="5.71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1cm" svg:height="0.533cm" svg:x="22.722cm" svg:y="5.481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9-88 129-34 0-92-15-120-60 28 5 51-13 51-43 0-28-19-44-42-44-19 0-44 13-44 46 0 71 72 122 157 122 95 0 165-71 165-150 0-63-49-123-128-141z">
            <text:p/>
          </draw:path>
        </draw:g>
        <draw:g>
          <svg:title>TexMaths</svg:title>
          <svg:desc>24§display§\Rightarrow§svg§600§FALSE§</svg:desc>
          <draw:polygon draw:style-name="gr2" draw:text-style-name="P8" draw:layer="layout" svg:width="0.711cm" svg:height="0.381cm" svg:x="13.843cm" svg:y="5.592cm" svg:viewBox="0 0 712 382" draw:points="357,382 0,382 0,0 712,0 712,382">
            <text:p/>
          </draw:polygon>
          <draw:path draw:style-name="gr3" draw:text-style-name="P9" draw:layer="layout" svg:width="0.749cm" svg:height="0.465cm" svg:x="13.847cm" svg:y="5.55cm" svg:viewBox="0 0 750 466" svg:d="M568 167c34 31 79 54 105 65-30 13-71 36-105 65h-537c-16 0-31 0-31 18 0 17 15 17 29 17h501c-41 38-85 113-85 124 0 10 10 10 15 10 8 0 14 0 16-8 19-32 42-76 98-126 57-52 115-73 157-87 15-5 15-5 17-7 2 0 2-4 2-6s0-2 0-4l-4-2c-2-2-2-2-17-7-115-33-199-112-247-202-8-17-10-17-22-17-5 0-15 0-15 10 0 11 42 84 85 124h-501c-14 0-29 0-29 17 0 16 15 16 31 16z">
            <text:p/>
          </draw:path>
        </draw:g>
        <draw:g>
          <svg:title>TexMaths</svg:title>
          <svg:desc>22§display§\text {Cubing, both the sides, we get}§svg§600§FALSE§</svg:desc>
          <draw:polygon draw:style-name="gr2" draw:text-style-name="P8" draw:layer="layout" svg:width="10.198cm" svg:height="0.628cm" svg:x="4.646cm" svg:y="3.691cm" svg:viewBox="0 0 10199 629" draw:points="5099,629 0,629 0,0 10199,0 10199,629">
            <text:p/>
          </draw:polygon>
          <draw:path draw:style-name="gr3" draw:text-style-name="P9" draw:layer="layout" svg:width="0.472cm" svg:height="0.563cm" svg:x="4.651cm" svg:y="3.652cm" svg:viewBox="0 0 473 564" svg:d="M0 282c0 160 125 282 269 282 127 0 204-108 204-198 0-7 0-12-10-12-9 0-9 4-9 12-7 111-90 175-174 175-48 0-201-27-201-259 0-231 152-257 199-257 85 0 155 70 169 183 2 10 2 14 12 14 14 0 14-4 14-19v-184c0-14 0-19-8-19-4 0-7 0-13 9l-38 58c-30-28-69-67-145-67-144 0-269 123-269 282z">
            <text:p/>
          </draw:path>
          <draw:path draw:style-name="gr3" draw:text-style-name="P9" draw:layer="layout" svg:width="0.39cm" svg:height="0.351cm" svg:x="5.19cm" svg:y="3.856cm" svg:viewBox="0 0 391 352" svg:d="M278 282v70l113-9v-24c-55 0-60-6-60-42v-277l-114 9v24c54 0 59 6 59 43v139c0 67-37 120-93 120-65 0-69-36-69-76v-259l-114 9v24c60 0 60 2 60 71v116c0 62 0 132 120 132 42 0 77-21 98-70z">
            <text:p/>
          </draw:path>
          <draw:path draw:style-name="gr3" draw:text-style-name="P9" draw:layer="layout" svg:width="0.383cm" svg:height="0.547cm" svg:x="5.618cm" svg:y="3.661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9" draw:layer="layout" svg:width="0.166cm" svg:height="0.519cm" svg:x="6.051cm" svg:y="3.6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39cm" svg:height="0.342cm" svg:x="6.265cm" svg:y="3.856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9" draw:layer="layout" svg:width="0.355cm" svg:height="0.512cm" svg:x="6.691cm" svg:y="3.847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7 0 155 0 155 67 0 40-57 79-133 79z">
            <text:p/>
          </draw:path>
          <draw:path draw:style-name="gr3" draw:text-style-name="P9" draw:layer="layout" svg:width="0.091cm" svg:height="0.231cm" svg:x="7.123cm" svg:y="4.115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9" draw:layer="layout" svg:width="0.383cm" svg:height="0.547cm" svg:x="7.55cm" svg:y="3.661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9" draw:layer="layout" svg:width="0.344cm" svg:height="0.357cm" svg:x="8.001cm" svg:y="3.851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9" draw:layer="layout" svg:width="0.244cm" svg:height="0.485cm" svg:x="8.381cm" svg:y="3.722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39cm" svg:height="0.538cm" svg:x="8.693cm" svg:y="3.661cm" svg:viewBox="0 0 391 539" svg:d="M60 479c0 35-7 35-60 35v25c26-2 67-2 88-2 19 0 60 0 86 2v-25c-51 0-60 0-60-35v-143c0-81 55-123 104-123 50 0 58 42 58 86v180c0 35-8 35-59 35v25c26-2 66-2 88-2 19 0 59 0 86 2v-25c-41 0-60 0-60-23v-148c0-66 0-91-25-119-10-13-37-29-81-29-67 0-100 48-112 76v-271l-113 9v24c55 0 60 6 60 43z">
            <text:p/>
          </draw:path>
          <draw:path draw:style-name="gr3" draw:text-style-name="P9" draw:layer="layout" svg:width="0.244cm" svg:height="0.485cm" svg:x="9.369cm" svg:y="3.722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39cm" svg:height="0.538cm" svg:x="9.68cm" svg:y="3.661cm" svg:viewBox="0 0 391 539" svg:d="M60 479c0 35-7 35-60 35v25c26-2 67-2 88-2 19 0 60 0 86 2v-25c-51 0-60 0-60-35v-143c0-81 55-123 104-123 50 0 58 42 58 86v180c0 35-8 35-59 35v25c26-2 66-2 88-2 19 0 59 0 86 2v-25c-41 0-60 0-60-23v-148c0-66 0-91-25-119-10-13-37-29-81-29-67 0-100 48-112 76v-271l-113 9v24c55 0 60 6 60 43z">
            <text:p/>
          </draw:path>
          <draw:path draw:style-name="gr3" draw:text-style-name="P9" draw:layer="layout" svg:width="0.3cm" svg:height="0.357cm" svg:x="10.106cm" svg:y="3.85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54cm" svg:height="0.357cm" svg:x="10.712cm" svg:y="3.851cm" svg:viewBox="0 0 255 358" svg:d="M136 197c17 4 81 16 81 72 0 39-27 71-89 71-65 0-93-44-107-111-2-9-3-12-10-12-11 0-11 5-11 19v102c0 14 0 20 9 20 3 0 5-2 19-16 2-2 2-4 16-18 33 32 69 34 84 34 90 0 127-53 127-110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9cm" svg:x="11.016cm" svg:y="3.6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383cm" svg:height="0.547cm" svg:x="11.233cm" svg:y="3.661cm" svg:viewBox="0 0 384 548" svg:d="M269 497v51l115-9v-25c-55 0-62-5-62-42v-472l-111 9v24c53 0 60 6 60 43v167c-23-26-56-48-99-48-91 0-172 76-172 177 0 98 76 176 165 176 50 0 85-27 104-51zM269 289v158c0 14 0 16-8 29-23 37-59 54-92 54-35 0-63-19-83-49-19-32-21-76-21-108 0-30 2-75 23-111 18-24 46-49 88-49 28 0 60 11 85 46 8 14 8 16 8 30z">
            <text:p/>
          </draw:path>
          <draw:path draw:style-name="gr3" draw:text-style-name="P9" draw:layer="layout" svg:width="0.3cm" svg:height="0.357cm" svg:x="11.657cm" svg:y="3.85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54cm" svg:height="0.357cm" svg:x="12.005cm" svg:y="3.851cm" svg:viewBox="0 0 255 358" svg:d="M136 197c17 4 81 16 81 72 0 39-27 71-89 71-65 0-93-44-107-111-2-9-3-12-10-12-11 0-11 5-11 19v102c0 14 0 20 9 20 3 0 5-2 19-16 2-2 2-4 16-18 33 32 69 34 84 34 90 0 127-53 127-110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091cm" svg:height="0.231cm" svg:x="12.35cm" svg:y="4.115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9" draw:layer="layout" svg:width="0.531cm" svg:height="0.342cm" svg:x="12.771cm" svg:y="3.863cm" svg:viewBox="0 0 532 343" svg:d="M466 74c15-39 39-49 66-49v-25c-18 2-41 2-57 2-23 0-58-2-72-2v25c28 0 44 14 44 37 0 5 0 5-3 15l-71 200-77-217c-2-9-4-11-4-14 0-21 30-21 46-21v-25c-23 0-62 2-81 2-23 0-46 0-69-2v25c29 0 41 1 50 10 3 6 12 28 17 44l-67 187-74-206c-3-11-3-12-3-14 0-21 30-21 46-21v-25c-23 0-67 2-85 2-3 0-44 0-72-2v25c39 0 48 1 58 26l97 275c3 12 7 17 16 17 10 0 12-3 16-15l79-221 79 222c2 9 5 14 16 14 9 0 12-7 14-14z">
            <text:p/>
          </draw:path>
          <draw:path draw:style-name="gr3" draw:text-style-name="P9" draw:layer="layout" svg:width="0.3cm" svg:height="0.357cm" svg:x="13.315cm" svg:y="3.85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55cm" svg:height="0.512cm" svg:x="13.917cm" svg:y="3.847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7 0 155 0 155 67 0 40-57 79-133 79z">
            <text:p/>
          </draw:path>
          <draw:path draw:style-name="gr3" draw:text-style-name="P9" draw:layer="layout" svg:width="0.3cm" svg:height="0.357cm" svg:x="14.304cm" svg:y="3.85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44cm" svg:height="0.485cm" svg:x="14.64cm" svg:y="3.722cm" svg:viewBox="0 0 245 486" svg:d="M120 167h111v-24h-111v-143h-20c0 63-24 146-100 150v17h67v213c0 97 72 106 100 106 55 0 78-55 78-106v-44h-21v44c0 57-23 87-52 87-52 0-52-71-52-85z">
            <text:p/>
          </draw:path>
        </draw:g>
        <draw:g>
          <svg:title>TexMaths</svg:title>
          <svg:desc>22§display§1 + \left( \frac{dy}{dx} \right)^2 =  \left( \frac{d^2y}{dx^2} \right)^3§svg§600§FALSE§</svg:desc>
          <draw:polygon draw:style-name="gr2" draw:text-style-name="P8" draw:layer="layout" svg:width="7.594cm" svg:height="1.977cm" svg:x="4.59cm" svg:y="4.744cm" svg:viewBox="0 0 7595 1978" draw:points="3799,1978 0,1978 0,0 7595,0 7595,1978">
            <text:p/>
          </draw:polygon>
          <draw:path draw:style-name="gr3" draw:text-style-name="P9" draw:layer="layout" svg:width="0.256cm" svg:height="0.516cm" svg:x="4.62cm" svg:y="5.51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5.153cm" svg:y="5.57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1cm" svg:height="1.855cm" svg:x="6.044cm" svg:y="4.904cm" svg:viewBox="0 0 382 1856" svg:d="M382 1849c0-3-2-5-4-7-28-30-81-81-132-165-125-199-181-451-181-748 0-209 28-477 155-707 62-111 125-174 160-208 2-2 2-3 2-7 0-7-5-7-16-7-10 0-12 0-25 12-260 236-341 590-341 915 0 305 70 611 268 843 15 18 44 49 77 77 9 9 11 9 21 9 11 0 16 0 16-7z">
            <text:p/>
          </draw:path>
          <draw:path draw:style-name="gr3" draw:text-style-name="P9" draw:layer="layout" svg:width="0.369cm" svg:height="0.546cm" svg:x="6.593cm" svg:y="4.965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9" draw:layer="layout" svg:width="0.356cm" svg:height="0.5cm" svg:x="6.987cm" svg:y="5.161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46cm" svg:height="0.032cm" svg:x="6.546cm" svg:y="5.817cm" svg:viewBox="0 0 847 33" draw:points="422,33 0,33 0,0 847,0 847,33">
            <text:p/>
          </draw:polygon>
          <draw:path draw:style-name="gr3" draw:text-style-name="P9" draw:layer="layout" svg:width="0.369cm" svg:height="0.546cm" svg:x="6.576cm" svg:y="6.019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9" draw:layer="layout" svg:width="0.386cm" svg:height="0.351cm" svg:x="6.97cm" svg:y="6.2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381cm" svg:height="1.855cm" svg:x="7.51cm" svg:y="4.904cm" svg:viewBox="0 0 382 1856" svg:d="M382 929c0-304-70-611-268-843-15-17-44-49-75-77-11-9-13-9-23-9-9 0-16 0-16 7 0 4 4 7 5 9 27 28 79 79 131 163 125 199 183 451 183 748 0 210-29 477-157 707-62 111-127 175-158 208-2 2-4 4-4 7 0 7 7 7 16 7 10 0 12 0 24-12 261-236 342-590 342-915z">
            <text:p/>
          </draw:path>
          <draw:path draw:style-name="gr3" draw:text-style-name="P9" draw:layer="layout" svg:width="0.24cm" svg:height="0.36cm" svg:x="8.086cm" svg:y="4.73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8.656cm" svg:y="5.7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1cm" svg:height="1.855cm" svg:x="9.591cm" svg:y="4.904cm" svg:viewBox="0 0 382 1856" svg:d="M382 1849c0-3-2-5-4-7-28-30-81-81-132-165-125-199-181-451-181-748 0-209 27-477 155-707 62-111 125-174 160-208 2-2 2-3 2-7 0-7-5-7-16-7-10 0-12 0-25 12-260 236-341 590-341 915 0 305 70 611 268 843 15 18 44 49 77 77 9 9 11 9 21 9 11 0 16 0 16-7z">
            <text:p/>
          </draw:path>
          <draw:path draw:style-name="gr3" draw:text-style-name="P9" draw:layer="layout" svg:width="0.369cm" svg:height="0.546cm" svg:x="10.14cm" svg:y="4.965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24cm" svg:height="0.36cm" svg:x="10.547cm" svg:y="4.86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10.881cm" svg:y="5.161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1.192cm" svg:height="0.032cm" svg:x="10.092cm" svg:y="5.817cm" svg:viewBox="0 0 1193 33" draw:points="597,33 0,33 0,0 1193,0 1193,33">
            <text:p/>
          </draw:polygon>
          <draw:path draw:style-name="gr3" draw:text-style-name="P9" draw:layer="layout" svg:width="0.369cm" svg:height="0.546cm" svg:x="10.122cm" svg:y="6.019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86cm" svg:height="0.351cm" svg:x="10.517cm" svg:y="6.2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24cm" svg:height="0.36cm" svg:x="10.971cm" svg:y="5.97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1cm" svg:height="1.855cm" svg:x="11.402cm" svg:y="4.904cm" svg:viewBox="0 0 382 1856" svg:d="M382 929c0-304-70-611-268-843-15-17-44-49-75-77-11-9-13-9-23-9-9 0-16 0-16 7 0 4 4 7 5 9 27 28 79 79 131 163 125 199 181 451 181 748 0 210-27 477-155 707-62 111-127 175-158 208-2 2-4 4-4 7 0 7 7 7 16 7 10 0 12 0 24-12 261-236 342-590 342-915z">
            <text:p/>
          </draw:path>
          <draw:path draw:style-name="gr3" draw:text-style-name="P9" draw:layer="layout" svg:width="0.249cm" svg:height="0.37cm" svg:x="11.974cm" svg:y="4.705cm" svg:viewBox="0 0 250 371" svg:d="M120 179c42 0 72 30 72 88 0 67-39 87-71 87-21 0-70-6-93-37 27-2 32-20 32-30 0-18-12-30-30-30-14 0-30 9-30 30 0 53 56 84 123 84 76 0 127-49 127-104 0-42-33-84-93-98 56-19 77-62 77-93 0-44-49-76-111-76-60 0-105 30-105 72 0 19 10 30 28 30 16 0 28-12 28-28s-12-26-28-28c19-25 56-30 75-30 25 0 60 12 60 60 0 23-7 47-23 63-17 21-31 23-59 25-15 0-15 0-18 1 0 0-5 0-5 7s5 7 14 7z">
            <text:p/>
          </draw:path>
        </draw:g>
        <draw:g>
          <svg:title>TexMaths</svg:title>
          <svg:desc>22§display§\text { Order = 3, Degree = 3}§svg§600§FALSE§</svg:desc>
          <draw:polygon draw:style-name="gr2" draw:text-style-name="P8" draw:layer="layout" svg:width="7.66cm" svg:height="0.628cm" svg:x="4.748cm" svg:y="14.189cm" svg:viewBox="0 0 7661 629" draw:points="3832,629 0,629 0,0 7661,0 7661,629">
            <text:p/>
          </draw:polygon>
          <draw:path draw:style-name="gr3" draw:text-style-name="P9" draw:layer="layout" svg:width="0.515cm" svg:height="0.563cm" svg:x="4.753cm" svg:y="14.15cm" svg:viewBox="0 0 516 564" svg:d="M516 284c0-159-116-284-259-284-139 0-257 125-257 284 0 160 120 280 257 280 143 0 259-124 259-280zM259 544c-76 0-180-68-180-271 0-201 115-254 178-254 69 0 179 55 179 254 0 206-107 271-177 271z">
            <text:p/>
          </draw:path>
          <draw:path draw:style-name="gr3" draw:text-style-name="P9" draw:layer="layout" svg:width="0.261cm" svg:height="0.342cm" svg:x="5.332cm" svg:y="14.35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83cm" svg:height="0.547cm" svg:x="5.64cm" svg:y="14.159cm" svg:viewBox="0 0 384 548" svg:d="M269 497v51l115-9v-25c-55 0-62-5-62-42v-472l-111 9v24c55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9" draw:layer="layout" svg:width="0.3cm" svg:height="0.357cm" svg:x="6.064cm" svg:y="14.34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61cm" svg:height="0.342cm" svg:x="6.408cm" svg:y="14.35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515cm" svg:height="0.182cm" svg:x="6.99cm" svg:y="14.4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1cm" svg:height="0.533cm" svg:x="7.839cm" svg:y="14.18cm" svg:viewBox="0 0 322 534" svg:d="M194 243c63-19 107-74 107-136 0-63-69-107-143-107-79 0-137 46-137 106 0 24 18 40 39 40 24 0 40-17 40-40 0-39-37-39-47-39 23-37 74-48 102-48 32 0 76 18 76 87 0 10-2 54-23 89-23 37-50 39-69 41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9" draw:layer="layout" svg:width="0.091cm" svg:height="0.231cm" svg:x="8.259cm" svg:y="14.613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9" draw:layer="layout" svg:width="0.52cm" svg:height="0.529cm" svg:x="8.692cm" svg:y="14.168cm" svg:viewBox="0 0 521 530" svg:d="M0 0v25h19c60 0 60 8 60 35v410c0 28 0 35-60 35h-19v25h283c131 0 238-114 238-261s-104-269-238-269zM185 505c-37 0-39-5-39-29v-421c0-25 2-30 39-30h77c48 0 102 16 141 72 33 46 41 113 41 172 0 87-15 133-43 171-16 21-60 65-139 65z">
            <text:p/>
          </draw:path>
          <draw:path draw:style-name="gr3" draw:text-style-name="P9" draw:layer="layout" svg:width="0.3cm" svg:height="0.357cm" svg:x="9.278cm" svg:y="14.34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55cm" svg:height="0.512cm" svg:x="9.621cm" svg:y="14.345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261cm" svg:height="0.342cm" svg:x="10.009cm" svg:y="14.35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10.311cm" svg:y="14.34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cm" svg:height="0.357cm" svg:x="10.655cm" svg:y="14.34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515cm" svg:height="0.182cm" svg:x="11.278cm" svg:y="14.4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1cm" svg:height="0.533cm" svg:x="12.126cm" svg:y="14.18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9-88 129-34 0-92-15-120-60 28 5 51-13 51-43 0-28-19-44-42-44-19 0-44 13-44 46 0 71 72 122 157 122 95 0 165-71 165-150 0-63-49-123-128-141z">
            <text:p/>
          </draw:path>
        </draw:g>
        <draw:g>
          <svg:title>TexMaths</svg:title>
          <svg:desc>24§display§(vii) \  \left( \frac{d^3y}{dx^3} \right)^{ \frac{1}{2}} - 2 \left( \frac{dy}{dx} \right)^{ \frac{1}{3}} = 0§svg§600§FALSE§</svg:desc>
          <draw:polygon draw:style-name="gr2" draw:text-style-name="P8" draw:layer="layout" svg:width="11.292cm" svg:height="2.272cm" svg:x="2.699cm" svg:y="7.148cm" svg:viewBox="0 0 11293 2273" draw:points="5646,2273 0,2273 0,0 11293,0 11293,2273">
            <text:p/>
          </draw:polygon>
          <draw:path draw:style-name="gr3" draw:text-style-name="P9" draw:layer="layout" svg:width="0.197cm" svg:height="0.844cm" svg:x="2.739cm" svg:y="8.029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9" draw:layer="layout" svg:width="0.371cm" svg:height="0.383cm" svg:x="3.01cm" svg:y="8.288cm" svg:viewBox="0 0 372 384" svg:d="M372 60c0-47-23-60-38-60-21 0-40 21-40 40 0 12 4 18 13 25 17 18 29 41 29 71 0 35-52 229-152 229-42 0-61-29-61-73 0-48 23-110 48-181 6-13 11-25 11-42 0-38-28-69-71-69-78 0-111 123-111 131 0 7 8 7 10 7 9 0 9 0 13-15 25-85 61-104 86-104 8 0 22 0 22 27 0 21-8 44-14 60-38 97-50 136-50 172 0 92 75 106 115 106 142 0 190-280 190-324z">
            <text:p/>
          </draw:path>
          <draw:path draw:style-name="gr3" draw:text-style-name="P9" draw:layer="layout" svg:width="0.224cm" svg:height="0.567cm" svg:x="3.448cm" svg:y="8.104cm" svg:viewBox="0 0 225 568" svg:d="M217 31c0-18-12-31-31-31-23 0-46 21-46 44 0 17 12 31 33 31 19 0 44-19 44-44zM152 349c11-25 11-27 19-50 8-17 11-28 11-44 0-38-26-69-71-69-78 0-111 121-111 129 0 9 8 9 10 9 9 0 9-2 13-15 23-81 58-106 86-106 8 0 22 0 22 27 0 20-6 37-10 44-6 24-44 121-58 158-9 21-19 50-19 67 0 40 29 69 69 69 81 0 112-123 112-130 0-8-8-8-10-8-10 0-10 2-13 15-16 54-45 106-87 106-15 0-21-10-21-29 0-21 6-33 25-84z">
            <text:p/>
          </draw:path>
          <draw:path draw:style-name="gr3" draw:text-style-name="P9" draw:layer="layout" svg:width="0.224cm" svg:height="0.567cm" svg:x="3.74cm" svg:y="8.104cm" svg:viewBox="0 0 225 568" svg:d="M217 31c0-18-12-31-31-31-23 0-46 21-46 44 0 17 12 31 33 31 19 0 44-19 44-44zM152 349c11-25 11-27 19-50 8-17 11-28 11-44 0-38-26-69-71-69-78 0-111 121-111 129 0 9 8 9 10 9 9 0 9-2 13-15 23-81 58-106 86-106 8 0 22 0 22 27 0 20-6 37-10 44-6 24-44 121-58 158-9 21-19 50-19 67 0 40 29 69 69 69 81 0 112-123 112-130 0-8-8-8-10-8-10 0-10 2-13 15-16 54-45 106-87 106-15 0-21-10-21-29 0-21 6-33 25-84z">
            <text:p/>
          </draw:path>
          <draw:path draw:style-name="gr3" draw:text-style-name="P9" draw:layer="layout" svg:width="0.197cm" svg:height="0.844cm" svg:x="4.053cm" svg:y="8.029cm" svg:viewBox="0 0 198 845" svg:d="M198 422c0-65-10-167-56-263-52-103-125-159-134-159-4 0-8 4-8 8s0 5 15 21c85 82 133 217 133 393 0 144-31 294-136 400-12 11-12 13-12 15 0 6 4 8 8 8 9 0 86-58 136-166 44-92 54-186 54-257z">
            <text:p/>
          </draw:path>
          <draw:path draw:style-name="gr3" draw:text-style-name="P9" draw:layer="layout" svg:width="0.416cm" svg:height="2.024cm" svg:x="4.93cm" svg:y="7.44cm" svg:viewBox="0 0 417 2025" svg:d="M417 2017c0-4-2-5-4-7-31-33-89-89-144-181-137-217-198-491-198-816 0-228 29-520 169-771 67-121 136-190 175-227 2-2 2-3 2-7 0-8-6-8-18-8-11 0-13 0-27 13-284 258-372 643-372 999 0 332 77 666 292 919 17 19 48 54 84 84 10 10 12 10 23 10 12 0 18 0 18-8z">
            <text:p/>
          </draw:path>
          <draw:path draw:style-name="gr3" draw:text-style-name="P9" draw:layer="layout" svg:width="0.402cm" svg:height="0.596cm" svg:x="5.529cm" svg:y="7.50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272cm" svg:height="0.404cm" svg:x="5.967cm" svg:y="7.394cm" svg:viewBox="0 0 273 405" svg:d="M131 196c46 0 78 32 78 96 0 73-42 94-77 94-23 0-76-6-101-40 29-2 34-22 34-33 0-19-13-33-32-33-16 0-33 10-33 33 0 57 61 92 134 92 83 0 139-54 139-113 0-46-37-92-102-108 61-21 84-67 84-101 0-48-53-83-121-83-65 0-115 33-115 79 0 21 12 32 31 32 17 0 29-13 29-30 0-18-12-29-29-31 21-27 61-33 82-33 27 0 66 14 66 66 0 24-10 51-25 69-19 23-35 25-65 27-16 0-16 0-20 1 0 0-5 0-5 8s5 8 15 8z">
            <text:p/>
          </draw:path>
          <draw:path draw:style-name="gr3" draw:text-style-name="P9" draw:layer="layout" svg:width="0.391cm" svg:height="0.546cm" svg:x="6.337cm" svg:y="7.718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1-31-31-19 0-48 14-48 56s39 73 91 73c88 0 174-77 197-173z">
            <text:p/>
          </draw:path>
          <draw:polygon draw:style-name="gr3" draw:text-style-name="P9" draw:layer="layout" svg:width="1.301cm" svg:height="0.035cm" svg:x="5.477cm" svg:y="8.434cm" svg:viewBox="0 0 1302 36" draw:points="651,36 0,36 0,0 1302,0 1302,36">
            <text:p/>
          </draw:polygon>
          <draw:path draw:style-name="gr3" draw:text-style-name="P9" draw:layer="layout" svg:width="0.402cm" svg:height="0.596cm" svg:x="5.51cm" svg:y="8.65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5.94cm" svg:y="8.86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3-86 112-113 112-33 0-46-27-46-56 0-19 6-36 15-75z">
            <text:p/>
          </draw:path>
          <draw:path draw:style-name="gr3" draw:text-style-name="P9" draw:layer="layout" svg:width="0.272cm" svg:height="0.404cm" svg:x="6.429cm" svg:y="8.605cm" svg:viewBox="0 0 273 405" svg:d="M131 196c46 0 78 32 78 96 0 73-42 94-77 94-23 0-76-6-101-40 29-2 34-22 34-33 0-19-13-33-32-33-16 0-33 10-33 33 0 57 61 92 134 92 83 0 139-54 139-113 0-46-37-92-102-108 61-21 84-67 84-101 0-48-53-83-121-83-65 0-115 33-115 79 0 21 12 32 31 32 17 0 29-13 29-30 0-18-12-29-29-31 21-27 61-33 82-33 27 0 66 14 66 66 0 24-10 51-25 69-19 23-35 25-65 27-16 0-16 0-20 1 0 0-5 0-5 8s5 8 15 8z">
            <text:p/>
          </draw:path>
          <draw:path draw:style-name="gr3" draw:text-style-name="P9" draw:layer="layout" svg:width="0.416cm" svg:height="2.024cm" svg:x="6.907cm" svg:y="7.44cm" svg:viewBox="0 0 417 2025" svg:d="M417 1013c0-332-77-666-292-919-17-19-48-54-83-84-11-10-13-10-25-10-9 0-17 0-17 8 0 4 4 7 6 9 29 31 86 87 142 179 136 217 198 491 198 816 0 228-29 520-169 771-68 121-139 190-173 227-2 2-4 3-4 7 0 8 8 8 17 8 12 0 14 0 27-13 284-258 373-643 373-999z">
            <text:p/>
          </draw:path>
          <draw:path draw:style-name="gr3" draw:text-style-name="P9" draw:layer="layout" svg:width="0.174cm" svg:height="0.281cm" svg:x="7.66cm" svg:y="7.106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9" draw:layer="layout" svg:width="0.287cm" svg:height="0.03cm" svg:x="7.6cm" svg:y="7.452cm" svg:viewBox="0 0 288 31" draw:points="144,31 0,31 0,0 288,0 288,31">
            <text:p/>
          </draw:polygon>
          <draw:path draw:style-name="gr3" draw:text-style-name="P9" draw:layer="layout" svg:width="0.21cm" svg:height="0.281cm" svg:x="7.639cm" svg:y="7.536cm" svg:viewBox="0 0 211 282" svg:d="M211 202h-17c-2 7-6 34-12 38-3 2-40 2-46 2h-82c27-21 59-44 84-62 39-26 73-51 73-96 0-53-50-84-111-84-58 0-100 33-100 75 0 21 19 25 25 25 11 0 25-8 25-25 0-15-12-23-25-25 13-19 36-31 65-31 42 0 77 25 77 65 0 37-25 64-58 91l-103 88c-6 4-6 4-6 8v11h198z">
            <text:p/>
          </draw:path>
          <draw:path draw:style-name="gr3" draw:text-style-name="P9" draw:layer="layout" svg:width="0.515cm" svg:height="0.035cm" svg:x="8.288cm" svg:y="8.434cm" svg:viewBox="0 0 516 36" svg:d="M488 36c13 0 28 0 28-19 0-17-15-17-28-17h-459c-14 0-29 0-29 17 0 19 15 19 29 19z">
            <text:p/>
          </draw:path>
          <draw:path draw:style-name="gr3" draw:text-style-name="P9" draw:layer="layout" svg:width="0.337cm" svg:height="0.563cm" svg:x="9.104cm" svg:y="8.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9" draw:layer="layout" svg:width="0.416cm" svg:height="2.024cm" svg:x="9.799cm" svg:y="7.44cm" svg:viewBox="0 0 417 2025" svg:d="M417 2017c0-4-2-5-4-7-31-33-89-89-144-181-137-217-198-491-198-816 0-228 31-520 169-771 67-121 136-190 175-227 2-2 2-3 2-7 0-8-6-8-18-8-11 0-13 0-27 13-284 258-372 643-372 999 0 332 77 666 292 919 17 19 48 54 84 84 10 10 12 10 23 10 12 0 18 0 18-8z">
            <text:p/>
          </draw:path>
          <draw:path draw:style-name="gr3" draw:text-style-name="P9" draw:layer="layout" svg:width="0.402cm" svg:height="0.596cm" svg:x="10.398cm" svg:y="7.50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4 0-55-46-55-79 0-42 26-148 48-186 24-50 63-81 97-81 54 0 68 69 68 75 0 4-2 10-4 14z">
            <text:p/>
          </draw:path>
          <draw:path draw:style-name="gr3" draw:text-style-name="P9" draw:layer="layout" svg:width="0.391cm" svg:height="0.546cm" svg:x="10.828cm" svg:y="7.718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1-31-31-19 0-48 14-48 56s39 73 91 73c88 0 174-77 197-173z">
            <text:p/>
          </draw:path>
          <draw:polygon draw:style-name="gr3" draw:text-style-name="P9" draw:layer="layout" svg:width="0.922cm" svg:height="0.035cm" svg:x="10.346cm" svg:y="8.434cm" svg:viewBox="0 0 923 36" draw:points="461,36 0,36 0,0 923,0 923,36">
            <text:p/>
          </draw:polygon>
          <draw:path draw:style-name="gr3" draw:text-style-name="P9" draw:layer="layout" svg:width="0.402cm" svg:height="0.596cm" svg:x="10.379cm" svg:y="8.65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4 0-55-46-55-79 0-42 26-148 48-186 24-50 63-81 97-81 54 0 68 69 68 75 0 4-2 10-4 14z">
            <text:p/>
          </draw:path>
          <draw:path draw:style-name="gr3" draw:text-style-name="P9" draw:layer="layout" svg:width="0.421cm" svg:height="0.383cm" svg:x="10.809cm" svg:y="8.86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4 112-113 112-33 0-46-27-46-56 0-19 6-36 15-75z">
            <text:p/>
          </draw:path>
          <draw:path draw:style-name="gr3" draw:text-style-name="P9" draw:layer="layout" svg:width="0.416cm" svg:height="2.024cm" svg:x="11.398cm" svg:y="7.44cm" svg:viewBox="0 0 417 2025" svg:d="M417 1013c0-332-77-666-292-919-17-19-48-54-83-84-11-10-13-10-25-10-9 0-17 0-17 8 0 4 4 7 6 9 29 31 86 87 142 179 136 217 198 491 198 816 0 228-29 520-169 771-68 121-139 190-173 227-2 2-4 3-4 7 0 8 8 8 17 8 12 0 14 0 27-13 284-258 373-643 373-999z">
            <text:p/>
          </draw:path>
          <draw:path draw:style-name="gr3" draw:text-style-name="P9" draw:layer="layout" svg:width="0.174cm" svg:height="0.281cm" svg:x="12.151cm" svg:y="7.141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9" draw:layer="layout" svg:width="0.287cm" svg:height="0.03cm" svg:x="12.089cm" svg:y="7.486cm" svg:viewBox="0 0 288 31" draw:points="144,31 0,31 0,0 288,0 288,31">
            <text:p/>
          </draw:polygon>
          <draw:path draw:style-name="gr3" draw:text-style-name="P9" draw:layer="layout" svg:width="0.22cm" svg:height="0.291cm" svg:x="12.124cm" svg:y="7.571cm" svg:viewBox="0 0 221 292" svg:d="M106 142c40 0 65 25 65 67s-27 65-63 65c-6 0-56 0-79-21 19-3 23-17 23-27 0-15-12-24-25-24-14 0-27 7-27 26 0 45 50 64 108 64 71 0 113-42 113-83 0-34-31-65-79-77 50-15 63-48 63-71 0-36-42-61-96-61-51 0-94 21-94 60 0 21 16 24 23 24 14 0 25-7 25-23 0-9-5-21-21-25 19-19 58-21 66-21 30 0 53 18 53 46 0 23-15 64-61 66-12 0-14 0-25 2-4 0-8 0-8 5 0 8 4 8 12 8z">
            <text:p/>
          </draw:path>
          <draw:path draw:style-name="gr3" draw:text-style-name="P9" draw:layer="layout" svg:width="0.562cm" svg:height="0.199cm" svg:x="12.801cm" svg:y="8.35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6cm" svg:height="0.581cm" svg:x="13.677cm" svg:y="8.1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4 0 121-10 175-11 80-59 107-97 107z">
            <text:p/>
          </draw:path>
        </draw:g>
        <draw:g>
          <svg:title>TexMaths</svg:title>
          <svg:desc>24§display§\Rightarrow§svg§600§FALSE§</svg:desc>
          <draw:polygon draw:style-name="gr2" draw:text-style-name="P8" draw:layer="layout" svg:width="0.711cm" svg:height="0.381cm" svg:x="14.743cm" svg:y="8.192cm" svg:viewBox="0 0 712 382" draw:points="357,382 0,382 0,0 712,0 712,382">
            <text:p/>
          </draw:polygon>
          <draw:path draw:style-name="gr3" draw:text-style-name="P9" draw:layer="layout" svg:width="0.749cm" svg:height="0.465cm" svg:x="14.747cm" svg:y="8.15cm" svg:viewBox="0 0 750 466" svg:d="M568 167c34 31 79 54 105 65-30 13-71 36-105 65h-537c-16 0-31 0-31 18 0 17 15 17 29 17h501c-41 38-85 113-85 124 0 10 10 10 15 10 8 0 14 0 16-8 19-32 42-76 98-126 57-52 115-73 157-87 15-5 15-5 17-7 2 0 2-4 2-6s0-2 0-4l-4-2c-2-2-2-2-17-7-115-33-199-112-247-202-8-17-10-17-22-17-5 0-15 0-15 10 0 11 42 84 85 124h-501c-14 0-29 0-29 17 0 16 15 16 31 16z">
            <text:p/>
          </draw:path>
        </draw:g>
        <draw:g>
          <svg:title>TexMaths</svg:title>
          <svg:desc>24§display§\left( \frac{d^3y}{dx^3} \right)^{ \frac{1}{2}} = 2 \left( \frac{dy}{dx} \right)^{ \frac{1}{3}}§svg§600§FALSE§</svg:desc>
          <draw:polygon draw:style-name="gr2" draw:text-style-name="P8" draw:layer="layout" svg:width="7.634cm" svg:height="2.272cm" svg:x="16.2cm" svg:y="7.149cm" svg:viewBox="0 0 7635 2273" draw:points="3817,2273 0,2273 0,0 7635,0 7635,2273">
            <text:p/>
          </draw:polygon>
          <draw:path draw:style-name="gr3" draw:text-style-name="P9" draw:layer="layout" svg:width="0.416cm" svg:height="2.024cm" svg:x="16.332cm" svg:y="7.441cm" svg:viewBox="0 0 417 2025" svg:d="M417 2017c0-4-2-5-4-7-31-33-88-89-144-181-137-217-198-491-198-816 0-228 31-520 169-771 67-121 136-190 175-227 2-2 2-3 2-7 0-8-6-8-18-8-11 0-13 0-26 13-285 258-373 643-373 999 0 332 77 666 292 919 17 19 48 54 84 84 10 10 12 10 23 10 12 0 18 0 18-8z">
            <text:p/>
          </draw:path>
          <draw:path draw:style-name="gr3" draw:text-style-name="P9" draw:layer="layout" svg:width="0.402cm" svg:height="0.596cm" svg:x="16.934cm" svg:y="7.50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4-21-24-39 0-21 1-27 5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272cm" svg:height="0.404cm" svg:x="17.369cm" svg:y="7.395cm" svg:viewBox="0 0 273 405" svg:d="M131 196c46 0 78 32 78 96 0 73-42 94-77 94-23 0-76-6-101-40 29-2 34-22 34-33 0-19-13-33-32-33-16 0-33 10-33 33 0 57 61 92 134 92 83 0 139-54 139-113 0-46-37-92-102-108 61-21 84-67 84-101 0-48-53-83-121-83-65 0-115 33-115 79 0 21 12 32 31 32 17 0 31-13 31-30 0-18-14-29-31-31 21-27 61-33 82-33 27 0 66 14 66 66 0 24-10 51-25 69-19 23-35 25-65 27-16 0-16 0-20 1 0 0-5 0-5 8s5 8 15 8z">
            <text:p/>
          </draw:path>
          <draw:path draw:style-name="gr3" draw:text-style-name="P9" draw:layer="layout" svg:width="0.391cm" svg:height="0.546cm" svg:x="17.742cm" svg:y="7.719cm" svg:viewBox="0 0 392 547" svg:d="M388 52c4-12 4-14 4-19 0-16-14-23-25-23-10 0-23 3-31 17-2 4-8 31-11 46-6 21-12 44-18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1-31-31-19 0-48 14-48 56s39 73 91 73c88 0 174-77 197-173z">
            <text:p/>
          </draw:path>
          <draw:polygon draw:style-name="gr3" draw:text-style-name="P9" draw:layer="layout" svg:width="1.301cm" svg:height="0.035cm" svg:x="16.88cm" svg:y="8.435cm" svg:viewBox="0 0 1302 36" draw:points="651,36 0,36 0,0 1302,0 1302,36">
            <text:p/>
          </draw:polygon>
          <draw:path draw:style-name="gr3" draw:text-style-name="P9" draw:layer="layout" svg:width="0.402cm" svg:height="0.596cm" svg:x="16.914cm" svg:y="8.65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4-21-24-39 0-21 1-27 5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17.344cm" svg:y="8.86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2 0-46-27-46-56 0-19 6-36 15-75z">
            <text:p/>
          </draw:path>
          <draw:path draw:style-name="gr3" draw:text-style-name="P9" draw:layer="layout" svg:width="0.272cm" svg:height="0.404cm" svg:x="17.832cm" svg:y="8.606cm" svg:viewBox="0 0 273 405" svg:d="M131 196c46 0 78 32 78 96 0 73-42 94-77 94-23 0-76-6-101-40 29-2 34-22 34-33 0-19-13-33-32-33-16 0-33 10-33 33 0 57 61 92 134 92 83 0 139-54 139-113 0-46-37-92-102-108 61-21 84-67 84-101 0-48-53-83-121-83-65 0-115 33-115 79 0 21 12 32 31 32 17 0 31-13 31-30 0-18-14-29-31-31 21-27 61-33 82-33 27 0 66 14 66 66 0 24-10 51-25 69-19 23-35 25-65 27-16 0-16 0-20 1 0 0-5 0-5 8s5 8 15 8z">
            <text:p/>
          </draw:path>
          <draw:path draw:style-name="gr3" draw:text-style-name="P9" draw:layer="layout" svg:width="0.416cm" svg:height="2.024cm" svg:x="18.31cm" svg:y="7.441cm" svg:viewBox="0 0 417 2025" svg:d="M417 1013c0-332-77-666-292-919-16-19-48-54-83-84-11-10-13-10-25-10-9 0-17 0-17 8 0 4 4 7 6 9 29 31 86 87 142 179 136 217 200 491 200 816 0 228-31 520-171 771-68 121-139 190-173 227-2 2-4 3-4 7 0 8 8 8 17 8 12 0 14 0 27-13 284-258 373-643 373-999z">
            <text:p/>
          </draw:path>
          <draw:path draw:style-name="gr3" draw:text-style-name="P9" draw:layer="layout" svg:width="0.174cm" svg:height="0.281cm" svg:x="19.063cm" svg:y="7.107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9" draw:layer="layout" svg:width="0.287cm" svg:height="0.03cm" svg:x="19.003cm" svg:y="7.453cm" svg:viewBox="0 0 288 31" draw:points="144,31 0,31 0,0 288,0 288,31">
            <text:p/>
          </draw:polygon>
          <draw:path draw:style-name="gr3" draw:text-style-name="P9" draw:layer="layout" svg:width="0.21cm" svg:height="0.281cm" svg:x="19.042cm" svg:y="7.537cm" svg:viewBox="0 0 211 282" svg:d="M211 202h-17c-2 7-6 34-12 38-3 2-40 2-46 2h-82c27-21 59-44 84-62 39-26 73-51 73-96 0-53-50-84-111-84-58 0-100 33-100 75 0 21 19 25 25 25 11 0 25-8 25-25 0-15-12-23-25-25 13-19 36-31 65-31 42 0 77 25 77 65 0 37-25 64-58 91l-103 88c-6 4-6 4-6 8v11h198z">
            <text:p/>
          </draw:path>
          <draw:path draw:style-name="gr3" draw:text-style-name="P9" draw:layer="layout" svg:width="0.562cm" svg:height="0.199cm" svg:x="19.716cm" svg:y="8.35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37cm" svg:height="0.563cm" svg:x="20.601cm" svg:y="8.10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9" draw:layer="layout" svg:width="0.416cm" svg:height="2.024cm" svg:x="21.296cm" svg:y="7.441cm" svg:viewBox="0 0 417 2025" svg:d="M417 2017c0-4-2-5-4-7-31-33-88-89-144-181-137-217-198-491-198-816 0-228 31-520 169-771 67-121 136-190 175-227 2-2 2-3 2-7 0-8-6-8-18-8-11 0-13 0-26 13-285 258-373 643-373 999 0 332 77 666 292 919 17 19 48 54 84 84 10 10 12 10 23 10 12 0 18 0 18-8z">
            <text:p/>
          </draw:path>
          <draw:path draw:style-name="gr3" draw:text-style-name="P9" draw:layer="layout" svg:width="0.402cm" svg:height="0.596cm" svg:x="21.895cm" svg:y="7.506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4-21-24-39 0-21 1-27 5-40zM227 486c-4 15-4 17-18 32-36 46-71 60-94 60-42 0-55-46-55-79 0-42 28-148 48-186 24-50 63-81 97-81 56 0 68 69 68 75 0 4-2 10-4 14z">
            <text:p/>
          </draw:path>
          <draw:path draw:style-name="gr3" draw:text-style-name="P9" draw:layer="layout" svg:width="0.391cm" svg:height="0.546cm" svg:x="22.325cm" svg:y="7.719cm" svg:viewBox="0 0 392 547" svg:d="M388 52c4-12 4-14 4-19 0-16-14-23-25-23-10 0-23 3-31 17-2 4-8 31-11 46-6 21-12 44-18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1-31-31-19 0-48 14-48 56s39 73 91 73c88 0 174-77 197-173z">
            <text:p/>
          </draw:path>
          <draw:polygon draw:style-name="gr3" draw:text-style-name="P9" draw:layer="layout" svg:width="0.923cm" svg:height="0.035cm" svg:x="21.843cm" svg:y="8.435cm" svg:viewBox="0 0 924 36" draw:points="461,36 0,36 0,0 924,0 924,36">
            <text:p/>
          </draw:polygon>
          <draw:path draw:style-name="gr3" draw:text-style-name="P9" draw:layer="layout" svg:width="0.402cm" svg:height="0.596cm" svg:x="21.876cm" svg:y="8.656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4-21-24-39 0-21 1-27 5-40zM227 486c-4 15-4 17-18 32-36 46-71 60-94 60-42 0-55-46-55-79 0-42 28-148 48-186 24-50 63-81 97-81 56 0 68 69 68 75 0 4-2 10-4 14z">
            <text:p/>
          </draw:path>
          <draw:path draw:style-name="gr3" draw:text-style-name="P9" draw:layer="layout" svg:width="0.421cm" svg:height="0.383cm" svg:x="22.306cm" svg:y="8.86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4 112-113 112-32 0-46-27-46-56 0-19 6-36 15-75z">
            <text:p/>
          </draw:path>
          <draw:path draw:style-name="gr3" draw:text-style-name="P9" draw:layer="layout" svg:width="0.416cm" svg:height="2.024cm" svg:x="22.896cm" svg:y="7.441cm" svg:viewBox="0 0 417 2025" svg:d="M417 1013c0-332-77-666-292-919-16-19-48-54-83-84-11-10-13-10-25-10-9 0-17 0-17 8 0 4 4 7 6 9 29 31 86 87 142 179 136 217 200 491 200 816 0 228-31 520-171 771-68 121-139 190-173 227-2 2-4 3-4 7 0 8 8 8 17 8 12 0 14 0 27-13 284-258 373-643 373-999z">
            <text:p/>
          </draw:path>
          <draw:path draw:style-name="gr3" draw:text-style-name="P9" draw:layer="layout" svg:width="0.174cm" svg:height="0.281cm" svg:x="23.648cm" svg:y="7.142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9" draw:layer="layout" svg:width="0.287cm" svg:height="0.03cm" svg:x="23.587cm" svg:y="7.487cm" svg:viewBox="0 0 288 31" draw:points="144,31 0,31 0,0 288,0 288,31">
            <text:p/>
          </draw:polygon>
          <draw:path draw:style-name="gr3" draw:text-style-name="P9" draw:layer="layout" svg:width="0.22cm" svg:height="0.291cm" svg:x="23.622cm" svg:y="7.572cm" svg:viewBox="0 0 221 292" svg:d="M106 142c40 0 65 25 65 67s-27 65-63 65c-6 0-56 0-77-21 17-3 21-17 21-27 0-15-12-24-25-24-14 0-27 7-27 26 0 45 50 64 108 64 71 0 113-42 113-83 0-34-31-65-79-77 50-15 63-48 63-71 0-36-42-61-96-61-51 0-94 21-94 60 0 21 16 24 23 24 14 0 25-7 25-23 0-9-5-21-21-25 19-19 58-21 66-21 30 0 53 18 53 46 0 23-15 64-61 66-12 0-14 0-25 2-4 0-8 0-8 5 0 8 4 8 12 8z">
            <text:p/>
          </draw:path>
        </draw:g>
        <draw:g>
          <svg:title>TexMaths</svg:title>
          <svg:desc>22§display§\text {Raising the power, both the sides by 6, we get}§svg§600§FALSE§</svg:desc>
          <draw:polygon draw:style-name="gr2" draw:text-style-name="P8" draw:layer="layout" svg:width="15.564cm" svg:height="0.62cm" svg:x="4.661cm" svg:y="10.191cm" svg:viewBox="0 0 15565 621" draw:points="7782,621 0,621 0,0 15565,0 15565,621">
            <text:p/>
          </draw:polygon>
          <draw:path draw:style-name="gr3" draw:text-style-name="P9" draw:layer="layout" svg:width="0.539cm" svg:height="0.547cm" svg:x="4.649cm" svg:y="10.161cm" svg:viewBox="0 0 540 548" svg:d="M146 256v-201c0-18 0-27 18-29 7-1 30-1 45-1 71 0 157 1 157 114 0 55-19 117-134 117zM310 266c75-17 135-65 135-127 0-74-88-139-202-139h-243v25h19c60 0 60 9 60 35v411c0 28 0 35-60 35h-19v25c28-2 83-2 113-2 31 0 86 0 114 2v-25h-19c-60 0-62-7-62-35v-198h90c12 0 46 0 72 27 30 28 30 53 30 104s0 81 32 111c31 28 74 33 96 33 62 0 74-63 74-86 0-4 0-12-10-12-7 0-7 7-9 12-4 55-32 69-51 69-37 0-44-39-55-111l-10-64c-14-49-51-74-95-90z">
            <text:p/>
          </draw:path>
          <draw:path draw:style-name="gr3" draw:text-style-name="P9" draw:layer="layout" svg:width="0.349cm" svg:height="0.357cm" svg:x="5.225cm" svg:y="10.3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166cm" svg:height="0.519cm" svg:x="5.605cm" svg:y="10.1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54cm" svg:height="0.357cm" svg:x="5.819cm" svg:y="10.342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166cm" svg:height="0.519cm" svg:x="6.124cm" svg:y="10.1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6.337cm" svg:y="10.348cm" svg:viewBox="0 0 391 344" svg:d="M60 76v210c0 33-7 33-60 33v25c26 0 67-2 88-2 19 0 60 2 86 2v-25c-51 0-60 0-60-33v-145c0-81 55-123 104-123 50 0 58 42 58 86v182c0 33-8 33-60 33v25c27 0 67-2 89-2 19 0 59 2 86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6.765cm" svg:y="10.3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5 0 155 67 0 41-57 80-133 80z">
            <text:p/>
          </draw:path>
          <draw:path draw:style-name="gr3" draw:text-style-name="P9" draw:layer="layout" svg:width="0.242cm" svg:height="0.486cm" svg:x="7.402cm" svg:y="10.2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7.712cm" svg:y="10.152cm" svg:viewBox="0 0 391 540" svg:d="M60 480c0 35-7 35-60 35v25c26-2 67-2 88-2 19 0 60 0 86 2v-25c-51 0-60 0-60-35v-143c0-81 55-124 104-124 50 0 58 43 58 87v180c0 35-8 35-60 35v25c27-2 67-2 89-2 19 0 59 0 86 2v-25c-41 0-60 0-60-23v-148c0-67 0-92-25-120-10-12-37-28-81-28-67 0-100 47-112 76v-272l-113 9v25c55 0 60 5 60 42z">
            <text:p/>
          </draw:path>
          <draw:path draw:style-name="gr3" draw:text-style-name="P9" draw:layer="layout" svg:width="0.3cm" svg:height="0.357cm" svg:x="8.139cm" svg:y="10.3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83cm" svg:height="0.493cm" svg:x="8.741cm" svg:y="10.348cm" svg:viewBox="0 0 384 494" svg:d="M113 51v-51l-113 9v25c55 0 60 3 60 38v364c0 35-7 35-60 35v23c26 0 67-2 86-2 21 0 62 2 88 2v-23c-51 0-60 0-60-35v-131-7c4 12 37 55 95 55 94 0 175-76 175-177 0-98-76-176-164-176-60 0-93 34-107 51zM114 256v-175c23-39 60-62 101-62 56 0 104 69 104 157 0 94-55 159-113 159-30 0-60-16-81-48-11-15-11-17-11-31z">
            <text:p/>
          </draw:path>
          <draw:path draw:style-name="gr3" draw:text-style-name="P9" draw:layer="layout" svg:width="0.344cm" svg:height="0.357cm" svg:x="9.192cm" svg:y="10.342cm" svg:viewBox="0 0 345 358" svg:d="M345 182c0-99-79-182-173-182-96 0-172 85-172 182 0 100 81 176 172 176 94 0 173-78 173-176zM172 339c-33 0-66-18-88-53-19-34-19-81-19-110 0-30 0-72 18-107 21-35 58-51 89-51 34 0 67 16 89 49 19 34 19 79 19 109 0 29 0 71-18 104-16 36-51 59-90 59z">
            <text:p/>
          </draw:path>
          <draw:path draw:style-name="gr3" draw:text-style-name="P9" draw:layer="layout" svg:width="0.531cm" svg:height="0.343cm" svg:x="9.549cm" svg:y="10.357cm" svg:viewBox="0 0 532 344" svg:d="M466 74c15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4 9 5 14 16 14 9 0 12-7 14-14z">
            <text:p/>
          </draw:path>
          <draw:path draw:style-name="gr3" draw:text-style-name="P9" draw:layer="layout" svg:width="0.3cm" svg:height="0.357cm" svg:x="10.093cm" svg:y="10.3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61cm" svg:height="0.343cm" svg:x="10.438cm" svg:y="10.3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091cm" svg:height="0.232cm" svg:x="10.785cm" svg:y="10.6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383cm" svg:height="0.547cm" svg:x="11.213cm" svg:y="10.152cm" svg:viewBox="0 0 384 548" svg:d="M113 247v-247l-113 9v25c55 0 60 5 60 42v464h19c2-2 7-13 28-48 13 18 44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9" draw:layer="layout" svg:width="0.344cm" svg:height="0.357cm" svg:x="11.663cm" svg:y="10.342cm" svg:viewBox="0 0 345 358" svg:d="M345 182c0-99-79-182-173-182-96 0-172 85-172 182 0 100 81 176 172 176 94 0 173-78 173-176zM172 339c-33 0-66-18-88-53-19-34-19-81-19-110 0-30 0-72 18-107 21-35 58-51 89-51 34 0 67 16 89 49 19 34 19 79 19 109 0 29 0 71-18 104-16 36-51 59-90 59z">
            <text:p/>
          </draw:path>
          <draw:path draw:style-name="gr3" draw:text-style-name="P9" draw:layer="layout" svg:width="0.242cm" svg:height="0.486cm" svg:x="12.043cm" svg:y="10.2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12.355cm" svg:y="10.152cm" svg:viewBox="0 0 391 540" svg:d="M60 480c0 35-7 35-60 35v25c26-2 67-2 88-2 19 0 60 0 86 2v-25c-51 0-60 0-60-35v-143c0-81 55-124 104-124 50 0 58 43 58 87v180c0 35-8 35-60 35v25c27-2 67-2 89-2 19 0 59 0 86 2v-25c-41 0-60 0-60-23v-148c0-67 0-92-25-120-10-12-37-28-81-28-67 0-100 47-112 76v-272l-113 9v25c55 0 60 5 60 42z">
            <text:p/>
          </draw:path>
          <draw:path draw:style-name="gr3" draw:text-style-name="P9" draw:layer="layout" svg:width="0.242cm" svg:height="0.486cm" svg:x="13.031cm" svg:y="10.2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13.342cm" svg:y="10.152cm" svg:viewBox="0 0 391 540" svg:d="M60 480c0 35-7 35-60 35v25c26-2 67-2 88-2 19 0 60 0 86 2v-25c-51 0-60 0-60-35v-143c0-81 55-124 104-124 50 0 58 43 58 87v180c0 35-8 35-60 35v25c27-2 67-2 89-2 19 0 59 0 86 2v-25c-41 0-60 0-60-23v-148c0-67 0-92-25-120-10-12-37-28-81-28-67 0-100 47-112 76v-272l-113 9v25c55 0 60 5 60 42z">
            <text:p/>
          </draw:path>
          <draw:path draw:style-name="gr3" draw:text-style-name="P9" draw:layer="layout" svg:width="0.3cm" svg:height="0.357cm" svg:x="13.768cm" svg:y="10.3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54cm" svg:height="0.357cm" svg:x="14.374cm" svg:y="10.342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166cm" svg:height="0.519cm" svg:x="14.68cm" svg:y="10.1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83cm" svg:height="0.547cm" svg:x="14.895cm" svg:y="10.152cm" svg:viewBox="0 0 384 548" svg:d="M269 497v51l115-8v-25c-55 0-62-5-62-42v-473l-111 9v25c55 0 60 5 60 42v167c-23-26-56-47-99-47-91 0-172 76-172 176 0 99 76 176 165 176 50 0 85-26 104-51zM269 289v159c0 14 0 16-8 28-23 37-59 55-92 55-35 0-63-20-83-50-19-31-21-75-21-107 0-30 2-76 23-111 18-25 46-50 88-50 28 0 60 11 85 46 8 14 8 16 8 30z">
            <text:p/>
          </draw:path>
          <draw:path draw:style-name="gr3" draw:text-style-name="P9" draw:layer="layout" svg:width="0.3cm" svg:height="0.357cm" svg:x="15.319cm" svg:y="10.3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54cm" svg:height="0.357cm" svg:x="15.668cm" svg:y="10.342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9" draw:layer="layout" svg:width="0.383cm" svg:height="0.547cm" svg:x="16.225cm" svg:y="10.152cm" svg:viewBox="0 0 384 548" svg:d="M113 247v-247l-113 9v25c55 0 60 5 60 42v464h19c2-2 7-13 28-48 13 18 46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9" draw:layer="layout" svg:width="0.379cm" svg:height="0.493cm" svg:x="16.627cm" svg:y="10.357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9" draw:layer="layout" svg:width="0.321cm" svg:height="0.533cm" svg:x="17.311cm" svg:y="10.173cm" svg:viewBox="0 0 322 534" svg:d="M70 263v-20c0-195 97-224 136-224 19 0 51 6 69 32-13 0-43 0-43 34 0 24 18 37 36 37 12 0 35-7 35-37 0-48-34-85-99-85-98 0-204 101-204 272 0 208 90 262 162 262 86 0 160-72 160-174 0-99-69-175-155-175-53 0-81 41-97 78zM162 513c-48 0-72-48-76-58-14-37-14-99-14-113 0-60 25-139 95-139 13 0 48 0 72 49 14 28 14 69 14 106s0 76-14 104c-23 48-58 51-77 51z">
            <text:p/>
          </draw:path>
          <draw:path draw:style-name="gr3" draw:text-style-name="P9" draw:layer="layout" svg:width="0.091cm" svg:height="0.232cm" svg:x="17.732cm" svg:y="10.6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8.151cm" svg:y="10.357cm" svg:viewBox="0 0 532 344" svg:d="M466 74c15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2 9 5 14 16 14 9 0 12-7 14-14z">
            <text:p/>
          </draw:path>
          <draw:path draw:style-name="gr3" draw:text-style-name="P9" draw:layer="layout" svg:width="0.3cm" svg:height="0.357cm" svg:x="18.697cm" svg:y="10.3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9.299cm" svg:y="10.3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5 0 155 67 0 41-57 80-133 80z">
            <text:p/>
          </draw:path>
          <draw:path draw:style-name="gr3" draw:text-style-name="P9" draw:layer="layout" svg:width="0.3cm" svg:height="0.357cm" svg:x="19.684cm" svg:y="10.3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4cm" svg:height="0.486cm" svg:x="20.02cm" svg:y="10.214cm" svg:viewBox="0 0 245 487" svg:d="M120 168h111v-25h-111v-143h-20c0 63-24 146-100 150v18h67v213c0 97 72 106 100 106 55 0 78-55 78-106v-44h-21v44c0 56-23 86-52 86-52 0-52-70-52-84z">
            <text:p/>
          </draw:path>
        </draw:g>
        <draw:g>
          <svg:title>TexMaths</svg:title>
          <svg:desc>24§display§\left( \frac{d^3y}{dx^3} \right)^3 = 64 \left( \frac{dy}{dx} \right)^2§svg§600§FALSE§</svg:desc>
          <draw:polygon draw:style-name="gr2" draw:text-style-name="P8" draw:layer="layout" svg:width="7.812cm" svg:height="2.157cm" svg:x="5cm" svg:y="11.349cm" svg:viewBox="0 0 7813 2158" draw:points="3905,2158 0,2158 0,0 7813,0 7813,2158">
            <text:p/>
          </draw:polygon>
          <draw:path draw:style-name="gr3" draw:text-style-name="P9" draw:layer="layout" svg:width="0.416cm" svg:height="2.024cm" svg:x="5.132cm" svg:y="11.524cm" svg:viewBox="0 0 417 2025" svg:d="M417 2017c0-3-2-5-4-7-31-33-89-89-144-181-137-217-198-491-198-815 0-229 31-521 169-772 67-121 136-190 175-227 2-2 2-3 2-7 0-8-6-8-18-8-11 0-13 0-27 13-284 258-372 643-372 999 0 332 77 666 292 919 17 19 48 54 84 84 10 10 12 10 23 10 12 0 18 0 18-8z">
            <text:p/>
          </draw:path>
          <draw:path draw:style-name="gr3" draw:text-style-name="P9" draw:layer="layout" svg:width="0.402cm" svg:height="0.596cm" svg:x="5.733cm" svg:y="11.591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272cm" svg:height="0.404cm" svg:x="6.169cm" svg:y="11.48cm" svg:viewBox="0 0 273 405" svg:d="M131 196c46 0 78 32 78 96 0 73-42 94-77 94-23 0-76-6-101-40 29-2 34-22 34-33 0-19-13-33-32-33-16 0-33 10-33 33 0 57 61 92 134 92 83 0 139-54 139-113 0-46-37-92-102-108 61-21 84-67 84-101 0-48-53-83-121-83-65 0-115 33-115 79 0 21 12 32 31 32 17 0 31-13 31-30 0-18-14-29-31-31 21-27 61-33 82-33 27 0 66 14 66 66 0 24-10 51-25 69-19 23-35 25-65 27-16 0-16 0-20 1 0 0-5 0-5 8s5 8 15 8z">
            <text:p/>
          </draw:path>
          <draw:path draw:style-name="gr3" draw:text-style-name="P9" draw:layer="layout" svg:width="0.391cm" svg:height="0.546cm" svg:x="6.542cm" svg:y="11.804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1-31-31-19 0-48 14-48 56s39 73 91 73c88 0 174-77 197-173z">
            <text:p/>
          </draw:path>
          <draw:polygon draw:style-name="gr3" draw:text-style-name="P9" draw:layer="layout" svg:width="1.301cm" svg:height="0.035cm" svg:x="5.68cm" svg:y="12.52cm" svg:viewBox="0 0 1302 36" draw:points="651,36 0,36 0,0 1302,0 1302,36">
            <text:p/>
          </draw:polygon>
          <draw:path draw:style-name="gr3" draw:text-style-name="P9" draw:layer="layout" svg:width="0.402cm" svg:height="0.596cm" svg:x="5.714cm" svg:y="12.741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9" draw:layer="layout" svg:width="0.421cm" svg:height="0.383cm" svg:x="6.144cm" svg:y="12.95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  <draw:path draw:style-name="gr3" draw:text-style-name="P9" draw:layer="layout" svg:width="0.272cm" svg:height="0.404cm" svg:x="6.632cm" svg:y="12.691cm" svg:viewBox="0 0 273 405" svg:d="M131 196c46 0 78 32 78 96 0 73-42 94-77 94-23 0-76-6-101-40 29-2 34-22 34-33 0-19-13-33-32-33-16 0-33 10-33 33 0 57 61 92 134 92 83 0 139-54 139-113 0-46-37-92-102-108 61-21 84-67 84-101 0-48-53-83-121-83-65 0-115 33-115 79 0 21 12 32 31 32 17 0 31-13 31-30 0-18-14-29-31-31 21-27 61-33 82-33 27 0 66 14 66 66 0 24-10 51-25 69-19 23-35 25-65 27-16 0-16 0-20 1 0 0-5 0-5 8s5 8 15 8z">
            <text:p/>
          </draw:path>
          <draw:path draw:style-name="gr3" draw:text-style-name="P9" draw:layer="layout" svg:width="0.416cm" svg:height="2.024cm" svg:x="7.11cm" svg:y="11.524cm" svg:viewBox="0 0 417 2025" svg:d="M417 1014c0-333-77-667-292-920-16-19-48-54-83-84-11-10-13-10-25-10-9 0-17 0-17 8 0 4 4 7 6 9 29 31 86 87 142 179 136 217 200 491 200 816 0 228-31 520-171 771-68 121-139 190-173 227-2 2-4 4-4 7 0 8 8 8 17 8 12 0 14 0 27-13 284-258 373-643 373-998z">
            <text:p/>
          </draw:path>
          <draw:path draw:style-name="gr3" draw:text-style-name="P9" draw:layer="layout" svg:width="0.272cm" svg:height="0.404cm" svg:x="7.734cm" svg:y="11.307cm" svg:viewBox="0 0 273 405" svg:d="M131 196c46 0 78 32 78 96 0 73-42 94-77 94-23 0-76-6-101-40 29-2 34-22 34-33 0-19-13-33-32-33-16 0-33 10-33 33 0 57 61 92 134 92 83 0 139-54 139-113 0-46-37-92-102-108 61-21 84-67 84-101 0-48-53-83-121-83-65 0-115 33-115 79 0 21 12 32 31 32 17 0 29-13 29-30 0-18-12-29-29-31 21-27 61-33 82-33 27 0 66 14 66 66 0 24-8 51-25 69-19 23-35 25-65 27-16 0-16 0-20 1 0 0-5 0-5 8s5 8 15 8z">
            <text:p/>
          </draw:path>
          <draw:path draw:style-name="gr3" draw:text-style-name="P9" draw:layer="layout" svg:width="0.562cm" svg:height="0.199cm" svg:x="8.362cm" svg:y="12.43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cm" svg:height="0.581cm" svg:x="9.24cm" svg:y="12.186cm" svg:viewBox="0 0 351 582" svg:d="M77 286v-21c0-213 105-244 148-244 21 0 55 6 75 35-14 0-47 0-47 36 0 27 20 40 39 40 13 0 38-7 38-40 0-52-36-92-107-92-108 0-223 109-223 296 0 226 98 286 177 286 94 0 174-79 174-190 0-108-75-190-169-190-57 0-88 44-105 84zM177 559c-54 0-79-52-83-64-15-40-15-107-15-123 0-65 27-151 103-151 14 0 52 0 79 53 15 31 15 75 15 116 0 40 0 82-15 113-25 52-65 56-84 56z">
            <text:p/>
          </draw:path>
          <draw:path draw:style-name="gr3" draw:text-style-name="P9" draw:layer="layout" svg:width="0.375cm" svg:height="0.571cm" svg:x="9.65cm" svg:y="12.177cm" svg:viewBox="0 0 376 572" svg:d="M225 434v73c0 30 0 40-64 40h-17v25c35-2 79-2 113-2 37 0 81 0 115 2v-25h-17c-63 0-65-10-65-40v-73h86v-27h-86v-386c0-15 0-21-14-21-7 0-9 0-15 10l-261 397v27zM230 407h-207l207-315z">
            <text:p/>
          </draw:path>
          <draw:path draw:style-name="gr3" draw:text-style-name="P9" draw:layer="layout" svg:width="0.416cm" svg:height="2.024cm" svg:x="10.365cm" svg:y="11.524cm" svg:viewBox="0 0 417 2025" svg:d="M417 2017c0-3-2-5-4-7-31-33-89-89-144-181-137-217-198-491-198-815 0-229 31-521 169-772 67-121 136-190 175-227 2-2 2-3 2-7 0-8-6-8-18-8-11 0-13 0-27 13-284 258-372 643-372 999 0 332 77 666 292 919 17 19 48 54 84 84 10 10 12 10 23 10 12 0 18 0 18-8z">
            <text:p/>
          </draw:path>
          <draw:path draw:style-name="gr3" draw:text-style-name="P9" draw:layer="layout" svg:width="0.402cm" svg:height="0.596cm" svg:x="10.964cm" svg:y="11.591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9" draw:layer="layout" svg:width="0.389cm" svg:height="0.546cm" svg:x="11.394cm" svg:y="11.804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1-31-31-19 0-48 14-48 56s39 73 91 73c88 0 174-77 197-173z">
            <text:p/>
          </draw:path>
          <draw:polygon draw:style-name="gr3" draw:text-style-name="P9" draw:layer="layout" svg:width="0.923cm" svg:height="0.035cm" svg:x="10.912cm" svg:y="12.52cm" svg:viewBox="0 0 924 36" draw:points="461,36 0,36 0,0 924,0 924,36">
            <text:p/>
          </draw:polygon>
          <draw:path draw:style-name="gr3" draw:text-style-name="P9" draw:layer="layout" svg:width="0.402cm" svg:height="0.596cm" svg:x="10.945cm" svg:y="12.741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9" draw:layer="layout" svg:width="0.421cm" svg:height="0.383cm" svg:x="11.375cm" svg:y="12.95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9" draw:layer="layout" svg:width="0.416cm" svg:height="2.024cm" svg:x="11.962cm" svg:y="11.524cm" svg:viewBox="0 0 417 2025" svg:d="M417 1014c0-333-77-667-292-920-17-19-48-54-83-84-11-10-13-10-25-10-9 0-17 0-17 8 0 4 4 7 6 9 29 31 86 87 142 179 136 217 200 491 200 816 0 228-31 520-171 771-68 121-139 190-173 227-2 2-4 4-4 7 0 8 8 8 17 8 12 0 14 0 27-13 284-258 373-643 373-998z">
            <text:p/>
          </draw:path>
          <draw:path draw:style-name="gr3" draw:text-style-name="P9" draw:layer="layout" svg:width="0.262cm" svg:height="0.393cm" svg:x="12.592cm" svg:y="11.342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draw:frame presentation:style-name="pr9" draw:text-style-name="P13" draw:layer="layout" svg:width="26.4cm" svg:height="14.373cm" svg:x="0.8cm" svg:y="0.627cm" presentation:class="title" presentation:user-transformed="true">
          <draw:text-box>
            <text:p text:style-name="P6"><text:span text:style-name="T16"><text:tab/></text:span><text:span text:style-name="T16"><text:tab/></text:span><text:span text:style-name="T17"><text:line-break/></text:span><text:span text:style-name="T18"> <text:s text:c="8"/></text:span><text:span text:style-name="T13"><text:line-break/></text:span><text:span text:style-name="T13"> <text:s text:c="4"/></text:span></text:p>
          </draw:text-box>
        </draw:frame>
        <draw:g>
          <svg:title>TexMaths</svg:title>
          <svg:desc>22§display§(viii) \  x + \frac{d^2y}{dx^2} = \sqrt{ 1 + \left( \frac{d^2y}{dx^2} \right)^2 }§svg§600§FALSE§</svg:desc>
          <draw:polygon draw:style-name="gr2" draw:text-style-name="P8" draw:layer="layout" svg:width="10.744cm" svg:height="2.243cm" svg:x="3.046cm" svg:y="0.791cm" svg:viewBox="0 0 10745 2244" draw:points="5373,2244 0,2244 0,0 10745,0 10745,2244">
            <text:p/>
          </draw:polygon>
          <draw:path draw:style-name="gr3" draw:text-style-name="P9" draw:layer="layout" svg:width="0.18cm" svg:height="0.773cm" svg:x="3.083cm" svg:y="1.676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4cm" svg:height="0.351cm" svg:x="3.331cm" svg:y="1.915cm" svg:viewBox="0 0 341 352" svg:d="M341 55c0-43-21-55-35-55-19 0-37 19-37 37 0 11 4 16 13 23 15 16 26 37 26 65 0 32-48 209-139 209-39 0-56-26-56-67 0-44 21-100 44-165 5-12 10-23 10-39 0-35-26-63-65-63-72 0-102 113-102 120s7 7 9 7c9 0 9 0 12-14 23-78 56-95 79-95 7 0 20 0 20 24 0 20-7 41-13 55-35 90-45 125-45 158 0 85 68 97 105 97 130 0 174-257 174-297z">
            <text:p/>
          </draw:path>
          <draw:path draw:style-name="gr3" draw:text-style-name="P9" draw:layer="layout" svg:width="0.205cm" svg:height="0.52cm" svg:x="3.732cm" svg:y="1.744cm" svg:viewBox="0 0 206 521" svg:d="M199 28c0-16-11-28-28-28-21 0-43 19-43 40 0 16 11 29 30 29 18 0 41-18 41-41zM139 320c11-23 11-24 18-45 7-16 10-27 10-41 0-35-24-63-65-63-72 0-102 111-102 118 0 8 7 8 9 8 9 0 9-1 12-14 21-74 53-96 79-96 7 0 20 0 20 24 0 18-6 34-9 41-5 21-41 110-53 144-9 19-18 46-18 62 0 36 27 63 64 63 74 0 102-113 102-120s-7-7-9-7c-9 0-9 2-12 14-14 50-41 97-79 97-14 0-20-9-20-26 0-20 6-30 23-78z">
            <text:p/>
          </draw:path>
          <draw:path draw:style-name="gr3" draw:text-style-name="P9" draw:layer="layout" svg:width="0.205cm" svg:height="0.52cm" svg:x="4cm" svg:y="1.744cm" svg:viewBox="0 0 206 521" svg:d="M199 28c0-16-11-28-28-28-21 0-43 19-43 40 0 16 11 29 30 29 18 0 41-18 41-41zM139 320c11-23 11-24 18-45 7-16 10-27 10-41 0-35-24-63-65-63-72 0-102 111-102 118 0 8 7 8 9 8 9 0 9-1 12-14 21-74 53-96 79-96 7 0 20 0 20 24 0 18-6 34-9 41-5 21-41 110-53 144-9 19-18 46-18 62 0 36 27 63 64 63 74 0 102-113 102-120s-7-7-9-7c-9 0-9 2-12 14-14 50-41 97-79 97-14 0-20-9-20-26 0-20 6-30 23-78z">
            <text:p/>
          </draw:path>
          <draw:path draw:style-name="gr3" draw:text-style-name="P9" draw:layer="layout" svg:width="0.205cm" svg:height="0.52cm" svg:x="4.266cm" svg:y="1.744cm" svg:viewBox="0 0 206 521" svg:d="M199 28c0-16-11-28-28-28-21 0-43 19-43 40 0 16 11 29 30 29 18 0 41-18 41-41zM139 320c11-23 11-24 18-45 7-16 10-27 10-41 0-35-24-63-65-63-72 0-102 111-102 118 0 8 7 8 9 8 9 0 9-1 12-14 21-74 53-96 79-96 7 0 20 0 20 24 0 18-6 34-9 41-5 21-41 110-53 144-9 19-18 46-18 62 0 36 27 63 64 63 74 0 102-113 102-120s-7-7-9-7c-9 0-9 2-12 14-14 50-41 97-79 97-14 0-20-9-20-26 0-20 6-30 23-78z">
            <text:p/>
          </draw:path>
          <draw:path draw:style-name="gr3" draw:text-style-name="P9" draw:layer="layout" svg:width="0.18cm" svg:height="0.773cm" svg:x="4.554cm" svg:y="1.67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86cm" svg:height="0.351cm" svg:x="5.091cm" svg:y="1.9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9" draw:layer="layout" svg:width="0.515cm" svg:height="0.516cm" svg:x="5.724cm" svg:y="1.8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69cm" svg:height="0.546cm" svg:x="6.595cm" svg:y="1.19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9" draw:layer="layout" svg:width="0.24cm" svg:height="0.36cm" svg:x="7.002cm" svg:y="1.09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01cm" svg:x="7.336cm" svg:y="1.391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7 83 67 80 0 160-71 181-159z">
            <text:p/>
          </draw:path>
          <draw:polygon draw:style-name="gr3" draw:text-style-name="P9" draw:layer="layout" svg:width="1.192cm" svg:height="0.032cm" svg:x="6.548cm" svg:y="2.047cm" svg:viewBox="0 0 1193 33" draw:points="597,33 0,33 0,0 1193,0 1193,33">
            <text:p/>
          </draw:polygon>
          <draw:path draw:style-name="gr3" draw:text-style-name="P9" draw:layer="layout" svg:width="0.369cm" svg:height="0.546cm" svg:x="6.578cm" svg:y="2.249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9" draw:layer="layout" svg:width="0.386cm" svg:height="0.351cm" svg:x="6.972cm" svg:y="2.44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24cm" svg:height="0.36cm" svg:x="7.426cm" svg:y="2.20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8.09cm" svg:y="1.9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703cm" svg:height="2.32cm" svg:x="8.948cm" svg:y="0.752cm" svg:viewBox="0 0 704 2321" svg:d="M107 1160l-102 202c-5 7-5 9-5 11 0 1 11 10 11 12l52-102 180 1038c23 0 28 0 32-19l429-2286c0-9-5-16-14-16-14 0-16 11-18 23l-397 2108z">
            <text:p/>
          </draw:path>
          <draw:polygon draw:style-name="gr3" draw:text-style-name="P9" draw:layer="layout" svg:width="4.194cm" svg:height="0.032cm" svg:x="9.635cm" svg:y="0.752cm" svg:viewBox="0 0 4195 33" draw:points="2098,33 0,33 0,0 4195,0 4195,33">
            <text:p/>
          </draw:polygon>
          <draw:path draw:style-name="gr3" draw:text-style-name="P9" draw:layer="layout" svg:width="0.256cm" svg:height="0.516cm" svg:x="9.703cm" svg:y="1.74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10.237cm" svg:y="1.8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1cm" svg:height="1.855cm" svg:x="11.127cm" svg:y="1.136cm" svg:viewBox="0 0 382 1856" svg:d="M382 1849c0-3-2-5-4-7-28-30-81-81-132-165-125-199-181-451-181-748 0-209 27-477 155-707 62-111 125-174 160-208 2-2 2-3 2-7 0-7-5-7-16-7s-12 0-25 12c-260 236-341 590-341 915 0 305 70 611 267 843 16 18 44 49 78 78 9 8 10 8 21 8s16 0 16-7z">
            <text:p/>
          </draw:path>
          <draw:path draw:style-name="gr3" draw:text-style-name="P9" draw:layer="layout" svg:width="0.369cm" svg:height="0.546cm" svg:x="11.678cm" svg:y="1.19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24cm" svg:height="0.36cm" svg:x="12.083cm" svg:y="1.15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01cm" svg:x="12.417cm" svg:y="1.391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7 83 67 80 0 160-71 181-159z">
            <text:p/>
          </draw:path>
          <draw:polygon draw:style-name="gr3" draw:text-style-name="P9" draw:layer="layout" svg:width="1.192cm" svg:height="0.032cm" svg:x="11.629cm" svg:y="2.047cm" svg:viewBox="0 0 1193 33" draw:points="597,33 0,33 0,0 1193,0 1193,33">
            <text:p/>
          </draw:polygon>
          <draw:path draw:style-name="gr3" draw:text-style-name="P9" draw:layer="layout" svg:width="0.369cm" svg:height="0.546cm" svg:x="11.66cm" svg:y="2.249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86cm" svg:height="0.351cm" svg:x="12.053cm" svg:y="2.4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24cm" svg:height="0.36cm" svg:x="12.507cm" svg:y="2.20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1cm" svg:height="1.855cm" svg:x="12.94cm" svg:y="1.136cm" svg:viewBox="0 0 382 1856" svg:d="M382 929c0-304-71-611-268-843-14-17-44-49-75-77-11-9-13-9-23-9-9 0-16 0-16 7 0 4 4 7 5 9 27 28 79 79 131 163 124 199 183 451 183 748 0 210-29 477-157 708-62 111-127 174-158 207-2 2-4 4-4 7 0 7 7 7 16 7 10 0 12 0 24-12 261-236 342-589 342-915z">
            <text:p/>
          </draw:path>
          <draw:path draw:style-name="gr3" draw:text-style-name="P9" draw:layer="layout" svg:width="0.24cm" svg:height="0.36cm" svg:x="13.515cm" svg:y="0.96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\text { Order = 2, Degree = 1}§svg§600§FALSE§</svg:desc>
          <draw:polygon draw:style-name="gr2" draw:text-style-name="P8" draw:layer="layout" svg:width="7.631cm" svg:height="0.628cm" svg:x="4.745cm" svg:y="12.49cm" svg:viewBox="0 0 7632 629" draw:points="3815,629 0,629 0,0 7632,0 7632,629">
            <text:p/>
          </draw:polygon>
          <draw:path draw:style-name="gr3" draw:text-style-name="P9" draw:layer="layout" svg:width="0.515cm" svg:height="0.563cm" svg:x="4.75cm" svg:y="12.451cm" svg:viewBox="0 0 516 564" svg:d="M516 284c0-159-117-284-259-284-139 0-257 125-257 284 0 160 120 280 257 280 142 0 259-124 259-280zM259 544c-76 0-180-68-180-271 0-201 115-254 178-254 69 0 179 55 179 254 0 206-107 271-177 271z">
            <text:p/>
          </draw:path>
          <draw:path draw:style-name="gr3" draw:text-style-name="P9" draw:layer="layout" svg:width="0.261cm" svg:height="0.342cm" svg:x="5.329cm" svg:y="12.65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83cm" svg:height="0.547cm" svg:x="5.637cm" svg:y="12.46cm" svg:viewBox="0 0 384 548" svg:d="M269 497v51l115-9v-25c-55 0-62-5-62-42v-472l-111 9v24c55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9" draw:layer="layout" svg:width="0.3cm" svg:height="0.357cm" svg:x="6.061cm" svg:y="12.6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61cm" svg:height="0.342cm" svg:x="6.404cm" svg:y="12.65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515cm" svg:height="0.182cm" svg:x="6.987cm" svg:y="12.71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7.842cm" svg:y="12.48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ath draw:style-name="gr3" draw:text-style-name="P9" draw:layer="layout" svg:width="0.091cm" svg:height="0.231cm" svg:x="8.256cm" svg:y="12.914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9" draw:layer="layout" svg:width="0.52cm" svg:height="0.529cm" svg:x="8.689cm" svg:y="12.469cm" svg:viewBox="0 0 521 530" svg:d="M0 0v25h19c60 0 60 8 60 35v410c0 28 0 35-60 35h-19v25h283c131 0 238-114 238-261s-104-269-238-269zM185 505c-37 0-39-5-39-29v-421c0-25 2-30 39-30h77c48 0 102 16 141 72 33 46 40 113 40 172 0 87-14 133-42 171-16 21-60 65-139 65z">
            <text:p/>
          </draw:path>
          <draw:path draw:style-name="gr3" draw:text-style-name="P9" draw:layer="layout" svg:width="0.3cm" svg:height="0.357cm" svg:x="9.275cm" svg:y="12.6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54cm" svg:height="0.512cm" svg:x="9.618cm" svg:y="12.646cm" svg:viewBox="0 0 355 513" svg:d="M151 218c-68 0-68-77-68-95 0-21 1-46 12-65 7-10 25-32 56-32 67 0 67 78 67 96 0 21 0 45-12 65-7 10-25 31-55 31zM60 248c0-3 0-21 14-37 30 23 62 25 77 25 72 0 125-53 125-113 0-30-12-58-31-75 28-27 56-30 70-30 2 0 5 0 7 0-9 3-12 12-12 21 0 14 10 23 23 23 7 0 22-6 22-23 0-14-10-39-40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261cm" svg:height="0.342cm" svg:x="10.005cm" svg:y="12.65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10.308cm" svg:y="12.6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cm" svg:height="0.357cm" svg:x="10.651cm" svg:y="12.6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515cm" svg:height="0.182cm" svg:x="11.274cm" svg:y="12.71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6cm" svg:height="0.517cm" svg:x="12.159cm" svg:y="12.481cm" svg:viewBox="0 0 257 518" svg:d="M160 19c0-17 0-19-17-19-50 49-118 49-143 49v25c16 0 62 0 102-21v403c0 28-2 37-72 37h-25v25c27-4 95-4 125-4 32 0 99 0 127 4v-25h-25c-70 0-72-9-72-37z">
            <text:p/>
          </draw:path>
        </draw:g>
        <draw:g>
          <svg:title>TexMaths</svg:title>
          <svg:desc>22§display§\text {Squaring, both the sides, we get}§svg§600§FALSE§</svg:desc>
          <draw:polygon draw:style-name="gr2" draw:text-style-name="P8" draw:layer="layout" svg:width="10.738cm" svg:height="0.628cm" svg:x="4.646cm" svg:y="3.791cm" svg:viewBox="0 0 10739 629" draw:points="5369,629 0,629 0,0 10739,0 10739,629">
            <text:p/>
          </draw:polygon>
          <draw:path draw:style-name="gr3" draw:text-style-name="P9" draw:layer="layout" svg:width="0.344cm" svg:height="0.563cm" svg:x="4.651cm" svg:y="3.752cm" svg:viewBox="0 0 345 564" svg:d="M227 247l-99-25c-49-12-79-53-79-99 0-54 43-102 104-102 129 0 146 129 152 162 0 5 0 11 8 11 11 0 11-4 11-20v-155c0-14 0-19-9-19-5 0-7 0-12 11l-27 44c-23-23-56-55-125-55-86 0-151 69-151 150 0 65 40 121 102 142 9 4 48 13 102 27 21 5 44 10 67 39 16 21 23 45 23 72 0 54-39 111-104 111-23 0-81-4-123-43-44-42-48-91-48-119 0-7-7-7-8-7-11 0-11 5-11 19v155c0 12 0 18 9 18 5 0 5 0 10-9 0-2 4-4 29-44 24 26 73 53 144 53 90 0 153-76 153-161 0-77-53-141-118-156z">
            <text:p/>
          </draw:path>
          <draw:path draw:style-name="gr3" draw:text-style-name="P9" draw:layer="layout" svg:width="0.383cm" svg:height="0.492cm" svg:x="5.063cm" svg:y="3.956cm" svg:viewBox="0 0 384 493" svg:d="M269 296v139c0 35-8 35-61 35v23c26 0 67-2 88-2s60 2 88 2v-23c-53 0-62 0-62-35v-435h-17l-29 70c-10-21-42-70-103-70-92 0-173 76-173 176 0 97 76 176 165 176 55 0 87-33 104-56zM271 129v109c0 24-14 46-32 65-8 10-33 32-70 32-56 0-104-69-104-159 0-91 55-157 111-157 62 0 95 67 95 110z">
            <text:p/>
          </draw:path>
          <draw:path draw:style-name="gr3" draw:text-style-name="P9" draw:layer="layout" svg:width="0.39cm" svg:height="0.351cm" svg:x="5.47cm" svg:y="3.956cm" svg:viewBox="0 0 391 352" svg:d="M278 282v70l113-9v-24c-55 0-60-6-60-42v-277l-114 9v24c54 0 59 6 59 43v139c0 67-37 120-93 120-65 0-69-36-69-76v-259l-114 9v24c60 0 60 2 60 71v116c0 62 0 132 120 132 42 0 77-21 98-70z">
            <text:p/>
          </draw:path>
          <draw:path draw:style-name="gr3" draw:text-style-name="P9" draw:layer="layout" svg:width="0.349cm" svg:height="0.357cm" svg:x="5.906cm" svg:y="3.951cm" svg:viewBox="0 0 350 358" svg:d="M225 289c4 32 25 63 62 63 16 0 63-10 63-74v-42h-19v42c0 46-19 51-28 51-25 0-28-35-28-38v-157c0-32 0-62-29-92s-68-42-107-42c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9" draw:layer="layout" svg:width="0.261cm" svg:height="0.342cm" svg:x="6.283cm" svg:y="3.956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166cm" svg:height="0.519cm" svg:x="6.589cm" svg:y="3.7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39cm" svg:height="0.342cm" svg:x="6.804cm" svg:y="3.956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9" draw:layer="layout" svg:width="0.355cm" svg:height="0.512cm" svg:x="7.23cm" svg:y="3.947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3 99 91 0 172-41 172-101 0-28-12-67-51-90-42-21-86-21-134-21-19 0-53 0-58 0-25-3-42-28-42-53zM173 493c-80 0-133-39-133-79 0-37 30-65 64-67h46c67 0 155 0 155 67 0 40-57 79-132 79z">
            <text:p/>
          </draw:path>
          <draw:path draw:style-name="gr3" draw:text-style-name="P9" draw:layer="layout" svg:width="0.091cm" svg:height="0.231cm" svg:x="7.661cm" svg:y="4.215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9" draw:layer="layout" svg:width="0.383cm" svg:height="0.547cm" svg:x="8.089cm" svg:y="3.761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3 0-62-19-81-47-11-16-11-18-11-32z">
            <text:p/>
          </draw:path>
          <draw:path draw:style-name="gr3" draw:text-style-name="P9" draw:layer="layout" svg:width="0.344cm" svg:height="0.357cm" svg:x="8.541cm" svg:y="3.951cm" svg:viewBox="0 0 345 358" svg:d="M345 181c0-98-79-181-172-181-97 0-173 85-173 181 0 101 81 177 173 177 93 0 172-78 172-177zM173 338c-34 0-67-17-89-53-19-33-19-81-19-109 0-30 0-72 18-107 21-36 58-51 90-51 33 0 66 15 86 49 21 33 21 79 21 109 0 28 0 71-18 104-16 35-51 58-89 58z">
            <text:p/>
          </draw:path>
          <draw:path draw:style-name="gr3" draw:text-style-name="P9" draw:layer="layout" svg:width="0.244cm" svg:height="0.485cm" svg:x="8.92cm" svg:y="3.822cm" svg:viewBox="0 0 245 486" svg:d="M120 167h111v-24h-111v-143h-20c0 63-24 146-100 150v17h67v213c0 97 72 106 100 106 55 0 78-55 78-106v-44h-21v44c0 57-23 87-51 87-53 0-53-71-53-85z">
            <text:p/>
          </draw:path>
          <draw:path draw:style-name="gr3" draw:text-style-name="P9" draw:layer="layout" svg:width="0.39cm" svg:height="0.538cm" svg:x="9.231cm" svg:y="3.761cm" svg:viewBox="0 0 391 539" svg:d="M60 479c0 35-7 35-60 35v25c26-2 67-2 88-2 19 0 60 0 86 2v-25c-51 0-60 0-60-35v-143c0-81 55-123 104-123 50 0 58 42 58 86v180c0 35-8 35-59 35v25c26-2 66-2 88-2 19 0 59 0 86 2v-25c-41 0-60 0-60-23v-148c0-66 0-91-25-119-10-13-37-29-81-29-67 0-100 48-112 76v-271l-113 9v24c55 0 60 6 60 43z">
            <text:p/>
          </draw:path>
          <draw:path draw:style-name="gr3" draw:text-style-name="P9" draw:layer="layout" svg:width="0.242cm" svg:height="0.485cm" svg:x="9.909cm" svg:y="3.822cm" svg:viewBox="0 0 243 486" svg:d="M120 167h111v-24h-111v-143h-20c0 63-24 146-100 150v17h67v213c0 97 72 106 100 106 55 0 76-55 76-106v-44h-19v44c0 57-23 87-51 87-53 0-53-71-53-85z">
            <text:p/>
          </draw:path>
          <draw:path draw:style-name="gr3" draw:text-style-name="P9" draw:layer="layout" svg:width="0.39cm" svg:height="0.538cm" svg:x="10.219cm" svg:y="3.761cm" svg:viewBox="0 0 391 539" svg:d="M60 479c0 35-7 35-60 35v25c26-2 67-2 88-2 19 0 60 0 86 2v-25c-51 0-60 0-60-35v-143c0-81 55-123 104-123 50 0 58 42 58 86v180c0 35-8 35-59 35v25c26-2 66-2 88-2 19 0 59 0 86 2v-25c-41 0-60 0-60-23v-148c0-66 0-91-25-119-10-13-37-29-81-29-67 0-100 48-112 76v-271l-113 9v24c55 0 60 6 60 43z">
            <text:p/>
          </draw:path>
          <draw:path draw:style-name="gr3" draw:text-style-name="P9" draw:layer="layout" svg:width="0.3cm" svg:height="0.357cm" svg:x="10.645cm" svg:y="3.95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54cm" svg:height="0.357cm" svg:x="11.25cm" svg:y="3.951cm" svg:viewBox="0 0 255 358" svg:d="M136 197c17 4 81 16 81 72 0 39-27 71-89 71-65 0-93-44-107-111-2-9-3-12-10-12-11 0-11 5-11 19v102c0 14 0 20 9 20 3 0 5-2 19-16 2-2 2-4 16-18 33 32 69 34 84 34 90 0 127-53 127-110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9cm" svg:x="11.557cm" svg:y="3.7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383cm" svg:height="0.547cm" svg:x="11.771cm" svg:y="3.761cm" svg:viewBox="0 0 384 548" svg:d="M269 497v51l115-9v-25c-55 0-62-5-62-42v-472l-111 9v24c53 0 60 6 60 43v167c-23-26-56-48-98-48-92 0-173 76-173 177 0 98 76 176 165 176 50 0 85-27 104-51zM269 289v158c0 14 0 16-8 29-23 37-59 54-92 54-35 0-63-19-83-49-19-32-21-76-21-108 0-30 2-75 23-111 18-24 46-49 88-49 28 0 60 11 85 46 8 14 8 16 8 30z">
            <text:p/>
          </draw:path>
          <draw:path draw:style-name="gr3" draw:text-style-name="P9" draw:layer="layout" svg:width="0.3cm" svg:height="0.357cm" svg:x="12.197cm" svg:y="3.95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54cm" svg:height="0.357cm" svg:x="12.544cm" svg:y="3.951cm" svg:viewBox="0 0 255 358" svg:d="M136 197c17 4 81 16 81 72 0 39-27 71-89 71-65 0-93-44-107-111-2-9-3-12-10-12-11 0-11 5-11 19v102c0 14 0 20 9 20 3 0 5-2 19-16 2-2 2-4 16-18 33 32 69 34 84 34 90 0 127-53 127-110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091cm" svg:height="0.231cm" svg:x="12.891cm" svg:y="4.215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9" draw:layer="layout" svg:width="0.531cm" svg:height="0.342cm" svg:x="13.31cm" svg:y="3.963cm" svg:viewBox="0 0 532 343" svg:d="M466 74c15-39 39-49 66-49v-25c-18 2-41 2-57 2-23 0-58-2-72-2v25c28 0 44 14 44 37 0 5 0 5-3 15l-71 200-77-217c-2-9-4-11-4-14 0-21 30-21 46-21v-25c-23 0-62 2-81 2-23 0-46 0-69-2v25c29 0 41 1 50 10 3 6 12 28 17 44l-67 187-74-206c-3-11-3-12-3-14 0-21 30-21 46-21v-25c-23 0-67 2-85 2-3 0-44 0-72-2v25c39 0 48 1 58 26l97 275c3 12 7 17 16 17 10 0 12-3 16-15l79-221 79 222c4 9 5 14 16 14 9 0 12-7 14-14z">
            <text:p/>
          </draw:path>
          <draw:path draw:style-name="gr3" draw:text-style-name="P9" draw:layer="layout" svg:width="0.3cm" svg:height="0.357cm" svg:x="13.855cm" svg:y="3.95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55cm" svg:height="0.512cm" svg:x="14.456cm" svg:y="3.947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3 99 91 0 172-41 172-101 0-28-12-67-51-90-42-21-86-21-134-21-19 0-53 0-58 0-25-3-42-28-42-53zM173 493c-80 0-133-39-133-79 0-37 30-65 64-67h46c67 0 155 0 155 67 0 40-57 79-132 79z">
            <text:p/>
          </draw:path>
          <draw:path draw:style-name="gr3" draw:text-style-name="P9" draw:layer="layout" svg:width="0.3cm" svg:height="0.357cm" svg:x="14.843cm" svg:y="3.95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42cm" svg:height="0.485cm" svg:x="15.179cm" svg:y="3.822cm" svg:viewBox="0 0 243 486" svg:d="M120 167h111v-24h-111v-143h-20c0 63-24 146-100 150v17h67v213c0 97 72 106 100 106 55 0 76-55 76-106v-44h-19v44c0 57-23 87-51 87-53 0-53-71-53-85z">
            <text:p/>
          </draw:path>
        </draw:g>
        <draw:g>
          <svg:title>TexMaths</svg:title>
          <svg:desc>22§display§\left( x +  \frac{d^2y}{dx^2} \right)^2 =  1 + \left( \frac{d^2y}{dx^2} \right)^2§svg§600§FALSE§</svg:desc>
          <draw:polygon draw:style-name="gr2" draw:text-style-name="P8" draw:layer="layout" svg:width="9.323cm" svg:height="1.977cm" svg:x="4.593cm" svg:y="4.945cm" svg:viewBox="0 0 9324 1978" draw:points="4662,1978 0,1978 0,0 9324,0 9324,1978">
            <text:p/>
          </draw:polygon>
          <draw:path draw:style-name="gr3" draw:text-style-name="P9" draw:layer="layout" svg:width="0.381cm" svg:height="1.855cm" svg:x="4.714cm" svg:y="5.105cm" svg:viewBox="0 0 382 1856" svg:d="M382 1849c0-3-2-5-4-7-28-30-81-81-132-165-125-199-181-451-181-748 0-209 28-477 155-707 62-111 125-174 160-208 2-2 2-3 2-7 0-7-5-7-16-7-10 0-12 0-25 12-260 236-341 590-341 915 0 305 70 611 268 843 15 18 44 49 77 77 9 9 11 9 21 9 11 0 16 0 16-7z">
            <text:p/>
          </draw:path>
          <draw:path draw:style-name="gr3" draw:text-style-name="P9" draw:layer="layout" svg:width="0.386cm" svg:height="0.351cm" svg:x="5.146cm" svg:y="5.8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6cm" svg:x="5.781cm" svg:y="5.77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69cm" svg:height="0.546cm" svg:x="6.652cm" svg:y="5.166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9" draw:layer="layout" svg:width="0.24cm" svg:height="0.36cm" svg:x="7.057cm" svg:y="5.06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6cm" svg:height="0.5cm" svg:x="7.393cm" svg:y="5.362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6.603cm" svg:y="6.018cm" svg:viewBox="0 0 1193 33" draw:points="597,33 0,33 0,0 1193,0 1193,33">
            <text:p/>
          </draw:polygon>
          <draw:path draw:style-name="gr3" draw:text-style-name="P9" draw:layer="layout" svg:width="0.369cm" svg:height="0.546cm" svg:x="6.635cm" svg:y="6.22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9" draw:layer="layout" svg:width="0.386cm" svg:height="0.351cm" svg:x="7.029cm" svg:y="6.4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7.481cm" svg:y="6.17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1cm" svg:height="1.855cm" svg:x="7.914cm" svg:y="5.105cm" svg:viewBox="0 0 382 1856" svg:d="M382 929c0-304-70-611-268-843-15-17-44-49-75-77-11-9-13-9-23-9-9 0-16 0-16 7 0 4 4 7 5 9 27 28 79 79 131 163 124 199 183 451 183 748 0 210-29 477-157 707-62 111-127 175-158 208-2 2-4 4-4 7 0 7 7 7 16 7 10 0 12 0 24-12 261-236 342-590 342-915z">
            <text:p/>
          </draw:path>
          <draw:path draw:style-name="gr3" draw:text-style-name="P9" draw:layer="layout" svg:width="0.24cm" svg:height="0.36cm" svg:x="8.49cm" svg:y="4.90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9.062cm" svg:y="5.9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6cm" svg:height="0.516cm" svg:x="9.903cm" svg:y="5.71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10.436cm" svg:y="5.77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1cm" svg:height="1.855cm" svg:x="11.327cm" svg:y="5.105cm" svg:viewBox="0 0 382 1856" svg:d="M382 1849c0-3-2-5-4-7-28-30-81-81-132-165-125-199-181-451-181-748 0-209 27-477 155-707 62-111 125-174 160-208 2-2 2-3 2-7 0-7-5-7-16-7-10 0-12 0-25 12-260 236-341 590-341 915 0 305 70 611 268 843 15 18 44 49 77 77 9 9 11 9 21 9 11 0 16 0 16-7z">
            <text:p/>
          </draw:path>
          <draw:path draw:style-name="gr3" draw:text-style-name="P9" draw:layer="layout" svg:width="0.369cm" svg:height="0.546cm" svg:x="11.876cm" svg:y="5.16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24cm" svg:height="0.36cm" svg:x="12.282cm" svg:y="5.06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12.617cm" svg:y="5.362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1.192cm" svg:height="0.032cm" svg:x="11.828cm" svg:y="6.018cm" svg:viewBox="0 0 1193 33" draw:points="597,33 0,33 0,0 1193,0 1193,33">
            <text:p/>
          </draw:polygon>
          <draw:path draw:style-name="gr3" draw:text-style-name="P9" draw:layer="layout" svg:width="0.369cm" svg:height="0.546cm" svg:x="11.858cm" svg:y="6.2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86cm" svg:height="0.351cm" svg:x="12.252cm" svg:y="6.4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12.706cm" svg:y="6.17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1cm" svg:height="1.855cm" svg:x="13.139cm" svg:y="5.105cm" svg:viewBox="0 0 382 1856" svg:d="M382 929c0-304-70-611-268-843-14-17-44-49-75-77-11-9-13-9-23-9-9 0-16 0-16 7 0 4 4 7 5 9 27 28 79 79 131 163 124 199 183 451 183 748 0 210-29 477-157 707-62 111-127 175-158 208-2 2-4 4-4 7 0 7 7 7 16 7 10 0 12 0 24-12 261-236 342-590 342-915z">
            <text:p/>
          </draw:path>
          <draw:path draw:style-name="gr3" draw:text-style-name="P9" draw:layer="layout" svg:width="0.24cm" svg:height="0.36cm" svg:x="13.715cm" svg:y="4.90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x^2 + 2x \frac{d^2y}{dx^2} + \left( \frac{d^2y}{dx^2} \right)^2 =  1 + \left( \frac{d^2y}{dx^2} \right)^2§svg§600§FALSE§</svg:desc>
          <draw:polygon draw:style-name="gr2" draw:text-style-name="P8" draw:layer="layout" svg:width="12.821cm" svg:height="1.977cm" svg:x="4.612cm" svg:y="7.447cm" svg:viewBox="0 0 12822 1978" draw:points="6410,1978 0,1978 0,0 12822,0 12822,1978">
            <text:p/>
          </draw:polygon>
          <draw:path draw:style-name="gr3" draw:text-style-name="P9" draw:layer="layout" svg:width="0.386cm" svg:height="0.351cm" svg:x="4.596cm" svg:y="8.3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5.048cm" svg:y="8.0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5.576cm" svg:y="8.27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9cm" svg:height="0.516cm" svg:x="6.346cm" svg:y="8.214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86cm" svg:height="0.351cm" svg:x="6.717cm" svg:y="8.3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369cm" svg:height="0.546cm" svg:x="7.277cm" svg:y="7.668cm" svg:viewBox="0 0 370 547" svg:d="M370 9c0-2 0-9-11-9-10 0-84 7-99 9-5 0-10 3-10 14 0 10 7 10 19 10 37 0 39 6 39 13l-2 16-47 183c-14-29-37-50-72-50-90 0-187 115-187 227 0 74 42 125 104 125 16 0 54-3 100-58 7 32 34 58 71 58 28 0 45-17 58-44 12-26 23-74 23-75 0-9-7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9" draw:layer="layout" svg:width="0.24cm" svg:height="0.36cm" svg:x="7.683cm" svg:y="7.56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6cm" svg:height="0.5cm" svg:x="8.018cm" svg:y="7.864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7.229cm" svg:y="8.52cm" svg:viewBox="0 0 1193 33" draw:points="597,33 0,33 0,0 1193,0 1193,33">
            <text:p/>
          </draw:polygon>
          <draw:path draw:style-name="gr3" draw:text-style-name="P9" draw:layer="layout" svg:width="0.369cm" svg:height="0.546cm" svg:x="7.259cm" svg:y="8.722cm" svg:viewBox="0 0 370 547" svg:d="M370 9c0-2 0-9-11-9-10 0-84 7-99 9-5 0-10 3-10 14 0 10 7 10 19 10 37 0 39 6 39 13l-2 16-47 183c-14-29-37-50-72-50-90 0-187 115-187 227 0 74 42 125 104 125 16 0 54-3 100-58 7 32 34 58 71 58 28 0 45-17 58-44 12-26 23-74 23-75 0-9-7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9" draw:layer="layout" svg:width="0.386cm" svg:height="0.351cm" svg:x="7.653cm" svg:y="8.9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8.107cm" svg:y="8.67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8.727cm" svg:y="8.27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1cm" svg:height="1.855cm" svg:x="9.618cm" svg:y="7.607cm" svg:viewBox="0 0 382 1856" svg:d="M382 1849c0-3-2-5-4-7-28-30-81-81-132-165-125-199-181-451-181-748 0-209 27-477 155-707 62-111 125-174 160-208 2-2 2-3 2-7 0-7-5-7-16-7-10 0-12 0-25 12-260 236-341 590-341 915 0 305 70 611 268 843 15 18 44 49 77 77 9 9 11 9 21 9 11 0 16 0 16-7z">
            <text:p/>
          </draw:path>
          <draw:path draw:style-name="gr3" draw:text-style-name="P9" draw:layer="layout" svg:width="0.369cm" svg:height="0.546cm" svg:x="10.169cm" svg:y="7.668cm" svg:viewBox="0 0 370 547" svg:d="M370 9c0-2 0-9-11-9-10 0-84 7-99 9-5 0-10 3-10 14 0 10 7 10 19 10 37 0 39 6 39 13l-2 16-47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24cm" svg:height="0.36cm" svg:x="10.573cm" svg:y="7.56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10.91cm" svg:y="7.864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1.192cm" svg:height="0.032cm" svg:x="10.119cm" svg:y="8.52cm" svg:viewBox="0 0 1193 33" draw:points="597,33 0,33 0,0 1193,0 1193,33">
            <text:p/>
          </draw:polygon>
          <draw:path draw:style-name="gr3" draw:text-style-name="P9" draw:layer="layout" svg:width="0.369cm" svg:height="0.546cm" svg:x="10.151cm" svg:y="8.722cm" svg:viewBox="0 0 370 547" svg:d="M370 9c0-2 0-9-11-9-10 0-84 7-99 9-5 0-10 3-10 14 0 10 7 10 19 10 37 0 39 6 39 13l-2 16-47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86cm" svg:height="0.351cm" svg:x="10.545cm" svg:y="8.9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24cm" svg:height="0.36cm" svg:x="10.998cm" svg:y="8.67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1cm" svg:height="1.855cm" svg:x="11.431cm" svg:y="7.607cm" svg:viewBox="0 0 382 1856" svg:d="M382 929c0-304-70-611-268-843-15-17-44-49-75-77-11-9-13-9-23-9-9 0-16 0-16 7 0 4 4 7 5 9 27 28 79 79 131 163 124 199 181 451 181 748 0 210-27 477-155 707-62 111-127 175-158 208-2 2-4 4-4 7 0 7 7 7 16 7 10 0 12 0 24-12 261-236 342-590 342-915z">
            <text:p/>
          </draw:path>
          <draw:path draw:style-name="gr3" draw:text-style-name="P9" draw:layer="layout" svg:width="0.24cm" svg:height="0.36cm" svg:x="12.008cm" svg:y="7.40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12.578cm" svg:y="8.4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6cm" svg:height="0.516cm" svg:x="13.419cm" svg:y="8.21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13.953cm" svg:y="8.27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1cm" svg:height="1.855cm" svg:x="14.843cm" svg:y="7.607cm" svg:viewBox="0 0 382 1856" svg:d="M382 1849c0-3-2-5-4-7-28-30-81-81-132-165-125-199-181-451-181-748 0-209 28-477 155-707 62-111 125-174 160-208 2-2 2-3 2-7 0-7-5-7-16-7-10 0-12 0-25 12-260 236-341 590-341 915 0 305 70 611 268 843 15 18 44 49 77 77 9 9 11 9 21 9 11 0 16 0 16-7z">
            <text:p/>
          </draw:path>
          <draw:path draw:style-name="gr3" draw:text-style-name="P9" draw:layer="layout" svg:width="0.369cm" svg:height="0.546cm" svg:x="15.393cm" svg:y="7.668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9" draw:layer="layout" svg:width="0.24cm" svg:height="0.36cm" svg:x="15.799cm" svg:y="7.56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16.134cm" svg:y="7.864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1.192cm" svg:height="0.032cm" svg:x="15.345cm" svg:y="8.52cm" svg:viewBox="0 0 1193 33" draw:points="597,33 0,33 0,0 1193,0 1193,33">
            <text:p/>
          </draw:polygon>
          <draw:path draw:style-name="gr3" draw:text-style-name="P9" draw:layer="layout" svg:width="0.369cm" svg:height="0.546cm" svg:x="15.375cm" svg:y="8.722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9" draw:layer="layout" svg:width="0.386cm" svg:height="0.351cm" svg:x="15.769cm" svg:y="8.91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16.223cm" svg:y="8.67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1cm" svg:height="1.855cm" svg:x="16.656cm" svg:y="7.607cm" svg:viewBox="0 0 382 1856" svg:d="M382 929c0-304-70-611-268-843-14-17-44-49-75-77-11-9-13-9-23-9-9 0-16 0-16 7 0 4 4 7 5 9 27 28 79 79 131 163 124 199 183 451 183 748 0 210-29 477-157 707-62 111-127 175-158 208-2 2-4 4-4 7 0 7 7 7 16 7 10 0 12 0 24-12 261-236 342-590 342-915z">
            <text:p/>
          </draw:path>
          <draw:path draw:style-name="gr3" draw:text-style-name="P9" draw:layer="layout" svg:width="0.24cm" svg:height="0.36cm" svg:x="17.232cm" svg:y="7.40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x^2 + 2x \frac{d^2y}{dx^2} - 1 =  0 §svg§600§FALSE§</svg:desc>
          <draw:polygon draw:style-name="gr2" draw:text-style-name="P8" draw:layer="layout" svg:width="6.581cm" svg:height="1.625cm" svg:x="4.613cm" svg:y="9.849cm" svg:viewBox="0 0 6582 1626" draw:points="3291,1626 0,1626 0,0 6582,0 6582,1626">
            <text:p/>
          </draw:polygon>
          <draw:path draw:style-name="gr3" draw:text-style-name="P9" draw:layer="layout" svg:width="0.386cm" svg:height="0.351cm" svg:x="4.597cm" svg:y="10.6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5.049cm" svg:y="10.29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5.577cm" svg:y="10.52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9cm" svg:height="0.516cm" svg:x="6.346cm" svg:y="10.457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86cm" svg:height="0.351cm" svg:x="6.718cm" svg:y="10.6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369cm" svg:height="0.546cm" svg:x="7.277cm" svg:y="9.91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9" draw:layer="layout" svg:width="0.24cm" svg:height="0.36cm" svg:x="7.684cm" svg:y="9.8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6cm" svg:height="0.5cm" svg:x="8.018cm" svg:y="10.107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7.23cm" svg:y="10.764cm" svg:viewBox="0 0 1193 33" draw:points="597,33 0,33 0,0 1193,0 1193,33">
            <text:p/>
          </draw:polygon>
          <draw:path draw:style-name="gr3" draw:text-style-name="P9" draw:layer="layout" svg:width="0.369cm" svg:height="0.546cm" svg:x="7.26cm" svg:y="10.966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9" draw:layer="layout" svg:width="0.386cm" svg:height="0.351cm" svg:x="7.654cm" svg:y="11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8.108cm" svg:y="10.9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8.749cm" svg:y="10.764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9.527cm" svg:y="10.45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182cm" svg:x="10.102cm" svg:y="10.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0.907cm" svg:y="10.457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draw:frame presentation:style-name="pr10" draw:text-style-name="P7" draw:layer="layout" svg:width="26.6cm" svg:height="14.2cm" svg:x="0.8cm" svg:y="0.6cm" presentation:class="subtitle" presentation:user-transformed="true">
          <draw:text-box>
            <text:p text:style-name="P6"><text:span text:style-name="T8"><text:tab/></text:span></text:p>
          </draw:text-box>
        </draw:frame>
        <draw:g>
          <svg:title>TexMaths</svg:title>
          <svg:desc>24§display§(2) \ \text {Form the differential equation by elliminating arbitrary constants }§svg§600§FALSE§</svg:desc>
          <draw:polygon draw:style-name="gr2" draw:text-style-name="P8" draw:layer="layout" svg:width="25.436cm" svg:height="0.76cm" svg:x="1.586cm" svg:y="0.742cm" svg:viewBox="0 0 25437 761" draw:points="12718,761 0,761 0,0 25437,0 25437,761">
            <text:p/>
          </draw:polygon>
          <draw:path draw:style-name="gr3" draw:text-style-name="P9" draw:layer="layout" svg:width="0.197cm" svg:height="0.844cm" svg:x="1.626cm" svg:y="0.7cm" svg:viewBox="0 0 198 845" svg:d="M198 837c0-2 0-4-16-19-105-106-132-265-132-396 0-145 33-293 136-399 12-10 12-11 12-15 0-6-4-8-10-8-8 0-84 58-134 165-44 92-54 186-54 257 0 68 10 170 56 266 52 103 124 157 132 157 6 0 10-2 10-8z">
            <text:p/>
          </draw:path>
          <draw:path draw:style-name="gr3" draw:text-style-name="P9" draw:layer="layout" svg:width="0.337cm" svg:height="0.564cm" svg:x="1.914cm" svg:y="0.77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9" draw:layer="layout" svg:width="0.197cm" svg:height="0.844cm" svg:x="2.343cm" svg:y="0.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9" draw:layer="layout" svg:width="0.487cm" svg:height="0.575cm" svg:x="2.93cm" svg:y="0.76cm" svg:viewBox="0 0 488 576" svg:d="M465 0h-465v27h21c65 0 65 9 65 38v444c0 31 0 40-65 40h-21v27c29-4 96-4 129-4 34 0 111 0 142 4v-27h-27c-81 0-81-11-81-40v-209h73c81 0 88 28 88 99h22v-224h-22c0 71-7 100-88 100h-73v-215c0-27 2-33 41-33h101c127 0 148 46 162 163h21z">
            <text:p/>
          </draw:path>
          <draw:path draw:style-name="gr3" draw:text-style-name="P9" draw:layer="layout" svg:width="0.375cm" svg:height="0.389cm" svg:x="3.406cm" svg:y="0.95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85cm" svg:height="0.373cm" svg:x="3.829cm" svg:y="0.95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659cm" svg:height="0.373cm" svg:x="4.163cm" svg:y="0.959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9" draw:layer="layout" svg:width="0.266cm" svg:height="0.529cm" svg:x="5.136cm" svg:y="0.81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425cm" svg:height="0.587cm" svg:x="5.474cm" svg:y="0.748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9" draw:layer="layout" svg:width="0.327cm" svg:height="0.389cm" svg:x="5.939cm" svg:y="0.95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18cm" svg:height="0.596cm" svg:x="6.601cm" svg:y="0.748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0-82 25-121 19-27 50-54 96-54 31 0 65 12 92 50 10 16 10 18 10 33z">
            <text:p/>
          </draw:path>
          <draw:path draw:style-name="gr3" draw:text-style-name="P9" draw:layer="layout" svg:width="0.181cm" svg:height="0.566cm" svg:x="7.068cm" svg:y="0.76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508cm" svg:height="0.596cm" svg:x="7.298cm" svg:y="0.738cm" svg:viewBox="0 0 509 597" svg:d="M357 257h96v-25h-100v-98c0-76 43-115 79-115 4 0 15 0 29 6-10 4-25 13-25 35 0 19 13 36 36 36s37-17 37-36c0-31-29-60-77-60-50 0-88 33-92 36-25-32-71-36-94-36-81 0-179 44-179 136v96h-67v25h67v275c0 38-9 38-67 38v27c29-2 73-4 94-4s63 2 94 4v-27c-56 0-65 0-65-38v-275h178v275c0 38-9 38-67 38v27c33-2 73-4 96-4 35 0 75 0 108 4v-27h-18c-61 0-63-9-63-40zM121 232v-96c0-82 69-117 123-117 42 0 65 16 67 16v1c-15 0-31 12-31 35 0 6 0 27 23 35-2 11-2 19-2 28v98z">
            <text:p/>
          </draw:path>
          <draw:path draw:style-name="gr3" draw:text-style-name="P9" draw:layer="layout" svg:width="0.327cm" svg:height="0.389cm" svg:x="7.792cm" svg:y="0.95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85cm" svg:height="0.373cm" svg:x="8.166cm" svg:y="0.959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8.496cm" svg:y="0.95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25cm" svg:height="0.373cm" svg:x="8.875cm" svg:y="0.95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64cm" svg:height="0.529cm" svg:x="9.308cm" svg:y="0.81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9" draw:layer="layout" svg:width="0.181cm" svg:height="0.566cm" svg:x="9.648cm" svg:y="0.76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81cm" svg:height="0.389cm" svg:x="9.89cm" svg:y="0.955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189cm" svg:height="0.587cm" svg:x="10.305cm" svg:y="0.748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27cm" svg:height="0.389cm" svg:x="10.816cm" svg:y="0.95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18cm" svg:height="0.537cm" svg:x="11.196cm" svg:y="0.959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9" draw:layer="layout" svg:width="0.425cm" svg:height="0.383cm" svg:x="11.639cm" svg:y="0.959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9" draw:layer="layout" svg:width="0.381cm" svg:height="0.389cm" svg:x="12.116cm" svg:y="0.955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266cm" svg:height="0.529cm" svg:x="12.519cm" svg:y="0.81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181cm" svg:height="0.566cm" svg:x="12.859cm" svg:y="0.76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13.089cm" svg:y="0.95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25cm" svg:height="0.373cm" svg:x="13.513cm" svg:y="0.95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18cm" svg:height="0.596cm" svg:x="14.26cm" svg:y="0.748cm" svg:viewBox="0 0 419 597" svg:d="M123 269v-269l-123 10v26c60 0 65 6 65 47v505h21c2-2 8-14 31-52 14 19 48 61 111 61 102 0 191-82 191-192 0-107-85-192-181-192-65 0-102 40-115 56zM125 492v-175c0-17 0-17 9-31 33-48 79-54 100-54 39 0 69 22 89 54 23 35 25 83 25 117 0 33-2 83-27 121-18 25-50 54-96 54-37 0-68-21-89-52-11-17-11-19-11-34z">
            <text:p/>
          </draw:path>
          <draw:path draw:style-name="gr3" draw:text-style-name="P9" draw:layer="layout" svg:width="0.414cm" svg:height="0.537cm" svg:x="14.698cm" svg:y="0.969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9" draw:layer="layout" svg:width="0.327cm" svg:height="0.389cm" svg:x="15.431cm" svg:y="0.95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189cm" svg:height="0.587cm" svg:x="15.812cm" svg:y="0.748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189cm" svg:height="0.587cm" svg:x="16.046cm" svg:y="0.748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181cm" svg:height="0.566cm" svg:x="16.28cm" svg:y="0.76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659cm" svg:height="0.373cm" svg:x="16.512cm" svg:y="0.959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9" draw:layer="layout" svg:width="0.181cm" svg:height="0.566cm" svg:x="17.217cm" svg:y="0.76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7.449cm" svg:y="0.95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81cm" svg:height="0.389cm" svg:x="17.928cm" svg:y="0.955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264cm" svg:height="0.529cm" svg:x="18.329cm" svg:y="0.81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9" draw:layer="layout" svg:width="0.181cm" svg:height="0.566cm" svg:x="18.669cm" svg:y="0.76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8.903cm" svg:y="0.95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87cm" svg:height="0.558cm" svg:x="19.368cm" svg:y="0.95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9" draw:layer="layout" svg:width="0.381cm" svg:height="0.389cm" svg:x="20.084cm" svg:y="0.955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285cm" svg:height="0.373cm" svg:x="20.493cm" svg:y="0.95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418cm" svg:height="0.596cm" svg:x="20.823cm" svg:y="0.748cm" svg:viewBox="0 0 419 597" svg:d="M123 269v-269l-123 10v26c60 0 65 6 65 47v505h21c2-2 8-14 31-52 14 19 50 61 111 61 102 0 191-82 191-192 0-107-85-192-181-192-65 0-102 40-115 56zM125 492v-175c0-17 0-17 9-31 33-48 79-54 100-54 39 0 69 22 89 54 23 35 25 83 25 117 0 33-2 83-27 121-18 25-50 54-96 54-37 0-68-21-89-52-11-17-11-19-11-34z">
            <text:p/>
          </draw:path>
          <draw:path draw:style-name="gr3" draw:text-style-name="P9" draw:layer="layout" svg:width="0.181cm" svg:height="0.566cm" svg:x="21.295cm" svg:y="0.76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266cm" svg:height="0.529cm" svg:x="21.518cm" svg:y="0.81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285cm" svg:height="0.373cm" svg:x="21.854cm" svg:y="0.959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81cm" svg:height="0.389cm" svg:x="22.196cm" svg:y="0.955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285cm" svg:height="0.373cm" svg:x="22.607cm" svg:y="0.95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414cm" svg:height="0.537cm" svg:x="22.929cm" svg:y="0.969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9" draw:layer="layout" svg:width="0.322cm" svg:height="0.389cm" svg:x="23.669cm" svg:y="0.95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24.037cm" svg:y="0.95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25cm" svg:height="0.373cm" svg:x="24.463cm" svg:y="0.95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77cm" svg:height="0.389cm" svg:x="24.932cm" svg:y="0.95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264cm" svg:height="0.529cm" svg:x="25.254cm" svg:y="0.81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9" draw:layer="layout" svg:width="0.381cm" svg:height="0.389cm" svg:x="25.6cm" svg:y="0.955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9" draw:layer="layout" svg:width="0.425cm" svg:height="0.373cm" svg:x="26.015cm" svg:y="0.95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64cm" svg:height="0.529cm" svg:x="26.449cm" svg:y="0.81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9" draw:layer="layout" svg:width="0.277cm" svg:height="0.389cm" svg:x="26.789cm" svg:y="0.95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</draw:g>
        <draw:g>
          <svg:title>TexMaths</svg:title>
          <svg:desc>24§display§\text {in the following}§svg§600§FALSE§</svg:desc>
          <draw:polygon draw:style-name="gr2" draw:text-style-name="P8" draw:layer="layout" svg:width="5.619cm" svg:height="0.685cm" svg:x="3.001cm" svg:y="1.841cm" svg:viewBox="0 0 5620 686" draw:points="2810,686 0,686 0,0 5620,0 5620,686">
            <text:p/>
          </draw:polygon>
          <draw:path draw:style-name="gr3" draw:text-style-name="P9" draw:layer="layout" svg:width="0.181cm" svg:height="0.566cm" svg:x="2.986cm" svg:y="1.83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4cm" svg:x="3.22cm" svg:y="2.022cm" svg:viewBox="0 0 426 375" svg:d="M65 83v229c0 36-7 36-65 36v27c29 0 73-2 96-2 21 0 65 2 94 2v-27c-56 0-65 0-65-36v-158c0-89 59-135 113-135s63 46 63 94v199c0 36-9 36-65 36v27c29 0 73-2 96-2 21 0 65 2 94 2v-27c-44 0-65 0-65-25v-161c0-74 0-100-27-131-12-14-40-31-88-31-64 0-102 37-127 88v-88l-119 10v27c60 0 65 5 65 46z">
            <text:p/>
          </draw:path>
          <draw:path draw:style-name="gr3" draw:text-style-name="P9" draw:layer="layout" svg:width="0.266cm" svg:height="0.53cm" svg:x="3.959cm" svg:y="1.876cm" svg:viewBox="0 0 267 531" svg:d="M131 183h120v-27h-120v-156h-22c0 69-26 160-109 163v20h73v232c0 106 79 116 109 116 60 0 85-60 85-116v-48h-23v48c0 62-25 95-56 95-57 0-57-77-57-93z">
            <text:p/>
          </draw:path>
          <draw:path draw:style-name="gr3" draw:text-style-name="P9" draw:layer="layout" svg:width="0.425cm" svg:height="0.587cm" svg:x="4.297cm" svg:y="1.809cm" svg:viewBox="0 0 426 588" svg:d="M65 523c0 38-7 38-65 38v27c29-2 73-2 96-2 21 0 65 0 94 2v-27c-56 0-65 0-65-38v-156c0-88 59-134 113-134s63 46 63 94v196c0 38-9 38-65 38v27c29-2 73-2 96-2 21 0 65 0 94 2v-27c-44 0-65 0-65-25v-161c0-73 0-100-27-131-12-13-40-31-88-31-73 0-110 52-123 83v-296l-123 10v27c60 0 65 5 65 46z">
            <text:p/>
          </draw:path>
          <draw:path draw:style-name="gr3" draw:text-style-name="P9" draw:layer="layout" svg:width="0.327cm" svg:height="0.389cm" svg:x="4.763cm" svg:y="2.016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273cm" svg:height="0.597cm" svg:x="5.424cm" svg:y="1.799cm" svg:viewBox="0 0 274 598" svg:d="M121 233v-98c0-75 40-116 79-116 2 0 15 0 27 6-10 4-25 13-25 35 0 19 13 36 36 36 25 0 36-17 36-36 0-31-30-60-74-60-60 0-133 44-133 135v98h-67v25h67v275c0 38-9 38-67 38v27c35-2 75-4 98-4 34 0 73 0 107 4v-27h-17c-63 0-65-10-65-40v-273h98v-25z">
            <text:p/>
          </draw:path>
          <draw:path draw:style-name="gr3" draw:text-style-name="P9" draw:layer="layout" svg:width="0.375cm" svg:height="0.389cm" svg:x="5.677cm" svg:y="2.016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9" draw:layer="layout" svg:width="0.189cm" svg:height="0.587cm" svg:x="6.103cm" svg:y="1.809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189cm" svg:height="0.587cm" svg:x="6.338cm" svg:y="1.809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75cm" svg:height="0.389cm" svg:x="6.566cm" svg:y="2.016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9" draw:layer="layout" svg:width="0.579cm" svg:height="0.374cm" svg:x="6.958cm" svg:y="2.03cm" svg:viewBox="0 0 580 375" svg:d="M509 81c15-43 40-54 71-54v-27c-19 2-44 2-62 2-25 0-63-2-78-2v27c30 0 48 15 48 40 0 6 0 6-4 18l-77 217-85-237c-1-9-3-11-3-15 0-23 32-23 50-23v-27c-25 0-68 2-89 2-25 0-50 0-75-2v27c31 0 45 2 54 11 4 6 14 31 19 49l-73 203-80-225c-4-11-4-13-4-15 0-23 33-23 50-23v-27c-25 0-73 2-92 2-4 0-48 0-79-2v27c42 0 52 2 63 29l106 300c4 13 8 19 17 19 12 0 14-4 17-17l87-241 86 243c2 9 6 15 16 15 11 0 15-8 17-15z">
            <text:p/>
          </draw:path>
          <draw:path draw:style-name="gr3" draw:text-style-name="P9" draw:layer="layout" svg:width="0.181cm" svg:height="0.566cm" svg:x="7.578cm" svg:y="1.83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4cm" svg:x="7.812cm" svg:y="2.022cm" svg:viewBox="0 0 426 375" svg:d="M65 83v229c0 36-7 36-65 36v27c29 0 73-2 96-2 21 0 65 2 94 2v-27c-56 0-65 0-65-36v-158c0-89 59-135 113-135s63 46 63 94v199c0 36-9 36-65 36v27c29 0 73-2 96-2 21 0 65 2 94 2v-27c-44 0-65 0-65-25v-161c0-74 0-100-27-131-12-14-40-31-88-31-64 0-102 37-127 88v-88l-119 10v27c60 0 65 5 65 46z">
            <text:p/>
          </draw:path>
          <draw:path draw:style-name="gr3" draw:text-style-name="P9" draw:layer="layout" svg:width="0.387cm" svg:height="0.559cm" svg:x="8.276cm" svg:y="2.012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7 0 25-5 25-25 0-15-12-42-44-42-18 0-54 6-91 40-34-28-71-30-88-30-79 0-138 57-138 123 0 38 19 69 40 88-11 12-27 41-27 69 0 27 12 60 39 75-52 16-79 52-79 87 0 59 84 108 188 108 100 0 188-45 188-110 0-31-13-73-55-98-47-23-94-23-146-23-21 0-58 0-64 0-27-4-46-31-46-58zM188 538c-86 0-144-42-144-86 0-41 33-71 69-73h50c73 0 169 0 169 73 0 44-61 86-144 86z">
            <text:p/>
          </draw:path>
        </draw:g>
        <draw:g>
          <svg:title>TexMaths</svg:title>
          <svg:desc>24§display§(i) \ \frac{x^2}{a^2} + \frac{y^2}{b^2} = 1§svg§600§FALSE§</svg:desc>
          <draw:polygon draw:style-name="gr2" draw:text-style-name="P8" draw:layer="layout" svg:width="5.739cm" svg:height="1.773cm" svg:x="2.887cm" svg:y="2.943cm" svg:viewBox="0 0 5740 1774" draw:points="2870,1774 0,1774 0,0 5740,0 5740,1774">
            <text:p/>
          </draw:polygon>
          <draw:path draw:style-name="gr3" draw:text-style-name="P9" draw:layer="layout" svg:width="0.197cm" svg:height="0.844cm" svg:x="2.927cm" svg:y="3.536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9" draw:layer="layout" svg:width="0.224cm" svg:height="0.567cm" svg:x="3.198cm" svg:y="3.611cm" svg:viewBox="0 0 225 568" svg:d="M217 31c0-18-12-31-31-31-23 0-46 21-46 44 0 17 12 31 33 31 19 0 44-19 44-44zM152 349c11-25 11-27 19-50 8-17 11-28 11-44 0-38-27-69-71-69-78 0-111 121-111 129 0 9 8 9 10 9 9 0 9-2 13-15 23-81 58-106 86-106 8 0 22 0 22 27 0 20-6 37-10 44-6 24-44 121-58 158-9 21-19 50-19 67 0 40 29 69 69 69 81 0 112-123 112-130 0-8-8-8-10-8-10 0-10 2-13 15-16 54-45 106-87 106-15 0-21-10-21-29 0-21 6-33 25-84z">
            <text:p/>
          </draw:path>
          <draw:path draw:style-name="gr3" draw:text-style-name="P9" draw:layer="layout" svg:width="0.197cm" svg:height="0.844cm" svg:x="3.511cm" svg:y="3.536cm" svg:viewBox="0 0 198 845" svg:d="M198 422c0-65-10-167-56-263-52-103-125-159-134-159-4 0-8 4-8 8s0 5 15 21c85 82 133 217 133 393 0 144-31 294-136 400-12 11-12 13-12 15 0 6 4 8 8 8 9 0 86-58 136-166 44-92 54-186 54-257z">
            <text:p/>
          </draw:path>
          <draw:path draw:style-name="gr3" draw:text-style-name="P9" draw:layer="layout" svg:width="0.421cm" svg:height="0.383cm" svg:x="4.198cm" svg:y="3.22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2-86 112-113 112-33 0-46-27-46-56 0-19 6-36 15-75z">
            <text:p/>
          </draw:path>
          <draw:path draw:style-name="gr3" draw:text-style-name="P9" draw:layer="layout" svg:width="0.262cm" svg:height="0.392cm" svg:x="4.693cm" svg:y="2.90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9" draw:layer="layout" svg:width="0.861cm" svg:height="0.035cm" svg:x="4.173cm" svg:y="3.941cm" svg:viewBox="0 0 862 36" draw:points="432,36 0,36 0,0 862,0 862,36">
            <text:p/>
          </draw:polygon>
          <draw:path draw:style-name="gr3" draw:text-style-name="P9" draw:layer="layout" svg:width="0.387cm" svg:height="0.383cm" svg:x="4.225cm" svg:y="4.375cm" svg:viewBox="0 0 388 384" svg:d="M282 54c-15-31-40-54-79-54-97 0-203 125-203 248 0 80 46 136 113 136 18 0 60-4 110-63 7 34 36 63 76 63 31 0 50-19 64-46 13-31 25-83 25-85 0-7-8-7-10-7-9 0-9 2-11 15-16 54-31 104-66 104-23 0-25-21-25-39 0-19 2-25 12-63 10-35 10-44 17-75l31-119c6-25 6-25 6-29 0-15-10-23-23-23-21 0-35 19-37 37zM227 274c-4 16-4 16-18 31-36 46-71 60-94 60-42 0-55-46-55-79 0-42 26-148 48-186 24-50 63-81 97-81 56 0 68 69 68 75 0 4-2 10-4 13z">
            <text:p/>
          </draw:path>
          <draw:path draw:style-name="gr3" draw:text-style-name="P9" draw:layer="layout" svg:width="0.262cm" svg:height="0.392cm" svg:x="4.674cm" svg:y="4.112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9" draw:layer="layout" svg:width="0.561cm" svg:height="0.563cm" svg:x="5.369cm" svg:y="3.678cm" svg:viewBox="0 0 562 564" svg:d="M299 299h237c11 0 26 0 26-17s-15-17-26-17h-237v-236c0-14 0-29-17-29s-17 15-17 29v236h-236c-14 0-29 0-29 17s15 17 29 17h236v237c0 11 0 28 17 28s17-17 17-28z">
            <text:p/>
          </draw:path>
          <draw:path draw:style-name="gr3" draw:text-style-name="P9" draw:layer="layout" svg:width="0.391cm" svg:height="0.546cm" svg:x="6.291cm" svg:y="3.225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2 0 61-15 84-39-9 45-21 85-53 131-23 29-56 54-94 54-12 0-50-4-64-37 14 0 23 0 37-9 7-8 15-19 15-35 0-27-23-31-31-31-19 0-48 14-48 56s39 73 91 73c88 0 174-77 197-173z">
            <text:p/>
          </draw:path>
          <draw:path draw:style-name="gr3" draw:text-style-name="P9" draw:layer="layout" svg:width="0.262cm" svg:height="0.392cm" svg:x="6.747cm" svg:y="2.90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9" draw:layer="layout" svg:width="0.823cm" svg:height="0.035cm" svg:x="6.268cm" svg:y="3.941cm" svg:viewBox="0 0 824 36" draw:points="413,36 0,36 0,0 824,0 824,36">
            <text:p/>
          </draw:polygon>
          <draw:path draw:style-name="gr3" draw:text-style-name="P9" draw:layer="layout" svg:width="0.312cm" svg:height="0.596cm" svg:x="6.348cm" svg:y="4.162cm" svg:viewBox="0 0 313 597" svg:d="M163 10c0-2 0-10-11-10-20 0-81 8-104 8-6 2-15 2-15 17 0 11 7 11 19 11 42 0 44 6 44 14 0 6-8 34-13 52l-70 276c-9 42-13 56-13 87 0 78 44 132 108 132 99 0 205-127 205-248 0-78-46-136-113-136-39 0-75 25-100 52zM83 328c5-17 5-19 13-29 42-55 79-67 102-67 30 0 53 25 53 79 0 50-28 148-44 180-27 56-67 87-99 87-29 0-56-23-56-85 0-17 0-32 13-86z">
            <text:p/>
          </draw:path>
          <draw:path draw:style-name="gr3" draw:text-style-name="P9" draw:layer="layout" svg:width="0.262cm" svg:height="0.392cm" svg:x="6.707cm" svg:y="4.112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9" draw:layer="layout" svg:width="0.561cm" svg:height="0.199cm" svg:x="7.471cm" svg:y="3.861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9" draw:layer="layout" svg:width="0.279cm" svg:height="0.563cm" svg:x="8.391cm" svg:y="3.607cm" svg:viewBox="0 0 280 564" svg:d="M175 21c0-19 0-21-20-21-53 54-128 54-155 54v27c17 0 67 0 111-23v439c0 31-2 40-78 40h-27v27c29-4 103-4 136-4 35 0 108 0 138 4v-27h-27c-76 0-78-9-78-40z">
            <text:p/>
          </draw:path>
        </draw:g>
        <draw:g>
          <svg:title>TexMaths</svg:title>
          <svg:desc>24§display§(ii) \ y = A e^{5x} + Be^{ - 5x}§svg§600§FALSE§</svg:desc>
          <draw:polygon draw:style-name="gr2" draw:text-style-name="P8" draw:layer="layout" svg:width="8.103cm" svg:height="0.867cm" svg:x="15.887cm" svg:y="3.343cm" svg:viewBox="0 0 8104 868" draw:points="4051,868 0,868 0,0 8104,0 8104,868">
            <text:p/>
          </draw:polygon>
          <draw:path draw:style-name="gr3" draw:text-style-name="P9" draw:layer="layout" svg:width="0.197cm" svg:height="0.844cm" svg:x="15.927cm" svg:y="3.409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224cm" svg:height="0.568cm" svg:x="16.198cm" svg:y="3.484cm" svg:viewBox="0 0 225 569" svg:d="M217 31c0-18-12-31-31-31-23 0-46 21-46 44 0 17 12 31 33 31 19 0 44-19 44-44zM152 350c11-25 11-27 19-50 8-18 11-29 11-44 0-39-26-70-71-70-78 0-111 121-111 129 0 10 8 10 10 10 9 0 9-2 13-16 23-80 58-105 86-105 8 0 22 0 22 27 0 19-6 36-10 44-6 23-44 121-58 157-9 21-19 50-19 68 0 40 29 69 69 69 81 0 112-123 112-131s-8-8-10-8c-10 0-10 2-13 16-16 54-45 105-87 105-15 0-21-9-21-28 0-22 6-33 25-85z">
            <text:p/>
          </draw:path>
          <draw:path draw:style-name="gr3" draw:text-style-name="P9" draw:layer="layout" svg:width="0.224cm" svg:height="0.568cm" svg:x="16.488cm" svg:y="3.484cm" svg:viewBox="0 0 225 569" svg:d="M217 31c0-18-12-31-31-31-23 0-46 21-46 44 0 17 12 31 33 31 19 0 44-19 44-44zM152 350c11-25 11-27 19-50 8-18 11-29 11-44 0-39-26-70-71-70-78 0-111 121-111 129 0 10 8 10 10 10 9 0 9-2 13-16 23-80 58-105 86-105 8 0 22 0 22 27 0 19-6 36-10 44-6 23-44 121-58 157-9 21-19 50-19 68 0 40 29 69 69 69 81 0 112-123 112-131s-8-8-10-8c-10 0-10 2-13 16-16 54-45 105-87 105-15 0-21-9-21-28 0-22 6-33 25-85z">
            <text:p/>
          </draw:path>
          <draw:path draw:style-name="gr3" draw:text-style-name="P9" draw:layer="layout" svg:width="0.197cm" svg:height="0.844cm" svg:x="16.803cm" svg:y="3.409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391cm" svg:height="0.547cm" svg:x="17.388cm" svg:y="3.668cm" svg:viewBox="0 0 392 548" svg:d="M388 52c4-12 4-14 4-19 0-16-14-23-25-23-10 0-23 3-31 17-2 4-8 31-12 46-5 21-11 44-17 67l-38 154c-2 11-39 71-94 71-44 0-54-36-54-69 0-39 15-90 44-165 14-35 15-45 15-62 0-38-26-69-69-69-80 0-111 123-111 131 0 7 8 7 10 7 9 0 9-2 13-15 23-79 58-104 86-104 6 0 22 0 22 27 0 21-8 42-16 60-32 88-48 138-48 176 0 75 54 102 104 102 33 0 61-15 84-38-9 44-21 84-53 131-23 28-56 53-94 53-12 0-50-4-64-36 14 0 23 0 37-10 7-7 15-19 15-34 0-27-23-31-31-31-19 0-48 13-48 56 0 42 39 73 91 73 88 0 174-77 197-173z">
            <text:p/>
          </draw:path>
          <draw:path draw:style-name="gr3" draw:text-style-name="P9" draw:layer="layout" svg:width="0.562cm" svg:height="0.199cm" svg:x="18.089cm" svg:y="3.73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579cm" svg:height="0.606cm" svg:x="18.961cm" svg:y="3.437cm" svg:viewBox="0 0 580 607" svg:d="M121 509c-33 56-65 69-104 71-9 0-17 0-17 18 0 3 4 9 12 9 23 0 48-4 72-4 27 0 58 4 85 4 4 0 15 0 15-17 0-10-7-10-13-10-19-2-40-9-40-30 0-10 5-20 11-31l65-108h213c0 17 14 133 14 140 0 27-44 29-62 29-11 0-21 0-21 18 0 9 12 9 12 9 36 0 73-4 107-4 21 0 73 4 94 4 6 0 16 0 16-17 0-10-8-10-19-10-52 0-52-6-54-30l-52-529c-2-17-2-21-17-21-14 0-18 6-21 13zM223 384l167-278 27 278z">
            <text:p/>
          </draw:path>
          <draw:path draw:style-name="gr3" draw:text-style-name="P9" draw:layer="layout" svg:width="0.325cm" svg:height="0.383cm" svg:x="19.602cm" svg:y="3.668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9" draw:layer="layout" svg:width="0.262cm" svg:height="0.404cm" svg:x="19.994cm" svg:y="3.301cm" svg:viewBox="0 0 263 405" svg:d="M56 63c28 8 48 8 57 8 77 0 125-54 125-63 0-6-6-8-8-8s-2 0-5 2c-14 6-45 17-89 17-17 0-48-2-88-15-6-4-6-4-8-4-7 0-7 6-7 15v175c0 12 0 18 9 18 6 0 6 0 14-8 25-33 61-37 82-37 35 0 52 27 54 33 12 19 13 42 13 77 0 17 0 52-17 79-15 21-40 34-69 34-38 0-79-21-94-59 23 2 35-14 35-29 0-25-22-31-29-31-2 0-31 0-31 33 0 54 48 105 121 105 75 0 142-55 142-130 0-67-52-129-125-129-27 0-57 6-82 29z">
            <text:p/>
          </draw:path>
          <draw:path draw:style-name="gr3" draw:text-style-name="P9" draw:layer="layout" svg:width="0.318cm" svg:height="0.268cm" svg:x="20.322cm" svg:y="3.434cm" svg:viewBox="0 0 319 269" svg:d="M119 200c-6 19-25 52-56 52-2 0-19 0-32-8 25-8 27-29 27-33 0-13-10-23-23-23-18 0-35 16-35 37 0 31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9" draw:layer="layout" svg:width="0.562cm" svg:height="0.564cm" svg:x="20.952cm" svg:y="3.549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9" draw:layer="layout" svg:width="0.604cm" svg:height="0.577cm" svg:x="21.785cm" svg:y="3.466cm" svg:viewBox="0 0 605 578" svg:d="M100 513c-8 33-10 38-77 38-15 0-23 0-23 18 0 9 8 9 23 9h301c135 0 235-100 235-182 0-62-50-110-131-119 87-18 177-79 177-160 0-63-56-117-158-117h-284c-17 0-25 0-25 17 0 10 8 10 23 10 2 0 18 0 33 2 15 0 23 2 23 13 0 2-2 6-4 16zM228 269l52-211c8-29 10-31 46-31h110c73 0 92 50 92 86 0 75-73 156-177 156zM190 551c-11 0-13 0-19 0-8 0-12-1-12-7 0-4 0-6 6-21l58-237h159c81 0 98 64 98 100 0 85-75 165-175 165z">
            <text:p/>
          </draw:path>
          <draw:path draw:style-name="gr3" draw:text-style-name="P9" draw:layer="layout" svg:width="0.325cm" svg:height="0.383cm" svg:x="22.47cm" svg:y="3.668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9" draw:layer="layout" svg:width="0.4cm" svg:height="0.03cm" svg:x="22.887cm" svg:y="3.532cm" svg:viewBox="0 0 401 31" svg:d="M378 31c8 0 23 0 23-16 0-15-13-15-23-15h-355c-10 0-23 0-23 15 0 16 13 16 23 16z">
            <text:p/>
          </draw:path>
          <draw:path draw:style-name="gr3" draw:text-style-name="P9" draw:layer="layout" svg:width="0.262cm" svg:height="0.404cm" svg:x="23.388cm" svg:y="3.301cm" svg:viewBox="0 0 263 405" svg:d="M54 63c30 8 50 8 59 8 77 0 125-54 125-63 0-6-6-8-8-8s-2 0-5 2c-14 6-45 17-89 17-17 0-48-2-88-15-6-4-6-4-8-4-7 0-7 6-7 15v175c0 12 0 18 9 18 6 0 6 0 12-8 27-33 63-37 84-37 35 0 52 27 54 33 12 19 13 42 13 77 0 17 0 52-17 79-15 21-40 34-69 34-38 0-79-21-94-59 23 2 35-14 35-29 0-25-22-31-29-31-2 0-31 0-31 33 0 54 48 105 121 105 75 0 142-55 142-130 0-67-52-129-125-129-27 0-57 6-84 29z">
            <text:p/>
          </draw:path>
          <draw:path draw:style-name="gr3" draw:text-style-name="P9" draw:layer="layout" svg:width="0.318cm" svg:height="0.268cm" svg:x="23.714cm" svg:y="3.434cm" svg:viewBox="0 0 319 269" svg:d="M119 200c-6 19-25 52-56 52-2 0-19 0-32-8 25-8 27-29 27-33 0-13-10-23-23-23-18 0-35 16-35 37 0 31 33 44 63 44 27 0 50-17 66-42 15 30 48 42 71 42 69 0 103-75 103-92 0-8-7-8-7-8-10 0-10 4-12 12-13 40-48 71-82 71-23 0-37-16-37-39 0-15 15-69 31-136 13-46 40-60 59-60 0 0 20 0 31 8-17 6-25 21-25 33 0 13 10 23 23 23 14 0 35-12 35-37 0-34-39-44-64-44-28 0-51 19-65 42-11-25-38-42-71-42-67 0-106 73-106 90 0 8 8 8 10 8 8 0 10-2 12-10 15-46 53-71 82-71 19 0 35 10 35 39 0 11-6 42-12 61z">
            <text:p/>
          </draw:path>
        </draw:g>
        <draw:g>
          <svg:title>TexMaths</svg:title>
          <svg:desc>24§display§(iii) \ y = A \cos ( \log x ) + B \sin ( \log x )§svg§600§FALSE§</svg:desc>
          <draw:polygon draw:style-name="gr2" draw:text-style-name="P8" draw:layer="layout" svg:width="12.739cm" svg:height="0.759cm" svg:x="2.391cm" svg:y="5.445cm" svg:viewBox="0 0 12740 760" draw:points="6369,760 0,760 0,0 12740,0 12740,760">
            <text:p/>
          </draw:polygon>
          <draw:path draw:style-name="gr3" draw:text-style-name="P9" draw:layer="layout" svg:width="0.197cm" svg:height="0.844cm" svg:x="2.431cm" svg:y="5.40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224cm" svg:height="0.567cm" svg:x="2.702cm" svg:y="5.478cm" svg:viewBox="0 0 225 568" svg:d="M217 31c0-18-12-31-31-31-23 0-46 21-46 44 0 17 12 31 33 31 19 0 44-19 44-44zM152 350c11-25 11-27 19-50 8-18 11-29 11-45 0-38-26-69-71-69-78 0-111 121-111 129 0 10 8 10 10 10 9 0 9-2 13-16 23-80 58-105 86-105 8 0 22 0 22 26 0 20-6 37-10 45-6 23-44 121-58 157-9 21-19 50-19 67 0 41 29 69 69 69 81 0 112-122 112-130s-8-8-10-8c-10 0-10 2-13 16-16 53-45 105-87 105-15 0-21-9-21-29 0-21 6-32 25-84z">
            <text:p/>
          </draw:path>
          <draw:path draw:style-name="gr3" draw:text-style-name="P9" draw:layer="layout" svg:width="0.224cm" svg:height="0.567cm" svg:x="2.992cm" svg:y="5.478cm" svg:viewBox="0 0 225 568" svg:d="M217 31c0-18-12-31-31-31-23 0-46 21-46 44 0 17 12 31 33 31 19 0 44-19 44-44zM152 350c11-25 11-27 19-50 8-18 11-29 11-45 0-38-26-69-71-69-78 0-111 121-111 129 0 10 8 10 10 10 9 0 9-2 13-16 23-80 58-105 86-105 8 0 22 0 22 26 0 20-6 37-10 45-6 23-44 121-58 157-9 21-19 50-19 67 0 41 29 69 69 69 81 0 112-122 112-130s-8-8-10-8c-10 0-10 2-13 16-16 53-45 105-87 105-15 0-21-9-21-29 0-21 6-32 25-84z">
            <text:p/>
          </draw:path>
          <draw:path draw:style-name="gr3" draw:text-style-name="P9" draw:layer="layout" svg:width="0.224cm" svg:height="0.567cm" svg:x="3.282cm" svg:y="5.478cm" svg:viewBox="0 0 225 568" svg:d="M217 31c0-18-12-31-31-31-23 0-46 21-46 44 0 17 12 31 33 31 19 0 44-19 44-44zM152 350c11-25 11-27 19-50 8-18 11-29 11-45 0-38-26-69-71-69-78 0-111 121-111 129 0 10 8 10 10 10 9 0 9-2 13-16 23-80 58-105 86-105 8 0 22 0 22 26 0 20-6 37-10 45-6 23-44 121-58 157-9 21-19 50-19 67 0 41 29 69 69 69 81 0 112-122 112-130s-8-8-10-8c-10 0-10 2-13 16-16 53-45 105-87 105-15 0-21-9-21-29 0-21 6-32 25-84z">
            <text:p/>
          </draw:path>
          <draw:path draw:style-name="gr3" draw:text-style-name="P9" draw:layer="layout" svg:width="0.197cm" svg:height="0.844cm" svg:x="3.597cm" svg:y="5.40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391cm" svg:height="0.546cm" svg:x="4.182cm" svg:y="5.662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6 14 0 23 0 37-10 7-8 15-19 15-35 0-26-23-30-31-30-19 0-48 13-48 55 0 43 39 73 91 73 88 0 174-76 197-173z">
            <text:p/>
          </draw:path>
          <draw:path draw:style-name="gr3" draw:text-style-name="P9" draw:layer="layout" svg:width="0.562cm" svg:height="0.199cm" svg:x="4.883cm" svg:y="5.72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579cm" svg:height="0.606cm" svg:x="5.757cm" svg:y="5.432cm" svg:viewBox="0 0 580 607" svg:d="M121 509c-33 56-65 69-104 71-9 0-17 0-17 17 0 4 4 10 12 10 23 0 48-4 72-4 27 0 58 4 85 4 4 0 15 0 15-17 0-10-7-10-13-10-19-2-40-10-40-31 0-9 5-19 11-30l65-108h213c0 17 14 132 14 140 0 27-44 29-62 29-11 0-21 0-21 17 0 10 12 10 14 10 34 0 71-4 105-4 22 0 73 4 95 4 5 0 15 0 15-17 0-10-8-10-19-10-52 0-52-6-54-31l-52-528c-2-17-2-21-17-21-14 0-18 6-21 13zM223 384l167-278 27 278z">
            <text:p/>
          </draw:path>
          <draw:path draw:style-name="gr3" draw:text-style-name="P9" draw:layer="layout" svg:width="0.322cm" svg:height="0.389cm" svg:x="6.529cm" svg:y="5.65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6.897cm" svg:y="5.65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7.324cm" svg:y="5.65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97cm" svg:height="0.844cm" svg:x="7.713cm" svg:y="5.40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189cm" svg:height="0.587cm" svg:x="7.984cm" svg:y="5.451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8.215cm" svg:y="5.65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387cm" svg:height="0.558cm" svg:x="8.637cm" svg:y="5.653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9" draw:layer="layout" svg:width="0.421cm" svg:height="0.383cm" svg:x="9.211cm" svg:y="5.66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9" draw:layer="layout" svg:width="0.197cm" svg:height="0.844cm" svg:x="9.718cm" svg:y="5.40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562cm" svg:height="0.564cm" svg:x="10.233cm" svg:y="5.54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604cm" svg:height="0.577cm" svg:x="11.064cm" svg:y="5.459cm" svg:viewBox="0 0 605 578" svg:d="M100 513c-8 32-10 38-77 38-15 0-23 0-23 17 0 10 8 10 23 10h301c135 0 235-100 235-182 0-62-50-110-131-119 87-18 177-79 177-160 0-63-56-117-158-117h-284c-17 0-25 0-25 17 0 10 8 10 23 10 2 0 18 0 33 2 15 0 23 2 23 13 0 2-2 6-4 16zM228 269l52-211c8-29 10-31 46-31h110c73 0 92 50 92 86 0 75-73 156-177 156zM190 551c-11 0-13 0-19 0-8 0-12-2-12-8 0-3 0-5 6-21l58-236h159c81 0 98 64 98 100 0 85-75 165-175 165z">
            <text:p/>
          </draw:path>
          <draw:path draw:style-name="gr3" draw:text-style-name="P9" draw:layer="layout" svg:width="0.277cm" svg:height="0.389cm" svg:x="11.878cm" svg:y="5.65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2.212cm" svg:y="5.47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2.445cm" svg:y="5.66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197cm" svg:height="0.844cm" svg:x="12.971cm" svg:y="5.40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189cm" svg:height="0.587cm" svg:x="13.243cm" svg:y="5.451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13.474cm" svg:y="5.65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387cm" svg:height="0.558cm" svg:x="13.894cm" svg:y="5.653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9" draw:layer="layout" svg:width="0.421cm" svg:height="0.383cm" svg:x="14.47cm" svg:y="5.66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9" draw:layer="layout" svg:width="0.197cm" svg:height="0.844cm" svg:x="14.975cm" svg:y="5.4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4§display§(iv) \ y = c_1 e^{2x} + c_2 e^{5x}§svg§600§FALSE§</svg:desc>
          <draw:polygon draw:style-name="gr2" draw:text-style-name="P8" draw:layer="layout" svg:width="7.897cm" svg:height="0.867cm" svg:x="15.791cm" svg:y="5.342cm" svg:viewBox="0 0 7898 868" draw:points="3950,868 0,868 0,0 7898,0 7898,868">
            <text:p/>
          </draw:polygon>
          <draw:path draw:style-name="gr3" draw:text-style-name="P9" draw:layer="layout" svg:width="0.197cm" svg:height="0.844cm" svg:x="15.831cm" svg:y="5.408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224cm" svg:height="0.568cm" svg:x="16.102cm" svg:y="5.483cm" svg:viewBox="0 0 225 569" svg:d="M217 31c0-18-12-31-31-31-23 0-46 21-46 44 0 17 12 31 33 31 19 0 44-19 44-44zM152 350c11-25 11-27 19-50 8-18 11-29 11-44 0-39-26-70-71-70-78 0-111 121-111 129 0 10 8 10 10 10 9 0 9-2 13-16 23-80 58-105 86-105 8 0 22 0 22 27 0 19-6 36-10 44-6 23-44 121-58 157-9 21-19 50-19 68 0 40 29 69 69 69 81 0 112-123 112-131s-8-8-10-8c-10 0-10 2-13 16-16 54-45 105-87 105-15 0-21-9-21-28 0-22 6-33 25-85z">
            <text:p/>
          </draw:path>
          <draw:path draw:style-name="gr3" draw:text-style-name="P9" draw:layer="layout" svg:width="0.372cm" svg:height="0.383cm" svg:x="16.392cm" svg:y="5.667cm" svg:viewBox="0 0 373 384" svg:d="M373 60c0-47-24-60-39-60-21 0-40 21-40 40 0 12 4 18 13 25 18 18 29 41 29 71 0 35-52 229-152 229-42 0-61-29-61-73 0-48 23-109 48-181 6-13 11-25 11-42 0-38-28-69-71-69-78 0-111 123-111 131 0 7 8 7 10 7 9 0 9 0 13-15 25-85 61-104 86-104 8 0 22 0 22 27 0 21-8 44-14 60-38 98-50 136-50 173 0 92 75 105 115 105 143 0 191-280 191-324z">
            <text:p/>
          </draw:path>
          <draw:path draw:style-name="gr3" draw:text-style-name="P9" draw:layer="layout" svg:width="0.197cm" svg:height="0.844cm" svg:x="16.855cm" svg:y="5.408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391cm" svg:height="0.547cm" svg:x="17.44cm" svg:y="5.667cm" svg:viewBox="0 0 392 548" svg:d="M388 52c4-12 4-14 4-19 0-16-14-23-25-23-10 0-23 3-31 17-2 4-8 31-11 46-6 21-12 44-18 67l-38 154c-2 11-39 71-94 71-44 0-54-36-54-69 0-39 15-90 44-165 14-35 16-45 16-62 0-38-27-69-70-69-80 0-111 123-111 131 0 7 8 7 10 7 9 0 9-2 13-15 23-79 58-104 86-104 6 0 22 0 22 27 0 21-8 42-16 60-32 88-48 138-48 176 0 75 54 102 104 102 33 0 61-15 84-38-9 44-21 84-53 131-23 28-56 53-94 53-12 0-50-4-64-36 14 0 23 0 37-10 7-7 15-19 15-34 0-27-23-31-31-31-19 0-48 13-48 56 0 42 39 73 91 73 88 0 174-77 197-173z">
            <text:p/>
          </draw:path>
          <draw:path draw:style-name="gr3" draw:text-style-name="P9" draw:layer="layout" svg:width="0.562cm" svg:height="0.199cm" svg:x="18.141cm" svg:y="5.7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329cm" svg:height="0.383cm" svg:x="19.019cm" svg:y="5.667cm" svg:viewBox="0 0 330 384" svg:d="M301 52c-13 0-24 0-38 13-13 12-15 27-15 33 0 19 15 29 32 29 25 0 48-19 48-54 0-42-40-73-101-73-114 0-227 121-227 240 0 77 50 144 138 144 121 0 192-90 192-100 0-5-5-11-9-11-6 0-8 2-12 9-67 83-159 83-171 83-52 0-75-40-75-92 0-35 18-117 46-169 25-48 73-85 120-85 28 0 61 10 72 33z">
            <text:p/>
          </draw:path>
          <draw:path draw:style-name="gr3" draw:text-style-name="P9" draw:layer="layout" svg:width="0.216cm" svg:height="0.393cm" svg:x="19.414cm" svg:y="5.775cm" svg:viewBox="0 0 217 394" svg:d="M134 17c0-17-2-17-17-17-38 37-92 38-117 38v22c13 0 54 0 86-18v304c0 19 0 27-59 27h-23v21c11 0 84-2 105-2 20 0 95 2 108 2v-21h-23c-60 0-60-8-60-27z">
            <text:p/>
          </draw:path>
          <draw:path draw:style-name="gr3" draw:text-style-name="P9" draw:layer="layout" svg:width="0.325cm" svg:height="0.383cm" svg:x="19.768cm" svg:y="5.667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9" draw:layer="layout" svg:width="0.262cm" svg:height="0.393cm" svg:x="20.158cm" svg:y="5.3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9" draw:layer="layout" svg:width="0.318cm" svg:height="0.268cm" svg:x="20.486cm" svg:y="5.433cm" svg:viewBox="0 0 319 269" svg:d="M119 200c-6 19-25 52-56 52-2 0-19 0-32-8 25-8 27-29 27-33 0-13-10-23-23-23-18 0-35 16-35 37 0 31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9" draw:layer="layout" svg:width="0.562cm" svg:height="0.564cm" svg:x="21.116cm" svg:y="5.548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9" draw:layer="layout" svg:width="0.329cm" svg:height="0.383cm" svg:x="21.947cm" svg:y="5.667cm" svg:viewBox="0 0 330 384" svg:d="M301 52c-13 0-24 0-38 13-13 12-15 27-15 33 0 19 15 29 32 29 25 0 48-19 48-54 0-42-40-73-101-73-114 0-227 121-227 240 0 77 50 144 138 144 121 0 192-90 192-100 0-5-5-11-9-11-6 0-8 2-12 9-67 83-159 83-171 83-52 0-75-40-75-92 0-35 18-117 46-169 25-48 73-85 120-85 28 0 61 10 72 33z">
            <text:p/>
          </draw:path>
          <draw:path draw:style-name="gr3" draw:text-style-name="P9" draw:layer="layout" svg:width="0.262cm" svg:height="0.393cm" svg:x="22.316cm" svg:y="5.775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9" draw:layer="layout" svg:width="0.325cm" svg:height="0.383cm" svg:x="22.696cm" svg:y="5.667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9" draw:layer="layout" svg:width="0.262cm" svg:height="0.404cm" svg:x="23.086cm" svg:y="5.3cm" svg:viewBox="0 0 263 405" svg:d="M56 63c28 8 48 8 57 8 77 0 125-54 125-63 0-6-6-8-8-8-1 0-1 0-5 2-14 6-44 17-89 17-17 0-48-2-88-15-6-4-6-4-8-4-7 0-7 6-7 15v175c0 12 0 18 9 18 6 0 6 0 14-8 25-33 61-37 82-37 35 0 52 27 54 33 12 19 13 42 13 77 0 17 0 52-17 79-15 21-40 34-69 34-38 0-79-21-94-59 23 2 35-14 35-29 0-25-22-31-29-31-2 0-31 0-31 33 0 54 48 105 121 105 75 0 142-55 142-130 0-67-52-129-125-129-27 0-57 6-82 29z">
            <text:p/>
          </draw:path>
          <draw:path draw:style-name="gr3" draw:text-style-name="P9" draw:layer="layout" svg:width="0.318cm" svg:height="0.268cm" svg:x="23.414cm" svg:y="5.433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</draw:g>
        <draw:g>
          <svg:title>TexMaths</svg:title>
          <svg:desc>24§display§(v) \ y = e^{ -2x} (A \cos x + B \sin x)§svg§600§FALSE§</svg:desc>
          <draw:polygon draw:style-name="gr2" draw:text-style-name="P8" draw:layer="layout" svg:width="11.151cm" svg:height="0.867cm" svg:x="2.695cm" svg:y="7.044cm" svg:viewBox="0 0 11152 868" draw:points="5576,868 0,868 0,0 11152,0 11152,868">
            <text:p/>
          </draw:polygon>
          <draw:path draw:style-name="gr3" draw:text-style-name="P9" draw:layer="layout" svg:width="0.197cm" svg:height="0.844cm" svg:x="2.735cm" svg:y="7.11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371cm" svg:height="0.383cm" svg:x="3.006cm" svg:y="7.369cm" svg:viewBox="0 0 372 384" svg:d="M372 60c0-47-23-60-38-60-21 0-40 21-40 40 0 12 4 18 13 25 17 18 29 41 29 71 0 35-52 229-152 229-42 0-61-29-61-73 0-48 23-109 48-181 6-13 11-25 11-42 0-38-28-69-71-69-78 0-111 123-111 131 0 7 8 7 10 7 9 0 9 0 13-15 25-85 61-104 86-104 8 0 22 0 22 27 0 21-8 44-14 60-38 98-50 136-50 173 0 92 75 105 115 105 142 0 190-280 190-324z">
            <text:p/>
          </draw:path>
          <draw:path draw:style-name="gr3" draw:text-style-name="P9" draw:layer="layout" svg:width="0.197cm" svg:height="0.844cm" svg:x="3.469cm" svg:y="7.11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391cm" svg:height="0.547cm" svg:x="4.054cm" svg:y="7.369cm" svg:viewBox="0 0 392 548" svg:d="M388 52c4-12 4-14 4-19 0-16-14-23-25-23-10 0-23 3-31 17-2 4-8 31-12 46-5 21-11 44-17 67l-38 154c-2 11-39 71-94 71-44 0-54-36-54-69 0-39 15-90 44-165 14-35 15-45 15-62 0-38-26-69-69-69-80 0-111 123-111 131 0 7 8 7 10 7 9 0 9-2 13-15 23-79 58-104 86-104 6 0 22 0 22 27 0 21-8 42-16 60-32 88-48 138-48 176 0 75 54 102 104 102 33 0 61-15 84-38-9 44-21 84-53 131-23 28-56 53-94 53-12 0-50-4-64-36 14 0 23 0 37-10 7-7 15-19 15-34 0-27-23-31-31-31-19 0-48 13-48 56 0 42 39 73 91 73 88 0 174-77 197-173z">
            <text:p/>
          </draw:path>
          <draw:path draw:style-name="gr3" draw:text-style-name="P9" draw:layer="layout" svg:width="0.562cm" svg:height="0.199cm" svg:x="4.755cm" svg:y="7.432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325cm" svg:height="0.383cm" svg:x="5.637cm" svg:y="7.369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9" draw:layer="layout" svg:width="0.4cm" svg:height="0.03cm" svg:x="6.055cm" svg:y="7.233cm" svg:viewBox="0 0 401 31" svg:d="M378 31c8 0 23 0 23-16 0-15-13-15-23-15h-355c-10 0-23 0-23 15 0 16 13 16 23 16z">
            <text:p/>
          </draw:path>
          <draw:path draw:style-name="gr3" draw:text-style-name="P9" draw:layer="layout" svg:width="0.262cm" svg:height="0.393cm" svg:x="6.554cm" svg:y="7.002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9" draw:layer="layout" svg:width="0.318cm" svg:height="0.268cm" svg:x="6.883cm" svg:y="7.135cm" svg:viewBox="0 0 319 269" svg:d="M119 200c-6 19-25 52-56 52-2 0-19 0-32-8 25-8 27-29 27-33 0-13-10-23-23-23-18 0-35 16-35 37 0 31 33 44 63 44 27 0 50-17 66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  <draw:path draw:style-name="gr3" draw:text-style-name="P9" draw:layer="layout" svg:width="0.197cm" svg:height="0.844cm" svg:x="7.363cm" svg:y="7.11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579cm" svg:height="0.606cm" svg:x="7.635cm" svg:y="7.138cm" svg:viewBox="0 0 580 607" svg:d="M121 509c-33 56-65 69-104 71-9 0-17 0-17 18 0 3 4 9 12 9 23 0 48-4 72-4 27 0 58 4 85 4 4 0 15 0 15-17 0-10-7-10-13-10-19-2-40-9-40-30 0-10 5-20 11-31l65-108h213c0 17 14 133 14 140 0 27-44 29-62 29-11 0-21 0-21 18 0 9 12 9 14 9 34 0 71-4 105-4 22 0 73 4 95 4 5 0 15 0 15-17 0-10-8-10-19-10-52 0-52-6-54-30l-52-529c-2-17-2-21-17-21-14 0-18 6-21 13zM223 384l167-278 27 278z">
            <text:p/>
          </draw:path>
          <draw:path draw:style-name="gr3" draw:text-style-name="P9" draw:layer="layout" svg:width="0.322cm" svg:height="0.389cm" svg:x="8.409cm" svg:y="7.365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9" draw:layer="layout" svg:width="0.375cm" svg:height="0.389cm" svg:x="8.778cm" svg:y="7.365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9" draw:layer="layout" svg:width="0.277cm" svg:height="0.389cm" svg:x="9.204cm" svg:y="7.365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421cm" svg:height="0.383cm" svg:x="9.674cm" svg:y="7.369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9" draw:layer="layout" svg:width="0.562cm" svg:height="0.564cm" svg:x="10.368cm" svg:y="7.25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9" draw:layer="layout" svg:width="0.604cm" svg:height="0.577cm" svg:x="11.199cm" svg:y="7.167cm" svg:viewBox="0 0 605 578" svg:d="M100 513c-8 33-10 38-77 38-15 0-23 0-23 18 0 9 8 9 23 9h301c135 0 235-100 235-182 0-62-50-110-131-119 87-18 177-79 177-160 0-63-56-117-158-117h-284c-17 0-25 0-25 17 0 10 8 10 23 10 2 0 18 0 33 2 15 0 23 2 23 13 0 2-2 6-4 16zM228 269l52-211c8-29 10-31 46-31h110c73 0 92 50 92 86 0 75-73 156-177 156zM190 551c-11 0-13 0-19 0-8 0-12-1-12-7 0-4 0-6 6-21l58-237h159c83 0 98 64 98 100 0 85-75 165-175 165z">
            <text:p/>
          </draw:path>
          <draw:path draw:style-name="gr3" draw:text-style-name="P9" draw:layer="layout" svg:width="0.277cm" svg:height="0.389cm" svg:x="12.013cm" svg:y="7.365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181cm" svg:height="0.566cm" svg:x="12.347cm" svg:y="7.17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4cm" svg:x="12.58cm" svg:y="7.36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421cm" svg:height="0.383cm" svg:x="13.186cm" svg:y="7.369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9" draw:layer="layout" svg:width="0.197cm" svg:height="0.844cm" svg:x="13.691cm" svg:y="7.11cm" svg:viewBox="0 0 198 845" svg:d="M198 423c0-66-10-167-56-264-52-103-125-159-134-159-4 0-8 4-8 8s0 5 15 21c85 82 133 217 133 394 0 144-31 294-136 399-12 12-12 14-12 16 0 5 4 7 8 7 9 0 86-57 136-165 44-92 54-186 54-257z">
            <text:p/>
          </draw:path>
        </draw:g>
        <draw:g>
          <svg:title>TexMaths</svg:title>
          <svg:desc>24§display§(vi) \ ( y - a)^2 = 4 (x - b)§svg§600§FALSE§</svg:desc>
          <draw:polygon draw:style-name="gr2" draw:text-style-name="P8" draw:layer="layout" svg:width="8.532cm" svg:height="0.867cm" svg:x="15.695cm" svg:y="6.945cm" svg:viewBox="0 0 8533 868" draw:points="4266,868 0,868 0,0 8533,0 8533,868">
            <text:p/>
          </draw:polygon>
          <draw:path draw:style-name="gr3" draw:text-style-name="P9" draw:layer="layout" svg:width="0.197cm" svg:height="0.844cm" svg:x="15.735cm" svg:y="7.011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371cm" svg:height="0.383cm" svg:x="16.006cm" svg:y="7.27cm" svg:viewBox="0 0 372 384" svg:d="M372 60c0-47-23-60-38-60-21 0-40 21-40 40 0 12 4 18 13 25 17 18 29 41 29 71 0 35-52 229-152 229-42 0-61-29-61-73 0-48 23-109 48-181 6-13 11-25 11-42 0-38-28-69-71-69-78 0-111 123-111 131 0 7 8 7 10 7 9 0 9 0 13-15 25-85 61-104 86-104 8 0 22 0 22 27 0 21-8 44-14 60-38 98-50 136-50 173 0 92 75 105 115 105 142 0 190-280 190-324z">
            <text:p/>
          </draw:path>
          <draw:path draw:style-name="gr3" draw:text-style-name="P9" draw:layer="layout" svg:width="0.224cm" svg:height="0.568cm" svg:x="16.444cm" svg:y="7.086cm" svg:viewBox="0 0 225 569" svg:d="M217 31c0-18-12-31-31-31-23 0-46 21-46 44 0 17 12 31 33 31 19 0 44-19 44-44zM152 350c11-25 11-27 19-50 8-18 11-29 11-44 0-39-26-70-71-70-78 0-111 121-111 129 0 10 8 10 10 10 9 0 9-2 13-16 23-80 58-105 86-105 8 0 22 0 22 27 0 19-6 36-10 44-6 23-44 121-58 157-9 21-19 50-19 68 0 40 29 69 69 69 81 0 112-123 112-131s-8-8-10-8c-10 0-10 2-13 16-16 54-45 105-87 105-15 0-21-9-21-28 0-22 6-33 25-85z">
            <text:p/>
          </draw:path>
          <draw:path draw:style-name="gr3" draw:text-style-name="P9" draw:layer="layout" svg:width="0.197cm" svg:height="0.844cm" svg:x="16.759cm" svg:y="7.011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197cm" svg:height="0.844cm" svg:x="17.404cm" svg:y="7.011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391cm" svg:height="0.547cm" svg:x="17.673cm" svg:y="7.27cm" svg:viewBox="0 0 392 548" svg:d="M388 52c4-12 4-14 4-19 0-16-14-23-25-23-10 0-23 3-31 17-2 4-8 31-12 46-5 21-11 44-17 67l-38 154c-2 11-39 71-96 71-42 0-52-36-52-69 0-39 15-90 44-165 14-35 15-45 15-62 0-38-26-69-69-69-80 0-111 123-111 131 0 7 8 7 10 7 9 0 9-2 13-15 23-79 58-104 86-104 6 0 22 0 22 27 0 21-8 42-16 60-32 88-48 138-48 176 0 75 54 102 104 102 33 0 61-15 84-38-9 44-21 84-53 131-23 28-56 53-94 53-12 0-50-4-64-36 14 0 23 0 37-10 7-7 15-19 15-34 0-27-23-31-31-31-19 0-48 13-48 56 0 42 39 73 91 73 88 0 174-77 197-173z">
            <text:p/>
          </draw:path>
          <draw:path draw:style-name="gr3" draw:text-style-name="P9" draw:layer="layout" svg:width="0.515cm" svg:height="0.036cm" svg:x="18.349cm" svg:y="7.416cm" svg:viewBox="0 0 516 37" svg:d="M488 37c13 0 28 0 28-20 0-17-15-17-28-17h-459c-14 0-29 0-29 17 0 20 15 20 29 20z">
            <text:p/>
          </draw:path>
          <draw:path draw:style-name="gr3" draw:text-style-name="P9" draw:layer="layout" svg:width="0.387cm" svg:height="0.383cm" svg:x="19.157cm" svg:y="7.27cm" svg:viewBox="0 0 388 384" svg:d="M282 54c-15-31-40-54-78-54-98 0-204 125-204 248 0 81 46 136 113 136 18 0 60-4 110-63 7 34 36 63 77 63 30 0 49-19 63-46 13-31 25-82 25-84 0-8-8-8-10-8-7 0-9 2-11 15-16 54-31 104-66 104-23 0-25-21-25-38 0-20 2-25 12-64 10-34 10-44 17-75l31-119c6-25 6-25 6-29 0-15-10-23-23-23-21 0-35 20-37 37zM227 275c-4 15-4 15-16 30-38 47-73 60-96 60-42 0-55-46-55-79 0-42 26-148 48-186 24-50 63-81 97-81 56 0 68 69 68 75 0 4-2 10-4 14z">
            <text:p/>
          </draw:path>
          <draw:path draw:style-name="gr3" draw:text-style-name="P9" draw:layer="layout" svg:width="0.197cm" svg:height="0.844cm" svg:x="19.616cm" svg:y="7.011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262cm" svg:height="0.393cm" svg:x="19.934cm" svg:y="6.903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9" draw:layer="layout" svg:width="0.562cm" svg:height="0.199cm" svg:x="20.557cm" svg:y="7.33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375cm" svg:height="0.572cm" svg:x="21.423cm" svg:y="7.072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9" draw:layer="layout" svg:width="0.197cm" svg:height="0.844cm" svg:x="21.904cm" svg:y="7.011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421cm" svg:height="0.383cm" svg:x="22.173cm" svg:y="7.27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9" draw:layer="layout" svg:width="0.515cm" svg:height="0.036cm" svg:x="22.889cm" svg:y="7.416cm" svg:viewBox="0 0 516 37" svg:d="M488 37c13 0 28 0 28-20 0-17-15-17-28-17h-459c-14 0-29 0-29 17 0 20 15 20 29 20z">
            <text:p/>
          </draw:path>
          <draw:path draw:style-name="gr3" draw:text-style-name="P9" draw:layer="layout" svg:width="0.312cm" svg:height="0.597cm" svg:x="23.702cm" svg:y="7.059cm" svg:viewBox="0 0 313 598" svg:d="M163 10c0-2 0-10-11-10-20 0-81 8-104 8-6 2-15 2-15 17 0 12 7 12 19 12 42 0 44 5 44 13 0 6-8 35-13 52l-70 277c-9 42-13 55-13 86 0 79 44 133 108 133 99 0 205-127 205-248 0-79-46-137-113-137-39 0-75 25-100 52zM83 329c5-18 5-20 13-29 42-56 81-68 102-68 30 0 54 25 54 79 0 50-29 148-45 181-27 56-67 86-99 86-29 0-56-23-56-84 0-18 0-33 13-87z">
            <text:p/>
          </draw:path>
          <draw:path draw:style-name="gr3" draw:text-style-name="P9" draw:layer="layout" svg:width="0.197cm" svg:height="0.844cm" svg:x="24.072cm" svg:y="7.011cm" svg:viewBox="0 0 198 845" svg:d="M198 423c0-66-10-167-56-264-52-103-125-159-134-159-4 0-8 4-8 8s0 5 15 21c85 82 133 217 133 394 0 144-31 294-136 399-12 12-12 14-12 16 0 5 4 7 8 7 9 0 86-57 136-165 44-92 54-186 54-257z">
            <text:p/>
          </draw:path>
        </draw:g>
        <draw:g>
          <svg:title>TexMaths</svg:title>
          <svg:desc>24§display§(vii) \  c_1 x^3 + c_2 y^2 = 5§svg§600§FALSE§</svg:desc>
          <draw:polygon draw:style-name="gr2" draw:text-style-name="P8" draw:layer="layout" svg:width="7.577cm" svg:height="0.867cm" svg:x="2.297cm" svg:y="8.447cm" svg:viewBox="0 0 7578 868" draw:points="3790,868 0,868 0,0 7578,0 7578,868">
            <text:p/>
          </draw:polygon>
          <draw:path draw:style-name="gr3" draw:text-style-name="P9" draw:layer="layout" svg:width="0.197cm" svg:height="0.844cm" svg:x="2.337cm" svg:y="8.513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371cm" svg:height="0.383cm" svg:x="2.608cm" svg:y="8.772cm" svg:viewBox="0 0 372 384" svg:d="M372 60c0-47-23-60-38-60-21 0-40 21-40 40 0 12 4 18 13 25 17 18 29 41 29 71 0 35-52 229-152 229-42 0-61-29-61-73 0-48 23-109 48-181 6-13 11-25 11-42 0-38-28-69-71-69-78 0-111 123-111 131 0 7 8 7 10 7 9 0 9 0 13-15 25-85 61-104 86-104 8 0 22 0 22 27 0 21-8 44-14 60-38 98-50 136-50 173 0 92 75 105 115 105 142 0 190-280 190-324z">
            <text:p/>
          </draw:path>
          <draw:path draw:style-name="gr3" draw:text-style-name="P9" draw:layer="layout" svg:width="0.224cm" svg:height="0.568cm" svg:x="3.046cm" svg:y="8.588cm" svg:viewBox="0 0 225 569" svg:d="M217 31c0-18-12-31-31-31-23 0-46 21-46 44 0 17 12 31 33 31 19 0 44-19 44-44zM152 350c11-25 11-27 19-50 8-18 11-29 11-44 0-39-26-70-71-70-78 0-111 121-111 129 0 10 8 10 10 10 9 0 9-2 13-16 23-80 58-105 86-105 8 0 22 0 22 27 0 19-6 36-10 44-6 23-44 121-58 157-9 21-19 50-19 68 0 40 29 69 69 69 81 0 112-123 112-131s-8-8-10-8c-10 0-10 2-13 16-16 54-45 105-87 105-15 0-21-9-21-28 0-22 6-33 25-85z">
            <text:p/>
          </draw:path>
          <draw:path draw:style-name="gr3" draw:text-style-name="P9" draw:layer="layout" svg:width="0.224cm" svg:height="0.568cm" svg:x="3.338cm" svg:y="8.588cm" svg:viewBox="0 0 225 569" svg:d="M217 31c0-18-12-31-31-31-23 0-46 21-46 44 0 17 12 31 33 31 19 0 44-19 44-44zM152 350c11-25 11-27 19-50 8-18 11-29 11-44 0-39-26-70-71-70-78 0-111 121-111 129 0 10 8 10 10 10 9 0 9-2 13-16 23-80 58-105 86-105 8 0 22 0 22 27 0 19-6 36-10 44-6 23-44 121-58 157-9 21-19 50-19 68 0 40 29 69 69 69 81 0 112-123 112-131s-8-8-10-8c-10 0-10 2-13 16-16 54-45 105-87 105-15 0-21-9-21-28 0-22 6-33 25-85z">
            <text:p/>
          </draw:path>
          <draw:path draw:style-name="gr3" draw:text-style-name="P9" draw:layer="layout" svg:width="0.197cm" svg:height="0.844cm" svg:x="3.651cm" svg:y="8.513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329cm" svg:height="0.383cm" svg:x="4.248cm" svg:y="8.772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  <draw:path draw:style-name="gr3" draw:text-style-name="P9" draw:layer="layout" svg:width="0.216cm" svg:height="0.393cm" svg:x="4.641cm" svg:y="8.88cm" svg:viewBox="0 0 217 394" svg:d="M134 17c0-17-2-17-17-17-38 37-92 38-117 38v22c13 0 54 0 86-18v304c0 19 0 27-59 27h-23v21c11 0 84-2 105-2 20 0 95 2 108 2v-21h-23c-60 0-60-8-60-27z">
            <text:p/>
          </draw:path>
          <draw:path draw:style-name="gr3" draw:text-style-name="P9" draw:layer="layout" svg:width="0.421cm" svg:height="0.383cm" svg:x="4.981cm" svg:y="8.772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9" draw:layer="layout" svg:width="0.272cm" svg:height="0.404cm" svg:x="5.469cm" svg:y="8.405cm" svg:viewBox="0 0 273 405" svg:d="M131 196c46 0 78 33 78 96 0 73-42 94-77 94-23 0-76-6-101-40 29-2 34-21 34-33 0-19-13-32-32-32-16 0-33 9-33 32 0 58 61 92 134 92 83 0 139-53 139-113 0-46-37-92-102-108 61-21 84-67 84-101 0-48-53-83-121-83-65 0-115 33-115 79 0 21 12 32 31 32 17 0 31-13 31-30 0-18-14-29-31-31 21-27 61-33 82-33 27 0 66 14 66 66 0 25-8 51-25 69-19 23-35 25-65 27-16 0-16 0-20 2 0 0-5 0-5 7 0 8 5 8 15 8z">
            <text:p/>
          </draw:path>
          <draw:path draw:style-name="gr3" draw:text-style-name="P9" draw:layer="layout" svg:width="0.562cm" svg:height="0.564cm" svg:x="6.05cm" svg:y="8.65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9" draw:layer="layout" svg:width="0.329cm" svg:height="0.383cm" svg:x="6.882cm" svg:y="8.772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  <draw:path draw:style-name="gr3" draw:text-style-name="P9" draw:layer="layout" svg:width="0.262cm" svg:height="0.393cm" svg:x="7.248cm" svg:y="8.88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9" draw:layer="layout" svg:width="0.391cm" svg:height="0.547cm" svg:x="7.615cm" svg:y="8.772cm" svg:viewBox="0 0 392 548" svg:d="M388 52c4-12 4-14 4-19 0-16-14-23-25-23-10 0-23 3-31 17-2 4-8 31-12 46-5 21-11 44-17 67l-38 154c-2 11-39 71-94 71-44 0-54-36-54-69 0-39 15-90 44-165 14-35 15-45 15-62 0-38-26-69-69-69-80 0-111 123-111 131 0 7 8 7 10 7 9 0 9-2 13-15 23-79 58-104 86-104 6 0 22 0 22 27 0 21-8 42-16 60-32 88-48 138-48 176 0 75 54 102 104 102 33 0 61-15 84-38-9 44-21 84-53 131-23 28-56 53-94 53-12 0-50-4-64-36 14 0 23 0 37-10 7-8 15-19 15-34 0-27-23-31-31-31-19 0-48 13-48 56 0 42 39 73 91 73 88 0 174-77 197-173z">
            <text:p/>
          </draw:path>
          <draw:path draw:style-name="gr3" draw:text-style-name="P9" draw:layer="layout" svg:width="0.262cm" svg:height="0.393cm" svg:x="8.072cm" svg:y="8.405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9" draw:layer="layout" svg:width="0.562cm" svg:height="0.199cm" svg:x="8.694cm" svg:y="8.835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337cm" svg:height="0.581cm" svg:x="9.579cm" svg:y="8.584cm" svg:viewBox="0 0 338 582" svg:d="M338 394c0-100-69-186-161-186-41 0-77 13-108 44v-166c17 6 46 12 73 12 104 0 163-77 163-88 0-6-2-10-7-10-2 0-4 0-8 2-17 8-58 25-115 25-35 0-73-6-114-23-5-4-7-4-9-4-8 0-8 8-8 21v250c0 15 0 23 12 23 5 0 7-2 9-8 10-13 43-59 110-59 44 0 67 38 73 54 13 32 15 65 15 107 0 29 0 81-21 115-19 33-52 56-90 56-62 0-110-44-125-94 2 0 6 0 15 0 27 0 42-21 42-40 0-22-15-43-42-43-13 0-42 6-42 46 0 72 60 154 154 154 98 0 184-81 184-188z">
            <text:p/>
          </draw:path>
        </draw:g>
        <draw:g>
          <svg:title>TexMaths</svg:title>
          <svg:desc>24§display§(viii) \  y =  a  +  \frac{a}{x}§svg§600§FALSE§</svg:desc>
          <draw:polygon draw:style-name="gr2" draw:text-style-name="P8" draw:layer="layout" svg:width="5.794cm" svg:height="1.447cm" svg:x="15.098cm" svg:y="8.347cm" svg:viewBox="0 0 5795 1448" draw:points="2897,1448 0,1448 0,0 5795,0 5795,1448">
            <text:p/>
          </draw:polygon>
          <draw:path draw:style-name="gr3" draw:text-style-name="P9" draw:layer="layout" svg:width="0.197cm" svg:height="0.844cm" svg:x="15.138cm" svg:y="8.616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9" draw:layer="layout" svg:width="0.371cm" svg:height="0.383cm" svg:x="15.409cm" svg:y="8.875cm" svg:viewBox="0 0 372 384" svg:d="M372 60c0-47-23-60-38-60-21 0-40 21-40 40 0 12 4 18 13 25 17 18 29 41 29 71 0 35-52 229-152 229-42 0-61-29-61-73 0-48 23-110 48-181 6-13 11-25 11-42 0-38-28-69-71-69-78 0-111 123-111 131 0 7 8 7 10 7 9 0 9 0 13-15 25-85 61-104 86-104 8 0 22 0 22 27 0 21-8 44-14 60-38 98-50 136-50 172 0 93 75 106 115 106 142 0 190-280 190-324z">
            <text:p/>
          </draw:path>
          <draw:path draw:style-name="gr3" draw:text-style-name="P9" draw:layer="layout" svg:width="0.224cm" svg:height="0.567cm" svg:x="15.847cm" svg:y="8.691cm" svg:viewBox="0 0 225 568" svg:d="M217 31c0-18-12-31-31-31-23 0-46 21-46 44 0 17 12 31 33 31 19 0 44-19 44-44zM152 349c11-25 11-26 19-49 8-18 11-29 11-45 0-38-26-69-71-69-78 0-111 121-111 129 0 9 8 9 10 9 9 0 9-1 13-15 23-81 58-105 86-105 8 0 22 0 22 26 0 20-6 37-10 45-6 23-44 120-58 157-9 21-19 50-19 67 0 40 29 69 69 69 81 0 112-123 112-130 0-8-8-8-10-8-10 0-10 2-13 15-16 54-45 106-87 106-15 0-21-10-21-29 0-21 6-32 25-84z">
            <text:p/>
          </draw:path>
          <draw:path draw:style-name="gr3" draw:text-style-name="P9" draw:layer="layout" svg:width="0.224cm" svg:height="0.567cm" svg:x="16.139cm" svg:y="8.691cm" svg:viewBox="0 0 225 568" svg:d="M217 31c0-18-12-31-31-31-23 0-46 21-46 44 0 17 12 31 33 31 19 0 44-19 44-44zM152 349c11-25 11-26 19-49 8-18 11-29 11-45 0-38-26-69-71-69-78 0-111 121-111 129 0 9 8 9 10 9 9 0 9-1 13-15 23-81 58-105 86-105 8 0 22 0 22 26 0 20-6 37-10 45-6 23-44 120-58 157-9 21-19 50-19 67 0 40 29 69 69 69 81 0 112-123 112-130 0-8-8-8-10-8-10 0-10 2-13 15-16 54-45 106-87 106-15 0-21-10-21-29 0-21 6-32 25-84z">
            <text:p/>
          </draw:path>
          <draw:path draw:style-name="gr3" draw:text-style-name="P9" draw:layer="layout" svg:width="0.224cm" svg:height="0.567cm" svg:x="16.429cm" svg:y="8.691cm" svg:viewBox="0 0 225 568" svg:d="M217 31c0-18-12-31-31-31-23 0-46 21-46 44 0 17 12 31 33 31 19 0 44-19 44-44zM152 349c11-25 11-26 19-49 8-18 11-29 11-45 0-38-26-69-71-69-78 0-111 121-111 129 0 9 8 9 10 9 9 0 9-1 13-15 23-81 58-105 86-105 8 0 22 0 22 26 0 20-6 37-10 45-6 23-44 120-58 157-9 21-19 50-19 67 0 40 29 69 69 69 81 0 112-123 112-130 0-8-8-8-10-8-10 0-10 2-13 15-16 54-45 106-87 106-15 0-21-10-21-29 0-21 6-32 25-84z">
            <text:p/>
          </draw:path>
          <draw:path draw:style-name="gr3" draw:text-style-name="P9" draw:layer="layout" svg:width="0.197cm" svg:height="0.844cm" svg:x="16.743cm" svg:y="8.616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9" draw:layer="layout" svg:width="0.391cm" svg:height="0.546cm" svg:x="17.329cm" svg:y="8.875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" draw:text-style-name="P9" draw:layer="layout" svg:width="0.562cm" svg:height="0.199cm" svg:x="18.03cm" svg:y="8.9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87cm" svg:height="0.383cm" svg:x="18.905cm" svg:y="8.875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9" draw:layer="layout" svg:width="0.562cm" svg:height="0.563cm" svg:x="19.553cm" svg:y="8.756cm" svg:viewBox="0 0 563 564" svg:d="M300 300h236c11 0 27 0 27-18 0-17-16-17-27-17h-236v-236c0-14 0-29-18-29-17 0-17 15-17 29v236h-236c-14 0-29 0-29 17 0 18 15 18 29 18h236v236c0 11 0 28 17 28 18 0 18-17 18-28z">
            <text:p/>
          </draw:path>
          <draw:path draw:style-name="gr3" draw:text-style-name="P9" draw:layer="layout" svg:width="0.387cm" svg:height="0.383cm" svg:x="20.503cm" svg:y="8.305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5c-4 15-4 15-16 30-38 46-73 60-96 60-42 0-55-46-55-79 0-42 26-148 48-186 24-50 63-81 97-81 56 0 68 69 68 75 0 4-2 10-4 14z">
            <text:p/>
          </draw:path>
          <draw:polygon draw:style-name="gr3" draw:text-style-name="P9" draw:layer="layout" svg:width="0.483cm" svg:height="0.035cm" svg:x="20.451cm" svg:y="9.021cm" svg:viewBox="0 0 484 36" draw:points="242,36 0,36 0,0 484,0 484,36">
            <text:p/>
          </draw:polygon>
          <draw:path draw:style-name="gr3" draw:text-style-name="P9" draw:layer="layout" svg:width="0.421cm" svg:height="0.383cm" svg:x="20.474cm" svg:y="9.455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</draw:g>
        <draw:g>
          <svg:title>TexMaths</svg:title>
          <svg:desc>24§display§\text {Solutions : }§svg§600§FALSE§</svg:desc>
          <draw:polygon draw:style-name="gr2" draw:text-style-name="P8" draw:layer="layout" svg:width="3.737cm" svg:height="0.529cm" svg:x="1.586cm" svg:y="9.943cm" svg:viewBox="0 0 3738 530" draw:points="1870,530 0,530 0,0 3738,0 3738,530">
            <text:p/>
          </draw:polygon>
          <draw:path draw:style-name="gr3" draw:text-style-name="P9" draw:layer="layout" svg:width="0.375cm" svg:height="0.613cm" svg:x="1.592cm" svg:y="9.901cm" svg:viewBox="0 0 376 614" svg:d="M248 269l-108-27c-54-14-86-58-86-108 0-59 46-111 113-111 140 0 159 140 165 177 0 5 0 11 10 11 11 0 11-4 11-21v-169c0-15 0-21-9-21-6 0-8 0-14 12l-29 47c-25-24-61-59-136-59-94 0-165 75-165 163 0 71 44 132 111 156 10 3 52 13 112 28 23 6 48 12 73 43 17 23 25 49 25 78 0 60-43 121-114 121-25 0-88-4-134-46-48-46-52-100-52-130 0-8-8-8-9-8-12 0-12 6-12 21v169c0 13 0 19 10 19 5 0 5 0 11-10 0-2 4-3 31-48 27 29 80 58 157 58 98 0 167-83 167-175 0-84-57-153-128-170z">
            <text:p/>
          </draw:path>
          <draw:path draw:style-name="gr3" draw:text-style-name="P9" draw:layer="layout" svg:width="0.375cm" svg:height="0.389cm" svg:x="2.035cm" svg:y="10.118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9" draw:layer="layout" svg:width="0.189cm" svg:height="0.586cm" svg:x="2.461cm" svg:y="9.911cm" svg:viewBox="0 0 190 587" svg:d="M123 0l-123 10v26c60 0 67 6 67 47v439c0 38-9 38-67 38v27c29-2 73-2 94-2s63 0 96 2v-27c-58 0-67 0-67-38z">
            <text:p/>
          </draw:path>
          <draw:path draw:style-name="gr3" draw:text-style-name="P9" draw:layer="layout" svg:width="0.425cm" svg:height="0.383cm" svg:x="2.696cm" svg:y="10.124cm" svg:viewBox="0 0 426 384" svg:d="M303 307v77l123-10v-27c-59 0-65-5-65-46v-301l-125 10v26c60 0 65 6 65 47v151c0 73-40 131-101 131-71 0-75-39-75-83v-282l-125 10v26c65 0 65 2 65 77v127c0 67 0 144 131 144 46 0 84-23 107-77z">
            <text:p/>
          </draw:path>
          <draw:path draw:style-name="gr3" draw:text-style-name="P9" draw:layer="layout" svg:width="0.266cm" svg:height="0.529cm" svg:x="3.153cm" svg:y="9.978cm" svg:viewBox="0 0 267 530" svg:d="M131 182h120v-27h-120v-155h-22c0 69-26 159-109 163v19h73v232c0 106 79 116 109 116 60 0 85-60 85-116v-48h-23v48c0 62-25 94-56 94-57 0-57-76-57-92z">
            <text:p/>
          </draw:path>
          <draw:path draw:style-name="gr3" draw:text-style-name="P9" draw:layer="layout" svg:width="0.181cm" svg:height="0.565cm" svg:x="3.492cm" svg:y="9.932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75cm" svg:height="0.389cm" svg:x="3.723cm" svg:y="10.118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9" draw:layer="layout" svg:width="0.425cm" svg:height="0.373cm" svg:x="4.147cm" svg:y="10.12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277cm" svg:height="0.389cm" svg:x="4.617cm" svg:y="10.118cm" svg:viewBox="0 0 278 390" svg:d="M148 215c19 4 88 17 88 79 0 42-29 76-96 76-71 0-102-48-117-121-2-9-4-13-11-13-12 0-12 6-12 21v111c0 16 0 22 10 22 3 0 5-2 21-18 2-2 2-4 17-19 36 35 75 37 92 37 98 0 138-58 138-119 0-45-27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091cm" svg:height="0.364cm" svg:x="5.276cm" svg:y="10.131cm" svg:viewBox="0 0 92 365" svg:d="M92 44c0-23-21-44-46-44s-46 21-46 44c0 25 21 46 46 46s46-21 46-46zM92 320c0-25-21-44-46-44s-46 19-46 44 21 45 46 45 46-20 46-45z">
            <text:p/>
          </draw:path>
        </draw:g>
        <draw:g>
          <svg:title>TexMaths</svg:title>
          <svg:desc>22§display§(i) \ \text {Given equation is}§svg§600§FALSE§</svg:desc>
          <draw:polygon draw:style-name="gr2" draw:text-style-name="P8" draw:layer="layout" svg:width="6.938cm" svg:height="0.696cm" svg:x="6.086cm" svg:y="10.542cm" svg:viewBox="0 0 6939 697" draw:points="3469,697 0,697 0,0 6939,0 6939,697">
            <text:p/>
          </draw:polygon>
          <draw:path draw:style-name="gr3" draw:text-style-name="P9" draw:layer="layout" svg:width="0.18cm" svg:height="0.773cm" svg:x="6.123cm" svg:y="10.50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05cm" svg:height="0.52cm" svg:x="6.371cm" svg:y="10.572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18cm" svg:height="0.773cm" svg:x="6.658cm" svg:y="10.50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25cm" svg:height="0.562cm" svg:x="7.216cm" svg:y="10.538cm" svg:viewBox="0 0 526 563" svg:d="M417 498c9 17 41 47 49 47 7 0 7-5 7-17v-136c0-30 4-33 53-33v-25c-28 2-70 4-93 4-32 0-99 0-125-4v25h25c68 0 72 9 72 37v49c0 88-99 95-122 95-49 0-204-28-204-259 0-232 153-256 201-256 83 0 153 68 169 183 2 10 2 14 12 14 12 0 12-4 12-20v-183c0-14 0-19-8-19-4 0-6 0-13 9l-38 58c-25-25-67-67-145-67-144 0-269 123-269 281 0 159 125 282 271 282 56 0 120-19 146-65z">
            <text:p/>
          </draw:path>
          <draw:path draw:style-name="gr3" draw:text-style-name="P9" draw:layer="layout" svg:width="0.166cm" svg:height="0.518cm" svg:x="7.805cm" svg:y="10.5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79cm" svg:height="0.342cm" svg:x="8.01cm" svg:y="10.749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9" draw:layer="layout" svg:width="0.3cm" svg:height="0.356cm" svg:x="8.402cm" svg:y="10.7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8.749cm" svg:y="10.7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cm" svg:height="0.356cm" svg:x="9.433cm" svg:y="10.7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9.782cm" svg:y="10.74cm" svg:viewBox="0 0 384 493" svg:d="M269 296v138c0 36-9 36-61 36v23c26 0 67-2 88-2s59 2 88 2v-23c-53 0-62 0-62-36v-434h-18l-28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9" draw:layer="layout" svg:width="0.39cm" svg:height="0.351cm" svg:x="10.188cm" svg:y="10.74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9" draw:layer="layout" svg:width="0.349cm" svg:height="0.356cm" svg:x="10.625cm" svg:y="10.73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42cm" svg:height="0.485cm" svg:x="10.994cm" svg:y="10.60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166cm" svg:height="0.518cm" svg:x="11.306cm" svg:y="10.5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44cm" svg:height="0.356cm" svg:x="11.517cm" svg:y="10.73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1.906cm" svg:y="10.7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166cm" svg:height="0.518cm" svg:x="12.594cm" svg:y="10.5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254cm" svg:height="0.356cm" svg:x="12.809cm" svg:y="10.7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</draw:g>
        <draw:g>
          <svg:title>TexMaths</svg:title>
          <svg:desc>22§display§\frac{x^2}{a^2} + \frac{y^2}{b^2} = 1§svg§600§FALSE§</svg:desc>
          <draw:polygon draw:style-name="gr2" draw:text-style-name="P8" draw:layer="layout" svg:width="4.045cm" svg:height="1.625cm" svg:x="13.628cm" svg:y="9.941cm" svg:viewBox="0 0 4046 1626" draw:points="2023,1626 0,1626 0,0 4046,0 4046,1626">
            <text:p/>
          </draw:polygon>
          <draw:path draw:style-name="gr3" draw:text-style-name="P9" draw:layer="layout" svg:width="0.386cm" svg:height="0.351cm" svg:x="13.612cm" svg:y="10.199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14.064cm" svg:y="9.90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89cm" svg:height="0.032cm" svg:x="13.589cm" svg:y="10.856cm" svg:viewBox="0 0 790 33" draw:points="396,33 0,33 0,0 790,0 790,33">
            <text:p/>
          </draw:polygon>
          <draw:path draw:style-name="gr3" draw:text-style-name="P9" draw:layer="layout" svg:width="0.355cm" svg:height="0.351cm" svg:x="13.637cm" svg:y="11.253cm" svg:viewBox="0 0 356 352" svg:d="M259 49c-14-28-37-49-72-49-90 0-187 114-187 227 0 74 42 125 104 125 16 0 54-4 100-58 7 31 34 58 71 58 28 0 45-18 58-42 12-29 23-76 23-78 0-7-7-7-9-7-9 0-9 2-11 14-14 50-28 95-60 95-21 0-22-19-22-35 0-18 1-23 10-58 9-32 9-40 16-69l28-109c5-23 5-23 5-26 0-14-8-21-21-21-19 0-31 17-33 33zM208 252c-4 14-4 14-16 28-34 42-65 54-86 54-39 0-51-42-51-72 0-39 24-135 44-171 22-45 58-73 89-73 51 0 62 63 62 68 0 4-2 9-4 13z">
            <text:p/>
          </draw:path>
          <draw:path draw:style-name="gr3" draw:text-style-name="P9" draw:layer="layout" svg:width="0.24cm" svg:height="0.36cm" svg:x="14.048cm" svg:y="11.01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14.686cm" svg:y="10.61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6cm" svg:height="0.5cm" svg:x="15.531cm" svg:y="10.199cm" svg:viewBox="0 0 357 501" svg:d="M356 48c1-11 1-13 1-18 0-14-10-21-21-21-9 0-21 3-28 16-2 3-7 28-10 42-6 19-11 40-16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24cm" svg:height="0.36cm" svg:x="15.95cm" svg:y="9.90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54cm" svg:height="0.032cm" svg:x="15.51cm" svg:y="10.856cm" svg:viewBox="0 0 755 33" draw:points="378,33 0,33 0,0 755,0 755,33">
            <text:p/>
          </draw:polygon>
          <draw:path draw:style-name="gr3" draw:text-style-name="P9" draw:layer="layout" svg:width="0.286cm" svg:height="0.546cm" svg:x="15.584cm" svg:y="11.05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1 80-91 80-27 0-51-22-51-78 0-16 0-30 12-79z">
            <text:p/>
          </draw:path>
          <draw:path draw:style-name="gr3" draw:text-style-name="P9" draw:layer="layout" svg:width="0.24cm" svg:height="0.36cm" svg:x="15.913cm" svg:y="11.01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16.613cm" svg:y="10.7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6cm" svg:height="0.516cm" svg:x="17.455cm" svg:y="10.549cm" svg:viewBox="0 0 257 517" svg:d="M160 19c0-17 0-19-19-19-48 49-116 49-141 49v25c16 0 62 0 102-21v403c0 28-2 37-72 37h-25v24c27-3 95-3 125-3 32 0 99 0 127 3v-24h-25c-70 0-72-9-72-37z">
            <text:p/>
          </draw:path>
        </draw:g>
        <draw:g>
          <svg:title>TexMaths</svg:title>
          <svg:desc>22§display§\text {Let : } \frac{1}{a^2} = A \text { and } \frac{1}{b^2} = B§svg§600§FALSE§</svg:desc>
          <draw:polygon draw:style-name="gr2" draw:text-style-name="P8" draw:layer="layout" svg:width="8.66cm" svg:height="1.501cm" svg:x="6.302cm" svg:y="12.044cm" svg:viewBox="0 0 8661 1502" draw:points="4330,1502 0,1502 0,0 8661,0 8661,1502">
            <text:p/>
          </draw:polygon>
          <draw:path draw:style-name="gr3" draw:text-style-name="P9" draw:layer="layout" svg:width="0.425cm" svg:height="0.529cm" svg:x="6.288cm" svg:y="12.516cm" svg:viewBox="0 0 426 530" svg:d="M426 329h-19c-9 80-20 177-157 177h-63c-36 0-37-6-37-30v-414c0-27 0-37 74-37h24v-25c-28 2-98 2-130 2-30 0-92 0-118-2v25h19c60 0 60 8 60 35v410c0 28 0 36-60 36h-19v24h405z">
            <text:p/>
          </draw:path>
          <draw:path draw:style-name="gr3" draw:text-style-name="P9" draw:layer="layout" svg:width="0.3cm" svg:height="0.357cm" svg:x="6.768cm" svg:y="12.697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9" draw:layer="layout" svg:width="0.244cm" svg:height="0.485cm" svg:x="7.105cm" svg:y="12.569cm" svg:viewBox="0 0 245 486" svg:d="M120 167h111v-24h-111v-143h-20c0 63-24 146-100 150v17h67v213c0 97 72 106 100 106 55 0 78-54 78-106v-44h-21v44c0 57-23 87-52 87-52 0-52-71-52-85z">
            <text:p/>
          </draw:path>
          <draw:path draw:style-name="gr3" draw:text-style-name="P9" draw:layer="layout" svg:width="0.083cm" svg:height="0.334cm" svg:x="7.715cm" svg:y="12.71cm" svg:viewBox="0 0 84 335" svg:d="M84 41c0-22-19-41-42-41s-42 19-42 41 19 42 42 42 42-20 42-42zM84 294c0-23-19-40-42-40s-42 17-42 40 19 41 42 41 42-18 42-41z">
            <text:p/>
          </draw:path>
          <draw:path draw:style-name="gr3" draw:text-style-name="P9" draw:layer="layout" svg:width="0.256cm" svg:height="0.517cm" svg:x="8.553cm" svg:y="12.00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0.756cm" svg:height="0.032cm" svg:x="8.3cm" svg:y="12.835cm" svg:viewBox="0 0 757 33" draw:points="378,33 0,33 0,0 757,0 757,33">
            <text:p/>
          </draw:polygon>
          <draw:path draw:style-name="gr3" draw:text-style-name="P9" draw:layer="layout" svg:width="0.355cm" svg:height="0.351cm" svg:x="8.331cm" svg:y="13.233cm" svg:viewBox="0 0 356 352" svg:d="M259 49c-14-28-37-49-72-49-90 0-187 114-187 227 0 74 42 125 104 125 16 0 54-3 100-58 7 32 34 58 71 58 28 0 45-17 58-42 12-28 23-76 23-77 0-8-8-8-9-8-7 0-9 2-11 15-14 49-28 95-60 95-21 0-23-20-23-36 0-17 2-22 11-58 9-31 9-40 16-68l28-110c5-22 5-22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9" draw:layer="layout" svg:width="0.24cm" svg:height="0.36cm" svg:x="8.743cm" svg:y="12.991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9.407cm" svg:y="12.7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531cm" svg:height="0.556cm" svg:x="10.206cm" svg:y="12.489cm" svg:viewBox="0 0 532 557" svg:d="M111 467c-30 51-60 63-95 65-9 0-16 0-16 16 0 3 4 9 11 9 21 0 44-4 66-4 25 0 53 4 78 4 3 0 14 0 14-16 0-9-7-9-12-9-18-2-37-9-37-28 0-9 5-18 12-28l58-99h195c0 16 13 121 13 129 0 24-41 26-57 26-10 0-19 0-19 16 0 9 11 9 12 9 32 0 66-4 97-4 20 0 67 4 86 4 6 0 15 0 15-16 0-9-8-9-18-9-48 0-48-5-49-28l-48-485c-2-15-2-19-16-19-12 0-16 5-19 12zM204 352l153-255 25 255z">
            <text:p/>
          </draw:path>
          <draw:path draw:style-name="gr3" draw:text-style-name="P9" draw:layer="layout" svg:width="0.349cm" svg:height="0.357cm" svg:x="11.049cm" svg:y="12.697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9" draw:layer="layout" svg:width="0.39cm" svg:height="0.342cm" svg:x="11.429cm" svg:y="12.70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83cm" svg:height="0.547cm" svg:x="11.86cm" svg:y="12.507cm" svg:viewBox="0 0 384 548" svg:d="M269 497v51l115-9v-25c-55 0-62-5-62-42v-472l-111 9v24c53 0 60 6 60 43v167c-23-26-56-47-99-47-91 0-172 75-172 176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9" draw:layer="layout" svg:width="0.256cm" svg:height="0.517cm" svg:x="12.828cm" svg:y="12.00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0.68cm" svg:height="0.032cm" svg:x="12.614cm" svg:y="12.835cm" svg:viewBox="0 0 681 33" draw:points="340,33 0,33 0,0 681,0 681,33">
            <text:p/>
          </draw:polygon>
          <draw:path draw:style-name="gr3" draw:text-style-name="P9" draw:layer="layout" svg:width="0.286cm" svg:height="0.547cm" svg:x="12.649cm" svg:y="13.037cm" svg:viewBox="0 0 287 548" svg:d="M150 9c0-2 0-9-11-9-18 0-74 7-95 7-5 2-14 2-14 16 0 10 7 10 18 10 38 0 40 6 40 13 0 5-7 32-12 47l-64 254c-8 39-12 51-12 79 0 72 40 122 99 122 91 0 188-116 188-227 0-73-42-125-104-125-35 0-69 22-91 47zM76 301c5-16 5-17 12-26 39-51 72-62 93-62 28 0 50 23 50 72 0 46-27 136-41 166-25 51-62 79-91 79-27 0-51-21-51-77 0-16 0-30 12-80z">
            <text:p/>
          </draw:path>
          <draw:path draw:style-name="gr3" draw:text-style-name="P9" draw:layer="layout" svg:width="0.24cm" svg:height="0.36cm" svg:x="12.98cm" svg:y="12.991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13.643cm" svg:y="12.7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553cm" svg:height="0.529cm" svg:x="14.448cm" svg:y="12.516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</draw:g>
        <draw:g>
          <svg:title>TexMaths</svg:title>
          <svg:desc>22§display§\therefore \ \ \text {Given equation becomes } \ Ax^2 + By^2 = 1 §svg§600§FALSE§</svg:desc>
          <draw:polygon draw:style-name="gr2" draw:text-style-name="P8" draw:layer="layout" svg:width="14.946cm" svg:height="0.761cm" svg:x="6.203cm" svg:y="13.944cm" svg:viewBox="0 0 14947 762" draw:points="7473,762 0,762 0,0 14947,0 14947,762">
            <text:p/>
          </draw:polygon>
          <draw:path draw:style-name="gr3" draw:text-style-name="P9" draw:layer="layout" svg:width="0.469cm" svg:height="0.418cm" svg:x="6.187cm" svg:y="14.225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9" draw:layer="layout" svg:width="0.525cm" svg:height="0.562cm" svg:x="7.452cm" svg:y="14.039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166cm" svg:height="0.518cm" svg:x="8.042cm" svg:y="14.067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79cm" svg:height="0.342cm" svg:x="8.246cm" svg:y="14.25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9" draw:layer="layout" svg:width="0.3cm" svg:height="0.356cm" svg:x="8.64cm" svg:y="14.2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8.987cm" svg:y="14.24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6cm" svg:x="9.67cm" svg:y="14.2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0.018cm" svg:y="14.241cm" svg:viewBox="0 0 384 493" svg:d="M269 296v139c0 35-9 35-61 35v23c26 0 67-2 88-2s60 2 88 2v-23c-53 0-62 0-62-35v-435h-18l-28 70c-10-21-42-70-104-70-91 0-172 76-172 176 0 97 76 176 165 176 55 0 87-33 104-56zM271 129v109c0 24-14 45-32 65-8 10-33 31-70 31-56 0-104-68-104-158 0-91 55-157 111-157 63 0 95 67 95 110z">
            <text:p/>
          </draw:path>
          <draw:path draw:style-name="gr3" draw:text-style-name="P9" draw:layer="layout" svg:width="0.39cm" svg:height="0.351cm" svg:x="10.425cm" svg:y="14.241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9" draw:layer="layout" svg:width="0.349cm" svg:height="0.356cm" svg:x="10.863cm" svg:y="14.238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9" draw:layer="layout" svg:width="0.242cm" svg:height="0.485cm" svg:x="11.231cm" svg:y="14.10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166cm" svg:height="0.518cm" svg:x="11.543cm" svg:y="14.067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1.754cm" svg:y="14.238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2.143cm" svg:y="14.24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83cm" svg:height="0.547cm" svg:x="12.827cm" svg:y="14.048cm" svg:viewBox="0 0 384 548" svg:d="M113 246v-246l-113 9v24c55 0 60 6 60 43v463h19c2-2 7-13 28-48 13 18 46 57 102 57 94 0 175-76 175-177 0-98-78-176-166-176-60 0-93 37-105 51zM114 451v-161c0-15 0-15 9-28 30-44 72-49 92-49 35 0 63 19 81 49 21 32 23 76 23 108 0 30-2 75-25 111-16 23-46 49-88 49-34 0-62-19-81-48-11-15-11-17-11-31z">
            <text:p/>
          </draw:path>
          <draw:path draw:style-name="gr3" draw:text-style-name="P9" draw:layer="layout" svg:width="0.3cm" svg:height="0.356cm" svg:x="13.28cm" svg:y="14.2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13.626cm" svg:y="14.238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13.966cm" svg:y="14.238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14.355cm" svg:y="14.241cm" svg:viewBox="0 0 605 343" svg:d="M60 76v209c0 34-9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9" draw:layer="layout" svg:width="0.3cm" svg:height="0.356cm" svg:x="14.997cm" svg:y="14.2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54cm" svg:height="0.356cm" svg:x="15.344cm" svg:y="14.23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531cm" svg:height="0.555cm" svg:x="16.166cm" svg:y="14.03cm" svg:viewBox="0 0 532 556" svg:d="M111 467c-30 51-60 63-95 65-9 0-16 0-16 16 0 3 4 8 11 8 21 0 44-3 66-3 25 0 53 3 78 3 3 0 14 0 14-16 0-8-7-8-12-8-18-2-37-9-37-28 0-9 5-18 12-29l58-98h195c0 16 13 121 13 128 0 25-41 27-57 27-10 0-19 0-19 16 0 8 11 8 12 8 32 0 66-3 97-3 20 0 67 3 86 3 6 0 15 0 15-16 0-8-8-8-18-8-48 0-48-6-49-28l-48-485c-2-15-2-19-16-19-12 0-16 5-19 12zM204 352l153-255 25 255z">
            <text:p/>
          </draw:path>
          <draw:path draw:style-name="gr3" draw:text-style-name="P9" draw:layer="layout" svg:width="0.386cm" svg:height="0.351cm" svg:x="16.742cm" svg:y="14.2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17.196cm" svg:y="13.9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17.724cm" svg:y="14.13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553cm" svg:height="0.529cm" svg:x="18.486cm" svg:y="14.056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99c68 0 86 45 86 79 0 69-67 142-162 142zM174 505c-10 0-12 0-17 0-7 0-11-1-11-7 0-3 0-5 4-19l54-217h146c74 0 90 58 90 92 0 77-69 151-160 151z">
            <text:p/>
          </draw:path>
          <draw:path draw:style-name="gr3" draw:text-style-name="P9" draw:layer="layout" svg:width="0.356cm" svg:height="0.501cm" svg:x="19.102cm" svg:y="14.241cm" svg:viewBox="0 0 357 502" svg:d="M356 48c1-11 1-13 1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24cm" svg:height="0.36cm" svg:x="19.519cm" svg:y="13.9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20.091cm" svg:y="14.2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6cm" svg:height="0.517cm" svg:x="20.932cm" svg:y="14.069cm" svg:viewBox="0 0 257 518" svg:d="M160 19c0-17 0-19-19-19-48 49-116 49-141 49v25c16 0 62 0 102-21v403c0 28-2 37-72 37h-25v25c27-4 95-4 125-4 32 0 99 0 127 4v-25h-25c-70 0-72-9-72-37z">
            <text:p/>
          </draw:path>
        </draw:g>
        <draw:g>
          <svg:title>TexMaths</svg:title>
          <svg:desc>24§display§.\ .\ .\ . \ \text {(1)} §svg§600§FALSE§</svg:desc>
          <draw:polygon draw:style-name="gr2" draw:text-style-name="P8" draw:layer="layout" svg:width="2.971cm" svg:height="0.76cm" svg:x="22.884cm" svg:y="13.937cm" svg:viewBox="0 0 2972 761" draw:points="1486,761 0,761 0,0 2972,0 2972,761">
            <text:p/>
          </draw:polygon>
          <draw:path draw:style-name="gr3" draw:text-style-name="P9" draw:layer="layout" svg:width="0.091cm" svg:height="0.091cm" svg:x="22.915cm" svg:y="14.438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3.429cm" svg:y="14.438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3.946cm" svg:y="14.438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4.46cm" svg:y="14.438cm" svg:viewBox="0 0 92 92" svg:d="M92 46c0-25-21-46-46-46s-46 21-46 46 21 46 46 46 46-21 46-46z">
            <text:p/>
          </draw:path>
          <draw:path draw:style-name="gr3" draw:text-style-name="P9" draw:layer="layout" svg:width="0.197cm" svg:height="0.844cm" svg:x="24.986cm" svg:y="13.895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279cm" svg:height="0.564cm" svg:x="25.307cm" svg:y="13.966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9" draw:layer="layout" svg:width="0.197cm" svg:height="0.844cm" svg:x="25.7cm" svg:y="13.89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draw:frame presentation:style-name="pr10" draw:text-style-name="P7" draw:layer="layout" svg:width="26.6cm" svg:height="14.2cm" svg:x="0.8cm" svg:y="0.6cm" presentation:class="subtitle" presentation:user-transformed="true">
          <draw:text-box>
            <text:p text:style-name="P6"><text:span text:style-name="T8"><text:tab/></text:span></text:p>
          </draw:text-box>
        </draw:frame>
        <draw:g>
          <svg:title>TexMaths</svg:title>
          <svg:desc>22§display§\text {Diff. (1) }w.\ r.\ t. \ x §svg§600§FALSE§</svg:desc>
          <draw:polygon draw:style-name="gr2" draw:text-style-name="P8" draw:layer="layout" svg:width="5.989cm" svg:height="0.696cm" svg:x="2.2cm" svg:y="0.744cm" svg:viewBox="0 0 5990 697" draw:points="2995,697 0,697 0,0 5990,0 5990,697">
            <text:p/>
          </draw:polygon>
          <draw:path draw:style-name="gr3" draw:text-style-name="P9" draw:layer="layout" svg:width="0.52cm" svg:height="0.528cm" svg:x="2.188cm" svg:y="0.756cm" svg:viewBox="0 0 521 529" svg:d="M0 0v25h19c60 0 60 8 60 35v410c0 28 0 35-60 35h-19v24h283c131 0 238-114 238-260 0-148-104-269-238-269zM185 505c-37 0-39-5-39-30v-420c0-25 2-30 39-30h77c48 0 102 15 141 72 33 45 40 112 40 172 0 86-14 132-42 171-16 21-60 65-139 65z">
            <text:p/>
          </draw:path>
          <draw:path draw:style-name="gr3" draw:text-style-name="P9" draw:layer="layout" svg:width="0.166cm" svg:height="0.518cm" svg:x="2.777cm" svg:y="0.76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465cm" svg:height="0.546cm" svg:x="2.987cm" svg:y="0.74cm" svg:viewBox="0 0 466 547" svg:d="M327 236h88v-23h-91v-90c0-70 38-105 72-105 3 0 14 0 26 5-8 3-23 12-23 32 0 17 13 33 34 33s33-16 33-33c0-29-26-55-70-55-46 0-81 30-85 33-22-29-65-33-86-33-74 0-163 40-163 125v88h-62v23h62v251c0 35-9 35-62 35v25c26-2 67-3 86-3 20 0 58 1 86 3v-25c-51 0-59 0-59-35v-251h163v251c0 35-9 35-61 35v25c30-2 67-3 88-3 31 0 68 0 98 3v-25h-16c-56 0-58-8-58-36zM111 213v-88c0-76 63-107 112-107 39 0 60 14 62 14v1c-14 0-28 11-28 32 0 5 0 25 21 32-2 10-2 17-2 26v90z">
            <text:p/>
          </draw:path>
          <draw:path draw:style-name="gr3" draw:text-style-name="P9" draw:layer="layout" svg:width="0.083cm" svg:height="0.083cm" svg:x="3.485cm" svg:y="1.20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4.053cm" svg:y="0.7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4.345cm" svg:y="0.7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4.708cm" svg:y="0.705cm" svg:viewBox="0 0 181 774" svg:d="M181 387c0-60-9-153-51-241-47-95-114-146-123-146-3 0-7 4-7 7 0 4 0 5 14 19 78 76 121 199 121 361 0 132-28 269-124 366-11 10-11 12-11 14 0 5 4 7 7 7 9 0 79-53 125-151 40-85 49-171 49-236z">
            <text:p/>
          </draw:path>
          <draw:path draw:style-name="gr3" draw:text-style-name="P9" draw:layer="layout" svg:width="0.513cm" svg:height="0.351cm" svg:x="5.245cm" svg:y="0.942cm" svg:viewBox="0 0 514 352" svg:d="M336 79c4-16 11-46 11-49 0-14-11-21-21-21-11 0-25 5-30 21-2 5-39 155-44 174-6 23-7 37-7 51 0 9 0 11 1 14-17 42-42 65-72 65-61 0-61-56-61-70 0-25 3-55 40-151 9-23 12-34 12-50 0-35-24-63-63-63-74 0-102 113-102 120s7 7 9 7c9 0 9 0 12-14 21-73 51-95 79-95 7 0 20 0 20 24 0 20-9 42-14 55-34 91-44 128-44 156 0 72 52 99 110 99 13 0 50 0 81-55 20 50 74 55 97 55 58 0 92-49 113-95 26-62 51-166 51-202 0-43-21-55-35-55-20 0-39 19-39 37 0 10 5 16 12 21 9 9 28 28 28 67 0 26-22 102-42 141-21 42-47 68-86 68-37 0-56-23-56-67 0-21 5-45 7-56z">
            <text:p/>
          </draw:path>
          <draw:path draw:style-name="gr3" draw:text-style-name="P9" draw:layer="layout" svg:width="0.083cm" svg:height="0.083cm" svg:x="5.862cm" svg:y="1.203cm" svg:viewBox="0 0 84 84" svg:d="M84 42c0-23-19-42-42-42s-42 19-42 42 19 42 42 42 42-19 42-42z">
            <text:p/>
          </draw:path>
          <draw:path draw:style-name="gr3" draw:text-style-name="P9" draw:layer="layout" svg:width="0.316cm" svg:height="0.351cm" svg:x="6.292cm" svg:y="0.942cm" svg:viewBox="0 0 317 352" svg:d="M46 297c-2 13-7 30-7 34 0 14 10 21 23 21 8 0 22-7 28-21 2-4 28-109 31-123 6-27 20-81 25-102 4-9 25-46 44-64 5-5 28-24 62-24 21 0 31 8 33 8-25 4-40 23-40 43 0 12 8 28 28 28 21 0 44-18 44-46s-25-51-65-51c-51 0-85 39-99 60-7-35-35-60-72-60-35 0-49 30-56 44-14 26-25 74-25 76 0 7 7 7 9 7 9 0 9 0 14-18 12-54 28-91 56-91 14 0 25 5 25 35 0 16-4 24-12 65z">
            <text:p/>
          </draw:path>
          <draw:path draw:style-name="gr3" draw:text-style-name="P9" draw:layer="layout" svg:width="0.083cm" svg:height="0.083cm" svg:x="6.663cm" svg:y="1.203cm" svg:viewBox="0 0 84 84" svg:d="M84 42c0-23-19-42-42-42s-42 19-42 42 19 42 42 42 42-19 42-42z">
            <text:p/>
          </draw:path>
          <draw:path draw:style-name="gr3" draw:text-style-name="P9" draw:layer="layout" svg:width="0.238cm" svg:height="0.493cm" svg:x="7.085cm" svg:y="0.8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9" draw:layer="layout" svg:width="0.083cm" svg:height="0.083cm" svg:x="7.414cm" svg:y="1.203cm" svg:viewBox="0 0 84 84" svg:d="M84 42c0-23-19-42-42-42s-42 19-42 42 19 42 42 42 42-19 42-42z">
            <text:p/>
          </draw:path>
          <draw:path draw:style-name="gr3" draw:text-style-name="P9" draw:layer="layout" svg:width="0.386cm" svg:height="0.351cm" svg:x="7.842cm" svg:y="0.942cm" svg:viewBox="0 0 387 352" svg:d="M238 109c3-21 21-91 75-91 6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79-55 83-60 9 30 37 60 83 60 81 0 124-100 124-120 0-7-7-7-8-7-7 0-9 2-11 7-24 85-79 102-104 102-30 0-42-24-42-51 0-17 5-33 14-68z">
            <text:p/>
          </draw:path>
        </draw:g>
        <draw:g>
          <svg:title>TexMaths</svg:title>
          <svg:desc>24§display§.\ .\ .\ . \ \text {(2)} §svg§600§FALSE§</svg:desc>
          <draw:polygon draw:style-name="gr2" draw:text-style-name="P8" draw:layer="layout" svg:width="2.971cm" svg:height="0.76cm" svg:x="22.084cm" svg:y="2.038cm" svg:viewBox="0 0 2972 761" draw:points="1486,761 0,761 0,0 2972,0 2972,761">
            <text:p/>
          </draw:polygon>
          <draw:path draw:style-name="gr3" draw:text-style-name="P9" draw:layer="layout" svg:width="0.091cm" svg:height="0.091cm" svg:x="22.115cm" svg:y="2.539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2.629cm" svg:y="2.539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3.146cm" svg:y="2.539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3.66cm" svg:y="2.539cm" svg:viewBox="0 0 92 92" svg:d="M92 46c0-25-21-46-46-46s-46 21-46 46 21 46 46 46 46-21 46-46z">
            <text:p/>
          </draw:path>
          <draw:path draw:style-name="gr3" draw:text-style-name="P9" draw:layer="layout" svg:width="0.197cm" svg:height="0.844cm" svg:x="24.186cm" svg:y="1.99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337cm" svg:height="0.564cm" svg:x="24.474cm" svg:y="2.067cm" svg:viewBox="0 0 338 565" svg:d="M65 499l90-88c133-117 183-161 183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9" draw:layer="layout" svg:width="0.197cm" svg:height="0.844cm" svg:x="24.9cm" svg:y="1.99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2Ax + 2By \frac{dy}{dx} = 0 §svg§600§FALSE§</svg:desc>
          <draw:polygon draw:style-name="gr2" draw:text-style-name="P8" draw:layer="layout" svg:width="6.111cm" svg:height="1.522cm" svg:x="2.191cm" svg:y="1.744cm" svg:viewBox="0 0 6112 1523" draw:points="3057,1523 0,1523 0,0 6112,0 6112,1523">
            <text:p/>
          </draw:polygon>
          <draw:path draw:style-name="gr3" draw:text-style-name="P9" draw:layer="layout" svg:width="0.309cm" svg:height="0.517cm" svg:x="2.191cm" svg:y="2.25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531cm" svg:height="0.555cm" svg:x="2.566cm" svg:y="2.212cm" svg:viewBox="0 0 532 556" svg:d="M111 467c-30 51-60 63-95 65-9 0-16 0-16 15 0 4 4 9 11 9 21 0 44-3 66-3 25 0 53 3 78 3 3 0 14 0 14-16 0-8-7-8-12-8-18-2-37-9-37-29 0-8 5-17 10-28l60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9" draw:layer="layout" svg:width="0.386cm" svg:height="0.351cm" svg:x="3.141cm" svg:y="2.4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7cm" svg:x="3.775cm" svg:y="2.31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4.544cm" svg:y="2.25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553cm" svg:height="0.529cm" svg:x="4.924cm" svg:y="2.237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5-19l53-217h146c74 0 90 58 90 92 0 77-69 151-160 151z">
            <text:p/>
          </draw:path>
          <draw:path draw:style-name="gr3" draw:text-style-name="P9" draw:layer="layout" svg:width="0.358cm" svg:height="0.501cm" svg:x="5.54cm" svg:y="2.423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369cm" svg:height="0.546cm" svg:x="6.066cm" svg:y="1.705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6.459cm" svg:y="1.9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6.017cm" svg:y="2.555cm" svg:viewBox="0 0 847 33" draw:points="422,33 0,33 0,0 847,0 847,33">
            <text:p/>
          </draw:polygon>
          <draw:path draw:style-name="gr3" draw:text-style-name="P9" draw:layer="layout" svg:width="0.369cm" svg:height="0.546cm" svg:x="6.049cm" svg:y="2.76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6.441cm" svg:y="2.9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7.212cm" svg:y="2.48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8.015cm" svg:y="2.251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</draw:g>
        <draw:g>
          <svg:title>TexMaths</svg:title>
          <svg:desc>22§display§\text {Diff. (2) }w.\ r.\ t. \ x §svg§600§FALSE§</svg:desc>
          <draw:polygon draw:style-name="gr2" draw:text-style-name="P8" draw:layer="layout" svg:width="5.989cm" svg:height="0.696cm" svg:x="2.201cm" svg:y="3.744cm" svg:viewBox="0 0 5990 697" draw:points="2995,697 0,697 0,0 5990,0 5990,697">
            <text:p/>
          </draw:polygon>
          <draw:path draw:style-name="gr3" draw:text-style-name="P9" draw:layer="layout" svg:width="0.52cm" svg:height="0.528cm" svg:x="2.189cm" svg:y="3.756cm" svg:viewBox="0 0 521 529" svg:d="M0 0v25h19c60 0 60 8 60 35v410c0 28 0 35-60 35h-19v24h283c131 0 238-114 238-260 0-148-104-269-238-269zM185 505c-37 0-39-5-39-30v-420c0-25 2-30 39-30h77c48 0 102 15 141 72 33 45 40 112 40 172 0 86-14 132-42 171-16 21-60 65-139 65z">
            <text:p/>
          </draw:path>
          <draw:path draw:style-name="gr3" draw:text-style-name="P9" draw:layer="layout" svg:width="0.166cm" svg:height="0.518cm" svg:x="2.778cm" svg:y="3.76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465cm" svg:height="0.546cm" svg:x="2.988cm" svg:y="3.74cm" svg:viewBox="0 0 466 547" svg:d="M327 236h88v-23h-91v-90c0-70 38-105 72-105 3 0 14 0 26 5-8 3-23 12-23 32 0 17 13 33 34 33s33-16 33-33c0-29-26-55-70-55-46 0-81 30-85 33-22-29-65-33-86-33-74 0-163 40-163 125v88h-62v23h62v251c0 35-9 35-62 35v25c26-2 67-3 86-3 20 0 58 1 86 3v-25c-51 0-59 0-59-35v-251h163v251c0 35-9 35-61 35v25c30-2 67-3 88-3 31 0 68 0 98 3v-25h-16c-56 0-58-8-58-36zM111 213v-88c0-76 63-107 112-107 39 0 60 14 62 14v1c-14 0-28 11-28 32 0 5 0 25 21 32-2 10-2 17-2 26v90z">
            <text:p/>
          </draw:path>
          <draw:path draw:style-name="gr3" draw:text-style-name="P9" draw:layer="layout" svg:width="0.083cm" svg:height="0.083cm" svg:x="3.486cm" svg:y="4.20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4.054cm" svg:y="3.7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4.316cm" svg:y="3.77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5 68-8 7-59 7-74 7z">
            <text:p/>
          </draw:path>
          <draw:path draw:style-name="gr3" draw:text-style-name="P9" draw:layer="layout" svg:width="0.18cm" svg:height="0.773cm" svg:x="4.709cm" svg:y="3.705cm" svg:viewBox="0 0 181 774" svg:d="M181 387c0-60-9-153-51-241-47-95-114-146-123-146-3 0-7 4-7 7 0 4 0 5 14 19 78 76 121 199 121 361 0 132-28 269-124 366-11 10-11 12-11 14 0 5 4 7 7 7 9 0 79-53 125-151 40-85 49-171 49-236z">
            <text:p/>
          </draw:path>
          <draw:path draw:style-name="gr3" draw:text-style-name="P9" draw:layer="layout" svg:width="0.513cm" svg:height="0.351cm" svg:x="5.246cm" svg:y="3.942cm" svg:viewBox="0 0 514 352" svg:d="M336 79c4-16 11-46 11-49 0-14-11-21-21-21-11 0-25 5-30 21-2 5-39 155-44 174-6 23-7 37-7 51 0 9 0 11 1 14-17 42-42 65-72 65-61 0-61-56-61-70 0-25 3-55 40-151 9-23 12-34 12-50 0-35-24-63-63-63-74 0-102 113-102 120s7 7 9 7c9 0 9 0 12-14 21-73 51-95 79-95 7 0 20 0 20 24 0 20-9 42-14 55-34 91-44 128-44 156 0 72 52 99 110 99 13 0 50 0 81-55 20 50 74 55 97 55 58 0 92-49 113-95 26-62 51-166 51-202 0-43-21-55-35-55-20 0-39 19-39 37 0 10 5 16 12 21 9 9 28 28 28 67 0 26-22 102-42 141-21 42-47 68-86 68-37 0-56-23-56-67 0-21 5-45 7-56z">
            <text:p/>
          </draw:path>
          <draw:path draw:style-name="gr3" draw:text-style-name="P9" draw:layer="layout" svg:width="0.083cm" svg:height="0.083cm" svg:x="5.863cm" svg:y="4.203cm" svg:viewBox="0 0 84 84" svg:d="M84 42c0-23-19-42-42-42s-42 19-42 42 19 42 42 42 42-19 42-42z">
            <text:p/>
          </draw:path>
          <draw:path draw:style-name="gr3" draw:text-style-name="P9" draw:layer="layout" svg:width="0.316cm" svg:height="0.351cm" svg:x="6.293cm" svg:y="3.942cm" svg:viewBox="0 0 317 352" svg:d="M46 297c-2 13-7 30-7 34 0 14 10 21 23 21 8 0 22-7 28-21 2-4 28-109 31-123 6-27 20-81 25-102 4-9 25-46 44-64 5-5 28-24 62-24 21 0 31 8 33 8-25 4-40 23-40 43 0 12 8 28 28 28 21 0 44-18 44-46s-25-51-65-51c-51 0-85 39-99 60-7-35-35-60-72-60-35 0-49 30-56 44-14 26-25 74-25 76 0 7 7 7 9 7 9 0 9 0 14-18 12-54 28-91 56-91 14 0 25 5 25 35 0 16-4 24-12 65z">
            <text:p/>
          </draw:path>
          <draw:path draw:style-name="gr3" draw:text-style-name="P9" draw:layer="layout" svg:width="0.083cm" svg:height="0.083cm" svg:x="6.664cm" svg:y="4.203cm" svg:viewBox="0 0 84 84" svg:d="M84 42c0-23-19-42-42-42s-42 19-42 42 19 42 42 42 42-19 42-42z">
            <text:p/>
          </draw:path>
          <draw:path draw:style-name="gr3" draw:text-style-name="P9" draw:layer="layout" svg:width="0.238cm" svg:height="0.493cm" svg:x="7.086cm" svg:y="3.8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9" draw:layer="layout" svg:width="0.083cm" svg:height="0.083cm" svg:x="7.415cm" svg:y="4.203cm" svg:viewBox="0 0 84 84" svg:d="M84 42c0-23-19-42-42-42s-42 19-42 42 19 42 42 42 42-19 42-42z">
            <text:p/>
          </draw:path>
          <draw:path draw:style-name="gr3" draw:text-style-name="P9" draw:layer="layout" svg:width="0.386cm" svg:height="0.351cm" svg:x="7.843cm" svg:y="3.942cm" svg:viewBox="0 0 387 352" svg:d="M238 109c3-21 21-91 75-91 6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79-55 83-60 9 30 37 60 83 60 81 0 124-100 124-120 0-7-7-7-8-7-7 0-9 2-11 7-24 85-79 102-104 102-30 0-42-24-42-51 0-17 5-33 14-68z">
            <text:p/>
          </draw:path>
        </draw:g>
        <draw:g>
          <svg:title>TexMaths</svg:title>
          <svg:desc>22§display§A + B \left[ y \frac{d^2y}{dx^2} + \frac{dy}{dx} \left( \frac{dy}{dx} \right) \right] = 0 §svg§600§FALSE§</svg:desc>
          <draw:polygon draw:style-name="gr2" draw:text-style-name="P8" draw:layer="layout" svg:width="10.46cm" svg:height="1.821cm" svg:x="2.203cm" svg:y="5.046cm" svg:viewBox="0 0 10461 1822" draw:points="5230,1822 0,1822 0,0 10461,0 10461,1822">
            <text:p/>
          </draw:polygon>
          <draw:path draw:style-name="gr3" draw:text-style-name="P9" draw:layer="layout" svg:width="0.53cm" svg:height="0.555cm" svg:x="2.191cm" svg:y="5.616cm" svg:viewBox="0 0 531 556" svg:d="M111 466c-30 51-60 64-95 66-9 0-16 0-16 15 0 4 4 9 11 9 21 0 44-3 66-3 25 0 53 3 78 3 3 0 14 0 14-16 0-8-7-8-12-8-18-2-37-9-37-29 0-8 5-17 10-28l60-98h195c2 15 13 121 13 128 0 25-41 27-57 27-10 0-19 0-19 15 0 9 11 9 12 9 32 0 66-3 97-3 20 0 67 3 86 3 6 0 14 0 14-16 0-8-7-8-17-8-48 0-48-6-49-29l-48-484c-2-15-2-19-16-19-12 0-14 5-19 12zM204 352l153-255 25 255z">
            <text:p/>
          </draw:path>
          <draw:path draw:style-name="gr3" draw:text-style-name="P9" draw:layer="layout" svg:width="0.515cm" svg:height="0.516cm" svg:x="2.96cm" svg:y="5.7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553cm" svg:height="0.529cm" svg:x="3.722cm" svg:y="5.642cm" svg:viewBox="0 0 554 530" svg:d="M92 470c-8 30-9 35-71 35-14 0-21 0-21 16 0 9 7 9 21 9h276c124 0 215-92 215-167 0-57-46-101-120-110 80-15 162-72 162-146 0-58-51-107-144-107h-260c-16 0-23 0-23 16 0 9 7 9 21 9 2 0 16 0 30 1 14 0 21 2 21 13 0 1-2 5-4 14zM209 246l48-193c7-27 9-28 42-28h101c66 0 84 45 84 79 0 68-67 142-162 142zM174 505c-10 0-12 0-17 0-7 0-11-2-11-7 0-3 0-5 5-19l53-217h146c76 0 90 58 90 92 0 77-69 151-160 151z">
            <text:p/>
          </draw:path>
          <draw:polygon draw:style-name="gr3" draw:text-style-name="P9" draw:layer="layout" svg:width="0.205cm" svg:height="1.856cm" svg:x="4.637cm" svg:y="5.049cm" svg:viewBox="0 0 206 1857" draw:points="0,1857 206,1857 206,1815 42,1815 42,42 206,42 206,0 0,0">
            <text:p/>
          </draw:polygon>
          <draw:path draw:style-name="gr3" draw:text-style-name="P9" draw:layer="layout" svg:width="0.358cm" svg:height="0.501cm" svg:x="4.875cm" svg:y="5.829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ath draw:style-name="gr3" draw:text-style-name="P9" draw:layer="layout" svg:width="0.369cm" svg:height="0.546cm" svg:x="5.399cm" svg:y="5.11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24cm" svg:height="0.36cm" svg:x="5.806cm" svg:y="5.0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01cm" svg:x="6.14cm" svg:y="5.304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olygon draw:style-name="gr3" draw:text-style-name="P9" draw:layer="layout" svg:width="1.192cm" svg:height="0.032cm" svg:x="5.352cm" svg:y="5.961cm" svg:viewBox="0 0 1193 33" draw:points="597,33 0,33 0,0 1193,0 1193,33">
            <text:p/>
          </draw:polygon>
          <draw:path draw:style-name="gr3" draw:text-style-name="P9" draw:layer="layout" svg:width="0.369cm" svg:height="0.546cm" svg:x="5.382cm" svg:y="6.16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5.776cm" svg:y="6.3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6.23cm" svg:y="6.1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6.85cm" svg:y="5.7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69cm" svg:height="0.546cm" svg:x="7.721cm" svg:y="5.11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8.115cm" svg:y="5.304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olygon draw:style-name="gr3" draw:text-style-name="P9" draw:layer="layout" svg:width="0.846cm" svg:height="0.032cm" svg:x="7.673cm" svg:y="5.961cm" svg:viewBox="0 0 847 33" draw:points="422,33 0,33 0,0 847,0 847,33">
            <text:p/>
          </draw:polygon>
          <draw:path draw:style-name="gr3" draw:text-style-name="P9" draw:layer="layout" svg:width="0.369cm" svg:height="0.546cm" svg:x="7.703cm" svg:y="6.16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8.097cm" svg:y="6.3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6cm" svg:x="8.9cm" svg:y="5.049cm" svg:viewBox="0 0 382 1857" svg:d="M382 1850c0-4-2-6-4-7-28-30-81-81-132-166-125-199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69cm" svg:height="0.546cm" svg:x="9.449cm" svg:y="5.11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9.843cm" svg:y="5.30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olygon draw:style-name="gr3" draw:text-style-name="P9" draw:layer="layout" svg:width="0.846cm" svg:height="0.032cm" svg:x="9.401cm" svg:y="5.961cm" svg:viewBox="0 0 847 33" draw:points="422,33 0,33 0,0 847,0 847,33">
            <text:p/>
          </draw:polygon>
          <draw:path draw:style-name="gr3" draw:text-style-name="P9" draw:layer="layout" svg:width="0.369cm" svg:height="0.546cm" svg:x="9.431cm" svg:y="6.16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9.826cm" svg:y="6.3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381cm" svg:height="1.856cm" svg:x="10.366cm" svg:y="5.049cm" svg:viewBox="0 0 382 1857" svg:d="M382 929c0-304-70-610-268-843-15-17-44-49-75-77-11-9-13-9-23-9-9 0-16 0-16 7 0 4 4 7 5 9 27 28 79 79 131 164 124 198 181 450 181 748 0 209-27 476-155 707-62 111-127 174-158 208-2 1-4 3-4 7 0 7 7 7 16 7 10 0 12 0 24-13 261-235 342-589 342-915z">
            <text:p/>
          </draw:path>
          <draw:polygon draw:style-name="gr3" draw:text-style-name="P9" draw:layer="layout" svg:width="0.205cm" svg:height="1.856cm" svg:x="10.918cm" svg:y="5.049cm" svg:viewBox="0 0 206 1857" draw:points="162,1815 0,1815 0,1857 206,1857 206,0 0,0 0,42 162,42">
            <text:p/>
          </draw:polygon>
          <draw:path draw:style-name="gr3" draw:text-style-name="P9" draw:layer="layout" svg:width="0.515cm" svg:height="0.182cm" svg:x="11.573cm" svg:y="5.8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2.376cm" svg:y="5.655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>
          <svg:title>TexMaths</svg:title>
          <svg:desc>22§display§\text {i.e. } \ \ Ax + By \frac{dy}{dx} = 0 §svg§600§FALSE§</svg:desc>
          <draw:polygon draw:style-name="gr2" draw:text-style-name="P8" draw:layer="layout" svg:width="7.184cm" svg:height="1.522cm" svg:x="13.406cm" svg:y="1.744cm" svg:viewBox="0 0 7185 1523" draw:points="3594,1523 0,1523 0,0 7185,0 7185,1523">
            <text:p/>
          </draw:polygon>
          <draw:path draw:style-name="gr3" draw:text-style-name="P9" draw:layer="layout" svg:width="0.166cm" svg:height="0.518cm" svg:x="13.392cm" svg:y="2.24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083cm" svg:height="0.084cm" svg:x="13.649cm" svg:y="2.684cm" svg:viewBox="0 0 84 85" svg:d="M84 42c0-23-19-42-42-42s-42 19-42 42 19 43 42 43 42-20 42-43z">
            <text:p/>
          </draw:path>
          <draw:path draw:style-name="gr3" draw:text-style-name="P9" draw:layer="layout" svg:width="0.3cm" svg:height="0.356cm" svg:x="13.818cm" svg:y="2.4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4cm" svg:x="14.207cm" svg:y="2.684cm" svg:viewBox="0 0 84 85" svg:d="M84 42c0-23-19-42-42-42s-42 19-42 42 19 43 42 43 42-20 42-43z">
            <text:p/>
          </draw:path>
          <draw:path draw:style-name="gr3" draw:text-style-name="P9" draw:layer="layout" svg:width="0.53cm" svg:height="0.555cm" svg:x="15.242cm" svg:y="2.212cm" svg:viewBox="0 0 531 556" svg:d="M111 467c-30 51-60 63-95 65-9 0-16 0-16 15 0 4 4 9 11 9 21 0 44-3 66-3 25 0 53 3 78 3 3 0 14 0 14-16 0-8-7-8-12-8-18-2-37-9-37-29 0-8 5-17 10-28l60-98h195c0 16 13 121 13 128 0 25-41 27-57 27-10 0-19 0-19 15 0 9 11 9 12 9 32 0 65-3 97-3 20 0 67 3 86 3 6 0 14 0 14-16 0-8-7-8-17-8-48 0-48-6-49-29l-48-484c-2-15-2-19-16-19-12 0-16 5-19 12zM204 352l153-255 25 255z">
            <text:p/>
          </draw:path>
          <draw:path draw:style-name="gr3" draw:text-style-name="P9" draw:layer="layout" svg:width="0.386cm" svg:height="0.351cm" svg:x="15.817cm" svg:y="2.4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517cm" svg:x="16.451cm" svg:y="2.31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553cm" svg:height="0.529cm" svg:x="17.213cm" svg:y="2.237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0c67 0 85 45 85 79 0 69-67 142-162 142zM174 505c-10 0-12 0-17 0-7 0-11-2-11-7 0-3 0-5 5-19l53-217h146c74 0 90 58 90 92 0 77-69 151-160 151z">
            <text:p/>
          </draw:path>
          <draw:path draw:style-name="gr3" draw:text-style-name="P9" draw:layer="layout" svg:width="0.358cm" svg:height="0.501cm" svg:x="17.829cm" svg:y="2.423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369cm" svg:height="0.546cm" svg:x="18.355cm" svg:y="1.705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8cm" svg:height="0.501cm" svg:x="18.749cm" svg:y="1.9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5cm" svg:height="0.032cm" svg:x="18.305cm" svg:y="2.555cm" svg:viewBox="0 0 846 33" draw:points="422,33 0,33 0,0 846,0 846,33">
            <text:p/>
          </draw:polygon>
          <draw:path draw:style-name="gr3" draw:text-style-name="P9" draw:layer="layout" svg:width="0.369cm" svg:height="0.546cm" svg:x="18.337cm" svg:y="2.76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18.731cm" svg:y="2.9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182cm" svg:x="19.5cm" svg:y="2.48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0.305cm" svg:y="2.251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</draw:g>
        <draw:g>
          <svg:title>TexMaths</svg:title>
          <svg:desc>24§display§.\ .\ . \ \text {(3)} §svg§600§FALSE§</svg:desc>
          <draw:polygon draw:style-name="gr2" draw:text-style-name="P8" draw:layer="layout" svg:width="2.458cm" svg:height="0.759cm" svg:x="14.687cm" svg:y="8.141cm" svg:viewBox="0 0 2459 760" draw:points="1229,760 0,760 0,0 2459,0 2459,760">
            <text:p/>
          </draw:polygon>
          <draw:path draw:style-name="gr3" draw:text-style-name="P9" draw:layer="layout" svg:width="0.091cm" svg:height="0.091cm" svg:x="14.718cm" svg:y="8.642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15.233cm" svg:y="8.642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15.749cm" svg:y="8.642cm" svg:viewBox="0 0 92 92" svg:d="M92 46c0-25-21-46-46-46s-46 21-46 46 21 46 46 46 46-21 46-46z">
            <text:p/>
          </draw:path>
          <draw:path draw:style-name="gr3" draw:text-style-name="P9" draw:layer="layout" svg:width="0.197cm" svg:height="0.844cm" svg:x="16.276cm" svg:y="8.099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9" draw:layer="layout" svg:width="0.351cm" svg:height="0.581cm" svg:x="16.556cm" svg:y="8.17cm" svg:viewBox="0 0 352 582" svg:d="M211 265c69-21 117-81 117-148 0-69-73-117-155-117-87 0-150 50-150 115 0 27 19 44 42 44 27 0 44-19 44-44 0-42-40-42-51-42 25-40 80-52 111-52 35 0 83 19 83 94 0 12-2 60-25 98-25 40-54 42-75 44-6 0-27 2-33 2-8 0-13 2-13 10 0 9 5 9 21 9h36c69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9" draw:layer="layout" svg:width="0.197cm" svg:height="0.844cm" svg:x="16.99cm" svg:y="8.09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\text {i.e. }A + B \left[ y \frac{d^2y}{dx^2} + \left( \frac{dy}{dx} \right)^2 \right] = 0 §svg§600§FALSE§</svg:desc>
          <draw:polygon draw:style-name="gr2" draw:text-style-name="P8" draw:layer="layout" svg:width="11.065cm" svg:height="2.241cm" svg:x="2.207cm" svg:y="7.446cm" svg:viewBox="0 0 11066 2242" draw:points="5533,2242 0,2242 0,0 11066,0 11066,2242">
            <text:p/>
          </draw:polygon>
          <draw:path draw:style-name="gr3" draw:text-style-name="P9" draw:layer="layout" svg:width="0.166cm" svg:height="0.518cm" svg:x="2.193cm" svg:y="8.24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083cm" svg:height="0.083cm" svg:x="2.45cm" svg:y="8.677cm" svg:viewBox="0 0 84 84" svg:d="M84 42c0-23-19-42-42-42s-42 19-42 42 19 42 42 42 42-19 42-42z">
            <text:p/>
          </draw:path>
          <draw:path draw:style-name="gr3" draw:text-style-name="P9" draw:layer="layout" svg:width="0.3cm" svg:height="0.356cm" svg:x="2.619cm" svg:y="8.41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3.008cm" svg:y="8.677cm" svg:viewBox="0 0 84 84" svg:d="M84 42c0-23-19-42-42-42s-42 19-42 42 19 42 42 42 42-19 42-42z">
            <text:p/>
          </draw:path>
          <draw:path draw:style-name="gr3" draw:text-style-name="P9" draw:layer="layout" svg:width="0.53cm" svg:height="0.555cm" svg:x="3.527cm" svg:y="8.206cm" svg:viewBox="0 0 531 556" svg:d="M111 466c-30 51-60 64-95 65-9 0-16 0-16 16 0 4 4 9 11 9 21 0 44-3 66-3 25 0 53 3 78 3 3 0 14 0 14-16 0-9-7-9-12-9-18-1-37-8-37-28 0-9 5-17 10-28l60-98h195c2 15 13 121 13 128 0 25-41 26-57 26-10 0-19 0-19 16 0 9 11 9 12 9 32 0 65-3 97-3 20 0 67 3 86 3 6 0 14 0 14-16 0-9-7-9-17-9-48 0-48-5-49-28l-48-484c-2-15-2-19-16-19-12 0-14 5-19 12zM204 352l153-255 25 255z">
            <text:p/>
          </draw:path>
          <draw:path draw:style-name="gr3" draw:text-style-name="P9" draw:layer="layout" svg:width="0.515cm" svg:height="0.516cm" svg:x="4.294cm" svg:y="8.3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553cm" svg:height="0.529cm" svg:x="5.058cm" svg:y="8.232cm" svg:viewBox="0 0 554 530" svg:d="M92 470c-8 30-9 35-71 35-14 0-21 0-21 16 0 9 7 9 21 9h276c124 0 215-92 215-168 0-56-46-100-120-109 80-15 162-72 162-146 0-58-51-107-144-107h-260c-16 0-23 0-23 16 0 9 7 9 21 9 2 0 16 0 30 1 14 0 21 2 21 13 0 1-2 5-4 14zM209 246l48-193c7-27 9-28 42-28h100c67 0 85 45 85 79 0 68-67 142-162 142zM174 505c-10 0-12 0-17 0-7 0-11-2-11-7 0-4 0-5 5-19l53-217h146c76 0 90 58 90 92 0 77-69 151-160 151z">
            <text:p/>
          </draw:path>
          <draw:polygon draw:style-name="gr3" draw:text-style-name="P9" draw:layer="layout" svg:width="0.23cm" svg:height="2.32cm" svg:x="5.991cm" svg:y="7.407cm" svg:viewBox="0 0 231 2321" draw:points="0,2321 231,2321 231,2272 48,2272 48,48 231,48 231,0 0,0">
            <text:p/>
          </draw:polygon>
          <draw:path draw:style-name="gr3" draw:text-style-name="P9" draw:layer="layout" svg:width="0.358cm" svg:height="0.501cm" svg:x="6.253cm" svg:y="8.419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7 83 67 81 0 160-71 181-159z">
            <text:p/>
          </draw:path>
          <draw:path draw:style-name="gr3" draw:text-style-name="P9" draw:layer="layout" svg:width="0.369cm" svg:height="0.546cm" svg:x="6.778cm" svg:y="7.701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24cm" svg:height="0.36cm" svg:x="7.184cm" svg:y="7.59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01cm" svg:x="7.518cm" svg:y="7.894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7 83 67 81 0 160-71 181-159z">
            <text:p/>
          </draw:path>
          <draw:polygon draw:style-name="gr3" draw:text-style-name="P9" draw:layer="layout" svg:width="1.192cm" svg:height="0.032cm" svg:x="6.73cm" svg:y="8.551cm" svg:viewBox="0 0 1193 33" draw:points="597,33 0,33 0,0 1193,0 1193,33">
            <text:p/>
          </draw:polygon>
          <draw:path draw:style-name="gr3" draw:text-style-name="P9" draw:layer="layout" svg:width="0.369cm" svg:height="0.546cm" svg:x="6.76cm" svg:y="8.753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86cm" svg:height="0.351cm" svg:x="7.154cm" svg:y="8.9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9" draw:layer="layout" svg:width="0.24cm" svg:height="0.36cm" svg:x="7.608cm" svg:y="8.70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8.228cm" svg:y="8.3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1cm" svg:height="1.855cm" svg:x="9.12cm" svg:y="7.639cm" svg:viewBox="0 0 382 1856" svg:d="M382 1849c0-3-2-5-4-7-28-30-81-81-132-165-125-199-181-451-181-748 0-209 27-477 155-707 62-111 125-174 160-208 2-2 2-3 2-7 0-7-5-7-16-7s-12 0-25 12c-260 236-341 590-341 915 0 305 70 611 268 843 15 18 44 49 77 78 9 8 10 8 21 8s16 0 16-7z">
            <text:p/>
          </draw:path>
          <draw:path draw:style-name="gr3" draw:text-style-name="P9" draw:layer="layout" svg:width="0.369cm" svg:height="0.546cm" svg:x="9.669cm" svg:y="7.701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58cm" svg:height="0.501cm" svg:x="10.063cm" svg:y="7.894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7 83 67 81 0 160-71 181-159z">
            <text:p/>
          </draw:path>
          <draw:polygon draw:style-name="gr3" draw:text-style-name="P9" draw:layer="layout" svg:width="0.846cm" svg:height="0.032cm" svg:x="9.62cm" svg:y="8.551cm" svg:viewBox="0 0 847 33" draw:points="422,33 0,33 0,0 847,0 847,33">
            <text:p/>
          </draw:polygon>
          <draw:path draw:style-name="gr3" draw:text-style-name="P9" draw:layer="layout" svg:width="0.369cm" svg:height="0.546cm" svg:x="9.651cm" svg:y="8.753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86cm" svg:height="0.351cm" svg:x="10.046cm" svg:y="8.9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381cm" svg:height="1.855cm" svg:x="10.584cm" svg:y="7.639cm" svg:viewBox="0 0 382 1856" svg:d="M382 929c0-304-70-611-268-843-15-17-44-49-75-77-11-9-13-9-23-9-9 0-16 0-16 7 0 4 4 7 5 9 27 28 79 79 131 163 124 199 183 451 183 748 0 210-29 477-157 708-62 111-127 174-158 207-2 2-4 4-4 7 0 7 7 7 16 7 10 0 12 0 24-12 261-236 342-589 342-915z">
            <text:p/>
          </draw:path>
          <draw:path draw:style-name="gr3" draw:text-style-name="P9" draw:layer="layout" svg:width="0.24cm" svg:height="0.36cm" svg:x="11.161cm" svg:y="7.4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23cm" svg:height="2.32cm" svg:x="11.482cm" svg:y="7.407cm" svg:viewBox="0 0 231 2321" draw:points="183,2272 0,2272 0,2321 231,2321 231,0 0,0 0,48 183,48">
            <text:p/>
          </draw:polygon>
          <draw:path draw:style-name="gr3" draw:text-style-name="P9" draw:layer="layout" svg:width="0.515cm" svg:height="0.182cm" svg:x="12.182cm" svg:y="8.4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2.985cm" svg:y="8.245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</draw:g>
        <draw:g>
          <svg:title>TexMaths</svg:title>
          <svg:desc>22§display§\text {From, (1),  (2) and (3) we get}§svg§600§FALSE§</svg:desc>
          <draw:polygon draw:style-name="gr2" draw:text-style-name="P8" draw:layer="layout" svg:width="9.751cm" svg:height="0.696cm" svg:x="2.205cm" svg:y="10.344cm" svg:viewBox="0 0 9752 697" draw:points="4875,697 0,697 0,0 9752,0 9752,697">
            <text:p/>
          </draw:polygon>
          <draw:path draw:style-name="gr3" draw:text-style-name="P9" draw:layer="layout" svg:width="0.446cm" svg:height="0.527cm" svg:x="2.191cm" svg:y="10.36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261cm" svg:height="0.342cm" svg:x="2.627cm" svg:y="10.54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2.932cm" svg:y="10.53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3.321cm" svg:y="10.542cm" svg:viewBox="0 0 605 343" svg:d="M60 76v209c0 33-7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091cm" svg:height="0.231cm" svg:x="4.007cm" svg:y="10.803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9" draw:layer="layout" svg:width="0.18cm" svg:height="0.773cm" svg:x="4.49cm" svg:y="10.3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4.782cm" svg:y="10.3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5.144cm" svg:y="10.30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091cm" svg:height="0.231cm" svg:x="5.468cm" svg:y="10.803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9" draw:layer="layout" svg:width="0.18cm" svg:height="0.773cm" svg:x="5.95cm" svg:y="10.3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6.213cm" svg:y="10.3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6.605cm" svg:y="10.30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49cm" svg:height="0.356cm" svg:x="7.152cm" svg:y="10.53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39cm" svg:height="0.342cm" svg:x="7.531cm" svg:y="10.54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83cm" svg:height="0.546cm" svg:x="7.962cm" svg:y="10.349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9" draw:layer="layout" svg:width="0.18cm" svg:height="0.773cm" svg:x="8.7cm" svg:y="10.3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21cm" svg:height="0.532cm" svg:x="8.956cm" svg:y="10.37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9.354cm" svg:y="10.30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31cm" svg:height="0.342cm" svg:x="9.882cm" svg:y="10.551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9" draw:layer="layout" svg:width="0.3cm" svg:height="0.356cm" svg:x="10.428cm" svg:y="10.53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55cm" svg:height="0.511cm" svg:x="11.028cm" svg:y="10.53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cm" svg:height="0.356cm" svg:x="11.415cm" svg:y="10.53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44cm" svg:height="0.485cm" svg:x="11.751cm" svg:y="10.409cm" svg:viewBox="0 0 245 486" svg:d="M120 167h111v-25h-111v-142h-20c0 63-24 146-100 150v17h67v213c0 97 72 106 100 106 55 0 78-55 78-106v-44h-21v44c0 56-23 86-52 86-52 0-52-70-52-84z">
            <text:p/>
          </draw:path>
        </draw:g>
        <draw:g>
          <svg:title>TexMaths</svg:title>
          <svg:desc>22§display§\begin{vmatrix} x^2 &amp; y^2 &amp;  1   \\ 
                           x      &amp; y \frac{dy}{dx} &amp; 0  \\ 
                           1      &amp; y \frac{d^2y}{dx^2} + \left( \frac{dy}{dx} \right)^2 &amp; 0 \end{vmatrix} = 0§svg§600§FALSE§</svg:desc>
          <draw:polygon draw:style-name="gr2" draw:text-style-name="P8" draw:layer="layout" svg:width="9.187cm" svg:height="3.389cm" svg:x="2.292cm" svg:y="11.745cm" svg:viewBox="0 0 9188 3390" draw:points="4593,3390 0,3390 0,0 9188,0 9188,3390">
            <text:p/>
          </draw:polygon>
          <draw:path draw:style-name="gr3" draw:text-style-name="P9" draw:layer="layout" svg:width="0.034cm" svg:height="0.497cm" svg:x="2.366cm" svg:y="11.794cm" svg:viewBox="0 0 35 498" svg:d="M0 470c0 12 0 28 18 28 17 0 17-16 17-28v-442c0-12 0-28-17-28-18 0-18 16-18 28z">
            <text:p/>
          </draw:path>
          <draw:path draw:style-name="gr3" draw:text-style-name="P9" draw:layer="layout" svg:width="0.034cm" svg:height="0.497cm" svg:x="2.366cm" svg:y="12.259cm" svg:viewBox="0 0 35 498" svg:d="M0 470c0 12 0 28 18 28 17 0 17-16 17-28v-442c0-12 0-28-17-28-18 0-18 16-18 28z">
            <text:p/>
          </draw:path>
          <draw:path draw:style-name="gr3" draw:text-style-name="P9" draw:layer="layout" svg:width="0.034cm" svg:height="0.497cm" svg:x="2.366cm" svg:y="12.723cm" svg:viewBox="0 0 35 498" svg:d="M0 470c0 12 0 28 18 28 17 0 17-16 17-28v-442c0-12 0-28-17-28-18 0-18 16-18 28z">
            <text:p/>
          </draw:path>
          <draw:path draw:style-name="gr3" draw:text-style-name="P9" draw:layer="layout" svg:width="0.034cm" svg:height="0.497cm" svg:x="2.366cm" svg:y="13.186cm" svg:viewBox="0 0 35 498" svg:d="M0 470c0 12 0 28 18 28 17 0 17-16 17-28v-442c0-12 0-28-17-28-18 0-18 16-18 28z">
            <text:p/>
          </draw:path>
          <draw:path draw:style-name="gr3" draw:text-style-name="P9" draw:layer="layout" svg:width="0.034cm" svg:height="0.497cm" svg:x="2.366cm" svg:y="13.651cm" svg:viewBox="0 0 35 498" svg:d="M0 470c0 12 0 28 18 28 17 0 17-16 17-28v-442c0-12 0-28-17-28-18 0-18 16-18 28z">
            <text:p/>
          </draw:path>
          <draw:path draw:style-name="gr3" draw:text-style-name="P9" draw:layer="layout" svg:width="0.034cm" svg:height="0.497cm" svg:x="2.366cm" svg:y="14.114cm" svg:viewBox="0 0 35 498" svg:d="M0 470c0 12 0 28 18 28 17 0 17-16 17-28v-442c0-12 0-28-17-28-18 0-18 16-18 28z">
            <text:p/>
          </draw:path>
          <draw:path draw:style-name="gr3" draw:text-style-name="P9" draw:layer="layout" svg:width="0.034cm" svg:height="0.497cm" svg:x="2.366cm" svg:y="14.578cm" svg:viewBox="0 0 35 498" svg:d="M0 470c0 12 0 28 18 28 17 0 17-16 17-28v-442c0-12 0-28-17-28-18 0-18 16-18 28z">
            <text:p/>
          </draw:path>
          <draw:path draw:style-name="gr3" draw:text-style-name="P9" draw:layer="layout" svg:width="0.386cm" svg:height="0.351cm" svg:x="2.533cm" svg:y="12.0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24cm" svg:height="0.36cm" svg:x="2.987cm" svg:y="11.70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01cm" svg:x="6.039cm" svg:y="12.003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4-9 7-7 14-17 14-31 0-25-21-28-28-28-18 0-44 12-44 51 0 38 35 67 83 67 81 0 160-71 181-159z">
            <text:p/>
          </draw:path>
          <draw:path draw:style-name="gr3" draw:text-style-name="P9" draw:layer="layout" svg:width="0.24cm" svg:height="0.36cm" svg:x="6.458cm" svg:y="11.70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256cm" svg:height="0.516cm" svg:x="9.555cm" svg:y="11.83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386cm" svg:height="0.351cm" svg:x="2.707cm" svg:y="13.0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358cm" svg:height="0.501cm" svg:x="5.784cm" svg:y="13.003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4-9 7-7 14-17 14-31 0-25-21-28-28-28-18 0-44 12-44 51 0 38 35 67 83 67 81 0 160-71 181-159z">
            <text:p/>
          </draw:path>
          <draw:path draw:style-name="gr3" draw:text-style-name="P9" draw:layer="layout" svg:width="0.279cm" svg:height="0.383cm" svg:x="6.301cm" svg:y="12.625cm" svg:viewBox="0 0 280 384" svg:d="M278 16c0 0 2-7 2-9s-2-7-9-7c-11 0-56 4-70 5-4 0-11 2-11 13 0 8 7 8 14 8 27 0 27 4 27 7 0 4-2 7-4 13l-30 123c-12-18-30-32-56-32-71 0-141 78-141 155 0 53 35 92 83 92 28 0 54-18 77-39 11 32 41 39 56 39 20 0 32-13 43-30 12-21 19-53 19-55 0-7-7-7-9-7-7 0-9 2-12 18-7 26-18 58-41 58-14 0-17-13-17-27 0-10 2-15 3-22zM162 310c-4 14-16 26-28 35-6 5-27 23-50 23-21 0-40-14-40-53 0-28 16-88 28-111 25-44 53-51 69-51 37 0 47 41 47 48 0 1 0 5-1 7z">
            <text:p/>
          </draw:path>
          <draw:path draw:style-name="gr3" draw:text-style-name="P9" draw:layer="layout" svg:width="0.279cm" svg:height="0.349cm" svg:x="6.616cm" svg:y="12.762cm" svg:viewBox="0 0 280 350" svg:d="M278 35c2-9 2-9 2-12 0-11-9-18-18-18-7 0-17 4-23 14-1 2-7 20-8 30l-13 46c-2 14-19 81-21 88 0 0-25 48-67 48-37 0-37-36-37-46 0-30 13-64 28-106 7-17 11-23 11-33 0-27-23-46-53-46-54 0-79 74-79 83 0 7 7 7 9 7 9 0 9-2 10-9 14-44 37-65 58-65 11 0 15 5 15 17 0 15-6 25-8 32-26 67-31 88-31 111 0 9 0 35 21 53 16 14 39 16 54 16 22 0 41-7 59-25-7 30-13 53-36 81-14 18-37 35-65 35-3 0-30 0-40-17 28-4 28-30 28-30 0-18-16-21-21-21-13 0-32 10-32 35 0 28 27 47 65 47 55 0 123-42 139-109z">
            <text:p/>
          </draw:path>
          <draw:polygon draw:style-name="gr3" draw:text-style-name="P9" draw:layer="layout" svg:width="0.673cm" svg:height="0.032cm" svg:x="6.261cm" svg:y="13.137cm" svg:viewBox="0 0 674 33" draw:points="338,33 0,33 0,0 674,0 674,33">
            <text:p/>
          </draw:polygon>
          <draw:path draw:style-name="gr3" draw:text-style-name="P9" draw:layer="layout" svg:width="0.279cm" svg:height="0.383cm" svg:x="6.292cm" svg:y="13.235cm" svg:viewBox="0 0 280 384" svg:d="M278 16c0 0 2-7 2-9s-2-7-9-7c-11 0-56 4-70 5-4 0-11 2-11 13 0 8 7 8 14 8 27 0 27 4 27 7 0 4-2 7-4 13l-30 123c-12-18-30-32-56-32-71 0-141 78-141 155 0 53 35 92 83 92 28 0 54-18 77-39 11 32 41 39 56 39 20 0 32-13 43-30 12-21 19-53 19-55 0-7-7-7-9-7-7 0-9 2-12 18-7 26-16 58-41 58-14 0-17-13-17-27 0-10 2-15 3-22zM162 310c-4 14-16 26-28 35-6 5-27 23-50 23-21 0-40-14-40-53 0-28 16-88 28-111 25-44 53-51 69-51 37 0 47 41 47 48 0 1 0 5-1 7z">
            <text:p/>
          </draw:path>
          <draw:path draw:style-name="gr3" draw:text-style-name="P9" draw:layer="layout" svg:width="0.291cm" svg:height="0.245cm" svg:x="6.607cm" svg:y="13.373cm" svg:viewBox="0 0 292 246" svg:d="M109 183c-5 18-23 48-51 48-2 0-18 0-30-7 23-8 25-27 25-30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326cm" svg:height="0.532cm" svg:x="9.516cm" svg:y="12.831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7 14 91 89 7 44 7 102 7 152 0 58 0 111-9 160-10 74-54 98-89 98z">
            <text:p/>
          </draw:path>
          <draw:path draw:style-name="gr3" draw:text-style-name="P9" draw:layer="layout" svg:width="0.256cm" svg:height="0.516cm" svg:x="2.781cm" svg:y="14.15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358cm" svg:height="0.501cm" svg:x="4.096cm" svg:y="14.328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4-9 7-7 14-17 14-31 0-25-21-28-28-28-18 0-44 12-44 51 0 38 35 67 83 67 81 0 160-71 181-159z">
            <text:p/>
          </draw:path>
          <draw:path draw:style-name="gr3" draw:text-style-name="P9" draw:layer="layout" svg:width="0.279cm" svg:height="0.383cm" svg:x="4.615cm" svg:y="13.95cm" svg:viewBox="0 0 280 384" svg:d="M278 16c0 0 2-7 2-9s-2-7-9-7c-11 0-56 4-70 5-4 0-11 2-11 13 0 8 7 8 14 8 27 0 27 4 27 7 0 4-2 7-4 13l-30 123c-12-18-30-32-56-32-71 0-141 78-141 155 0 53 35 92 83 92 28 0 54-18 77-39 11 32 41 39 56 39 20 0 32-13 43-30 12-21 19-53 19-55 0-7-7-7-9-7-7 0-9 2-12 18-7 26-18 58-41 58-14 0-17-13-17-27 0-10 2-15 3-22zM162 310c-4 14-16 26-28 35-6 5-27 23-50 23-21 0-40-14-40-53 0-28 16-88 28-111 25-44 53-51 69-51 37 0 47 41 47 48 0 1 0 5-1 7z">
            <text:p/>
          </draw:path>
          <draw:path draw:style-name="gr3" draw:text-style-name="P9" draw:layer="layout" svg:width="0.193cm" svg:height="0.258cm" svg:x="4.939cm" svg:y="13.834cm" svg:viewBox="0 0 194 259" svg:d="M194 185h-16c-2 7-6 31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9" draw:layer="layout" svg:width="0.279cm" svg:height="0.349cm" svg:x="5.231cm" svg:y="14.087cm" svg:viewBox="0 0 280 350" svg:d="M276 35c4-9 4-9 4-12 0-11-9-18-18-18-7 0-17 4-23 14-1 2-7 20-8 30l-13 46c-2 14-19 81-21 88 0 0-25 48-67 48-37 0-37-36-37-46 0-30 13-64 28-106 7-17 11-23 11-33 0-27-23-46-53-46-54 0-79 74-79 83 0 7 7 7 9 7 9 0 9-2 10-9 14-44 37-65 58-65 9 0 15 5 15 17 0 15-6 25-8 32-26 67-31 88-31 111 0 9 0 35 21 53 16 14 39 16 54 16 22 0 41-7 59-25-7 30-13 53-36 81-14 18-37 35-65 35-3 0-30 0-40-17 28-4 28-30 28-30 0-18-16-21-21-21-13 0-32 10-32 35 0 28 27 47 65 47 55 0 122-42 139-109z">
            <text:p/>
          </draw:path>
          <draw:polygon draw:style-name="gr3" draw:text-style-name="P9" draw:layer="layout" svg:width="0.976cm" svg:height="0.032cm" svg:x="4.573cm" svg:y="14.462cm" svg:viewBox="0 0 977 33" draw:points="487,33 0,33 0,0 977,0 977,33">
            <text:p/>
          </draw:polygon>
          <draw:path draw:style-name="gr3" draw:text-style-name="P9" draw:layer="layout" svg:width="0.279cm" svg:height="0.381cm" svg:x="4.606cm" svg:y="14.561cm" svg:viewBox="0 0 280 382" svg:d="M278 16c0 0 2-7 2-9s-2-7-9-7c-11 0-56 4-70 5-4 0-11 2-11 13 0 8 7 8 14 8 27 0 27 4 27 7 0 4-2 7-4 13l-30 123c-12-18-30-32-56-32-71 0-141 78-141 155 0 53 35 90 83 90 28 0 54-16 77-37 11 32 41 37 56 37 20 0 32-11 43-28 12-21 19-53 19-55 0-7-7-7-9-7-7 0-9 2-12 18-7 26-18 58-41 58-14 0-17-13-17-27 0-10 2-15 3-22zM162 310c-4 14-16 26-28 35-6 5-27 23-50 23-21 0-40-14-40-53 0-28 16-88 28-111 25-44 53-51 69-51 37 0 47 41 47 48 0 1 0 5-1 7z">
            <text:p/>
          </draw:path>
          <draw:path draw:style-name="gr3" draw:text-style-name="P9" draw:layer="layout" svg:width="0.291cm" svg:height="0.245cm" svg:x="4.919cm" svg:y="14.698cm" svg:viewBox="0 0 292 246" svg:d="M109 183c-5 18-23 48-51 48-2 0-18 0-30-7 23-8 25-27 25-30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193cm" svg:height="0.258cm" svg:x="5.28cm" svg:y="14.525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9" draw:layer="layout" svg:width="0.515cm" svg:height="0.516cm" svg:x="5.854cm" svg:y="14.21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1.391cm" svg:x="6.723cm" svg:y="13.781cm" svg:viewBox="0 0 296 1392" svg:d="M260 1385c2 0 9 7 9 7h18c2 0 9 0 9-7 0-3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9" draw:layer="layout" svg:width="0.279cm" svg:height="0.383cm" svg:x="7.181cm" svg:y="13.95cm" svg:viewBox="0 0 280 384" svg:d="M278 16c0 0 2-7 2-9s-2-7-9-7c-11 0-56 4-69 5-5 0-12 2-12 13 0 8 7 8 14 8 27 0 27 4 27 7 0 4-2 7-4 13l-30 123c-12-18-30-32-56-32-71 0-141 78-141 155 0 53 35 92 83 92 28 0 54-18 77-39 11 32 42 39 56 39 20 0 32-13 43-30 12-21 19-53 19-55 0-7-7-7-9-7-7 0-9 2-12 18-7 26-16 58-41 58-14 0-17-13-17-27 0-10 2-15 3-22zM162 310c-4 14-16 26-28 35-6 5-27 23-50 23-21 0-40-14-40-53 0-28 16-88 28-111 25-44 53-51 69-51 39 0 47 41 47 48 0 1 0 5-1 7z">
            <text:p/>
          </draw:path>
          <draw:path draw:style-name="gr3" draw:text-style-name="P9" draw:layer="layout" svg:width="0.279cm" svg:height="0.349cm" svg:x="7.494cm" svg:y="14.087cm" svg:viewBox="0 0 280 350" svg:d="M278 35c2-9 2-9 2-12 0-11-9-18-18-18-7 0-17 4-23 14-1 2-7 20-8 30l-13 46c-2 14-19 81-21 88 0 0-25 48-67 48-37 0-37-36-37-46 0-30 13-64 28-106 7-17 11-23 11-33 0-27-23-46-53-46-54 0-79 74-79 83 0 7 7 7 9 7 9 0 9-2 10-9 14-44 37-65 58-65 11 0 15 5 15 17 0 15-6 25-8 32-26 67-31 88-31 111 0 9 0 35 21 53 16 14 39 16 54 16 22 0 41-7 59-25-7 30-13 53-36 81-14 18-37 35-65 35-3 0-30 0-40-17 28-4 28-30 28-30 0-18-16-21-21-21-13 0-32 10-32 35 0 28 27 47 65 47 55 0 123-42 139-109z">
            <text:p/>
          </draw:path>
          <draw:polygon draw:style-name="gr3" draw:text-style-name="P9" draw:layer="layout" svg:width="0.673cm" svg:height="0.032cm" svg:x="7.139cm" svg:y="14.462cm" svg:viewBox="0 0 674 33" draw:points="338,33 0,33 0,0 674,0 674,33">
            <text:p/>
          </draw:polygon>
          <draw:path draw:style-name="gr3" draw:text-style-name="P9" draw:layer="layout" svg:width="0.279cm" svg:height="0.381cm" svg:x="7.172cm" svg:y="14.561cm" svg:viewBox="0 0 280 382" svg:d="M278 16c0 0 2-7 2-9s-2-7-9-7c-11 0-56 4-70 5-4 0-11 2-11 13 0 8 7 8 14 8 27 0 27 4 27 7 0 4-2 7-4 13l-30 123c-12-18-30-32-56-32-71 0-141 78-141 155 0 53 35 90 83 90 28 0 54-16 77-37 11 32 41 37 56 37 20 0 32-11 43-28 12-21 19-53 19-55 0-7-7-7-9-7-7 0-9 2-12 18-7 26-18 58-41 58-14 0-17-13-17-27 0-10 2-15 3-22zM162 310c-4 14-16 26-28 35-6 5-27 23-50 23-21 0-40-14-40-53 0-28 16-88 28-111 25-44 53-51 69-51 37 0 47 41 47 48 0 1 0 5-1 7z">
            <text:p/>
          </draw:path>
          <draw:path draw:style-name="gr3" draw:text-style-name="P9" draw:layer="layout" svg:width="0.291cm" svg:height="0.245cm" svg:x="7.487cm" svg:y="14.698cm" svg:viewBox="0 0 292 246" svg:d="M109 183c-5 18-23 48-51 48-2 0-18 0-30-7 23-8 25-27 25-30 0-13-9-22-21-22-16 0-32 15-32 34 0 28 30 40 58 40 25 0 46-15 60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3" draw:text-style-name="P9" draw:layer="layout" svg:width="0.295cm" svg:height="1.391cm" svg:x="7.932cm" svg:y="13.781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9" draw:layer="layout" svg:width="0.24cm" svg:height="0.36cm" svg:x="8.401cm" svg:y="13.61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26cm" svg:height="0.532cm" svg:x="9.516cm" svg:y="14.156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7 14 91 89 7 44 7 102 7 152 0 58 0 111-9 160-10 74-54 98-89 98z">
            <text:p/>
          </draw:path>
          <draw:path draw:style-name="gr3" draw:text-style-name="P9" draw:layer="layout" svg:width="0.034cm" svg:height="0.497cm" svg:x="9.984cm" svg:y="11.794cm" svg:viewBox="0 0 35 498" svg:d="M0 470c0 12 0 28 18 28 17 0 17-16 17-28v-442c0-12 0-28-17-28-18 0-18 16-18 28z">
            <text:p/>
          </draw:path>
          <draw:path draw:style-name="gr3" draw:text-style-name="P9" draw:layer="layout" svg:width="0.034cm" svg:height="0.497cm" svg:x="9.984cm" svg:y="12.259cm" svg:viewBox="0 0 35 498" svg:d="M0 470c0 12 0 28 18 28 17 0 17-16 17-28v-442c0-12 0-28-17-28-18 0-18 16-18 28z">
            <text:p/>
          </draw:path>
          <draw:path draw:style-name="gr3" draw:text-style-name="P9" draw:layer="layout" svg:width="0.034cm" svg:height="0.497cm" svg:x="9.984cm" svg:y="12.723cm" svg:viewBox="0 0 35 498" svg:d="M0 470c0 12 0 28 18 28 17 0 17-16 17-28v-442c0-12 0-28-17-28-18 0-18 16-18 28z">
            <text:p/>
          </draw:path>
          <draw:path draw:style-name="gr3" draw:text-style-name="P9" draw:layer="layout" svg:width="0.034cm" svg:height="0.497cm" svg:x="9.984cm" svg:y="13.186cm" svg:viewBox="0 0 35 498" svg:d="M0 470c0 12 0 28 18 28 17 0 17-16 17-28v-442c0-12 0-28-17-28-18 0-18 16-18 28z">
            <text:p/>
          </draw:path>
          <draw:path draw:style-name="gr3" draw:text-style-name="P9" draw:layer="layout" svg:width="0.034cm" svg:height="0.497cm" svg:x="9.984cm" svg:y="13.651cm" svg:viewBox="0 0 35 498" svg:d="M0 470c0 12 0 28 18 28 17 0 17-16 17-28v-442c0-12 0-28-17-28-18 0-18 16-18 28z">
            <text:p/>
          </draw:path>
          <draw:path draw:style-name="gr3" draw:text-style-name="P9" draw:layer="layout" svg:width="0.034cm" svg:height="0.497cm" svg:x="9.984cm" svg:y="14.114cm" svg:viewBox="0 0 35 498" svg:d="M0 470c0 12 0 28 18 28 17 0 17-16 17-28v-442c0-12 0-28-17-28-18 0-18 16-18 28z">
            <text:p/>
          </draw:path>
          <draw:path draw:style-name="gr3" draw:text-style-name="P9" draw:layer="layout" svg:width="0.034cm" svg:height="0.497cm" svg:x="9.984cm" svg:y="14.578cm" svg:viewBox="0 0 35 498" svg:d="M0 470c0 12 0 28 18 28 17 0 17-16 17-28v-442c0-12 0-28-17-28-18 0-18 16-18 28z">
            <text:p/>
          </draw:path>
          <draw:path draw:style-name="gr3" draw:text-style-name="P9" draw:layer="layout" svg:width="0.515cm" svg:height="0.182cm" svg:x="10.387cm" svg:y="13.3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1.192cm" svg:y="13.112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7 14 91 89 7 44 7 102 7 152 0 58 0 111-9 160-10 74-54 98-89 9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draw:frame presentation:style-name="pr10" draw:text-style-name="P7" draw:layer="layout" svg:width="26.6cm" svg:height="14.2cm" svg:x="0.8cm" svg:y="0.6cm" presentation:class="subtitle" presentation:user-transformed="true">
          <draw:text-box>
            <text:p text:style-name="P6"><text:span text:style-name="T8"><text:tab/></text:span></text:p>
          </draw:text-box>
        </draw:frame>
        <draw:g>
          <svg:title>TexMaths</svg:title>
          <svg:desc>22§display§x^2(0) - y^2(0) + 1 \left[ x \left( y \frac{d^2y}{dx^2} + \left( \frac{dy}{dx} \right)^2 \right) - y\frac{dy}{dx} \right] = 0§svg§600§FALSE§</svg:desc>
          <draw:polygon draw:style-name="gr2" draw:text-style-name="P8" draw:layer="layout" svg:width="17.557cm" svg:height="2.241cm" svg:x="2.309cm" svg:y="0.446cm" svg:viewBox="0 0 17558 2242" draw:points="8779,2242 0,2242 0,0 17558,0 17558,2242">
            <text:p/>
          </draw:polygon>
          <draw:path draw:style-name="gr3" draw:text-style-name="P9" draw:layer="layout" svg:width="0.386cm" svg:height="0.351cm" svg:x="2.293cm" svg:y="1.4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2.745cm" svg:y="1.08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3.136cm" svg:y="1.179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26cm" svg:height="0.532cm" svg:x="3.39cm" svg:y="1.245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5 14 91 89 7 44 7 102 7 152 0 58 0 111-9 160-10 74-54 98-89 98z">
            <text:p/>
          </draw:path>
          <draw:path draw:style-name="gr3" draw:text-style-name="P9" draw:layer="layout" svg:width="0.18cm" svg:height="0.773cm" svg:x="3.791cm" svg:y="1.17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472cm" svg:height="0.032cm" svg:x="4.284cm" svg:y="1.551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01cm" svg:x="5.014cm" svg:y="1.419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7 83 67 81 0 160-71 181-159z">
            <text:p/>
          </draw:path>
          <draw:path draw:style-name="gr3" draw:text-style-name="P9" draw:layer="layout" svg:width="0.24cm" svg:height="0.36cm" svg:x="5.433cm" svg:y="1.08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5.822cm" svg:y="1.179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26cm" svg:height="0.532cm" svg:x="6.077cm" svg:y="1.245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7 14 91 89 7 44 7 102 7 152 0 58 0 111-9 160-10 74-54 98-89 98z">
            <text:p/>
          </draw:path>
          <draw:path draw:style-name="gr3" draw:text-style-name="P9" draw:layer="layout" svg:width="0.18cm" svg:height="0.773cm" svg:x="6.477cm" svg:y="1.17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515cm" svg:height="0.516cm" svg:x="6.948cm" svg:y="1.3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56cm" svg:height="0.516cm" svg:x="7.747cm" svg:y="1.24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0.23cm" svg:height="2.32cm" svg:x="8.407cm" svg:y="0.407cm" svg:viewBox="0 0 231 2321" draw:points="0,2321 231,2321 231,2272 48,2272 48,48 231,48 231,0 0,0">
            <text:p/>
          </draw:polygon>
          <draw:path draw:style-name="gr3" draw:text-style-name="P9" draw:layer="layout" svg:width="0.386cm" svg:height="0.351cm" svg:x="8.668cm" svg:y="1.4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404cm" svg:height="2.32cm" svg:x="9.398cm" svg:y="0.407cm" svg:viewBox="0 0 405 2321" svg:d="M405 2312c0-2 0-3-5-9-74-89-136-188-182-297-102-236-142-512-142-846 0-329 37-618 153-871 44-99 104-190 172-275 2-2 4-3 4-7 0-7-5-7-18-7-10 0-12 0-14 2-2 0-49 47-109 132-136 190-204 417-239 647-18 125-25 252-25 379 0 288 37 584 160 850 56 117 130 223 206 304 7 5 9 7 21 7 13 0 18 0 18-9z">
            <text:p/>
          </draw:path>
          <draw:path draw:style-name="gr3" draw:text-style-name="P9" draw:layer="layout" svg:width="0.358cm" svg:height="0.501cm" svg:x="9.851cm" svg:y="1.419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7 83 67 81 0 160-71 181-159z">
            <text:p/>
          </draw:path>
          <draw:path draw:style-name="gr3" draw:text-style-name="P9" draw:layer="layout" svg:width="0.369cm" svg:height="0.546cm" svg:x="10.377cm" svg:y="0.70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9" draw:layer="layout" svg:width="0.24cm" svg:height="0.36cm" svg:x="10.782cm" svg:y="0.59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01cm" svg:x="11.118cm" svg:y="0.894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7 83 67 81 0 160-71 181-159z">
            <text:p/>
          </draw:path>
          <draw:polygon draw:style-name="gr3" draw:text-style-name="P9" draw:layer="layout" svg:width="1.192cm" svg:height="0.032cm" svg:x="10.328cm" svg:y="1.551cm" svg:viewBox="0 0 1193 33" draw:points="597,33 0,33 0,0 1193,0 1193,33">
            <text:p/>
          </draw:polygon>
          <draw:path draw:style-name="gr3" draw:text-style-name="P9" draw:layer="layout" svg:width="0.369cm" svg:height="0.546cm" svg:x="10.359cm" svg:y="1.75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9" draw:layer="layout" svg:width="0.386cm" svg:height="0.351cm" svg:x="10.754cm" svg:y="1.94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11.206cm" svg:y="1.70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11.827cm" svg:y="1.3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1cm" svg:height="1.855cm" svg:x="12.718cm" svg:y="0.639cm" svg:viewBox="0 0 382 1856" svg:d="M382 1849c0-3-2-5-4-7-28-30-81-81-132-165-125-199-181-451-181-748 0-209 28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9" draw:layer="layout" svg:width="0.369cm" svg:height="0.546cm" svg:x="13.267cm" svg:y="0.70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9" draw:layer="layout" svg:width="0.358cm" svg:height="0.501cm" svg:x="13.661cm" svg:y="0.89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7 83 67 81 0 160-71 181-159z">
            <text:p/>
          </draw:path>
          <draw:polygon draw:style-name="gr3" draw:text-style-name="P9" draw:layer="layout" svg:width="0.846cm" svg:height="0.032cm" svg:x="13.22cm" svg:y="1.551cm" svg:viewBox="0 0 847 33" draw:points="422,33 0,33 0,0 847,0 847,33">
            <text:p/>
          </draw:polygon>
          <draw:path draw:style-name="gr3" draw:text-style-name="P9" draw:layer="layout" svg:width="0.369cm" svg:height="0.546cm" svg:x="13.249cm" svg:y="1.75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9" draw:layer="layout" svg:width="0.386cm" svg:height="0.351cm" svg:x="13.644cm" svg:y="1.9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381cm" svg:height="1.855cm" svg:x="14.184cm" svg:y="0.639cm" svg:viewBox="0 0 382 1856" svg:d="M382 929c0-304-70-611-268-843-15-17-44-49-75-77-11-9-13-9-23-9-9 0-16 0-16 7 0 4 4 7 5 9 27 28 79 79 131 163 124 199 181 451 181 748 0 210-27 477-155 708-62 111-127 174-158 207-2 2-4 4-4 7 0 7 7 7 16 7 10 0 12 0 24-12 261-236 342-589 342-915z">
            <text:p/>
          </draw:path>
          <draw:path draw:style-name="gr3" draw:text-style-name="P9" draw:layer="layout" svg:width="0.24cm" svg:height="0.36cm" svg:x="14.76cm" svg:y="0.4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04cm" svg:height="2.32cm" svg:x="15.099cm" svg:y="0.407cm" svg:viewBox="0 0 405 2321" svg:d="M405 1160c0-289-37-585-160-849-57-117-131-223-206-304-7-7-9-7-21-7-13 0-18 0-18 7 0 4 4 7 5 11 74 89 136 188 182 295 102 238 142 514 142 847 0 329-39 619-153 872-44 99-104 190-172 273-2 2-4 5-4 7 0 9 5 9 18 9 10 0 12 0 14-2 1-2 49-47 109-133 135-191 204-418 239-648 18-125 25-252 25-378z">
            <text:p/>
          </draw:path>
          <draw:path draw:style-name="gr3" draw:text-style-name="P9" draw:layer="layout" svg:width="0.472cm" svg:height="0.032cm" svg:x="15.921cm" svg:y="1.551cm" svg:viewBox="0 0 473 33" svg:d="M447 33c12 0 26 0 26-17 0-16-14-16-26-16h-421c-12 0-26 0-26 16 0 17 14 17 26 17z">
            <text:p/>
          </draw:path>
          <draw:path draw:style-name="gr3" draw:text-style-name="P9" draw:layer="layout" svg:width="0.356cm" svg:height="0.501cm" svg:x="16.652cm" svg:y="1.419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7 83 67 81 0 160-71 181-159z">
            <text:p/>
          </draw:path>
          <draw:path draw:style-name="gr3" draw:text-style-name="P9" draw:layer="layout" svg:width="0.369cm" svg:height="0.546cm" svg:x="17.178cm" svg:y="0.70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9" draw:layer="layout" svg:width="0.358cm" svg:height="0.501cm" svg:x="17.572cm" svg:y="0.89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7 83 67 81 0 160-71 181-159z">
            <text:p/>
          </draw:path>
          <draw:polygon draw:style-name="gr3" draw:text-style-name="P9" draw:layer="layout" svg:width="0.846cm" svg:height="0.032cm" svg:x="17.129cm" svg:y="1.551cm" svg:viewBox="0 0 847 33" draw:points="422,33 0,33 0,0 847,0 847,33">
            <text:p/>
          </draw:polygon>
          <draw:path draw:style-name="gr3" draw:text-style-name="P9" draw:layer="layout" svg:width="0.369cm" svg:height="0.546cm" svg:x="17.16cm" svg:y="1.75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9" draw:layer="layout" svg:width="0.386cm" svg:height="0.351cm" svg:x="17.555cm" svg:y="1.9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9" draw:layer="layout" svg:width="0.23cm" svg:height="2.32cm" svg:x="18.076cm" svg:y="0.407cm" svg:viewBox="0 0 231 2321" draw:points="183,2272 0,2272 0,2321 231,2321 231,0 0,0 0,48 183,48">
            <text:p/>
          </draw:polygon>
          <draw:path draw:style-name="gr3" draw:text-style-name="P9" draw:layer="layout" svg:width="0.515cm" svg:height="0.182cm" svg:x="18.776cm" svg:y="1.4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9.579cm" svg:y="1.245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7 14 91 89 7 44 7 102 7 152 0 58 0 111-9 160-10 74-54 98-89 98z">
            <text:p/>
          </draw:path>
        </draw:g>
        <draw:g>
          <svg:title>TexMaths</svg:title>
          <svg:desc>22§display§\text {i.e. } \ \ x y \frac{d^2y}{dx^2} + x\left( \frac{dy}{dx} \right)^2 \right) - y\frac{dy}{dx} = 0§svg§600§FALSE§</svg:desc>
          <draw:polygon draw:style-name="gr2" draw:text-style-name="P8" draw:layer="layout" svg:width="11.793cm" svg:height="1.946cm" svg:x="2.31cm" svg:y="3.047cm" svg:viewBox="0 0 11794 1947" draw:points="5897,1947 0,1947 0,0 11794,0 11794,1947">
            <text:p/>
          </draw:polygon>
          <draw:path draw:style-name="gr3" draw:text-style-name="P9" draw:layer="layout" svg:width="0.166cm" svg:height="0.518cm" svg:x="2.296cm" svg:y="3.78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083cm" svg:height="0.083cm" svg:x="2.553cm" svg:y="4.216cm" svg:viewBox="0 0 84 84" svg:d="M84 42c0-23-19-42-42-42s-42 19-42 42 19 42 42 42 42-19 42-42z">
            <text:p/>
          </draw:path>
          <draw:path draw:style-name="gr3" draw:text-style-name="P9" draw:layer="layout" svg:width="0.3cm" svg:height="0.356cm" svg:x="2.722cm" svg:y="3.9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3.111cm" svg:y="4.216cm" svg:viewBox="0 0 84 84" svg:d="M84 42c0-23-19-42-42-42s-42 19-42 42 19 42 42 42 42-19 42-42z">
            <text:p/>
          </draw:path>
          <draw:path draw:style-name="gr3" draw:text-style-name="P9" draw:layer="layout" svg:width="0.386cm" svg:height="0.351cm" svg:x="4.14cm" svg:y="3.9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358cm" svg:height="0.501cm" svg:x="4.582cm" svg:y="3.955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9" draw:layer="layout" svg:width="0.369cm" svg:height="0.546cm" svg:x="5.108cm" svg:y="3.239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24cm" svg:height="0.36cm" svg:x="5.513cm" svg:y="3.13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01cm" svg:x="5.849cm" svg:y="3.432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olygon draw:style-name="gr3" draw:text-style-name="P9" draw:layer="layout" svg:width="1.192cm" svg:height="0.032cm" svg:x="5.059cm" svg:y="4.089cm" svg:viewBox="0 0 1193 33" draw:points="597,33 0,33 0,0 1193,0 1193,33">
            <text:p/>
          </draw:polygon>
          <draw:path draw:style-name="gr3" draw:text-style-name="P9" draw:layer="layout" svg:width="0.369cm" svg:height="0.546cm" svg:x="5.091cm" svg:y="4.291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5.485cm" svg:y="4.48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24cm" svg:height="0.36cm" svg:x="5.939cm" svg:y="4.24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6.558cm" svg:y="3.84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6cm" svg:height="0.351cm" svg:x="7.312cm" svg:y="3.9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8-7-9-7-7 0-9 2-11 7-24 85-79 102-104 102-30 0-42-24-42-51 0-17 5-33 14-68z">
            <text:p/>
          </draw:path>
          <draw:path draw:style-name="gr3" draw:text-style-name="P9" draw:layer="layout" svg:width="0.381cm" svg:height="1.856cm" svg:x="8.021cm" svg:y="3.177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9" draw:layer="layout" svg:width="0.369cm" svg:height="0.546cm" svg:x="8.57cm" svg:y="3.239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8.964cm" svg:y="3.432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5cm" svg:height="0.032cm" svg:x="8.521cm" svg:y="4.089cm" svg:viewBox="0 0 846 33" draw:points="422,33 0,33 0,0 846,0 846,33">
            <text:p/>
          </draw:polygon>
          <draw:path draw:style-name="gr3" draw:text-style-name="P9" draw:layer="layout" svg:width="0.369cm" svg:height="0.546cm" svg:x="8.552cm" svg:y="4.291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8.946cm" svg:y="4.4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381cm" svg:height="1.856cm" svg:x="9.485cm" svg:y="3.177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24cm" svg:height="0.36cm" svg:x="10.062cm" svg:y="3.00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0.609cm" svg:y="4.089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01cm" svg:x="11.342cm" svg:y="3.955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9" draw:layer="layout" svg:width="0.369cm" svg:height="0.546cm" svg:x="11.868cm" svg:y="3.239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12.262cm" svg:y="3.432cm" svg:viewBox="0 0 357 502" svg:d="M355 48c2-11 2-13 2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5cm" svg:height="0.032cm" svg:x="11.818cm" svg:y="4.089cm" svg:viewBox="0 0 846 33" draw:points="422,33 0,33 0,0 846,0 846,33">
            <text:p/>
          </draw:polygon>
          <draw:path draw:style-name="gr3" draw:text-style-name="P9" draw:layer="layout" svg:width="0.369cm" svg:height="0.546cm" svg:x="11.85cm" svg:y="4.291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12.244cm" svg:y="4.48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182cm" svg:x="13.013cm" svg:y="4.0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3.818cm" svg:y="3.782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</draw:g>
        <draw:g>
          <svg:title>TexMaths</svg:title>
          <svg:desc>22§display§\text {is the required differential equation.}§svg§600§FALSE§</svg:desc>
          <draw:polygon draw:style-name="gr2" draw:text-style-name="P8" draw:layer="layout" svg:width="11.98cm" svg:height="0.619cm" svg:x="14.704cm" svg:y="3.746cm" svg:viewBox="0 0 11981 620" draw:points="5991,620 0,620 0,0 11981,0 11981,620">
            <text:p/>
          </draw:polygon>
          <draw:path draw:style-name="gr3" draw:text-style-name="P9" draw:layer="layout" svg:width="0.166cm" svg:height="0.518cm" svg:x="14.69cm" svg:y="3.73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14.906cm" svg:y="3.90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15.457cm" svg:y="3.77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15.769cm" svg:y="3.716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16.195cm" svg:y="3.90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6.797cm" svg:y="3.91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7.099cm" svg:y="3.90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7.448cm" svg:y="3.911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17.854cm" svg:y="3.911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18.284cm" svg:y="3.73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18.495cm" svg:y="3.91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8.798cm" svg:y="3.90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19.146cm" svg:y="3.716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383cm" svg:height="0.546cm" svg:x="19.832cm" svg:y="3.716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166cm" svg:height="0.518cm" svg:x="20.262cm" svg:y="3.73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465cm" svg:height="0.546cm" svg:x="20.471cm" svg:y="3.707cm" svg:viewBox="0 0 466 547" svg:d="M327 236h88v-23h-91v-90c0-70 39-105 72-105 3 0 14 0 26 5-8 3-23 12-23 32 0 17 13 33 34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9" draw:layer="layout" svg:width="0.3cm" svg:height="0.356cm" svg:x="20.924cm" svg:y="3.90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21.267cm" svg:y="3.91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21.571cm" svg:y="3.90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21.918cm" svg:y="3.91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242cm" svg:height="0.485cm" svg:x="22.316cm" svg:y="3.77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22.627cm" svg:y="3.73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9cm" svg:height="0.356cm" svg:x="22.849cm" svg:y="3.90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23.227cm" svg:y="3.716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cm" svg:height="0.356cm" svg:x="23.697cm" svg:y="3.90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24.046cm" svg:y="3.911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24.452cm" svg:y="3.911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349cm" svg:height="0.356cm" svg:x="24.889cm" svg:y="3.90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244cm" svg:height="0.485cm" svg:x="25.258cm" svg:y="3.77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166cm" svg:height="0.518cm" svg:x="25.57cm" svg:y="3.73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25.779cm" svg:y="3.90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9cm" svg:height="0.342cm" svg:x="26.17cm" svg:y="3.91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26.642cm" svg:y="4.17cm" svg:viewBox="0 0 84 84" svg:d="M84 42c0-23-19-42-42-42s-42 19-42 42 19 42 42 42 42-19 42-42z">
            <text:p/>
          </draw:path>
        </draw:g>
        <draw:g>
          <svg:title>TexMaths</svg:title>
          <svg:desc>24§display§(ii) \ \text {Given equation is } \ y = A e^{5x} + Be^{ - 5x}§svg§600§FALSE§</svg:desc>
          <draw:polygon draw:style-name="gr2" draw:text-style-name="P8" draw:layer="layout" svg:width="15.118cm" svg:height="0.867cm" svg:x="2.388cm" svg:y="5.445cm" svg:viewBox="0 0 15119 868" draw:points="7560,868 0,868 0,0 15119,0 15119,868">
            <text:p/>
          </draw:polygon>
          <draw:path draw:style-name="gr3" draw:text-style-name="P9" draw:layer="layout" svg:width="0.197cm" svg:height="0.844cm" svg:x="2.428cm" svg:y="5.511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224cm" svg:height="0.568cm" svg:x="2.699cm" svg:y="5.586cm" svg:viewBox="0 0 225 569" svg:d="M217 31c0-18-12-31-31-31-23 0-46 21-46 44 0 17 12 31 33 31 19 0 44-19 44-44zM152 350c11-25 11-27 19-50 8-18 11-29 11-44 0-39-26-70-71-70-78 0-111 121-111 129 0 10 8 10 10 10 9 0 9-2 13-16 23-80 58-105 86-105 8 0 22 0 22 27 0 19-6 36-10 44-6 23-44 121-58 157-9 21-19 50-19 68 0 40 29 69 69 69 81 0 112-123 112-131s-8-8-10-8c-10 0-10 2-13 16-16 54-45 105-87 105-15 0-21-9-21-28 0-22 6-33 25-85z">
            <text:p/>
          </draw:path>
          <draw:path draw:style-name="gr3" draw:text-style-name="P9" draw:layer="layout" svg:width="0.224cm" svg:height="0.568cm" svg:x="2.989cm" svg:y="5.586cm" svg:viewBox="0 0 225 569" svg:d="M217 31c0-18-12-31-31-31-23 0-46 21-46 44 0 17 12 31 33 31 19 0 44-19 44-44zM152 350c11-25 11-27 19-50 8-18 11-29 11-44 0-39-26-70-71-70-78 0-111 121-111 129 0 10 8 10 10 10 9 0 9-2 13-16 23-80 58-105 86-105 8 0 22 0 22 27 0 19-6 36-10 44-6 23-44 121-58 157-9 21-19 50-19 68 0 40 29 69 69 69 81 0 112-123 112-131s-8-8-10-8c-10 0-10 2-13 16-16 54-45 105-87 105-15 0-21-9-21-28 0-22 6-33 25-85z">
            <text:p/>
          </draw:path>
          <draw:path draw:style-name="gr3" draw:text-style-name="P9" draw:layer="layout" svg:width="0.197cm" svg:height="0.844cm" svg:x="3.304cm" svg:y="5.511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573cm" svg:height="0.614cm" svg:x="3.91cm" svg:y="5.549cm" svg:viewBox="0 0 574 615" svg:d="M455 544c10 19 44 52 54 52 7 0 7-6 7-20v-148c0-32 4-36 58-36v-27c-31 2-77 4-102 4-34 0-107 0-136-4v27h27c75 0 79 10 79 40v54c0 96-108 104-133 104-54 0-223-31-223-283 0-253 167-280 219-280 90 0 167 75 185 200 1 11 1 15 13 15 13 0 13-4 13-21v-200c0-15 0-21-9-21-4 0-8 0-14 10l-42 63c-27-27-73-73-157-73-158 0-294 134-294 307s136 308 296 308c61 0 130-21 159-71z">
            <text:p/>
          </draw:path>
          <draw:path draw:style-name="gr3" draw:text-style-name="P9" draw:layer="layout" svg:width="0.181cm" svg:height="0.566cm" svg:x="4.554cm" svg:y="5.5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14cm" svg:height="0.374cm" svg:x="4.776cm" svg:y="5.78cm" svg:viewBox="0 0 415 375" svg:d="M336 83c8-20 23-56 79-56v-27c-20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9" draw:layer="layout" svg:width="0.327cm" svg:height="0.389cm" svg:x="5.206cm" svg:y="5.766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425cm" svg:height="0.374cm" svg:x="5.585cm" svg:y="5.7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327cm" svg:height="0.389cm" svg:x="6.329cm" svg:y="5.766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418cm" svg:height="0.537cm" svg:x="6.71cm" svg:y="5.77cm" svg:viewBox="0 0 419 538" svg:d="M294 323v152c0 38-10 38-67 38v25c28 0 72-2 96-2 23 0 65 2 96 2v-25c-58 0-68 0-68-38v-475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9" draw:layer="layout" svg:width="0.425cm" svg:height="0.383cm" svg:x="7.153cm" svg:y="5.77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9" draw:layer="layout" svg:width="0.381cm" svg:height="0.389cm" svg:x="7.631cm" svg:y="5.766cm" svg:viewBox="0 0 382 390" svg:d="M246 315c4 35 27 69 67 69 17 0 69-11 69-80v-47h-21v47c0 50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264cm" svg:height="0.529cm" svg:x="8.032cm" svg:y="5.624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9" draw:layer="layout" svg:width="0.181cm" svg:height="0.566cm" svg:x="8.372cm" svg:y="5.5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8.603cm" svg:y="5.766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9" draw:layer="layout" svg:width="0.425cm" svg:height="0.374cm" svg:x="9.029cm" svg:y="5.77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181cm" svg:height="0.566cm" svg:x="9.778cm" svg:y="5.5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277cm" svg:height="0.389cm" svg:x="10.014cm" svg:y="5.766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391cm" svg:height="0.547cm" svg:x="10.904cm" svg:y="5.77cm" svg:viewBox="0 0 392 548" svg:d="M388 52c4-12 4-14 4-19 0-16-14-23-25-23-10 0-23 3-31 17-2 4-8 31-12 46-5 21-11 44-17 67l-38 154c-2 11-39 71-94 71-44 0-54-36-54-69 0-39 15-90 44-165 14-35 15-45 15-62 0-38-26-69-69-69-80 0-111 123-111 131 0 7 8 7 10 7 9 0 9-2 13-15 23-79 58-104 86-104 6 0 22 0 22 27 0 21-8 42-16 60-32 88-48 138-48 176 0 75 54 102 104 102 33 0 61-15 84-38-9 44-21 84-53 131-23 28-56 53-94 53-12 0-50-4-64-36 14 0 23 0 37-10 7-8 15-19 15-34 0-27-23-31-31-31-19 0-48 13-48 56 0 42 39 73 91 73 88 0 174-77 197-173z">
            <text:p/>
          </draw:path>
          <draw:path draw:style-name="gr3" draw:text-style-name="P9" draw:layer="layout" svg:width="0.562cm" svg:height="0.199cm" svg:x="11.605cm" svg:y="5.83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579cm" svg:height="0.606cm" svg:x="12.477cm" svg:y="5.539cm" svg:viewBox="0 0 580 607" svg:d="M121 509c-33 56-65 69-104 71-9 0-17 0-17 18 0 3 4 9 12 9 23 0 48-4 72-4 27 0 58 4 85 4 4 0 15 0 15-17 0-10-7-10-13-10-19-2-40-9-40-30 0-10 5-20 13-31l63-108h213c2 17 14 133 14 140 0 27-44 29-62 29-11 0-21 0-21 18 0 9 12 9 14 9 34 0 71-4 105-4 21 0 73 4 94 4 6 0 16 0 16-17 0-10-8-10-19-10-52 0-52-6-54-30l-52-529c-2-17-2-21-17-21-14 0-16 6-21 13zM223 384l167-278 27 278z">
            <text:p/>
          </draw:path>
          <draw:path draw:style-name="gr3" draw:text-style-name="P9" draw:layer="layout" svg:width="0.325cm" svg:height="0.383cm" svg:x="13.12cm" svg:y="5.77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9" draw:layer="layout" svg:width="0.262cm" svg:height="0.404cm" svg:x="13.512cm" svg:y="5.403cm" svg:viewBox="0 0 263 405" svg:d="M56 63c28 8 48 8 57 8 77 0 125-54 125-63 0-6-6-8-8-8s-2 0-5 2c-14 6-45 17-89 17-17 0-48-2-88-15-6-4-6-4-8-4-7 0-7 6-7 15v175c0 12 0 18 9 18 6 0 6 0 14-8 25-33 61-37 82-37 35 0 52 27 54 33 12 19 13 42 13 77 0 17 0 52-17 79-15 21-40 34-69 34-38 0-79-21-94-59 23 2 35-14 35-29 0-25-22-31-29-31-2 0-31 0-31 33 0 54 48 105 121 105 75 0 142-55 142-130 0-67-52-129-125-129-27 0-57 6-82 29z">
            <text:p/>
          </draw:path>
          <draw:path draw:style-name="gr3" draw:text-style-name="P9" draw:layer="layout" svg:width="0.318cm" svg:height="0.268cm" svg:x="13.838cm" svg:y="5.536cm" svg:viewBox="0 0 319 269" svg:d="M119 200c-6 19-25 52-56 52-2 0-19 0-32-8 25-8 27-29 27-33 0-13-10-23-23-23-18 0-35 16-35 37 0 31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9" draw:layer="layout" svg:width="0.562cm" svg:height="0.564cm" svg:x="14.47cm" svg:y="5.651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9" draw:layer="layout" svg:width="0.604cm" svg:height="0.577cm" svg:x="15.301cm" svg:y="5.568cm" svg:viewBox="0 0 605 578" svg:d="M100 513c-8 33-10 38-77 38-15 0-23 0-23 18 0 9 8 9 23 9h301c135 0 235-100 235-182 0-62-50-110-131-119 87-18 177-79 177-160 0-63-56-117-158-117h-284c-17 0-25 0-25 17 0 10 8 10 23 10 2 0 18 0 33 2 15 0 23 2 23 13 0 2-2 6-4 16zM228 269l52-211c8-29 10-31 46-31h108c75 0 94 50 94 86 0 75-73 156-177 156zM190 551c-11 0-13 0-19 0-8 0-12-1-12-7 0-4 0-6 4-21l60-237h159c81 0 98 64 98 100 0 85-75 165-175 165z">
            <text:p/>
          </draw:path>
          <draw:path draw:style-name="gr3" draw:text-style-name="P9" draw:layer="layout" svg:width="0.325cm" svg:height="0.383cm" svg:x="15.986cm" svg:y="5.77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9" draw:layer="layout" svg:width="0.4cm" svg:height="0.03cm" svg:x="16.403cm" svg:y="5.634cm" svg:viewBox="0 0 401 31" svg:d="M378 31c8 0 23 0 23-16 0-15-13-15-23-15h-355c-10 0-23 0-23 15 0 16 13 16 23 16z">
            <text:p/>
          </draw:path>
          <draw:path draw:style-name="gr3" draw:text-style-name="P9" draw:layer="layout" svg:width="0.262cm" svg:height="0.404cm" svg:x="16.904cm" svg:y="5.403cm" svg:viewBox="0 0 263 405" svg:d="M54 63c30 8 50 8 59 8 77 0 125-54 125-63 0-6-6-8-8-8s-2 0-5 2c-14 6-45 17-89 17-17 0-48-2-88-15-6-4-6-4-8-4-7 0-7 6-7 15v175c0 12 0 18 9 18 6 0 6 0 12-8 27-33 63-37 84-37 35 0 50 27 54 33 12 19 13 42 13 77 0 17 0 52-17 79-15 21-40 34-69 34-38 0-79-21-94-59 23 2 35-14 35-29 0-25-22-31-31-31 0 0-29 0-29 33 0 54 48 105 121 105 75 0 142-55 142-130 0-67-52-129-125-129-27 0-57 6-84 29z">
            <text:p/>
          </draw:path>
          <draw:path draw:style-name="gr3" draw:text-style-name="P9" draw:layer="layout" svg:width="0.318cm" svg:height="0.268cm" svg:x="17.232cm" svg:y="5.536cm" svg:viewBox="0 0 319 269" svg:d="M119 200c-6 19-25 52-56 52-2 0-19 0-32-8 25-8 27-29 27-33 0-13-10-23-23-23-18 0-35 16-35 37 0 31 33 44 63 44 27 0 50-17 66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</draw:g>
        <draw:g>
          <svg:title>TexMaths</svg:title>
          <svg:desc>24§display§.\ .\ .\ . \ \text {(1)} §svg§600§FALSE§</svg:desc>
          <draw:polygon draw:style-name="gr2" draw:text-style-name="P8" draw:layer="layout" svg:width="2.971cm" svg:height="0.76cm" svg:x="18.885cm" svg:y="5.538cm" svg:viewBox="0 0 2972 761" draw:points="1486,761 0,761 0,0 2972,0 2972,761">
            <text:p/>
          </draw:polygon>
          <draw:path draw:style-name="gr3" draw:text-style-name="P9" draw:layer="layout" svg:width="0.091cm" svg:height="0.091cm" svg:x="18.916cm" svg:y="6.039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19.43cm" svg:y="6.039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19.947cm" svg:y="6.039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20.461cm" svg:y="6.039cm" svg:viewBox="0 0 92 92" svg:d="M92 46c0-25-21-46-46-46s-46 21-46 46 21 46 46 46 46-21 46-46z">
            <text:p/>
          </draw:path>
          <draw:path draw:style-name="gr3" draw:text-style-name="P9" draw:layer="layout" svg:width="0.197cm" svg:height="0.844cm" svg:x="20.987cm" svg:y="5.49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279cm" svg:height="0.564cm" svg:x="21.308cm" svg:y="5.56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9" draw:layer="layout" svg:width="0.197cm" svg:height="0.844cm" svg:x="21.701cm" svg:y="5.49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\text {Diff. }w.\ r.\ t. \ x §svg§600§FALSE§</svg:desc>
          <draw:polygon draw:style-name="gr2" draw:text-style-name="P8" draw:layer="layout" svg:width="4.744cm" svg:height="0.477cm" svg:x="4.001cm" svg:y="6.745cm" svg:viewBox="0 0 4745 478" draw:points="2372,478 0,478 0,0 4745,0 4745,478">
            <text:p/>
          </draw:polygon>
          <draw:path draw:style-name="gr3" draw:text-style-name="P9" draw:layer="layout" svg:width="0.52cm" svg:height="0.53cm" svg:x="3.989cm" svg:y="6.724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579cm" svg:y="6.73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788cm" svg:y="6.706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286cm" svg:y="7.17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8cm" svg:y="6.91cm" svg:viewBox="0 0 514 353" svg:d="M336 79c4-16 11-46 11-49 0-14-11-21-21-21-11 0-25 5-30 21-2 5-39 155-44 174-6 23-7 37-7 52 0 8 0 10 1 14-17 42-42 65-72 65-61 0-61-56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418cm" svg:y="7.17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847cm" svg:y="6.91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219cm" svg:y="7.17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643cm" svg:y="6.768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97cm" svg:y="7.17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398cm" svg:y="6.91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\frac{dy}{dx} = A e^{5x}(5) + Be^{-5x}(-5)§svg§600§FALSE§</svg:desc>
          <draw:polygon draw:style-name="gr2" draw:text-style-name="P8" draw:layer="layout" svg:width="9.14cm" svg:height="1.522cm" svg:x="3.931cm" svg:y="7.744cm" svg:viewBox="0 0 9141 1523" draw:points="4570,1523 0,1523 0,0 9141,0 9141,1523">
            <text:p/>
          </draw:polygon>
          <draw:path draw:style-name="gr3" draw:text-style-name="P9" draw:layer="layout" svg:width="0.369cm" svg:height="0.546cm" svg:x="3.941cm" svg:y="7.705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4.334cm" svg:y="7.9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5cm" svg:height="0.032cm" svg:x="3.892cm" svg:y="8.555cm" svg:viewBox="0 0 846 33" draw:points="422,33 0,33 0,0 846,0 846,33">
            <text:p/>
          </draw:polygon>
          <draw:path draw:style-name="gr3" draw:text-style-name="P9" draw:layer="layout" svg:width="0.369cm" svg:height="0.546cm" svg:x="3.924cm" svg:y="8.76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4.316cm" svg:y="8.9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182cm" svg:x="5.087cm" svg:y="8.48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53cm" svg:height="0.555cm" svg:x="5.888cm" svg:y="8.212cm" svg:viewBox="0 0 531 556" svg:d="M111 467c-30 51-60 63-95 65-9 0-16 0-16 15 0 4 4 9 11 9 21 0 44-3 66-3 25 0 53 3 78 3 3 0 14 0 14-16 0-8-7-8-12-8-18-2-37-9-37-29 0-8 5-17 10-28l60-98h195c0 16 13 121 13 128 0 25-41 27-57 27-10 0-19 0-19 15 0 9 11 9 12 9 32 0 65-3 97-3 20 0 67 3 86 3 6 0 14 0 14-16 0-8-7-8-17-8-48 0-48-6-49-29l-48-484c-2-15-2-19-16-19-12 0-16 5-19 12zM204 352l153-255 25 255z">
            <text:p/>
          </draw:path>
          <draw:path draw:style-name="gr3" draw:text-style-name="P9" draw:layer="layout" svg:width="0.298cm" svg:height="0.351cm" svg:x="6.475cm" svg:y="8.423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24cm" svg:height="0.37cm" svg:x="6.834cm" svg:y="8.087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ath draw:style-name="gr3" draw:text-style-name="P9" draw:layer="layout" svg:width="0.291cm" svg:height="0.245cm" svg:x="7.134cm" svg:y="8.207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18cm" svg:height="0.774cm" svg:x="7.574cm" svg:y="8.18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09cm" svg:height="0.532cm" svg:x="7.836cm" svg:y="8.251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9" draw:layer="layout" svg:width="0.18cm" svg:height="0.774cm" svg:x="8.228cm" svg:y="8.18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515cm" svg:height="0.517cm" svg:x="8.7cm" svg:y="8.31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553cm" svg:height="0.529cm" svg:x="9.462cm" svg:y="8.237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0c67 0 85 45 85 79 0 69-67 142-162 142zM174 505c-10 0-12 0-17 0-7 0-11-2-11-7 0-3 0-5 5-19l53-217h146c76 0 90 58 90 92 0 77-69 151-160 151z">
            <text:p/>
          </draw:path>
          <draw:path draw:style-name="gr3" draw:text-style-name="P9" draw:layer="layout" svg:width="0.298cm" svg:height="0.351cm" svg:x="10.09cm" svg:y="8.423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67cm" svg:height="0.027cm" svg:x="10.474cm" svg:y="8.297cm" svg:viewBox="0 0 368 28" svg:d="M347 28c7 0 21 0 21-14s-13-14-21-14h-326c-9 0-21 0-21 14s12 14 21 14z">
            <text:p/>
          </draw:path>
          <draw:path draw:style-name="gr3" draw:text-style-name="P9" draw:layer="layout" svg:width="0.24cm" svg:height="0.37cm" svg:x="10.933cm" svg:y="8.087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ath draw:style-name="gr3" draw:text-style-name="P9" draw:layer="layout" svg:width="0.291cm" svg:height="0.245cm" svg:x="11.232cm" svg:y="8.207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18cm" svg:height="0.774cm" svg:x="11.672cm" svg:y="8.18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472cm" svg:height="0.032cm" svg:x="11.961cm" svg:y="8.555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32cm" svg:x="12.536cm" svg:y="8.251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9" draw:layer="layout" svg:width="0.18cm" svg:height="0.774cm" svg:x="12.929cm" svg:y="8.18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draw:g>
          <svg:title>TexMaths</svg:title>
          <svg:desc>22§display§= 5A e^{5x} - 5Be^{-5x}§svg§600§FALSE§</svg:desc>
          <draw:polygon draw:style-name="gr2" draw:text-style-name="P8" draw:layer="layout" svg:width="6.187cm" svg:height="0.619cm" svg:x="13.492cm" svg:y="8.145cm" svg:viewBox="0 0 6188 620" draw:points="3094,620 0,620 0,0 6188,0 6188,620">
            <text:p/>
          </draw:polygon>
          <draw:path draw:style-name="gr3" draw:text-style-name="P9" draw:layer="layout" svg:width="0.515cm" svg:height="0.182cm" svg:x="13.497cm" svg:y="8.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32cm" svg:x="14.309cm" svg:y="8.2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9" draw:layer="layout" svg:width="0.53cm" svg:height="0.555cm" svg:x="14.683cm" svg:y="8.231cm" svg:viewBox="0 0 531 556" svg:d="M111 466c-30 51-60 64-95 66-9 0-16 0-16 15 0 4 4 9 11 9 21 0 44-3 66-3 25 0 53 3 78 3 3 0 14 0 14-16 0-8-7-8-12-8-18-2-37-9-37-29 0-8 5-17 10-28l60-98h195c2 16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9" draw:layer="layout" svg:width="0.298cm" svg:height="0.351cm" svg:x="15.271cm" svg:y="8.44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4cm" svg:height="0.37cm" svg:x="15.63cm" svg:y="8.106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ath draw:style-name="gr3" draw:text-style-name="P9" draw:layer="layout" svg:width="0.291cm" svg:height="0.245cm" svg:x="15.929cm" svg:y="8.227cm" svg:viewBox="0 0 292 246" svg:d="M109 183c-5 18-23 48-51 48-2 0-18 0-30-7 23-8 25-27 25-30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472cm" svg:height="0.032cm" svg:x="16.529cm" svg:y="8.576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32cm" svg:x="17.277cm" svg:y="8.27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9" draw:layer="layout" svg:width="0.553cm" svg:height="0.529cm" svg:x="17.657cm" svg:y="8.257cm" svg:viewBox="0 0 554 530" svg:d="M92 470c-8 30-9 35-71 35-14 0-21 0-21 16 0 9 7 9 21 9h276c124 0 215-92 215-167 0-57-46-101-120-110 80-15 162-72 162-146 0-58-51-107-144-107h-260c-16 0-23 0-23 16 0 9 7 9 21 9 2 0 16 0 30 1 14 0 21 2 21 13 0 1-2 5-4 14zM209 246l48-193c7-27 9-28 42-28h100c67 0 85 45 85 79 0 68-67 142-162 142zM174 505c-10 0-12 0-17 0-7 0-11-2-11-7 0-3 0-5 5-19l53-217h146c76 0 90 58 90 92 0 77-69 151-160 151z">
            <text:p/>
          </draw:path>
          <draw:path draw:style-name="gr3" draw:text-style-name="P9" draw:layer="layout" svg:width="0.298cm" svg:height="0.351cm" svg:x="18.286cm" svg:y="8.44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367cm" svg:height="0.027cm" svg:x="18.668cm" svg:y="8.317cm" svg:viewBox="0 0 368 28" svg:d="M347 28c7 0 21 0 21-14s-13-14-21-14h-326c-9 0-21 0-21 14s12 14 21 14z">
            <text:p/>
          </draw:path>
          <draw:path draw:style-name="gr3" draw:text-style-name="P9" draw:layer="layout" svg:width="0.24cm" svg:height="0.37cm" svg:x="19.127cm" svg:y="8.106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ath draw:style-name="gr3" draw:text-style-name="P9" draw:layer="layout" svg:width="0.291cm" svg:height="0.245cm" svg:x="19.428cm" svg:y="8.227cm" svg:viewBox="0 0 292 246" svg:d="M109 183c-5 18-23 48-51 48-2 0-18 0-30-7 23-8 25-27 25-30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</draw:g>
        <draw:g>
          <svg:title>TexMaths</svg:title>
          <svg:desc>22§display§\text {Diff. }w.\ r.\ t. \ x §svg§600§FALSE§</svg:desc>
          <draw:polygon draw:style-name="gr2" draw:text-style-name="P8" draw:layer="layout" svg:width="4.744cm" svg:height="0.477cm" svg:x="4.001cm" svg:y="9.746cm" svg:viewBox="0 0 4745 478" draw:points="2372,478 0,478 0,0 4745,0 4745,478">
            <text:p/>
          </draw:polygon>
          <draw:path draw:style-name="gr3" draw:text-style-name="P9" draw:layer="layout" svg:width="0.52cm" svg:height="0.53cm" svg:x="3.989cm" svg:y="9.725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579cm" svg:y="9.73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788cm" svg:y="9.707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286cm" svg:y="10.171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8cm" svg:y="9.911cm" svg:viewBox="0 0 514 353" svg:d="M336 79c4-16 11-46 11-49 0-14-11-21-21-21-11 0-25 5-30 21-2 5-39 155-44 174-6 23-7 37-7 52 0 8 0 10 1 14-17 42-42 65-72 65-61 0-61-56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418cm" svg:y="10.171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847cm" svg:y="9.911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219cm" svg:y="10.171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643cm" svg:y="9.769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97cm" svg:y="10.171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398cm" svg:y="9.911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\frac{d^2y}{dx^2} = 5A e^{5x}(5) - 5Be^{-5x}(-5)§svg§600§FALSE§</svg:desc>
          <draw:polygon draw:style-name="gr2" draw:text-style-name="P8" draw:layer="layout" svg:width="10.26cm" svg:height="1.625cm" svg:x="3.931cm" svg:y="10.646cm" svg:viewBox="0 0 10261 1626" draw:points="5130,1626 0,1626 0,0 10261,0 10261,1626">
            <text:p/>
          </draw:polygon>
          <draw:path draw:style-name="gr3" draw:text-style-name="P9" draw:layer="layout" svg:width="0.369cm" svg:height="0.546cm" svg:x="3.941cm" svg:y="10.71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24cm" svg:height="0.36cm" svg:x="4.346cm" svg:y="10.60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4.68cm" svg:y="10.904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3.892cm" svg:y="11.561cm" svg:viewBox="0 0 1193 33" draw:points="597,33 0,33 0,0 1193,0 1193,33">
            <text:p/>
          </draw:polygon>
          <draw:path draw:style-name="gr3" draw:text-style-name="P9" draw:layer="layout" svg:width="0.369cm" svg:height="0.546cm" svg:x="3.924cm" svg:y="11.76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4.316cm" svg:y="11.9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77cm" svg:y="11.71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5.434cm" svg:y="11.4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32cm" svg:x="6.245cm" svg:y="11.254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9" draw:layer="layout" svg:width="0.531cm" svg:height="0.555cm" svg:x="6.62cm" svg:y="11.216cm" svg:viewBox="0 0 532 556" svg:d="M111 466c-30 51-60 64-95 65-9 0-16 0-16 16 0 4 4 9 11 9 21 0 44-4 66-4 25 0 53 4 78 4 3 0 14 0 14-16 0-9-7-9-12-9-18-1-37-8-37-28 0-9 5-17 10-28l60-99h195c0 16 13 122 13 129 0 25-41 26-57 26-10 0-19 0-19 16 0 9 11 9 11 9 33 0 67-4 98-4 20 0 67 4 86 4 6 0 15 0 15-16 0-9-8-9-18-9-48 0-48-5-49-28l-48-484c-2-15-2-19-16-19-12 0-16 5-19 12zM204 352l153-255 25 255z">
            <text:p/>
          </draw:path>
          <draw:path draw:style-name="gr3" draw:text-style-name="P9" draw:layer="layout" svg:width="0.298cm" svg:height="0.351cm" svg:x="7.21cm" svg:y="11.429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24cm" svg:height="0.37cm" svg:x="7.567cm" svg:y="11.091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ath draw:style-name="gr3" draw:text-style-name="P9" draw:layer="layout" svg:width="0.291cm" svg:height="0.245cm" svg:x="7.868cm" svg:y="11.212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18cm" svg:height="0.773cm" svg:x="8.308cm" svg:y="11.18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32cm" svg:x="8.57cm" svg:y="11.254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9" draw:layer="layout" svg:width="0.18cm" svg:height="0.773cm" svg:x="8.962cm" svg:y="11.18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472cm" svg:height="0.032cm" svg:x="9.455cm" svg:y="11.561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32cm" svg:x="10.203cm" svg:y="11.254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9" draw:layer="layout" svg:width="0.553cm" svg:height="0.529cm" svg:x="10.583cm" svg:y="11.242cm" svg:viewBox="0 0 554 530" svg:d="M92 470c-8 30-9 35-71 35-14 0-21 0-21 16 0 9 7 9 21 9h276c124 0 215-92 215-168 0-56-46-100-120-109 80-15 162-72 162-146 0-58-51-107-144-107h-260c-16 0-23 0-23 16 0 9 7 9 21 9 2 0 16 0 30 1 14 0 21 2 21 13 0 1-2 5-4 14zM209 246l48-193c7-27 9-28 42-28h101c66 0 84 45 84 79 0 68-67 142-162 142zM174 505c-10 0-12 0-17 0-7 0-11-2-11-7 0-4 0-5 5-19l53-217h146c76 0 90 58 90 92 0 77-69 151-160 151z">
            <text:p/>
          </draw:path>
          <draw:path draw:style-name="gr3" draw:text-style-name="P9" draw:layer="layout" svg:width="0.298cm" svg:height="0.351cm" svg:x="11.212cm" svg:y="11.429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67cm" svg:height="0.027cm" svg:x="11.594cm" svg:y="11.302cm" svg:viewBox="0 0 368 28" svg:d="M347 28c7 0 21 0 21-14s-12-14-21-14h-326c-9 0-21 0-21 14s12 14 21 14z">
            <text:p/>
          </draw:path>
          <draw:path draw:style-name="gr3" draw:text-style-name="P9" draw:layer="layout" svg:width="0.24cm" svg:height="0.37cm" svg:x="12.053cm" svg:y="11.091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ath draw:style-name="gr3" draw:text-style-name="P9" draw:layer="layout" svg:width="0.291cm" svg:height="0.245cm" svg:x="12.354cm" svg:y="11.212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18cm" svg:height="0.773cm" svg:x="12.794cm" svg:y="11.18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472cm" svg:height="0.032cm" svg:x="13.081cm" svg:y="11.561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32cm" svg:x="13.658cm" svg:y="11.254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9" draw:layer="layout" svg:width="0.18cm" svg:height="0.773cm" svg:x="14.049cm" svg:y="11.18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</draw:g>
        <draw:g>
          <svg:title>TexMaths</svg:title>
          <svg:desc>22§display§= 25A e^{5x} + 25Be^{-5x}§svg§600§FALSE§</svg:desc>
          <draw:polygon draw:style-name="gr2" draw:text-style-name="P8" draw:layer="layout" svg:width="6.959cm" svg:height="0.666cm" svg:x="14.752cm" svg:y="11.007cm" svg:viewBox="0 0 6960 667" draw:points="3481,667 0,667 0,0 6960,0 6960,667">
            <text:p/>
          </draw:polygon>
          <draw:path draw:style-name="gr3" draw:text-style-name="P9" draw:layer="layout" svg:width="0.515cm" svg:height="0.182cm" svg:x="14.757cm" svg:y="11.3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15.568cm" svg:y="11.132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5 68-8 7-59 7-74 7z">
            <text:p/>
          </draw:path>
          <draw:path draw:style-name="gr3" draw:text-style-name="P9" draw:layer="layout" svg:width="0.309cm" svg:height="0.532cm" svg:x="15.954cm" svg:y="11.132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9" draw:layer="layout" svg:width="0.53cm" svg:height="0.555cm" svg:x="16.329cm" svg:y="11.093cm" svg:viewBox="0 0 531 556" svg:d="M111 466c-30 51-60 63-95 65-9 0-16 0-16 16 0 4 4 9 11 9 21 0 44-4 66-4 25 0 53 4 78 4 3 0 14 0 14-16 0-9-7-9-12-9-18-2-37-9-37-28 0-9 5-18 10-28l60-99h195c2 16 13 122 13 129 0 24-41 26-57 26-10 0-19 0-19 16 0 9 11 9 12 9 32 0 65-4 97-4 19 0 67 4 86 4 6 0 14 0 14-16 0-9-7-9-17-9-48 0-48-5-49-28l-48-484c-2-15-2-19-16-19-12 0-14 5-19 12zM204 352l153-255 25 255z">
            <text:p/>
          </draw:path>
          <draw:path draw:style-name="gr3" draw:text-style-name="P9" draw:layer="layout" svg:width="0.298cm" svg:height="0.351cm" svg:x="16.918cm" svg:y="11.304cm" svg:viewBox="0 0 299 352" svg:d="M109 164c23 0 81-2 120-18 54-23 58-69 58-79 0-35-30-67-83-67-86 0-204 76-204 211 0 79 46 141 121 141 113 0 178-83 178-92 0-5-5-10-10-10-4 0-6 2-9 9-62 75-146 75-157 75-60 0-67-65-67-90 0-8 0-33 13-80zM74 146c30-118 109-128 130-128 37 0 58 22 58 49 0 79-125 79-156 79z">
            <text:p/>
          </draw:path>
          <draw:path draw:style-name="gr3" draw:text-style-name="P9" draw:layer="layout" svg:width="0.24cm" svg:height="0.37cm" svg:x="17.275cm" svg:y="10.968cm" svg:viewBox="0 0 241 371" svg:d="M51 58c26 7 44 7 53 7 70 0 114-49 114-58 0-5-5-7-7-7s-2 0-5 2c-12 5-41 16-81 16-16 0-44-2-81-14-5-4-5-4-7-4-7 0-7 5-7 14v160c0 11 0 16 9 16 5 0 5 0 12-7 23-30 56-33 76-33 31 0 47 24 49 29 11 18 12 39 12 71 0 16 0 47-16 72-14 19-37 32-63 32-35 0-72-20-86-55 21 2 32-12 32-26 0-23-20-29-27-29-2 0-28 0-28 30 0 50 44 97 111 97 68 0 130-51 130-119 0-62-47-118-114-118-25 0-53 5-76 26z">
            <text:p/>
          </draw:path>
          <draw:path draw:style-name="gr3" draw:text-style-name="P9" draw:layer="layout" svg:width="0.291cm" svg:height="0.245cm" svg:x="17.576cm" svg:y="11.089cm" svg:viewBox="0 0 292 246" svg:d="M109 183c-5 18-23 47-51 47-2 0-18 0-30-7 23-7 25-26 25-30 0-12-9-21-21-21-16 0-32 14-32 34 0 28 30 40 56 40 27 0 48-16 62-38 14 28 44 38 65 38 63 0 95-68 95-84 0-7-7-7-9-7-7 0-7 3-9 10-12 37-44 65-75 65-21 0-34-14-34-35 0-14 14-63 28-125 13-42 37-54 55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515cm" svg:height="0.516cm" svg:x="18.155cm" svg:y="11.19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9cm" svg:height="0.516cm" svg:x="18.922cm" svg:y="11.132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5 68-8 7-59 7-74 7z">
            <text:p/>
          </draw:path>
          <draw:path draw:style-name="gr3" draw:text-style-name="P9" draw:layer="layout" svg:width="0.309cm" svg:height="0.532cm" svg:x="19.31cm" svg:y="11.132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9" draw:layer="layout" svg:width="0.553cm" svg:height="0.528cm" svg:x="19.69cm" svg:y="11.119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6 4-20l54-216h146c74 0 90 58 90 92 0 77-69 151-160 151z">
            <text:p/>
          </draw:path>
          <draw:path draw:style-name="gr3" draw:text-style-name="P9" draw:layer="layout" svg:width="0.298cm" svg:height="0.351cm" svg:x="20.318cm" svg:y="11.304cm" svg:viewBox="0 0 299 352" svg:d="M109 164c23 0 81-2 120-18 54-23 58-69 58-79 0-35-30-67-83-67-86 0-204 76-204 211 0 79 46 141 121 141 113 0 178-83 178-92 0-5-5-10-10-10-4 0-6 2-9 9-62 75-146 75-157 75-60 0-67-65-67-90 0-8 0-33 13-80zM74 146c30-118 109-128 130-128 37 0 58 22 58 49 0 79-125 79-156 79z">
            <text:p/>
          </draw:path>
          <draw:path draw:style-name="gr3" draw:text-style-name="P9" draw:layer="layout" svg:width="0.367cm" svg:height="0.027cm" svg:x="20.701cm" svg:y="11.179cm" svg:viewBox="0 0 368 28" svg:d="M347 28c7 0 21 0 21-14s-13-14-21-14h-326c-9 0-21 0-21 14s12 14 21 14z">
            <text:p/>
          </draw:path>
          <draw:path draw:style-name="gr3" draw:text-style-name="P9" draw:layer="layout" svg:width="0.24cm" svg:height="0.37cm" svg:x="21.159cm" svg:y="10.968cm" svg:viewBox="0 0 241 371" svg:d="M49 58c28 7 46 7 55 7 70 0 114-49 114-58 0-5-5-7-7-7s-2 0-5 2c-12 5-41 16-81 16-16 0-44-2-81-14-5-4-5-4-7-4-7 0-7 5-7 14v160c0 11 0 16 9 16 5 0 5 0 10-7 25-30 58-33 78-33 31 0 45 24 49 29 11 18 12 39 12 71 0 16 0 47-16 72-14 19-37 32-63 32-35 0-72-20-86-55 21 2 32-12 32-26 0-23-20-29-29-29 0 0-26 0-26 30 0 50 44 97 111 97 68 0 130-51 130-119 0-62-47-118-114-118-25 0-53 5-78 26z">
            <text:p/>
          </draw:path>
          <draw:path draw:style-name="gr3" draw:text-style-name="P9" draw:layer="layout" svg:width="0.291cm" svg:height="0.245cm" svg:x="21.46cm" svg:y="11.089cm" svg:viewBox="0 0 292 246" svg:d="M109 183c-5 18-23 47-51 47-2 0-18 0-30-7 23-7 25-26 25-30 0-12-9-21-21-21-16 0-32 14-32 34 0 28 30 40 58 40 25 0 46-16 60-38 14 28 44 38 65 38 63 0 95-68 95-84 0-7-7-7-9-7-7 0-7 3-9 10-12 37-44 65-75 65-21 0-34-14-34-35 0-14 14-63 28-125 13-42 37-54 55-54 0 0 18 0 28 7-16 5-23 19-23 30 0 12 9 21 21 21 13 0 32-11 32-34 0-31-35-40-58-40-26 0-49 18-60 39-10-23-35-39-65-39-61 0-97 67-97 83 0 7 7 7 9 7 7 0 9-2 11-9 14-42 49-65 75-65 18 0 32 9 32 35 0 11-5 39-11 56z">
            <text:p/>
          </draw:path>
        </draw:g>
        <draw:g>
          <svg:title>TexMaths</svg:title>
          <svg:desc>22§display§\frac{d^2y}{dx^2} = 25( A e^{5x} + Be^{-5x} ) = 25y§svg§600§FALSE§</svg:desc>
          <draw:polygon draw:style-name="gr2" draw:text-style-name="P8" draw:layer="layout" svg:width="10.545cm" svg:height="1.625cm" svg:x="3.931cm" svg:y="12.648cm" svg:viewBox="0 0 10546 1626" draw:points="5273,1626 0,1626 0,0 10546,0 10546,1626">
            <text:p/>
          </draw:polygon>
          <draw:path draw:style-name="gr3" draw:text-style-name="P9" draw:layer="layout" svg:width="0.369cm" svg:height="0.546cm" svg:x="3.941cm" svg:y="12.71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24cm" svg:height="0.36cm" svg:x="4.346cm" svg:y="12.60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4.681cm" svg:y="12.906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3.892cm" svg:y="13.563cm" svg:viewBox="0 0 1193 33" draw:points="597,33 0,33 0,0 1193,0 1193,33">
            <text:p/>
          </draw:polygon>
          <draw:path draw:style-name="gr3" draw:text-style-name="P9" draw:layer="layout" svg:width="0.369cm" svg:height="0.546cm" svg:x="3.924cm" svg:y="13.76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4.316cm" svg:y="13.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77cm" svg:y="13.71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5.434cm" svg:y="13.4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6.245cm" svg:y="13.256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309cm" svg:height="0.532cm" svg:x="6.632cm" svg:y="13.256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9" draw:layer="layout" svg:width="0.18cm" svg:height="0.773cm" svg:x="7.057cm" svg:y="13.191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531cm" svg:height="0.555cm" svg:x="7.308cm" svg:y="13.218cm" svg:viewBox="0 0 532 556" svg:d="M111 466c-30 51-60 64-95 65-9 0-16 0-16 16 0 4 4 9 11 9 21 0 44-4 66-4 25 0 53 4 78 4 3 0 14 0 14-16 0-9-7-9-12-9-18-1-37-8-37-28 0-9 5-17 12-28l58-99h195c2 16 13 122 13 129 0 25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9" draw:layer="layout" svg:width="0.298cm" svg:height="0.351cm" svg:x="7.896cm" svg:y="13.43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4cm" svg:height="0.37cm" svg:x="8.255cm" svg:y="13.093cm" svg:viewBox="0 0 241 371" svg:d="M49 58c28 7 46 7 55 7 70 0 114-49 114-58 0-5-5-7-7-7s-2 0-5 2c-12 5-41 16-81 16-16 0-44-2-81-14-5-4-5-4-7-4-7 0-7 5-7 14v160c0 11 0 16 9 16 5 0 5 0 10-7 25-30 58-33 78-33 31 0 45 24 49 29 11 18 12 39 12 71 0 16 0 47-16 72-14 19-36 32-63 32-35 0-72-20-86-55 21 2 32-12 32-26 0-23-20-28-29-28 0 0-26 0-26 29 0 50 44 97 111 97 69 0 130-51 130-119 0-62-47-118-114-118-25 0-53 5-78 26z">
            <text:p/>
          </draw:path>
          <draw:path draw:style-name="gr3" draw:text-style-name="P9" draw:layer="layout" svg:width="0.291cm" svg:height="0.245cm" svg:x="8.554cm" svg:y="13.214cm" svg:viewBox="0 0 292 246" svg:d="M109 183c-5 18-23 47-51 47-2 0-18 0-30-7 23-7 25-26 25-29 0-13-9-22-21-22-16 0-32 14-32 34 0 28 30 40 58 40 25 0 46-16 60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9-65 75-65 18 0 32 9 32 35 0 11-5 39-11 56z">
            <text:p/>
          </draw:path>
          <draw:path draw:style-name="gr3" draw:text-style-name="P9" draw:layer="layout" svg:width="0.515cm" svg:height="0.516cm" svg:x="9.133cm" svg:y="13.3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553cm" svg:height="0.529cm" svg:x="9.896cm" svg:y="13.244cm" svg:viewBox="0 0 554 530" svg:d="M92 470c-8 30-9 35-71 35-14 0-21 0-21 16 0 9 7 9 21 9h276c124 0 215-92 215-168 0-56-46-100-120-109 80-15 162-72 162-146 0-58-51-107-144-107h-260c-16 0-23 0-23 16 0 9 7 9 21 9 2 0 16 0 30 1 14 0 21 2 21 13 0 1-2 5-4 14zM209 246l48-193c7-27 9-28 42-28h101c66 0 84 45 84 79 0 68-67 142-162 142zM174 505c-10 0-12 0-17 0-7 0-11-2-11-7 0-4 0-5 5-19l53-217h146c76 0 90 58 90 92 0 77-69 151-160 151z">
            <text:p/>
          </draw:path>
          <draw:path draw:style-name="gr3" draw:text-style-name="P9" draw:layer="layout" svg:width="0.298cm" svg:height="0.351cm" svg:x="10.524cm" svg:y="13.43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67cm" svg:height="0.027cm" svg:x="10.908cm" svg:y="13.304cm" svg:viewBox="0 0 368 28" svg:d="M347 28c7 0 21 0 21-14s-12-14-21-14h-326c-9 0-21 0-21 14s12 14 21 14z">
            <text:p/>
          </draw:path>
          <draw:path draw:style-name="gr3" draw:text-style-name="P9" draw:layer="layout" svg:width="0.24cm" svg:height="0.37cm" svg:x="11.367cm" svg:y="13.093cm" svg:viewBox="0 0 241 371" svg:d="M49 58c28 7 46 7 55 7 70 0 114-49 114-58 0-5-5-7-7-7s-2 0-5 2c-12 5-41 16-81 16-16 0-44-2-81-14-5-4-5-4-7-4-7 0-7 5-7 14v160c0 11 0 16 9 16 5 0 5 0 10-7 25-30 58-33 78-33 31 0 45 24 49 29 11 18 12 39 12 71 0 16 0 47-16 72-14 19-36 32-63 32-35 0-72-20-86-55 21 2 32-12 32-26 0-23-20-28-29-28 0 0-26 0-26 29 0 50 44 97 111 97 69 0 130-51 130-119 0-62-47-118-114-118-25 0-53 5-78 26z">
            <text:p/>
          </draw:path>
          <draw:path draw:style-name="gr3" draw:text-style-name="P9" draw:layer="layout" svg:width="0.291cm" svg:height="0.245cm" svg:x="11.666cm" svg:y="13.214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18cm" svg:height="0.773cm" svg:x="12.075cm" svg:y="13.19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515cm" svg:height="0.182cm" svg:x="12.588cm" svg:y="13.4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13.4cm" svg:y="13.256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09cm" svg:height="0.532cm" svg:x="13.787cm" svg:y="13.256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9" draw:layer="layout" svg:width="0.356cm" svg:height="0.5cm" svg:x="14.157cm" svg:y="13.431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</draw:g>
        <draw:g>
          <svg:title>TexMaths</svg:title>
          <svg:desc>22§display§.\ .\ . \ [ \text {From (1)} ] §svg§600§FALSE§</svg:desc>
          <draw:polygon draw:style-name="gr2" draw:text-style-name="P8" draw:layer="layout" svg:width="4.699cm" svg:height="0.696cm" svg:x="14.986cm" svg:y="13.237cm" svg:viewBox="0 0 4700 697" draw:points="2350,697 0,697 0,0 4700,0 4700,697">
            <text:p/>
          </draw:polygon>
          <draw:path draw:style-name="gr3" draw:text-style-name="P9" draw:layer="layout" svg:width="0.083cm" svg:height="0.083cm" svg:x="15.014cm" svg:y="13.696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5.486cm" svg:y="13.696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5.96cm" svg:y="13.696cm" svg:viewBox="0 0 84 84" svg:d="M84 42c0-23-19-42-42-42s-42 19-42 42 19 42 42 42 42-19 42-42z">
            <text:p/>
          </draw:path>
          <draw:polygon draw:style-name="gr3" draw:text-style-name="P9" draw:layer="layout" svg:width="0.106cm" svg:height="0.773cm" svg:x="16.456cm" svg:y="13.198cm" svg:viewBox="0 0 107 774" draw:points="107,774 107,744 32,744 32,32 107,32 107,0 0,0 0,774">
            <text:p/>
          </draw:polygon>
          <draw:path draw:style-name="gr3" draw:text-style-name="P9" draw:layer="layout" svg:width="0.446cm" svg:height="0.527cm" svg:x="16.606cm" svg:y="13.253cm" svg:viewBox="0 0 447 528" svg:d="M426 0h-426v25h19c60 0 60 8 60 35v406c0 28 0 37-60 37h-19v25c26-4 88-4 118-4 32 0 102 0 130 4v-25h-24c-74 0-74-10-74-37v-192h67c73 0 81 27 81 92h19v-206h-19c0 65-8 92-81 92h-67v-197c0-25 1-30 37-30h93c116 0 135 42 148 149h19z">
            <text:p/>
          </draw:path>
          <draw:path draw:style-name="gr3" draw:text-style-name="P9" draw:layer="layout" svg:width="0.261cm" svg:height="0.342cm" svg:x="17.042cm" svg:y="13.43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17.345cm" svg:y="13.432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9" draw:layer="layout" svg:width="0.605cm" svg:height="0.342cm" svg:x="17.734cm" svg:y="13.435cm" svg:viewBox="0 0 606 343" svg:d="M60 76v209c0 33-9 33-60 33v25c26 0 67-2 88-2 19 0 60 2 86 2v-25c-51 0-60 0-60-33v-144c0-81 55-123 104-123 50 0 58 42 58 86v181c0 33-8 33-59 33v25c26 0 65-2 86-2s61 2 88 2v-25c-53 0-62 0-62-33v-144c0-81 57-123 106-123s56 42 56 86v181c0 33-7 33-60 33v25c27 0 67-2 88-2 20 0 60 2 87 2v-25c-41 0-60 0-60-22v-148c0-67 0-92-25-120-10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18.688cm" svg:y="13.198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256cm" svg:height="0.516cm" svg:x="18.982cm" svg:y="13.26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9.343cm" svg:y="13.198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olygon draw:style-name="gr3" draw:text-style-name="P9" draw:layer="layout" svg:width="0.106cm" svg:height="0.773cm" svg:x="19.618cm" svg:y="13.198cm" svg:viewBox="0 0 107 774" draw:points="107,0 0,0 0,32 76,32 76,744 0,744 0,774 107,774">
            <text:p/>
          </draw:polygon>
        </draw:g>
        <draw:g>
          <svg:title>TexMaths</svg:title>
          <svg:desc>22§display§\therefore \ \frac{d^2y}{dx^2} - 25y = 0§svg§600§FALSE§</svg:desc>
          <draw:polygon draw:style-name="gr2" draw:text-style-name="P8" draw:layer="layout" svg:width="5.8cm" svg:height="1.625cm" svg:x="20.808cm" svg:y="12.65cm" svg:viewBox="0 0 5801 1626" draw:points="2901,1626 0,1626 0,0 5801,0 5801,1626">
            <text:p/>
          </draw:polygon>
          <draw:path draw:style-name="gr3" draw:text-style-name="P9" draw:layer="layout" svg:width="0.469cm" svg:height="0.418cm" svg:x="20.792cm" svg:y="13.415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9" draw:layer="layout" svg:width="0.369cm" svg:height="0.546cm" svg:x="21.899cm" svg:y="12.715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24cm" svg:height="0.36cm" svg:x="22.304cm" svg:y="12.61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6cm" svg:height="0.5cm" svg:x="22.64cm" svg:y="12.908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21.85cm" svg:y="13.565cm" svg:viewBox="0 0 1193 33" draw:points="597,33 0,33 0,0 1193,0 1193,33">
            <text:p/>
          </draw:polygon>
          <draw:path draw:style-name="gr3" draw:text-style-name="P9" draw:layer="layout" svg:width="0.369cm" svg:height="0.546cm" svg:x="21.882cm" svg:y="13.767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22.274cm" svg:y="13.9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22.728cm" svg:y="13.72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23.371cm" svg:y="13.565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6cm" svg:x="24.119cm" svg:y="13.258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09cm" svg:height="0.532cm" svg:x="24.504cm" svg:y="13.258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9" draw:layer="layout" svg:width="0.358cm" svg:height="0.5cm" svg:x="24.876cm" svg:y="13.433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515cm" svg:height="0.182cm" svg:x="25.518cm" svg:y="13.4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6.321cm" svg:y="13.258cm" svg:viewBox="0 0 327 533" svg:d="M327 269c0-63-3-125-31-183-35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</draw:g>
        <draw:g>
          <svg:title>TexMaths</svg:title>
          <svg:desc>22§display§\text {which is the required differential equation.}§svg§600§FALSE§</svg:desc>
          <draw:polygon draw:style-name="gr2" draw:text-style-name="P8" draw:layer="layout" svg:width="14.194cm" svg:height="0.619cm" svg:x="3.915cm" svg:y="14.648cm" svg:viewBox="0 0 14195 620" draw:points="7098,620 0,620 0,0 14195,0 14195,620">
            <text:p/>
          </draw:polygon>
          <draw:path draw:style-name="gr3" draw:text-style-name="P9" draw:layer="layout" svg:width="0.531cm" svg:height="0.342cm" svg:x="3.89cm" svg:y="14.82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9" draw:layer="layout" svg:width="0.39cm" svg:height="0.538cm" svg:x="4.458cm" svg:y="14.61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166cm" svg:height="0.518cm" svg:x="4.89cm" svg:y="14.6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95cm" svg:height="0.356cm" svg:x="5.104cm" svg:y="14.80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9cm" svg:height="0.538cm" svg:x="5.427cm" svg:y="14.61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166cm" svg:height="0.518cm" svg:x="6.113cm" svg:y="14.6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6.329cm" svg:y="14.80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2cm" svg:height="0.485cm" svg:x="6.88cm" svg:y="14.67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39cm" svg:height="0.538cm" svg:x="7.192cm" svg:y="14.61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7.618cm" svg:y="14.8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8.22cm" svg:y="14.813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8.522cm" svg:y="14.8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8.871cm" svg:y="14.813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3 0 95 67 95 109z">
            <text:p/>
          </draw:path>
          <draw:path draw:style-name="gr3" draw:text-style-name="P9" draw:layer="layout" svg:width="0.39cm" svg:height="0.351cm" svg:x="9.278cm" svg:y="14.813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9" draw:layer="layout" svg:width="0.166cm" svg:height="0.518cm" svg:x="9.707cm" svg:y="14.6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9.918cm" svg:y="14.81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0.221cm" svg:y="14.8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10.569cm" svg:y="14.618cm" svg:viewBox="0 0 384 547" svg:d="M269 496v51l115-8v-25c-55 0-62-5-62-42v-472l-111 9v24c55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383cm" svg:height="0.546cm" svg:x="11.256cm" svg:y="14.618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166cm" svg:height="0.518cm" svg:x="11.685cm" svg:y="14.6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465cm" svg:height="0.546cm" svg:x="11.895cm" svg:y="14.609cm" svg:viewBox="0 0 466 547" svg:d="M327 236h88v-23h-91v-90c0-70 37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30 11-30 32 0 5 2 25 23 32-2 10-2 17-2 26v90z">
            <text:p/>
          </draw:path>
          <draw:path draw:style-name="gr3" draw:text-style-name="P9" draw:layer="layout" svg:width="0.3cm" svg:height="0.356cm" svg:x="12.347cm" svg:y="14.8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2.69cm" svg:y="14.81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2.993cm" svg:y="14.8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3.342cm" svg:y="14.81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244cm" svg:height="0.485cm" svg:x="13.739cm" svg:y="14.67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166cm" svg:height="0.518cm" svg:x="14.051cm" svg:y="14.6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9cm" svg:height="0.356cm" svg:x="14.273cm" svg:y="14.80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4.651cm" svg:y="14.618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cm" svg:height="0.356cm" svg:x="15.121cm" svg:y="14.8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5.469cm" svg:y="14.813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15.876cm" svg:y="14.813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349cm" svg:height="0.356cm" svg:x="16.312cm" svg:y="14.80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242cm" svg:height="0.485cm" svg:x="16.682cm" svg:y="14.67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6.994cm" svg:y="14.6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7.203cm" svg:y="14.80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7.594cm" svg:y="14.81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18.066cm" svg:y="15.072cm" svg:viewBox="0 0 84 84" svg:d="M84 42c0-23-19-42-42-42s-42 19-42 42 19 42 42 42 42-19 42-4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draw:frame presentation:style-name="pr10" draw:text-style-name="P7" draw:layer="layout" svg:width="26.6cm" svg:height="14.2cm" svg:x="0.8cm" svg:y="0.6cm" presentation:class="subtitle" presentation:user-transformed="true">
          <draw:text-box>
            <text:p text:style-name="P6"><text:span text:style-name="T8"><text:tab/></text:span></text:p>
          </draw:text-box>
        </draw:frame>
        <draw:g>
          <svg:title>TexMaths</svg:title>
          <svg:desc>24§display§(iii) \ \text {Given equation is } \ \ y = A \cos ( \log x ) + B \sin ( \log x )§svg§600§FALSE§</svg:desc>
          <draw:polygon draw:style-name="gr2" draw:text-style-name="P8" draw:layer="layout" svg:width="20.035cm" svg:height="0.76cm" svg:x="2.089cm" svg:y="0.648cm" svg:viewBox="0 0 20036 761" draw:points="10018,761 0,761 0,0 20036,0 20036,761">
            <text:p/>
          </draw:polygon>
          <draw:path draw:style-name="gr3" draw:text-style-name="P9" draw:layer="layout" svg:width="0.197cm" svg:height="0.844cm" svg:x="2.129cm" svg:y="0.606cm" svg:viewBox="0 0 198 845" svg:d="M198 837c0-2 0-4-16-19-105-106-132-265-132-396 0-145 33-293 136-399 12-10 12-11 12-15 0-6-4-8-10-8-8 0-84 58-134 165-44 92-54 186-54 257 0 68 10 170 56 266 52 103 124 157 132 157 6 0 10-2 10-8z">
            <text:p/>
          </draw:path>
          <draw:path draw:style-name="gr3" draw:text-style-name="P9" draw:layer="layout" svg:width="0.224cm" svg:height="0.567cm" svg:x="2.4cm" svg:y="0.681cm" svg:viewBox="0 0 225 568" svg:d="M217 31c0-18-12-31-31-31-23 0-46 21-46 44 0 17 12 31 33 31 19 0 44-19 44-44zM152 350c11-25 11-27 19-50 8-18 11-29 11-45 0-38-26-69-71-69-78 0-111 121-111 129 0 10 8 10 10 10 9 0 9-2 13-16 23-80 58-105 86-105 8 0 22 0 22 26 0 20-6 37-10 45-6 23-44 121-58 157-9 21-19 50-19 67 0 41 29 69 69 69 81 0 112-122 112-130s-8-8-10-8c-10 0-10 2-13 16-16 53-45 105-87 105-15 0-21-9-21-29 0-21 6-32 25-84z">
            <text:p/>
          </draw:path>
          <draw:path draw:style-name="gr3" draw:text-style-name="P9" draw:layer="layout" svg:width="0.224cm" svg:height="0.567cm" svg:x="2.69cm" svg:y="0.681cm" svg:viewBox="0 0 225 568" svg:d="M217 31c0-18-12-31-31-31-23 0-46 21-46 44 0 17 12 31 33 31 19 0 44-19 44-44zM152 350c11-25 11-27 19-50 8-18 11-29 11-45 0-38-26-69-71-69-78 0-111 121-111 129 0 10 8 10 10 10 9 0 9-2 13-16 23-80 58-105 86-105 8 0 22 0 22 26 0 20-6 37-10 45-6 23-44 121-58 157-9 21-19 50-19 67 0 41 29 69 69 69 81 0 112-122 112-130s-8-8-10-8c-10 0-10 2-13 16-16 53-45 105-87 105-15 0-21-9-21-29 0-21 6-32 25-84z">
            <text:p/>
          </draw:path>
          <draw:path draw:style-name="gr3" draw:text-style-name="P9" draw:layer="layout" svg:width="0.224cm" svg:height="0.567cm" svg:x="2.98cm" svg:y="0.681cm" svg:viewBox="0 0 225 568" svg:d="M217 31c0-18-12-31-31-31-23 0-46 21-46 44 0 17 12 31 33 31 19 0 44-19 44-44zM152 350c11-25 11-27 19-50 8-18 11-29 11-45 0-38-26-69-71-69-78 0-111 121-111 129 0 10 8 10 10 10 9 0 9-2 13-16 23-80 58-105 86-105 8 0 22 0 22 26 0 20-6 37-10 45-6 23-44 121-58 157-9 21-19 50-19 67 0 41 29 69 69 69 81 0 112-122 112-130s-8-8-10-8c-10 0-10 2-13 16-16 53-45 105-87 105-15 0-21-9-21-29 0-21 6-32 25-84z">
            <text:p/>
          </draw:path>
          <draw:path draw:style-name="gr3" draw:text-style-name="P9" draw:layer="layout" svg:width="0.197cm" svg:height="0.844cm" svg:x="3.295cm" svg:y="0.60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9" draw:layer="layout" svg:width="0.573cm" svg:height="0.614cm" svg:x="3.903cm" svg:y="0.644cm" svg:viewBox="0 0 574 615" svg:d="M455 543c10 20 44 52 54 52 7 0 7-5 7-19v-148c0-32 4-36 58-36v-27c-31 2-77 4-102 4-34 0-107 0-136-4v27h27c75 0 79 9 79 40v54c0 96-108 104-133 104-54 0-223-31-223-283 0-253 167-280 219-280 90 0 167 75 185 200 1 11 1 15 13 15 13 0 13-4 13-21v-200c0-15 0-21-9-21-4 0-6 0-14 10l-42 63c-27-27-73-73-157-73-158 0-294 134-294 307s136 308 296 308c61 0 130-22 159-72z">
            <text:p/>
          </draw:path>
          <draw:path draw:style-name="gr3" draw:text-style-name="P9" draw:layer="layout" svg:width="0.181cm" svg:height="0.566cm" svg:x="4.545cm" svg:y="0.67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14cm" svg:height="0.373cm" svg:x="4.767cm" svg:y="0.875cm" svg:viewBox="0 0 415 374" svg:d="M336 83c8-20 23-56 79-56v-27c-20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9" draw:layer="layout" svg:width="0.327cm" svg:height="0.389cm" svg:x="5.197cm" svg:y="0.86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25cm" svg:height="0.373cm" svg:x="5.575cm" svg:y="0.86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27cm" svg:height="0.389cm" svg:x="6.322cm" svg:y="0.86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18cm" svg:height="0.537cm" svg:x="6.702cm" svg:y="0.865cm" svg:viewBox="0 0 419 538" svg:d="M294 323v151c0 39-10 39-67 39v25c28 0 72-2 96-2 23 0 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9" draw:layer="layout" svg:width="0.425cm" svg:height="0.383cm" svg:x="7.146cm" svg:y="0.865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9" draw:layer="layout" svg:width="0.381cm" svg:height="0.389cm" svg:x="7.622cm" svg:y="0.861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266cm" svg:height="0.529cm" svg:x="8.025cm" svg:y="0.719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181cm" svg:height="0.566cm" svg:x="8.365cm" svg:y="0.67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8.594cm" svg:y="0.86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25cm" svg:height="0.373cm" svg:x="9.02cm" svg:y="0.86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181cm" svg:height="0.566cm" svg:x="9.77cm" svg:y="0.67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277cm" svg:height="0.389cm" svg:x="10.005cm" svg:y="0.86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91cm" svg:height="0.546cm" svg:x="11.178cm" svg:y="0.865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6 14 0 23 0 37-10 7-8 15-19 15-35 0-27-23-30-31-30-19 0-48 13-48 55 0 43 39 73 91 73 88 0 174-76 197-173z">
            <text:p/>
          </draw:path>
          <draw:path draw:style-name="gr3" draw:text-style-name="P9" draw:layer="layout" svg:width="0.562cm" svg:height="0.199cm" svg:x="11.878cm" svg:y="0.92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579cm" svg:height="0.606cm" svg:x="12.75cm" svg:y="0.635cm" svg:viewBox="0 0 580 607" svg:d="M121 509c-33 56-65 69-104 71-9 0-17 0-17 17 0 4 4 10 12 10 23 0 48-4 72-4 27 0 58 4 85 4 4 0 15 0 15-17 0-10-7-10-13-10-19-2-40-10-40-31 0-9 5-19 11-30l65-108h213c0 17 14 132 14 140 0 27-44 29-62 29-11 0-21 0-21 17 0 10 12 10 14 10 34 0 71-4 105-4 21 0 73 4 94 4 6 0 16 0 16-17 0-10-8-10-19-10-52 0-52-6-54-31l-52-528c-2-17-2-21-17-21-14 0-18 6-21 13zM223 384l167-278 27 278z">
            <text:p/>
          </draw:path>
          <draw:path draw:style-name="gr3" draw:text-style-name="P9" draw:layer="layout" svg:width="0.322cm" svg:height="0.389cm" svg:x="13.524cm" svg:y="0.861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13.892cm" svg:y="0.86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7cm" svg:height="0.389cm" svg:x="14.319cm" svg:y="0.86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97cm" svg:height="0.844cm" svg:x="14.706cm" svg:y="0.606cm" svg:viewBox="0 0 198 845" svg:d="M198 837c0-2 0-4-16-19-105-106-132-265-132-396 0-145 33-293 136-399 12-10 12-11 12-15 0-6-4-8-10-8-8 0-84 58-134 165-44 92-54 186-54 257 0 68 10 170 56 266 52 103 124 157 132 157 6 0 10-2 10-8z">
            <text:p/>
          </draw:path>
          <draw:path draw:style-name="gr3" draw:text-style-name="P9" draw:layer="layout" svg:width="0.189cm" svg:height="0.587cm" svg:x="14.979cm" svg:y="0.654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15.209cm" svg:y="0.86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387cm" svg:height="0.558cm" svg:x="15.632cm" svg:y="0.856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9" draw:layer="layout" svg:width="0.421cm" svg:height="0.383cm" svg:x="16.206cm" svg:y="0.86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  <draw:path draw:style-name="gr3" draw:text-style-name="P9" draw:layer="layout" svg:width="0.197cm" svg:height="0.844cm" svg:x="16.711cm" svg:y="0.60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9" draw:layer="layout" svg:width="0.562cm" svg:height="0.564cm" svg:x="17.225cm" svg:y="0.746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9" draw:layer="layout" svg:width="0.604cm" svg:height="0.577cm" svg:x="18.058cm" svg:y="0.662cm" svg:viewBox="0 0 605 578" svg:d="M100 513c-8 32-10 38-77 38-15 0-23 0-23 17 0 10 8 10 23 10h301c135 0 235-100 235-182 0-62-50-110-131-119 87-18 177-79 177-160 0-63-56-117-158-117h-284c-17 0-25 0-25 17 0 10 8 10 23 10 2 0 18 0 33 2 15 0 23 2 23 13 0 2-2 6-4 16zM228 269l52-211c8-29 10-31 46-31h108c75 0 94 50 94 86 0 75-73 156-177 156zM190 551c-11 0-13 0-19 0-8 0-12-2-12-8 0-3 0-5 4-21l60-236h159c81 0 98 64 98 100 0 85-75 165-175 165z">
            <text:p/>
          </draw:path>
          <draw:path draw:style-name="gr3" draw:text-style-name="P9" draw:layer="layout" svg:width="0.277cm" svg:height="0.389cm" svg:x="18.873cm" svg:y="0.86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6cm" svg:x="19.207cm" svg:y="0.67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9.439cm" svg:y="0.86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197cm" svg:height="0.844cm" svg:x="19.965cm" svg:y="0.606cm" svg:viewBox="0 0 198 845" svg:d="M198 837c0-2 0-4-16-19-105-106-132-265-132-396 0-145 33-293 136-399 12-10 12-11 12-15 0-6-4-8-10-8-8 0-84 58-134 165-44 92-54 186-54 257 0 68 10 170 56 266 52 103 124 157 132 157 6 0 10-2 10-8z">
            <text:p/>
          </draw:path>
          <draw:path draw:style-name="gr3" draw:text-style-name="P9" draw:layer="layout" svg:width="0.189cm" svg:height="0.587cm" svg:x="20.236cm" svg:y="0.654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20.466cm" svg:y="0.86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387cm" svg:height="0.558cm" svg:x="20.888cm" svg:y="0.856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9" draw:layer="layout" svg:width="0.421cm" svg:height="0.383cm" svg:x="21.462cm" svg:y="0.86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  <draw:path draw:style-name="gr3" draw:text-style-name="P9" draw:layer="layout" svg:width="0.197cm" svg:height="0.844cm" svg:x="21.969cm" svg:y="0.606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>
          <svg:title>TexMaths</svg:title>
          <svg:desc>22§display§.\ .\ . \ \text {(1)} §svg§600§FALSE§</svg:desc>
          <draw:polygon draw:style-name="gr2" draw:text-style-name="P8" draw:layer="layout" svg:width="2.252cm" svg:height="0.696cm" svg:x="23.586cm" svg:y="0.635cm" svg:viewBox="0 0 2253 697" draw:points="1127,697 0,697 0,0 2253,0 2253,697">
            <text:p/>
          </draw:polygon>
          <draw:path draw:style-name="gr3" draw:text-style-name="P9" draw:layer="layout" svg:width="0.083cm" svg:height="0.083cm" svg:x="23.614cm" svg:y="1.09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4.086cm" svg:y="1.09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4.559cm" svg:y="1.09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25.042cm" svg:y="0.596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256cm" svg:height="0.516cm" svg:x="25.334cm" svg:y="0.66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25.697cm" svg:y="0.596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>
          <svg:title>TexMaths</svg:title>
          <svg:desc>22§display§\text {Diff. }w.\ r.\ t. \ x §svg§600§FALSE§</svg:desc>
          <draw:polygon draw:style-name="gr2" draw:text-style-name="P8" draw:layer="layout" svg:width="4.744cm" svg:height="0.477cm" svg:x="4.001cm" svg:y="1.945cm" svg:viewBox="0 0 4745 478" draw:points="2372,478 0,478 0,0 4745,0 4745,478">
            <text:p/>
          </draw:polygon>
          <draw:path draw:style-name="gr3" draw:text-style-name="P9" draw:layer="layout" svg:width="0.52cm" svg:height="0.53cm" svg:x="3.989cm" svg:y="1.924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579cm" svg:y="1.93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788cm" svg:y="1.906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286cm" svg:y="2.37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8cm" svg:y="2.11cm" svg:viewBox="0 0 514 353" svg:d="M336 79c4-16 11-46 11-49 0-14-11-21-21-21-11 0-25 5-30 21-2 5-39 155-44 174-6 23-7 37-7 52 0 8 0 10 1 14-17 42-42 65-72 65-61 0-61-56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418cm" svg:y="2.37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847cm" svg:y="2.11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219cm" svg:y="2.37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643cm" svg:y="1.968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97cm" svg:y="2.37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398cm" svg:y="2.11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\frac{dy}{dx} = A \left[ - \sin ( \log x )  \right]\left( \frac{1}{x} \right) + B \left[ \cos ( \log x )  \right]\left( \frac{1}{x} \right)§svg§600§FALSE§</svg:desc>
          <draw:polygon draw:style-name="gr2" draw:text-style-name="P8" draw:layer="layout" svg:width="15.843cm" svg:height="1.779cm" svg:x="3.932cm" svg:y="2.945cm" svg:viewBox="0 0 15844 1780" draw:points="7922,1780 0,1780 0,0 15844,0 15844,1780">
            <text:p/>
          </draw:polygon>
          <draw:path draw:style-name="gr3" draw:text-style-name="P9" draw:layer="layout" svg:width="0.369cm" svg:height="0.546cm" svg:x="3.942cm" svg:y="2.968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4.335cm" svg:y="3.163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olygon draw:style-name="gr3" draw:text-style-name="P9" draw:layer="layout" svg:width="0.846cm" svg:height="0.032cm" svg:x="3.893cm" svg:y="3.818cm" svg:viewBox="0 0 847 33" draw:points="422,33 0,33 0,0 847,0 847,33">
            <text:p/>
          </draw:polygon>
          <draw:path draw:style-name="gr3" draw:text-style-name="P9" draw:layer="layout" svg:width="0.369cm" svg:height="0.546cm" svg:x="3.925cm" svg:y="4.0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4.317cm" svg:y="4.2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5.088cm" svg:y="3.7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531cm" svg:height="0.555cm" svg:x="5.889cm" svg:y="3.473cm" svg:viewBox="0 0 532 556" svg:d="M111 466c-30 51-60 64-95 66-9 0-16 0-16 15 0 4 4 9 11 9 21 0 44-3 66-3 25 0 53 3 78 3 3 0 14 0 14-16 0-8-7-8-12-8-18-2-37-9-37-29 0-8 5-17 10-28l60-98h195c0 16 13 121 13 128 0 25-41 27-57 27-10 0-19 0-19 15 0 9 11 9 12 9 32 0 66-3 97-3 20 0 67 3 86 3 6 0 15 0 15-16 0-8-8-8-18-8-48 0-48-6-49-29l-48-484c-2-15-2-19-16-19-12 0-16 5-19 12zM204 352l153-255 25 255z">
            <text:p/>
          </draw:path>
          <draw:polygon draw:style-name="gr3" draw:text-style-name="P9" draw:layer="layout" svg:width="0.106cm" svg:height="0.773cm" svg:x="6.661cm" svg:y="3.448cm" svg:viewBox="0 0 107 774" draw:points="107,774 107,745 32,745 32,32 107,32 107,0 0,0 0,774">
            <text:p/>
          </draw:polygon>
          <draw:path draw:style-name="gr3" draw:text-style-name="P9" draw:layer="layout" svg:width="0.472cm" svg:height="0.032cm" svg:x="6.848cm" svg:y="3.818cm" svg:viewBox="0 0 473 33" svg:d="M447 33c12 0 26 0 26-17 0-16-14-16-26-16h-421c-12 0-26 0-26 16 0 17 14 17 26 17z">
            <text:p/>
          </draw:path>
          <draw:path draw:style-name="gr3" draw:text-style-name="P9" draw:layer="layout" svg:width="0.254cm" svg:height="0.356cm" svg:x="7.54cm" svg:y="3.68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7.846cm" svg:y="3.5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8.059cm" svg:y="3.68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18cm" svg:height="0.773cm" svg:x="8.541cm" svg:y="3.44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173cm" svg:height="0.538cm" svg:x="8.791cm" svg:y="3.49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9.001cm" svg:y="3.6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9.388cm" svg:y="3.67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9" draw:layer="layout" svg:width="0.386cm" svg:height="0.351cm" svg:x="9.916cm" svg:y="3.6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10.379cm" svg:y="3.44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9" draw:layer="layout" svg:width="0.106cm" svg:height="0.773cm" svg:x="10.651cm" svg:y="3.448cm" svg:viewBox="0 0 107 774" draw:points="107,0 0,0 0,32 76,32 76,745 0,745 0,774 107,774">
            <text:p/>
          </draw:polygon>
          <draw:path draw:style-name="gr3" draw:text-style-name="P9" draw:layer="layout" svg:width="0.381cm" svg:height="1.856cm" svg:x="11.139cm" svg:y="2.906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256cm" svg:height="0.516cm" svg:x="11.737cm" svg:y="2.98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9" draw:layer="layout" svg:width="0.443cm" svg:height="0.032cm" svg:x="11.641cm" svg:y="3.818cm" svg:viewBox="0 0 444 33" draw:points="222,33 0,33 0,0 444,0 444,33">
            <text:p/>
          </draw:polygon>
          <draw:path draw:style-name="gr3" draw:text-style-name="P9" draw:layer="layout" svg:width="0.386cm" svg:height="0.351cm" svg:x="11.663cm" svg:y="4.2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381cm" svg:height="1.856cm" svg:x="12.202cm" svg:y="2.906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9" draw:layer="layout" svg:width="0.515cm" svg:height="0.516cm" svg:x="12.961cm" svg:y="3.57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553cm" svg:height="0.529cm" svg:x="13.723cm" svg:y="3.499cm" svg:viewBox="0 0 554 530" svg:d="M92 470c-8 30-9 35-71 35-14 0-21 0-21 16 0 9 7 9 21 9h276c124 0 215-92 215-167 0-57-46-101-120-110 80-15 162-72 162-146 0-58-51-107-144-107h-260c-16 0-23 0-23 16 0 9 7 9 21 9 2 0 16 0 30 1 14 0 21 2 21 13 0 1-2 5-4 14zM209 246l48-193c7-27 9-28 42-28h101c66 0 84 45 84 79 0 68-67 142-162 142zM174 505c-10 0-12 0-17 0-7 0-11-2-11-7 0-3 0-5 5-19l53-217h146c76 0 90 58 90 92 0 77-69 151-160 151z">
            <text:p/>
          </draw:path>
          <draw:polygon draw:style-name="gr3" draw:text-style-name="P9" draw:layer="layout" svg:width="0.106cm" svg:height="0.773cm" svg:x="14.536cm" svg:y="3.448cm" svg:viewBox="0 0 107 774" draw:points="107,774 107,745 32,745 32,32 107,32 107,0 0,0 0,774">
            <text:p/>
          </draw:polygon>
          <draw:path draw:style-name="gr3" draw:text-style-name="P9" draw:layer="layout" svg:width="0.295cm" svg:height="0.356cm" svg:x="14.685cm" svg:y="3.68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15.023cm" svg:y="3.6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15.414cm" svg:y="3.68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8cm" svg:height="0.773cm" svg:x="15.771cm" svg:y="3.44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173cm" svg:height="0.538cm" svg:x="16.019cm" svg:y="3.49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16.231cm" svg:y="3.6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55cm" svg:height="0.511cm" svg:x="16.618cm" svg:y="3.67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9" draw:layer="layout" svg:width="0.386cm" svg:height="0.351cm" svg:x="17.144cm" svg:y="3.6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18cm" svg:height="0.773cm" svg:x="17.609cm" svg:y="3.44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9" draw:layer="layout" svg:width="0.106cm" svg:height="0.773cm" svg:x="17.882cm" svg:y="3.448cm" svg:viewBox="0 0 107 774" draw:points="107,0 0,0 0,32 76,32 76,745 0,745 0,774 107,774">
            <text:p/>
          </draw:polygon>
          <draw:path draw:style-name="gr3" draw:text-style-name="P9" draw:layer="layout" svg:width="0.381cm" svg:height="1.856cm" svg:x="18.369cm" svg:y="2.906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256cm" svg:height="0.516cm" svg:x="18.967cm" svg:y="2.98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0.443cm" svg:height="0.032cm" svg:x="18.871cm" svg:y="3.818cm" svg:viewBox="0 0 444 33" draw:points="222,33 0,33 0,0 444,0 444,33">
            <text:p/>
          </draw:polygon>
          <draw:path draw:style-name="gr3" draw:text-style-name="P9" draw:layer="layout" svg:width="0.386cm" svg:height="0.351cm" svg:x="18.894cm" svg:y="4.21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381cm" svg:height="1.856cm" svg:x="19.432cm" svg:y="2.906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</draw:g>
        <draw:g>
          <svg:title>TexMaths</svg:title>
          <svg:desc>22§display§\text {Diff. }w.\ r.\ t. \ x §svg§600§FALSE§</svg:desc>
          <draw:polygon draw:style-name="gr2" draw:text-style-name="P8" draw:layer="layout" svg:width="4.744cm" svg:height="0.477cm" svg:x="4.001cm" svg:y="8.446cm" svg:viewBox="0 0 4745 478" draw:points="2372,478 0,478 0,0 4745,0 4745,478">
            <text:p/>
          </draw:polygon>
          <draw:path draw:style-name="gr3" draw:text-style-name="P9" draw:layer="layout" svg:width="0.52cm" svg:height="0.53cm" svg:x="3.989cm" svg:y="8.425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579cm" svg:y="8.43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788cm" svg:y="8.407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286cm" svg:y="8.871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8cm" svg:y="8.611cm" svg:viewBox="0 0 514 353" svg:d="M336 79c4-16 11-46 11-49 0-14-11-21-21-21-11 0-25 5-30 21-2 5-39 155-44 174-6 23-7 37-7 52 0 8 0 10 1 14-17 42-42 65-72 65-61 0-61-56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418cm" svg:y="8.871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847cm" svg:y="8.611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219cm" svg:y="8.871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643cm" svg:y="8.469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97cm" svg:y="8.871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398cm" svg:y="8.611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x \frac{d^2y}{dx^2} + \frac{dy}{dx} \left( 1 \right) = - A \cos ( \log x ) \left( \frac{1}{x} \right) + B \left[ - \sin ( \log x ) \right] \left( \frac{1}{x} \right) §svg§600§FALSE§</svg:desc>
          <draw:polygon draw:style-name="gr2" draw:text-style-name="P8" draw:layer="layout" svg:width="19.986cm" svg:height="1.821cm" svg:x="4.01cm" svg:y="9.649cm" svg:viewBox="0 0 19987 1822" draw:points="9995,1822 0,1822 0,0 19987,0 19987,1822">
            <text:p/>
          </draw:polygon>
          <draw:path draw:style-name="gr3" draw:text-style-name="P9" draw:layer="layout" svg:width="0.386cm" svg:height="0.351cm" svg:x="3.994cm" svg:y="10.4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4.554cm" svg:y="9.71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24cm" svg:height="0.36cm" svg:x="4.96cm" svg:y="9.6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01cm" svg:x="5.295cm" svg:y="9.907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olygon draw:style-name="gr3" draw:text-style-name="P9" draw:layer="layout" svg:width="1.192cm" svg:height="0.032cm" svg:x="4.506cm" svg:y="10.564cm" svg:viewBox="0 0 1193 33" draw:points="597,33 0,33 0,0 1193,0 1193,33">
            <text:p/>
          </draw:polygon>
          <draw:path draw:style-name="gr3" draw:text-style-name="P9" draw:layer="layout" svg:width="0.369cm" svg:height="0.546cm" svg:x="4.536cm" svg:y="10.76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4.93cm" svg:y="10.9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5.384cm" svg:y="10.72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6.006cm" svg:y="10.3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69cm" svg:height="0.546cm" svg:x="6.877cm" svg:y="9.71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7.269cm" svg:y="9.907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olygon draw:style-name="gr3" draw:text-style-name="P9" draw:layer="layout" svg:width="0.846cm" svg:height="0.032cm" svg:x="6.827cm" svg:y="10.564cm" svg:viewBox="0 0 847 33" draw:points="422,33 0,33 0,0 847,0 847,33">
            <text:p/>
          </draw:polygon>
          <draw:path draw:style-name="gr3" draw:text-style-name="P9" draw:layer="layout" svg:width="0.369cm" svg:height="0.546cm" svg:x="6.859cm" svg:y="10.766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7.252cm" svg:y="10.9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18cm" svg:height="0.773cm" svg:x="7.97cm" svg:y="10.19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6cm" svg:height="0.516cm" svg:x="8.264cm" svg:y="10.25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8.624cm" svg:y="10.19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9" draw:layer="layout" svg:width="0.515cm" svg:height="0.182cm" svg:x="9.14cm" svg:y="10.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9.976cm" svg:y="10.564cm" svg:viewBox="0 0 473 33" svg:d="M447 33c12 0 26 0 26-17 0-16-14-16-26-16h-421c-12 0-26 0-26 16 0 17 14 17 26 17z">
            <text:p/>
          </draw:path>
          <draw:path draw:style-name="gr3" draw:text-style-name="P9" draw:layer="layout" svg:width="0.53cm" svg:height="0.555cm" svg:x="10.541cm" svg:y="10.219cm" svg:viewBox="0 0 531 556" svg:d="M111 466c-30 51-60 64-95 66-9 0-16 0-16 15 0 4 4 9 11 9 21 0 44-3 66-3 25 0 53 3 78 3 3 0 14 0 14-16 0-8-7-8-12-8-18-2-37-9-37-29 0-8 5-17 12-28l58-98h195c2 15 13 121 13 128 0 25-41 27-57 27-10 0-19 0-19 15 0 9 11 9 12 9 32 0 66-3 97-3 20 0 67 3 86 3 6 0 14 0 14-16 0-8-7-8-17-8-48 0-48-6-49-29l-48-484c-2-15-2-19-16-19-12 0-14 5-19 12zM204 352l153-255 25 255z">
            <text:p/>
          </draw:path>
          <draw:path draw:style-name="gr3" draw:text-style-name="P9" draw:layer="layout" svg:width="0.295cm" svg:height="0.356cm" svg:x="11.248cm" svg:y="10.427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1.588cm" svg:y="10.42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1.979cm" svg:y="10.42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8cm" svg:height="0.773cm" svg:x="12.334cm" svg:y="10.19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173cm" svg:height="0.538cm" svg:x="12.584cm" svg:y="10.23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12.795cm" svg:y="10.42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55cm" svg:height="0.511cm" svg:x="13.181cm" svg:y="10.42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9" draw:layer="layout" svg:width="0.386cm" svg:height="0.351cm" svg:x="13.709cm" svg:y="10.4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18cm" svg:height="0.773cm" svg:x="14.172cm" svg:y="10.19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9" draw:layer="layout" svg:width="0.381cm" svg:height="1.856cm" svg:x="14.719cm" svg:y="9.652cm" svg:viewBox="0 0 382 1857" svg:d="M382 1850c0-4-2-6-4-7-28-30-81-81-132-166-125-199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256cm" svg:height="0.516cm" svg:x="15.316cm" svg:y="9.73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0.443cm" svg:height="0.032cm" svg:x="15.219cm" svg:y="10.564cm" svg:viewBox="0 0 444 33" draw:points="222,33 0,33 0,0 444,0 444,33">
            <text:p/>
          </draw:polygon>
          <draw:path draw:style-name="gr3" draw:text-style-name="P9" draw:layer="layout" svg:width="0.386cm" svg:height="0.351cm" svg:x="15.242cm" svg:y="10.96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381cm" svg:height="1.856cm" svg:x="15.78cm" svg:y="9.652cm" svg:viewBox="0 0 382 1857" svg:d="M382 929c0-304-70-610-268-843-15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9" draw:layer="layout" svg:width="0.515cm" svg:height="0.516cm" svg:x="16.539cm" svg:y="10.3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553cm" svg:height="0.529cm" svg:x="17.301cm" svg:y="10.245cm" svg:viewBox="0 0 554 530" svg:d="M92 470c-8 30-9 35-71 35-14 0-21 0-21 16 0 9 7 9 21 9h276c124 0 215-92 215-167 0-57-46-101-120-110 80-15 162-72 162-146 0-58-51-107-144-107h-260c-16 0-23 0-23 16 0 9 7 9 21 9 2 0 16 0 30 1 14 0 21 2 21 13 0 1-2 5-4 14zM209 246l48-193c7-27 9-28 42-28h101c66 0 84 45 84 79 0 68-67 142-162 142zM174 505c-10 0-12 0-17 0-7 0-11-2-11-7 0-3 0-5 5-19l53-217h146c74 0 90 58 90 92 0 77-69 151-160 151z">
            <text:p/>
          </draw:path>
          <draw:polygon draw:style-name="gr3" draw:text-style-name="P9" draw:layer="layout" svg:width="0.106cm" svg:height="0.773cm" svg:x="18.114cm" svg:y="10.193cm" svg:viewBox="0 0 107 774" draw:points="107,774 107,744 32,744 32,32 107,32 107,0 0,0 0,774">
            <text:p/>
          </draw:polygon>
          <draw:path draw:style-name="gr3" draw:text-style-name="P9" draw:layer="layout" svg:width="0.472cm" svg:height="0.032cm" svg:x="18.3cm" svg:y="10.564cm" svg:viewBox="0 0 473 33" svg:d="M447 33c12 0 26 0 26-17 0-16-14-16-26-16h-421c-12 0-26 0-26 16 0 17 14 17 26 17z">
            <text:p/>
          </draw:path>
          <draw:path draw:style-name="gr3" draw:text-style-name="P9" draw:layer="layout" svg:width="0.254cm" svg:height="0.356cm" svg:x="18.992cm" svg:y="10.42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9.298cm" svg:y="10.25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9.511cm" svg:y="10.43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18cm" svg:height="0.773cm" svg:x="19.993cm" svg:y="10.19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173cm" svg:height="0.538cm" svg:x="20.243cm" svg:y="10.23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20.453cm" svg:y="10.42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20.84cm" svg:y="10.42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9" draw:layer="layout" svg:width="0.386cm" svg:height="0.351cm" svg:x="21.368cm" svg:y="10.4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21.831cm" svg:y="10.19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3" draw:text-style-name="P9" draw:layer="layout" svg:width="0.106cm" svg:height="0.773cm" svg:x="22.104cm" svg:y="10.193cm" svg:viewBox="0 0 107 774" draw:points="107,0 0,0 0,32 76,32 76,744 0,744 0,774 107,774">
            <text:p/>
          </draw:polygon>
          <draw:path draw:style-name="gr3" draw:text-style-name="P9" draw:layer="layout" svg:width="0.381cm" svg:height="1.856cm" svg:x="22.591cm" svg:y="9.652cm" svg:viewBox="0 0 382 1857" svg:d="M382 1850c0-4-2-6-4-7-28-30-81-81-132-166-125-199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256cm" svg:height="0.516cm" svg:x="23.189cm" svg:y="9.7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9" draw:layer="layout" svg:width="0.443cm" svg:height="0.032cm" svg:x="23.093cm" svg:y="10.564cm" svg:viewBox="0 0 444 33" draw:points="222,33 0,33 0,0 444,0 444,33">
            <text:p/>
          </draw:polygon>
          <draw:path draw:style-name="gr3" draw:text-style-name="P9" draw:layer="layout" svg:width="0.386cm" svg:height="0.351cm" svg:x="23.116cm" svg:y="10.9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381cm" svg:height="1.856cm" svg:x="23.654cm" svg:y="9.652cm" svg:viewBox="0 0 382 1857" svg:d="M382 929c0-304-70-610-268-843-14-17-44-49-75-77-11-9-13-9-23-9-9 0-16 0-16 7 0 4 4 7 5 9 27 28 79 79 131 164 124 198 183 450 183 748 0 209-29 476-157 707-62 111-127 174-158 208-2 1-4 3-4 7 0 7 7 7 16 7 10 0 12 0 24-13 261-235 342-589 342-915z">
            <text:p/>
          </draw:path>
        </draw:g>
        <draw:g>
          <svg:title>TexMaths</svg:title>
          <svg:desc>22§display§\text {Multiplying throughout by  }\ x §svg§600§FALSE§</svg:desc>
          <draw:polygon draw:style-name="gr2" draw:text-style-name="P8" draw:layer="layout" svg:width="9.912cm" svg:height="0.62cm" svg:x="4.001cm" svg:y="5.146cm" svg:viewBox="0 0 9913 621" draw:points="4956,621 0,621 0,0 9913,0 9913,621">
            <text:p/>
          </draw:polygon>
          <draw:path draw:style-name="gr3" draw:text-style-name="P9" draw:layer="layout" svg:width="0.652cm" svg:height="0.53cm" svg:x="3.99cm" svg:y="5.116cm" svg:viewBox="0 0 653 531" svg:d="M158 18c-7-18-8-18-28-18h-130v25h19c58 0 60 9 60 35v390c0 21 0 56-79 56v25c26 0 65-2 92-2 24 0 63 2 89 2v-25c-79 0-79-35-79-56v-420l187 483c5 11 8 18 15 18 9 0 11-6 15-14l190-492h1v446c0 28-1 35-61 35h-20v25c30-2 83-2 113-2s83 0 111 2v-25h-19c-60 0-60-7-60-35v-411c0-26 0-35 60-35h19v-25h-132c-19 0-19 0-25 14l-170 439z">
            <text:p/>
          </draw:path>
          <draw:path draw:style-name="gr3" draw:text-style-name="P9" draw:layer="layout" svg:width="0.39cm" svg:height="0.352cm" svg:x="4.696cm" svg:y="5.303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173cm" svg:height="0.539cm" svg:x="5.125cm" svg:y="5.107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244cm" svg:height="0.486cm" svg:x="5.329cm" svg:y="5.169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5.641cm" svg:y="5.12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83cm" svg:height="0.493cm" svg:x="5.852cm" svg:y="5.303cm" svg:viewBox="0 0 384 494" svg:d="M113 51v-51l-113 9v25c55 0 60 3 60 38v364c0 35-7 35-60 35v23c26 0 67-2 86-2 21 0 62 2 88 2v-23c-51 0-60 0-60-35v-131-7c4 12 37 55 95 55 94 0 175-76 175-177 0-98-76-176-164-176-60 0-93 34-107 51zM114 256v-175c23-39 60-62 101-62 56 0 104 69 104 157 0 94-55 159-113 159-30 0-60-16-81-48-11-15-11-17-11-31z">
            <text:p/>
          </draw:path>
          <draw:path draw:style-name="gr3" draw:text-style-name="P9" draw:layer="layout" svg:width="0.173cm" svg:height="0.539cm" svg:x="6.285cm" svg:y="5.107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79cm" svg:height="0.493cm" svg:x="6.489cm" svg:y="5.312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9" draw:layer="layout" svg:width="0.166cm" svg:height="0.519cm" svg:x="6.908cm" svg:y="5.12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7.123cm" svg:y="5.303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7.549cm" svg:y="5.294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8.186cm" svg:y="5.169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8.498cm" svg:y="5.107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8.924cm" svg:y="5.303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9.226cm" svg:y="5.297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52cm" svg:x="9.617cm" svg:y="5.303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355cm" svg:height="0.512cm" svg:x="10.043cm" svg:y="5.294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10.432cm" svg:y="5.107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0.86cm" svg:y="5.297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1.249cm" svg:y="5.303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1.668cm" svg:y="5.169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83cm" svg:height="0.547cm" svg:x="12.234cm" svg:y="5.107cm" svg:viewBox="0 0 384 548" svg:d="M113 247v-247l-113 9v25c55 0 60 5 60 42v464h19c2-2 7-13 28-48 13 18 46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9" draw:layer="layout" svg:width="0.379cm" svg:height="0.493cm" svg:x="12.636cm" svg:y="5.312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9" draw:layer="layout" svg:width="0.386cm" svg:height="0.352cm" svg:x="13.567cm" svg:y="5.303cm" svg:viewBox="0 0 387 353" svg:d="M238 109c3-21 21-91 75-91 6 0 23 0 39 8-21 6-37 25-37 43 0 12 9 28 30 28 18 0 42-14 42-46 0-40-46-51-72-51-46 0-72 41-83 60-19-53-60-60-82-60-81 0-125 101-125 120 0 7 7 7 8 7 7 0 9 0 11-7 26-83 77-102 104-102 14 0 42 7 42 51 0 24-14 77-42 185-12 49-41 81-74 81-5 0-23 0-39-9 20-5 37-21 37-42s-17-28-30-28c-23 0-42 21-42 46 0 35 39 51 74 51 51 0 79-55 81-60 9 30 37 60 84 60 80 0 124-101 124-120 0-7-7-7-9-7-7 0-9 1-11 7-24 84-77 102-104 102-30 0-42-25-42-51 0-18 5-34 14-69z">
            <text:p/>
          </draw:path>
        </draw:g>
        <draw:g>
          <svg:title>TexMaths</svg:title>
          <svg:desc>22§display§x \frac{dy}{dx} = - A \sin ( \log x ) + B \cos ( \log x ) §svg§600§FALSE§</svg:desc>
          <draw:polygon draw:style-name="gr2" draw:text-style-name="P8" draw:layer="layout" svg:width="11.684cm" svg:height="1.522cm" svg:x="3.911cm" svg:y="6.246cm" svg:viewBox="0 0 11685 1523" draw:points="5843,1523 0,1523 0,0 11685,0 11685,1523">
            <text:p/>
          </draw:polygon>
          <draw:path draw:style-name="gr3" draw:text-style-name="P9" draw:layer="layout" svg:width="0.386cm" svg:height="0.351cm" svg:x="3.895cm" svg:y="6.9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4.455cm" svg:y="6.207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4.849cm" svg:y="6.40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4.407cm" svg:y="7.057cm" svg:viewBox="0 0 847 33" draw:points="422,33 0,33 0,0 847,0 847,33">
            <text:p/>
          </draw:polygon>
          <draw:path draw:style-name="gr3" draw:text-style-name="P9" draw:layer="layout" svg:width="0.369cm" svg:height="0.546cm" svg:x="4.437cm" svg:y="7.262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4.831cm" svg:y="7.4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5.602cm" svg:y="6.9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6.44cm" svg:y="7.057cm" svg:viewBox="0 0 473 33" svg:d="M447 33c12 0 26 0 26-17 0-16-14-16-26-16h-421c-12 0-26 0-26 16 0 17 14 17 26 17z">
            <text:p/>
          </draw:path>
          <draw:path draw:style-name="gr3" draw:text-style-name="P9" draw:layer="layout" svg:width="0.531cm" svg:height="0.555cm" svg:x="7.003cm" svg:y="6.714cm" svg:viewBox="0 0 532 556" svg:d="M111 467c-30 51-60 63-95 65-9 0-16 0-16 15 0 4 4 9 11 9 21 0 44-3 66-3 25 0 53 3 78 3 3 0 14 0 14-16 0-8-7-8-12-8-18-2-37-9-37-29 0-8 5-17 12-28l58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9" draw:layer="layout" svg:width="0.254cm" svg:height="0.356cm" svg:x="7.711cm" svg:y="6.9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8.015cm" svg:y="6.74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8.23cm" svg:y="6.92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18cm" svg:height="0.774cm" svg:x="8.71cm" svg:y="6.68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173cm" svg:height="0.538cm" svg:x="8.96cm" svg:y="6.73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9.171cm" svg:y="6.92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9.559cm" svg:y="6.91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386cm" svg:height="0.351cm" svg:x="10.085cm" svg:y="6.9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4cm" svg:x="10.548cm" svg:y="6.68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515cm" svg:height="0.517cm" svg:x="11.021cm" svg:y="6.81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553cm" svg:height="0.529cm" svg:x="11.783cm" svg:y="6.739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99c68 0 86 45 86 79 0 69-67 142-162 142zM174 505c-10 0-12 0-17 0-7 0-11-2-11-7 0-3 0-5 4-19l54-217h146c74 0 90 58 90 92 0 77-69 151-160 151z">
            <text:p/>
          </draw:path>
          <draw:path draw:style-name="gr3" draw:text-style-name="P9" draw:layer="layout" svg:width="0.295cm" svg:height="0.356cm" svg:x="12.531cm" svg:y="6.92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12.869cm" svg:y="6.92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3.26cm" svg:y="6.9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8cm" svg:height="0.774cm" svg:x="13.616cm" svg:y="6.68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173cm" svg:height="0.538cm" svg:x="13.865cm" svg:y="6.73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14.077cm" svg:y="6.92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14.464cm" svg:y="6.91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386cm" svg:height="0.351cm" svg:x="14.99cm" svg:y="6.9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4cm" svg:x="15.455cm" svg:y="6.68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draw:g>
          <svg:title>TexMaths</svg:title>
          <svg:desc>22§display§\text {Multiplying throughout by  }\ x §svg§600§FALSE§</svg:desc>
          <draw:polygon draw:style-name="gr2" draw:text-style-name="P8" draw:layer="layout" svg:width="9.912cm" svg:height="0.62cm" svg:x="4.001cm" svg:y="12.046cm" svg:viewBox="0 0 9913 621" draw:points="4956,621 0,621 0,0 9913,0 9913,621">
            <text:p/>
          </draw:polygon>
          <draw:path draw:style-name="gr3" draw:text-style-name="P9" draw:layer="layout" svg:width="0.652cm" svg:height="0.53cm" svg:x="3.99cm" svg:y="12.016cm" svg:viewBox="0 0 653 531" svg:d="M158 18c-7-18-8-18-28-18h-130v25h19c58 0 60 9 60 35v390c0 21 0 56-79 56v25c26 0 65-2 92-2 24 0 63 2 89 2v-25c-79 0-79-35-79-56v-420l187 483c5 11 8 18 15 18 9 0 11-6 15-14l190-492h1v446c0 28-1 35-61 35h-20v25c30-2 83-2 113-2s83 0 111 2v-25h-19c-60 0-60-7-60-35v-411c0-26 0-35 60-35h19v-25h-132c-19 0-19 0-25 14l-170 439z">
            <text:p/>
          </draw:path>
          <draw:path draw:style-name="gr3" draw:text-style-name="P9" draw:layer="layout" svg:width="0.39cm" svg:height="0.352cm" svg:x="4.696cm" svg:y="12.203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173cm" svg:height="0.539cm" svg:x="5.125cm" svg:y="12.007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244cm" svg:height="0.486cm" svg:x="5.329cm" svg:y="12.069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5.641cm" svg:y="12.02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83cm" svg:height="0.493cm" svg:x="5.852cm" svg:y="12.203cm" svg:viewBox="0 0 384 494" svg:d="M113 51v-51l-113 9v25c55 0 60 3 60 38v364c0 35-7 35-60 35v23c26 0 67-2 86-2 21 0 62 2 88 2v-23c-51 0-60 0-60-35v-131-7c4 12 37 55 95 55 94 0 175-76 175-177 0-98-76-176-164-176-60 0-93 34-107 51zM114 256v-175c23-39 60-62 101-62 56 0 104 69 104 157 0 94-55 159-113 159-30 0-60-16-81-48-11-15-11-17-11-31z">
            <text:p/>
          </draw:path>
          <draw:path draw:style-name="gr3" draw:text-style-name="P9" draw:layer="layout" svg:width="0.173cm" svg:height="0.539cm" svg:x="6.285cm" svg:y="12.007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79cm" svg:height="0.493cm" svg:x="6.489cm" svg:y="12.212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9" draw:layer="layout" svg:width="0.166cm" svg:height="0.519cm" svg:x="6.908cm" svg:y="12.02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7.123cm" svg:y="12.203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7.549cm" svg:y="12.194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8.186cm" svg:y="12.069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8.498cm" svg:y="12.007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8.924cm" svg:y="12.203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9.226cm" svg:y="12.197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52cm" svg:x="9.617cm" svg:y="12.203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355cm" svg:height="0.512cm" svg:x="10.043cm" svg:y="12.194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10.432cm" svg:y="12.007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0.86cm" svg:y="12.197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1.249cm" svg:y="12.203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1.668cm" svg:y="12.069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83cm" svg:height="0.547cm" svg:x="12.234cm" svg:y="12.007cm" svg:viewBox="0 0 384 548" svg:d="M113 247v-247l-113 9v25c55 0 60 5 60 42v464h19c2-2 7-13 28-48 13 18 46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9" draw:layer="layout" svg:width="0.379cm" svg:height="0.493cm" svg:x="12.636cm" svg:y="12.212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9" draw:layer="layout" svg:width="0.386cm" svg:height="0.352cm" svg:x="13.567cm" svg:y="12.203cm" svg:viewBox="0 0 387 353" svg:d="M238 109c3-21 21-91 75-91 6 0 23 0 39 8-21 6-37 25-37 43 0 12 9 28 30 28 18 0 42-14 42-46 0-40-46-51-72-51-46 0-72 41-83 60-19-53-60-60-82-60-81 0-125 101-125 120 0 7 7 7 8 7 7 0 9 0 11-7 26-83 77-102 104-102 14 0 42 7 42 51 0 24-14 77-42 185-12 49-41 81-74 81-5 0-23 0-39-9 20-5 37-21 37-42s-17-28-30-28c-23 0-42 21-42 46 0 35 39 51 74 51 51 0 79-55 81-60 9 30 37 60 84 60 80 0 124-101 124-120 0-7-7-7-9-7-7 0-9 1-11 7-24 84-77 102-104 102-30 0-42-25-42-51 0-18 5-34 14-69z">
            <text:p/>
          </draw:path>
        </draw:g>
        <draw:g>
          <svg:title>TexMaths</svg:title>
          <svg:desc>22§display§x^2 \frac{d^2y}{dx^2} + x \frac{dy}{dx} = - A \cos ( \log x ) - B \sin ( \log x ) §svg§600§FALSE§</svg:desc>
          <draw:polygon draw:style-name="gr2" draw:text-style-name="P8" draw:layer="layout" svg:width="14.794cm" svg:height="1.625cm" svg:x="4.012cm" svg:y="13.151cm" svg:viewBox="0 0 14795 1626" draw:points="7397,1626 0,1626 0,0 14795,0 14795,1626">
            <text:p/>
          </draw:polygon>
          <draw:path draw:style-name="gr3" draw:text-style-name="P9" draw:layer="layout" svg:width="0.386cm" svg:height="0.351cm" svg:x="3.996cm" svg:y="13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24cm" svg:height="0.36cm" svg:x="4.448cm" svg:y="13.59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4.902cm" svg:y="13.216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24cm" svg:height="0.36cm" svg:x="5.309cm" svg:y="13.11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5.643cm" svg:y="13.409cm" svg:viewBox="0 0 359 501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4.855cm" svg:y="14.066cm" svg:viewBox="0 0 1193 33" draw:points="597,33 0,33 0,0 1193,0 1193,33">
            <text:p/>
          </draw:polygon>
          <draw:path draw:style-name="gr3" draw:text-style-name="P9" draw:layer="layout" svg:width="0.369cm" svg:height="0.546cm" svg:x="4.885cm" svg:y="14.268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5.279cm" svg:y="14.4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24cm" svg:height="0.36cm" svg:x="5.733cm" svg:y="14.22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6.354cm" svg:y="13.8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7.106cm" svg:y="13.9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369cm" svg:height="0.546cm" svg:x="7.667cm" svg:y="13.216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56cm" svg:height="0.5cm" svg:x="8.061cm" svg:y="13.409cm" svg:viewBox="0 0 357 501" svg:d="M355 48c2-11 2-13 2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46cm" svg:height="0.032cm" svg:x="7.618cm" svg:y="14.066cm" svg:viewBox="0 0 847 33" draw:points="422,33 0,33 0,0 847,0 847,33">
            <text:p/>
          </draw:polygon>
          <draw:path draw:style-name="gr3" draw:text-style-name="P9" draw:layer="layout" svg:width="0.369cm" svg:height="0.546cm" svg:x="7.65cm" svg:y="14.268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86cm" svg:height="0.351cm" svg:x="8.044cm" svg:y="14.4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182cm" svg:x="8.813cm" svg:y="13.9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9.651cm" svg:y="14.066cm" svg:viewBox="0 0 473 33" svg:d="M447 33c12 0 26 0 26-17 0-16-14-16-26-16h-421c-12 0-26 0-26 16 0 17 14 17 26 17z">
            <text:p/>
          </draw:path>
          <draw:path draw:style-name="gr3" draw:text-style-name="P9" draw:layer="layout" svg:width="0.53cm" svg:height="0.555cm" svg:x="10.215cm" svg:y="13.721cm" svg:viewBox="0 0 531 556" svg:d="M111 466c-30 51-60 64-95 65-9 0-16 0-16 16 0 4 4 9 11 9 21 0 44-4 66-4 25 0 53 4 78 4 3 0 14 0 14-16 0-9-7-9-12-9-18-1-37-8-37-28 0-9 5-17 12-28l58-99h195c0 16 13 122 13 129 0 25-41 26-57 26-10 0-19 0-19 16 0 9 11 9 12 9 32 0 65-4 97-4 20 0 67 4 86 4 6 0 14 0 14-16 0-9-7-9-17-9-48 0-48-5-49-28l-48-484c-2-15-2-19-16-19-12 0-16 5-19 12zM204 352l153-255 25 255z">
            <text:p/>
          </draw:path>
          <draw:path draw:style-name="gr3" draw:text-style-name="P9" draw:layer="layout" svg:width="0.295cm" svg:height="0.356cm" svg:x="10.923cm" svg:y="13.928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11.261cm" svg:y="13.92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1.652cm" svg:y="13.92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18cm" svg:height="0.773cm" svg:x="12.009cm" svg:y="13.69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173cm" svg:height="0.537cm" svg:x="12.257cm" svg:y="13.738cm" svg:viewBox="0 0 174 538" svg:d="M113 0l-113 9v24c55 0 62 6 62 43v403c0 35-9 35-62 35v24c26-1 67-1 86-1 20 0 58 0 88 1v-24c-53 0-61 0-61-35z">
            <text:p/>
          </draw:path>
          <draw:path draw:style-name="gr3" draw:text-style-name="P9" draw:layer="layout" svg:width="0.344cm" svg:height="0.356cm" svg:x="12.468cm" svg:y="13.928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54cm" svg:height="0.511cm" svg:x="12.855cm" svg:y="13.925cm" svg:viewBox="0 0 355 512" svg:d="M151 218c-68 0-68-77-68-95 0-21 1-46 12-65 7-10 25-32 56-32 67 0 67 78 67 95 0 22 0 46-12 65-7 11-25 32-55 32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86cm" svg:height="0.351cm" svg:x="13.382cm" svg:y="13.9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18cm" svg:height="0.773cm" svg:x="13.846cm" svg:y="13.69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472cm" svg:height="0.032cm" svg:x="14.339cm" svg:y="14.066cm" svg:viewBox="0 0 473 33" svg:d="M447 33c12 0 26 0 26-17 0-16-14-16-26-16h-421c-12 0-26 0-26 16 0 17 14 17 26 17z">
            <text:p/>
          </draw:path>
          <draw:path draw:style-name="gr3" draw:text-style-name="P9" draw:layer="layout" svg:width="0.553cm" svg:height="0.529cm" svg:x="15.08cm" svg:y="13.747cm" svg:viewBox="0 0 554 530" svg:d="M92 470c-8 30-9 35-71 35-14 0-21 0-21 16 0 9 7 9 21 9h276c124 0 215-92 215-168 0-56-46-100-120-109 80-15 162-72 162-146 0-58-51-107-144-107h-260c-16 0-23 0-23 16 0 9 7 9 21 9 2 0 16 0 30 1 14 0 21 2 21 13 0 1-2 5-4 14zM209 246l48-193c7-27 9-28 42-28h100c67 0 85 45 85 79 0 68-67 142-162 142zM174 505c-10 0-12 0-17 0-7 0-11-2-11-7 0-4 0-5 5-19l53-217h146c76 0 90 58 90 92 0 77-69 151-160 151z">
            <text:p/>
          </draw:path>
          <draw:path draw:style-name="gr3" draw:text-style-name="P9" draw:layer="layout" svg:width="0.254cm" svg:height="0.356cm" svg:x="15.826cm" svg:y="13.92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166cm" svg:height="0.518cm" svg:x="16.132cm" svg:y="13.75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16.345cm" svg:y="13.93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18cm" svg:height="0.773cm" svg:x="16.827cm" svg:y="13.69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173cm" svg:height="0.537cm" svg:x="17.077cm" svg:y="13.738cm" svg:viewBox="0 0 174 538" svg:d="M113 0l-113 9v24c55 0 62 6 62 43v403c0 35-9 35-62 35v24c26-1 67-1 86-1 20 0 58 0 88 1v-24c-53 0-61 0-61-35z">
            <text:p/>
          </draw:path>
          <draw:path draw:style-name="gr3" draw:text-style-name="P9" draw:layer="layout" svg:width="0.344cm" svg:height="0.356cm" svg:x="17.288cm" svg:y="13.928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54cm" svg:height="0.511cm" svg:x="17.674cm" svg:y="13.925cm" svg:viewBox="0 0 355 512" svg:d="M151 218c-68 0-68-77-68-95 0-21 1-46 12-65 7-10 25-32 56-32 67 0 67 78 67 95 0 22 0 46-12 65-7 11-25 32-55 32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86cm" svg:height="0.351cm" svg:x="18.202cm" svg:y="13.9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18cm" svg:height="0.773cm" svg:x="18.665cm" svg:y="13.69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draw:frame presentation:style-name="pr10" draw:text-style-name="P7" draw:layer="layout" svg:width="26.6cm" svg:height="14.2cm" svg:x="0.8cm" svg:y="0.6cm" presentation:class="subtitle" presentation:user-transformed="true">
          <draw:text-box>
            <text:p text:style-name="P6"><text:span text:style-name="T8"><text:tab/></text:span></text:p>
          </draw:text-box>
        </draw:frame>
        <draw:g>
          <svg:title>TexMaths</svg:title>
          <svg:desc>22§display§x^2 \frac{d^2y}{dx^2} + x \frac{dy}{dx} = - [ \ A \cos ( \log x ) + B \sin ( \log x ) \ ]§svg§600§FALSE§</svg:desc>
          <draw:polygon draw:style-name="gr2" draw:text-style-name="P8" draw:layer="layout" svg:width="15.725cm" svg:height="1.625cm" svg:x="4.013cm" svg:y="0.452cm" svg:viewBox="0 0 15726 1626" draw:points="7864,1626 0,1626 0,0 15726,0 15726,1626">
            <text:p/>
          </draw:polygon>
          <draw:path draw:style-name="gr3" draw:text-style-name="P9" draw:layer="layout" svg:width="0.386cm" svg:height="0.351cm" svg:x="3.997cm" svg:y="1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449cm" svg:y="0.89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4.903cm" svg:y="0.51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24cm" svg:height="0.36cm" svg:x="5.31cm" svg:y="0.41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5.644cm" svg:y="0.71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4.856cm" svg:y="1.367cm" svg:viewBox="0 0 1193 33" draw:points="597,33 0,33 0,0 1193,0 1193,33">
            <text:p/>
          </draw:polygon>
          <draw:path draw:style-name="gr3" draw:text-style-name="P9" draw:layer="layout" svg:width="0.369cm" svg:height="0.546cm" svg:x="4.886cm" svg:y="1.56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5.28cm" svg:y="1.7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5.734cm" svg:y="1.52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6.356cm" svg:y="1.12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7.107cm" svg:y="1.23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369cm" svg:height="0.546cm" svg:x="7.669cm" svg:y="0.51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56cm" svg:height="0.5cm" svg:x="8.063cm" svg:y="0.71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46cm" svg:height="0.032cm" svg:x="7.619cm" svg:y="1.367cm" svg:viewBox="0 0 847 33" draw:points="422,33 0,33 0,0 847,0 847,33">
            <text:p/>
          </draw:polygon>
          <draw:path draw:style-name="gr3" draw:text-style-name="P9" draw:layer="layout" svg:width="0.369cm" svg:height="0.546cm" svg:x="7.651cm" svg:y="1.56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86cm" svg:height="0.351cm" svg:x="8.045cm" svg:y="1.76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8.814cm" svg:y="1.2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9.652cm" svg:y="1.367cm" svg:viewBox="0 0 473 33" svg:d="M447 33c12 0 26 0 26-17 0-16-14-16-26-16h-421c-12 0-26 0-26 16 0 17 14 17 26 17z">
            <text:p/>
          </draw:path>
          <draw:polygon draw:style-name="gr3" draw:text-style-name="P9" draw:layer="layout" svg:width="0.106cm" svg:height="0.773cm" svg:x="10.281cm" svg:y="0.995cm" svg:viewBox="0 0 107 774" draw:points="107,774 107,744 32,744 32,32 107,32 107,0 0,0 0,774">
            <text:p/>
          </draw:polygon>
          <draw:path draw:style-name="gr3" draw:text-style-name="P9" draw:layer="layout" svg:width="0.531cm" svg:height="0.555cm" svg:x="10.689cm" svg:y="1.022cm" svg:viewBox="0 0 532 556" svg:d="M111 466c-30 51-60 64-95 65-9 0-16 0-16 16 0 4 4 9 11 9 21 0 44-4 66-4 25 0 53 4 78 4 3 0 14 0 14-16 0-9-7-9-12-9-18-1-37-8-37-28 0-9 5-17 12-28l58-99h195c2 16 13 122 13 129 0 25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9" draw:layer="layout" svg:width="0.295cm" svg:height="0.356cm" svg:x="11.396cm" svg:y="1.229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11.736cm" svg:y="1.22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2.127cm" svg:y="1.22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18cm" svg:height="0.773cm" svg:x="12.482cm" svg:y="0.99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173cm" svg:height="0.537cm" svg:x="12.732cm" svg:y="1.039cm" svg:viewBox="0 0 174 538" svg:d="M113 0l-113 9v24c55 0 62 6 62 43v403c0 35-9 35-62 35v24c26-1 67-1 86-1 20 0 58 0 88 1v-24c-53 0-61 0-61-35z">
            <text:p/>
          </draw:path>
          <draw:path draw:style-name="gr3" draw:text-style-name="P9" draw:layer="layout" svg:width="0.344cm" svg:height="0.356cm" svg:x="12.944cm" svg:y="1.22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13.329cm" svg:y="1.226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86cm" svg:height="0.351cm" svg:x="13.857cm" svg:y="1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14.32cm" svg:y="0.99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515cm" svg:height="0.516cm" svg:x="14.792cm" svg:y="1.12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553cm" svg:height="0.529cm" svg:x="15.554cm" svg:y="1.048cm" svg:viewBox="0 0 554 530" svg:d="M92 470c-8 30-9 35-71 35-14 0-21 0-21 16 0 9 7 9 21 9h276c124 0 215-92 215-168 0-56-46-100-119-109 79-15 161-72 161-146 0-58-51-107-144-107h-260c-16 0-23 0-23 16 0 9 7 9 21 9 2 0 16 0 30 1 14 0 21 2 21 13 0 1-2 5-4 14zM209 246l48-193c7-27 9-28 42-28h101c66 0 84 45 84 79 0 68-67 142-162 142zM174 505c-10 0-12 0-17 0-7 0-11-2-11-7 0-4 0-5 5-19l53-217h146c76 0 90 58 90 92 0 77-69 151-160 151z">
            <text:p/>
          </draw:path>
          <draw:path draw:style-name="gr3" draw:text-style-name="P9" draw:layer="layout" svg:width="0.254cm" svg:height="0.356cm" svg:x="16.302cm" svg:y="1.22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166cm" svg:height="0.518cm" svg:x="16.606cm" svg:y="1.05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16.821cm" svg:y="1.23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18cm" svg:height="0.773cm" svg:x="17.302cm" svg:y="0.99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173cm" svg:height="0.537cm" svg:x="17.551cm" svg:y="1.039cm" svg:viewBox="0 0 174 538" svg:d="M113 0l-113 9v24c55 0 62 6 62 43v403c0 35-9 35-62 35v24c26-1 67-1 86-1 20 0 58 0 88 1v-24c-53 0-61 0-61-35z">
            <text:p/>
          </draw:path>
          <draw:path draw:style-name="gr3" draw:text-style-name="P9" draw:layer="layout" svg:width="0.344cm" svg:height="0.356cm" svg:x="17.763cm" svg:y="1.22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18.15cm" svg:y="1.226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86cm" svg:height="0.351cm" svg:x="18.676cm" svg:y="1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18cm" svg:height="0.773cm" svg:x="19.139cm" svg:y="0.99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9" draw:layer="layout" svg:width="0.106cm" svg:height="0.773cm" svg:x="19.671cm" svg:y="0.995cm" svg:viewBox="0 0 107 774" draw:points="107,0 0,0 0,32 76,32 76,744 0,744 0,774 107,774">
            <text:p/>
          </draw:polygon>
        </draw:g>
        <draw:g>
          <svg:title>TexMaths</svg:title>
          <svg:desc>22§display§x^2 \frac{d^2y}{dx^2} + x \frac{dy}{dx} = - y§svg§600§FALSE§</svg:desc>
          <draw:polygon draw:style-name="gr2" draw:text-style-name="P8" draw:layer="layout" svg:width="6.517cm" svg:height="1.625cm" svg:x="4.013cm" svg:y="2.553cm" svg:viewBox="0 0 6518 1626" draw:points="3260,1626 0,1626 0,0 6518,0 6518,1626">
            <text:p/>
          </draw:polygon>
          <draw:path draw:style-name="gr3" draw:text-style-name="P9" draw:layer="layout" svg:width="0.386cm" svg:height="0.351cm" svg:x="3.997cm" svg:y="3.3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449cm" svg:y="2.99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4.903cm" svg:y="2.618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24cm" svg:height="0.36cm" svg:x="5.31cm" svg:y="2.51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5.644cm" svg:y="2.811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4.856cm" svg:y="3.468cm" svg:viewBox="0 0 1193 33" draw:points="597,33 0,33 0,0 1193,0 1193,33">
            <text:p/>
          </draw:polygon>
          <draw:path draw:style-name="gr3" draw:text-style-name="P9" draw:layer="layout" svg:width="0.369cm" svg:height="0.546cm" svg:x="4.886cm" svg:y="3.67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5.28cm" svg:y="3.8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5.734cm" svg:y="3.62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6.356cm" svg:y="3.22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7.107cm" svg:y="3.3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369cm" svg:height="0.546cm" svg:x="7.669cm" svg:y="2.618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56cm" svg:height="0.5cm" svg:x="8.063cm" svg:y="2.811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46cm" svg:height="0.032cm" svg:x="7.619cm" svg:y="3.468cm" svg:viewBox="0 0 847 33" draw:points="422,33 0,33 0,0 847,0 847,33">
            <text:p/>
          </draw:polygon>
          <draw:path draw:style-name="gr3" draw:text-style-name="P9" draw:layer="layout" svg:width="0.369cm" svg:height="0.546cm" svg:x="7.651cm" svg:y="3.67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86cm" svg:height="0.351cm" svg:x="8.045cm" svg:y="3.86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8.814cm" svg:y="3.3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9.652cm" svg:y="3.468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0.212cm" svg:y="3.336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</draw:g>
        <draw:g>
          <svg:title>TexMaths</svg:title>
          <svg:desc>22§display§.\ .\ . \ [ \text {From (1)} ] §svg§600§FALSE§</svg:desc>
          <draw:polygon draw:style-name="gr2" draw:text-style-name="P8" draw:layer="layout" svg:width="4.699cm" svg:height="0.696cm" svg:x="13.087cm" svg:y="3.138cm" svg:viewBox="0 0 4700 697" draw:points="2350,697 0,697 0,0 4700,0 4700,697">
            <text:p/>
          </draw:polygon>
          <draw:path draw:style-name="gr3" draw:text-style-name="P9" draw:layer="layout" svg:width="0.083cm" svg:height="0.083cm" svg:x="13.115cm" svg:y="3.59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3.587cm" svg:y="3.59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4.061cm" svg:y="3.597cm" svg:viewBox="0 0 84 84" svg:d="M84 42c0-23-19-42-42-42s-42 19-42 42 19 42 42 42 42-19 42-42z">
            <text:p/>
          </draw:path>
          <draw:polygon draw:style-name="gr3" draw:text-style-name="P9" draw:layer="layout" svg:width="0.106cm" svg:height="0.773cm" svg:x="14.557cm" svg:y="3.099cm" svg:viewBox="0 0 107 774" draw:points="107,774 107,744 32,744 32,32 107,32 107,0 0,0 0,774">
            <text:p/>
          </draw:polygon>
          <draw:path draw:style-name="gr3" draw:text-style-name="P9" draw:layer="layout" svg:width="0.446cm" svg:height="0.527cm" svg:x="14.707cm" svg:y="3.154cm" svg:viewBox="0 0 447 528" svg:d="M426 0h-426v25h19c60 0 60 8 60 35v406c0 28 0 37-60 37h-19v25c26-4 88-4 118-4 32 0 102 0 130 4v-25h-24c-74 0-74-10-74-37v-192h67c73 0 81 27 81 92h19v-206h-19c0 65-8 92-81 92h-67v-197c0-25 1-30 37-30h93c116 0 135 42 148 149h19z">
            <text:p/>
          </draw:path>
          <draw:path draw:style-name="gr3" draw:text-style-name="P9" draw:layer="layout" svg:width="0.261cm" svg:height="0.342cm" svg:x="15.143cm" svg:y="3.33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15.446cm" svg:y="3.333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9" draw:layer="layout" svg:width="0.605cm" svg:height="0.342cm" svg:x="15.835cm" svg:y="3.336cm" svg:viewBox="0 0 606 343" svg:d="M60 76v209c0 33-9 33-60 33v25c26 0 67-2 88-2 19 0 60 2 86 2v-25c-51 0-60 0-60-33v-144c0-81 55-123 104-123 50 0 58 42 58 86v181c0 33-8 33-59 33v25c26 0 65-2 86-2s61 2 88 2v-25c-53 0-62 0-62-33v-144c0-81 57-123 106-123s56 42 56 86v181c0 33-7 33-60 33v25c27 0 67-2 88-2 20 0 60 2 87 2v-25c-41 0-60 0-60-22v-148c0-67 0-92-25-120-10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16.789cm" svg:y="3.09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256cm" svg:height="0.516cm" svg:x="17.083cm" svg:y="3.16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7.444cm" svg:y="3.09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olygon draw:style-name="gr3" draw:text-style-name="P9" draw:layer="layout" svg:width="0.106cm" svg:height="0.773cm" svg:x="17.719cm" svg:y="3.099cm" svg:viewBox="0 0 107 774" draw:points="107,0 0,0 0,32 76,32 76,744 0,744 0,774 107,774">
            <text:p/>
          </draw:polygon>
        </draw:g>
        <draw:g>
          <svg:title>TexMaths</svg:title>
          <svg:desc>22§display§\therefore\ \ x^2 \frac{d^2y}{dx^2} + x \frac{dy}{dx} + y = 0§svg§600§FALSE§</svg:desc>
          <draw:polygon draw:style-name="gr2" draw:text-style-name="P8" draw:layer="layout" svg:width="8.489cm" svg:height="1.625cm" svg:x="2.814cm" svg:y="4.754cm" svg:viewBox="0 0 8490 1626" draw:points="4245,1626 0,1626 0,0 8490,0 8490,1626">
            <text:p/>
          </draw:polygon>
          <draw:path draw:style-name="gr3" draw:text-style-name="P9" draw:layer="layout" svg:width="0.469cm" svg:height="0.418cm" svg:x="2.798cm" svg:y="5.519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9" draw:layer="layout" svg:width="0.386cm" svg:height="0.351cm" svg:x="4.044cm" svg:y="5.5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496cm" svg:y="5.19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4.951cm" svg:y="4.81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9" draw:layer="layout" svg:width="0.24cm" svg:height="0.36cm" svg:x="5.357cm" svg:y="4.71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6cm" svg:height="0.5cm" svg:x="5.692cm" svg:y="5.012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4.903cm" svg:y="5.669cm" svg:viewBox="0 0 1193 33" draw:points="597,33 0,33 0,0 1193,0 1193,33">
            <text:p/>
          </draw:polygon>
          <draw:path draw:style-name="gr3" draw:text-style-name="P9" draw:layer="layout" svg:width="0.369cm" svg:height="0.546cm" svg:x="4.933cm" svg:y="5.87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9" draw:layer="layout" svg:width="0.386cm" svg:height="0.351cm" svg:x="5.327cm" svg:y="6.0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5.781cm" svg:y="5.82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6.401cm" svg:y="5.4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7.154cm" svg:y="5.5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369cm" svg:height="0.546cm" svg:x="7.716cm" svg:y="4.81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9" draw:layer="layout" svg:width="0.358cm" svg:height="0.5cm" svg:x="8.108cm" svg:y="5.012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0.846cm" svg:height="0.032cm" svg:x="7.666cm" svg:y="5.669cm" svg:viewBox="0 0 847 33" draw:points="422,33 0,33 0,0 847,0 847,33">
            <text:p/>
          </draw:polygon>
          <draw:path draw:style-name="gr3" draw:text-style-name="P9" draw:layer="layout" svg:width="0.369cm" svg:height="0.546cm" svg:x="7.698cm" svg:y="5.87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9" draw:layer="layout" svg:width="0.386cm" svg:height="0.351cm" svg:x="8.09cm" svg:y="6.0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8.819cm" svg:y="5.4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8cm" svg:height="0.5cm" svg:x="9.571cm" svg:y="5.537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515cm" svg:height="0.182cm" svg:x="10.213cm" svg:y="5.5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1.016cm" svg:y="5.362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</draw:g>
        <draw:g>
          <svg:title>TexMaths</svg:title>
          <svg:desc>22§display§\text {is the required differential equation.}§svg§600§FALSE§</svg:desc>
          <draw:polygon draw:style-name="gr2" draw:text-style-name="P8" draw:layer="layout" svg:width="11.98cm" svg:height="0.619cm" svg:x="12.104cm" svg:y="5.347cm" svg:viewBox="0 0 11981 620" draw:points="5991,620 0,620 0,0 11981,0 11981,620">
            <text:p/>
          </draw:polygon>
          <draw:path draw:style-name="gr3" draw:text-style-name="P9" draw:layer="layout" svg:width="0.166cm" svg:height="0.518cm" svg:x="12.09cm" svg:y="5.33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12.306cm" svg:y="5.50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12.857cm" svg:y="5.378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13.169cm" svg:y="5.31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13.595cm" svg:y="5.50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4.197cm" svg:y="5.51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4.499cm" svg:y="5.50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4.848cm" svg:y="5.512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15.254cm" svg:y="5.512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15.684cm" svg:y="5.33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15.895cm" svg:y="5.51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6.198cm" svg:y="5.50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16.546cm" svg:y="5.317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383cm" svg:height="0.546cm" svg:x="17.232cm" svg:y="5.317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166cm" svg:height="0.518cm" svg:x="17.662cm" svg:y="5.33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465cm" svg:height="0.546cm" svg:x="17.871cm" svg:y="5.308cm" svg:viewBox="0 0 466 547" svg:d="M327 236h88v-23h-91v-90c0-70 39-105 72-105 3 0 14 0 26 5-8 3-23 12-23 32 0 17 13 33 34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9" draw:layer="layout" svg:width="0.3cm" svg:height="0.356cm" svg:x="18.324cm" svg:y="5.50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8.667cm" svg:y="5.51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8.971cm" svg:y="5.50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9.318cm" svg:y="5.51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242cm" svg:height="0.485cm" svg:x="19.716cm" svg:y="5.378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20.027cm" svg:y="5.33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9cm" svg:height="0.356cm" svg:x="20.249cm" svg:y="5.50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20.627cm" svg:y="5.31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cm" svg:height="0.356cm" svg:x="21.097cm" svg:y="5.50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21.446cm" svg:y="5.512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21.852cm" svg:y="5.512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349cm" svg:height="0.356cm" svg:x="22.289cm" svg:y="5.50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244cm" svg:height="0.485cm" svg:x="22.658cm" svg:y="5.378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166cm" svg:height="0.518cm" svg:x="22.97cm" svg:y="5.33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23.179cm" svg:y="5.50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9cm" svg:height="0.342cm" svg:x="23.57cm" svg:y="5.51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24.042cm" svg:y="5.771cm" svg:viewBox="0 0 84 84" svg:d="M84 42c0-23-19-42-42-42s-42 19-42 42 19 42 42 42 42-19 42-42z">
            <text:p/>
          </draw:path>
        </draw:g>
        <draw:g>
          <svg:title>TexMaths</svg:title>
          <svg:desc>24§display§(iv) \ \text {Given equation is }  \ y = c_1 e^{2x} + c_2 e^{5x}§svg§600§FALSE§</svg:desc>
          <draw:polygon draw:style-name="gr2" draw:text-style-name="P8" draw:layer="layout" svg:width="14.914cm" svg:height="0.867cm" svg:x="2.792cm" svg:y="7.143cm" svg:viewBox="0 0 14915 868" draw:points="7457,868 0,868 0,0 14915,0 14915,868">
            <text:p/>
          </draw:polygon>
          <draw:path draw:style-name="gr3" draw:text-style-name="P9" draw:layer="layout" svg:width="0.197cm" svg:height="0.844cm" svg:x="2.832cm" svg:y="7.209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224cm" svg:height="0.568cm" svg:x="3.103cm" svg:y="7.284cm" svg:viewBox="0 0 225 569" svg:d="M217 31c0-18-12-31-31-31-23 0-46 21-46 44 0 17 12 31 33 31 19 0 44-19 44-44zM152 350c11-25 11-27 19-50 8-18 11-29 11-44 0-39-26-70-71-70-78 0-111 121-111 129 0 10 8 10 10 10 9 0 9-2 13-16 23-80 58-105 86-105 8 0 22 0 22 27 0 19-6 36-10 44-6 23-44 121-58 157-9 21-19 50-19 68 0 40 29 69 69 69 81 0 112-123 112-131s-8-8-10-8c-10 0-10 2-13 16-16 54-45 105-87 105-15 0-21-9-21-28 0-22 6-33 25-85z">
            <text:p/>
          </draw:path>
          <draw:path draw:style-name="gr3" draw:text-style-name="P9" draw:layer="layout" svg:width="0.371cm" svg:height="0.383cm" svg:x="3.393cm" svg:y="7.468cm" svg:viewBox="0 0 372 384" svg:d="M372 60c0-47-23-60-38-60-21 0-40 21-40 40 0 12 4 18 13 25 17 18 29 41 29 71 0 35-52 229-152 229-42 0-61-29-61-73 0-48 23-109 48-181 6-13 11-25 11-42 0-38-28-69-71-69-78 0-111 123-111 131 0 7 8 7 10 7 9 0 9 0 13-15 25-85 61-104 86-104 8 0 22 0 22 27 0 21-8 44-14 60-38 98-50 136-50 173 0 92 75 105 115 105 142 0 190-280 190-324z">
            <text:p/>
          </draw:path>
          <draw:path draw:style-name="gr3" draw:text-style-name="P9" draw:layer="layout" svg:width="0.197cm" svg:height="0.844cm" svg:x="3.856cm" svg:y="7.209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573cm" svg:height="0.614cm" svg:x="4.464cm" svg:y="7.247cm" svg:viewBox="0 0 574 615" svg:d="M455 544c10 19 44 52 54 52 7 0 7-6 7-20v-148c0-32 4-36 58-36v-27c-31 2-77 4-102 4-34 0-107 0-136-4v27h27c75 0 79 10 79 40v54c0 96-108 104-133 104-54 0-223-31-223-283 0-253 167-280 219-280 91 0 167 75 185 200 2 11 2 15 13 15 13 0 13-4 13-21v-200c0-15 0-21-9-21-4 0-6 0-14 10l-42 63c-27-27-73-73-157-73-158 0-294 134-294 307s136 308 296 308c61 0 130-21 159-71z">
            <text:p/>
          </draw:path>
          <draw:path draw:style-name="gr3" draw:text-style-name="P9" draw:layer="layout" svg:width="0.181cm" svg:height="0.566cm" svg:x="5.106cm" svg:y="7.27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14cm" svg:height="0.374cm" svg:x="5.328cm" svg:y="7.478cm" svg:viewBox="0 0 415 375" svg:d="M336 83c8-20 23-56 79-56v-27c-19 2-44 2-64 2-21 0-59-2-75-2v27c33 0 43 19 43 36 0 8-2 10-6 20l-86 217-96-237c-4-11-4-13-4-15 0-21 32-21 48-21v-27c-25 0-73 2-92 2-23 0-58 0-83-2v27c54 0 58 4 67 31l123 301c6 12 6 16 17 16 12 0 16-8 18-16z">
            <text:p/>
          </draw:path>
          <draw:path draw:style-name="gr3" draw:text-style-name="P9" draw:layer="layout" svg:width="0.327cm" svg:height="0.389cm" svg:x="5.758cm" svg:y="7.46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425cm" svg:height="0.374cm" svg:x="6.137cm" svg:y="7.46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327cm" svg:height="0.389cm" svg:x="6.884cm" svg:y="7.46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418cm" svg:height="0.537cm" svg:x="7.264cm" svg:y="7.468cm" svg:viewBox="0 0 419 538" svg:d="M294 323v152c0 38-10 38-67 38v25c28 0 73-2 96-2s65 2 96 2v-25c-58 0-68 0-68-38v-475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9" draw:layer="layout" svg:width="0.425cm" svg:height="0.383cm" svg:x="7.707cm" svg:y="7.468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9" draw:layer="layout" svg:width="0.381cm" svg:height="0.389cm" svg:x="8.183cm" svg:y="7.464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266cm" svg:height="0.529cm" svg:x="8.587cm" svg:y="7.322cm" svg:viewBox="0 0 267 530" svg:d="M131 183h121v-27h-121v-156h-22c0 69-26 159-109 163v20h73v232c0 106 79 115 109 115 60 0 85-59 85-115v-48h-23v48c0 61-25 94-56 94-57 0-57-77-57-92z">
            <text:p/>
          </draw:path>
          <draw:path draw:style-name="gr3" draw:text-style-name="P9" draw:layer="layout" svg:width="0.181cm" svg:height="0.566cm" svg:x="8.926cm" svg:y="7.27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9.155cm" svg:y="7.464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9" draw:layer="layout" svg:width="0.425cm" svg:height="0.374cm" svg:x="9.581cm" svg:y="7.46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181cm" svg:height="0.566cm" svg:x="10.332cm" svg:y="7.27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277cm" svg:height="0.389cm" svg:x="10.566cm" svg:y="7.464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389cm" svg:height="0.547cm" svg:x="11.457cm" svg:y="7.468cm" svg:viewBox="0 0 390 548" svg:d="M388 52c2-12 2-14 2-19 0-16-12-23-23-23-10 0-23 3-31 17-2 4-8 31-12 46-5 21-11 44-17 67l-38 154c-2 11-39 71-96 71-42 0-52-36-52-69 0-39 15-90 44-165 14-35 15-45 15-62 0-38-26-69-69-69-80 0-111 123-111 131 0 7 8 7 10 7 9 0 9-2 13-15 23-79 58-104 86-104 6 0 22 0 22 27 0 21-8 42-16 60-32 88-48 138-48 176 0 75 54 102 104 102 33 0 61-15 84-38-9 44-21 84-53 131-23 28-56 53-94 53-12 0-50-4-64-36 14 0 23 0 35-10 9-8 17-19 17-34 0-27-23-31-31-31-19 0-48 13-48 56 0 42 39 73 91 73 88 0 174-77 197-173z">
            <text:p/>
          </draw:path>
          <draw:path draw:style-name="gr3" draw:text-style-name="P9" draw:layer="layout" svg:width="0.562cm" svg:height="0.199cm" svg:x="12.158cm" svg:y="7.53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329cm" svg:height="0.383cm" svg:x="13.035cm" svg:y="7.468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  <draw:path draw:style-name="gr3" draw:text-style-name="P9" draw:layer="layout" svg:width="0.216cm" svg:height="0.393cm" svg:x="13.431cm" svg:y="7.576cm" svg:viewBox="0 0 217 394" svg:d="M134 17c0-17-2-17-17-17-38 37-92 38-117 38v22c13 0 54 0 86-18v304c0 19 0 27-59 27h-23v21c11 0 84-2 105-2 20 0 95 2 108 2v-21h-23c-60 0-60-8-60-27z">
            <text:p/>
          </draw:path>
          <draw:path draw:style-name="gr3" draw:text-style-name="P9" draw:layer="layout" svg:width="0.325cm" svg:height="0.383cm" svg:x="13.784cm" svg:y="7.468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9" draw:layer="layout" svg:width="0.262cm" svg:height="0.393cm" svg:x="14.176cm" svg:y="7.101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9" draw:layer="layout" svg:width="0.318cm" svg:height="0.268cm" svg:x="14.502cm" svg:y="7.234cm" svg:viewBox="0 0 319 269" svg:d="M119 200c-6 19-25 52-56 52-2 0-19 0-32-8 25-8 27-29 27-33 0-13-10-23-23-23-18 0-35 16-35 37 0 31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9" draw:layer="layout" svg:width="0.562cm" svg:height="0.564cm" svg:x="15.134cm" svg:y="7.349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9" draw:layer="layout" svg:width="0.329cm" svg:height="0.383cm" svg:x="15.965cm" svg:y="7.468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  <draw:path draw:style-name="gr3" draw:text-style-name="P9" draw:layer="layout" svg:width="0.262cm" svg:height="0.393cm" svg:x="16.332cm" svg:y="7.576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9" draw:layer="layout" svg:width="0.325cm" svg:height="0.383cm" svg:x="16.712cm" svg:y="7.468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9" draw:layer="layout" svg:width="0.262cm" svg:height="0.404cm" svg:x="17.104cm" svg:y="7.101cm" svg:viewBox="0 0 263 405" svg:d="M56 63c28 8 48 8 57 8 77 0 125-54 125-63 0-6-6-8-8-8s-2 0-5 2c-14 6-45 17-89 17-17 0-48-2-88-15-6-4-6-4-8-4-7 0-7 6-7 15v175c0 12 0 18 9 18 6 0 6 0 14-8 25-33 61-37 82-37 35 0 52 27 54 33 12 19 13 42 13 77 0 17 0 52-17 79-15 21-40 34-69 34-38 0-79-21-94-59 23 2 35-14 35-29 0-25-22-31-29-31-2 0-31 0-31 33 0 54 48 105 121 105 75 0 142-55 142-130 0-67-52-129-125-129-27 0-57 6-82 29z">
            <text:p/>
          </draw:path>
          <draw:path draw:style-name="gr3" draw:text-style-name="P9" draw:layer="layout" svg:width="0.318cm" svg:height="0.268cm" svg:x="17.43cm" svg:y="7.234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</draw:g>
        <draw:g>
          <svg:title>TexMaths</svg:title>
          <svg:desc>22§display§\text {Multiplying throughout by  }\ e^{-2x} \text { we get,}§svg§600§FALSE§</svg:desc>
          <draw:polygon draw:style-name="gr2" draw:text-style-name="P8" draw:layer="layout" svg:width="13.631cm" svg:height="0.76cm" svg:x="4.601cm" svg:y="8.346cm" svg:viewBox="0 0 13632 761" draw:points="6815,761 0,761 0,0 13632,0 13632,761">
            <text:p/>
          </draw:polygon>
          <draw:path draw:style-name="gr3" draw:text-style-name="P9" draw:layer="layout" svg:width="0.652cm" svg:height="0.528cm" svg:x="4.59cm" svg:y="8.458cm" svg:viewBox="0 0 653 529" svg:d="M158 18c-7-18-8-18-28-18h-130v25h19c58 0 60 8 60 35v388c0 21 0 56-79 56v25c26 0 65-2 92-2 24 0 63 2 89 2v-25c-79 0-79-35-79-56v-418l187 481c5 11 8 18 16 18s10-5 14-14l190-490h1v444c0 28-1 35-61 35h-20v25c30-2 83-2 113-2s83 0 111 2v-25h-19c-60 0-60-7-60-35v-409c0-27 0-35 60-35h19v-25h-132c-19 0-19 0-25 14l-170 438z">
            <text:p/>
          </draw:path>
          <draw:path draw:style-name="gr3" draw:text-style-name="P9" draw:layer="layout" svg:width="0.39cm" svg:height="0.35cm" svg:x="5.296cm" svg:y="8.643cm" svg:viewBox="0 0 391 351" svg:d="M278 281v70l113-8v-25c-55 0-60-5-60-42v-276l-114 9v24c54 0 59 6 59 43v138c0 67-37 120-93 120-65 0-69-35-69-76v-258l-114 9v24c60 0 60 2 60 71v116c0 61 0 131 120 131 42 0 77-21 98-70z">
            <text:p/>
          </draw:path>
          <draw:path draw:style-name="gr3" draw:text-style-name="P9" draw:layer="layout" svg:width="0.173cm" svg:height="0.537cm" svg:x="5.725cm" svg:y="8.449cm" svg:viewBox="0 0 174 538" svg:d="M113 0l-113 9v24c55 0 62 6 62 43v402c0 35-9 35-62 35v25c26-2 67-2 86-2 20 0 58 0 88 2v-25c-53 0-61 0-61-35z">
            <text:p/>
          </draw:path>
          <draw:path draw:style-name="gr3" draw:text-style-name="P9" draw:layer="layout" svg:width="0.244cm" svg:height="0.484cm" svg:x="5.929cm" svg:y="8.509cm" svg:viewBox="0 0 245 485" svg:d="M120 167h111v-25h-111v-142h-20c0 63-24 146-100 149v18h67v213c0 96 72 105 100 105 55 0 78-54 78-105v-44h-21v44c0 56-23 86-52 86-52 0-52-71-52-85z">
            <text:p/>
          </draw:path>
          <draw:path draw:style-name="gr3" draw:text-style-name="P9" draw:layer="layout" svg:width="0.166cm" svg:height="0.517cm" svg:x="6.241cm" svg:y="8.469cm" svg:viewBox="0 0 167 518" svg:d="M113 176l-109 9v24c51 0 58 4 58 42v208c0 35-9 35-62 35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83cm" svg:height="0.491cm" svg:x="6.452cm" svg:y="8.643cm" svg:viewBox="0 0 384 492" svg:d="M113 51v-51l-113 9v24c55 0 60 4 60 39v362c0 35-7 35-60 35v23c26 0 67-2 86-2 21 0 62 2 88 2v-23c-51 0-60 0-60-35v-130-7c4 12 37 54 95 54 94 0 175-75 175-175 0-99-76-176-164-176-60 0-93 33-107 51zM114 255v-174c23-39 60-62 101-62 56 0 104 69 104 157 0 93-55 158-113 158-30 0-60-16-81-48-11-15-11-17-11-31z">
            <text:p/>
          </draw:path>
          <draw:path draw:style-name="gr3" draw:text-style-name="P9" draw:layer="layout" svg:width="0.173cm" svg:height="0.537cm" svg:x="6.885cm" svg:y="8.449cm" svg:viewBox="0 0 174 538" svg:d="M113 0l-113 9v24c55 0 62 6 62 43v402c0 35-9 35-62 35v25c26-2 67-2 86-2 20 0 58 0 88 2v-25c-53 0-61 0-61-35z">
            <text:p/>
          </draw:path>
          <draw:path draw:style-name="gr3" draw:text-style-name="P9" draw:layer="layout" svg:width="0.379cm" svg:height="0.491cm" svg:x="7.089cm" svg:y="8.651cm" svg:viewBox="0 0 380 492" svg:d="M308 74c19-49 60-49 72-49v-25c-17 2-40 2-58 2-14 0-51-2-69-2v25c25 0 37 14 37 33 0 7 0 9-5 18l-77 191-87-209c-3-7-5-11-5-14 0-19 30-19 44-19v-25c-21 0-72 2-84 2-21 0-53 0-76-2v25c37 0 53 0 63 26l117 283c-4 10-15 35-20 46-17 42-39 96-88 96-5 0-23 0-37-14 25-3 30-21 30-33 0-20-14-32-32-32-15 0-33 9-33 34 0 35 33 61 72 61 48 0 81-44 99-88z">
            <text:p/>
          </draw:path>
          <draw:path draw:style-name="gr3" draw:text-style-name="P9" draw:layer="layout" svg:width="0.166cm" svg:height="0.517cm" svg:x="7.508cm" svg:y="8.469cm" svg:viewBox="0 0 167 518" svg:d="M113 176l-109 9v24c51 0 58 4 58 42v208c0 35-9 35-62 35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7.723cm" svg:y="8.643cm" svg:viewBox="0 0 391 343" svg:d="M60 76v209c0 33-7 33-60 33v25c26 0 67-2 88-2 19 0 60 2 86 2v-25c-51 0-60 0-60-33v-144c0-81 55-123 104-123 50 0 58 42 58 86v181c0 33-8 33-59 33v25c26 0 66-2 88-2 19 0 59 2 86 2v-25c-41 0-60 0-60-23v-147c0-67 0-92-25-120-10-12-37-28-81-28-58 0-93 33-116 81v-81l-109 9v24c55 0 60 6 60 43z">
            <text:p/>
          </draw:path>
          <draw:path draw:style-name="gr3" draw:text-style-name="P9" draw:layer="layout" svg:width="0.355cm" svg:height="0.51cm" svg:x="8.149cm" svg:y="8.636cm" svg:viewBox="0 0 356 511" svg:d="M151 218c-68 0-68-77-68-95 0-21 1-46 12-65 7-11 25-32 56-32 67 0 67 78 67 95 0 21 0 46-12 65-7 11-25 32-55 32zM60 248c0-4 0-21 14-37 30 23 62 24 77 24 73 0 125-52 125-112 0-30-12-58-31-76 28-26 56-29 70-29 2 0 5 0 7 0-9 3-12 12-12 21 0 14 10 23 23 23 7 0 23-6 23-23 0-14-11-39-41-39-16 0-49 5-83 37-31-26-65-28-81-28-72 0-126 53-126 112 0 35 17 64 37 81-11 11-25 37-25 63 0 25 11 55 35 69-47 14-72 47-72 79 0 54 77 98 172 98 92 0 173-40 173-100 0-28-12-67-51-89-42-21-86-21-134-21-19 0-53 0-58 0-25-4-42-29-42-53zM172 492c-79 0-132-39-132-79 0-37 30-65 64-67h46c67 0 155 0 155 67 0 40-57 79-133 79z">
            <text:p/>
          </draw:path>
          <draw:path draw:style-name="gr3" draw:text-style-name="P9" draw:layer="layout" svg:width="0.242cm" svg:height="0.484cm" svg:x="8.786cm" svg:y="8.509cm" svg:viewBox="0 0 243 485" svg:d="M120 167h111v-25h-111v-142h-20c0 63-24 146-100 149v18h67v213c0 96 72 105 100 105 55 0 76-54 76-105v-44h-19v44c0 56-23 86-52 86-52 0-52-71-52-85z">
            <text:p/>
          </draw:path>
          <draw:path draw:style-name="gr3" draw:text-style-name="P9" draw:layer="layout" svg:width="0.39cm" svg:height="0.537cm" svg:x="9.098cm" svg:y="8.449cm" svg:viewBox="0 0 391 538" svg:d="M60 478c0 35-7 35-60 35v25c26-2 67-2 88-2 19 0 60 0 86 2v-25c-51 0-60 0-60-35v-142c0-81 55-123 104-123 50 0 58 42 58 86v179c0 35-8 35-59 35v25c26-2 66-2 88-2 19 0 59 0 86 2v-25c-41 0-60 0-60-23v-147c0-67 0-92-25-120-10-12-37-28-81-28-67 0-100 48-112 76v-271l-113 9v24c55 0 60 6 60 43z">
            <text:p/>
          </draw:path>
          <draw:path draw:style-name="gr3" draw:text-style-name="P9" draw:layer="layout" svg:width="0.261cm" svg:height="0.342cm" svg:x="9.524cm" svg:y="8.643cm" svg:viewBox="0 0 262 343" svg:d="M107 86v-86l-107 9v24c55 0 60 6 60 43v209c0 33-7 33-60 33v25c30 0 67-2 88-2 32 0 69 0 100 2v-25h-17c-57 0-58-7-58-35v-120c0-77 31-145 91-145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9.826cm" svg:y="8.639cm" svg:viewBox="0 0 345 357" svg:d="M345 181c0-98-79-181-173-181-96 0-172 84-172 181 0 100 81 176 172 176 94 0 173-78 173-176zM172 337c-33 0-66-17-88-52-19-34-19-81-19-109 0-30 0-72 18-107 21-36 58-51 89-51 34 0 67 15 87 49 21 33 21 79 21 109 0 28 0 70-18 103-16 36-51 58-90 58z">
            <text:p/>
          </draw:path>
          <draw:path draw:style-name="gr3" draw:text-style-name="P9" draw:layer="layout" svg:width="0.39cm" svg:height="0.35cm" svg:x="10.217cm" svg:y="8.643cm" svg:viewBox="0 0 391 351" svg:d="M278 281v70l113-8v-25c-55 0-60-5-60-42v-276l-114 9v24c54 0 59 6 59 43v138c0 67-37 120-93 120-65 0-69-35-69-76v-258l-114 9v24c60 0 60 2 60 71v116c0 61 0 131 118 131 44 0 79-21 100-70z">
            <text:p/>
          </draw:path>
          <draw:path draw:style-name="gr3" draw:text-style-name="P9" draw:layer="layout" svg:width="0.355cm" svg:height="0.51cm" svg:x="10.643cm" svg:y="8.636cm" svg:viewBox="0 0 356 511" svg:d="M151 218c-68 0-68-77-68-95 0-21 1-46 12-65 7-11 25-32 56-32 67 0 67 78 67 95 0 21 0 46-12 65-7 11-25 32-55 32zM60 248c0-4 0-21 14-37 30 23 62 24 77 24 73 0 125-52 125-112 0-30-12-58-31-76 28-26 56-29 70-29 2 0 5 0 7 0-9 3-12 12-12 21 0 14 10 23 23 23 7 0 23-6 23-23 0-14-11-39-41-39-16 0-49 5-83 37-31-26-65-28-81-28-72 0-126 53-126 112 0 35 17 64 37 81-11 11-25 37-25 63 0 25 11 55 35 69-47 14-72 47-72 79 0 54 77 98 172 98 92 0 173-40 173-100 0-28-12-67-51-89-42-21-86-21-134-21-19 0-53 0-58 0-25-4-42-29-42-53zM172 492c-79 0-132-39-132-79 0-37 30-65 64-67h46c67 0 155 0 155 67 0 40-57 79-133 79z">
            <text:p/>
          </draw:path>
          <draw:path draw:style-name="gr3" draw:text-style-name="P9" draw:layer="layout" svg:width="0.39cm" svg:height="0.537cm" svg:x="11.032cm" svg:y="8.449cm" svg:viewBox="0 0 391 538" svg:d="M60 478c0 35-7 35-60 35v25c26-2 67-2 88-2 19 0 60 0 86 2v-25c-51 0-60 0-60-35v-142c0-81 55-123 104-123 50 0 58 42 58 86v179c0 35-8 35-59 35v25c26-2 66-2 88-2 19 0 59 0 86 2v-25c-41 0-60 0-60-23v-147c0-67 0-92-25-120-10-12-37-28-81-28-67 0-100 48-112 76v-271l-113 9v24c55 0 60 6 60 43z">
            <text:p/>
          </draw:path>
          <draw:path draw:style-name="gr3" draw:text-style-name="P9" draw:layer="layout" svg:width="0.344cm" svg:height="0.356cm" svg:x="11.46cm" svg:y="8.639cm" svg:viewBox="0 0 345 357" svg:d="M345 181c0-98-79-181-173-181-96 0-172 84-172 181 0 100 81 176 172 176 94 0 173-78 173-176zM172 337c-33 0-66-17-88-52-19-34-19-81-19-109 0-30 0-72 18-107 21-36 58-51 89-51 34 0 67 15 89 49 19 33 19 79 19 109 0 28 0 70-18 103-16 36-51 58-90 58z">
            <text:p/>
          </draw:path>
          <draw:path draw:style-name="gr3" draw:text-style-name="P9" draw:layer="layout" svg:width="0.39cm" svg:height="0.35cm" svg:x="11.849cm" svg:y="8.643cm" svg:viewBox="0 0 391 351" svg:d="M278 281v70l113-8v-25c-55 0-60-5-60-42v-276l-114 9v24c54 0 59 6 59 43v138c0 67-37 120-93 120-65 0-69-35-69-76v-258l-114 9v24c60 0 60 2 60 71v116c0 61 0 131 120 131 42 0 77-21 98-70z">
            <text:p/>
          </draw:path>
          <draw:path draw:style-name="gr3" draw:text-style-name="P9" draw:layer="layout" svg:width="0.242cm" svg:height="0.484cm" svg:x="12.268cm" svg:y="8.509cm" svg:viewBox="0 0 243 485" svg:d="M120 167h111v-25h-111v-142h-20c0 63-24 146-100 149v18h67v213c0 96 72 105 100 105 55 0 76-54 76-105v-44h-19v44c0 56-23 86-52 86-52 0-52-71-52-85z">
            <text:p/>
          </draw:path>
          <draw:path draw:style-name="gr3" draw:text-style-name="P9" draw:layer="layout" svg:width="0.383cm" svg:height="0.546cm" svg:x="12.835cm" svg:y="8.449cm" svg:viewBox="0 0 384 547" svg:d="M113 246v-246l-113 9v24c55 0 60 6 60 43v462h19c2-2 7-13 28-48 13 18 46 57 102 57 94 0 175-76 175-176 0-99-78-176-166-176-60 0-93 37-105 51zM114 450v-160c0-16 0-16 9-28 30-44 72-49 92-49 35 0 63 19 81 49 21 31 23 75 23 107 0 30-2 76-25 111-16 23-46 49-88 49-34 0-62-19-81-47-11-16-11-18-11-32z">
            <text:p/>
          </draw:path>
          <draw:path draw:style-name="gr3" draw:text-style-name="P9" draw:layer="layout" svg:width="0.379cm" svg:height="0.491cm" svg:x="13.236cm" svg:y="8.651cm" svg:viewBox="0 0 380 492" svg:d="M308 74c19-49 60-49 72-49v-25c-17 2-40 2-58 2-14 0-51-2-69-2v25c25 0 37 14 37 33 0 7 0 9-5 18l-77 191-87-209c-3-7-5-11-5-14 0-19 30-19 44-19v-25c-21 0-72 2-84 2-21 0-53 0-76-2v25c37 0 53 0 63 26l117 283c-4 10-15 35-20 46-17 42-39 96-88 96-5 0-23 0-37-14 25-3 30-21 30-33 0-20-14-32-32-32-15 0-33 9-33 34 0 35 33 61 72 61 48 0 81-44 99-88z">
            <text:p/>
          </draw:path>
          <draw:path draw:style-name="gr3" draw:text-style-name="P9" draw:layer="layout" svg:width="0.298cm" svg:height="0.35cm" svg:x="14.179cm" svg:y="8.643cm" svg:viewBox="0 0 299 351" svg:d="M109 163c23 0 81-1 120-17 54-23 58-69 58-79 0-35-30-67-83-67-86 0-204 76-204 211 0 79 46 140 121 140 113 0 178-82 178-91 0-5-5-10-10-10-4 0-6 1-9 8-62 76-146 76-157 76-60 0-67-65-67-90 0-9 0-33 13-81zM74 146c30-118 109-128 130-128 37 0 57 22 57 49 0 79-124 79-155 79z">
            <text:p/>
          </draw:path>
          <draw:path draw:style-name="gr3" draw:text-style-name="P9" draw:layer="layout" svg:width="0.367cm" svg:height="0.027cm" svg:x="14.563cm" svg:y="8.518cm" svg:viewBox="0 0 368 28" svg:d="M347 28c7 0 21 0 21-14s-12-14-21-14h-326c-9 0-21 0-21 14s12 14 21 14z">
            <text:p/>
          </draw:path>
          <draw:path draw:style-name="gr3" draw:text-style-name="P9" draw:layer="layout" svg:width="0.24cm" svg:height="0.359cm" svg:x="15.021cm" svg:y="8.30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9" draw:layer="layout" svg:width="0.291cm" svg:height="0.245cm" svg:x="15.322cm" svg:y="8.428cm" svg:viewBox="0 0 292 246" svg:d="M109 183c-5 17-23 47-51 47-2 0-18 0-30-7 23-7 25-26 25-30 0-12-9-21-21-21-16 0-32 14-32 34 0 28 30 40 56 40 27 0 48-16 62-39 14 28 44 39 65 39 63 0 95-69 95-84 0-7-7-7-9-7-7 0-7 3-8 10-13 37-44 65-76 65-21 0-34-14-34-35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531cm" svg:height="0.342cm" svg:x="15.957cm" svg:y="8.651cm" svg:viewBox="0 0 532 343" svg:d="M466 74c15-39 39-49 66-49v-25c-18 2-41 2-57 2-23 0-58-2-72-2v25c28 0 44 14 44 37 0 5 0 5-3 15l-71 199-77-216c-2-9-4-11-4-14 0-21 30-21 46-21v-25c-23 0-62 2-81 2-23 0-46 0-69-2v25c29 0 41 1 50 10 3 5 12 28 17 44l-67 186-74-205c-3-11-3-13-3-14 0-21 30-21 46-21v-25c-23 0-67 2-85 2-3 0-44 0-72-2v25c39 0 48 1 58 26l97 274c3 12 7 18 16 18 10 0 12-4 16-16l79-220 79 222c4 8 5 14 16 14 9 0 12-7 14-14z">
            <text:p/>
          </draw:path>
          <draw:path draw:style-name="gr3" draw:text-style-name="P9" draw:layer="layout" svg:width="0.3cm" svg:height="0.356cm" svg:x="16.501cm" svg:y="8.639cm" svg:viewBox="0 0 301 357" svg:d="M65 153c5-116 71-135 97-135 79 0 88 103 88 135zM65 169h217c17 0 19 0 19-16 0-77-42-153-139-153-90 0-162 79-162 177 0 104 81 180 171 180 95 0 130-86 130-102 0-7-7-9-11-9-7 0-8 5-8 11-29 80-99 80-106 80-39 0-70-24-88-52-23-37-23-88-23-116z">
            <text:p/>
          </draw:path>
          <draw:path draw:style-name="gr3" draw:text-style-name="P9" draw:layer="layout" svg:width="0.355cm" svg:height="0.51cm" svg:x="17.103cm" svg:y="8.636cm" svg:viewBox="0 0 356 511" svg:d="M151 218c-68 0-68-77-68-95 0-21 1-46 12-65 7-11 25-32 56-32 67 0 67 78 67 95 0 21 0 46-12 65-7 11-25 32-55 32zM60 248c0-4 0-21 14-37 30 23 62 24 77 24 73 0 125-52 125-112 0-30-12-58-31-76 28-26 56-29 70-29 2 0 5 0 7 0-9 3-12 12-12 21 0 14 10 23 23 23 7 0 23-6 23-23 0-14-11-39-41-39-16 0-49 5-83 37-31-26-65-28-81-28-72 0-126 53-126 112 0 35 17 64 37 81-11 11-25 37-25 63 0 25 11 55 35 69-47 14-72 47-72 79 0 54 77 98 172 98 92 0 173-40 173-100 0-28-12-67-51-89-42-21-86-21-134-21-19 0-53 0-58 0-25-4-42-29-42-53zM172 492c-79 0-132-39-132-79 0-37 30-65 64-67h46c67 0 155 0 155 67 0 40-57 79-133 79z">
            <text:p/>
          </draw:path>
          <draw:path draw:style-name="gr3" draw:text-style-name="P9" draw:layer="layout" svg:width="0.3cm" svg:height="0.356cm" svg:x="17.49cm" svg:y="8.639cm" svg:viewBox="0 0 301 357" svg:d="M65 153c5-116 71-135 97-135 79 0 88 103 88 135zM65 169h217c17 0 19 0 19-16 0-77-42-153-139-153-90 0-162 79-162 177 0 104 81 180 171 180 95 0 130-86 130-102 0-7-7-9-11-9-7 0-8 5-8 11-29 80-99 80-106 80-39 0-70-24-88-52-23-37-23-88-23-116z">
            <text:p/>
          </draw:path>
          <draw:path draw:style-name="gr3" draw:text-style-name="P9" draw:layer="layout" svg:width="0.242cm" svg:height="0.484cm" svg:x="17.826cm" svg:y="8.509cm" svg:viewBox="0 0 243 485" svg:d="M120 167h111v-25h-111v-142h-20c0 63-24 146-100 149v18h67v213c0 96 72 105 100 105 55 0 76-54 76-105v-44h-19v44c0 56-23 86-52 86-52 0-52-71-52-85z">
            <text:p/>
          </draw:path>
          <draw:path draw:style-name="gr3" draw:text-style-name="P9" draw:layer="layout" svg:width="0.091cm" svg:height="0.231cm" svg:x="18.178cm" svg:y="8.903cm" svg:viewBox="0 0 92 232" svg:d="M92 81c0-49-18-81-50-81-28 0-42 21-42 40 0 22 14 43 42 43 13 0 21-6 30-11l2-2c0 0 2 0 2 11 0 51-23 98-58 135-4 4-6 5-6 7 0 7 4 9 9 9 9 0 71-62 71-151z">
            <text:p/>
          </draw:path>
        </draw:g>
        <draw:g>
          <svg:title>TexMaths</svg:title>
          <svg:desc>24§display§y e^{-2x} = c_1  + c_2 e^{3x}§svg§600§FALSE§</svg:desc>
          <draw:polygon draw:style-name="gr2" draw:text-style-name="P8" draw:layer="layout" svg:width="6.757cm" svg:height="0.83cm" svg:x="4.611cm" svg:y="9.543cm" svg:viewBox="0 0 6758 831" draw:points="3379,831 0,831 0,0 6758,0 6758,831">
            <text:p/>
          </draw:polygon>
          <draw:path draw:style-name="gr3" draw:text-style-name="P9" draw:layer="layout" svg:width="0.391cm" svg:height="0.546cm" svg:x="4.594cm" svg:y="9.868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 0 43 39 73 91 73 88 0 174-77 197-173z">
            <text:p/>
          </draw:path>
          <draw:path draw:style-name="gr3" draw:text-style-name="P9" draw:layer="layout" svg:width="0.325cm" svg:height="0.383cm" svg:x="5.051cm" svg:y="9.868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9" draw:layer="layout" svg:width="0.4cm" svg:height="0.03cm" svg:x="5.47cm" svg:y="9.731cm" svg:viewBox="0 0 401 31" svg:d="M378 31c8 0 23 0 23-16 0-15-13-15-23-15h-355c-10 0-23 0-23 15 0 16 13 16 23 16z">
            <text:p/>
          </draw:path>
          <draw:path draw:style-name="gr3" draw:text-style-name="P9" draw:layer="layout" svg:width="0.262cm" svg:height="0.393cm" svg:x="5.971cm" svg:y="9.50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9" draw:layer="layout" svg:width="0.318cm" svg:height="0.268cm" svg:x="6.297cm" svg:y="9.633cm" svg:viewBox="0 0 319 269" svg:d="M119 200c-6 19-25 52-56 52-2 0-19 0-32-8 25-8 27-29 27-33 0-13-10-23-23-23-18 0-35 16-35 37 0 30 33 44 61 44 29 0 52-17 68-42 15 30 48 42 71 42 69 0 103-75 103-92 0-8-7-8-9-8-8 0-8 4-10 11-13 41-48 72-82 72-23 0-37-16-37-39 0-15 15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9" draw:layer="layout" svg:width="0.562cm" svg:height="0.199cm" svg:x="6.975cm" svg:y="9.9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29cm" svg:height="0.383cm" svg:x="7.852cm" svg:y="9.86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  <draw:path draw:style-name="gr3" draw:text-style-name="P9" draw:layer="layout" svg:width="0.216cm" svg:height="0.393cm" svg:x="8.248cm" svg:y="9.975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9" draw:layer="layout" svg:width="0.562cm" svg:height="0.564cm" svg:x="8.797cm" svg:y="9.74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9.628cm" svg:y="9.86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  <draw:path draw:style-name="gr3" draw:text-style-name="P9" draw:layer="layout" svg:width="0.262cm" svg:height="0.393cm" svg:x="9.995cm" svg:y="9.97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9" draw:layer="layout" svg:width="0.325cm" svg:height="0.383cm" svg:x="10.375cm" svg:y="9.868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9" draw:layer="layout" svg:width="0.272cm" svg:height="0.404cm" svg:x="10.761cm" svg:y="9.501cm" svg:viewBox="0 0 273 405" svg:d="M131 196c46 0 78 32 78 96 0 73-42 94-77 94-23 0-76-6-101-40 29-2 34-21 34-33 0-19-13-33-32-33-16 0-33 10-33 33 0 58 61 92 134 92 83 0 139-54 139-113 0-46-37-92-102-108 61-21 84-67 84-101 0-48-53-83-121-83-65 0-115 33-115 79 0 21 12 32 31 32 17 0 29-13 29-30 0-18-12-29-29-31 21-27 61-33 82-33 27 0 66 14 66 66 0 25-8 51-25 69-19 23-35 25-65 27-16 0-16 0-20 1 0 0-5 0-5 8s5 8 15 8z">
            <text:p/>
          </draw:path>
          <draw:path draw:style-name="gr3" draw:text-style-name="P9" draw:layer="layout" svg:width="0.318cm" svg:height="0.268cm" svg:x="11.093cm" svg:y="9.633cm" svg:viewBox="0 0 319 269" svg:d="M119 200c-6 19-25 52-56 52-2 0-19 0-32-8 25-8 27-29 27-33 0-13-10-23-23-23-18 0-35 16-35 37 0 30 33 44 63 44 27 0 50-17 66-42 15 30 48 42 71 42 69 0 103-75 103-92 0-8-7-8-9-8-8 0-8 4-10 11-13 41-48 72-82 72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</draw:g>
        <draw:g>
          <svg:title>TexMaths</svg:title>
          <svg:desc>22§display§\text {Diff. }w.\ r.\ t. \ x §svg§600§FALSE§</svg:desc>
          <draw:polygon draw:style-name="gr2" draw:text-style-name="P8" draw:layer="layout" svg:width="4.744cm" svg:height="0.477cm" svg:x="4.702cm" svg:y="10.847cm" svg:viewBox="0 0 4745 478" draw:points="2372,478 0,478 0,0 4745,0 4745,478">
            <text:p/>
          </draw:polygon>
          <draw:path draw:style-name="gr3" draw:text-style-name="P9" draw:layer="layout" svg:width="0.52cm" svg:height="0.53cm" svg:x="4.69cm" svg:y="10.826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5.28cm" svg:y="10.83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5.489cm" svg:y="10.808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987cm" svg:y="11.272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6.501cm" svg:y="11.012cm" svg:viewBox="0 0 514 353" svg:d="M336 79c4-16 11-46 11-49 0-14-11-21-21-21-11 0-25 5-30 21-2 5-39 155-44 174-6 23-7 37-7 52 0 8 0 10 1 14-17 42-42 65-72 65-61 0-61-56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7.119cm" svg:y="11.272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7.548cm" svg:y="11.012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92cm" svg:y="11.272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8.344cm" svg:y="10.87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8.671cm" svg:y="11.272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9.099cm" svg:y="11.012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y e^{-2x}(-2) + e^{-2x} \frac{dy}{dx} = 0 + c_2 e^{3x}(3)§svg§600§FALSE§</svg:desc>
          <draw:polygon draw:style-name="gr2" draw:text-style-name="P8" draw:layer="layout" svg:width="11.987cm" svg:height="1.522cm" svg:x="4.612cm" svg:y="11.64cm" svg:viewBox="0 0 11988 1523" draw:points="5994,1523 0,1523 0,0 11988,0 11988,1523">
            <text:p/>
          </draw:polygon>
          <draw:path draw:style-name="gr3" draw:text-style-name="P9" draw:layer="layout" svg:width="0.358cm" svg:height="0.501cm" svg:x="4.596cm" svg:y="12.319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98cm" svg:height="0.351cm" svg:x="5.015cm" svg:y="12.319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67cm" svg:height="0.027cm" svg:x="5.399cm" svg:y="12.193cm" svg:viewBox="0 0 368 28" svg:d="M347 28c7 0 21 0 21-14s-13-14-21-14h-326c-9 0-21 0-21 14s12 14 21 14z">
            <text:p/>
          </draw:path>
          <draw:path draw:style-name="gr3" draw:text-style-name="P9" draw:layer="layout" svg:width="0.24cm" svg:height="0.36cm" svg:x="5.858cm" svg:y="11.98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6.157cm" svg:y="12.103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9" draw:layer="layout" svg:width="0.18cm" svg:height="0.774cm" svg:x="6.597cm" svg:y="12.082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472cm" svg:height="0.032cm" svg:x="6.886cm" svg:y="12.451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7.461cm" svg:y="12.14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18cm" svg:height="0.774cm" svg:x="7.854cm" svg:y="12.08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515cm" svg:height="0.517cm" svg:x="8.325cm" svg:y="12.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98cm" svg:height="0.351cm" svg:x="9.091cm" svg:y="12.319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67cm" svg:height="0.027cm" svg:x="9.473cm" svg:y="12.193cm" svg:viewBox="0 0 368 28" svg:d="M347 28c7 0 21 0 21-14s-13-14-21-14h-326c-9 0-21 0-21 14s12 14 21 14z">
            <text:p/>
          </draw:path>
          <draw:path draw:style-name="gr3" draw:text-style-name="P9" draw:layer="layout" svg:width="0.24cm" svg:height="0.36cm" svg:x="9.932cm" svg:y="11.98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10.233cm" svg:y="12.103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369cm" svg:height="0.546cm" svg:x="10.736cm" svg:y="11.601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1.131cm" svg:y="11.796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10.689cm" svg:y="12.451cm" svg:viewBox="0 0 847 33" draw:points="422,33 0,33 0,0 847,0 847,33">
            <text:p/>
          </draw:polygon>
          <draw:path draw:style-name="gr3" draw:text-style-name="P9" draw:layer="layout" svg:width="0.369cm" svg:height="0.546cm" svg:x="10.719cm" svg:y="12.656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1.113cm" svg:y="12.8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182cm" svg:x="11.884cm" svg:y="12.3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2.686cm" svg:y="12.147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  <draw:path draw:style-name="gr3" draw:text-style-name="P9" draw:layer="layout" svg:width="0.515cm" svg:height="0.517cm" svg:x="13.258cm" svg:y="12.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2cm" svg:height="0.351cm" svg:x="14.02cm" svg:y="12.319cm" svg:viewBox="0 0 303 352" svg:d="M276 48c-12 0-23 0-35 12-12 10-14 25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  <draw:path draw:style-name="gr3" draw:text-style-name="P9" draw:layer="layout" svg:width="0.24cm" svg:height="0.36cm" svg:x="14.356cm" svg:y="12.4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8cm" svg:height="0.351cm" svg:x="14.705cm" svg:y="12.319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49cm" svg:height="0.37cm" svg:x="15.059cm" svg:y="11.983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9" draw:layer="layout" svg:width="0.291cm" svg:height="0.245cm" svg:x="15.363cm" svg:y="12.103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18cm" svg:height="0.774cm" svg:x="15.803cm" svg:y="12.082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21cm" svg:height="0.532cm" svg:x="16.06cm" svg:y="12.14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9" draw:layer="layout" svg:width="0.18cm" svg:height="0.774cm" svg:x="16.458cm" svg:y="12.08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draw:g>
          <svg:title>TexMaths</svg:title>
          <svg:desc>22§display§- 2 y e^{-2x}+ e^{-2x} \frac{dy}{dx} = 3 c_2 e^{3x}§svg§600§FALSE§</svg:desc>
          <draw:polygon draw:style-name="gr2" draw:text-style-name="P8" draw:layer="layout" svg:width="9.459cm" svg:height="1.522cm" svg:x="4.597cm" svg:y="13.64cm" svg:viewBox="0 0 9460 1523" draw:points="4730,1523 0,1523 0,0 9460,0 9460,1523">
            <text:p/>
          </draw:polygon>
          <draw:path draw:style-name="gr3" draw:text-style-name="P9" draw:layer="layout" svg:width="0.473cm" svg:height="0.032cm" svg:x="4.622cm" svg:y="14.451cm" svg:viewBox="0 0 474 33" svg:d="M447 33c12 0 27 0 27-17 0-16-15-16-27-16h-421c-12 0-26 0-26 16 0 17 14 17 26 17z">
            <text:p/>
          </draw:path>
          <draw:path draw:style-name="gr3" draw:text-style-name="P9" draw:layer="layout" svg:width="0.309cm" svg:height="0.517cm" svg:x="5.199cm" svg:y="14.14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9" draw:layer="layout" svg:width="0.358cm" svg:height="0.501cm" svg:x="5.569cm" svg:y="14.319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98cm" svg:height="0.351cm" svg:x="5.989cm" svg:y="14.319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9" draw:layer="layout" svg:width="0.367cm" svg:height="0.027cm" svg:x="6.371cm" svg:y="14.193cm" svg:viewBox="0 0 368 28" svg:d="M347 28c7 0 21 0 21-14s-12-14-21-14h-326c-9 0-21 0-21 14s12 14 21 14z">
            <text:p/>
          </draw:path>
          <draw:path draw:style-name="gr3" draw:text-style-name="P9" draw:layer="layout" svg:width="0.24cm" svg:height="0.36cm" svg:x="6.831cm" svg:y="13.98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7.132cm" svg:y="14.103cm" svg:viewBox="0 0 292 246" svg:d="M109 183c-5 18-23 48-51 48-2 0-18 0-30-7 23-7 25-27 25-30 0-13-9-21-21-21-16 0-32 14-32 33 0 28 30 40 56 40 27 0 48-15 62-38 14 28 44 38 65 38 63 0 95-68 95-84 0-7-7-7-9-7-7 0-7 3-8 10-13 37-44 66-76 66-21 0-34-14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515cm" svg:height="0.517cm" svg:x="7.709cm" svg:y="14.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98cm" svg:height="0.351cm" svg:x="8.475cm" svg:y="14.319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9" draw:layer="layout" svg:width="0.367cm" svg:height="0.027cm" svg:x="8.859cm" svg:y="14.193cm" svg:viewBox="0 0 368 28" svg:d="M347 28c7 0 21 0 21-14s-12-14-21-14h-326c-9 0-21 0-21 14s12 14 21 14z">
            <text:p/>
          </draw:path>
          <draw:path draw:style-name="gr3" draw:text-style-name="P9" draw:layer="layout" svg:width="0.24cm" svg:height="0.36cm" svg:x="9.316cm" svg:y="13.98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9.617cm" svg:y="14.103cm" svg:viewBox="0 0 292 246" svg:d="M109 183c-5 18-23 48-51 48-2 0-18 0-30-7 23-7 25-27 25-30 0-13-9-21-21-21-16 0-32 14-32 33 0 28 30 40 56 40 27 0 48-15 62-38 14 28 44 38 65 38 63 0 95-68 95-84 0-7-7-7-9-7-7 0-7 3-8 10-13 37-44 66-76 66-21 0-34-14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369cm" svg:height="0.546cm" svg:x="10.122cm" svg:y="13.601cm" svg:viewBox="0 0 370 547" svg:d="M370 9c0-2 0-9-11-9-10 0-84 7-98 9-6 0-11 3-11 14 0 10 7 10 19 10 37 0 39 6 39 13l-2 16-47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0.515cm" svg:y="13.796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10.073cm" svg:y="14.451cm" svg:viewBox="0 0 847 33" draw:points="422,33 0,33 0,0 847,0 847,33">
            <text:p/>
          </draw:polygon>
          <draw:path draw:style-name="gr3" draw:text-style-name="P9" draw:layer="layout" svg:width="0.369cm" svg:height="0.546cm" svg:x="10.105cm" svg:y="14.656cm" svg:viewBox="0 0 370 547" svg:d="M370 9c0-2 0-9-11-9-10 0-84 7-98 9-6 0-11 3-11 14 0 10 7 10 19 10 37 0 39 6 39 13l-2 16-47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0.497cm" svg:y="14.849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1.268cm" svg:y="14.3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1cm" svg:height="0.532cm" svg:x="12.074cm" svg:y="14.147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9" draw:layer="layout" svg:width="0.302cm" svg:height="0.351cm" svg:x="12.46cm" svg:y="14.319cm" svg:viewBox="0 0 303 352" svg:d="M276 48c-12 0-23 0-35 12-12 10-14 25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  <draw:path draw:style-name="gr3" draw:text-style-name="P9" draw:layer="layout" svg:width="0.24cm" svg:height="0.36cm" svg:x="12.796cm" svg:y="14.4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8cm" svg:height="0.351cm" svg:x="13.145cm" svg:y="14.319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249cm" svg:height="0.37cm" svg:x="13.499cm" svg:y="13.983cm" svg:viewBox="0 0 250 371" svg:d="M120 180c42 0 72 29 72 88 0 66-39 86-71 86-21 0-70-5-93-37 27-2 32-19 32-30 0-18-12-30-30-30-14 0-30 9-30 30 0 53 56 84 123 84 76 0 127-49 127-103 0-43-33-85-93-99 56-19 77-62 77-93 0-44-49-76-111-76-60 0-105 30-105 72 0 20 10 30 28 30 16 0 26-12 26-28s-10-26-26-28c19-25 56-30 75-30 25 0 60 12 60 60 0 23-8 47-23 63-17 21-31 23-59 25-15 0-15 0-18 1 0 0-5 0-5 8 0 7 5 7 14 7z">
            <text:p/>
          </draw:path>
          <draw:path draw:style-name="gr3" draw:text-style-name="P9" draw:layer="layout" svg:width="0.291cm" svg:height="0.245cm" svg:x="13.805cm" svg:y="14.103cm" svg:viewBox="0 0 292 246" svg:d="M109 183c-5 18-23 48-51 48-2 0-18 0-30-7 23-7 25-27 25-30 0-13-9-21-21-21-16 0-32 14-32 33 0 28 30 40 56 40 27 0 48-15 62-38 14 28 44 38 65 38 63 0 95-68 95-84 0-7-7-7-9-7-7 0-7 3-8 10-13 37-44 66-76 66-21 0-34-14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draw:frame presentation:style-name="pr10" draw:text-style-name="P7" draw:layer="layout" svg:width="26.6cm" svg:height="14.2cm" svg:x="0.8cm" svg:y="0.6cm" presentation:class="subtitle" presentation:user-transformed="true">
          <draw:text-box>
            <text:p text:style-name="P6"><text:span text:style-name="T8"><text:tab/></text:span></text:p>
          </draw:text-box>
        </draw:frame>
        <draw:g>
          <svg:title>TexMaths</svg:title>
          <svg:desc>22§display§\text {which is the required differential equation.}§svg§600§FALSE§</svg:desc>
          <draw:polygon draw:style-name="gr2" draw:text-style-name="P8" draw:layer="layout" svg:width="14.194cm" svg:height="0.619cm" svg:x="4.715cm" svg:y="14.248cm" svg:viewBox="0 0 14195 620" draw:points="7098,620 0,620 0,0 14195,0 14195,620">
            <text:p/>
          </draw:polygon>
          <draw:path draw:style-name="gr3" draw:text-style-name="P9" draw:layer="layout" svg:width="0.531cm" svg:height="0.342cm" svg:x="4.69cm" svg:y="14.42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9" draw:layer="layout" svg:width="0.39cm" svg:height="0.538cm" svg:x="5.258cm" svg:y="14.21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166cm" svg:height="0.518cm" svg:x="5.69cm" svg:y="14.2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95cm" svg:height="0.356cm" svg:x="5.904cm" svg:y="14.40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9cm" svg:height="0.538cm" svg:x="6.227cm" svg:y="14.21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166cm" svg:height="0.518cm" svg:x="6.913cm" svg:y="14.2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7.129cm" svg:y="14.40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2cm" svg:height="0.485cm" svg:x="7.68cm" svg:y="14.27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39cm" svg:height="0.538cm" svg:x="7.992cm" svg:y="14.21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8.418cm" svg:y="14.4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9.02cm" svg:y="14.413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9.322cm" svg:y="14.4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9.671cm" svg:y="14.413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3 0 95 67 95 109z">
            <text:p/>
          </draw:path>
          <draw:path draw:style-name="gr3" draw:text-style-name="P9" draw:layer="layout" svg:width="0.39cm" svg:height="0.351cm" svg:x="10.078cm" svg:y="14.413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9" draw:layer="layout" svg:width="0.166cm" svg:height="0.518cm" svg:x="10.507cm" svg:y="14.2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10.718cm" svg:y="14.41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1.021cm" svg:y="14.4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11.369cm" svg:y="14.218cm" svg:viewBox="0 0 384 547" svg:d="M269 496v51l115-8v-25c-55 0-62-5-62-42v-472l-111 9v24c55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383cm" svg:height="0.546cm" svg:x="12.056cm" svg:y="14.218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166cm" svg:height="0.518cm" svg:x="12.485cm" svg:y="14.2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465cm" svg:height="0.546cm" svg:x="12.695cm" svg:y="14.209cm" svg:viewBox="0 0 466 547" svg:d="M327 236h88v-23h-91v-90c0-70 37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30 11-30 32 0 5 2 25 23 32-2 10-2 17-2 26v90z">
            <text:p/>
          </draw:path>
          <draw:path draw:style-name="gr3" draw:text-style-name="P9" draw:layer="layout" svg:width="0.3cm" svg:height="0.356cm" svg:x="13.147cm" svg:y="14.4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3.49cm" svg:y="14.41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3.793cm" svg:y="14.4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4.142cm" svg:y="14.41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244cm" svg:height="0.485cm" svg:x="14.539cm" svg:y="14.27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166cm" svg:height="0.518cm" svg:x="14.851cm" svg:y="14.2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9cm" svg:height="0.356cm" svg:x="15.073cm" svg:y="14.40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5.451cm" svg:y="14.218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cm" svg:height="0.356cm" svg:x="15.921cm" svg:y="14.4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6.269cm" svg:y="14.413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16.676cm" svg:y="14.413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349cm" svg:height="0.356cm" svg:x="17.112cm" svg:y="14.40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242cm" svg:height="0.485cm" svg:x="17.482cm" svg:y="14.27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7.794cm" svg:y="14.2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8.003cm" svg:y="14.40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8.394cm" svg:y="14.41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18.866cm" svg:y="14.672cm" svg:viewBox="0 0 84 84" svg:d="M84 42c0-23-19-42-42-42s-42 19-42 42 19 42 42 42 42-19 42-42z">
            <text:p/>
          </draw:path>
        </draw:g>
        <draw:g>
          <svg:title>TexMaths</svg:title>
          <svg:desc>22§display§\text {Multiplying throughout by  }\ e^{-3x} \text { we get,}§svg§600§FALSE§</svg:desc>
          <draw:polygon draw:style-name="gr2" draw:text-style-name="P8" draw:layer="layout" svg:width="13.631cm" svg:height="0.76cm" svg:x="4.601cm" svg:y="0.646cm" svg:viewBox="0 0 13632 761" draw:points="6815,761 0,761 0,0 13632,0 13632,761">
            <text:p/>
          </draw:polygon>
          <draw:path draw:style-name="gr3" draw:text-style-name="P9" draw:layer="layout" svg:width="0.652cm" svg:height="0.528cm" svg:x="4.59cm" svg:y="0.758cm" svg:viewBox="0 0 653 529" svg:d="M158 18c-7-18-8-18-28-18h-130v25h19c58 0 60 8 60 35v388c0 21 0 56-79 56v25c26 0 65-2 92-2 24 0 63 2 89 2v-25c-79 0-79-35-79-56v-418l187 481c5 11 8 18 16 18s10-5 14-14l190-490h1v444c0 28-1 35-61 35h-20v25c30-2 83-2 113-2s83 0 111 2v-25h-19c-60 0-60-7-60-35v-409c0-27 0-35 60-35h19v-25h-132c-19 0-19 0-25 14l-170 438z">
            <text:p/>
          </draw:path>
          <draw:path draw:style-name="gr3" draw:text-style-name="P9" draw:layer="layout" svg:width="0.39cm" svg:height="0.35cm" svg:x="5.296cm" svg:y="0.943cm" svg:viewBox="0 0 391 351" svg:d="M278 281v70l113-8v-25c-55 0-60-5-60-42v-276l-114 9v24c54 0 59 6 59 43v138c0 67-37 120-93 120-65 0-69-35-69-76v-258l-114 9v24c60 0 60 2 60 71v116c0 61 0 131 120 131 42 0 77-21 98-70z">
            <text:p/>
          </draw:path>
          <draw:path draw:style-name="gr3" draw:text-style-name="P9" draw:layer="layout" svg:width="0.173cm" svg:height="0.537cm" svg:x="5.725cm" svg:y="0.749cm" svg:viewBox="0 0 174 538" svg:d="M113 0l-113 9v24c55 0 62 6 62 43v402c0 35-9 35-62 35v25c26-2 67-2 86-2 20 0 58 0 88 2v-25c-53 0-61 0-61-35z">
            <text:p/>
          </draw:path>
          <draw:path draw:style-name="gr3" draw:text-style-name="P9" draw:layer="layout" svg:width="0.244cm" svg:height="0.484cm" svg:x="5.929cm" svg:y="0.809cm" svg:viewBox="0 0 245 485" svg:d="M120 167h111v-25h-111v-142h-20c0 63-24 146-100 149v18h67v213c0 96 72 105 100 105 55 0 78-54 78-105v-44h-21v44c0 56-23 86-52 86-52 0-52-71-52-85z">
            <text:p/>
          </draw:path>
          <draw:path draw:style-name="gr3" draw:text-style-name="P9" draw:layer="layout" svg:width="0.166cm" svg:height="0.517cm" svg:x="6.241cm" svg:y="0.769cm" svg:viewBox="0 0 167 518" svg:d="M113 176l-109 9v24c51 0 58 4 58 42v208c0 35-9 35-62 35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83cm" svg:height="0.491cm" svg:x="6.452cm" svg:y="0.943cm" svg:viewBox="0 0 384 492" svg:d="M113 51v-51l-113 9v24c55 0 60 4 60 39v362c0 35-7 35-60 35v23c26 0 67-2 86-2 21 0 62 2 88 2v-23c-51 0-60 0-60-35v-130-7c4 12 37 54 95 54 94 0 175-75 175-175 0-99-76-176-164-176-60 0-93 33-107 51zM114 255v-174c23-39 60-62 101-62 56 0 104 69 104 157 0 93-55 158-113 158-30 0-60-16-81-48-11-15-11-17-11-31z">
            <text:p/>
          </draw:path>
          <draw:path draw:style-name="gr3" draw:text-style-name="P9" draw:layer="layout" svg:width="0.173cm" svg:height="0.537cm" svg:x="6.885cm" svg:y="0.749cm" svg:viewBox="0 0 174 538" svg:d="M113 0l-113 9v24c55 0 62 6 62 43v402c0 35-9 35-62 35v25c26-2 67-2 86-2 20 0 58 0 88 2v-25c-53 0-61 0-61-35z">
            <text:p/>
          </draw:path>
          <draw:path draw:style-name="gr3" draw:text-style-name="P9" draw:layer="layout" svg:width="0.379cm" svg:height="0.491cm" svg:x="7.089cm" svg:y="0.951cm" svg:viewBox="0 0 380 492" svg:d="M308 74c19-49 60-49 72-49v-25c-17 2-40 2-58 2-14 0-51-2-69-2v25c25 0 37 14 37 33 0 7 0 9-5 18l-77 191-87-209c-3-7-5-11-5-14 0-19 30-19 44-19v-25c-21 0-72 2-84 2-21 0-53 0-76-2v25c37 0 53 0 63 26l117 283c-4 10-15 35-20 46-17 42-39 96-88 96-5 0-23 0-37-14 25-3 30-21 30-33 0-20-14-32-32-32-15 0-33 9-33 34 0 35 33 61 72 61 48 0 81-44 99-88z">
            <text:p/>
          </draw:path>
          <draw:path draw:style-name="gr3" draw:text-style-name="P9" draw:layer="layout" svg:width="0.166cm" svg:height="0.517cm" svg:x="7.508cm" svg:y="0.769cm" svg:viewBox="0 0 167 518" svg:d="M113 176l-109 9v24c51 0 58 4 58 42v208c0 35-9 35-62 35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7.723cm" svg:y="0.943cm" svg:viewBox="0 0 391 343" svg:d="M60 76v209c0 33-7 33-60 33v25c26 0 67-2 88-2 19 0 60 2 86 2v-25c-51 0-60 0-60-33v-144c0-81 55-123 104-123 50 0 58 42 58 86v181c0 33-8 33-59 33v25c26 0 66-2 88-2 19 0 59 2 86 2v-25c-41 0-60 0-60-23v-147c0-67 0-92-25-120-10-12-37-28-81-28-58 0-93 33-116 81v-81l-109 9v24c55 0 60 6 60 43z">
            <text:p/>
          </draw:path>
          <draw:path draw:style-name="gr3" draw:text-style-name="P9" draw:layer="layout" svg:width="0.355cm" svg:height="0.51cm" svg:x="8.149cm" svg:y="0.936cm" svg:viewBox="0 0 356 511" svg:d="M151 218c-68 0-68-77-68-95 0-21 1-46 12-65 7-11 25-32 56-32 67 0 67 78 67 95 0 21 0 46-12 65-7 11-25 32-55 32zM60 248c0-4 0-21 14-37 30 23 62 24 77 24 73 0 125-52 125-112 0-30-12-58-31-76 28-26 56-29 70-29 2 0 5 0 7 0-9 3-12 12-12 21 0 14 10 23 23 23 7 0 23-6 23-23 0-14-11-39-41-39-16 0-49 5-83 37-31-26-65-28-81-28-72 0-126 53-126 112 0 35 17 64 37 81-11 11-25 37-25 63 0 25 11 55 35 69-47 14-72 47-72 79 0 54 77 98 172 98 92 0 173-40 173-100 0-28-12-67-51-89-42-21-86-21-134-21-19 0-53 0-58 0-25-4-42-29-42-53zM172 492c-79 0-132-39-132-79 0-37 30-65 64-67h46c67 0 155 0 155 67 0 40-57 79-133 79z">
            <text:p/>
          </draw:path>
          <draw:path draw:style-name="gr3" draw:text-style-name="P9" draw:layer="layout" svg:width="0.242cm" svg:height="0.484cm" svg:x="8.786cm" svg:y="0.809cm" svg:viewBox="0 0 243 485" svg:d="M120 167h111v-25h-111v-142h-20c0 63-24 146-100 149v18h67v213c0 96 72 105 100 105 55 0 76-54 76-105v-44h-19v44c0 56-23 86-52 86-52 0-52-71-52-85z">
            <text:p/>
          </draw:path>
          <draw:path draw:style-name="gr3" draw:text-style-name="P9" draw:layer="layout" svg:width="0.39cm" svg:height="0.537cm" svg:x="9.098cm" svg:y="0.749cm" svg:viewBox="0 0 391 538" svg:d="M60 478c0 35-7 35-60 35v25c26-2 67-2 88-2 19 0 60 0 86 2v-25c-51 0-60 0-60-35v-142c0-81 55-123 104-123 50 0 58 42 58 86v179c0 35-8 35-59 35v25c26-2 66-2 88-2 19 0 59 0 86 2v-25c-41 0-60 0-60-23v-147c0-67 0-92-25-120-10-12-37-28-81-28-67 0-100 48-112 76v-271l-113 9v24c55 0 60 6 60 43z">
            <text:p/>
          </draw:path>
          <draw:path draw:style-name="gr3" draw:text-style-name="P9" draw:layer="layout" svg:width="0.261cm" svg:height="0.342cm" svg:x="9.524cm" svg:y="0.943cm" svg:viewBox="0 0 262 343" svg:d="M107 86v-86l-107 9v24c55 0 60 6 60 43v209c0 33-7 33-60 33v25c30 0 67-2 88-2 32 0 69 0 100 2v-25h-17c-57 0-58-7-58-35v-120c0-77 31-145 91-145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9.826cm" svg:y="0.939cm" svg:viewBox="0 0 345 357" svg:d="M345 181c0-98-79-181-173-181-96 0-172 84-172 181 0 100 81 176 172 176 94 0 173-78 173-176zM172 337c-33 0-66-17-88-52-19-34-19-81-19-109 0-30 0-72 18-107 21-36 58-51 89-51 34 0 67 15 87 49 21 33 21 79 21 109 0 28 0 70-18 103-16 36-51 58-90 58z">
            <text:p/>
          </draw:path>
          <draw:path draw:style-name="gr3" draw:text-style-name="P9" draw:layer="layout" svg:width="0.39cm" svg:height="0.35cm" svg:x="10.217cm" svg:y="0.943cm" svg:viewBox="0 0 391 351" svg:d="M278 281v70l113-8v-25c-55 0-60-5-60-42v-276l-114 9v24c54 0 59 6 59 43v138c0 67-37 120-93 120-65 0-69-35-69-76v-258l-114 9v24c60 0 60 2 60 71v116c0 61 0 131 118 131 44 0 79-21 100-70z">
            <text:p/>
          </draw:path>
          <draw:path draw:style-name="gr3" draw:text-style-name="P9" draw:layer="layout" svg:width="0.355cm" svg:height="0.51cm" svg:x="10.643cm" svg:y="0.936cm" svg:viewBox="0 0 356 511" svg:d="M151 218c-68 0-68-77-68-95 0-21 1-46 12-65 7-11 25-32 56-32 67 0 67 78 67 95 0 21 0 46-12 65-7 11-25 32-55 32zM60 248c0-4 0-21 14-37 30 23 62 24 77 24 73 0 125-52 125-112 0-30-12-58-31-76 28-26 56-29 70-29 2 0 5 0 7 0-9 3-12 12-12 21 0 14 10 23 23 23 7 0 23-6 23-23 0-14-11-39-41-39-16 0-49 5-83 37-31-26-65-28-81-28-72 0-126 53-126 112 0 35 17 64 37 81-11 11-25 37-25 63 0 25 11 55 35 69-47 14-72 47-72 79 0 54 77 98 172 98 92 0 173-40 173-100 0-28-12-67-51-89-42-21-86-21-134-21-19 0-53 0-58 0-25-4-42-29-42-53zM172 492c-79 0-132-39-132-79 0-37 30-65 64-67h46c67 0 155 0 155 67 0 40-57 79-133 79z">
            <text:p/>
          </draw:path>
          <draw:path draw:style-name="gr3" draw:text-style-name="P9" draw:layer="layout" svg:width="0.39cm" svg:height="0.537cm" svg:x="11.032cm" svg:y="0.749cm" svg:viewBox="0 0 391 538" svg:d="M60 478c0 35-7 35-60 35v25c26-2 67-2 88-2 19 0 60 0 86 2v-25c-51 0-60 0-60-35v-142c0-81 55-123 104-123 50 0 58 42 58 86v179c0 35-8 35-59 35v25c26-2 66-2 88-2 19 0 59 0 86 2v-25c-41 0-60 0-60-23v-147c0-67 0-92-25-120-10-12-37-28-81-28-67 0-100 48-112 76v-271l-113 9v24c55 0 60 6 60 43z">
            <text:p/>
          </draw:path>
          <draw:path draw:style-name="gr3" draw:text-style-name="P9" draw:layer="layout" svg:width="0.344cm" svg:height="0.356cm" svg:x="11.46cm" svg:y="0.939cm" svg:viewBox="0 0 345 357" svg:d="M345 181c0-98-79-181-173-181-96 0-172 84-172 181 0 100 81 176 172 176 94 0 173-78 173-176zM172 337c-33 0-66-17-88-52-19-34-19-81-19-109 0-30 0-72 18-107 21-36 58-51 89-51 34 0 67 15 89 49 19 33 19 79 19 109 0 28 0 70-18 103-16 36-51 58-90 58z">
            <text:p/>
          </draw:path>
          <draw:path draw:style-name="gr3" draw:text-style-name="P9" draw:layer="layout" svg:width="0.39cm" svg:height="0.35cm" svg:x="11.849cm" svg:y="0.943cm" svg:viewBox="0 0 391 351" svg:d="M278 281v70l113-8v-25c-55 0-60-5-60-42v-276l-114 9v24c54 0 59 6 59 43v138c0 67-37 120-93 120-65 0-69-35-69-76v-258l-114 9v24c60 0 60 2 60 71v116c0 61 0 131 120 131 42 0 77-21 98-70z">
            <text:p/>
          </draw:path>
          <draw:path draw:style-name="gr3" draw:text-style-name="P9" draw:layer="layout" svg:width="0.242cm" svg:height="0.484cm" svg:x="12.268cm" svg:y="0.809cm" svg:viewBox="0 0 243 485" svg:d="M120 167h111v-25h-111v-142h-20c0 63-24 146-100 149v18h67v213c0 96 72 105 100 105 55 0 76-54 76-105v-44h-19v44c0 56-23 86-52 86-52 0-52-71-52-85z">
            <text:p/>
          </draw:path>
          <draw:path draw:style-name="gr3" draw:text-style-name="P9" draw:layer="layout" svg:width="0.383cm" svg:height="0.546cm" svg:x="12.835cm" svg:y="0.749cm" svg:viewBox="0 0 384 547" svg:d="M113 246v-246l-113 9v24c55 0 60 6 60 43v462h19c2-2 7-13 28-48 13 18 46 57 102 57 94 0 175-76 175-176 0-99-78-176-166-176-60 0-93 37-105 51zM114 450v-160c0-16 0-16 9-28 30-44 72-49 92-49 35 0 63 19 81 49 21 31 23 75 23 107 0 30-2 76-25 111-16 23-46 49-88 49-34 0-62-19-81-47-11-16-11-18-11-32z">
            <text:p/>
          </draw:path>
          <draw:path draw:style-name="gr3" draw:text-style-name="P9" draw:layer="layout" svg:width="0.379cm" svg:height="0.491cm" svg:x="13.236cm" svg:y="0.951cm" svg:viewBox="0 0 380 492" svg:d="M308 74c19-49 60-49 72-49v-25c-17 2-40 2-58 2-14 0-51-2-69-2v25c25 0 37 14 37 33 0 7 0 9-5 18l-77 191-87-209c-3-7-5-11-5-14 0-19 30-19 44-19v-25c-21 0-72 2-84 2-21 0-53 0-76-2v25c37 0 53 0 63 26l117 283c-4 10-15 35-20 46-17 42-39 96-88 96-5 0-23 0-37-14 25-3 30-21 30-33 0-20-14-32-32-32-15 0-33 9-33 34 0 35 33 61 72 61 48 0 81-44 99-88z">
            <text:p/>
          </draw:path>
          <draw:path draw:style-name="gr3" draw:text-style-name="P9" draw:layer="layout" svg:width="0.298cm" svg:height="0.35cm" svg:x="14.179cm" svg:y="0.943cm" svg:viewBox="0 0 299 351" svg:d="M109 163c23 0 81-1 120-17 54-23 58-69 58-79 0-35-30-67-83-67-86 0-204 76-204 211 0 79 46 140 121 140 113 0 178-82 178-91 0-5-5-10-10-10-4 0-6 1-9 8-62 76-146 76-157 76-60 0-67-65-67-90 0-9 0-33 13-81zM74 146c30-118 109-128 130-128 37 0 57 22 57 49 0 79-124 79-155 79z">
            <text:p/>
          </draw:path>
          <draw:path draw:style-name="gr3" draw:text-style-name="P9" draw:layer="layout" svg:width="0.367cm" svg:height="0.027cm" svg:x="14.563cm" svg:y="0.818cm" svg:viewBox="0 0 368 28" svg:d="M347 28c7 0 21 0 21-14s-12-14-21-14h-326c-9 0-21 0-21 14s12 14 21 14z">
            <text:p/>
          </draw:path>
          <draw:path draw:style-name="gr3" draw:text-style-name="P9" draw:layer="layout" svg:width="0.249cm" svg:height="0.37cm" svg:x="15.017cm" svg:y="0.607cm" svg:viewBox="0 0 250 371" svg:d="M120 179c42 0 72 30 72 88 0 67-39 86-71 86-21 0-70-5-93-37 27-1 32-19 32-30 0-17-12-29-30-29-14 0-30 8-30 29 0 53 56 85 123 85 76 0 127-49 127-104 0-42-33-84-93-98 56-20 77-62 77-93 0-44-49-76-111-76-60 0-105 30-105 72 0 19 10 30 28 30 16 0 28-12 28-28s-12-27-28-28c19-25 56-30 75-30 25 0 60 12 60 60 0 22-7 47-23 63-17 21-31 23-59 24-15 0-15 0-18 2 0 0-5 0-5 7s5 7 14 7z">
            <text:p/>
          </draw:path>
          <draw:path draw:style-name="gr3" draw:text-style-name="P9" draw:layer="layout" svg:width="0.291cm" svg:height="0.245cm" svg:x="15.322cm" svg:y="0.728cm" svg:viewBox="0 0 292 246" svg:d="M109 183c-5 17-23 47-51 47-2 0-18 0-30-7 23-7 25-26 25-30 0-12-9-21-21-21-16 0-32 14-32 34 0 28 30 40 56 40 27 0 48-16 62-39 14 28 44 39 65 39 63 0 95-69 95-84 0-7-7-7-9-7-7 0-7 3-8 10-13 37-44 65-76 65-21 0-34-14-34-35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531cm" svg:height="0.342cm" svg:x="15.957cm" svg:y="0.951cm" svg:viewBox="0 0 532 343" svg:d="M466 74c15-39 39-49 66-49v-25c-18 2-41 2-57 2-23 0-58-2-72-2v25c28 0 44 14 44 37 0 5 0 5-3 15l-71 199-77-216c-2-9-4-11-4-14 0-21 30-21 46-21v-25c-23 0-62 2-81 2-23 0-46 0-69-2v25c29 0 41 1 50 10 3 5 12 28 17 44l-67 186-74-205c-3-11-3-13-3-14 0-21 30-21 46-21v-25c-23 0-67 2-85 2-3 0-44 0-72-2v25c39 0 48 1 58 26l97 274c3 12 7 18 16 18 10 0 12-4 16-16l79-220 79 222c4 8 5 14 16 14 9 0 12-7 14-14z">
            <text:p/>
          </draw:path>
          <draw:path draw:style-name="gr3" draw:text-style-name="P9" draw:layer="layout" svg:width="0.3cm" svg:height="0.356cm" svg:x="16.501cm" svg:y="0.939cm" svg:viewBox="0 0 301 357" svg:d="M65 153c5-116 71-135 97-135 79 0 88 103 88 135zM65 169h217c17 0 19 0 19-16 0-77-42-153-139-153-90 0-162 79-162 177 0 104 81 180 171 180 95 0 130-86 130-102 0-7-7-9-11-9-7 0-8 5-8 11-29 80-99 80-106 80-39 0-70-24-88-52-23-37-23-88-23-116z">
            <text:p/>
          </draw:path>
          <draw:path draw:style-name="gr3" draw:text-style-name="P9" draw:layer="layout" svg:width="0.355cm" svg:height="0.51cm" svg:x="17.103cm" svg:y="0.936cm" svg:viewBox="0 0 356 511" svg:d="M151 218c-68 0-68-77-68-95 0-21 1-46 12-65 7-11 25-32 56-32 67 0 67 78 67 95 0 21 0 46-12 65-7 11-25 32-55 32zM60 248c0-4 0-21 14-37 30 23 62 24 77 24 73 0 125-52 125-112 0-30-12-58-31-76 28-26 56-29 70-29 2 0 5 0 7 0-9 3-12 12-12 21 0 14 10 23 23 23 7 0 23-6 23-23 0-14-11-39-41-39-16 0-49 5-83 37-31-26-65-28-81-28-72 0-126 53-126 112 0 35 17 64 37 81-11 11-25 37-25 63 0 25 11 55 35 69-47 14-72 47-72 79 0 54 77 98 172 98 92 0 173-40 173-100 0-28-12-67-51-89-42-21-86-21-134-21-19 0-53 0-58 0-25-4-42-29-42-53zM172 492c-79 0-132-39-132-79 0-37 30-65 64-67h46c67 0 155 0 155 67 0 40-57 79-133 79z">
            <text:p/>
          </draw:path>
          <draw:path draw:style-name="gr3" draw:text-style-name="P9" draw:layer="layout" svg:width="0.3cm" svg:height="0.356cm" svg:x="17.49cm" svg:y="0.939cm" svg:viewBox="0 0 301 357" svg:d="M65 153c5-116 71-135 97-135 79 0 88 103 88 135zM65 169h217c17 0 19 0 19-16 0-77-42-153-139-153-90 0-162 79-162 177 0 104 81 180 171 180 95 0 130-86 130-102 0-7-7-9-11-9-7 0-8 5-8 11-29 80-99 80-106 80-39 0-70-24-88-52-23-37-23-88-23-116z">
            <text:p/>
          </draw:path>
          <draw:path draw:style-name="gr3" draw:text-style-name="P9" draw:layer="layout" svg:width="0.242cm" svg:height="0.484cm" svg:x="17.826cm" svg:y="0.809cm" svg:viewBox="0 0 243 485" svg:d="M120 167h111v-25h-111v-142h-20c0 63-24 146-100 149v18h67v213c0 96 72 105 100 105 55 0 76-54 76-105v-44h-19v44c0 56-23 86-52 86-52 0-52-71-52-85z">
            <text:p/>
          </draw:path>
          <draw:path draw:style-name="gr3" draw:text-style-name="P9" draw:layer="layout" svg:width="0.091cm" svg:height="0.231cm" svg:x="18.178cm" svg:y="1.203cm" svg:viewBox="0 0 92 232" svg:d="M92 81c0-49-18-81-50-81-28 0-42 21-42 40 0 22 14 43 42 43 13 0 21-6 30-11l2-2c0 0 2 0 2 11 0 51-23 98-58 135-4 4-6 5-6 7 0 7 4 9 9 9 9 0 71-62 71-151z">
            <text:p/>
          </draw:path>
        </draw:g>
        <draw:g>
          <svg:title>TexMaths</svg:title>
          <svg:desc>22§display§\text {Diff. }w.\ r.\ t. \ x §svg§600§FALSE§</svg:desc>
          <draw:polygon draw:style-name="gr2" draw:text-style-name="P8" draw:layer="layout" svg:width="4.744cm" svg:height="0.477cm" svg:x="4.702cm" svg:y="3.547cm" svg:viewBox="0 0 4745 478" draw:points="2372,478 0,478 0,0 4745,0 4745,478">
            <text:p/>
          </draw:polygon>
          <draw:path draw:style-name="gr3" draw:text-style-name="P9" draw:layer="layout" svg:width="0.52cm" svg:height="0.53cm" svg:x="4.69cm" svg:y="3.526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5.28cm" svg:y="3.53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5.489cm" svg:y="3.508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987cm" svg:y="3.972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6.501cm" svg:y="3.712cm" svg:viewBox="0 0 514 353" svg:d="M336 79c4-16 11-46 11-49 0-14-11-21-21-21-11 0-25 5-30 21-2 5-39 155-44 174-6 23-7 37-7 52 0 8 0 10 1 14-17 42-42 65-72 65-61 0-61-56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7.119cm" svg:y="3.972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7.548cm" svg:y="3.712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92cm" svg:y="3.972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8.344cm" svg:y="3.57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8.671cm" svg:y="3.972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9.099cm" svg:y="3.712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- 2 [ \ y e^{-5x}(-5) + e^{-5x} \frac{dy}{dx} \ ] + \  \frac{dy}{dx} . e^{-5x}(-5) + e^{-5x} \frac{d^2y}{dx^2} = 0  §svg§600§FALSE§</svg:desc>
          <draw:polygon draw:style-name="gr2" draw:text-style-name="P8" draw:layer="layout" svg:width="19.736cm" svg:height="1.625cm" svg:x="4.597cm" svg:y="4.442cm" svg:viewBox="0 0 19737 1626" draw:points="9869,1626 0,1626 0,0 19737,0 19737,1626">
            <text:p/>
          </draw:polygon>
          <draw:path draw:style-name="gr3" draw:text-style-name="P9" draw:layer="layout" svg:width="0.472cm" svg:height="0.032cm" svg:x="4.622cm" svg:y="5.357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6cm" svg:x="5.199cm" svg:y="5.05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olygon draw:style-name="gr3" draw:text-style-name="P9" draw:layer="layout" svg:width="0.106cm" svg:height="0.773cm" svg:x="5.637cm" svg:y="4.985cm" svg:viewBox="0 0 107 774" draw:points="107,774 107,744 32,744 32,32 107,32 107,0 0,0 0,774">
            <text:p/>
          </draw:polygon>
          <draw:path draw:style-name="gr3" draw:text-style-name="P9" draw:layer="layout" svg:width="0.358cm" svg:height="0.5cm" svg:x="6.042cm" svg:y="5.225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298cm" svg:height="0.351cm" svg:x="6.461cm" svg:y="5.22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67cm" svg:height="0.027cm" svg:x="6.845cm" svg:y="5.098cm" svg:viewBox="0 0 368 28" svg:d="M347 28c7 0 21 0 21-14s-12-14-21-14h-326c-9 0-21 0-21 14s12 14 21 14z">
            <text:p/>
          </draw:path>
          <draw:path draw:style-name="gr3" draw:text-style-name="P9" draw:layer="layout" svg:width="0.24cm" svg:height="0.37cm" svg:x="7.304cm" svg:y="4.887cm" svg:viewBox="0 0 241 371" svg:d="M49 58c28 7 46 7 55 7 70 0 114-49 114-58 0-5-5-7-7-7s-2 0-5 2c-12 5-41 16-81 16-16 0-44-2-81-14-5-4-5-4-7-4-7 0-7 5-7 14v160c0 11 0 16 9 16 5 0 5 0 10-7 25-30 58-33 78-33 31 0 45 24 49 29 11 18 12 39 12 71 0 16 0 47-16 72-14 19-36 32-63 32-35 0-72-20-86-55 21 2 32-12 32-26 0-23-20-28-29-28 0 0-26 0-26 29 0 50 44 97 111 97 69 0 130-51 130-119 0-62-47-118-114-118-25 0-53 5-78 26z">
            <text:p/>
          </draw:path>
          <draw:path draw:style-name="gr3" draw:text-style-name="P9" draw:layer="layout" svg:width="0.291cm" svg:height="0.245cm" svg:x="7.603cm" svg:y="5.008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18cm" svg:height="0.773cm" svg:x="8.043cm" svg:y="4.98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472cm" svg:height="0.032cm" svg:x="8.332cm" svg:y="5.357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32cm" svg:x="8.907cm" svg:y="5.05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9" draw:layer="layout" svg:width="0.18cm" svg:height="0.773cm" svg:x="9.3cm" svg:y="4.98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515cm" svg:height="0.516cm" svg:x="9.772cm" svg:y="5.1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8cm" svg:height="0.351cm" svg:x="10.537cm" svg:y="5.22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67cm" svg:height="0.027cm" svg:x="10.919cm" svg:y="5.098cm" svg:viewBox="0 0 368 28" svg:d="M347 28c7 0 21 0 21-14s-12-14-21-14h-326c-9 0-21 0-21 14s12 14 21 14z">
            <text:p/>
          </draw:path>
          <draw:path draw:style-name="gr3" draw:text-style-name="P9" draw:layer="layout" svg:width="0.24cm" svg:height="0.37cm" svg:x="11.378cm" svg:y="4.887cm" svg:viewBox="0 0 241 371" svg:d="M49 58c28 7 46 7 55 7 70 0 114-49 114-58 0-5-5-7-7-7s-2 0-5 2c-12 5-41 16-81 16-16 0-44-2-81-14-5-4-5-4-7-4-7 0-7 5-7 14v160c0 11 0 16 9 16 5 0 5 0 10-7 25-30 58-33 78-33 31 0 45 24 49 29 11 18 12 39 12 71 0 16 0 47-16 72-14 19-36 32-63 32-35 0-72-20-86-55 21 2 32-12 32-26 0-23-20-28-29-28 0 0-26 0-26 29 0 50 44 97 111 97 69 0 130-51 130-119 0-62-47-118-114-118-25 0-53 5-78 26z">
            <text:p/>
          </draw:path>
          <draw:path draw:style-name="gr3" draw:text-style-name="P9" draw:layer="layout" svg:width="0.291cm" svg:height="0.245cm" svg:x="11.678cm" svg:y="5.008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369cm" svg:height="0.546cm" svg:x="12.183cm" svg:y="4.50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9" draw:layer="layout" svg:width="0.358cm" svg:height="0.5cm" svg:x="12.577cm" svg:y="4.7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0.846cm" svg:height="0.032cm" svg:x="12.135cm" svg:y="5.357cm" svg:viewBox="0 0 847 33" draw:points="422,33 0,33 0,0 847,0 847,33">
            <text:p/>
          </draw:polygon>
          <draw:path draw:style-name="gr3" draw:text-style-name="P9" draw:layer="layout" svg:width="0.369cm" svg:height="0.546cm" svg:x="12.165cm" svg:y="5.55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9" draw:layer="layout" svg:width="0.386cm" svg:height="0.351cm" svg:x="12.559cm" svg:y="5.7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9" draw:layer="layout" svg:width="0.106cm" svg:height="0.773cm" svg:x="13.346cm" svg:y="4.985cm" svg:viewBox="0 0 107 774" draw:points="107,0 0,0 0,32 76,32 76,744 0,744 0,774 107,774">
            <text:p/>
          </draw:polygon>
          <draw:path draw:style-name="gr3" draw:text-style-name="P9" draw:layer="layout" svg:width="0.515cm" svg:height="0.516cm" svg:x="13.76cm" svg:y="5.1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69cm" svg:height="0.546cm" svg:x="14.888cm" svg:y="4.50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9" draw:layer="layout" svg:width="0.358cm" svg:height="0.5cm" svg:x="15.282cm" svg:y="4.7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0.846cm" svg:height="0.032cm" svg:x="14.841cm" svg:y="5.357cm" svg:viewBox="0 0 847 33" draw:points="422,33 0,33 0,0 847,0 847,33">
            <text:p/>
          </draw:polygon>
          <draw:path draw:style-name="gr3" draw:text-style-name="P9" draw:layer="layout" svg:width="0.369cm" svg:height="0.546cm" svg:x="14.87cm" svg:y="5.55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9" draw:layer="layout" svg:width="0.386cm" svg:height="0.351cm" svg:x="15.265cm" svg:y="5.7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083cm" svg:height="0.083cm" svg:x="15.844cm" svg:y="5.483cm" svg:viewBox="0 0 84 84" svg:d="M84 42c0-23-19-42-42-42s-42 19-42 42 19 42 42 42 42-19 42-42z">
            <text:p/>
          </draw:path>
          <draw:path draw:style-name="gr3" draw:text-style-name="P9" draw:layer="layout" svg:width="0.298cm" svg:height="0.351cm" svg:x="16.027cm" svg:y="5.225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367cm" svg:height="0.027cm" svg:x="16.411cm" svg:y="5.098cm" svg:viewBox="0 0 368 28" svg:d="M347 28c7 0 21 0 21-14s-12-14-21-14h-326c-9 0-21 0-21 14s12 14 21 14z">
            <text:p/>
          </draw:path>
          <draw:path draw:style-name="gr3" draw:text-style-name="P9" draw:layer="layout" svg:width="0.24cm" svg:height="0.37cm" svg:x="16.87cm" svg:y="4.887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ath draw:style-name="gr3" draw:text-style-name="P9" draw:layer="layout" svg:width="0.291cm" svg:height="0.245cm" svg:x="17.169cm" svg:y="5.008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18cm" svg:height="0.773cm" svg:x="17.609cm" svg:y="4.98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472cm" svg:height="0.032cm" svg:x="17.898cm" svg:y="5.357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32cm" svg:x="18.473cm" svg:y="5.05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9" draw:layer="layout" svg:width="0.18cm" svg:height="0.773cm" svg:x="18.866cm" svg:y="4.98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515cm" svg:height="0.516cm" svg:x="19.337cm" svg:y="5.1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8cm" svg:height="0.351cm" svg:x="20.103cm" svg:y="5.225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367cm" svg:height="0.027cm" svg:x="20.485cm" svg:y="5.098cm" svg:viewBox="0 0 368 28" svg:d="M347 28c7 0 21 0 21-14s-12-14-21-14h-326c-9 0-21 0-21 14s12 14 21 14z">
            <text:p/>
          </draw:path>
          <draw:path draw:style-name="gr3" draw:text-style-name="P9" draw:layer="layout" svg:width="0.24cm" svg:height="0.37cm" svg:x="20.944cm" svg:y="4.887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ath draw:style-name="gr3" draw:text-style-name="P9" draw:layer="layout" svg:width="0.291cm" svg:height="0.245cm" svg:x="21.245cm" svg:y="5.008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369cm" svg:height="0.546cm" svg:x="21.749cm" svg:y="4.50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24cm" svg:height="0.36cm" svg:x="22.155cm" svg:y="4.40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22.49cm" svg:y="4.7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1.192cm" svg:height="0.032cm" svg:x="21.701cm" svg:y="5.357cm" svg:viewBox="0 0 1193 33" draw:points="597,33 0,33 0,0 1193,0 1193,33">
            <text:p/>
          </draw:polygon>
          <draw:path draw:style-name="gr3" draw:text-style-name="P9" draw:layer="layout" svg:width="0.369cm" svg:height="0.546cm" svg:x="21.731cm" svg:y="5.55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86cm" svg:height="0.351cm" svg:x="22.125cm" svg:y="5.7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22.58cm" svg:y="5.51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23.243cm" svg:y="5.2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4.046cm" svg:y="5.05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draw:g>
          <svg:title>TexMaths</svg:title>
          <svg:desc>22§display§- 2 y e^{-5x}+  \frac{dy}{dx} e^{-5x}  = 3 c_2 §svg§600§FALSE§</svg:desc>
          <draw:polygon draw:style-name="gr2" draw:text-style-name="P8" draw:layer="layout" svg:width="8.399cm" svg:height="1.522cm" svg:x="4.599cm" svg:y="1.742cm" svg:viewBox="0 0 8400 1523" draw:points="4201,1523 0,1523 0,0 8400,0 8400,1523">
            <text:p/>
          </draw:polygon>
          <draw:path draw:style-name="gr3" draw:text-style-name="P9" draw:layer="layout" svg:width="0.472cm" svg:height="0.032cm" svg:x="4.624cm" svg:y="2.553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5.201cm" svg:y="2.24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58cm" svg:height="0.501cm" svg:x="5.57cm" svg:y="2.421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98cm" svg:height="0.351cm" svg:x="5.991cm" svg:y="2.42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67cm" svg:height="0.027cm" svg:x="6.373cm" svg:y="2.295cm" svg:viewBox="0 0 368 28" svg:d="M347 28c7 0 21 0 21-14s-12-14-21-14h-326c-9 0-21 0-21 14s12 14 21 14z">
            <text:p/>
          </draw:path>
          <draw:path draw:style-name="gr3" draw:text-style-name="P9" draw:layer="layout" svg:width="0.24cm" svg:height="0.37cm" svg:x="6.832cm" svg:y="2.085cm" svg:viewBox="0 0 241 371" svg:d="M51 58c26 7 44 7 53 7 70 0 114-49 114-58 0-5-5-7-7-7s-2 0-5 2c-12 5-41 16-81 16-16 0-44-2-81-14-5-4-5-4-7-4-7 0-7 5-7 14v160c0 11 0 16 9 16 5 0 5 0 12-7 23-30 56-33 76-33 31 0 47 24 49 30 11 17 12 38 12 70 0 16 0 48-16 72-14 20-36 32-63 32-35 0-72-20-86-55 21 2 32-12 32-26 0-23-20-28-27-28-2 0-28 0-28 30 0 49 44 96 111 96 69 0 130-51 130-119 0-62-47-118-114-118-25 0-53 5-76 26z">
            <text:p/>
          </draw:path>
          <draw:path draw:style-name="gr3" draw:text-style-name="P9" draw:layer="layout" svg:width="0.291cm" svg:height="0.245cm" svg:x="7.133cm" svg:y="2.205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515cm" svg:height="0.517cm" svg:x="7.711cm" svg:y="2.31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69cm" svg:height="0.546cm" svg:x="8.582cm" svg:y="1.703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58cm" svg:height="0.501cm" svg:x="8.976cm" svg:y="1.898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8.534cm" svg:y="2.553cm" svg:viewBox="0 0 847 33" draw:points="422,33 0,33 0,0 847,0 847,33">
            <text:p/>
          </draw:polygon>
          <draw:path draw:style-name="gr3" draw:text-style-name="P9" draw:layer="layout" svg:width="0.369cm" svg:height="0.546cm" svg:x="8.564cm" svg:y="2.75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8.958cm" svg:y="2.9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298cm" svg:height="0.351cm" svg:x="9.506cm" svg:y="2.42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367cm" svg:height="0.027cm" svg:x="9.889cm" svg:y="2.295cm" svg:viewBox="0 0 368 28" svg:d="M347 28c7 0 21 0 21-14s-12-14-21-14h-326c-9 0-21 0-21 14s12 14 21 14z">
            <text:p/>
          </draw:path>
          <draw:path draw:style-name="gr3" draw:text-style-name="P9" draw:layer="layout" svg:width="0.24cm" svg:height="0.37cm" svg:x="10.349cm" svg:y="2.085cm" svg:viewBox="0 0 241 371" svg:d="M49 58c28 7 46 7 55 7 70 0 114-49 114-58 0-5-5-7-7-7s-2 0-5 2c-12 5-41 16-81 16-16 0-44-2-81-14-5-4-5-4-7-4-7 0-7 5-7 14v160c0 11 0 16 9 16 5 0 5 0 10-7 25-30 58-33 78-33 31 0 45 24 49 30 11 17 12 38 12 70 0 16 0 48-16 72-14 20-36 32-63 32-35 0-72-20-86-55 21 2 32-12 32-26 0-23-20-28-29-28 0 0-26 0-26 30 0 49 44 96 111 96 69 0 130-51 130-119 0-62-47-118-114-118-25 0-53 5-78 26z">
            <text:p/>
          </draw:path>
          <draw:path draw:style-name="gr3" draw:text-style-name="P9" draw:layer="layout" svg:width="0.291cm" svg:height="0.245cm" svg:x="10.648cm" svg:y="2.205cm" svg:viewBox="0 0 292 246" svg:d="M109 183c-5 18-23 48-51 48-2 0-18 0-30-7 23-7 25-27 25-30 0-13-9-21-21-21-16 0-32 14-32 33 0 28 30 40 58 40 25 0 46-15 60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3" draw:text-style-name="P9" draw:layer="layout" svg:width="0.515cm" svg:height="0.182cm" svg:x="11.269cm" svg:y="2.4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1cm" svg:height="0.532cm" svg:x="12.075cm" svg:y="2.249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9" draw:layer="layout" svg:width="0.302cm" svg:height="0.351cm" svg:x="12.461cm" svg:y="2.421cm" svg:viewBox="0 0 303 352" svg:d="M276 48c-12 0-23 0-35 12-12 10-14 25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  <draw:path draw:style-name="gr3" draw:text-style-name="P9" draw:layer="layout" svg:width="0.24cm" svg:height="0.36cm" svg:x="12.797cm" svg:y="2.5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display§10 y e^{-5x} - 2e^{-5x} \frac{dy}{dx} - 5 \frac{dy}{dx} . e^{-5x} + e^{-5x} \frac{d^2y}{dx^2} = 0  §svg§600§FALSE§</svg:desc>
          <draw:polygon draw:style-name="gr2" draw:text-style-name="P8" draw:layer="layout" svg:width="15.912cm" svg:height="1.625cm" svg:x="4.698cm" svg:y="6.644cm" svg:viewBox="0 0 15913 1626" draw:points="7957,1626 0,1626 0,0 15913,0 15913,1626">
            <text:p/>
          </draw:polygon>
          <draw:path draw:style-name="gr3" draw:text-style-name="P9" draw:layer="layout" svg:width="0.256cm" svg:height="0.516cm" svg:x="4.728cm" svg:y="7.25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326cm" svg:height="0.532cm" svg:x="5.076cm" svg:y="7.252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3" draw:text-style-name="P9" draw:layer="layout" svg:width="0.358cm" svg:height="0.5cm" svg:x="5.455cm" svg:y="7.427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298cm" svg:height="0.351cm" svg:x="5.875cm" svg:y="7.42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67cm" svg:height="0.027cm" svg:x="6.257cm" svg:y="7.3cm" svg:viewBox="0 0 368 28" svg:d="M347 28c7 0 21 0 21-14s-12-14-21-14h-326c-9 0-21 0-21 14s12 14 21 14z">
            <text:p/>
          </draw:path>
          <draw:path draw:style-name="gr3" draw:text-style-name="P9" draw:layer="layout" svg:width="0.24cm" svg:height="0.37cm" svg:x="6.717cm" svg:y="7.089cm" svg:viewBox="0 0 241 371" svg:d="M49 58c28 7 46 7 55 7 70 0 114-49 114-58 0-5-5-7-7-7s-2 0-5 2c-12 5-41 16-81 16-16 0-44-2-81-14-5-4-5-4-7-4-7 0-7 5-7 14v160c0 11 0 16 9 16 5 0 5 0 10-7 25-30 58-33 78-33 31 0 47 24 49 29 11 18 12 39 12 71 0 16 0 47-16 72-14 19-36 32-63 32-35 0-72-20-86-55 21 2 32-12 32-26 0-23-20-28-27-28-2 0-28 0-28 29 0 50 44 97 111 97 69 0 130-51 130-119 0-62-47-118-114-118-25 0-53 5-78 26z">
            <text:p/>
          </draw:path>
          <draw:path draw:style-name="gr3" draw:text-style-name="P9" draw:layer="layout" svg:width="0.291cm" svg:height="0.245cm" svg:x="7.016cm" svg:y="7.21cm" svg:viewBox="0 0 292 246" svg:d="M109 183c-5 18-23 47-51 47-2 0-18 0-30-7 23-7 25-26 25-29 0-13-9-22-21-22-16 0-32 14-32 34 0 28 30 40 58 40 25 0 46-16 60-38 14 28 44 38 65 38 63 0 95-68 95-84 0-7-7-7-7-7-9 0-9 3-11 10-12 37-44 65-75 65-21 0-34-14-34-35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3" draw:text-style-name="P9" draw:layer="layout" svg:width="0.472cm" svg:height="0.032cm" svg:x="7.616cm" svg:y="7.559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6cm" svg:x="8.364cm" svg:y="7.252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298cm" svg:height="0.351cm" svg:x="8.748cm" svg:y="7.42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67cm" svg:height="0.027cm" svg:x="9.13cm" svg:y="7.3cm" svg:viewBox="0 0 368 28" svg:d="M347 28c7 0 21 0 21-14s-12-14-21-14h-326c-9 0-21 0-21 14s12 14 21 14z">
            <text:p/>
          </draw:path>
          <draw:path draw:style-name="gr3" draw:text-style-name="P9" draw:layer="layout" svg:width="0.24cm" svg:height="0.37cm" svg:x="9.589cm" svg:y="7.089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ath draw:style-name="gr3" draw:text-style-name="P9" draw:layer="layout" svg:width="0.291cm" svg:height="0.245cm" svg:x="9.89cm" svg:y="7.21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369cm" svg:height="0.546cm" svg:x="10.393cm" svg:y="6.70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58cm" svg:height="0.5cm" svg:x="10.787cm" svg:y="6.902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46cm" svg:height="0.032cm" svg:x="10.346cm" svg:y="7.559cm" svg:viewBox="0 0 847 33" draw:points="422,33 0,33 0,0 847,0 847,33">
            <text:p/>
          </draw:polygon>
          <draw:path draw:style-name="gr3" draw:text-style-name="P9" draw:layer="layout" svg:width="0.369cm" svg:height="0.546cm" svg:x="10.376cm" svg:y="7.76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10.77cm" svg:y="7.9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11.518cm" svg:y="7.559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32cm" svg:x="12.266cm" svg:y="7.252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9" draw:layer="layout" svg:width="0.369cm" svg:height="0.546cm" svg:x="12.755cm" svg:y="6.70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9" draw:layer="layout" svg:width="0.358cm" svg:height="0.5cm" svg:x="13.149cm" svg:y="6.902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0.846cm" svg:height="0.032cm" svg:x="12.707cm" svg:y="7.559cm" svg:viewBox="0 0 847 33" draw:points="422,33 0,33 0,0 847,0 847,33">
            <text:p/>
          </draw:polygon>
          <draw:path draw:style-name="gr3" draw:text-style-name="P9" draw:layer="layout" svg:width="0.369cm" svg:height="0.546cm" svg:x="12.737cm" svg:y="7.76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9" draw:layer="layout" svg:width="0.386cm" svg:height="0.351cm" svg:x="13.132cm" svg:y="7.9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083cm" svg:height="0.083cm" svg:x="13.711cm" svg:y="7.685cm" svg:viewBox="0 0 84 84" svg:d="M84 42c0-23-19-42-42-42s-42 19-42 42 19 42 42 42 42-19 42-42z">
            <text:p/>
          </draw:path>
          <draw:path draw:style-name="gr3" draw:text-style-name="P9" draw:layer="layout" svg:width="0.298cm" svg:height="0.351cm" svg:x="13.894cm" svg:y="7.427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367cm" svg:height="0.027cm" svg:x="14.277cm" svg:y="7.3cm" svg:viewBox="0 0 368 28" svg:d="M347 28c7 0 21 0 21-14s-12-14-21-14h-326c-9 0-21 0-21 14s12 14 21 14z">
            <text:p/>
          </draw:path>
          <draw:path draw:style-name="gr3" draw:text-style-name="P9" draw:layer="layout" svg:width="0.24cm" svg:height="0.37cm" svg:x="14.737cm" svg:y="7.089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ath draw:style-name="gr3" draw:text-style-name="P9" draw:layer="layout" svg:width="0.291cm" svg:height="0.245cm" svg:x="15.036cm" svg:y="7.21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515cm" svg:height="0.516cm" svg:x="15.615cm" svg:y="7.3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8cm" svg:height="0.351cm" svg:x="16.38cm" svg:y="7.42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67cm" svg:height="0.027cm" svg:x="16.762cm" svg:y="7.3cm" svg:viewBox="0 0 368 28" svg:d="M347 28c7 0 21 0 21-14s-12-14-21-14h-326c-9 0-21 0-21 14s12 14 21 14z">
            <text:p/>
          </draw:path>
          <draw:path draw:style-name="gr3" draw:text-style-name="P9" draw:layer="layout" svg:width="0.24cm" svg:height="0.37cm" svg:x="17.222cm" svg:y="7.089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ath draw:style-name="gr3" draw:text-style-name="P9" draw:layer="layout" svg:width="0.291cm" svg:height="0.245cm" svg:x="17.521cm" svg:y="7.21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369cm" svg:height="0.546cm" svg:x="18.026cm" svg:y="6.70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24cm" svg:height="0.36cm" svg:x="18.432cm" svg:y="6.60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18.767cm" svg:y="6.902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1.192cm" svg:height="0.032cm" svg:x="17.978cm" svg:y="7.559cm" svg:viewBox="0 0 1193 33" draw:points="597,33 0,33 0,0 1193,0 1193,33">
            <text:p/>
          </draw:polygon>
          <draw:path draw:style-name="gr3" draw:text-style-name="P9" draw:layer="layout" svg:width="0.369cm" svg:height="0.546cm" svg:x="18.008cm" svg:y="7.76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18.403cm" svg:y="7.9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18.857cm" svg:y="7.71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19.52cm" svg:y="7.4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0.323cm" svg:y="7.252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draw:g>
          <svg:title>TexMaths</svg:title>
          <svg:desc>22§display§\text {Multiplying throughout by  }\ e^{5x} \text { we get,}§svg§600§FALSE§</svg:desc>
          <draw:polygon draw:style-name="gr2" draw:text-style-name="P8" draw:layer="layout" svg:width="13.146cm" svg:height="0.76cm" svg:x="4.601cm" svg:y="8.846cm" svg:viewBox="0 0 13147 761" draw:points="6573,761 0,761 0,0 13147,0 13147,761">
            <text:p/>
          </draw:polygon>
          <draw:path draw:style-name="gr3" draw:text-style-name="P9" draw:layer="layout" svg:width="0.652cm" svg:height="0.528cm" svg:x="4.59cm" svg:y="8.958cm" svg:viewBox="0 0 653 529" svg:d="M158 18c-7-18-8-18-28-18h-130v25h19c58 0 60 8 60 35v388c0 21 0 56-79 56v25c26 0 65-2 92-2 24 0 63 2 89 2v-25c-79 0-79-35-79-56v-418l187 481c5 11 8 18 15 18 9 0 11-5 15-14l190-490h1v444c0 28-1 35-61 35h-20v25c30-2 83-2 113-2s83 0 111 2v-25h-19c-60 0-60-7-60-35v-409c0-27 0-35 60-35h19v-25h-132c-19 0-19 0-25 14l-170 438z">
            <text:p/>
          </draw:path>
          <draw:path draw:style-name="gr3" draw:text-style-name="P9" draw:layer="layout" svg:width="0.39cm" svg:height="0.35cm" svg:x="5.296cm" svg:y="9.143cm" svg:viewBox="0 0 391 351" svg:d="M278 281v70l113-8v-25c-55 0-60-5-60-42v-276l-115 9v24c55 0 60 6 60 43v138c0 67-37 120-93 120-65 0-69-35-69-76v-258l-114 9v24c60 0 60 2 60 71v116c0 61 0 131 120 131 42 0 77-21 98-70z">
            <text:p/>
          </draw:path>
          <draw:path draw:style-name="gr3" draw:text-style-name="P9" draw:layer="layout" svg:width="0.173cm" svg:height="0.537cm" svg:x="5.725cm" svg:y="8.949cm" svg:viewBox="0 0 174 538" svg:d="M113 0l-113 9v24c55 0 62 6 62 43v402c0 35-9 35-62 35v25c26-2 67-2 86-2 20 0 58 0 88 2v-25c-53 0-61 0-61-35z">
            <text:p/>
          </draw:path>
          <draw:path draw:style-name="gr3" draw:text-style-name="P9" draw:layer="layout" svg:width="0.244cm" svg:height="0.484cm" svg:x="5.929cm" svg:y="9.009cm" svg:viewBox="0 0 245 485" svg:d="M120 167h111v-25h-111v-142h-20c0 63-24 146-100 149v18h67v213c0 96 72 105 100 105 55 0 78-54 78-105v-44h-21v44c0 56-23 86-52 86-52 0-52-71-52-85z">
            <text:p/>
          </draw:path>
          <draw:path draw:style-name="gr3" draw:text-style-name="P9" draw:layer="layout" svg:width="0.166cm" svg:height="0.517cm" svg:x="6.241cm" svg:y="8.969cm" svg:viewBox="0 0 167 518" svg:d="M113 176l-109 9v24c51 0 58 4 58 42v208c0 35-9 35-62 35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83cm" svg:height="0.491cm" svg:x="6.452cm" svg:y="9.143cm" svg:viewBox="0 0 384 492" svg:d="M113 51v-51l-113 9v24c55 0 60 4 60 39v362c0 35-7 35-60 35v23c26 0 67-2 86-2 21 0 62 2 88 2v-23c-51 0-60 0-60-35v-130-7c4 12 37 54 95 54 94 0 175-75 175-175 0-99-76-176-164-176-60 0-93 33-107 51zM114 255v-174c23-39 60-62 101-62 56 0 104 69 104 157 0 93-55 158-113 158-30 0-60-16-81-48-11-15-11-17-11-31z">
            <text:p/>
          </draw:path>
          <draw:path draw:style-name="gr3" draw:text-style-name="P9" draw:layer="layout" svg:width="0.173cm" svg:height="0.537cm" svg:x="6.885cm" svg:y="8.949cm" svg:viewBox="0 0 174 538" svg:d="M113 0l-113 9v24c55 0 62 6 62 43v402c0 35-9 35-62 35v25c26-2 67-2 86-2 20 0 58 0 88 2v-25c-53 0-61 0-61-35z">
            <text:p/>
          </draw:path>
          <draw:path draw:style-name="gr3" draw:text-style-name="P9" draw:layer="layout" svg:width="0.379cm" svg:height="0.491cm" svg:x="7.089cm" svg:y="9.151cm" svg:viewBox="0 0 380 492" svg:d="M308 74c19-49 60-49 72-49v-25c-17 2-40 2-58 2-14 0-51-2-69-2v25c25 0 37 14 37 33 0 7 0 9-5 18l-77 191-87-209c-3-7-5-11-5-14 0-19 30-19 44-19v-25c-21 0-72 2-84 2-21 0-53 0-76-2v25c37 0 53 0 63 26l117 283c-4 10-15 35-20 46-17 42-39 96-88 96-5 0-23 0-37-14 25-3 30-21 30-33 0-20-14-32-32-32-15 0-33 9-33 34 0 35 33 61 72 61 48 0 81-44 99-88z">
            <text:p/>
          </draw:path>
          <draw:path draw:style-name="gr3" draw:text-style-name="P9" draw:layer="layout" svg:width="0.166cm" svg:height="0.517cm" svg:x="7.508cm" svg:y="8.969cm" svg:viewBox="0 0 167 518" svg:d="M113 176l-109 9v24c51 0 58 4 58 42v208c0 35-9 35-62 35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7.723cm" svg:y="9.143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9" draw:layer="layout" svg:width="0.355cm" svg:height="0.51cm" svg:x="8.149cm" svg:y="9.136cm" svg:viewBox="0 0 356 511" svg:d="M151 218c-68 0-68-77-68-95 0-21 1-46 12-65 7-11 25-32 56-32 67 0 67 78 67 95 0 21 0 46-12 65-7 11-25 32-55 32zM60 248c0-4 0-21 14-37 30 23 62 24 77 24 73 0 125-52 125-112 0-30-12-58-31-76 28-26 56-29 70-29 2 0 5 0 7 0-9 3-12 12-12 21 0 14 10 23 23 23 7 0 23-6 23-23 0-14-11-39-41-39-16 0-49 5-83 37-31-26-65-28-81-28-72 0-126 53-126 112 0 35 17 64 37 81-11 11-25 37-25 63 0 25 11 55 35 69-47 14-72 47-72 79 0 54 77 98 172 98 92 0 173-40 173-100 0-28-12-67-51-89-42-21-86-21-134-21-19 0-53 0-58 0-25-4-42-29-42-53zM172 492c-79 0-132-39-132-79 0-37 30-65 64-67h46c66 0 154 0 154 67 0 40-56 79-132 79z">
            <text:p/>
          </draw:path>
          <draw:path draw:style-name="gr3" draw:text-style-name="P9" draw:layer="layout" svg:width="0.242cm" svg:height="0.484cm" svg:x="8.786cm" svg:y="9.009cm" svg:viewBox="0 0 243 485" svg:d="M120 167h111v-25h-111v-142h-20c0 63-24 146-100 149v18h67v213c0 96 72 105 100 105 55 0 76-54 76-105v-44h-19v44c0 56-23 86-52 86-52 0-52-71-52-85z">
            <text:p/>
          </draw:path>
          <draw:path draw:style-name="gr3" draw:text-style-name="P9" draw:layer="layout" svg:width="0.39cm" svg:height="0.537cm" svg:x="9.097cm" svg:y="8.949cm" svg:viewBox="0 0 391 538" svg:d="M60 478c0 35-7 35-60 35v25c26-2 67-2 88-2 19 0 60 0 86 2v-25c-51 0-60 0-60-35v-142c0-81 55-123 104-123 50 0 58 42 58 86v179c0 35-8 35-60 35v25c27-2 67-2 88-2 20 0 60 0 87 2v-25c-41 0-60 0-60-23v-147c0-67 0-92-25-120-10-12-37-28-81-28-67 0-100 48-112 76v-271l-113 9v24c55 0 60 6 60 43z">
            <text:p/>
          </draw:path>
          <draw:path draw:style-name="gr3" draw:text-style-name="P9" draw:layer="layout" svg:width="0.261cm" svg:height="0.342cm" svg:x="9.523cm" svg:y="9.143cm" svg:viewBox="0 0 262 343" svg:d="M107 86v-86l-107 9v24c55 0 60 6 60 43v209c0 33-7 33-60 33v25c30 0 67-2 88-2 32 0 69 0 100 2v-25h-17c-57 0-58-7-58-35v-120c0-77 31-145 91-145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9.826cm" svg:y="9.139cm" svg:viewBox="0 0 345 357" svg:d="M345 181c0-98-79-181-173-181-96 0-172 84-172 181 0 100 81 176 172 176 94 0 173-78 173-176zM172 337c-33 0-66-17-88-52-19-34-19-81-19-109 0-30 0-72 18-107 21-36 58-51 89-51 34 0 67 15 87 49 21 33 21 79 21 109 0 28 0 70-18 103-16 36-51 58-90 58z">
            <text:p/>
          </draw:path>
          <draw:path draw:style-name="gr3" draw:text-style-name="P9" draw:layer="layout" svg:width="0.39cm" svg:height="0.35cm" svg:x="10.217cm" svg:y="9.143cm" svg:viewBox="0 0 391 351" svg:d="M278 281v70l113-8v-25c-55 0-60-5-60-42v-276l-115 9v24c55 0 60 6 60 43v138c0 67-37 120-93 120-65 0-69-35-69-76v-258l-114 9v24c60 0 60 2 60 71v116c0 61 0 131 118 131 44 0 79-21 100-70z">
            <text:p/>
          </draw:path>
          <draw:path draw:style-name="gr3" draw:text-style-name="P9" draw:layer="layout" svg:width="0.355cm" svg:height="0.51cm" svg:x="10.642cm" svg:y="9.136cm" svg:viewBox="0 0 356 511" svg:d="M151 218c-68 0-68-77-68-95 0-21 1-46 12-65 7-11 25-32 56-32 67 0 67 78 67 95 0 21 0 46-12 65-7 11-25 32-55 32zM60 248c0-4 0-21 14-37 30 23 62 24 77 24 73 0 125-52 125-112 0-30-12-58-31-76 28-26 56-29 70-29 2 0 5 0 7 0-9 3-12 12-12 21 0 14 10 23 23 23 7 0 23-6 23-23 0-14-11-39-41-39-16 0-49 5-83 37-31-26-65-28-81-28-72 0-126 53-126 112 0 35 17 64 37 81-11 11-25 37-25 63 0 25 11 55 35 69-47 14-72 47-72 79 0 54 77 98 172 98 92 0 173-40 173-100 0-28-12-67-51-89-42-21-86-21-134-21-19 0-53 0-58 0-25-4-42-29-42-53zM172 492c-79 0-132-39-132-79 0-37 30-65 64-67h46c66 0 154 0 154 67 0 40-56 79-132 79z">
            <text:p/>
          </draw:path>
          <draw:path draw:style-name="gr3" draw:text-style-name="P9" draw:layer="layout" svg:width="0.39cm" svg:height="0.537cm" svg:x="11.031cm" svg:y="8.949cm" svg:viewBox="0 0 391 538" svg:d="M60 478c0 35-7 35-60 35v25c26-2 67-2 88-2 19 0 60 0 86 2v-25c-51 0-60 0-60-35v-142c0-81 55-123 104-123 50 0 58 42 58 86v179c0 35-8 35-60 35v25c27-2 67-2 88-2 20 0 60 0 87 2v-25c-41 0-60 0-60-23v-147c0-67 0-92-25-120-10-12-37-28-81-28-67 0-100 48-112 76v-271l-113 9v24c55 0 60 6 60 43z">
            <text:p/>
          </draw:path>
          <draw:path draw:style-name="gr3" draw:text-style-name="P9" draw:layer="layout" svg:width="0.344cm" svg:height="0.356cm" svg:x="11.459cm" svg:y="9.139cm" svg:viewBox="0 0 345 357" svg:d="M345 181c0-98-79-181-173-181-96 0-172 84-172 181 0 100 81 176 172 176 94 0 173-78 173-176zM172 337c-33 0-66-17-88-52-19-34-19-81-19-109 0-30 0-72 18-107 21-36 58-51 89-51 34 0 67 15 88 49 20 33 20 79 20 109 0 28 0 70-18 103-16 36-51 58-90 58z">
            <text:p/>
          </draw:path>
          <draw:path draw:style-name="gr3" draw:text-style-name="P9" draw:layer="layout" svg:width="0.39cm" svg:height="0.35cm" svg:x="11.848cm" svg:y="9.143cm" svg:viewBox="0 0 391 351" svg:d="M278 281v70l113-8v-25c-55 0-60-5-60-42v-276l-115 9v24c55 0 60 6 60 43v138c0 67-37 120-93 120-65 0-69-35-69-76v-258l-114 9v24c60 0 60 2 60 71v116c0 61 0 131 120 131 42 0 77-21 98-70z">
            <text:p/>
          </draw:path>
          <draw:path draw:style-name="gr3" draw:text-style-name="P9" draw:layer="layout" svg:width="0.242cm" svg:height="0.484cm" svg:x="12.267cm" svg:y="9.009cm" svg:viewBox="0 0 243 485" svg:d="M120 167h111v-25h-111v-142h-20c0 63-24 146-100 149v18h67v213c0 96 72 105 100 105 55 0 76-54 76-105v-44h-19v44c0 56-23 86-52 86-52 0-52-71-52-85z">
            <text:p/>
          </draw:path>
          <draw:path draw:style-name="gr3" draw:text-style-name="P9" draw:layer="layout" svg:width="0.383cm" svg:height="0.546cm" svg:x="12.834cm" svg:y="8.949cm" svg:viewBox="0 0 384 547" svg:d="M113 246v-246l-113 9v24c55 0 60 6 60 43v462h19c2-2 7-13 28-48 13 18 46 57 102 57 94 0 175-76 175-176 0-99-78-176-166-176-60 0-93 37-105 51zM114 450v-160c0-16 0-16 9-28 30-44 72-49 92-49 35 0 63 19 81 49 21 31 23 75 23 107 0 30-2 76-25 111-16 23-46 49-88 49-34 0-62-19-81-47-11-16-11-18-11-32z">
            <text:p/>
          </draw:path>
          <draw:path draw:style-name="gr3" draw:text-style-name="P9" draw:layer="layout" svg:width="0.379cm" svg:height="0.491cm" svg:x="13.235cm" svg:y="9.151cm" svg:viewBox="0 0 380 492" svg:d="M308 74c19-49 60-49 72-49v-25c-17 2-40 2-58 2-14 0-51-2-69-2v25c25 0 37 14 37 33 0 7 0 9-5 18l-77 191-87-209c-3-7-5-11-5-14 0-19 30-19 44-19v-25c-21 0-72 2-84 2-21 0-53 0-76-2v25c37 0 53 0 63 26l117 283c-4 10-15 35-20 46-17 42-39 96-88 96-5 0-23 0-37-14 25-3 30-21 30-33 0-20-14-32-32-32-15 0-33 9-33 34 0 35 33 61 72 61 48 0 81-44 99-88z">
            <text:p/>
          </draw:path>
          <draw:path draw:style-name="gr3" draw:text-style-name="P9" draw:layer="layout" svg:width="0.298cm" svg:height="0.35cm" svg:x="14.178cm" svg:y="9.143cm" svg:viewBox="0 0 299 351" svg:d="M109 163c23 0 81-1 120-17 54-23 58-69 58-79 0-35-30-67-83-67-86 0-204 76-204 211 0 79 46 140 121 140 113 0 178-82 178-91 0-5-5-10-10-10-4 0-6 1-9 8-62 76-146 76-157 76-60 0-67-65-67-90 0-9 0-33 13-81zM74 146c30-118 109-128 130-128 37 0 56 22 56 49 0 79-123 79-154 79z">
            <text:p/>
          </draw:path>
          <draw:path draw:style-name="gr3" draw:text-style-name="P9" draw:layer="layout" svg:width="0.24cm" svg:height="0.37cm" svg:x="14.537cm" svg:y="8.807cm" svg:viewBox="0 0 241 371" svg:d="M49 58c28 7 46 7 55 7 70 0 114-49 114-58 0-5-5-7-7-7s-2 0-5 2c-12 5-41 16-81 16-16 0-44-2-81-14-5-4-5-4-7-4-7 0-7 5-7 14v160c0 11 0 16 9 16 5 0 5 0 10-7 25-30 58-34 78-34 31 0 45 25 49 30 11 18 12 39 12 71 0 15 0 47-16 72-14 19-36 31-63 31-35 0-72-19-86-54 21 2 32-13 32-27 0-22-20-28-29-28 0 0-26 0-26 30 0 49 44 97 111 97 69 0 130-51 130-120 0-61-47-117-114-117-25 0-53 5-78 26z">
            <text:p/>
          </draw:path>
          <draw:path draw:style-name="gr3" draw:text-style-name="P9" draw:layer="layout" svg:width="0.291cm" svg:height="0.245cm" svg:x="14.836cm" svg:y="8.928cm" svg:viewBox="0 0 292 246" svg:d="M109 183c-5 17-23 47-51 47-2 0-18 0-30-7 23-7 25-26 25-30 0-12-9-21-21-21-16 0-32 14-32 34 0 28 30 40 56 40 27 0 48-16 62-39 14 28 44 39 65 39 63 0 95-69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531cm" svg:height="0.342cm" svg:x="15.472cm" svg:y="9.151cm" svg:viewBox="0 0 532 343" svg:d="M466 74c14-39 37-49 66-49v-25c-18 2-41 2-57 2-23 0-58-2-72-2v25c28 0 44 14 44 37 0 5 0 5-3 15l-71 199-77-216c-2-9-4-11-4-14 0-21 30-21 46-21v-25c-23 0-62 2-81 2-23 0-46 0-69-2v25c28 0 41 1 50 10 3 5 12 28 17 44l-67 186-74-205c-3-11-3-13-3-14 0-21 30-21 46-21v-25c-23 0-67 2-85 2-3 0-44 0-72-2v25c39 0 48 1 58 26l97 274c3 12 7 18 16 18 10 0 12-4 16-16l79-220 79 222c2 8 5 14 14 14 11 0 14-7 16-14z">
            <text:p/>
          </draw:path>
          <draw:path draw:style-name="gr3" draw:text-style-name="P9" draw:layer="layout" svg:width="0.3cm" svg:height="0.356cm" svg:x="16.017cm" svg:y="9.139cm" svg:viewBox="0 0 301 357" svg:d="M65 153c5-116 71-135 97-135 79 0 88 103 88 135zM65 169h217c17 0 19 0 19-16 0-77-42-153-139-153-90 0-162 79-162 177 0 104 81 180 171 180 95 0 130-86 130-102 0-7-7-9-11-9-7 0-8 5-8 11-29 80-99 80-106 80-39 0-70-24-88-52-23-37-23-88-23-116z">
            <text:p/>
          </draw:path>
          <draw:path draw:style-name="gr3" draw:text-style-name="P9" draw:layer="layout" svg:width="0.355cm" svg:height="0.51cm" svg:x="16.617cm" svg:y="9.136cm" svg:viewBox="0 0 356 511" svg:d="M151 218c-68 0-68-77-68-95 0-21 1-46 12-65 7-11 25-32 56-32 67 0 67 78 67 95 0 21 0 46-12 65-7 11-25 32-55 32zM60 248c0-4 0-21 14-37 30 23 62 24 77 24 73 0 125-52 125-112 0-30-12-58-31-76 28-26 56-29 70-29 2 0 5 0 7 0-9 3-12 12-12 21 0 14 10 23 23 23 7 0 23-6 23-23 0-14-11-39-41-39-16 0-49 5-83 37-31-26-65-28-81-28-72 0-126 53-126 112 0 35 17 64 37 81-11 11-25 37-25 63 0 25 11 55 35 69-47 14-72 47-72 79 0 54 77 98 172 98 92 0 173-40 173-100 0-28-12-67-51-89-42-21-86-21-134-21-19 0-53 0-58 0-25-4-42-29-42-53zM172 492c-79 0-132-39-132-79 0-37 30-65 64-67h46c66 0 154 0 154 67 0 40-56 79-132 79z">
            <text:p/>
          </draw:path>
          <draw:path draw:style-name="gr3" draw:text-style-name="P9" draw:layer="layout" svg:width="0.3cm" svg:height="0.356cm" svg:x="17.005cm" svg:y="9.139cm" svg:viewBox="0 0 301 357" svg:d="M65 153c5-116 71-135 97-135 79 0 88 103 88 135zM65 169h217c17 0 19 0 19-16 0-77-42-153-139-153-90 0-162 79-162 177 0 104 81 180 171 180 95 0 130-86 130-102 0-7-7-9-11-9-7 0-8 5-8 11-29 80-99 80-106 80-39 0-70-24-88-52-23-37-23-88-23-116z">
            <text:p/>
          </draw:path>
          <draw:path draw:style-name="gr3" draw:text-style-name="P9" draw:layer="layout" svg:width="0.242cm" svg:height="0.484cm" svg:x="17.341cm" svg:y="9.009cm" svg:viewBox="0 0 243 485" svg:d="M120 167h111v-25h-111v-142h-20c0 63-24 146-100 149v18h67v213c0 96 72 105 100 105 55 0 76-54 76-105v-44h-19v44c0 56-23 86-52 86-52 0-52-71-52-85z">
            <text:p/>
          </draw:path>
          <draw:path draw:style-name="gr3" draw:text-style-name="P9" draw:layer="layout" svg:width="0.091cm" svg:height="0.231cm" svg:x="17.694cm" svg:y="9.403cm" svg:viewBox="0 0 92 232" svg:d="M92 81c0-49-18-81-50-81-28 0-42 21-42 40 0 22 14 43 42 43 13 0 21-6 30-11l2-2c0 0 2 0 2 11 0 51-23 98-58 135-4 4-6 5-6 7 0 7 4 9 9 9 9 0 71-62 71-151z">
            <text:p/>
          </draw:path>
        </draw:g>
        <draw:g>
          <svg:title>TexMaths</svg:title>
          <svg:desc>22§display§10 y - 2 \frac{dy}{dx} - 5 \frac{dy}{dx} + \frac{d^2y}{dx^2} = 0  §svg§600§FALSE§</svg:desc>
          <draw:polygon draw:style-name="gr2" draw:text-style-name="P8" draw:layer="layout" svg:width="9.534cm" svg:height="1.625cm" svg:x="4.698cm" svg:y="9.946cm" svg:viewBox="0 0 9535 1626" draw:points="4768,1626 0,1626 0,0 9535,0 9535,1626">
            <text:p/>
          </draw:polygon>
          <draw:path draw:style-name="gr3" draw:text-style-name="P9" draw:layer="layout" svg:width="0.256cm" svg:height="0.516cm" svg:x="4.728cm" svg:y="10.55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326cm" svg:height="0.532cm" svg:x="5.076cm" svg:y="10.55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3" draw:text-style-name="P9" draw:layer="layout" svg:width="0.358cm" svg:height="0.5cm" svg:x="5.455cm" svg:y="10.729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472cm" svg:height="0.032cm" svg:x="6.076cm" svg:y="10.861cm" svg:viewBox="0 0 473 33" svg:d="M447 33c14 0 26 0 26-17 0-16-12-16-26-16h-421c-12 0-26 0-26 16 0 17 14 17 26 17z">
            <text:p/>
          </draw:path>
          <draw:path draw:style-name="gr3" draw:text-style-name="P9" draw:layer="layout" svg:width="0.309cm" svg:height="0.516cm" svg:x="6.822cm" svg:y="10.554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369cm" svg:height="0.546cm" svg:x="7.311cm" svg:y="10.01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56cm" svg:height="0.5cm" svg:x="7.706cm" svg:y="10.204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46cm" svg:height="0.032cm" svg:x="7.264cm" svg:y="10.861cm" svg:viewBox="0 0 847 33" draw:points="422,33 0,33 0,0 847,0 847,33">
            <text:p/>
          </draw:polygon>
          <draw:path draw:style-name="gr3" draw:text-style-name="P9" draw:layer="layout" svg:width="0.369cm" svg:height="0.546cm" svg:x="7.294cm" svg:y="11.06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86cm" svg:height="0.351cm" svg:x="7.688cm" svg:y="11.2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472cm" svg:height="0.032cm" svg:x="8.436cm" svg:y="10.861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32cm" svg:x="9.184cm" svg:y="10.554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9" draw:layer="layout" svg:width="0.369cm" svg:height="0.546cm" svg:x="9.673cm" svg:y="10.01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58cm" svg:height="0.5cm" svg:x="10.068cm" svg:y="10.204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46cm" svg:height="0.032cm" svg:x="9.626cm" svg:y="10.861cm" svg:viewBox="0 0 847 33" draw:points="422,33 0,33 0,0 847,0 847,33">
            <text:p/>
          </draw:polygon>
          <draw:path draw:style-name="gr3" draw:text-style-name="P9" draw:layer="layout" svg:width="0.369cm" svg:height="0.546cm" svg:x="9.656cm" svg:y="11.06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10.05cm" svg:y="11.2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6cm" svg:x="10.777cm" svg:y="10.6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69cm" svg:height="0.546cm" svg:x="11.648cm" svg:y="10.01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24cm" svg:height="0.36cm" svg:x="12.054cm" svg:y="9.90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12.389cm" svg:y="10.204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1.192cm" svg:height="0.032cm" svg:x="11.6cm" svg:y="10.861cm" svg:viewBox="0 0 1193 33" draw:points="597,33 0,33 0,0 1193,0 1193,33">
            <text:p/>
          </draw:polygon>
          <draw:path draw:style-name="gr3" draw:text-style-name="P9" draw:layer="layout" svg:width="0.369cm" svg:height="0.546cm" svg:x="11.63cm" svg:y="11.06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86cm" svg:height="0.351cm" svg:x="12.025cm" svg:y="11.2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12.479cm" svg:y="11.01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13.142cm" svg:y="10.7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3.945cm" svg:y="10.55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</draw:g>
        <draw:g>
          <svg:title>TexMaths</svg:title>
          <svg:desc>22§display§\frac{d^2y}{dx^2} - 7 \frac{dy}{dx} + 10 y = 0  §svg§600§FALSE§</svg:desc>
          <draw:polygon draw:style-name="gr2" draw:text-style-name="P8" draw:layer="layout" svg:width="7.081cm" svg:height="1.625cm" svg:x="4.738cm" svg:y="12.148cm" svg:viewBox="0 0 7082 1626" draw:points="3541,1626 0,1626 0,0 7082,0 7082,1626">
            <text:p/>
          </draw:polygon>
          <draw:path draw:style-name="gr3" draw:text-style-name="P9" draw:layer="layout" svg:width="0.369cm" svg:height="0.546cm" svg:x="4.748cm" svg:y="12.213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24cm" svg:height="0.36cm" svg:x="5.153cm" svg:y="12.10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5.487cm" svg:y="12.406cm" svg:viewBox="0 0 359 501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4.699cm" svg:y="13.063cm" svg:viewBox="0 0 1193 33" draw:points="597,33 0,33 0,0 1193,0 1193,33">
            <text:p/>
          </draw:polygon>
          <draw:path draw:style-name="gr3" draw:text-style-name="P9" draw:layer="layout" svg:width="0.369cm" svg:height="0.546cm" svg:x="4.731cm" svg:y="13.265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5.123cm" svg:y="13.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24cm" svg:height="0.36cm" svg:x="5.577cm" svg:y="13.21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6.219cm" svg:y="13.063cm" svg:viewBox="0 0 473 33" svg:d="M447 33c14 0 26 0 26-17 0-16-12-16-26-16h-421c-12 0-26 0-26 16 0 17 14 17 26 17z">
            <text:p/>
          </draw:path>
          <draw:path draw:style-name="gr3" draw:text-style-name="P9" draw:layer="layout" svg:width="0.332cm" svg:height="0.541cm" svg:x="6.971cm" svg:y="12.749cm" svg:viewBox="0 0 333 542" svg:d="M327 53c6-11 6-13 6-28h-189c-95 0-96-11-98-25h-20l-26 160h19c2-12 9-61 20-70 5-6 67-6 75-6h162c-9 13-70 97-88 124-68 103-95 211-95 290 0 9 0 44 35 44 37 0 37-35 37-44v-39c0-42 2-86 9-126 2-18 13-85 48-134z">
            <text:p/>
          </draw:path>
          <draw:path draw:style-name="gr3" draw:text-style-name="P9" draw:layer="layout" svg:width="0.369cm" svg:height="0.546cm" svg:x="7.455cm" svg:y="12.213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58cm" svg:height="0.5cm" svg:x="7.849cm" svg:y="12.406cm" svg:viewBox="0 0 359 501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45cm" svg:height="0.032cm" svg:x="7.407cm" svg:y="13.063cm" svg:viewBox="0 0 846 33" draw:points="422,33 0,33 0,0 846,0 846,33">
            <text:p/>
          </draw:polygon>
          <draw:path draw:style-name="gr3" draw:text-style-name="P9" draw:layer="layout" svg:width="0.369cm" svg:height="0.546cm" svg:x="7.437cm" svg:y="13.265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86cm" svg:height="0.351cm" svg:x="7.832cm" svg:y="13.4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516cm" svg:x="8.56cm" svg:y="12.8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6cm" svg:height="0.516cm" svg:x="9.357cm" svg:y="12.75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326cm" svg:height="0.532cm" svg:x="9.706cm" svg:y="12.756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9" draw:layer="layout" svg:width="0.358cm" svg:height="0.5cm" svg:x="10.084cm" svg:y="12.931cm" svg:viewBox="0 0 359 501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515cm" svg:height="0.182cm" svg:x="10.726cm" svg:y="12.9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1.531cm" svg:y="12.756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>
        <draw:frame presentation:style-name="pr10" draw:text-style-name="P7" draw:layer="layout" svg:width="26.6cm" svg:height="14.2cm" svg:x="0.8cm" svg:y="0.6cm" presentation:class="subtitle" presentation:user-transformed="true">
          <draw:text-box>
            <text:p text:style-name="P6"><text:span text:style-name="T8"><text:tab/></text:span></text:p>
          </draw:text-box>
        </draw:frame>
        <draw:g>
          <svg:title>TexMaths</svg:title>
          <svg:desc>22§display§(v) \ \text {Given equation is } \ \ y = e^{-2x} ( \ A \cos x + B \sin x  \ )§svg§600§FALSE§</svg:desc>
          <draw:polygon draw:style-name="gr2" draw:text-style-name="P8" draw:layer="layout" svg:width="17.426cm" svg:height="0.795cm" svg:x="2.391cm" svg:y="0.645cm" svg:viewBox="0 0 17427 796" draw:points="8714,796 0,796 0,0 17427,0 17427,796">
            <text:p/>
          </draw:polygon>
          <draw:path draw:style-name="gr3" draw:text-style-name="P9" draw:layer="layout" svg:width="0.18cm" svg:height="0.773cm" svg:x="2.428cm" svg:y="0.70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4cm" svg:height="0.351cm" svg:x="2.676cm" svg:y="0.942cm" svg:viewBox="0 0 341 352" svg:d="M341 55c0-43-21-55-35-55-19 0-37 19-37 37 0 11 4 16 13 23 15 16 26 37 26 65 0 32-48 209-139 209-39 0-56-26-56-66 0-44 21-101 44-166 5-12 10-23 10-39 0-35-26-63-65-63-72 0-102 113-102 120s7 7 9 7c9 0 9 0 12-14 23-78 56-95 79-95 7 0 20 0 20 24 0 20-7 41-13 55-35 90-45 125-45 158 0 85 68 97 105 97 130 0 174-257 174-297z">
            <text:p/>
          </draw:path>
          <draw:path draw:style-name="gr3" draw:text-style-name="P9" draw:layer="layout" svg:width="0.18cm" svg:height="0.773cm" svg:x="3.1cm" svg:y="0.70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525cm" svg:height="0.562cm" svg:x="3.656cm" svg:y="0.74cm" svg:viewBox="0 0 526 563" svg:d="M417 498c9 18 41 48 49 48 7 0 7-6 7-18v-136c0-29 4-33 53-33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166cm" svg:height="0.518cm" svg:x="4.246cm" svg:y="0.76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79cm" svg:height="0.342cm" svg:x="4.45cm" svg:y="0.951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9" draw:layer="layout" svg:width="0.3cm" svg:height="0.356cm" svg:x="4.844cm" svg:y="0.93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5.191cm" svg:y="0.94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6cm" svg:x="5.874cm" svg:y="0.93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6.222cm" svg:y="0.942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3 0 95 67 95 109z">
            <text:p/>
          </draw:path>
          <draw:path draw:style-name="gr3" draw:text-style-name="P9" draw:layer="layout" svg:width="0.39cm" svg:height="0.351cm" svg:x="6.629cm" svg:y="0.942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9" draw:layer="layout" svg:width="0.349cm" svg:height="0.356cm" svg:x="7.067cm" svg:y="0.93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242cm" svg:height="0.485cm" svg:x="7.435cm" svg:y="0.80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9" draw:layer="layout" svg:width="0.166cm" svg:height="0.518cm" svg:x="7.747cm" svg:y="0.76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7.958cm" svg:y="0.93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9cm" svg:height="0.342cm" svg:x="8.349cm" svg:y="0.94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166cm" svg:height="0.518cm" svg:x="9.035cm" svg:y="0.76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9.251cm" svg:y="0.93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58cm" svg:height="0.501cm" svg:x="10.325cm" svg:y="0.942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ath draw:style-name="gr3" draw:text-style-name="P9" draw:layer="layout" svg:width="0.515cm" svg:height="0.182cm" svg:x="10.967cm" svg:y="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11.777cm" svg:y="0.94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67cm" svg:height="0.027cm" svg:x="12.159cm" svg:y="0.817cm" svg:viewBox="0 0 368 28" svg:d="M347 28c7 0 21 0 21-14s-12-14-21-14h-326c-9 0-21 0-21 14s12 14 21 14z">
            <text:p/>
          </draw:path>
          <draw:path draw:style-name="gr3" draw:text-style-name="P9" draw:layer="layout" svg:width="0.24cm" svg:height="0.36cm" svg:x="12.618cm" svg:y="0.60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12.919cm" svg:y="0.727cm" svg:viewBox="0 0 292 246" svg:d="M109 183c-5 18-23 48-51 48-2 0-18 0-30-7 23-8 25-27 25-30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18cm" svg:height="0.773cm" svg:x="13.359cm" svg:y="0.70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531cm" svg:height="0.555cm" svg:x="13.868cm" svg:y="0.731cm" svg:viewBox="0 0 532 556" svg:d="M111 466c-30 51-60 64-95 66-9 0-16 0-16 15 0 4 4 9 11 9 21 0 44-3 66-3 25 0 53 3 78 3 3 0 14 0 14-16 0-8-7-8-12-8-18-2-37-9-37-29 0-8 5-17 12-28l58-98h195c2 15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9" draw:layer="layout" svg:width="0.295cm" svg:height="0.356cm" svg:x="14.575cm" svg:y="0.939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4.915cm" svg:y="0.93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5.304cm" svg:y="0.93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86cm" svg:height="0.351cm" svg:x="15.735cm" svg:y="0.9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516cm" svg:x="16.37cm" svg:y="0.83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553cm" svg:height="0.529cm" svg:x="17.133cm" svg:y="0.757cm" svg:viewBox="0 0 554 530" svg:d="M92 470c-8 30-9 35-71 35-14 0-21 0-21 16 0 9 7 9 21 9h276c124 0 215-92 215-167 0-57-46-101-120-110 80-15 162-72 162-146 0-58-51-107-144-107h-260c-16 0-23 0-23 16 0 9 7 9 21 9 2 0 16 0 30 1 14 0 21 2 21 13 0 1-2 5-4 14zM209 246l48-193c7-27 9-28 42-28h101c66 0 84 45 84 79 0 68-67 142-162 142zM174 505c-10 0-12 0-17 0-7 0-11-2-11-7 0-3 0-5 5-19l53-217h146c76 0 90 58 90 92 0 77-69 151-160 151z">
            <text:p/>
          </draw:path>
          <draw:path draw:style-name="gr3" draw:text-style-name="P9" draw:layer="layout" svg:width="0.254cm" svg:height="0.356cm" svg:x="17.879cm" svg:y="0.93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8.185cm" svg:y="0.76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8.398cm" svg:y="0.94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86cm" svg:height="0.351cm" svg:x="18.954cm" svg:y="0.9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18cm" svg:height="0.773cm" svg:x="19.676cm" svg:y="0.70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</draw:g>
        <draw:g>
          <svg:title>TexMaths</svg:title>
          <svg:desc>22§display§.\ .\ . \ \text {(1)} §svg§600§FALSE§</svg:desc>
          <draw:polygon draw:style-name="gr2" draw:text-style-name="P8" draw:layer="layout" svg:width="2.252cm" svg:height="0.696cm" svg:x="23.086cm" svg:y="0.835cm" svg:viewBox="0 0 2253 697" draw:points="1127,697 0,697 0,0 2253,0 2253,697">
            <text:p/>
          </draw:polygon>
          <draw:path draw:style-name="gr3" draw:text-style-name="P9" draw:layer="layout" svg:width="0.083cm" svg:height="0.083cm" svg:x="23.114cm" svg:y="1.29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3.586cm" svg:y="1.29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4.059cm" svg:y="1.29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24.542cm" svg:y="0.796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256cm" svg:height="0.516cm" svg:x="24.834cm" svg:y="0.86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25.197cm" svg:y="0.796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>
          <svg:title>TexMaths</svg:title>
          <svg:desc>22§display§\text {Diff. }w.\ r.\ t. \ x §svg§600§FALSE§</svg:desc>
          <draw:polygon draw:style-name="gr2" draw:text-style-name="P8" draw:layer="layout" svg:width="4.744cm" svg:height="0.477cm" svg:x="4.001cm" svg:y="4.545cm" svg:viewBox="0 0 4745 478" draw:points="2372,478 0,478 0,0 4745,0 4745,478">
            <text:p/>
          </draw:polygon>
          <draw:path draw:style-name="gr3" draw:text-style-name="P9" draw:layer="layout" svg:width="0.52cm" svg:height="0.53cm" svg:x="3.989cm" svg:y="4.524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579cm" svg:y="4.53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788cm" svg:y="4.506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286cm" svg:y="4.97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8cm" svg:y="4.71cm" svg:viewBox="0 0 514 353" svg:d="M336 79c4-16 11-46 11-49 0-14-11-21-21-21-11 0-25 5-30 21-2 5-39 155-44 174-6 23-7 37-7 52 0 8 0 10 1 14-17 42-42 65-72 65-61 0-61-56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418cm" svg:y="4.97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847cm" svg:y="4.71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219cm" svg:y="4.97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643cm" svg:y="4.568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97cm" svg:y="4.97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398cm" svg:y="4.71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y e^{2x}(2) + e^{2x} \frac{dy}{dx}  = A ( - \sin x )  + B \cos x §svg§600§FALSE§</svg:desc>
          <draw:polygon draw:style-name="gr2" draw:text-style-name="P8" draw:layer="layout" svg:width="13.141cm" svg:height="1.522cm" svg:x="3.91cm" svg:y="5.545cm" svg:viewBox="0 0 13142 1523" draw:points="6572,1523 0,1523 0,0 13142,0 13142,1523">
            <text:p/>
          </draw:polygon>
          <draw:path draw:style-name="gr3" draw:text-style-name="P9" draw:layer="layout" svg:width="0.358cm" svg:height="0.501cm" svg:x="3.894cm" svg:y="6.224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98cm" svg:height="0.351cm" svg:x="4.313cm" svg:y="6.224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4cm" svg:height="0.36cm" svg:x="4.672cm" svg:y="5.8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4.973cm" svg:y="6.008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9" draw:layer="layout" svg:width="0.18cm" svg:height="0.774cm" svg:x="5.413cm" svg:y="5.98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09cm" svg:height="0.517cm" svg:x="5.675cm" svg:y="6.05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18cm" svg:height="0.774cm" svg:x="6.068cm" svg:y="5.987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515cm" svg:height="0.517cm" svg:x="6.539cm" svg:y="6.11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98cm" svg:height="0.351cm" svg:x="7.305cm" svg:y="6.224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24cm" svg:height="0.36cm" svg:x="7.662cm" svg:y="5.8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7.963cm" svg:y="6.008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369cm" svg:height="0.546cm" svg:x="8.466cm" svg:y="5.506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8cm" svg:height="0.501cm" svg:x="8.861cm" svg:y="5.701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8.419cm" svg:y="6.356cm" svg:viewBox="0 0 847 33" draw:points="422,33 0,33 0,0 847,0 847,33">
            <text:p/>
          </draw:polygon>
          <draw:path draw:style-name="gr3" draw:text-style-name="P9" draw:layer="layout" svg:width="0.369cm" svg:height="0.546cm" svg:x="8.451cm" svg:y="6.561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8.843cm" svg:y="6.7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9.614cm" svg:y="6.2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531cm" svg:height="0.555cm" svg:x="10.415cm" svg:y="6.013cm" svg:viewBox="0 0 532 556" svg:d="M111 467c-30 51-60 63-95 65-9 0-16 0-16 15 0 4 4 9 11 9 21 0 44-3 66-3 25 0 53 3 78 3 3 0 14 0 14-16 0-8-7-8-12-8-18-2-37-9-37-29 0-8 5-17 12-28l58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9" draw:layer="layout" svg:width="0.18cm" svg:height="0.774cm" svg:x="11.043cm" svg:y="5.98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472cm" svg:height="0.032cm" svg:x="11.332cm" svg:y="6.356cm" svg:viewBox="0 0 473 33" svg:d="M447 33c12 0 26 0 26-17 0-16-14-16-26-16h-421c-12 0-26 0-26 16 0 17 14 17 26 17z">
            <text:p/>
          </draw:path>
          <draw:path draw:style-name="gr3" draw:text-style-name="P9" draw:layer="layout" svg:width="0.254cm" svg:height="0.356cm" svg:x="12.023cm" svg:y="6.21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2.328cm" svg:y="6.048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2.542cm" svg:y="6.22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86cm" svg:height="0.351cm" svg:x="13.099cm" svg:y="6.22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18cm" svg:height="0.774cm" svg:x="13.562cm" svg:y="5.987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515cm" svg:height="0.517cm" svg:x="14.033cm" svg:y="6.11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553cm" svg:height="0.529cm" svg:x="14.795cm" svg:y="6.038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4-19l54-217h146c74 0 90 58 90 92 0 77-69 151-160 151z">
            <text:p/>
          </draw:path>
          <draw:path draw:style-name="gr3" draw:text-style-name="P9" draw:layer="layout" svg:width="0.295cm" svg:height="0.356cm" svg:x="15.543cm" svg:y="6.219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15.883cm" svg:y="6.219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16.274cm" svg:y="6.21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86cm" svg:height="0.351cm" svg:x="16.705cm" svg:y="6.22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\text {Multiplying throughout by  }\ e^{2x} \text { we get,}§svg§600§FALSE§</svg:desc>
          <draw:polygon draw:style-name="gr2" draw:text-style-name="P8" draw:layer="layout" svg:width="13.146cm" svg:height="0.76cm" svg:x="3.801cm" svg:y="1.946cm" svg:viewBox="0 0 13147 761" draw:points="6573,761 0,761 0,0 13147,0 13147,761">
            <text:p/>
          </draw:polygon>
          <draw:path draw:style-name="gr3" draw:text-style-name="P9" draw:layer="layout" svg:width="0.652cm" svg:height="0.528cm" svg:x="3.79cm" svg:y="2.058cm" svg:viewBox="0 0 653 529" svg:d="M158 18c-7-18-8-18-28-18h-130v25h19c58 0 60 8 60 35v388c0 21 0 56-79 56v25c26 0 65-2 92-2 24 0 63 2 89 2v-25c-79 0-79-35-79-56v-418l187 481c5 11 8 18 15 18 9 0 11-5 15-14l190-490h1v444c0 28-1 35-61 35h-20v25c30-2 83-2 113-2s83 0 111 2v-25h-19c-60 0-60-7-60-35v-409c0-27 0-35 60-35h19v-25h-132c-19 0-19 0-25 14l-170 438z">
            <text:p/>
          </draw:path>
          <draw:path draw:style-name="gr3" draw:text-style-name="P9" draw:layer="layout" svg:width="0.39cm" svg:height="0.35cm" svg:x="4.496cm" svg:y="2.243cm" svg:viewBox="0 0 391 351" svg:d="M278 281v70l113-8v-25c-55 0-60-5-60-42v-276l-115 9v24c55 0 60 6 60 43v138c0 67-37 120-93 120-65 0-69-35-69-76v-258l-114 9v24c60 0 60 2 60 71v116c0 61 0 131 120 131 42 0 77-21 98-70z">
            <text:p/>
          </draw:path>
          <draw:path draw:style-name="gr3" draw:text-style-name="P9" draw:layer="layout" svg:width="0.173cm" svg:height="0.537cm" svg:x="4.925cm" svg:y="2.049cm" svg:viewBox="0 0 174 538" svg:d="M113 0l-113 9v24c55 0 62 6 62 43v402c0 35-9 35-62 35v25c26-2 67-2 86-2 20 0 58 0 88 2v-25c-53 0-61 0-61-35z">
            <text:p/>
          </draw:path>
          <draw:path draw:style-name="gr3" draw:text-style-name="P9" draw:layer="layout" svg:width="0.244cm" svg:height="0.484cm" svg:x="5.129cm" svg:y="2.109cm" svg:viewBox="0 0 245 485" svg:d="M120 167h111v-25h-111v-142h-20c0 63-24 146-100 149v18h67v213c0 96 72 105 100 105 55 0 78-54 78-105v-44h-21v44c0 56-23 86-52 86-52 0-52-71-52-85z">
            <text:p/>
          </draw:path>
          <draw:path draw:style-name="gr3" draw:text-style-name="P9" draw:layer="layout" svg:width="0.166cm" svg:height="0.517cm" svg:x="5.441cm" svg:y="2.069cm" svg:viewBox="0 0 167 518" svg:d="M113 176l-109 9v24c51 0 58 4 58 42v208c0 35-9 35-62 35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83cm" svg:height="0.491cm" svg:x="5.652cm" svg:y="2.243cm" svg:viewBox="0 0 384 492" svg:d="M113 51v-51l-113 9v24c55 0 60 4 60 39v362c0 35-7 35-60 35v23c26 0 67-2 86-2 21 0 62 2 88 2v-23c-51 0-60 0-60-35v-130-7c4 12 37 54 95 54 94 0 175-75 175-175 0-99-76-176-164-176-60 0-93 33-107 51zM114 255v-174c23-39 60-62 101-62 56 0 104 69 104 157 0 93-55 158-113 158-30 0-60-16-81-48-11-15-11-17-11-31z">
            <text:p/>
          </draw:path>
          <draw:path draw:style-name="gr3" draw:text-style-name="P9" draw:layer="layout" svg:width="0.173cm" svg:height="0.537cm" svg:x="6.085cm" svg:y="2.049cm" svg:viewBox="0 0 174 538" svg:d="M113 0l-113 9v24c55 0 62 6 62 43v402c0 35-9 35-62 35v25c26-2 67-2 86-2 20 0 58 0 88 2v-25c-53 0-61 0-61-35z">
            <text:p/>
          </draw:path>
          <draw:path draw:style-name="gr3" draw:text-style-name="P9" draw:layer="layout" svg:width="0.379cm" svg:height="0.491cm" svg:x="6.289cm" svg:y="2.251cm" svg:viewBox="0 0 380 492" svg:d="M308 74c19-49 60-49 72-49v-25c-17 2-40 2-58 2-14 0-51-2-69-2v25c25 0 37 14 37 33 0 7 0 9-5 18l-77 191-87-209c-3-7-5-11-5-14 0-19 30-19 44-19v-25c-21 0-72 2-84 2-21 0-53 0-76-2v25c37 0 53 0 63 26l117 283c-4 10-15 35-20 46-17 42-39 96-88 96-5 0-23 0-37-14 25-3 30-21 30-33 0-20-14-32-32-32-15 0-33 9-33 34 0 35 33 61 72 61 48 0 81-44 99-88z">
            <text:p/>
          </draw:path>
          <draw:path draw:style-name="gr3" draw:text-style-name="P9" draw:layer="layout" svg:width="0.166cm" svg:height="0.517cm" svg:x="6.708cm" svg:y="2.069cm" svg:viewBox="0 0 167 518" svg:d="M113 176l-109 9v24c51 0 58 4 58 42v208c0 35-9 35-62 35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6.923cm" svg:y="2.243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9" draw:layer="layout" svg:width="0.355cm" svg:height="0.51cm" svg:x="7.349cm" svg:y="2.236cm" svg:viewBox="0 0 356 511" svg:d="M151 218c-68 0-68-77-68-95 0-21 1-46 12-65 7-11 25-32 56-32 67 0 67 78 67 95 0 21 0 46-12 65-7 11-25 32-55 32zM60 248c0-4 0-21 14-37 30 23 62 24 77 24 73 0 125-52 125-112 0-30-12-58-31-76 28-26 56-29 70-29 2 0 5 0 7 0-9 3-12 12-12 21 0 14 10 23 23 23 7 0 23-6 23-23 0-14-11-39-41-39-16 0-49 5-83 37-31-26-65-28-81-28-72 0-126 53-126 112 0 35 17 64 37 81-11 11-25 37-25 63 0 25 11 55 35 69-47 14-72 47-72 79 0 54 77 98 172 98 92 0 173-40 173-100 0-28-12-67-51-89-42-21-86-21-134-21-19 0-53 0-58 0-25-4-42-29-42-53zM172 492c-79 0-132-39-132-79 0-37 30-65 64-67h46c66 0 154 0 154 67 0 40-56 79-132 79z">
            <text:p/>
          </draw:path>
          <draw:path draw:style-name="gr3" draw:text-style-name="P9" draw:layer="layout" svg:width="0.242cm" svg:height="0.484cm" svg:x="7.986cm" svg:y="2.109cm" svg:viewBox="0 0 243 485" svg:d="M120 167h111v-25h-111v-142h-20c0 63-24 146-100 149v18h67v213c0 96 72 105 100 105 55 0 76-54 76-105v-44h-19v44c0 56-23 86-52 86-52 0-52-71-52-85z">
            <text:p/>
          </draw:path>
          <draw:path draw:style-name="gr3" draw:text-style-name="P9" draw:layer="layout" svg:width="0.39cm" svg:height="0.537cm" svg:x="8.297cm" svg:y="2.049cm" svg:viewBox="0 0 391 538" svg:d="M60 478c0 35-7 35-60 35v25c26-2 67-2 88-2 19 0 60 0 86 2v-25c-51 0-60 0-60-35v-142c0-81 55-123 104-123 50 0 58 42 58 86v179c0 35-8 35-60 35v25c27-2 67-2 88-2 20 0 60 0 87 2v-25c-41 0-60 0-60-23v-147c0-67 0-92-25-120-10-12-37-28-81-28-67 0-100 48-112 76v-271l-113 9v24c55 0 60 6 60 43z">
            <text:p/>
          </draw:path>
          <draw:path draw:style-name="gr3" draw:text-style-name="P9" draw:layer="layout" svg:width="0.261cm" svg:height="0.342cm" svg:x="8.723cm" svg:y="2.243cm" svg:viewBox="0 0 262 343" svg:d="M107 86v-86l-107 9v24c55 0 60 6 60 43v209c0 33-7 33-60 33v25c30 0 67-2 88-2 32 0 69 0 100 2v-25h-17c-57 0-58-7-58-35v-120c0-77 31-145 91-145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9.026cm" svg:y="2.239cm" svg:viewBox="0 0 345 357" svg:d="M345 181c0-98-79-181-173-181-96 0-172 84-172 181 0 100 81 176 172 176 94 0 173-78 173-176zM172 337c-33 0-66-17-88-52-19-34-19-81-19-109 0-30 0-72 18-107 21-36 58-51 89-51 34 0 67 15 87 49 21 33 21 79 21 109 0 28 0 70-18 103-16 36-51 58-90 58z">
            <text:p/>
          </draw:path>
          <draw:path draw:style-name="gr3" draw:text-style-name="P9" draw:layer="layout" svg:width="0.39cm" svg:height="0.35cm" svg:x="9.417cm" svg:y="2.243cm" svg:viewBox="0 0 391 351" svg:d="M278 281v70l113-8v-25c-55 0-60-5-60-42v-276l-115 9v24c55 0 60 6 60 43v138c0 67-37 120-93 120-65 0-69-35-69-76v-258l-114 9v24c60 0 60 2 60 71v116c0 61 0 131 118 131 44 0 79-21 100-70z">
            <text:p/>
          </draw:path>
          <draw:path draw:style-name="gr3" draw:text-style-name="P9" draw:layer="layout" svg:width="0.355cm" svg:height="0.51cm" svg:x="9.842cm" svg:y="2.236cm" svg:viewBox="0 0 356 511" svg:d="M151 218c-68 0-68-77-68-95 0-21 1-46 12-65 7-11 25-32 56-32 67 0 67 78 67 95 0 21 0 46-12 65-7 11-25 32-55 32zM60 248c0-4 0-21 14-37 30 23 62 24 77 24 73 0 125-52 125-112 0-30-12-58-31-76 28-26 56-29 70-29 2 0 5 0 7 0-9 3-12 12-12 21 0 14 10 23 23 23 7 0 23-6 23-23 0-14-11-39-41-39-16 0-49 5-83 37-31-26-65-28-81-28-72 0-126 53-126 112 0 35 17 64 37 81-11 11-25 37-25 63 0 25 11 55 35 69-47 14-72 47-72 79 0 54 77 98 172 98 92 0 173-40 173-100 0-28-12-67-51-89-42-21-86-21-134-21-19 0-53 0-58 0-25-4-42-29-42-53zM172 492c-79 0-132-39-132-79 0-37 30-65 64-67h46c66 0 154 0 154 67 0 40-56 79-132 79z">
            <text:p/>
          </draw:path>
          <draw:path draw:style-name="gr3" draw:text-style-name="P9" draw:layer="layout" svg:width="0.39cm" svg:height="0.537cm" svg:x="10.231cm" svg:y="2.049cm" svg:viewBox="0 0 391 538" svg:d="M60 478c0 35-7 35-60 35v25c26-2 67-2 88-2 19 0 60 0 86 2v-25c-51 0-60 0-60-35v-142c0-81 55-123 104-123 50 0 58 42 58 86v179c0 35-8 35-60 35v25c27-2 67-2 88-2 20 0 60 0 87 2v-25c-41 0-60 0-60-23v-147c0-67 0-92-25-120-10-12-37-28-81-28-67 0-100 48-112 76v-271l-113 9v24c55 0 60 6 60 43z">
            <text:p/>
          </draw:path>
          <draw:path draw:style-name="gr3" draw:text-style-name="P9" draw:layer="layout" svg:width="0.344cm" svg:height="0.356cm" svg:x="10.659cm" svg:y="2.239cm" svg:viewBox="0 0 345 357" svg:d="M345 181c0-98-79-181-173-181-96 0-172 84-172 181 0 100 81 176 172 176 94 0 173-78 173-176zM172 337c-33 0-66-17-88-52-19-34-19-81-19-109 0-30 0-72 18-107 21-36 58-51 89-51 34 0 67 15 88 49 20 33 20 79 20 109 0 28 0 70-18 103-16 36-51 58-90 58z">
            <text:p/>
          </draw:path>
          <draw:path draw:style-name="gr3" draw:text-style-name="P9" draw:layer="layout" svg:width="0.39cm" svg:height="0.35cm" svg:x="11.048cm" svg:y="2.243cm" svg:viewBox="0 0 391 351" svg:d="M278 281v70l113-8v-25c-55 0-60-5-60-42v-276l-115 9v24c55 0 60 6 60 43v138c0 67-37 120-93 120-65 0-69-35-69-76v-258l-114 9v24c60 0 60 2 60 71v116c0 61 0 131 120 131 42 0 77-21 98-70z">
            <text:p/>
          </draw:path>
          <draw:path draw:style-name="gr3" draw:text-style-name="P9" draw:layer="layout" svg:width="0.242cm" svg:height="0.484cm" svg:x="11.467cm" svg:y="2.109cm" svg:viewBox="0 0 243 485" svg:d="M120 167h111v-25h-111v-142h-20c0 63-24 146-100 149v18h67v213c0 96 72 105 100 105 55 0 76-54 76-105v-44h-19v44c0 56-23 86-52 86-52 0-52-71-52-85z">
            <text:p/>
          </draw:path>
          <draw:path draw:style-name="gr3" draw:text-style-name="P9" draw:layer="layout" svg:width="0.383cm" svg:height="0.546cm" svg:x="12.034cm" svg:y="2.049cm" svg:viewBox="0 0 384 547" svg:d="M113 246v-246l-113 9v24c55 0 60 6 60 43v462h19c2-2 7-13 28-48 13 18 46 57 102 57 94 0 175-76 175-176 0-99-78-176-166-176-60 0-93 37-105 51zM114 450v-160c0-16 0-16 9-28 30-44 72-49 92-49 35 0 63 19 81 49 21 31 23 75 23 107 0 30-2 76-25 111-16 23-46 49-88 49-34 0-62-19-81-47-11-16-11-18-11-32z">
            <text:p/>
          </draw:path>
          <draw:path draw:style-name="gr3" draw:text-style-name="P9" draw:layer="layout" svg:width="0.379cm" svg:height="0.491cm" svg:x="12.435cm" svg:y="2.251cm" svg:viewBox="0 0 380 492" svg:d="M308 74c19-49 60-49 72-49v-25c-17 2-40 2-58 2-14 0-51-2-69-2v25c25 0 37 14 37 33 0 7 0 9-5 18l-77 191-87-209c-3-7-5-11-5-14 0-19 30-19 44-19v-25c-21 0-72 2-84 2-21 0-53 0-76-2v25c37 0 53 0 63 26l117 283c-4 10-15 35-20 46-17 42-39 96-88 96-5 0-23 0-37-14 25-3 30-21 30-33 0-20-14-32-32-32-15 0-33 9-33 34 0 35 33 61 72 61 48 0 81-44 99-88z">
            <text:p/>
          </draw:path>
          <draw:path draw:style-name="gr3" draw:text-style-name="P9" draw:layer="layout" svg:width="0.298cm" svg:height="0.35cm" svg:x="13.378cm" svg:y="2.243cm" svg:viewBox="0 0 299 351" svg:d="M109 163c23 0 81-1 120-17 54-23 58-69 58-79 0-35-30-67-83-67-86 0-204 76-204 211 0 79 46 140 121 140 113 0 178-82 178-91 0-5-5-10-10-10-4 0-6 1-9 8-62 76-146 76-157 76-60 0-67-65-67-90 0-9 0-33 13-81zM74 146c30-118 109-128 130-128 37 0 56 22 56 49 0 79-123 79-154 79z">
            <text:p/>
          </draw:path>
          <draw:path draw:style-name="gr3" draw:text-style-name="P9" draw:layer="layout" svg:width="0.24cm" svg:height="0.359cm" svg:x="13.737cm" svg:y="1.90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9" draw:layer="layout" svg:width="0.291cm" svg:height="0.245cm" svg:x="14.036cm" svg:y="2.028cm" svg:viewBox="0 0 292 246" svg:d="M109 183c-5 17-23 47-51 47-2 0-18 0-30-7 23-7 25-26 25-30 0-12-9-21-21-21-16 0-32 14-32 34 0 28 30 40 56 40 27 0 48-16 62-39 14 28 44 39 65 39 63 0 95-69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531cm" svg:height="0.342cm" svg:x="14.672cm" svg:y="2.251cm" svg:viewBox="0 0 532 343" svg:d="M466 74c14-39 37-49 66-49v-25c-18 2-41 2-57 2-23 0-58-2-72-2v25c28 0 44 14 44 37 0 5 0 5-3 15l-71 199-77-216c-2-9-4-11-4-14 0-21 30-21 46-21v-25c-23 0-62 2-81 2-23 0-46 0-69-2v25c28 0 41 1 50 10 3 5 12 28 17 44l-67 186-74-205c-3-11-3-13-3-14 0-21 30-21 46-21v-25c-23 0-67 2-85 2-3 0-44 0-72-2v25c39 0 48 1 58 26l97 274c3 12 7 18 16 18 10 0 12-4 16-16l79-220 79 222c2 8 5 14 14 14 11 0 14-7 16-14z">
            <text:p/>
          </draw:path>
          <draw:path draw:style-name="gr3" draw:text-style-name="P9" draw:layer="layout" svg:width="0.3cm" svg:height="0.356cm" svg:x="15.217cm" svg:y="2.239cm" svg:viewBox="0 0 301 357" svg:d="M65 153c5-116 71-135 97-135 79 0 88 103 88 135zM65 169h217c17 0 19 0 19-16 0-77-42-153-139-153-90 0-162 79-162 177 0 104 81 180 171 180 95 0 130-86 130-102 0-7-7-9-11-9-7 0-8 5-8 11-29 80-99 80-106 80-39 0-70-24-88-52-23-37-23-88-23-116z">
            <text:p/>
          </draw:path>
          <draw:path draw:style-name="gr3" draw:text-style-name="P9" draw:layer="layout" svg:width="0.355cm" svg:height="0.51cm" svg:x="15.817cm" svg:y="2.236cm" svg:viewBox="0 0 356 511" svg:d="M151 218c-68 0-68-77-68-95 0-21 1-46 12-65 7-11 25-32 56-32 67 0 67 78 67 95 0 21 0 46-12 65-7 11-25 32-55 32zM60 248c0-4 0-21 14-37 30 23 62 24 77 24 73 0 125-52 125-112 0-30-12-58-31-76 28-26 56-29 70-29 2 0 5 0 7 0-9 3-12 12-12 21 0 14 10 23 23 23 7 0 23-6 23-23 0-14-11-39-41-39-16 0-49 5-83 37-31-26-65-28-81-28-72 0-126 53-126 112 0 35 17 64 37 81-11 11-25 37-25 63 0 25 11 55 35 69-47 14-72 47-72 79 0 54 77 98 172 98 92 0 173-40 173-100 0-28-12-67-51-89-42-21-86-21-134-21-19 0-53 0-58 0-25-4-42-29-42-53zM172 492c-79 0-132-39-132-79 0-37 30-65 64-67h46c66 0 154 0 154 67 0 40-56 79-132 79z">
            <text:p/>
          </draw:path>
          <draw:path draw:style-name="gr3" draw:text-style-name="P9" draw:layer="layout" svg:width="0.3cm" svg:height="0.356cm" svg:x="16.205cm" svg:y="2.239cm" svg:viewBox="0 0 301 357" svg:d="M65 153c5-116 71-135 97-135 79 0 88 103 88 135zM65 169h217c17 0 19 0 19-16 0-77-42-153-139-153-90 0-162 79-162 177 0 104 81 180 171 180 95 0 130-86 130-102 0-7-7-9-11-9-7 0-8 5-8 11-29 80-99 80-106 80-39 0-70-24-88-52-23-37-23-88-23-116z">
            <text:p/>
          </draw:path>
          <draw:path draw:style-name="gr3" draw:text-style-name="P9" draw:layer="layout" svg:width="0.242cm" svg:height="0.484cm" svg:x="16.541cm" svg:y="2.109cm" svg:viewBox="0 0 243 485" svg:d="M120 167h111v-25h-111v-142h-20c0 63-24 146-100 149v18h67v213c0 96 72 105 100 105 55 0 76-54 76-105v-44h-19v44c0 56-23 86-52 86-52 0-52-71-52-85z">
            <text:p/>
          </draw:path>
          <draw:path draw:style-name="gr3" draw:text-style-name="P9" draw:layer="layout" svg:width="0.091cm" svg:height="0.231cm" svg:x="16.894cm" svg:y="2.503cm" svg:viewBox="0 0 92 232" svg:d="M92 81c0-49-18-81-50-81-28 0-42 21-42 40 0 22 14 43 42 43 13 0 21-6 30-11l2-2c0 0 2 0 2 11 0 51-23 98-58 135-4 4-6 5-6 7 0 7 4 9 9 9 9 0 71-62 71-151z">
            <text:p/>
          </draw:path>
        </draw:g>
        <draw:g>
          <svg:title>TexMaths</svg:title>
          <svg:desc>22§display§y e^{2x} = A \cos x + B \sin x §svg§600§FALSE§</svg:desc>
          <draw:polygon draw:style-name="gr2" draw:text-style-name="P8" draw:layer="layout" svg:width="7.918cm" svg:height="0.761cm" svg:x="3.912cm" svg:y="3.24cm" svg:viewBox="0 0 7919 762" draw:points="3960,762 0,762 0,0 7919,0 7919,762">
            <text:p/>
          </draw:polygon>
          <draw:path draw:style-name="gr3" draw:text-style-name="P9" draw:layer="layout" svg:width="0.358cm" svg:height="0.501cm" svg:x="3.896cm" svg:y="3.537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98cm" svg:height="0.351cm" svg:x="4.315cm" svg:y="3.537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4cm" svg:height="0.36cm" svg:x="4.674cm" svg:y="3.2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4.975cm" svg:y="3.322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9" draw:layer="layout" svg:width="0.515cm" svg:height="0.182cm" svg:x="5.596cm" svg:y="3.5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531cm" svg:height="0.555cm" svg:x="6.395cm" svg:y="3.326cm" svg:viewBox="0 0 532 556" svg:d="M111 467c-30 51-60 63-95 65-9 0-16 0-16 16 0 3 4 8 11 8 21 0 44-3 66-3 25 0 53 3 78 3 3 0 14 0 14-16 0-8-7-8-12-8-18-2-37-9-37-28 0-9 5-18 12-29l58-98h195c2 16 13 121 13 128 0 25-41 27-57 27-10 0-19 0-19 16 0 8 11 8 12 8 32 0 66-3 97-3 20 0 67 3 86 3 6 0 15 0 15-16 0-8-7-8-18-8-48 0-48-6-49-28l-48-485c-2-15-2-19-16-19-12 0-14 5-19 12zM204 352l153-255 25 255z">
            <text:p/>
          </draw:path>
          <draw:path draw:style-name="gr3" draw:text-style-name="P9" draw:layer="layout" svg:width="0.295cm" svg:height="0.356cm" svg:x="7.103cm" svg:y="3.534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7.443cm" svg:y="3.53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7.833cm" svg:y="3.53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86cm" svg:height="0.351cm" svg:x="8.265cm" svg:y="3.5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517cm" svg:x="8.898cm" svg:y="3.42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553cm" svg:height="0.529cm" svg:x="9.66cm" svg:y="3.352cm" svg:viewBox="0 0 554 530" svg:d="M92 470c-8 30-9 35-71 35-14 0-21 0-21 16 0 9 7 9 21 9h276c124 0 215-92 215-167 0-57-46-101-119-109 79-16 161-73 161-147 0-58-51-107-144-107h-260c-16 0-23 0-23 16 0 9 7 9 21 9 2 0 16 0 30 1 14 0 21 2 21 13 0 1-2 5-4 14zM209 246l48-193c7-27 9-28 42-28h101c66 0 84 45 84 79 0 69-67 142-162 142zM174 505c-10 0-12 0-17 0-7 0-11-1-11-7 0-3 0-5 5-19l53-217h146c76 0 90 58 90 92 0 77-69 151-160 151z">
            <text:p/>
          </draw:path>
          <draw:path draw:style-name="gr3" draw:text-style-name="P9" draw:layer="layout" svg:width="0.254cm" svg:height="0.356cm" svg:x="10.408cm" svg:y="3.53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0.713cm" svg:y="3.363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0.928cm" svg:y="3.53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86cm" svg:height="0.351cm" svg:x="11.484cm" svg:y="3.5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>
          <svg:title>TexMaths</svg:title>
          <svg:desc>22§display§2y e^{2x} + \frac{dy}{dx} . e^{2x}  =  - A \sin x + B \cos x §svg§600§FALSE§</svg:desc>
          <draw:polygon draw:style-name="gr2" draw:text-style-name="P8" draw:layer="layout" svg:width="12.152cm" svg:height="1.522cm" svg:x="3.895cm" svg:y="7.345cm" svg:viewBox="0 0 12153 1523" draw:points="6077,1523 0,1523 0,0 12153,0 12153,1523">
            <text:p/>
          </draw:polygon>
          <draw:path draw:style-name="gr3" draw:text-style-name="P9" draw:layer="layout" svg:width="0.309cm" svg:height="0.517cm" svg:x="3.895cm" svg:y="7.85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9" draw:layer="layout" svg:width="0.358cm" svg:height="0.501cm" svg:x="4.265cm" svg:y="8.024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98cm" svg:height="0.351cm" svg:x="4.685cm" svg:y="8.024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4cm" svg:height="0.36cm" svg:x="5.044cm" svg:y="7.6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5.343cm" svg:y="7.808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515cm" svg:height="0.517cm" svg:x="5.922cm" svg:y="7.91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69cm" svg:height="0.546cm" svg:x="6.793cm" svg:y="7.306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7.188cm" svg:y="7.501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5cm" svg:height="0.032cm" svg:x="6.744cm" svg:y="8.156cm" svg:viewBox="0 0 846 33" draw:points="422,33 0,33 0,0 846,0 846,33">
            <text:p/>
          </draw:polygon>
          <draw:path draw:style-name="gr3" draw:text-style-name="P9" draw:layer="layout" svg:width="0.369cm" svg:height="0.546cm" svg:x="6.776cm" svg:y="8.361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7.17cm" svg:y="8.5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8-7-9-7-7 0-9 2-11 7-24 85-79 102-104 102-30 0-42-24-42-51 0-17 5-33 14-68z">
            <text:p/>
          </draw:path>
          <draw:path draw:style-name="gr3" draw:text-style-name="P9" draw:layer="layout" svg:width="0.083cm" svg:height="0.084cm" svg:x="7.749cm" svg:y="8.285cm" svg:viewBox="0 0 84 85" svg:d="M84 42c0-23-19-42-42-42s-42 19-42 42 19 43 42 43 42-20 42-43z">
            <text:p/>
          </draw:path>
          <draw:path draw:style-name="gr3" draw:text-style-name="P9" draw:layer="layout" svg:width="0.298cm" svg:height="0.351cm" svg:x="7.932cm" svg:y="8.024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24cm" svg:height="0.36cm" svg:x="8.291cm" svg:y="7.6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8.59cm" svg:y="7.808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515cm" svg:height="0.182cm" svg:x="9.211cm" svg:y="8.0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0.049cm" svg:y="8.156cm" svg:viewBox="0 0 473 33" svg:d="M447 33c12 0 26 0 26-17 0-16-14-16-26-16h-421c-12 0-26 0-26 16 0 17 14 17 26 17z">
            <text:p/>
          </draw:path>
          <draw:path draw:style-name="gr3" draw:text-style-name="P9" draw:layer="layout" svg:width="0.53cm" svg:height="0.555cm" svg:x="10.614cm" svg:y="7.813cm" svg:viewBox="0 0 531 556" svg:d="M111 467c-30 51-60 63-95 65-9 0-16 0-16 15 0 4 4 9 11 9 21 0 44-3 66-3 25 0 53 3 78 3 3 0 14 0 14-16 0-8-7-8-12-8-18-2-37-9-37-29 0-8 5-17 10-28l60-98h195c0 16 13 121 13 128 0 25-41 27-57 27-10 0-19 0-19 15 0 9 11 9 12 9 32 0 65-3 97-3 20 0 67 3 86 3 6 0 14 0 14-16 0-8-7-8-17-8-48 0-48-6-49-29l-48-484c-2-15-2-19-16-19-12 0-16 5-19 12zM204 352l153-255 25 255z">
            <text:p/>
          </draw:path>
          <draw:path draw:style-name="gr3" draw:text-style-name="P9" draw:layer="layout" svg:width="0.254cm" svg:height="0.356cm" svg:x="11.32cm" svg:y="8.01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1.626cm" svg:y="7.848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1.839cm" svg:y="8.024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86cm" svg:height="0.351cm" svg:x="12.395cm" svg:y="8.02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517cm" svg:x="13.03cm" svg:y="7.91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553cm" svg:height="0.529cm" svg:x="13.792cm" svg:y="7.838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99c68 0 86 45 86 79 0 69-67 142-162 142zM174 505c-10 0-12 0-17 0-7 0-11-2-11-7 0-3 0-5 4-19l54-217h146c74 0 90 58 90 92 0 77-69 151-160 151z">
            <text:p/>
          </draw:path>
          <draw:path draw:style-name="gr3" draw:text-style-name="P9" draw:layer="layout" svg:width="0.295cm" svg:height="0.356cm" svg:x="14.54cm" svg:y="8.019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14.88cm" svg:y="8.019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15.269cm" svg:y="8.01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9" draw:layer="layout" svg:width="0.386cm" svg:height="0.351cm" svg:x="15.7cm" svg:y="8.02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>
          <svg:title>TexMaths</svg:title>
          <svg:desc>22§display§\text {Diff. }w.\ r.\ t. \ x §svg§600§FALSE§</svg:desc>
          <draw:polygon draw:style-name="gr2" draw:text-style-name="P8" draw:layer="layout" svg:width="4.744cm" svg:height="0.477cm" svg:x="4.002cm" svg:y="9.246cm" svg:viewBox="0 0 4745 478" draw:points="2372,478 0,478 0,0 4745,0 4745,478">
            <text:p/>
          </draw:polygon>
          <draw:path draw:style-name="gr3" draw:text-style-name="P9" draw:layer="layout" svg:width="0.52cm" svg:height="0.53cm" svg:x="3.99cm" svg:y="9.225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58cm" svg:y="9.23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789cm" svg:y="9.207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287cm" svg:y="9.671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801cm" svg:y="9.411cm" svg:viewBox="0 0 514 353" svg:d="M336 79c4-16 11-46 11-49 0-14-11-21-21-21-11 0-25 5-30 21-2 5-39 155-44 174-6 23-7 37-7 52 0 8 0 10 1 14-17 42-42 65-72 65-61 0-61-56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419cm" svg:y="9.671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848cm" svg:y="9.411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22cm" svg:y="9.671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644cm" svg:y="9.269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971cm" svg:y="9.671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399cm" svg:y="9.411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2 [ \ y e^{2x}(2) + e^{2x} \frac{dy}{dx} \ ] + \  \frac{dy}{dx} . e^{2x}(2) + e^{2x} \frac{d^2y}{dx^2} =  - A \cos x - B \sin x   §svg§600§FALSE§</svg:desc>
          <draw:polygon draw:style-name="gr2" draw:text-style-name="P8" draw:layer="layout" svg:width="21.744cm" svg:height="1.625cm" svg:x="4.098cm" svg:y="10.042cm" svg:viewBox="0 0 21745 1626" draw:points="10874,1626 0,1626 0,0 21745,0 21745,1626">
            <text:p/>
          </draw:polygon>
          <draw:path draw:style-name="gr3" draw:text-style-name="P9" draw:layer="layout" svg:width="0.309cm" svg:height="0.516cm" svg:x="4.098cm" svg:y="10.65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olygon draw:style-name="gr3" draw:text-style-name="P9" draw:layer="layout" svg:width="0.106cm" svg:height="0.773cm" svg:x="4.538cm" svg:y="10.585cm" svg:viewBox="0 0 107 774" draw:points="107,774 107,744 32,744 32,32 107,32 107,0 0,0 0,774">
            <text:p/>
          </draw:polygon>
          <draw:path draw:style-name="gr3" draw:text-style-name="P9" draw:layer="layout" svg:width="0.358cm" svg:height="0.5cm" svg:x="4.941cm" svg:y="10.825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298cm" svg:height="0.351cm" svg:x="5.362cm" svg:y="10.82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4cm" svg:height="0.36cm" svg:x="5.719cm" svg:y="10.48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6.02cm" svg:y="10.608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18cm" svg:height="0.773cm" svg:x="6.46cm" svg:y="10.58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6.722cm" svg:y="10.65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7.115cm" svg:y="10.58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515cm" svg:height="0.516cm" svg:x="7.586cm" svg:y="10.7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8cm" svg:height="0.351cm" svg:x="8.352cm" svg:y="10.82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4cm" svg:height="0.36cm" svg:x="8.709cm" svg:y="10.48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9.01cm" svg:y="10.608cm" svg:viewBox="0 0 292 246" svg:d="M109 183c-5 18-23 47-51 47-2 0-18 0-30-7 23-7 25-26 25-29 0-13-9-22-21-22-16 0-32 14-32 34 0 28 30 40 58 40 25 0 46-16 60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9-65 75-65 18 0 32 9 32 35 0 11-5 39-11 56z">
            <text:p/>
          </draw:path>
          <draw:path draw:style-name="gr3" draw:text-style-name="P9" draw:layer="layout" svg:width="0.369cm" svg:height="0.546cm" svg:x="9.515cm" svg:y="10.10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9" draw:layer="layout" svg:width="0.358cm" svg:height="0.5cm" svg:x="9.908cm" svg:y="10.3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0.846cm" svg:height="0.032cm" svg:x="9.466cm" svg:y="10.957cm" svg:viewBox="0 0 847 33" draw:points="422,33 0,33 0,0 847,0 847,33">
            <text:p/>
          </draw:polygon>
          <draw:path draw:style-name="gr3" draw:text-style-name="P9" draw:layer="layout" svg:width="0.369cm" svg:height="0.546cm" svg:x="9.498cm" svg:y="11.15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9" draw:layer="layout" svg:width="0.386cm" svg:height="0.351cm" svg:x="9.89cm" svg:y="11.3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9" draw:layer="layout" svg:width="0.106cm" svg:height="0.773cm" svg:x="10.679cm" svg:y="10.585cm" svg:viewBox="0 0 107 774" draw:points="107,0 0,0 0,32 76,32 76,744 0,744 0,774 107,774">
            <text:p/>
          </draw:polygon>
          <draw:path draw:style-name="gr3" draw:text-style-name="P9" draw:layer="layout" svg:width="0.515cm" svg:height="0.516cm" svg:x="11.091cm" svg:y="10.7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69cm" svg:height="0.546cm" svg:x="12.221cm" svg:y="10.10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9" draw:layer="layout" svg:width="0.358cm" svg:height="0.5cm" svg:x="12.613cm" svg:y="10.3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0.846cm" svg:height="0.032cm" svg:x="12.171cm" svg:y="10.957cm" svg:viewBox="0 0 847 33" draw:points="422,33 0,33 0,0 847,0 847,33">
            <text:p/>
          </draw:polygon>
          <draw:path draw:style-name="gr3" draw:text-style-name="P9" draw:layer="layout" svg:width="0.369cm" svg:height="0.546cm" svg:x="12.203cm" svg:y="11.15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9" draw:layer="layout" svg:width="0.386cm" svg:height="0.351cm" svg:x="12.597cm" svg:y="11.3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083cm" svg:height="0.083cm" svg:x="13.175cm" svg:y="11.083cm" svg:viewBox="0 0 84 84" svg:d="M84 42c0-23-19-42-42-42s-42 19-42 42 19 42 42 42 42-19 42-42z">
            <text:p/>
          </draw:path>
          <draw:path draw:style-name="gr3" draw:text-style-name="P9" draw:layer="layout" svg:width="0.298cm" svg:height="0.351cm" svg:x="13.359cm" svg:y="10.82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4cm" svg:height="0.36cm" svg:x="13.718cm" svg:y="10.48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14.018cm" svg:y="10.608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18cm" svg:height="0.773cm" svg:x="14.458cm" svg:y="10.58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14.72cm" svg:y="10.65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15.112cm" svg:y="10.58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515cm" svg:height="0.516cm" svg:x="15.584cm" svg:y="10.7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8cm" svg:height="0.351cm" svg:x="16.35cm" svg:y="10.825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24cm" svg:height="0.36cm" svg:x="16.709cm" svg:y="10.48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17.008cm" svg:y="10.608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369cm" svg:height="0.546cm" svg:x="17.513cm" svg:y="10.10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24cm" svg:height="0.36cm" svg:x="17.918cm" svg:y="10.00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18.254cm" svg:y="10.3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1.192cm" svg:height="0.032cm" svg:x="17.464cm" svg:y="10.957cm" svg:viewBox="0 0 1193 33" draw:points="597,33 0,33 0,0 1193,0 1193,33">
            <text:p/>
          </draw:polygon>
          <draw:path draw:style-name="gr3" draw:text-style-name="P9" draw:layer="layout" svg:width="0.369cm" svg:height="0.546cm" svg:x="17.495cm" svg:y="11.15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86cm" svg:height="0.351cm" svg:x="17.89cm" svg:y="11.3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18.344cm" svg:y="11.11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19.007cm" svg:y="10.8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9.843cm" svg:y="10.957cm" svg:viewBox="0 0 473 33" svg:d="M447 33c12 0 26 0 26-17 0-16-14-16-26-16h-421c-12 0-26 0-26 16 0 17 14 17 26 17z">
            <text:p/>
          </draw:path>
          <draw:path draw:style-name="gr3" draw:text-style-name="P9" draw:layer="layout" svg:width="0.531cm" svg:height="0.555cm" svg:x="20.408cm" svg:y="10.612cm" svg:viewBox="0 0 532 556" svg:d="M111 466c-30 51-60 64-95 65-9 0-16 0-16 16 0 4 4 9 11 9 21 0 44-4 66-4 25 0 53 4 78 4 3 0 14 0 14-16 0-9-7-9-12-9-18-1-37-8-37-28 0-9 5-17 10-28l60-99h195c0 16 13 122 13 129 0 25-41 26-57 26-10 0-19 0-19 16 0 9 11 9 11 9 33 0 67-4 98-4 20 0 67 4 86 4 6 0 15 0 15-16 0-9-8-9-18-9-48 0-48-5-49-28l-48-484c-2-15-2-19-16-19-12 0-16 5-19 12zM204 352l153-255 25 255z">
            <text:p/>
          </draw:path>
          <draw:path draw:style-name="gr3" draw:text-style-name="P9" draw:layer="layout" svg:width="0.295cm" svg:height="0.356cm" svg:x="21.116cm" svg:y="10.819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21.456cm" svg:y="10.81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21.846cm" svg:y="10.81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86cm" svg:height="0.351cm" svg:x="22.276cm" svg:y="10.8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472cm" svg:height="0.032cm" svg:x="22.932cm" svg:y="10.957cm" svg:viewBox="0 0 473 33" svg:d="M447 33c12 0 26 0 26-17 0-16-14-16-26-16h-421c-12 0-26 0-26 16 0 17 14 17 26 17z">
            <text:p/>
          </draw:path>
          <draw:path draw:style-name="gr3" draw:text-style-name="P9" draw:layer="layout" svg:width="0.553cm" svg:height="0.529cm" svg:x="23.673cm" svg:y="10.638cm" svg:viewBox="0 0 554 530" svg:d="M92 470c-8 30-9 35-71 35-14 0-21 0-21 16 0 9 7 9 21 9h276c124 0 215-92 215-168 0-56-46-100-120-109 80-15 162-72 162-146 0-58-51-107-144-107h-260c-16 0-23 0-23 16 0 9 7 9 21 9 2 0 16 0 30 1 14 0 21 2 21 13 0 1-2 5-4 14zM209 246l48-193c7-27 9-28 42-28h101c66 0 84 45 84 79 0 68-67 142-162 142zM174 505c-10 0-12 0-17 0-7 0-11-2-11-7 0-4 0-5 5-19l53-217h146c76 0 90 58 90 92 0 77-69 151-160 151z">
            <text:p/>
          </draw:path>
          <draw:path draw:style-name="gr3" draw:text-style-name="P9" draw:layer="layout" svg:width="0.254cm" svg:height="0.356cm" svg:x="24.421cm" svg:y="10.81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166cm" svg:height="0.518cm" svg:x="24.726cm" svg:y="10.64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24.939cm" svg:y="10.82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86cm" svg:height="0.351cm" svg:x="25.495cm" svg:y="10.8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>
          <svg:title>TexMaths</svg:title>
          <svg:desc>22§display§\text {Multiplying throughout by  }\ e^{-2x} \text { we get,}§svg§600§FALSE§</svg:desc>
          <draw:polygon draw:style-name="gr2" draw:text-style-name="P8" draw:layer="layout" svg:width="13.631cm" svg:height="0.76cm" svg:x="4.001cm" svg:y="12.146cm" svg:viewBox="0 0 13632 761" draw:points="6815,761 0,761 0,0 13632,0 13632,761">
            <text:p/>
          </draw:polygon>
          <draw:path draw:style-name="gr3" draw:text-style-name="P9" draw:layer="layout" svg:width="0.652cm" svg:height="0.528cm" svg:x="3.99cm" svg:y="12.258cm" svg:viewBox="0 0 653 529" svg:d="M158 18c-7-18-8-18-28-18h-130v25h19c58 0 60 8 60 35v388c0 21 0 56-79 56v25c26 0 65-2 92-2 24 0 63 2 89 2v-25c-79 0-79-35-79-56v-418l187 481c5 11 8 18 16 18s10-5 14-14l190-490h1v444c0 28-1 35-61 35h-20v25c30-2 83-2 113-2s83 0 111 2v-25h-19c-60 0-60-7-60-35v-409c0-27 0-35 60-35h19v-25h-132c-19 0-19 0-25 14l-170 438z">
            <text:p/>
          </draw:path>
          <draw:path draw:style-name="gr3" draw:text-style-name="P9" draw:layer="layout" svg:width="0.39cm" svg:height="0.35cm" svg:x="4.696cm" svg:y="12.443cm" svg:viewBox="0 0 391 351" svg:d="M278 281v70l113-8v-25c-55 0-60-5-60-42v-276l-114 9v24c54 0 59 6 59 43v138c0 67-37 120-93 120-65 0-69-35-69-76v-258l-114 9v24c60 0 60 2 60 71v116c0 61 0 131 120 131 42 0 77-21 98-70z">
            <text:p/>
          </draw:path>
          <draw:path draw:style-name="gr3" draw:text-style-name="P9" draw:layer="layout" svg:width="0.173cm" svg:height="0.537cm" svg:x="5.125cm" svg:y="12.249cm" svg:viewBox="0 0 174 538" svg:d="M113 0l-113 9v24c55 0 62 6 62 43v402c0 35-9 35-62 35v25c26-2 67-2 86-2 20 0 58 0 88 2v-25c-53 0-61 0-61-35z">
            <text:p/>
          </draw:path>
          <draw:path draw:style-name="gr3" draw:text-style-name="P9" draw:layer="layout" svg:width="0.244cm" svg:height="0.484cm" svg:x="5.329cm" svg:y="12.309cm" svg:viewBox="0 0 245 485" svg:d="M120 167h111v-25h-111v-142h-20c0 63-24 146-100 149v18h67v213c0 96 72 105 100 105 55 0 78-54 78-105v-44h-21v44c0 56-23 86-52 86-52 0-52-71-52-85z">
            <text:p/>
          </draw:path>
          <draw:path draw:style-name="gr3" draw:text-style-name="P9" draw:layer="layout" svg:width="0.166cm" svg:height="0.517cm" svg:x="5.641cm" svg:y="12.269cm" svg:viewBox="0 0 167 518" svg:d="M113 176l-109 9v24c51 0 58 4 58 42v208c0 35-9 35-62 35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83cm" svg:height="0.491cm" svg:x="5.852cm" svg:y="12.443cm" svg:viewBox="0 0 384 492" svg:d="M113 51v-51l-113 9v24c55 0 60 4 60 39v362c0 35-7 35-60 35v23c26 0 67-2 86-2 21 0 62 2 88 2v-23c-51 0-60 0-60-35v-130-7c4 12 37 54 95 54 94 0 175-75 175-175 0-99-76-176-164-176-60 0-93 33-107 51zM114 255v-174c23-39 60-62 101-62 56 0 104 69 104 157 0 93-55 158-113 158-30 0-60-16-81-48-11-15-11-17-11-31z">
            <text:p/>
          </draw:path>
          <draw:path draw:style-name="gr3" draw:text-style-name="P9" draw:layer="layout" svg:width="0.173cm" svg:height="0.537cm" svg:x="6.285cm" svg:y="12.249cm" svg:viewBox="0 0 174 538" svg:d="M113 0l-113 9v24c55 0 62 6 62 43v402c0 35-9 35-62 35v25c26-2 67-2 86-2 20 0 58 0 88 2v-25c-53 0-61 0-61-35z">
            <text:p/>
          </draw:path>
          <draw:path draw:style-name="gr3" draw:text-style-name="P9" draw:layer="layout" svg:width="0.379cm" svg:height="0.491cm" svg:x="6.489cm" svg:y="12.451cm" svg:viewBox="0 0 380 492" svg:d="M308 74c19-49 60-49 72-49v-25c-17 2-40 2-58 2-14 0-51-2-69-2v25c25 0 37 14 37 33 0 7 0 9-5 18l-77 191-87-209c-3-7-5-11-5-14 0-19 30-19 44-19v-25c-21 0-72 2-84 2-21 0-53 0-76-2v25c37 0 53 0 63 26l117 283c-4 10-15 35-20 46-17 42-39 96-88 96-5 0-23 0-37-14 25-3 30-21 30-33 0-20-14-32-32-32-15 0-33 9-33 34 0 35 33 61 72 61 48 0 81-44 99-88z">
            <text:p/>
          </draw:path>
          <draw:path draw:style-name="gr3" draw:text-style-name="P9" draw:layer="layout" svg:width="0.166cm" svg:height="0.517cm" svg:x="6.908cm" svg:y="12.269cm" svg:viewBox="0 0 167 518" svg:d="M113 176l-109 9v24c51 0 58 4 58 42v208c0 35-9 35-62 35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7.123cm" svg:y="12.443cm" svg:viewBox="0 0 391 343" svg:d="M60 76v209c0 33-7 33-60 33v25c26 0 67-2 88-2 19 0 60 2 86 2v-25c-51 0-60 0-60-33v-144c0-81 55-123 104-123 50 0 58 42 58 86v181c0 33-8 33-59 33v25c26 0 66-2 88-2 19 0 59 2 86 2v-25c-41 0-60 0-60-23v-147c0-67 0-92-25-120-10-12-37-28-81-28-58 0-93 33-116 81v-81l-109 9v24c55 0 60 6 60 43z">
            <text:p/>
          </draw:path>
          <draw:path draw:style-name="gr3" draw:text-style-name="P9" draw:layer="layout" svg:width="0.355cm" svg:height="0.51cm" svg:x="7.549cm" svg:y="12.436cm" svg:viewBox="0 0 356 511" svg:d="M151 218c-68 0-68-77-68-95 0-21 1-46 12-65 7-11 25-32 56-32 67 0 67 78 67 95 0 21 0 46-12 65-7 11-25 32-55 32zM60 248c0-4 0-21 14-37 30 23 62 24 77 24 73 0 125-52 125-112 0-30-12-58-31-76 28-26 56-29 70-29 2 0 5 0 7 0-9 3-12 12-12 21 0 14 10 23 23 23 7 0 23-6 23-23 0-14-11-39-41-39-16 0-49 5-83 37-31-26-65-28-81-28-72 0-126 53-126 112 0 35 17 64 37 81-11 11-25 37-25 63 0 25 11 55 35 69-47 14-72 47-72 79 0 54 77 98 172 98 92 0 173-40 173-100 0-28-12-67-51-89-42-21-86-21-134-21-19 0-53 0-58 0-25-4-42-29-42-53zM172 492c-79 0-132-39-132-79 0-37 30-65 64-67h46c67 0 155 0 155 67 0 40-57 79-133 79z">
            <text:p/>
          </draw:path>
          <draw:path draw:style-name="gr3" draw:text-style-name="P9" draw:layer="layout" svg:width="0.242cm" svg:height="0.484cm" svg:x="8.186cm" svg:y="12.309cm" svg:viewBox="0 0 243 485" svg:d="M120 167h111v-25h-111v-142h-20c0 63-24 146-100 149v18h67v213c0 96 72 105 100 105 55 0 76-54 76-105v-44h-19v44c0 56-23 86-52 86-52 0-52-71-52-85z">
            <text:p/>
          </draw:path>
          <draw:path draw:style-name="gr3" draw:text-style-name="P9" draw:layer="layout" svg:width="0.39cm" svg:height="0.537cm" svg:x="8.498cm" svg:y="12.249cm" svg:viewBox="0 0 391 538" svg:d="M60 478c0 35-7 35-60 35v25c26-2 67-2 88-2 19 0 60 0 86 2v-25c-51 0-60 0-60-35v-142c0-81 55-123 104-123 50 0 58 42 58 86v179c0 35-8 35-59 35v25c26-2 66-2 88-2 19 0 59 0 86 2v-25c-41 0-60 0-60-23v-147c0-67 0-92-25-120-10-12-37-28-81-28-67 0-100 48-112 76v-271l-113 9v24c55 0 60 6 60 43z">
            <text:p/>
          </draw:path>
          <draw:path draw:style-name="gr3" draw:text-style-name="P9" draw:layer="layout" svg:width="0.261cm" svg:height="0.342cm" svg:x="8.924cm" svg:y="12.443cm" svg:viewBox="0 0 262 343" svg:d="M107 86v-86l-107 9v24c55 0 60 6 60 43v209c0 33-7 33-60 33v25c30 0 67-2 88-2 32 0 69 0 100 2v-25h-17c-57 0-58-7-58-35v-120c0-77 31-145 91-145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9.226cm" svg:y="12.439cm" svg:viewBox="0 0 345 357" svg:d="M345 181c0-98-79-181-173-181-96 0-172 84-172 181 0 100 81 176 172 176 94 0 173-78 173-176zM172 337c-33 0-66-17-88-52-19-34-19-81-19-109 0-30 0-72 18-107 21-36 58-51 89-51 34 0 67 15 87 49 21 33 21 79 21 109 0 28 0 70-18 103-16 36-51 58-90 58z">
            <text:p/>
          </draw:path>
          <draw:path draw:style-name="gr3" draw:text-style-name="P9" draw:layer="layout" svg:width="0.39cm" svg:height="0.35cm" svg:x="9.617cm" svg:y="12.443cm" svg:viewBox="0 0 391 351" svg:d="M278 281v70l113-8v-25c-55 0-60-5-60-42v-276l-114 9v24c54 0 59 6 59 43v138c0 67-37 120-93 120-65 0-69-35-69-76v-258l-114 9v24c60 0 60 2 60 71v116c0 61 0 131 118 131 44 0 79-21 100-70z">
            <text:p/>
          </draw:path>
          <draw:path draw:style-name="gr3" draw:text-style-name="P9" draw:layer="layout" svg:width="0.355cm" svg:height="0.51cm" svg:x="10.043cm" svg:y="12.436cm" svg:viewBox="0 0 356 511" svg:d="M151 218c-68 0-68-77-68-95 0-21 1-46 12-65 7-11 25-32 56-32 67 0 67 78 67 95 0 21 0 46-12 65-7 11-25 32-55 32zM60 248c0-4 0-21 14-37 30 23 62 24 77 24 73 0 125-52 125-112 0-30-12-58-31-76 28-26 56-29 70-29 2 0 5 0 7 0-9 3-12 12-12 21 0 14 10 23 23 23 7 0 23-6 23-23 0-14-11-39-41-39-16 0-49 5-83 37-31-26-65-28-81-28-72 0-126 53-126 112 0 35 17 64 37 81-11 11-25 37-25 63 0 25 11 55 35 69-47 14-72 47-72 79 0 54 77 98 172 98 92 0 173-40 173-100 0-28-12-67-51-89-42-21-86-21-134-21-19 0-53 0-58 0-25-4-42-29-42-53zM172 492c-79 0-132-39-132-79 0-37 30-65 64-67h46c67 0 155 0 155 67 0 40-57 79-133 79z">
            <text:p/>
          </draw:path>
          <draw:path draw:style-name="gr3" draw:text-style-name="P9" draw:layer="layout" svg:width="0.39cm" svg:height="0.537cm" svg:x="10.432cm" svg:y="12.249cm" svg:viewBox="0 0 391 538" svg:d="M60 478c0 35-7 35-60 35v25c26-2 67-2 88-2 19 0 60 0 86 2v-25c-51 0-60 0-60-35v-142c0-81 55-123 104-123 50 0 58 42 58 86v179c0 35-8 35-59 35v25c26-2 66-2 88-2 19 0 59 0 86 2v-25c-41 0-60 0-60-23v-147c0-67 0-92-25-120-10-12-37-28-81-28-67 0-100 48-112 76v-271l-113 9v24c55 0 60 6 60 43z">
            <text:p/>
          </draw:path>
          <draw:path draw:style-name="gr3" draw:text-style-name="P9" draw:layer="layout" svg:width="0.344cm" svg:height="0.356cm" svg:x="10.86cm" svg:y="12.439cm" svg:viewBox="0 0 345 357" svg:d="M345 181c0-98-79-181-173-181-96 0-172 84-172 181 0 100 81 176 172 176 94 0 173-78 173-176zM172 337c-33 0-66-17-88-52-19-34-19-81-19-109 0-30 0-72 18-107 21-36 58-51 89-51 34 0 67 15 89 49 19 33 19 79 19 109 0 28 0 70-18 103-16 36-51 58-90 58z">
            <text:p/>
          </draw:path>
          <draw:path draw:style-name="gr3" draw:text-style-name="P9" draw:layer="layout" svg:width="0.39cm" svg:height="0.35cm" svg:x="11.249cm" svg:y="12.443cm" svg:viewBox="0 0 391 351" svg:d="M278 281v70l113-8v-25c-55 0-60-5-60-42v-276l-114 9v24c54 0 59 6 59 43v138c0 67-37 120-93 120-65 0-69-35-69-76v-258l-114 9v24c60 0 60 2 60 71v116c0 61 0 131 120 131 42 0 77-21 98-70z">
            <text:p/>
          </draw:path>
          <draw:path draw:style-name="gr3" draw:text-style-name="P9" draw:layer="layout" svg:width="0.242cm" svg:height="0.484cm" svg:x="11.668cm" svg:y="12.309cm" svg:viewBox="0 0 243 485" svg:d="M120 167h111v-25h-111v-142h-20c0 63-24 146-100 149v18h67v213c0 96 72 105 100 105 55 0 76-54 76-105v-44h-19v44c0 56-23 86-52 86-52 0-52-71-52-85z">
            <text:p/>
          </draw:path>
          <draw:path draw:style-name="gr3" draw:text-style-name="P9" draw:layer="layout" svg:width="0.383cm" svg:height="0.546cm" svg:x="12.235cm" svg:y="12.249cm" svg:viewBox="0 0 384 547" svg:d="M113 246v-246l-113 9v24c55 0 60 6 60 43v462h19c2-2 7-13 28-48 13 18 46 57 102 57 94 0 175-76 175-176 0-99-78-176-166-176-60 0-93 37-105 51zM114 450v-160c0-16 0-16 9-28 30-44 72-49 92-49 35 0 63 19 81 49 21 31 23 75 23 107 0 30-2 76-25 111-16 23-46 49-88 49-34 0-62-19-81-47-11-16-11-18-11-32z">
            <text:p/>
          </draw:path>
          <draw:path draw:style-name="gr3" draw:text-style-name="P9" draw:layer="layout" svg:width="0.379cm" svg:height="0.491cm" svg:x="12.636cm" svg:y="12.451cm" svg:viewBox="0 0 380 492" svg:d="M308 74c19-49 60-49 72-49v-25c-17 2-40 2-58 2-14 0-51-2-69-2v25c25 0 37 14 37 33 0 7 0 9-5 18l-77 191-87-209c-3-7-5-11-5-14 0-19 30-19 44-19v-25c-21 0-72 2-84 2-21 0-53 0-76-2v25c37 0 53 0 63 26l117 283c-4 10-15 35-20 46-17 42-39 96-88 96-5 0-23 0-37-14 25-3 30-21 30-33 0-20-14-32-32-32-15 0-33 9-33 34 0 35 33 61 72 61 48 0 81-44 99-88z">
            <text:p/>
          </draw:path>
          <draw:path draw:style-name="gr3" draw:text-style-name="P9" draw:layer="layout" svg:width="0.298cm" svg:height="0.35cm" svg:x="13.579cm" svg:y="12.443cm" svg:viewBox="0 0 299 351" svg:d="M109 163c23 0 81-1 120-17 54-23 58-69 58-79 0-35-30-67-83-67-86 0-204 76-204 211 0 79 46 140 121 140 113 0 178-82 178-91 0-5-5-10-10-10-4 0-6 1-9 8-62 76-146 76-157 76-60 0-67-65-67-90 0-9 0-33 13-81zM74 146c30-118 109-128 130-128 37 0 57 22 57 49 0 79-124 79-155 79z">
            <text:p/>
          </draw:path>
          <draw:path draw:style-name="gr3" draw:text-style-name="P9" draw:layer="layout" svg:width="0.367cm" svg:height="0.027cm" svg:x="13.963cm" svg:y="12.318cm" svg:viewBox="0 0 368 28" svg:d="M347 28c7 0 21 0 21-14s-12-14-21-14h-326c-9 0-21 0-21 14s12 14 21 14z">
            <text:p/>
          </draw:path>
          <draw:path draw:style-name="gr3" draw:text-style-name="P9" draw:layer="layout" svg:width="0.24cm" svg:height="0.359cm" svg:x="14.421cm" svg:y="12.10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9" draw:layer="layout" svg:width="0.291cm" svg:height="0.245cm" svg:x="14.722cm" svg:y="12.228cm" svg:viewBox="0 0 292 246" svg:d="M109 183c-5 17-23 47-51 47-2 0-18 0-30-7 23-7 25-26 25-30 0-12-9-21-21-21-16 0-32 14-32 34 0 28 30 40 56 40 27 0 48-16 62-39 14 28 44 39 65 39 63 0 95-69 95-84 0-7-7-7-9-7-7 0-7 3-8 10-13 37-44 65-76 65-21 0-34-14-34-35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531cm" svg:height="0.342cm" svg:x="15.357cm" svg:y="12.451cm" svg:viewBox="0 0 532 343" svg:d="M466 74c15-39 39-49 66-49v-25c-18 2-41 2-57 2-23 0-58-2-72-2v25c28 0 44 14 44 37 0 5 0 5-3 15l-71 199-77-216c-2-9-4-11-4-14 0-21 30-21 46-21v-25c-23 0-62 2-81 2-23 0-46 0-69-2v25c29 0 41 1 50 10 3 5 12 28 17 44l-67 186-74-205c-3-11-3-13-3-14 0-21 30-21 46-21v-25c-23 0-67 2-85 2-3 0-44 0-72-2v25c39 0 48 1 58 26l97 274c3 12 7 18 16 18 10 0 12-4 16-16l79-220 79 222c4 8 5 14 16 14 9 0 12-7 14-14z">
            <text:p/>
          </draw:path>
          <draw:path draw:style-name="gr3" draw:text-style-name="P9" draw:layer="layout" svg:width="0.3cm" svg:height="0.356cm" svg:x="15.901cm" svg:y="12.439cm" svg:viewBox="0 0 301 357" svg:d="M65 153c5-116 71-135 97-135 79 0 88 103 88 135zM65 169h217c17 0 19 0 19-16 0-77-42-153-139-153-90 0-162 79-162 177 0 104 81 180 171 180 95 0 130-86 130-102 0-7-7-9-11-9-7 0-8 5-8 11-29 80-99 80-106 80-39 0-70-24-88-52-23-37-23-88-23-116z">
            <text:p/>
          </draw:path>
          <draw:path draw:style-name="gr3" draw:text-style-name="P9" draw:layer="layout" svg:width="0.355cm" svg:height="0.51cm" svg:x="16.503cm" svg:y="12.436cm" svg:viewBox="0 0 356 511" svg:d="M151 218c-68 0-68-77-68-95 0-21 1-46 12-65 7-11 25-32 56-32 67 0 67 78 67 95 0 21 0 46-12 65-7 11-25 32-55 32zM60 248c0-4 0-21 14-37 30 23 62 24 77 24 73 0 125-52 125-112 0-30-12-58-31-76 28-26 56-29 70-29 2 0 5 0 7 0-9 3-12 12-12 21 0 14 10 23 23 23 7 0 23-6 23-23 0-14-11-39-41-39-16 0-49 5-83 37-31-26-65-28-81-28-72 0-126 53-126 112 0 35 17 64 37 81-11 11-25 37-25 63 0 25 11 55 35 69-47 14-72 47-72 79 0 54 77 98 172 98 92 0 173-40 173-100 0-28-12-67-51-89-42-21-86-21-134-21-19 0-53 0-58 0-25-4-42-29-42-53zM172 492c-79 0-132-39-132-79 0-37 30-65 64-67h46c67 0 155 0 155 67 0 40-57 79-133 79z">
            <text:p/>
          </draw:path>
          <draw:path draw:style-name="gr3" draw:text-style-name="P9" draw:layer="layout" svg:width="0.3cm" svg:height="0.356cm" svg:x="16.89cm" svg:y="12.439cm" svg:viewBox="0 0 301 357" svg:d="M65 153c5-116 71-135 97-135 79 0 88 103 88 135zM65 169h217c17 0 19 0 19-16 0-77-42-153-139-153-90 0-162 79-162 177 0 104 81 180 171 180 95 0 130-86 130-102 0-7-7-9-11-9-7 0-8 5-8 11-29 80-99 80-106 80-39 0-70-24-88-52-23-37-23-88-23-116z">
            <text:p/>
          </draw:path>
          <draw:path draw:style-name="gr3" draw:text-style-name="P9" draw:layer="layout" svg:width="0.242cm" svg:height="0.484cm" svg:x="17.226cm" svg:y="12.309cm" svg:viewBox="0 0 243 485" svg:d="M120 167h111v-25h-111v-142h-20c0 63-24 146-100 149v18h67v213c0 96 72 105 100 105 55 0 76-54 76-105v-44h-19v44c0 56-23 86-52 86-52 0-52-71-52-85z">
            <text:p/>
          </draw:path>
          <draw:path draw:style-name="gr3" draw:text-style-name="P9" draw:layer="layout" svg:width="0.091cm" svg:height="0.231cm" svg:x="17.578cm" svg:y="12.703cm" svg:viewBox="0 0 92 232" svg:d="M92 81c0-49-18-81-50-81-28 0-42 21-42 40 0 22 14 43 42 43 13 0 21-6 30-11l2-2c0 0 2 0 2 11 0 51-23 98-58 135-4 4-6 5-6 7 0 7 4 9 9 9 9 0 71-62 71-151z">
            <text:p/>
          </draw:path>
        </draw:g>
        <draw:g>
          <svg:title>TexMaths</svg:title>
          <svg:desc>22§display§4y + 2 \frac{dy}{dx} + 2 \frac{dy}{dx} + \frac{d^2y}{dx^2} =  - e^{-2x} ( A \cos x + B \sin x )   §svg§600§FALSE§</svg:desc>
          <draw:polygon draw:style-name="gr2" draw:text-style-name="P8" draw:layer="layout" svg:width="16.993cm" svg:height="1.625cm" svg:x="4.117cm" svg:y="13.344cm" svg:viewBox="0 0 16994 1626" draw:points="8497,1626 0,1626 0,0 16994,0 16994,1626">
            <text:p/>
          </draw:polygon>
          <draw:path draw:style-name="gr3" draw:text-style-name="P9" draw:layer="layout" svg:width="0.344cm" svg:height="0.523cm" svg:x="4.099cm" svg:y="13.944cm" svg:viewBox="0 0 345 524" svg:d="M206 398v66c0 29 0 37-58 37h-16v23c32-1 72-1 104-1 33 0 74 0 105 1v-23h-15c-58 0-60-8-60-37v-66h79v-25h-79v-354c0-14 0-19-13-19-7 0-8 0-14 9l-239 364v25zM211 373h-190l190-289z">
            <text:p/>
          </draw:path>
          <draw:path draw:style-name="gr3" draw:text-style-name="P9" draw:layer="layout" svg:width="0.358cm" svg:height="0.5cm" svg:x="4.486cm" svg:y="14.127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515cm" svg:height="0.516cm" svg:x="5.086cm" svg:y="14.0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9cm" svg:height="0.516cm" svg:x="5.855cm" svg:y="13.952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69cm" svg:height="0.546cm" svg:x="6.345cm" svg:y="13.40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9" draw:layer="layout" svg:width="0.358cm" svg:height="0.5cm" svg:x="6.739cm" svg:y="13.602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0.846cm" svg:height="0.032cm" svg:x="6.295cm" svg:y="14.259cm" svg:viewBox="0 0 847 33" draw:points="422,33 0,33 0,0 847,0 847,33">
            <text:p/>
          </draw:polygon>
          <draw:path draw:style-name="gr3" draw:text-style-name="P9" draw:layer="layout" svg:width="0.369cm" svg:height="0.546cm" svg:x="6.327cm" svg:y="14.46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9" draw:layer="layout" svg:width="0.386cm" svg:height="0.351cm" svg:x="6.721cm" svg:y="14.6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516cm" svg:x="7.448cm" svg:y="14.0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9cm" svg:height="0.516cm" svg:x="8.217cm" svg:y="13.952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69cm" svg:height="0.546cm" svg:x="8.706cm" svg:y="13.40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9" draw:layer="layout" svg:width="0.358cm" svg:height="0.5cm" svg:x="9.099cm" svg:y="13.602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0.846cm" svg:height="0.032cm" svg:x="8.657cm" svg:y="14.259cm" svg:viewBox="0 0 847 33" draw:points="422,33 0,33 0,0 847,0 847,33">
            <text:p/>
          </draw:polygon>
          <draw:path draw:style-name="gr3" draw:text-style-name="P9" draw:layer="layout" svg:width="0.369cm" svg:height="0.546cm" svg:x="8.689cm" svg:y="14.46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9" draw:layer="layout" svg:width="0.386cm" svg:height="0.351cm" svg:x="9.081cm" svg:y="14.6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516cm" svg:x="9.81cm" svg:y="14.0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69cm" svg:height="0.546cm" svg:x="10.681cm" svg:y="13.40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9" draw:layer="layout" svg:width="0.24cm" svg:height="0.36cm" svg:x="11.086cm" svg:y="13.30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6cm" svg:height="0.5cm" svg:x="11.422cm" svg:y="13.602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10.632cm" svg:y="14.259cm" svg:viewBox="0 0 1193 33" draw:points="597,33 0,33 0,0 1193,0 1193,33">
            <text:p/>
          </draw:polygon>
          <draw:path draw:style-name="gr3" draw:text-style-name="P9" draw:layer="layout" svg:width="0.369cm" svg:height="0.546cm" svg:x="10.663cm" svg:y="14.46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9" draw:layer="layout" svg:width="0.386cm" svg:height="0.351cm" svg:x="11.056cm" svg:y="14.6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11.51cm" svg:y="14.41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12.173cm" svg:y="14.1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3.011cm" svg:y="14.259cm" svg:viewBox="0 0 473 33" svg:d="M447 33c12 0 26 0 26-17 0-16-14-16-26-16h-421c-12 0-26 0-26 16 0 17 14 17 26 17z">
            <text:p/>
          </draw:path>
          <draw:path draw:style-name="gr3" draw:text-style-name="P9" draw:layer="layout" svg:width="0.298cm" svg:height="0.351cm" svg:x="13.583cm" svg:y="14.12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67cm" svg:height="0.027cm" svg:x="13.967cm" svg:y="14cm" svg:viewBox="0 0 368 28" svg:d="M347 28c7 0 21 0 21-14s-12-14-21-14h-326c-9 0-21 0-21 14s12 14 21 14z">
            <text:p/>
          </draw:path>
          <draw:path draw:style-name="gr3" draw:text-style-name="P9" draw:layer="layout" svg:width="0.24cm" svg:height="0.36cm" svg:x="14.426cm" svg:y="13.78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14.725cm" svg:y="13.91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18cm" svg:height="0.773cm" svg:x="15.165cm" svg:y="13.88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53cm" svg:height="0.555cm" svg:x="15.417cm" svg:y="13.914cm" svg:viewBox="0 0 531 556" svg:d="M111 466c-30 51-60 64-95 65-9 0-16 0-16 16 0 4 4 9 11 9 21 0 44-4 66-4 25 0 53 4 78 4 3 0 14 0 14-16 0-9-7-9-12-9-18-1-37-8-37-28 0-9 5-17 12-28l58-99h195c2 16 13 122 13 129 0 25-41 26-57 26-10 0-19 0-19 16 0 9 11 9 12 9 32 0 65-4 97-4 20 0 67 4 86 4 6 0 14 0 14-16 0-9-7-9-17-9-48 0-48-5-49-28l-48-484c-2-15-2-19-16-19-12 0-14 5-19 12zM204 352l153-255 25 255z">
            <text:p/>
          </draw:path>
          <draw:path draw:style-name="gr3" draw:text-style-name="P9" draw:layer="layout" svg:width="0.295cm" svg:height="0.356cm" svg:x="16.124cm" svg:y="14.121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16.464cm" svg:y="14.12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6.855cm" svg:y="14.12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86cm" svg:height="0.351cm" svg:x="17.284cm" svg:y="14.1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516cm" svg:x="17.92cm" svg:y="14.0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553cm" svg:height="0.529cm" svg:x="18.682cm" svg:y="13.94cm" svg:viewBox="0 0 554 530" svg:d="M92 470c-8 30-9 35-71 35-14 0-21 0-21 16 0 9 7 9 21 9h276c124 0 215-92 215-168 0-56-46-100-120-109 80-15 162-72 162-146 0-58-51-107-144-107h-260c-16 0-23 0-23 16 0 9 7 9 21 9 2 0 16 0 30 1 14 0 21 2 21 13 0 1-2 5-4 14zM209 246l48-193c7-27 9-28 42-28h100c67 0 85 45 85 79 0 68-67 142-162 142zM174 505c-10 0-12 0-17 0-7 0-11-2-11-7 0-4 0-5 5-19l53-217h146c74 0 90 58 90 92 0 77-69 151-160 151z">
            <text:p/>
          </draw:path>
          <draw:path draw:style-name="gr3" draw:text-style-name="P9" draw:layer="layout" svg:width="0.254cm" svg:height="0.356cm" svg:x="19.43cm" svg:y="14.12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166cm" svg:height="0.518cm" svg:x="19.734cm" svg:y="13.95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19.947cm" svg:y="14.12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86cm" svg:height="0.351cm" svg:x="20.503cm" svg:y="14.1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18cm" svg:height="0.773cm" svg:x="20.968cm" svg:y="13.88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draw:frame presentation:style-name="pr10" draw:text-style-name="P7" draw:layer="layout" svg:width="26.6cm" svg:height="14.2cm" svg:x="0.8cm" svg:y="0.6cm" presentation:class="subtitle" presentation:user-transformed="true">
          <draw:text-box>
            <text:p text:style-name="P6"><text:span text:style-name="T8"><text:tab/></text:span></text:p>
          </draw:text-box>
        </draw:frame>
        <draw:g>
          <svg:title>TexMaths</svg:title>
          <svg:desc>22§display§\frac{d^2y}{dx^2} + 4 \frac{dy}{dx} + 4y  =  - y§svg§600§FALSE§</svg:desc>
          <draw:polygon draw:style-name="gr2" draw:text-style-name="P8" draw:layer="layout" svg:width="7.318cm" svg:height="1.625cm" svg:x="3.238cm" svg:y="0.345cm" svg:viewBox="0 0 7319 1626" draw:points="3658,1626 0,1626 0,0 7319,0 7319,1626">
            <text:p/>
          </draw:polygon>
          <draw:path draw:style-name="gr3" draw:text-style-name="P9" draw:layer="layout" svg:width="0.369cm" svg:height="0.546cm" svg:x="3.248cm" svg:y="0.41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24cm" svg:height="0.36cm" svg:x="3.653cm" svg:y="0.30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3.987cm" svg:y="0.603cm" svg:viewBox="0 0 359 501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0 0 160-70 181-158z">
            <text:p/>
          </draw:path>
          <draw:polygon draw:style-name="gr3" draw:text-style-name="P9" draw:layer="layout" svg:width="1.192cm" svg:height="0.032cm" svg:x="3.199cm" svg:y="1.26cm" svg:viewBox="0 0 1193 33" draw:points="597,33 0,33 0,0 1193,0 1193,33">
            <text:p/>
          </draw:polygon>
          <draw:path draw:style-name="gr3" draw:text-style-name="P9" draw:layer="layout" svg:width="0.369cm" svg:height="0.546cm" svg:x="3.231cm" svg:y="1.46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3.623cm" svg:y="1.657cm" svg:viewBox="0 0 387 352" svg:d="M238 109c3-21 21-91 75-91 6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81-55 83-60 9 30 37 60 83 60 81 0 124-100 124-120 0-7-7-7-8-7-7 0-9 2-11 7-24 85-79 102-104 102-30 0-42-24-42-51 0-17 5-33 14-68z">
            <text:p/>
          </draw:path>
          <draw:path draw:style-name="gr3" draw:text-style-name="P9" draw:layer="layout" svg:width="0.24cm" svg:height="0.36cm" svg:x="4.077cm" svg:y="1.41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4.698cm" svg:y="1.01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44cm" svg:height="0.523cm" svg:x="5.45cm" svg:y="0.945cm" svg:viewBox="0 0 345 524" svg:d="M208 398v66c0 29-2 37-60 37h-16v23c32-1 72-1 104-1 33 0 74 0 105 1v-23h-15c-59 0-60-8-60-37v-66h79v-25h-79v-354c0-14 0-19-13-19-7 0-8 0-14 9l-239 364v25zM211 373h-190l190-289z">
            <text:p/>
          </draw:path>
          <draw:path draw:style-name="gr3" draw:text-style-name="P9" draw:layer="layout" svg:width="0.369cm" svg:height="0.546cm" svg:x="5.955cm" svg:y="0.41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58cm" svg:height="0.5cm" svg:x="6.349cm" svg:y="0.603cm" svg:viewBox="0 0 359 501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0 0 160-70 181-158z">
            <text:p/>
          </draw:path>
          <draw:polygon draw:style-name="gr3" draw:text-style-name="P9" draw:layer="layout" svg:width="0.845cm" svg:height="0.032cm" svg:x="5.907cm" svg:y="1.26cm" svg:viewBox="0 0 846 33" draw:points="422,33 0,33 0,0 846,0 846,33">
            <text:p/>
          </draw:polygon>
          <draw:path draw:style-name="gr3" draw:text-style-name="P9" draw:layer="layout" svg:width="0.369cm" svg:height="0.546cm" svg:x="5.937cm" svg:y="1.46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86cm" svg:height="0.351cm" svg:x="6.331cm" svg:y="1.657cm" svg:viewBox="0 0 387 352" svg:d="M238 109c3-21 21-91 75-91 4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79-55 83-60 9 30 37 60 83 60 81 0 124-100 124-120 0-7-7-7-8-7-7 0-9 2-11 7-26 85-79 102-104 102-30 0-42-24-42-51 0-17 5-33 14-68z">
            <text:p/>
          </draw:path>
          <draw:path draw:style-name="gr3" draw:text-style-name="P9" draw:layer="layout" svg:width="0.515cm" svg:height="0.516cm" svg:x="7.06cm" svg:y="1.01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44cm" svg:height="0.523cm" svg:x="7.811cm" svg:y="0.945cm" svg:viewBox="0 0 345 524" svg:d="M206 398v66c0 29 0 37-58 37h-16v23c32-1 72-1 104-1 33 0 74 0 105 1v-23h-15c-59 0-60-8-60-37v-66h79v-25h-79v-354c0-14 0-19-13-19-7 0-8 0-14 9l-239 364v25zM211 373h-190l190-289z">
            <text:p/>
          </draw:path>
          <draw:path draw:style-name="gr3" draw:text-style-name="P9" draw:layer="layout" svg:width="0.358cm" svg:height="0.5cm" svg:x="8.198cm" svg:y="1.128cm" svg:viewBox="0 0 359 501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0 0 160-70 181-158z">
            <text:p/>
          </draw:path>
          <draw:path draw:style-name="gr3" draw:text-style-name="P9" draw:layer="layout" svg:width="0.515cm" svg:height="0.182cm" svg:x="8.841cm" svg:y="1.1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9.676cm" svg:y="1.26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0.236cm" svg:y="1.128cm" svg:viewBox="0 0 359 501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0 0 160-70 181-158z">
            <text:p/>
          </draw:path>
        </draw:g>
        <draw:g>
          <svg:title>TexMaths</svg:title>
          <svg:desc>22§display§.\ .\ . \ [ \text {From (1)} ] §svg§600§FALSE§</svg:desc>
          <draw:polygon draw:style-name="gr2" draw:text-style-name="P8" draw:layer="layout" svg:width="4.699cm" svg:height="0.696cm" svg:x="12.388cm" svg:y="0.938cm" svg:viewBox="0 0 4700 697" draw:points="2350,697 0,697 0,0 4700,0 4700,697">
            <text:p/>
          </draw:polygon>
          <draw:path draw:style-name="gr3" draw:text-style-name="P9" draw:layer="layout" svg:width="0.083cm" svg:height="0.083cm" svg:x="12.416cm" svg:y="1.39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2.888cm" svg:y="1.39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3.362cm" svg:y="1.397cm" svg:viewBox="0 0 84 84" svg:d="M84 42c0-23-19-42-42-42s-42 19-42 42 19 42 42 42 42-19 42-42z">
            <text:p/>
          </draw:path>
          <draw:polygon draw:style-name="gr3" draw:text-style-name="P9" draw:layer="layout" svg:width="0.106cm" svg:height="0.773cm" svg:x="13.858cm" svg:y="0.899cm" svg:viewBox="0 0 107 774" draw:points="107,774 107,744 32,744 32,32 107,32 107,0 0,0 0,774">
            <text:p/>
          </draw:polygon>
          <draw:path draw:style-name="gr3" draw:text-style-name="P9" draw:layer="layout" svg:width="0.446cm" svg:height="0.527cm" svg:x="14.008cm" svg:y="0.954cm" svg:viewBox="0 0 447 528" svg:d="M426 0h-426v25h19c60 0 60 8 60 35v406c0 28 0 37-60 37h-19v25c26-4 88-4 118-4 32 0 102 0 130 4v-25h-24c-74 0-74-10-74-37v-192h67c73 0 81 27 81 92h19v-206h-19c0 65-8 92-81 92h-67v-197c0-25 1-30 37-30h93c116 0 135 42 148 149h19z">
            <text:p/>
          </draw:path>
          <draw:path draw:style-name="gr3" draw:text-style-name="P9" draw:layer="layout" svg:width="0.261cm" svg:height="0.342cm" svg:x="14.444cm" svg:y="1.13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14.747cm" svg:y="1.133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9" draw:layer="layout" svg:width="0.605cm" svg:height="0.342cm" svg:x="15.136cm" svg:y="1.136cm" svg:viewBox="0 0 606 343" svg:d="M60 76v209c0 33-9 33-60 33v25c26 0 67-2 88-2 19 0 60 2 86 2v-25c-51 0-60 0-60-33v-144c0-81 55-123 104-123 50 0 58 42 58 86v181c0 33-8 33-59 33v25c26 0 65-2 86-2s61 2 88 2v-25c-53 0-62 0-62-33v-144c0-81 57-123 106-123s56 42 56 86v181c0 33-7 33-60 33v25c27 0 67-2 88-2 20 0 60 2 87 2v-25c-41 0-60 0-60-22v-148c0-67 0-92-25-120-10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16.09cm" svg:y="0.89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256cm" svg:height="0.516cm" svg:x="16.384cm" svg:y="0.96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6.745cm" svg:y="0.89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olygon draw:style-name="gr3" draw:text-style-name="P9" draw:layer="layout" svg:width="0.106cm" svg:height="0.773cm" svg:x="17.02cm" svg:y="0.899cm" svg:viewBox="0 0 107 774" draw:points="107,0 0,0 0,32 76,32 76,744 0,744 0,774 107,774">
            <text:p/>
          </draw:polygon>
        </draw:g>
        <draw:g>
          <svg:title>TexMaths</svg:title>
          <svg:desc>22§display§\frac{d^2y}{dx^2} + 4 \frac{dy}{dx} + 5y  =  0§svg§600§FALSE§</svg:desc>
          <draw:polygon draw:style-name="gr2" draw:text-style-name="P8" draw:layer="layout" svg:width="6.694cm" svg:height="1.625cm" svg:x="3.238cm" svg:y="2.447cm" svg:viewBox="0 0 6695 1626" draw:points="3347,1626 0,1626 0,0 6695,0 6695,1626">
            <text:p/>
          </draw:polygon>
          <draw:path draw:style-name="gr3" draw:text-style-name="P9" draw:layer="layout" svg:width="0.369cm" svg:height="0.546cm" svg:x="3.248cm" svg:y="2.51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24cm" svg:height="0.36cm" svg:x="3.653cm" svg:y="2.40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3.987cm" svg:y="2.705cm" svg:viewBox="0 0 359 501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3.199cm" svg:y="3.362cm" svg:viewBox="0 0 1193 33" draw:points="597,33 0,33 0,0 1193,0 1193,33">
            <text:p/>
          </draw:polygon>
          <draw:path draw:style-name="gr3" draw:text-style-name="P9" draw:layer="layout" svg:width="0.369cm" svg:height="0.546cm" svg:x="3.231cm" svg:y="3.564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3.623cm" svg:y="3.7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24cm" svg:height="0.36cm" svg:x="4.077cm" svg:y="3.51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4.698cm" svg:y="3.12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44cm" svg:height="0.523cm" svg:x="5.45cm" svg:y="3.047cm" svg:viewBox="0 0 345 524" svg:d="M208 398v66c0 29-2 37-60 37h-16v23c32-1 72-1 104-1 33 0 74 0 105 1v-23h-15c-58 0-60-8-60-37v-66h79v-25h-79v-354c0-14 0-19-13-19-7 0-8 0-14 9l-239 364v25zM211 373h-190l190-289z">
            <text:p/>
          </draw:path>
          <draw:path draw:style-name="gr3" draw:text-style-name="P9" draw:layer="layout" svg:width="0.369cm" svg:height="0.546cm" svg:x="5.955cm" svg:y="2.51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58cm" svg:height="0.5cm" svg:x="6.349cm" svg:y="2.705cm" svg:viewBox="0 0 359 501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46cm" svg:height="0.032cm" svg:x="5.907cm" svg:y="3.362cm" svg:viewBox="0 0 847 33" draw:points="422,33 0,33 0,0 847,0 847,33">
            <text:p/>
          </draw:polygon>
          <draw:path draw:style-name="gr3" draw:text-style-name="P9" draw:layer="layout" svg:width="0.369cm" svg:height="0.546cm" svg:x="5.937cm" svg:y="3.564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86cm" svg:height="0.351cm" svg:x="6.332cm" svg:y="3.7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516cm" svg:x="7.06cm" svg:y="3.12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9cm" svg:height="0.532cm" svg:x="7.827cm" svg:y="3.055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9" draw:layer="layout" svg:width="0.358cm" svg:height="0.5cm" svg:x="8.199cm" svg:y="3.23cm" svg:viewBox="0 0 359 501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515cm" svg:height="0.182cm" svg:x="8.841cm" svg:y="3.2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9.644cm" svg:y="3.055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draw:g>
          <svg:title>TexMaths</svg:title>
          <svg:desc>22§display§\text {is the required differential equation.}§svg§600§FALSE§</svg:desc>
          <draw:polygon draw:style-name="gr2" draw:text-style-name="P8" draw:layer="layout" svg:width="11.98cm" svg:height="0.619cm" svg:x="10.604cm" svg:y="3.048cm" svg:viewBox="0 0 11981 620" draw:points="5991,620 0,620 0,0 11981,0 11981,620">
            <text:p/>
          </draw:polygon>
          <draw:path draw:style-name="gr3" draw:text-style-name="P9" draw:layer="layout" svg:width="0.166cm" svg:height="0.518cm" svg:x="10.59cm" svg:y="3.0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10.806cm" svg:y="3.20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11.357cm" svg:y="3.07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11.669cm" svg:y="3.01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12.095cm" svg:y="3.2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2.697cm" svg:y="3.21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2.999cm" svg:y="3.2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3.348cm" svg:y="3.213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13.754cm" svg:y="3.213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14.184cm" svg:y="3.0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14.395cm" svg:y="3.21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4.698cm" svg:y="3.2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15.046cm" svg:y="3.018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383cm" svg:height="0.546cm" svg:x="15.732cm" svg:y="3.018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166cm" svg:height="0.518cm" svg:x="16.162cm" svg:y="3.0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465cm" svg:height="0.546cm" svg:x="16.371cm" svg:y="3.009cm" svg:viewBox="0 0 466 547" svg:d="M327 236h88v-23h-91v-90c0-70 39-105 72-105 3 0 14 0 26 5-8 3-23 12-23 32 0 17 13 33 34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9" draw:layer="layout" svg:width="0.3cm" svg:height="0.356cm" svg:x="16.824cm" svg:y="3.2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7.167cm" svg:y="3.21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7.471cm" svg:y="3.2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7.818cm" svg:y="3.21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242cm" svg:height="0.485cm" svg:x="18.216cm" svg:y="3.07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8.527cm" svg:y="3.0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9cm" svg:height="0.356cm" svg:x="18.749cm" svg:y="3.20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9.127cm" svg:y="3.018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cm" svg:height="0.356cm" svg:x="19.597cm" svg:y="3.2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9.946cm" svg:y="3.213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20.352cm" svg:y="3.213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349cm" svg:height="0.356cm" svg:x="20.789cm" svg:y="3.20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244cm" svg:height="0.485cm" svg:x="21.158cm" svg:y="3.07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166cm" svg:height="0.518cm" svg:x="21.47cm" svg:y="3.0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21.679cm" svg:y="3.20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9cm" svg:height="0.342cm" svg:x="22.07cm" svg:y="3.21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22.542cm" svg:y="3.472cm" svg:viewBox="0 0 84 84" svg:d="M84 42c0-23-19-42-42-42s-42 19-42 42 19 42 42 42 42-19 42-42z">
            <text:p/>
          </draw:path>
        </draw:g>
        <draw:g>
          <svg:title>TexMaths</svg:title>
          <svg:desc>24§display§(vi) \ \text {Given equation is } \ ( y - a)^2 = 4 (x - b)§svg§600§FALSE§</svg:desc>
          <draw:polygon draw:style-name="gr2" draw:text-style-name="P8" draw:layer="layout" svg:width="15.548cm" svg:height="0.867cm" svg:x="2.19cm" svg:y="4.646cm" svg:viewBox="0 0 15549 868" draw:points="7774,868 0,868 0,0 15549,0 15549,868">
            <text:p/>
          </draw:polygon>
          <draw:path draw:style-name="gr3" draw:text-style-name="P9" draw:layer="layout" svg:width="0.197cm" svg:height="0.844cm" svg:x="2.23cm" svg:y="4.712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371cm" svg:height="0.383cm" svg:x="2.501cm" svg:y="4.971cm" svg:viewBox="0 0 372 384" svg:d="M372 60c0-47-23-60-38-60-21 0-40 21-40 40 0 12 4 18 13 25 17 18 29 41 29 71 0 35-52 229-152 229-42 0-61-29-61-73 0-48 23-109 48-181 6-13 11-25 11-42 0-38-28-69-71-69-78 0-111 123-111 131 0 7 8 7 10 7 9 0 9 0 13-15 25-85 61-104 86-104 8 0 22 0 22 27 0 21-8 44-14 60-38 98-50 136-50 173 0 92 75 105 115 105 142 0 190-280 190-324z">
            <text:p/>
          </draw:path>
          <draw:path draw:style-name="gr3" draw:text-style-name="P9" draw:layer="layout" svg:width="0.224cm" svg:height="0.568cm" svg:x="2.939cm" svg:y="4.787cm" svg:viewBox="0 0 225 569" svg:d="M217 31c0-18-12-31-31-31-23 0-46 21-46 44 0 17 12 31 33 31 19 0 44-19 44-44zM152 350c11-25 11-27 19-50 8-18 11-29 11-44 0-39-26-70-71-70-78 0-111 121-111 129 0 10 8 10 10 10 9 0 9-2 13-16 23-80 58-105 86-105 8 0 22 0 22 27 0 19-6 36-10 44-6 23-44 121-58 157-9 21-19 50-19 68 0 40 29 69 69 69 81 0 112-123 112-131s-8-8-10-8c-10 0-10 2-13 16-16 54-45 105-87 105-15 0-21-9-21-28 0-22 6-33 25-85z">
            <text:p/>
          </draw:path>
          <draw:path draw:style-name="gr3" draw:text-style-name="P9" draw:layer="layout" svg:width="0.197cm" svg:height="0.844cm" svg:x="3.254cm" svg:y="4.712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573cm" svg:height="0.614cm" svg:x="3.862cm" svg:y="4.75cm" svg:viewBox="0 0 574 615" svg:d="M455 544c10 19 44 52 54 52 8 0 8-6 8-20v-148c0-32 3-36 57-36v-27c-31 2-77 4-102 4-34 0-107 0-136-4v27h27c75 0 79 10 79 40v54c0 96-108 104-133 104-54 0-223-31-223-283 0-253 167-280 219-280 91 0 167 75 185 200 2 11 2 15 13 15 14 0 14-4 14-21v-200c0-15 0-21-10-21-4 0-6 0-14 10l-42 63c-27-27-73-73-157-73-158 0-294 134-294 307s136 308 296 308c61 0 130-21 159-71z">
            <text:p/>
          </draw:path>
          <draw:path draw:style-name="gr3" draw:text-style-name="P9" draw:layer="layout" svg:width="0.181cm" svg:height="0.566cm" svg:x="4.504cm" svg:y="4.7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14cm" svg:height="0.374cm" svg:x="4.726cm" svg:y="4.981cm" svg:viewBox="0 0 415 375" svg:d="M336 83c8-20 23-56 79-56v-27c-19 2-44 2-64 2-21 0-59-2-75-2v27c33 0 43 19 43 36 0 8-2 10-6 20l-86 217-96-237c-4-11-4-13-4-15 0-21 32-21 48-21v-27c-25 0-73 2-92 2-23 0-58 0-83-2v27c54 0 58 4 67 31l123 301c6 12 6 16 17 16 12 0 16-8 18-16z">
            <text:p/>
          </draw:path>
          <draw:path draw:style-name="gr3" draw:text-style-name="P9" draw:layer="layout" svg:width="0.327cm" svg:height="0.389cm" svg:x="5.157cm" svg:y="4.9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425cm" svg:height="0.374cm" svg:x="5.535cm" svg:y="4.9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327cm" svg:height="0.389cm" svg:x="6.282cm" svg:y="4.9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418cm" svg:height="0.537cm" svg:x="6.662cm" svg:y="4.971cm" svg:viewBox="0 0 419 538" svg:d="M294 323v152c0 38-10 38-67 38v25c28 0 73-2 96-2s65 2 96 2v-25c-58 0-68 0-68-38v-475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9" draw:layer="layout" svg:width="0.425cm" svg:height="0.383cm" svg:x="7.105cm" svg:y="4.971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9" draw:layer="layout" svg:width="0.381cm" svg:height="0.389cm" svg:x="7.582cm" svg:y="4.967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266cm" svg:height="0.529cm" svg:x="7.985cm" svg:y="4.825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9" draw:layer="layout" svg:width="0.181cm" svg:height="0.566cm" svg:x="8.325cm" svg:y="4.7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8.553cm" svg:y="4.967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9" draw:layer="layout" svg:width="0.425cm" svg:height="0.374cm" svg:x="8.979cm" svg:y="4.9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181cm" svg:height="0.566cm" svg:x="9.73cm" svg:y="4.7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277cm" svg:height="0.389cm" svg:x="9.964cm" svg:y="4.967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197cm" svg:height="0.844cm" svg:x="10.915cm" svg:y="4.712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391cm" svg:height="0.547cm" svg:x="11.184cm" svg:y="4.971cm" svg:viewBox="0 0 392 548" svg:d="M388 52c4-12 4-14 4-19 0-16-14-23-25-23-10 0-23 3-31 17-2 4-8 31-12 46-5 21-11 44-17 67l-38 154c-2 11-39 71-96 71-42 0-52-36-52-69 0-39 15-90 44-165 14-35 15-45 15-62 0-38-26-69-69-69-80 0-111 123-111 131 0 7 8 7 10 7 9 0 9-2 13-15 23-79 58-104 86-104 6 0 22 0 22 27 0 21-8 42-16 60-32 88-48 138-48 176 0 75 54 102 104 102 33 0 61-15 84-38-9 44-21 84-53 131-23 28-56 53-94 53-12 0-50-4-64-36 14 0 23 0 35-10 9-7 17-19 17-34 0-27-23-31-31-31-19 0-48 13-48 56 0 42 39 73 91 73 88 0 174-77 197-173z">
            <text:p/>
          </draw:path>
          <draw:path draw:style-name="gr3" draw:text-style-name="P9" draw:layer="layout" svg:width="0.516cm" svg:height="0.036cm" svg:x="11.861cm" svg:y="5.117cm" svg:viewBox="0 0 517 37" svg:d="M488 37c13 0 29 0 29-20 0-17-16-17-29-17h-459c-14 0-29 0-29 17 0 20 15 20 29 20z">
            <text:p/>
          </draw:path>
          <draw:path draw:style-name="gr3" draw:text-style-name="P9" draw:layer="layout" svg:width="0.387cm" svg:height="0.383cm" svg:x="12.668cm" svg:y="4.971cm" svg:viewBox="0 0 388 384" svg:d="M282 54c-15-31-40-54-78-54-98 0-204 125-204 248 0 81 46 136 113 136 18 0 60-4 110-63 7 34 36 63 77 63 30 0 49-19 63-46 13-31 25-82 25-84 0-8-8-8-10-8-7 0-9 2-11 15-16 54-31 104-66 104-23 0-25-21-25-38 0-20 2-25 12-64 10-34 10-44 17-75l31-119c6-25 6-25 6-29 0-15-10-23-23-23-21 0-35 20-37 37zM227 275c-4 15-4 15-16 30-38 47-73 60-96 60-42 0-55-46-55-79 0-42 26-148 48-186 24-50 63-81 97-81 56 0 68 69 68 75 0 4-2 10-4 14z">
            <text:p/>
          </draw:path>
          <draw:path draw:style-name="gr3" draw:text-style-name="P9" draw:layer="layout" svg:width="0.197cm" svg:height="0.844cm" svg:x="13.129cm" svg:y="4.712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262cm" svg:height="0.393cm" svg:x="13.446cm" svg:y="4.604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9" draw:layer="layout" svg:width="0.562cm" svg:height="0.199cm" svg:x="14.068cm" svg:y="5.03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375cm" svg:height="0.572cm" svg:x="14.936cm" svg:y="4.773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9" draw:layer="layout" svg:width="0.197cm" svg:height="0.844cm" svg:x="15.417cm" svg:y="4.712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421cm" svg:height="0.383cm" svg:x="15.686cm" svg:y="4.971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9" draw:layer="layout" svg:width="0.516cm" svg:height="0.036cm" svg:x="16.401cm" svg:y="5.117cm" svg:viewBox="0 0 517 37" svg:d="M488 37c13 0 29 0 29-20 0-17-16-17-29-17h-459c-14 0-29 0-29 17 0 20 15 20 29 20z">
            <text:p/>
          </draw:path>
          <draw:path draw:style-name="gr3" draw:text-style-name="P9" draw:layer="layout" svg:width="0.312cm" svg:height="0.597cm" svg:x="17.215cm" svg:y="4.76cm" svg:viewBox="0 0 313 598" svg:d="M163 10c0-2 0-10-11-10-20 0-81 8-104 8-6 2-15 2-15 17 0 12 7 12 19 12 42 0 44 5 44 13 0 6-8 35-13 52l-70 277c-9 42-13 55-13 86 0 79 44 133 108 133 99 0 205-127 205-248 0-79-46-137-113-137-39 0-75 25-100 52zM83 329c5-18 5-20 13-29 42-56 79-68 102-68 30 0 54 25 54 79 0 50-29 148-45 181-27 56-67 86-99 86-29 0-56-23-56-84 0-18 0-33 13-87z">
            <text:p/>
          </draw:path>
          <draw:path draw:style-name="gr3" draw:text-style-name="P9" draw:layer="layout" svg:width="0.197cm" svg:height="0.844cm" svg:x="17.585cm" svg:y="4.712cm" svg:viewBox="0 0 198 845" svg:d="M198 423c0-66-10-167-56-264-52-103-125-159-134-159-4 0-8 4-8 8s0 5 15 21c85 82 133 217 133 394 0 144-31 294-136 399-12 12-12 14-12 16 0 5 4 7 8 7 9 0 86-57 136-165 44-92 54-186 54-257z">
            <text:p/>
          </draw:path>
        </draw:g>
        <draw:g>
          <svg:title>TexMaths</svg:title>
          <svg:desc>22§display§\text {Diff. }w.\ r.\ t. \ x §svg§600§FALSE§</svg:desc>
          <draw:polygon draw:style-name="gr2" draw:text-style-name="P8" draw:layer="layout" svg:width="4.744cm" svg:height="0.477cm" svg:x="4.002cm" svg:y="5.946cm" svg:viewBox="0 0 4745 478" draw:points="2372,478 0,478 0,0 4745,0 4745,478">
            <text:p/>
          </draw:polygon>
          <draw:path draw:style-name="gr3" draw:text-style-name="P9" draw:layer="layout" svg:width="0.52cm" svg:height="0.53cm" svg:x="3.99cm" svg:y="5.925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58cm" svg:y="5.93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789cm" svg:y="5.907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287cm" svg:y="6.371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801cm" svg:y="6.111cm" svg:viewBox="0 0 514 353" svg:d="M336 79c4-16 11-46 11-49 0-14-11-21-21-21-11 0-25 5-30 21-2 5-39 155-44 174-6 23-7 37-7 52 0 8 0 10 1 14-17 42-42 65-72 65-61 0-61-56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419cm" svg:y="6.371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848cm" svg:y="6.111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22cm" svg:y="6.371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644cm" svg:y="5.969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971cm" svg:y="6.371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399cm" svg:y="6.111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2(y - a) \frac{d}{dx}( y - a ) = 4 \frac{d}{dx}( x - b )§svg§600§FALSE§</svg:desc>
          <draw:polygon draw:style-name="gr2" draw:text-style-name="P8" draw:layer="layout" svg:width="10.753cm" svg:height="1.522cm" svg:x="3.895cm" svg:y="6.945cm" svg:viewBox="0 0 10754 1523" draw:points="5376,1523 0,1523 0,0 10754,0 10754,1523">
            <text:p/>
          </draw:polygon>
          <draw:path draw:style-name="gr3" draw:text-style-name="P9" draw:layer="layout" svg:width="0.309cm" svg:height="0.517cm" svg:x="3.895cm" svg:y="7.45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9" draw:layer="layout" svg:width="0.18cm" svg:height="0.774cm" svg:x="4.319cm" svg:y="7.38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58cm" svg:height="0.501cm" svg:x="4.565cm" svg:y="7.624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472cm" svg:height="0.032cm" svg:x="5.187cm" svg:y="7.756cm" svg:viewBox="0 0 473 33" svg:d="M447 33c12 0 26 0 26-17 0-16-14-16-26-16h-421c-12 0-26 0-26 16 0 17 14 17 26 17z">
            <text:p/>
          </draw:path>
          <draw:path draw:style-name="gr3" draw:text-style-name="P9" draw:layer="layout" svg:width="0.354cm" svg:height="0.351cm" svg:x="5.926cm" svg:y="7.624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18cm" svg:height="0.774cm" svg:x="6.348cm" svg:y="7.387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69cm" svg:height="0.546cm" svg:x="6.95cm" svg:y="6.906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olygon draw:style-name="gr3" draw:text-style-name="P9" draw:layer="layout" svg:width="0.845cm" svg:height="0.032cm" svg:x="6.697cm" svg:y="7.756cm" svg:viewBox="0 0 846 33" draw:points="422,33 0,33 0,0 846,0 846,33">
            <text:p/>
          </draw:polygon>
          <draw:path draw:style-name="gr3" draw:text-style-name="P9" draw:layer="layout" svg:width="0.369cm" svg:height="0.546cm" svg:x="6.728cm" svg:y="7.961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7.123cm" svg:y="8.1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18cm" svg:height="0.774cm" svg:x="7.71cm" svg:y="7.38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56cm" svg:height="0.501cm" svg:x="7.957cm" svg:y="7.624cm" svg:viewBox="0 0 357 502" svg:d="M355 48c2-11 2-13 2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472cm" svg:height="0.032cm" svg:x="8.578cm" svg:y="7.756cm" svg:viewBox="0 0 473 33" svg:d="M447 33c12 0 26 0 26-17 0-16-14-16-26-16h-421c-12 0-26 0-26 16 0 17 14 17 26 17z">
            <text:p/>
          </draw:path>
          <draw:path draw:style-name="gr3" draw:text-style-name="P9" draw:layer="layout" svg:width="0.354cm" svg:height="0.351cm" svg:x="9.317cm" svg:y="7.624cm" svg:viewBox="0 0 355 352" svg:d="M259 49c-14-28-37-49-72-49-90 0-187 114-187 227 0 74 42 125 104 125 16 0 54-3 100-58 7 32 34 58 71 58 28 0 45-18 58-42 12-28 22-76 22-78 0-7-7-7-8-7-9 0-9 2-11 14-14 50-28 95-60 95-21 0-23-19-23-35 0-17 2-23 11-58 9-32 9-40 16-68l28-110c5-23 5-23 5-26 0-14-9-21-21-21-19 0-32 17-33 33zM208 252c-4 14-4 14-16 28-34 42-65 54-86 54-41 0-51-42-51-72 0-38 24-135 44-170 22-46 58-74 89-74 51 0 62 63 62 68 0 4-2 9-4 13z">
            <text:p/>
          </draw:path>
          <draw:path draw:style-name="gr3" draw:text-style-name="P9" draw:layer="layout" svg:width="0.18cm" svg:height="0.774cm" svg:x="9.739cm" svg:y="7.387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515cm" svg:height="0.182cm" svg:x="10.255cm" svg:y="7.6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4cm" svg:x="11.049cm" svg:y="7.443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9" draw:layer="layout" svg:width="0.369cm" svg:height="0.546cm" svg:x="11.758cm" svg:y="6.906cm" svg:viewBox="0 0 370 547" svg:d="M370 9c0-2 0-9-11-9s-84 7-99 9c-5 0-10 3-10 14 0 10 7 10 19 10 37 0 39 6 39 13l-2 16-47 183c-14-28-37-50-72-50-90 0-187 115-187 228 0 73 42 124 104 124 16 0 54-3 100-58 7 32 34 58 71 58 28 0 45-17 58-44 12-26 22-73 22-75 0-9-7-9-8-9-9 0-9 4-11 14-14 51-28 97-60 97-21 0-23-19-23-35 0-20 2-25 6-37zM208 445c-4 14-4 16-16 30-34 43-65 55-86 55-39 0-51-42-51-72 0-39 26-136 44-171 22-46 58-74 89-74 51 0 62 63 62 69 0 3-2 8-4 12z">
            <text:p/>
          </draw:path>
          <draw:polygon draw:style-name="gr3" draw:text-style-name="P9" draw:layer="layout" svg:width="0.845cm" svg:height="0.032cm" svg:x="11.506cm" svg:y="7.756cm" svg:viewBox="0 0 846 33" draw:points="422,33 0,33 0,0 846,0 846,33">
            <text:p/>
          </draw:polygon>
          <draw:path draw:style-name="gr3" draw:text-style-name="P9" draw:layer="layout" svg:width="0.369cm" svg:height="0.546cm" svg:x="11.538cm" svg:y="7.961cm" svg:viewBox="0 0 370 547" svg:d="M370 9c0-2 0-9-11-9s-84 7-99 9c-5 0-10 3-10 14 0 10 7 10 19 10 37 0 39 6 39 13l-2 16-47 183c-14-28-37-50-72-50-90 0-187 115-187 228 0 73 42 124 104 124 16 0 54-3 100-58 7 32 34 58 71 58 28 0 45-17 58-44 12-26 22-73 22-75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1.93cm" svg:y="8.1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9" draw:layer="layout" svg:width="0.18cm" svg:height="0.774cm" svg:x="12.52cm" svg:y="7.38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86cm" svg:height="0.351cm" svg:x="12.766cm" svg:y="7.62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9" draw:layer="layout" svg:width="0.472cm" svg:height="0.032cm" svg:x="13.423cm" svg:y="7.756cm" svg:viewBox="0 0 473 33" svg:d="M447 33c12 0 26 0 26-17 0-16-14-16-26-16h-421c-12 0-26 0-26 16 0 17 14 17 26 17z">
            <text:p/>
          </draw:path>
          <draw:path draw:style-name="gr3" draw:text-style-name="P9" draw:layer="layout" svg:width="0.286cm" svg:height="0.546cm" svg:x="14.167cm" svg:y="7.429cm" svg:viewBox="0 0 287 547" svg:d="M150 9c0-2 0-9-11-9-18 0-74 7-95 7-5 2-14 2-14 16 0 10 7 10 18 10 38 0 40 6 40 13 0 5-7 31-12 47l-64 254c-8 39-12 51-12 79 0 72 40 121 99 121 91 0 188-116 188-227 0-72-42-125-104-125-35 0-69 23-91 48zM76 301c5-16 5-18 12-26 39-51 72-62 93-62 28 0 50 23 50 72 0 46-27 136-41 166-25 51-62 79-91 79-27 0-51-21-51-78 0-15 0-29 12-79z">
            <text:p/>
          </draw:path>
          <draw:path draw:style-name="gr3" draw:text-style-name="P9" draw:layer="layout" svg:width="0.18cm" svg:height="0.774cm" svg:x="14.507cm" svg:y="7.387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draw:g>
          <svg:title>TexMaths</svg:title>
          <svg:desc>22§display§\text {Diff. }w.\ r.\ t. \ x §svg§600§FALSE§</svg:desc>
          <draw:polygon draw:style-name="gr2" draw:text-style-name="P8" draw:layer="layout" svg:width="4.744cm" svg:height="0.477cm" svg:x="4.002cm" svg:y="12.447cm" svg:viewBox="0 0 4745 478" draw:points="2372,478 0,478 0,0 4745,0 4745,478">
            <text:p/>
          </draw:polygon>
          <draw:path draw:style-name="gr3" draw:text-style-name="P9" draw:layer="layout" svg:width="0.52cm" svg:height="0.53cm" svg:x="3.99cm" svg:y="12.426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58cm" svg:y="12.43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789cm" svg:y="12.408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287cm" svg:y="12.872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801cm" svg:y="12.612cm" svg:viewBox="0 0 514 353" svg:d="M336 79c4-16 11-46 11-49 0-14-11-21-21-21-11 0-25 5-30 21-2 5-39 155-44 174-6 23-7 37-7 52 0 8 0 10 1 14-17 42-42 65-72 65-61 0-61-56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419cm" svg:y="12.872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848cm" svg:y="12.612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22cm" svg:y="12.872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644cm" svg:y="12.47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971cm" svg:y="12.872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399cm" svg:y="12.612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( y - a )\frac{d^2y}{dx^2} + \frac{dy}{dx} \left( \frac{dy}{dx} \right) = 0§svg§600§FALSE§</svg:desc>
          <draw:polygon draw:style-name="gr2" draw:text-style-name="P8" draw:layer="layout" svg:width="9.32cm" svg:height="1.821cm" svg:x="3.895cm" svg:y="13.449cm" svg:viewBox="0 0 9321 1822" draw:points="4660,1822 0,1822 0,0 9321,0 9321,1822">
            <text:p/>
          </draw:polygon>
          <draw:path draw:style-name="gr3" draw:text-style-name="P9" draw:layer="layout" svg:width="0.18cm" svg:height="0.773cm" svg:x="3.932cm" svg:y="13.99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58cm" svg:height="0.501cm" svg:x="4.18cm" svg:y="14.232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ath draw:style-name="gr3" draw:text-style-name="P9" draw:layer="layout" svg:width="0.472cm" svg:height="0.032cm" svg:x="4.8cm" svg:y="14.364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5.541cm" svg:y="14.232cm" svg:viewBox="0 0 356 352" svg:d="M259 49c-14-28-37-49-72-49-90 0-187 114-187 227 0 74 42 125 104 125 16 0 54-4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9" draw:layer="layout" svg:width="0.18cm" svg:height="0.773cm" svg:x="5.961cm" svg:y="13.99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9" draw:layer="layout" svg:width="0.369cm" svg:height="0.546cm" svg:x="6.359cm" svg:y="13.51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9" draw:layer="layout" svg:width="0.24cm" svg:height="0.36cm" svg:x="6.765cm" svg:y="13.4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01cm" svg:x="7.1cm" svg:y="13.707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olygon draw:style-name="gr3" draw:text-style-name="P9" draw:layer="layout" svg:width="1.192cm" svg:height="0.032cm" svg:x="6.311cm" svg:y="14.364cm" svg:viewBox="0 0 1193 33" draw:points="597,33 0,33 0,0 1193,0 1193,33">
            <text:p/>
          </draw:polygon>
          <draw:path draw:style-name="gr3" draw:text-style-name="P9" draw:layer="layout" svg:width="0.369cm" svg:height="0.546cm" svg:x="6.341cm" svg:y="14.56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6.736cm" svg:y="14.76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7.19cm" svg:y="14.52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7.811cm" svg:y="14.1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69cm" svg:height="0.546cm" svg:x="8.682cm" svg:y="13.51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9.074cm" svg:y="13.707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olygon draw:style-name="gr3" draw:text-style-name="P9" draw:layer="layout" svg:width="0.846cm" svg:height="0.032cm" svg:x="8.633cm" svg:y="14.364cm" svg:viewBox="0 0 847 33" draw:points="422,33 0,33 0,0 847,0 847,33">
            <text:p/>
          </draw:polygon>
          <draw:path draw:style-name="gr3" draw:text-style-name="P9" draw:layer="layout" svg:width="0.369cm" svg:height="0.546cm" svg:x="8.664cm" svg:y="14.56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9.057cm" svg:y="14.76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381cm" svg:height="1.856cm" svg:x="9.859cm" svg:y="13.452cm" svg:viewBox="0 0 382 1857" svg:d="M382 1850c0-4-2-6-4-7-28-30-81-81-132-166-125-199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69cm" svg:height="0.546cm" svg:x="10.408cm" svg:y="13.51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0.803cm" svg:y="13.707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olygon draw:style-name="gr3" draw:text-style-name="P9" draw:layer="layout" svg:width="0.846cm" svg:height="0.032cm" svg:x="10.361cm" svg:y="14.364cm" svg:viewBox="0 0 847 33" draw:points="422,33 0,33 0,0 847,0 847,33">
            <text:p/>
          </draw:polygon>
          <draw:path draw:style-name="gr3" draw:text-style-name="P9" draw:layer="layout" svg:width="0.369cm" svg:height="0.546cm" svg:x="10.391cm" svg:y="14.566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0.785cm" svg:y="14.7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381cm" svg:height="1.856cm" svg:x="11.325cm" svg:y="13.452cm" svg:viewBox="0 0 382 1857" svg:d="M382 929c0-304-70-610-268-843-14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9" draw:layer="layout" svg:width="0.515cm" svg:height="0.182cm" svg:x="12.124cm" svg:y="14.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2.929cm" svg:y="14.058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</draw:g>
        <draw:g>
          <svg:title>TexMaths</svg:title>
          <svg:desc>22§display§\text {i.e. }\ 2(y - a) \frac{dy}{dx} = 4 (1 - 0)§svg§600§FALSE§</svg:desc>
          <draw:polygon draw:style-name="gr2" draw:text-style-name="P8" draw:layer="layout" svg:width="8.951cm" svg:height="1.522cm" svg:x="3.911cm" svg:y="8.645cm" svg:viewBox="0 0 8952 1523" draw:points="4476,1523 0,1523 0,0 8952,0 8952,1523">
            <text:p/>
          </draw:polygon>
          <draw:path draw:style-name="gr3" draw:text-style-name="P9" draw:layer="layout" svg:width="0.166cm" svg:height="0.518cm" svg:x="3.897cm" svg:y="9.148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083cm" svg:height="0.084cm" svg:x="4.154cm" svg:y="9.585cm" svg:viewBox="0 0 84 85" svg:d="M84 42c0-23-19-42-42-42s-42 19-42 42 19 43 42 43 42-20 42-43z">
            <text:p/>
          </draw:path>
          <draw:path draw:style-name="gr3" draw:text-style-name="P9" draw:layer="layout" svg:width="0.3cm" svg:height="0.356cm" svg:x="4.323cm" svg:y="9.3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4cm" svg:x="4.712cm" svg:y="9.585cm" svg:viewBox="0 0 84 85" svg:d="M84 42c0-23-19-42-42-42s-42 19-42 42 19 43 42 43 42-20 42-43z">
            <text:p/>
          </draw:path>
          <draw:path draw:style-name="gr3" draw:text-style-name="P9" draw:layer="layout" svg:width="0.309cm" svg:height="0.517cm" svg:x="5.501cm" svg:y="9.15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9" draw:layer="layout" svg:width="0.18cm" svg:height="0.774cm" svg:x="5.925cm" svg:y="9.087cm" svg:viewBox="0 0 181 775" svg:d="M181 768c0-2 0-4-14-18-97-97-121-243-121-363 0-133 30-269 125-366 10-9 10-10 10-14 0-5-3-7-8-7-8 0-78 53-124 151-40 85-49 171-49 236 0 62 9 155 51 243 48 95 114 145 122 145 5 0 8-2 8-7z">
            <text:p/>
          </draw:path>
          <draw:path draw:style-name="gr3" draw:text-style-name="P9" draw:layer="layout" svg:width="0.358cm" svg:height="0.501cm" svg:x="6.171cm" svg:y="9.324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472cm" svg:height="0.032cm" svg:x="6.793cm" svg:y="9.456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7.532cm" svg:y="9.324cm" svg:viewBox="0 0 356 352" svg:d="M259 49c-14-28-37-49-72-49-90 0-187 114-187 227 0 74 42 125 104 125 16 0 54-3 100-58 7 32 34 58 71 58 28 0 45-18 58-42 12-28 23-76 23-78 0-7-7-7-9-7-9 0-9 2-11 14-14 50-28 95-60 95-21 0-23-19-23-35 0-17 2-23 11-58 9-32 9-40 16-68l28-110c5-23 5-23 5-26 0-14-8-21-21-21-19 0-31 17-33 33zM208 252c-4 14-4 14-16 28-34 42-65 54-86 54-39 0-51-42-51-72 0-38 24-135 44-170 22-46 58-74 89-74 51 0 62 63 62 68 0 4-2 9-4 13z">
            <text:p/>
          </draw:path>
          <draw:path draw:style-name="gr3" draw:text-style-name="P9" draw:layer="layout" svg:width="0.18cm" svg:height="0.774cm" svg:x="7.954cm" svg:y="9.087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9" draw:layer="layout" svg:width="0.369cm" svg:height="0.546cm" svg:x="8.352cm" svg:y="8.606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8.746cm" svg:y="8.801cm" svg:viewBox="0 0 357 502" svg:d="M356 48c1-11 1-13 1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8.303cm" svg:y="9.456cm" svg:viewBox="0 0 847 33" draw:points="422,33 0,33 0,0 847,0 847,33">
            <text:p/>
          </draw:polygon>
          <draw:path draw:style-name="gr3" draw:text-style-name="P9" draw:layer="layout" svg:width="0.369cm" svg:height="0.546cm" svg:x="8.334cm" svg:y="9.661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8.729cm" svg:y="9.854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9.5cm" svg:y="9.3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4cm" svg:x="10.294cm" svg:y="9.14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9" draw:layer="layout" svg:width="0.18cm" svg:height="0.774cm" svg:x="10.735cm" svg:y="9.087cm" svg:viewBox="0 0 181 775" svg:d="M181 768c0-2 0-4-14-18-97-97-121-243-121-363 0-133 30-269 125-366 10-9 10-10 10-14 0-5-3-7-8-7-8 0-78 53-124 151-40 85-49 171-49 236 0 62 9 155 51 243 48 95 114 145 122 145 5 0 8-2 8-7z">
            <text:p/>
          </draw:path>
          <draw:path draw:style-name="gr3" draw:text-style-name="P9" draw:layer="layout" svg:width="0.256cm" svg:height="0.517cm" svg:x="11.028cm" svg:y="9.15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11.582cm" svg:y="9.456cm" svg:viewBox="0 0 473 33" svg:d="M447 33c12 0 26 0 26-17 0-16-14-16-26-16h-421c-12 0-26 0-26 16 0 17 14 17 26 17z">
            <text:p/>
          </draw:path>
          <draw:path draw:style-name="gr3" draw:text-style-name="P9" draw:layer="layout" svg:width="0.326cm" svg:height="0.532cm" svg:x="12.321cm" svg:y="9.152cm" svg:viewBox="0 0 327 533" svg:d="M327 269c0-63-3-125-31-183-35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9" draw:layer="layout" svg:width="0.18cm" svg:height="0.774cm" svg:x="12.723cm" svg:y="9.087cm" svg:viewBox="0 0 181 775" svg:d="M181 387c0-60-8-153-51-241-47-95-114-146-123-146-3 0-7 4-7 7 0 4 0 5 14 19 78 76 122 199 122 361 0 132-29 270-125 366-11 11-11 13-11 15 0 5 4 7 7 7 9 0 79-53 125-152 41-84 49-171 49-236z">
            <text:p/>
          </draw:path>
        </draw:g>
        <draw:g>
          <svg:title>TexMaths</svg:title>
          <svg:desc>22§display§\text {i.e. }\ (y - a) \frac{dy}{dx} =  2§svg§600§FALSE§</svg:desc>
          <draw:polygon draw:style-name="gr2" draw:text-style-name="P8" draw:layer="layout" svg:width="6.282cm" svg:height="1.522cm" svg:x="4.012cm" svg:y="10.545cm" svg:viewBox="0 0 6283 1523" draw:points="3142,1523 0,1523 0,0 6283,0 6283,1523">
            <text:p/>
          </draw:polygon>
          <draw:path draw:style-name="gr3" draw:text-style-name="P9" draw:layer="layout" svg:width="0.166cm" svg:height="0.518cm" svg:x="3.998cm" svg:y="11.048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083cm" svg:height="0.084cm" svg:x="4.255cm" svg:y="11.485cm" svg:viewBox="0 0 84 85" svg:d="M84 42c0-23-19-42-42-42s-42 19-42 42 19 43 42 43 42-20 42-43z">
            <text:p/>
          </draw:path>
          <draw:path draw:style-name="gr3" draw:text-style-name="P9" draw:layer="layout" svg:width="0.3cm" svg:height="0.356cm" svg:x="4.424cm" svg:y="11.2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4cm" svg:x="4.813cm" svg:y="11.485cm" svg:viewBox="0 0 84 85" svg:d="M84 42c0-23-19-42-42-42s-42 19-42 42 19 43 42 43 42-20 42-43z">
            <text:p/>
          </draw:path>
          <draw:path draw:style-name="gr3" draw:text-style-name="P9" draw:layer="layout" svg:width="0.18cm" svg:height="0.774cm" svg:x="5.64cm" svg:y="10.98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58cm" svg:height="0.501cm" svg:x="5.886cm" svg:y="11.224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472cm" svg:height="0.032cm" svg:x="6.506cm" svg:y="11.356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7.247cm" svg:y="11.224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9" draw:layer="layout" svg:width="0.18cm" svg:height="0.774cm" svg:x="7.668cm" svg:y="10.987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69cm" svg:height="0.546cm" svg:x="8.065cm" svg:y="10.506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8.46cm" svg:y="10.701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8.018cm" svg:y="11.356cm" svg:viewBox="0 0 847 33" draw:points="422,33 0,33 0,0 847,0 847,33">
            <text:p/>
          </draw:polygon>
          <draw:path draw:style-name="gr3" draw:text-style-name="P9" draw:layer="layout" svg:width="0.369cm" svg:height="0.546cm" svg:x="8.048cm" svg:y="11.561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8.442cm" svg:y="11.7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182cm" svg:x="9.213cm" svg:y="11.2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10.024cm" svg:y="11.05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</draw:g>
        <draw:g>
          <svg:title>TexMaths</svg:title>
          <svg:desc>24§display§.\ .\ .\ . \ \text {(1)} §svg§600§FALSE§</svg:desc>
          <draw:polygon draw:style-name="gr2" draw:text-style-name="P8" draw:layer="layout" svg:width="2.971cm" svg:height="0.76cm" svg:x="13.886cm" svg:y="11.04cm" svg:viewBox="0 0 2972 761" draw:points="1486,761 0,761 0,0 2972,0 2972,761">
            <text:p/>
          </draw:polygon>
          <draw:path draw:style-name="gr3" draw:text-style-name="P9" draw:layer="layout" svg:width="0.091cm" svg:height="0.091cm" svg:x="13.917cm" svg:y="11.541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14.431cm" svg:y="11.541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14.948cm" svg:y="11.541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15.462cm" svg:y="11.541cm" svg:viewBox="0 0 92 92" svg:d="M92 46c0-25-21-46-46-46s-46 21-46 46 21 46 46 46 46-21 46-46z">
            <text:p/>
          </draw:path>
          <draw:path draw:style-name="gr3" draw:text-style-name="P9" draw:layer="layout" svg:width="0.197cm" svg:height="0.844cm" svg:x="15.988cm" svg:y="10.99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279cm" svg:height="0.564cm" svg:x="16.309cm" svg:y="11.06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9" draw:layer="layout" svg:width="0.197cm" svg:height="0.844cm" svg:x="16.702cm" svg:y="10.99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draw:frame presentation:style-name="pr10" draw:text-style-name="P7" draw:layer="layout" svg:width="26.6cm" svg:height="14.2cm" svg:x="0.8cm" svg:y="0.6cm" presentation:class="subtitle" presentation:user-transformed="true">
          <draw:text-box>
            <text:p text:style-name="P6"><text:span text:style-name="T8"><text:tab/></text:span></text:p>
          </draw:text-box>
        </draw:frame>
        <draw:g>
          <svg:title>TexMaths</svg:title>
          <svg:desc>22§display§\frac{2}{dy/dx} \times \frac{d^2y}{dx^2} + \left( \frac{dy}{dx} \right)^2 = 0§svg§600§FALSE§</svg:desc>
          <draw:polygon draw:style-name="gr2" draw:text-style-name="P8" draw:layer="layout" svg:width="9.226cm" svg:height="1.946cm" svg:x="3.934cm" svg:y="0.649cm" svg:viewBox="0 0 9227 1947" draw:points="4613,1947 0,1947 0,0 9227,0 9227,1947">
            <text:p/>
          </draw:polygon>
          <draw:path draw:style-name="gr3" draw:text-style-name="P9" draw:layer="layout" svg:width="0.309cm" svg:height="0.517cm" svg:x="4.761cm" svg:y="0.86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9" draw:layer="layout" svg:width="2.041cm" svg:height="0.032cm" svg:x="3.895cm" svg:y="1.691cm" svg:viewBox="0 0 2042 33" draw:points="1021,33 0,33 0,0 2042,0 2042,33">
            <text:p/>
          </draw:polygon>
          <draw:path draw:style-name="gr3" draw:text-style-name="P9" draw:layer="layout" svg:width="0.369cm" svg:height="0.546cm" svg:x="3.927cm" svg:y="1.893cm" svg:viewBox="0 0 370 547" svg:d="M370 9c0-2 0-9-11-9-10 0-84 7-99 9-5 0-10 3-10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4.319cm" svg:y="2.089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9" draw:layer="layout" svg:width="0.302cm" svg:height="0.773cm" svg:x="4.747cm" svg:y="1.849cm" svg:viewBox="0 0 303 774" svg:d="M299 30c4-11 4-14 4-14 0-9-7-16-16-16-5 0-11 2-12 7l-271 739c-4 9-4 13-4 14 0 7 7 14 16 14 10 0 12-5 17-17z">
            <text:p/>
          </draw:path>
          <draw:path draw:style-name="gr3" draw:text-style-name="P9" draw:layer="layout" svg:width="0.369cm" svg:height="0.546cm" svg:x="5.122cm" svg:y="1.893cm" svg:viewBox="0 0 370 547" svg:d="M370 9c0-2 0-9-11-9-10 0-84 7-99 9-5 0-10 3-10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5.516cm" svg:y="2.0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74cm" svg:height="0.374cm" svg:x="6.313cm" svg:y="1.52cm" svg:viewBox="0 0 375 375" svg:d="M188 165l-155-154c-10-9-12-11-17-11-9 0-16 7-16 16 0 5 2 7 11 16l154 155-154 156c-9 9-11 11-11 16 0 9 7 16 16 16 5 0 7-2 17-11l154-155 162 161c1 1 7 5 10 5 11 0 16-7 16-16 0-2 0-5-2-9-2-1-125-123-164-163l143-141c4-6 16-16 19-20 0-1 4-5 4-10 0-9-5-16-16-16-5 0-9 4-18 12z">
            <text:p/>
          </draw:path>
          <draw:path draw:style-name="gr3" draw:text-style-name="P9" draw:layer="layout" svg:width="0.369cm" svg:height="0.546cm" svg:x="7.114cm" svg:y="0.841cm" svg:viewBox="0 0 370 547" svg:d="M370 9c0-2 0-9-11-9-10 0-84 7-99 9-5 0-10 3-10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24cm" svg:height="0.36cm" svg:x="7.521cm" svg:y="0.73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01cm" svg:x="7.855cm" svg:y="1.034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olygon draw:style-name="gr3" draw:text-style-name="P9" draw:layer="layout" svg:width="1.192cm" svg:height="0.032cm" svg:x="7.067cm" svg:y="1.691cm" svg:viewBox="0 0 1193 33" draw:points="597,33 0,33 0,0 1193,0 1193,33">
            <text:p/>
          </draw:polygon>
          <draw:path draw:style-name="gr3" draw:text-style-name="P9" draw:layer="layout" svg:width="0.369cm" svg:height="0.546cm" svg:x="7.097cm" svg:y="1.893cm" svg:viewBox="0 0 370 547" svg:d="M370 9c0-2 0-9-11-9-10 0-84 7-99 9-5 0-10 3-10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7.491cm" svg:y="2.08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7.945cm" svg:y="1.84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8.565cm" svg:y="1.4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1cm" svg:height="1.856cm" svg:x="9.455cm" svg:y="0.77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69cm" svg:height="0.546cm" svg:x="10.006cm" svg:y="0.841cm" svg:viewBox="0 0 370 547" svg:d="M370 9c0-2 0-9-11-9-10 0-84 7-99 9-5 0-10 3-10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10.4cm" svg:y="1.034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6cm" svg:height="0.032cm" svg:x="9.957cm" svg:y="1.691cm" svg:viewBox="0 0 847 33" draw:points="422,33 0,33 0,0 847,0 847,33">
            <text:p/>
          </draw:polygon>
          <draw:path draw:style-name="gr3" draw:text-style-name="P9" draw:layer="layout" svg:width="0.369cm" svg:height="0.546cm" svg:x="9.989cm" svg:y="1.893cm" svg:viewBox="0 0 370 547" svg:d="M370 9c0-2 0-9-11-9-10 0-84 7-99 9-5 0-10 3-10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10.383cm" svg:y="2.08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381cm" svg:height="1.856cm" svg:x="10.921cm" svg:y="0.779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24cm" svg:height="0.36cm" svg:x="11.497cm" svg:y="0.6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12.069cm" svg:y="1.6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2.872cm" svg:y="1.384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</draw:g>
        <draw:g>
          <svg:title>TexMaths</svg:title>
          <svg:desc>22§display§.\ .\ .\  [ \ \text {From (1)} \ ]§svg§600§FALSE§</svg:desc>
          <draw:polygon draw:style-name="gr2" draw:text-style-name="P8" draw:layer="layout" svg:width="5.214cm" svg:height="0.696cm" svg:x="14.888cm" svg:y="1.339cm" svg:viewBox="0 0 5215 697" draw:points="2607,697 0,697 0,0 5215,0 5215,697">
            <text:p/>
          </draw:polygon>
          <draw:path draw:style-name="gr3" draw:text-style-name="P9" draw:layer="layout" svg:width="0.083cm" svg:height="0.083cm" svg:x="14.916cm" svg:y="1.798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5.388cm" svg:y="1.798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5.861cm" svg:y="1.798cm" svg:viewBox="0 0 84 84" svg:d="M84 42c0-23-19-42-42-42s-42 19-42 42 19 42 42 42 42-19 42-42z">
            <text:p/>
          </draw:path>
          <draw:polygon draw:style-name="gr3" draw:text-style-name="P9" draw:layer="layout" svg:width="0.106cm" svg:height="0.773cm" svg:x="16.358cm" svg:y="1.3cm" svg:viewBox="0 0 107 774" draw:points="107,774 107,744 32,744 32,32 107,32 107,0 0,0 0,774">
            <text:p/>
          </draw:polygon>
          <draw:path draw:style-name="gr3" draw:text-style-name="P9" draw:layer="layout" svg:width="0.448cm" svg:height="0.527cm" svg:x="16.764cm" svg:y="1.355cm" svg:viewBox="0 0 449 528" svg:d="M426 0h-426v25h19c60 0 60 8 60 35v406c0 28 0 37-60 37h-19v25c26-4 88-4 118-4 32 0 102 0 130 4v-25h-24c-74 0-74-10-74-37v-192h66c74 0 81 27 81 92h20v-206h-20c0 65-7 92-81 92h-66v-197c0-25 1-30 37-30h93c116 0 135 42 148 149h21z">
            <text:p/>
          </draw:path>
          <draw:path draw:style-name="gr3" draw:text-style-name="P9" draw:layer="layout" svg:width="0.261cm" svg:height="0.342cm" svg:x="17.201cm" svg:y="1.53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17.504cm" svg:y="1.53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17.894cm" svg:y="1.537cm" svg:viewBox="0 0 605 343" svg:d="M60 76v209c0 33-9 33-60 33v25c26 0 67-2 88-2 19 0 60 2 86 2v-25c-51 0-60 0-60-33v-144c0-81 55-123 104-123 50 0 58 42 58 86v181c0 33-8 33-61 33v25c28 0 67-2 88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18.848cm" svg:y="1.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19.14cm" svg:y="1.36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9.503cm" svg:y="1.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9" draw:layer="layout" svg:width="0.106cm" svg:height="0.773cm" svg:x="20.035cm" svg:y="1.3cm" svg:viewBox="0 0 107 774" draw:points="107,0 0,0 0,32 76,32 76,744 0,744 0,774 107,774">
            <text:p/>
          </draw:polygon>
        </draw:g>
        <draw:g>
          <svg:title>TexMaths</svg:title>
          <svg:desc>22§display§2 \frac{d^2y}{dx^2} + \left( \frac{dy}{dx} \right)^3 = 0§svg§600§FALSE§</svg:desc>
          <draw:polygon draw:style-name="gr2" draw:text-style-name="P8" draw:layer="layout" svg:width="6.534cm" svg:height="1.946cm" svg:x="3.895cm" svg:y="2.849cm" svg:viewBox="0 0 6535 1947" draw:points="3267,1947 0,1947 0,0 6535,0 6535,1947">
            <text:p/>
          </draw:polygon>
          <draw:path draw:style-name="gr3" draw:text-style-name="P9" draw:layer="layout" svg:width="0.309cm" svg:height="0.517cm" svg:x="3.895cm" svg:y="3.58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69cm" svg:height="0.546cm" svg:x="4.384cm" svg:y="3.041cm" svg:viewBox="0 0 370 547" svg:d="M370 9c0-2 0-9-11-9-10 0-84 7-99 9-5 0-10 3-10 14 0 10 7 10 19 10 37 0 39 6 39 13l-4 16-45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24cm" svg:height="0.36cm" svg:x="4.789cm" svg:y="2.93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01cm" svg:x="5.125cm" svg:y="3.23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olygon draw:style-name="gr3" draw:text-style-name="P9" draw:layer="layout" svg:width="1.192cm" svg:height="0.032cm" svg:x="4.335cm" svg:y="3.891cm" svg:viewBox="0 0 1193 33" draw:points="597,33 0,33 0,0 1193,0 1193,33">
            <text:p/>
          </draw:polygon>
          <draw:path draw:style-name="gr3" draw:text-style-name="P9" draw:layer="layout" svg:width="0.369cm" svg:height="0.546cm" svg:x="4.367cm" svg:y="4.093cm" svg:viewBox="0 0 370 547" svg:d="M370 9c0-2 0-9-11-9-10 0-84 7-99 9-5 0-10 3-10 14 0 10 7 10 19 10 37 0 39 6 39 13l-4 16-45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4.761cm" svg:y="4.2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5.215cm" svg:y="4.04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5.835cm" svg:y="3.6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1cm" svg:height="1.856cm" svg:x="6.725cm" svg:y="2.97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69cm" svg:height="0.546cm" svg:x="7.276cm" svg:y="3.041cm" svg:viewBox="0 0 370 547" svg:d="M370 9c0-2 0-9-11-9-10 0-84 7-99 9-5 0-10 3-10 14 0 10 7 10 19 10 37 0 39 6 39 13l-4 16-45 183c-14-28-37-50-72-50-90 0-187 115-187 227 0 74 42 125 104 125 16 0 54-3 100-58 7 32 34 58 71 58 28 0 45-17 58-44 12-26 23-74 23-75 0-9-7-9-9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58cm" svg:height="0.501cm" svg:x="7.669cm" svg:y="3.23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olygon draw:style-name="gr3" draw:text-style-name="P9" draw:layer="layout" svg:width="0.846cm" svg:height="0.032cm" svg:x="7.227cm" svg:y="3.891cm" svg:viewBox="0 0 847 33" draw:points="422,33 0,33 0,0 847,0 847,33">
            <text:p/>
          </draw:polygon>
          <draw:path draw:style-name="gr3" draw:text-style-name="P9" draw:layer="layout" svg:width="0.369cm" svg:height="0.546cm" svg:x="7.259cm" svg:y="4.093cm" svg:viewBox="0 0 370 547" svg:d="M370 9c0-2 0-9-11-9-10 0-84 7-99 9-5 0-10 3-10 14 0 10 7 10 19 10 37 0 39 6 39 13l-4 16-45 183c-14-28-37-50-72-50-90 0-187 115-187 227 0 74 42 125 104 125 16 0 54-3 100-58 7 32 34 58 71 58 28 0 45-17 58-44 12-26 23-74 23-75 0-9-7-9-9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7.651cm" svg:y="4.2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381cm" svg:height="1.856cm" svg:x="8.191cm" svg:y="2.979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9" draw:layer="layout" svg:width="0.249cm" svg:height="0.37cm" svg:x="8.762cm" svg:y="2.81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9" draw:layer="layout" svg:width="0.515cm" svg:height="0.182cm" svg:x="9.339cm" svg:y="3.8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0.142cm" svg:y="3.584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</draw:g>
        <draw:g>
          <svg:title>TexMaths</svg:title>
          <svg:desc>22§display§\text {is the required differential equation.}§svg§600§FALSE§</svg:desc>
          <draw:polygon draw:style-name="gr2" draw:text-style-name="P8" draw:layer="layout" svg:width="11.98cm" svg:height="0.619cm" svg:x="11.104cm" svg:y="3.549cm" svg:viewBox="0 0 11981 620" draw:points="5991,620 0,620 0,0 11981,0 11981,620">
            <text:p/>
          </draw:polygon>
          <draw:path draw:style-name="gr3" draw:text-style-name="P9" draw:layer="layout" svg:width="0.166cm" svg:height="0.518cm" svg:x="11.09cm" svg:y="3.53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11.306cm" svg:y="3.70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11.857cm" svg:y="3.58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12.169cm" svg:y="3.51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12.595cm" svg:y="3.70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3.197cm" svg:y="3.71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3.499cm" svg:y="3.70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3.848cm" svg:y="3.714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14.254cm" svg:y="3.714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14.684cm" svg:y="3.53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14.895cm" svg:y="3.71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5.198cm" svg:y="3.70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15.546cm" svg:y="3.519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383cm" svg:height="0.546cm" svg:x="16.232cm" svg:y="3.519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166cm" svg:height="0.518cm" svg:x="16.662cm" svg:y="3.53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465cm" svg:height="0.546cm" svg:x="16.871cm" svg:y="3.51cm" svg:viewBox="0 0 466 547" svg:d="M327 236h88v-23h-91v-90c0-70 39-105 72-105 3 0 14 0 26 5-8 3-23 12-23 32 0 17 13 33 34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9" draw:layer="layout" svg:width="0.3cm" svg:height="0.356cm" svg:x="17.324cm" svg:y="3.70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7.667cm" svg:y="3.71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7.971cm" svg:y="3.70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8.318cm" svg:y="3.71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242cm" svg:height="0.485cm" svg:x="18.716cm" svg:y="3.58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9.027cm" svg:y="3.53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9cm" svg:height="0.356cm" svg:x="19.249cm" svg:y="3.70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9.627cm" svg:y="3.519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cm" svg:height="0.356cm" svg:x="20.097cm" svg:y="3.70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20.446cm" svg:y="3.714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20.852cm" svg:y="3.714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349cm" svg:height="0.356cm" svg:x="21.289cm" svg:y="3.70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244cm" svg:height="0.485cm" svg:x="21.658cm" svg:y="3.58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166cm" svg:height="0.518cm" svg:x="21.97cm" svg:y="3.53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22.179cm" svg:y="3.70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9cm" svg:height="0.342cm" svg:x="22.57cm" svg:y="3.71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23.042cm" svg:y="3.973cm" svg:viewBox="0 0 84 84" svg:d="M84 42c0-23-19-42-42-42s-42 19-42 42 19 42 42 42 42-19 42-42z">
            <text:p/>
          </draw:path>
        </draw:g>
        <draw:g>
          <svg:title>TexMaths</svg:title>
          <svg:desc>24§display§(vi) \ \text {Given equation is } \ c_1 x^3 + c_2 y^2 = 5§svg§600§FALSE§</svg:desc>
          <draw:polygon draw:style-name="gr2" draw:text-style-name="P8" draw:layer="layout" svg:width="14.304cm" svg:height="0.867cm" svg:x="2.191cm" svg:y="5.246cm" svg:viewBox="0 0 14305 868" draw:points="7152,868 0,868 0,0 14305,0 14305,868">
            <text:p/>
          </draw:polygon>
          <draw:path draw:style-name="gr3" draw:text-style-name="P9" draw:layer="layout" svg:width="0.197cm" svg:height="0.844cm" svg:x="2.231cm" svg:y="5.312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9" draw:layer="layout" svg:width="0.371cm" svg:height="0.383cm" svg:x="2.502cm" svg:y="5.571cm" svg:viewBox="0 0 372 384" svg:d="M372 60c0-47-23-60-38-60-21 0-40 21-40 40 0 12 4 18 13 25 17 18 29 41 29 71 0 35-52 229-152 229-42 0-61-29-61-73 0-48 23-109 48-181 6-13 11-25 11-42 0-38-28-69-71-69-78 0-111 123-111 131 0 7 8 7 10 7 9 0 9 0 13-15 25-85 61-104 86-104 8 0 22 0 22 27 0 21-8 44-14 60-38 98-50 136-50 173 0 92 75 105 115 105 142 0 190-280 190-324z">
            <text:p/>
          </draw:path>
          <draw:path draw:style-name="gr3" draw:text-style-name="P9" draw:layer="layout" svg:width="0.224cm" svg:height="0.568cm" svg:x="2.94cm" svg:y="5.387cm" svg:viewBox="0 0 225 569" svg:d="M217 31c0-18-12-31-31-31-23 0-46 21-46 44 0 17 12 31 33 31 19 0 44-19 44-44zM152 350c11-25 11-27 19-50 8-18 11-29 11-44 0-39-26-70-71-70-78 0-111 121-111 129 0 10 8 10 10 10 9 0 9-2 13-16 23-80 58-105 86-105 8 0 22 0 22 27 0 19-6 36-10 44-6 23-44 121-58 157-9 21-19 50-19 68 0 40 29 69 69 69 81 0 112-123 112-131s-8-8-10-8c-10 0-10 2-13 16-16 54-45 105-87 105-15 0-21-9-21-28 0-22 6-33 25-85z">
            <text:p/>
          </draw:path>
          <draw:path draw:style-name="gr3" draw:text-style-name="P9" draw:layer="layout" svg:width="0.197cm" svg:height="0.844cm" svg:x="3.255cm" svg:y="5.312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9" draw:layer="layout" svg:width="0.573cm" svg:height="0.614cm" svg:x="3.863cm" svg:y="5.35cm" svg:viewBox="0 0 574 615" svg:d="M455 544c10 19 44 52 54 52 8 0 8-6 8-20v-148c0-32 3-36 57-36v-27c-31 2-77 4-102 4-34 0-107 0-136-4v27h27c75 0 79 10 79 40v54c0 96-108 104-133 104-54 0-223-31-223-283 0-253 167-280 219-280 91 0 167 75 185 200 2 11 2 15 13 15 14 0 14-4 14-21v-200c0-15 0-21-10-21-4 0-6 0-14 10l-42 63c-27-27-73-73-157-73-158 0-294 134-294 307s136 308 296 308c61 0 130-21 159-71z">
            <text:p/>
          </draw:path>
          <draw:path draw:style-name="gr3" draw:text-style-name="P9" draw:layer="layout" svg:width="0.181cm" svg:height="0.566cm" svg:x="4.505cm" svg:y="5.3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14cm" svg:height="0.374cm" svg:x="4.727cm" svg:y="5.581cm" svg:viewBox="0 0 415 375" svg:d="M336 83c8-20 23-56 79-56v-27c-19 2-44 2-64 2-21 0-59-2-75-2v27c33 0 43 19 43 36 0 8-2 10-6 20l-86 217-96-237c-4-11-4-13-4-15 0-21 32-21 48-21v-27c-25 0-73 2-92 2-23 0-58 0-83-2v27c54 0 58 4 67 31l123 301c6 12 6 16 17 16 12 0 16-8 18-16z">
            <text:p/>
          </draw:path>
          <draw:path draw:style-name="gr3" draw:text-style-name="P9" draw:layer="layout" svg:width="0.327cm" svg:height="0.389cm" svg:x="5.158cm" svg:y="5.5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425cm" svg:height="0.374cm" svg:x="5.536cm" svg:y="5.5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327cm" svg:height="0.389cm" svg:x="6.283cm" svg:y="5.56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418cm" svg:height="0.537cm" svg:x="6.663cm" svg:y="5.571cm" svg:viewBox="0 0 419 538" svg:d="M294 323v152c0 38-10 38-67 38v25c28 0 73-2 96-2s65 2 96 2v-25c-58 0-68 0-68-38v-475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9" draw:layer="layout" svg:width="0.425cm" svg:height="0.383cm" svg:x="7.106cm" svg:y="5.571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9" draw:layer="layout" svg:width="0.381cm" svg:height="0.389cm" svg:x="7.583cm" svg:y="5.567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266cm" svg:height="0.529cm" svg:x="7.986cm" svg:y="5.425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9" draw:layer="layout" svg:width="0.181cm" svg:height="0.566cm" svg:x="8.326cm" svg:y="5.3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8.554cm" svg:y="5.567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9" draw:layer="layout" svg:width="0.425cm" svg:height="0.374cm" svg:x="8.98cm" svg:y="5.5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181cm" svg:height="0.566cm" svg:x="9.731cm" svg:y="5.38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277cm" svg:height="0.389cm" svg:x="9.965cm" svg:y="5.567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9" draw:layer="layout" svg:width="0.329cm" svg:height="0.383cm" svg:x="10.868cm" svg:y="5.571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  <draw:path draw:style-name="gr3" draw:text-style-name="P9" draw:layer="layout" svg:width="0.216cm" svg:height="0.393cm" svg:x="11.262cm" svg:y="5.679cm" svg:viewBox="0 0 217 394" svg:d="M134 17c0-17-2-17-17-17-38 37-92 38-117 38v22c13 0 54 0 86-18v304c0 19 0 27-59 27h-23v21c11 0 84-2 105-2 20 0 95 2 108 2v-21h-23c-60 0-60-8-60-27z">
            <text:p/>
          </draw:path>
          <draw:path draw:style-name="gr3" draw:text-style-name="P9" draw:layer="layout" svg:width="0.421cm" svg:height="0.383cm" svg:x="11.599cm" svg:y="5.571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9" draw:layer="layout" svg:width="0.272cm" svg:height="0.404cm" svg:x="12.089cm" svg:y="5.204cm" svg:viewBox="0 0 273 405" svg:d="M131 196c46 0 78 33 78 96 0 73-42 94-77 94-23 0-76-6-101-40 29-2 34-21 34-33 0-19-13-32-32-32-16 0-33 9-33 32 0 58 61 92 134 92 83 0 139-53 139-113 0-46-37-92-102-108 61-21 84-67 84-101 0-48-53-83-121-83-65 0-115 33-115 79 0 21 12 32 31 32 17 0 29-13 29-30 0-18-12-29-29-31 21-27 61-33 82-33 27 0 66 14 66 66 0 25-8 51-25 69-19 23-35 25-65 27-16 0-16 0-20 2 0 0-5 0-5 7 0 8 5 8 15 8z">
            <text:p/>
          </draw:path>
          <draw:path draw:style-name="gr3" draw:text-style-name="P9" draw:layer="layout" svg:width="0.562cm" svg:height="0.564cm" svg:x="12.671cm" svg:y="5.452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9" draw:layer="layout" svg:width="0.329cm" svg:height="0.383cm" svg:x="13.502cm" svg:y="5.571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  <draw:path draw:style-name="gr3" draw:text-style-name="P9" draw:layer="layout" svg:width="0.262cm" svg:height="0.393cm" svg:x="13.869cm" svg:y="5.679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9" draw:layer="layout" svg:width="0.391cm" svg:height="0.547cm" svg:x="14.236cm" svg:y="5.571cm" svg:viewBox="0 0 392 548" svg:d="M388 52c4-12 4-14 4-19 0-16-14-23-25-23-10 0-23 3-31 17-2 4-8 31-12 46-5 21-11 44-17 67l-38 154c-2 11-39 71-96 71-42 0-52-36-52-69 0-39 15-90 44-165 14-35 15-45 15-62 0-38-26-69-69-69-80 0-111 123-111 131 0 7 8 7 10 7 9 0 9-2 13-15 23-79 58-104 86-104 6 0 22 0 22 27 0 21-8 42-16 60-32 88-48 138-48 176 0 75 54 102 104 102 33 0 61-15 84-38-9 44-21 84-53 131-23 28-56 53-94 53-12 0-50-4-64-36 14 0 23 0 35-10 9-8 17-19 17-34 0-27-23-31-31-31-19 0-48 13-48 56 0 42 39 73 91 73 88 0 174-77 197-173z">
            <text:p/>
          </draw:path>
          <draw:path draw:style-name="gr3" draw:text-style-name="P9" draw:layer="layout" svg:width="0.262cm" svg:height="0.393cm" svg:x="14.693cm" svg:y="5.204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9" draw:layer="layout" svg:width="0.562cm" svg:height="0.199cm" svg:x="15.315cm" svg:y="5.63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337cm" svg:height="0.581cm" svg:x="16.2cm" svg:y="5.383cm" svg:viewBox="0 0 338 582" svg:d="M338 394c0-100-69-186-161-186-41 0-77 13-108 44v-166c17 6 46 12 73 12 104 0 163-77 163-88 0-6-2-10-7-10-2 0-4 0-8 2-17 8-58 25-115 25-35 0-73-6-114-23-5-4-7-4-9-4-8 0-8 8-8 21v250c0 15 0 23 12 23 5 0 7-2 9-8 10-13 43-59 110-59 44 0 65 38 73 54 13 32 15 65 15 107 0 29 0 81-21 115-19 33-52 56-90 56-62 0-110-44-125-94 2 0 6 0 15 0 27 0 42-21 42-40 0-22-15-43-42-43-13 0-42 6-42 46 0 72 58 154 154 154 98 0 184-81 184-188z">
            <text:p/>
          </draw:path>
        </draw:g>
        <draw:g>
          <svg:title>TexMaths</svg:title>
          <svg:desc>22§display§\text {Diff. }w.\ r.\ t. \ x §svg§600§FALSE§</svg:desc>
          <draw:polygon draw:style-name="gr2" draw:text-style-name="P8" draw:layer="layout" svg:width="4.744cm" svg:height="0.477cm" svg:x="4.002cm" svg:y="6.546cm" svg:viewBox="0 0 4745 478" draw:points="2372,478 0,478 0,0 4745,0 4745,478">
            <text:p/>
          </draw:polygon>
          <draw:path draw:style-name="gr3" draw:text-style-name="P9" draw:layer="layout" svg:width="0.52cm" svg:height="0.53cm" svg:x="3.99cm" svg:y="6.525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58cm" svg:y="6.53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789cm" svg:y="6.507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287cm" svg:y="6.971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801cm" svg:y="6.711cm" svg:viewBox="0 0 514 353" svg:d="M336 79c4-16 11-46 11-49 0-14-11-21-21-21-11 0-25 5-30 21-2 5-39 155-44 174-6 23-7 37-7 52 0 8 0 10 1 14-17 42-42 65-72 65-61 0-61-56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419cm" svg:y="6.971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848cm" svg:y="6.711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22cm" svg:y="6.971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644cm" svg:y="6.569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971cm" svg:y="6.971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399cm" svg:y="6.711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3c_1x^2 + 2c_2y \frac{dy}{dx} = 0 §svg§600§FALSE§</svg:desc>
          <draw:polygon draw:style-name="gr2" draw:text-style-name="P8" draw:layer="layout" svg:width="6.617cm" svg:height="1.522cm" svg:x="4cm" svg:y="7.445cm" svg:viewBox="0 0 6618 1523" draw:points="3309,1523 0,1523 0,0 6618,0 6618,1523">
            <text:p/>
          </draw:polygon>
          <draw:path draw:style-name="gr3" draw:text-style-name="P9" draw:layer="layout" svg:width="0.321cm" svg:height="0.532cm" svg:x="3.993cm" svg:y="7.95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9" draw:layer="layout" svg:width="0.302cm" svg:height="0.351cm" svg:x="4.38cm" svg:y="8.124cm" svg:viewBox="0 0 303 352" svg:d="M276 48c-12 0-23 0-35 12-12 10-14 25-14 30 0 17 14 26 30 26 23 0 44-17 44-49 0-39-37-67-93-67-104 0-208 111-208 220 0 70 46 132 127 132 111 0 176-83 176-91 0-6-6-11-9-11-5 0-5 2-11 9-61 75-146 75-156 75-48 0-69-36-69-84 0-32 16-107 42-155 23-44 67-77 109-77 27 0 57 8 67 30z">
            <text:p/>
          </draw:path>
          <draw:path draw:style-name="gr3" draw:text-style-name="P9" draw:layer="layout" svg:width="0.198cm" svg:height="0.36cm" svg:x="4.741cm" svg:y="8.223cm" svg:viewBox="0 0 199 361" svg:d="M123 16c0-16 0-16-16-16-35 33-84 35-107 35v20c12 0 49 0 79-16v278c0 17 0 25-54 25h-21v19c10 0 77-2 96-2 18 0 87 2 99 2v-19h-21c-55 0-55-8-55-25z">
            <text:p/>
          </draw:path>
          <draw:path draw:style-name="gr3" draw:text-style-name="P9" draw:layer="layout" svg:width="0.386cm" svg:height="0.351cm" svg:x="5.053cm" svg:y="8.12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5.505cm" svg:y="7.7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6.033cm" svg:y="8.01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6.802cm" svg:y="7.95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9" draw:layer="layout" svg:width="0.302cm" svg:height="0.351cm" svg:x="7.182cm" svg:y="8.124cm" svg:viewBox="0 0 303 352" svg:d="M276 48c-12 0-23 0-35 12-12 10-14 25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  <draw:path draw:style-name="gr3" draw:text-style-name="P9" draw:layer="layout" svg:width="0.24cm" svg:height="0.36cm" svg:x="7.519cm" svg:y="8.2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58cm" svg:height="0.501cm" svg:x="7.855cm" svg:y="8.124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369cm" svg:height="0.546cm" svg:x="8.379cm" svg:y="7.406cm" svg:viewBox="0 0 370 547" svg:d="M370 9c0-2 0-9-11-9-10 0-84 7-98 9-6 0-11 3-11 14 0 10 7 10 19 10 37 0 39 6 39 13l-2 16-47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8.774cm" svg:y="7.601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8.332cm" svg:y="8.256cm" svg:viewBox="0 0 847 33" draw:points="422,33 0,33 0,0 847,0 847,33">
            <text:p/>
          </draw:polygon>
          <draw:path draw:style-name="gr3" draw:text-style-name="P9" draw:layer="layout" svg:width="0.369cm" svg:height="0.546cm" svg:x="8.362cm" svg:y="8.461cm" svg:viewBox="0 0 370 547" svg:d="M370 9c0-2 0-9-11-9-10 0-84 7-98 9-6 0-11 3-11 14 0 10 7 10 19 10 37 0 39 6 39 13l-2 16-47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8.756cm" svg:y="8.6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9.527cm" svg:y="8.1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0.33cm" svg:y="7.952cm" svg:viewBox="0 0 327 533" svg:d="M327 269c0-63-3-125-31-183-35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</draw:g>
        <draw:g>
          <svg:title>TexMaths</svg:title>
          <svg:desc>22§display§\text {Diff. (2) }w.\ r.\ t. \ x §svg§600§FALSE§</svg:desc>
          <draw:polygon draw:style-name="gr2" draw:text-style-name="P8" draw:layer="layout" svg:width="5.989cm" svg:height="0.696cm" svg:x="4.002cm" svg:y="9.445cm" svg:viewBox="0 0 5990 697" draw:points="2995,697 0,697 0,0 5990,0 5990,697">
            <text:p/>
          </draw:polygon>
          <draw:path draw:style-name="gr3" draw:text-style-name="P9" draw:layer="layout" svg:width="0.52cm" svg:height="0.528cm" svg:x="3.99cm" svg:y="9.457cm" svg:viewBox="0 0 521 529" svg:d="M0 0v25h19c60 0 60 8 60 35v410c0 28 0 35-60 35h-19v24h283c131 0 238-114 238-260 0-148-104-269-238-269zM185 505c-37 0-39-5-39-30v-420c0-25 2-30 39-30h77c48 0 102 15 141 72 33 45 40 112 40 172 0 86-14 132-42 171-16 21-60 65-139 65z">
            <text:p/>
          </draw:path>
          <draw:path draw:style-name="gr3" draw:text-style-name="P9" draw:layer="layout" svg:width="0.166cm" svg:height="0.518cm" svg:x="4.579cm" svg:y="9.4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465cm" svg:height="0.546cm" svg:x="4.789cm" svg:y="9.441cm" svg:viewBox="0 0 466 547" svg:d="M327 236h88v-23h-91v-90c0-70 38-105 72-105 3 0 14 0 26 5-8 3-23 12-23 32 0 17 13 33 34 33s33-16 33-33c0-29-26-55-70-55-46 0-81 30-85 33-22-29-65-33-86-33-74 0-163 40-163 125v88h-62v23h62v251c0 35-9 35-62 35v25c26-2 67-3 86-3 20 0 58 1 86 3v-25c-51 0-59 0-59-35v-251h163v251c0 35-9 35-61 35v25c30-2 67-3 88-3 31 0 68 0 98 3v-25h-16c-56 0-58-8-58-36zM111 213v-88c0-76 63-107 112-107 39 0 60 14 62 14v1c-14 0-28 11-28 32 0 5 0 25 21 32-2 10-2 17-2 26v90z">
            <text:p/>
          </draw:path>
          <draw:path draw:style-name="gr3" draw:text-style-name="P9" draw:layer="layout" svg:width="0.083cm" svg:height="0.083cm" svg:x="5.287cm" svg:y="9.90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5.855cm" svg:y="9.4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6.117cm" svg:y="9.471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5 68-8 7-59 7-74 7z">
            <text:p/>
          </draw:path>
          <draw:path draw:style-name="gr3" draw:text-style-name="P9" draw:layer="layout" svg:width="0.18cm" svg:height="0.773cm" svg:x="6.51cm" svg:y="9.406cm" svg:viewBox="0 0 181 774" svg:d="M181 387c0-60-9-153-51-241-47-95-114-146-123-146-3 0-7 4-7 7 0 4 0 5 14 19 78 76 121 199 121 361 0 132-28 269-124 366-11 10-11 12-11 14 0 5 4 7 7 7 9 0 79-53 125-151 40-85 49-171 49-236z">
            <text:p/>
          </draw:path>
          <draw:path draw:style-name="gr3" draw:text-style-name="P9" draw:layer="layout" svg:width="0.513cm" svg:height="0.351cm" svg:x="7.047cm" svg:y="9.643cm" svg:viewBox="0 0 514 352" svg:d="M336 79c4-16 11-46 11-49 0-14-11-21-21-21-11 0-25 5-30 21-2 5-39 155-44 174-6 23-7 37-7 51 0 9 0 11 1 14-17 42-42 65-72 65-61 0-61-56-61-70 0-25 3-55 40-151 9-23 12-34 12-50 0-35-24-63-63-63-74 0-102 113-102 120s7 7 9 7c9 0 9 0 12-14 21-73 51-95 79-95 7 0 20 0 20 24 0 20-9 42-14 55-34 91-44 128-44 156 0 72 52 99 110 99 13 0 50 0 81-55 20 50 74 55 97 55 58 0 92-49 113-95 26-62 51-166 51-202 0-43-21-55-35-55-20 0-39 19-39 37 0 10 5 16 12 21 9 9 28 28 28 67 0 26-22 102-42 141-21 42-47 68-86 68-37 0-56-23-56-67 0-21 5-45 7-56z">
            <text:p/>
          </draw:path>
          <draw:path draw:style-name="gr3" draw:text-style-name="P9" draw:layer="layout" svg:width="0.083cm" svg:height="0.083cm" svg:x="7.664cm" svg:y="9.904cm" svg:viewBox="0 0 84 84" svg:d="M84 42c0-23-19-42-42-42s-42 19-42 42 19 42 42 42 42-19 42-42z">
            <text:p/>
          </draw:path>
          <draw:path draw:style-name="gr3" draw:text-style-name="P9" draw:layer="layout" svg:width="0.316cm" svg:height="0.351cm" svg:x="8.094cm" svg:y="9.643cm" svg:viewBox="0 0 317 352" svg:d="M46 297c-2 13-7 30-7 34 0 14 10 21 23 21 8 0 22-7 28-21 2-4 28-109 31-123 6-27 20-81 25-102 4-9 25-46 44-64 5-5 28-24 62-24 21 0 31 8 33 8-25 4-40 23-40 43 0 12 8 28 28 28 21 0 44-18 44-46s-25-51-65-51c-51 0-85 39-99 60-7-35-35-60-72-60-35 0-49 30-56 44-14 26-25 74-25 76 0 7 7 7 9 7 9 0 9 0 14-18 12-54 28-91 56-91 14 0 25 5 25 35 0 16-4 24-12 65z">
            <text:p/>
          </draw:path>
          <draw:path draw:style-name="gr3" draw:text-style-name="P9" draw:layer="layout" svg:width="0.083cm" svg:height="0.083cm" svg:x="8.465cm" svg:y="9.904cm" svg:viewBox="0 0 84 84" svg:d="M84 42c0-23-19-42-42-42s-42 19-42 42 19 42 42 42 42-19 42-42z">
            <text:p/>
          </draw:path>
          <draw:path draw:style-name="gr3" draw:text-style-name="P9" draw:layer="layout" svg:width="0.238cm" svg:height="0.493cm" svg:x="8.887cm" svg:y="9.501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9" draw:layer="layout" svg:width="0.083cm" svg:height="0.083cm" svg:x="9.216cm" svg:y="9.904cm" svg:viewBox="0 0 84 84" svg:d="M84 42c0-23-19-42-42-42s-42 19-42 42 19 42 42 42 42-19 42-42z">
            <text:p/>
          </draw:path>
          <draw:path draw:style-name="gr3" draw:text-style-name="P9" draw:layer="layout" svg:width="0.386cm" svg:height="0.351cm" svg:x="9.644cm" svg:y="9.643cm" svg:viewBox="0 0 387 352" svg:d="M238 109c3-21 21-91 75-91 6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79-55 83-60 9 30 37 60 83 60 81 0 124-100 124-120 0-7-7-7-8-7-7 0-9 2-11 7-24 85-79 102-104 102-30 0-42-24-42-51 0-17 5-33 14-68z">
            <text:p/>
          </draw:path>
        </draw:g>
        <draw:g>
          <svg:title>TexMaths</svg:title>
          <svg:desc>22§display§6c_1x + 2c_2 \left[ y \frac{d^2y}{dx^2} + \frac{dy}{dx} \left( \frac{dy}{dx} \right) \right] = 0 §svg§600§FALSE§</svg:desc>
          <draw:polygon draw:style-name="gr2" draw:text-style-name="P8" draw:layer="layout" svg:width="11.833cm" svg:height="1.821cm" svg:x="3.999cm" svg:y="10.648cm" svg:viewBox="0 0 11834 1822" draw:points="5917,1822 0,1822 0,0 11834,0 11834,1822">
            <text:p/>
          </draw:polygon>
          <draw:path draw:style-name="gr3" draw:text-style-name="P9" draw:layer="layout" svg:width="0.321cm" svg:height="0.532cm" svg:x="3.992cm" svg:y="11.257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9" draw:layer="layout" svg:width="0.302cm" svg:height="0.351cm" svg:x="4.379cm" svg:y="11.431cm" svg:viewBox="0 0 303 352" svg:d="M276 48c-12 0-23 0-35 12-12 10-14 24-14 30 0 17 14 26 30 26 23 0 44-17 44-49 0-39-37-67-93-67-104 0-208 111-208 220 0 70 46 132 127 132 111 0 176-83 176-92 0-5-6-10-9-10-5 0-5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4.74cm" svg:y="11.529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386cm" svg:height="0.351cm" svg:x="5.052cm" svg:y="11.4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6cm" svg:x="5.685cm" svg:y="11.32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6.454cm" svg:y="11.25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02cm" svg:height="0.351cm" svg:x="6.834cm" svg:y="11.431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24cm" svg:height="0.36cm" svg:x="7.171cm" svg:y="11.52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205cm" svg:height="1.856cm" svg:x="7.806cm" svg:y="10.651cm" svg:viewBox="0 0 206 1857" draw:points="0,1857 206,1857 206,1815 42,1815 42,42 206,42 206,0 0,0">
            <text:p/>
          </draw:polygon>
          <draw:path draw:style-name="gr3" draw:text-style-name="P9" draw:layer="layout" svg:width="0.358cm" svg:height="0.501cm" svg:x="8.044cm" svg:y="11.431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ath draw:style-name="gr3" draw:text-style-name="P9" draw:layer="layout" svg:width="0.369cm" svg:height="0.546cm" svg:x="8.568cm" svg:y="10.71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24cm" svg:height="0.36cm" svg:x="8.975cm" svg:y="10.60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6cm" svg:height="0.501cm" svg:x="9.309cm" svg:y="10.906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olygon draw:style-name="gr3" draw:text-style-name="P9" draw:layer="layout" svg:width="1.192cm" svg:height="0.032cm" svg:x="8.52cm" svg:y="11.563cm" svg:viewBox="0 0 1193 33" draw:points="597,33 0,33 0,0 1193,0 1193,33">
            <text:p/>
          </draw:polygon>
          <draw:path draw:style-name="gr3" draw:text-style-name="P9" draw:layer="layout" svg:width="0.369cm" svg:height="0.546cm" svg:x="8.55cm" svg:y="11.76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8.945cm" svg:y="11.9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9.399cm" svg:y="11.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10.02cm" svg:y="11.32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69cm" svg:height="0.546cm" svg:x="10.891cm" svg:y="10.71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9" draw:layer="layout" svg:width="0.358cm" svg:height="0.501cm" svg:x="11.284cm" svg:y="10.906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olygon draw:style-name="gr3" draw:text-style-name="P9" draw:layer="layout" svg:width="0.846cm" svg:height="0.032cm" svg:x="10.842cm" svg:y="11.563cm" svg:viewBox="0 0 847 33" draw:points="422,33 0,33 0,0 847,0 847,33">
            <text:p/>
          </draw:polygon>
          <draw:path draw:style-name="gr3" draw:text-style-name="P9" draw:layer="layout" svg:width="0.369cm" svg:height="0.546cm" svg:x="10.874cm" svg:y="11.76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11.266cm" svg:y="11.9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381cm" svg:height="1.856cm" svg:x="12.069cm" svg:y="10.651cm" svg:viewBox="0 0 382 1857" svg:d="M382 1850c0-4-2-6-4-7-28-30-81-81-132-166-125-199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69cm" svg:height="0.546cm" svg:x="12.618cm" svg:y="10.71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3.012cm" svg:y="10.906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olygon draw:style-name="gr3" draw:text-style-name="P9" draw:layer="layout" svg:width="0.846cm" svg:height="0.032cm" svg:x="12.57cm" svg:y="11.563cm" svg:viewBox="0 0 847 33" draw:points="422,33 0,33 0,0 847,0 847,33">
            <text:p/>
          </draw:polygon>
          <draw:path draw:style-name="gr3" draw:text-style-name="P9" draw:layer="layout" svg:width="0.369cm" svg:height="0.546cm" svg:x="12.6cm" svg:y="11.76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2.994cm" svg:y="11.9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6cm" svg:x="13.535cm" svg:y="10.651cm" svg:viewBox="0 0 382 1857" svg:d="M382 929c0-304-70-610-268-843-15-17-44-49-75-77-11-9-13-9-23-9-9 0-16 0-16 7 0 4 4 7 5 9 27 28 79 79 131 164 124 198 183 450 183 748 0 209-29 476-157 707-62 111-127 174-158 208-2 1-4 3-4 7 0 7 7 7 16 7 10 0 12 0 24-13 261-235 342-589 342-915z">
            <text:p/>
          </draw:path>
          <draw:polygon draw:style-name="gr3" draw:text-style-name="P9" draw:layer="layout" svg:width="0.205cm" svg:height="1.856cm" svg:x="14.087cm" svg:y="10.651cm" svg:viewBox="0 0 206 1857" draw:points="162,1815 0,1815 0,1857 206,1857 206,0 0,0 0,42 162,42">
            <text:p/>
          </draw:polygon>
          <draw:path draw:style-name="gr3" draw:text-style-name="P9" draw:layer="layout" svg:width="0.515cm" svg:height="0.182cm" svg:x="14.742cm" svg:y="11.4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5.545cm" svg:y="11.257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5 14 91 89 7 44 7 102 7 152 0 58 0 111-9 160-10 74-54 98-89 98z">
            <text:p/>
          </draw:path>
        </draw:g>
        <draw:g>
          <svg:title>TexMaths</svg:title>
          <svg:desc>24§display§.\ .\ . \ \text {(3)} §svg§600§FALSE§</svg:desc>
          <draw:polygon draw:style-name="gr2" draw:text-style-name="P8" draw:layer="layout" svg:width="2.458cm" svg:height="0.759cm" svg:x="18.188cm" svg:y="13.842cm" svg:viewBox="0 0 2459 760" draw:points="1229,760 0,760 0,0 2459,0 2459,760">
            <text:p/>
          </draw:polygon>
          <draw:path draw:style-name="gr3" draw:text-style-name="P9" draw:layer="layout" svg:width="0.091cm" svg:height="0.091cm" svg:x="18.219cm" svg:y="14.343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18.734cm" svg:y="14.343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19.25cm" svg:y="14.343cm" svg:viewBox="0 0 92 92" svg:d="M92 46c0-25-21-46-46-46s-46 21-46 46 21 46 46 46 46-21 46-46z">
            <text:p/>
          </draw:path>
          <draw:path draw:style-name="gr3" draw:text-style-name="P9" draw:layer="layout" svg:width="0.197cm" svg:height="0.844cm" svg:x="19.777cm" svg:y="13.8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9" draw:layer="layout" svg:width="0.351cm" svg:height="0.581cm" svg:x="20.057cm" svg:y="13.871cm" svg:viewBox="0 0 352 582" svg:d="M211 265c69-21 117-81 117-148 0-69-73-117-155-117-87 0-150 50-150 115 0 27 19 44 42 44 27 0 44-19 44-44 0-42-40-42-51-42 25-40 80-52 111-52 35 0 83 19 83 94 0 12-2 60-25 98-25 40-54 42-75 44-6 0-27 2-33 2-8 0-13 2-13 10 0 9 5 9 21 9h36c69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9" draw:layer="layout" svg:width="0.197cm" svg:height="0.844cm" svg:x="20.491cm" svg:y="13.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\text {i.e. }3c_1x + c_2 \left[ y \frac{d^2y}{dx^2} + \left( \frac{dy}{dx} \right)^2 \right] = 0 §svg§600§FALSE§</svg:desc>
          <draw:polygon draw:style-name="gr2" draw:text-style-name="P8" draw:layer="layout" svg:width="12.053cm" svg:height="2.241cm" svg:x="4.009cm" svg:y="13.148cm" svg:viewBox="0 0 12054 2242" draw:points="6026,2242 0,2242 0,0 12054,0 12054,2242">
            <text:p/>
          </draw:polygon>
          <draw:path draw:style-name="gr3" draw:text-style-name="P9" draw:layer="layout" svg:width="0.166cm" svg:height="0.518cm" svg:x="3.995cm" svg:y="13.94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083cm" svg:height="0.083cm" svg:x="4.252cm" svg:y="14.379cm" svg:viewBox="0 0 84 84" svg:d="M84 42c0-23-19-42-42-42s-42 19-42 42 19 42 42 42 42-19 42-42z">
            <text:p/>
          </draw:path>
          <draw:path draw:style-name="gr3" draw:text-style-name="P9" draw:layer="layout" svg:width="0.3cm" svg:height="0.356cm" svg:x="4.421cm" svg:y="14.11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4.81cm" svg:y="14.379cm" svg:viewBox="0 0 84 84" svg:d="M84 42c0-23-19-42-42-42s-42 19-42 42 19 42 42 42 42-19 42-42z">
            <text:p/>
          </draw:path>
          <draw:path draw:style-name="gr3" draw:text-style-name="P9" draw:layer="layout" svg:width="0.321cm" svg:height="0.532cm" svg:x="5.334cm" svg:y="13.94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9" draw:layer="layout" svg:width="0.302cm" svg:height="0.351cm" svg:x="5.72cm" svg:y="14.121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6.082cm" svg:y="14.21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386cm" svg:height="0.351cm" svg:x="6.392cm" svg:y="14.1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516cm" svg:x="7.027cm" svg:y="14.0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7.79cm" svg:y="14.121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24cm" svg:height="0.36cm" svg:x="8.126cm" svg:y="14.21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23cm" svg:height="2.32cm" svg:x="8.78cm" svg:y="13.109cm" svg:viewBox="0 0 231 2321" draw:points="0,2321 231,2321 231,2272 48,2272 48,48 231,48 231,0 0,0">
            <text:p/>
          </draw:polygon>
          <draw:path draw:style-name="gr3" draw:text-style-name="P9" draw:layer="layout" svg:width="0.358cm" svg:height="0.501cm" svg:x="9.041cm" svg:y="14.121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7 83 67 81 0 160-71 181-159z">
            <text:p/>
          </draw:path>
          <draw:path draw:style-name="gr3" draw:text-style-name="P9" draw:layer="layout" svg:width="0.369cm" svg:height="0.546cm" svg:x="9.567cm" svg:y="13.40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9" draw:layer="layout" svg:width="0.24cm" svg:height="0.36cm" svg:x="9.972cm" svg:y="13.29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6cm" svg:height="0.501cm" svg:x="10.308cm" svg:y="13.596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7 83 67 81 0 160-71 181-159z">
            <text:p/>
          </draw:path>
          <draw:polygon draw:style-name="gr3" draw:text-style-name="P9" draw:layer="layout" svg:width="1.192cm" svg:height="0.032cm" svg:x="9.518cm" svg:y="14.253cm" svg:viewBox="0 0 1193 33" draw:points="597,33 0,33 0,0 1193,0 1193,33">
            <text:p/>
          </draw:polygon>
          <draw:path draw:style-name="gr3" draw:text-style-name="P9" draw:layer="layout" svg:width="0.369cm" svg:height="0.546cm" svg:x="9.55cm" svg:y="14.45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9" draw:layer="layout" svg:width="0.386cm" svg:height="0.351cm" svg:x="9.942cm" svg:y="14.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10.396cm" svg:y="14.40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11.017cm" svg:y="14.0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1cm" svg:height="1.855cm" svg:x="11.908cm" svg:y="13.341cm" svg:viewBox="0 0 382 1856" svg:d="M382 1849c0-3-2-5-4-7-28-30-81-81-132-165-125-199-181-451-181-748 0-209 27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9" draw:layer="layout" svg:width="0.369cm" svg:height="0.546cm" svg:x="12.457cm" svg:y="13.40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58cm" svg:height="0.501cm" svg:x="12.851cm" svg:y="13.596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7 83 67 81 0 160-71 181-159z">
            <text:p/>
          </draw:path>
          <draw:polygon draw:style-name="gr3" draw:text-style-name="P9" draw:layer="layout" svg:width="0.846cm" svg:height="0.032cm" svg:x="12.41cm" svg:y="14.253cm" svg:viewBox="0 0 847 33" draw:points="422,33 0,33 0,0 847,0 847,33">
            <text:p/>
          </draw:polygon>
          <draw:path draw:style-name="gr3" draw:text-style-name="P9" draw:layer="layout" svg:width="0.369cm" svg:height="0.546cm" svg:x="12.439cm" svg:y="14.45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86cm" svg:height="0.351cm" svg:x="12.834cm" svg:y="14.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381cm" svg:height="1.855cm" svg:x="13.374cm" svg:y="13.341cm" svg:viewBox="0 0 382 1856" svg:d="M382 929c0-304-70-611-268-843-14-17-44-49-75-77-11-9-13-9-23-9-9 0-16 0-16 7 0 4 4 7 5 9 27 28 79 79 131 163 124 199 183 451 183 748 0 210-29 477-157 708-62 111-127 174-158 207-2 2-4 4-4 7 0 7 7 7 16 7 10 0 12 0 24-12 261-236 342-589 342-915z">
            <text:p/>
          </draw:path>
          <draw:path draw:style-name="gr3" draw:text-style-name="P9" draw:layer="layout" svg:width="0.24cm" svg:height="0.36cm" svg:x="13.95cm" svg:y="13.17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23cm" svg:height="2.32cm" svg:x="14.27cm" svg:y="13.109cm" svg:viewBox="0 0 231 2321" draw:points="183,2272 0,2272 0,2321 231,2321 231,0 0,0 0,48 183,48">
            <text:p/>
          </draw:polygon>
          <draw:path draw:style-name="gr3" draw:text-style-name="P9" draw:layer="layout" svg:width="0.515cm" svg:height="0.182cm" svg:x="14.972cm" svg:y="14.1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5.775cm" svg:y="13.947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7 14 91 89 7 44 7 102 7 152 0 58 0 111-9 160-10 74-54 98-89 98z">
            <text:p/>
          </draw:path>
        </draw:g>
        <draw:g>
          <svg:title>TexMaths</svg:title>
          <svg:desc>22§display§.\ .\ .\ . \ \text {(1)} §svg§600§FALSE§</svg:desc>
          <draw:polygon draw:style-name="gr2" draw:text-style-name="P8" draw:layer="layout" svg:width="2.723cm" svg:height="0.696cm" svg:x="17.887cm" svg:y="5.338cm" svg:viewBox="0 0 2724 697" draw:points="1362,697 0,697 0,0 2724,0 2724,697">
            <text:p/>
          </draw:polygon>
          <draw:path draw:style-name="gr3" draw:text-style-name="P9" draw:layer="layout" svg:width="0.083cm" svg:height="0.083cm" svg:x="17.915cm" svg:y="5.79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8.387cm" svg:y="5.79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8.86cm" svg:y="5.79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332cm" svg:y="5.797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9.814cm" svg:y="5.29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20.108cm" svg:y="5.3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20.469cm" svg:y="5.29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4§display§.\ .\ . \ \text {(2)} §svg§600§FALSE§</svg:desc>
          <draw:polygon draw:style-name="gr2" draw:text-style-name="P8" draw:layer="layout" svg:width="2.458cm" svg:height="0.76cm" svg:x="18.189cm" svg:y="7.744cm" svg:viewBox="0 0 2459 761" draw:points="1229,761 0,761 0,0 2459,0 2459,761">
            <text:p/>
          </draw:polygon>
          <draw:path draw:style-name="gr3" draw:text-style-name="P9" draw:layer="layout" svg:width="0.091cm" svg:height="0.091cm" svg:x="18.22cm" svg:y="8.245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18.735cm" svg:y="8.245cm" svg:viewBox="0 0 92 92" svg:d="M92 46c0-25-21-46-46-46s-46 21-46 46 21 46 46 46 46-21 46-46z">
            <text:p/>
          </draw:path>
          <draw:path draw:style-name="gr3" draw:text-style-name="P9" draw:layer="layout" svg:width="0.091cm" svg:height="0.091cm" svg:x="19.251cm" svg:y="8.245cm" svg:viewBox="0 0 92 92" svg:d="M92 46c0-25-21-46-46-46s-46 21-46 46 21 46 46 46 46-21 46-46z">
            <text:p/>
          </draw:path>
          <draw:path draw:style-name="gr3" draw:text-style-name="P9" draw:layer="layout" svg:width="0.197cm" svg:height="0.844cm" svg:x="19.778cm" svg:y="7.702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9" draw:layer="layout" svg:width="0.337cm" svg:height="0.564cm" svg:x="20.064cm" svg:y="7.77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9" draw:layer="layout" svg:width="0.197cm" svg:height="0.844cm" svg:x="20.492cm" svg:y="7.7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>
        <draw:frame presentation:style-name="pr10" draw:text-style-name="P7" draw:layer="layout" svg:width="26.6cm" svg:height="14.2cm" svg:x="0.8cm" svg:y="0.6cm" presentation:class="subtitle" presentation:user-transformed="true">
          <draw:text-box>
            <text:p text:style-name="P6"><text:span text:style-name="T8"><text:tab/></text:span></text:p>
          </draw:text-box>
        </draw:frame>
        <draw:g>
          <svg:title>TexMaths</svg:title>
          <svg:desc>22§display§\text {From, (1),  (2) and (3) we get}§svg§600§FALSE§</svg:desc>
          <draw:polygon draw:style-name="gr2" draw:text-style-name="P8" draw:layer="layout" svg:width="9.751cm" svg:height="0.696cm" svg:x="2.206cm" svg:y="0.444cm" svg:viewBox="0 0 9752 697" draw:points="4875,697 0,697 0,0 9752,0 9752,697">
            <text:p/>
          </draw:polygon>
          <draw:path draw:style-name="gr3" draw:text-style-name="P9" draw:layer="layout" svg:width="0.446cm" svg:height="0.527cm" svg:x="2.192cm" svg:y="0.46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261cm" svg:height="0.342cm" svg:x="2.628cm" svg:y="0.64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2.933cm" svg:y="0.63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3.322cm" svg:y="0.642cm" svg:viewBox="0 0 605 343" svg:d="M60 76v209c0 33-7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091cm" svg:height="0.231cm" svg:x="4.008cm" svg:y="0.903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9" draw:layer="layout" svg:width="0.18cm" svg:height="0.773cm" svg:x="4.491cm" svg:y="0.4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4.783cm" svg:y="0.4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5.145cm" svg:y="0.40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091cm" svg:height="0.231cm" svg:x="5.469cm" svg:y="0.903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9" draw:layer="layout" svg:width="0.18cm" svg:height="0.773cm" svg:x="5.951cm" svg:y="0.4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6.214cm" svg:y="0.4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6.606cm" svg:y="0.40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49cm" svg:height="0.356cm" svg:x="7.153cm" svg:y="0.63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39cm" svg:height="0.342cm" svg:x="7.532cm" svg:y="0.64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83cm" svg:height="0.546cm" svg:x="7.963cm" svg:y="0.449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9" draw:layer="layout" svg:width="0.18cm" svg:height="0.773cm" svg:x="8.701cm" svg:y="0.4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21cm" svg:height="0.532cm" svg:x="8.957cm" svg:y="0.47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9.355cm" svg:y="0.40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31cm" svg:height="0.342cm" svg:x="9.883cm" svg:y="0.651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9" draw:layer="layout" svg:width="0.3cm" svg:height="0.356cm" svg:x="10.429cm" svg:y="0.63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55cm" svg:height="0.511cm" svg:x="11.029cm" svg:y="0.63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cm" svg:height="0.356cm" svg:x="11.416cm" svg:y="0.63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44cm" svg:height="0.485cm" svg:x="11.752cm" svg:y="0.509cm" svg:viewBox="0 0 245 486" svg:d="M120 167h111v-25h-111v-142h-20c0 63-24 146-100 150v17h67v213c0 97 72 106 100 106 55 0 78-55 78-106v-44h-21v44c0 56-23 86-52 86-52 0-52-70-52-84z">
            <text:p/>
          </draw:path>
        </draw:g>
        <draw:g>
          <svg:title>TexMaths</svg:title>
          <svg:desc>22§display§\begin{vmatrix} x^3   &amp; y^2 &amp;  5   \\ 
                          3x^2  &amp; 2y \frac{dy}{dx} &amp; 0  \\ 
                          3x      &amp;  y \frac{d^2y}{dx^2} + \left( \frac{dy}{dx} \right)^2  &amp; 0 \end{vmatrix} = 0§svg§600§FALSE§</svg:desc>
          <draw:polygon draw:style-name="gr2" draw:text-style-name="P8" draw:layer="layout" svg:width="9.574cm" svg:height="3.389cm" svg:x="2.296cm" svg:y="1.851cm" svg:viewBox="0 0 9575 3390" draw:points="4788,3390 0,3390 0,0 9575,0 9575,3390">
            <text:p/>
          </draw:polygon>
          <draw:path draw:style-name="gr3" draw:text-style-name="P9" draw:layer="layout" svg:width="0.034cm" svg:height="0.497cm" svg:x="2.37cm" svg:y="1.9cm" svg:viewBox="0 0 35 498" svg:d="M0 470c0 12 0 28 18 28 17 0 17-16 17-28v-442c0-12 0-28-17-28-18 0-18 16-18 28z">
            <text:p/>
          </draw:path>
          <draw:path draw:style-name="gr3" draw:text-style-name="P9" draw:layer="layout" svg:width="0.034cm" svg:height="0.497cm" svg:x="2.37cm" svg:y="2.365cm" svg:viewBox="0 0 35 498" svg:d="M0 470c0 12 0 28 18 28 17 0 17-16 17-28v-442c0-12 0-28-17-28-18 0-18 16-18 28z">
            <text:p/>
          </draw:path>
          <draw:path draw:style-name="gr3" draw:text-style-name="P9" draw:layer="layout" svg:width="0.034cm" svg:height="0.497cm" svg:x="2.37cm" svg:y="2.829cm" svg:viewBox="0 0 35 498" svg:d="M0 470c0 12 0 28 18 28 17 0 17-16 17-28v-442c0-12 0-28-17-28-18 0-18 16-18 28z">
            <text:p/>
          </draw:path>
          <draw:path draw:style-name="gr3" draw:text-style-name="P9" draw:layer="layout" svg:width="0.034cm" svg:height="0.497cm" svg:x="2.37cm" svg:y="3.292cm" svg:viewBox="0 0 35 498" svg:d="M0 470c0 12 0 28 18 28 17 0 17-16 17-28v-442c0-12 0-28-17-28-18 0-18 16-18 28z">
            <text:p/>
          </draw:path>
          <draw:path draw:style-name="gr3" draw:text-style-name="P9" draw:layer="layout" svg:width="0.034cm" svg:height="0.497cm" svg:x="2.37cm" svg:y="3.757cm" svg:viewBox="0 0 35 498" svg:d="M0 470c0 12 0 28 18 28 17 0 17-16 17-28v-442c0-12 0-28-17-28-18 0-18 16-18 28z">
            <text:p/>
          </draw:path>
          <draw:path draw:style-name="gr3" draw:text-style-name="P9" draw:layer="layout" svg:width="0.034cm" svg:height="0.497cm" svg:x="2.37cm" svg:y="4.22cm" svg:viewBox="0 0 35 498" svg:d="M0 470c0 12 0 28 18 28 17 0 17-16 17-28v-442c0-12 0-28-17-28-18 0-18 16-18 28z">
            <text:p/>
          </draw:path>
          <draw:path draw:style-name="gr3" draw:text-style-name="P9" draw:layer="layout" svg:width="0.034cm" svg:height="0.497cm" svg:x="2.37cm" svg:y="4.684cm" svg:viewBox="0 0 35 498" svg:d="M0 470c0 12 0 28 18 28 17 0 17-16 17-28v-442c0-12 0-28-17-28-18 0-18 16-18 28z">
            <text:p/>
          </draw:path>
          <draw:path draw:style-name="gr3" draw:text-style-name="P9" draw:layer="layout" svg:width="0.386cm" svg:height="0.351cm" svg:x="2.731cm" svg:y="2.1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9cm" svg:height="0.37cm" svg:x="3.18cm" svg:y="1.812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7 0 8 5 8 14 8z">
            <text:p/>
          </draw:path>
          <draw:path draw:style-name="gr3" draw:text-style-name="P9" draw:layer="layout" svg:width="0.358cm" svg:height="0.501cm" svg:x="6.429cm" svg:y="2.109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9 9-7 16-17 16-31 0-25-21-28-28-28-18 0-44 12-44 51 0 38 35 67 83 67 81 0 160-71 181-159z">
            <text:p/>
          </draw:path>
          <draw:path draw:style-name="gr3" draw:text-style-name="P9" draw:layer="layout" svg:width="0.24cm" svg:height="0.36cm" svg:x="6.848cm" svg:y="1.81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09cm" svg:height="0.532cm" svg:x="9.916cm" svg:y="1.937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8 0 27 0 74-19 106-18 30-48 51-83 51-56 0-100-40-114-86 1 0 5 0 14 0 24 0 38-19 38-37 0-19-14-39-38-39-13 0-39 5-39 42 0 66 55 141 141 141 90 0 169-74 169-172z">
            <text:p/>
          </draw:path>
          <draw:path draw:style-name="gr3" draw:text-style-name="P9" draw:layer="layout" svg:width="0.321cm" svg:height="0.532cm" svg:x="2.548cm" svg:y="2.937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9" draw:layer="layout" svg:width="0.386cm" svg:height="0.351cm" svg:x="2.924cm" svg:y="3.1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3.378cm" svg:y="2.81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09cm" svg:height="0.516cm" svg:x="5.998cm" svg:y="2.93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9" draw:layer="layout" svg:width="0.358cm" svg:height="0.501cm" svg:x="6.367cm" svg:y="3.109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4-9 7-7 14-17 14-31 0-25-21-28-28-28-18 0-44 12-44 51 0 38 35 67 83 67 81 0 160-71 181-159z">
            <text:p/>
          </draw:path>
          <draw:path draw:style-name="gr3" draw:text-style-name="P9" draw:layer="layout" svg:width="0.279cm" svg:height="0.383cm" svg:x="6.887cm" svg:y="2.731cm" svg:viewBox="0 0 280 384" svg:d="M278 16c0 0 2-7 2-9s-2-7-9-7c-10 0-56 4-70 5-4 0-11 2-11 13 0 8 7 8 14 8 27 0 27 4 27 7 0 4-2 7-4 13l-30 123c-12-18-30-32-56-32-71 0-141 78-141 155 0 53 35 92 83 92 28 0 54-18 77-39 11 32 41 39 56 39 20 0 32-13 43-30 12-21 19-53 19-55 0-7-7-7-9-7-7 0-8 2-12 18-7 26-18 58-41 58-14 0-17-13-17-27 0-10 2-15 3-22zM162 310c-4 14-16 26-28 35-6 5-27 23-50 23-21 0-40-14-40-53 0-28 16-88 28-111 25-44 53-51 69-51 37 0 47 41 47 48 0 1 0 5-1 7z">
            <text:p/>
          </draw:path>
          <draw:path draw:style-name="gr3" draw:text-style-name="P9" draw:layer="layout" svg:width="0.279cm" svg:height="0.349cm" svg:x="7.202cm" svg:y="2.868cm" svg:viewBox="0 0 280 350" svg:d="M278 35c2-9 2-9 2-12 0-11-9-18-18-18-7 0-17 4-23 14-1 2-7 20-8 30l-13 46c-2 14-19 81-21 88 0 0-25 48-67 48-37 0-37-36-37-46 0-30 13-64 28-106 7-17 11-23 11-33 0-27-23-46-53-46-54 0-79 74-79 83 0 7 7 7 9 7 9 0 9-2 10-9 14-44 37-65 58-65 11 0 15 5 15 17 0 15-6 25-8 32-26 67-31 88-31 111 0 9 0 35 21 53 16 14 39 16 54 16 22 0 41-7 59-25-7 30-13 53-36 81-14 18-37 35-65 35-3 0-30 0-40-17 28-4 28-30 28-30 0-18-16-21-21-21-13 0-32 10-32 35 0 28 27 47 65 47 55 0 123-42 139-109z">
            <text:p/>
          </draw:path>
          <draw:polygon draw:style-name="gr3" draw:text-style-name="P9" draw:layer="layout" svg:width="0.673cm" svg:height="0.032cm" svg:x="6.844cm" svg:y="3.243cm" svg:viewBox="0 0 674 33" draw:points="338,33 0,33 0,0 674,0 674,33">
            <text:p/>
          </draw:polygon>
          <draw:path draw:style-name="gr3" draw:text-style-name="P9" draw:layer="layout" svg:width="0.279cm" svg:height="0.383cm" svg:x="6.878cm" svg:y="3.341cm" svg:viewBox="0 0 280 384" svg:d="M278 16c0 0 2-7 2-9s-2-7-9-7c-10 0-56 4-70 5-4 0-11 2-11 13 0 8 7 8 14 8 27 0 27 4 27 7 0 4-2 7-4 13l-30 123c-12-18-30-32-56-32-71 0-141 78-141 155 0 53 35 92 83 92 28 0 54-18 77-39 11 32 41 39 56 39 20 0 32-13 43-30 12-21 19-53 19-55 0-7-7-7-9-7-7 0-8 2-12 18-7 26-16 58-41 58-14 0-17-13-17-27 0-10 2-15 3-22zM162 310c-4 14-16 26-28 35-6 5-27 23-50 23-21 0-40-14-40-53 0-28 16-88 28-111 25-44 53-51 69-51 37 0 47 41 47 48 0 1 0 5-1 7z">
            <text:p/>
          </draw:path>
          <draw:path draw:style-name="gr3" draw:text-style-name="P9" draw:layer="layout" svg:width="0.291cm" svg:height="0.245cm" svg:x="7.193cm" svg:y="3.479cm" svg:viewBox="0 0 292 246" svg:d="M109 183c-5 18-23 48-51 48-2 0-18 0-30-7 23-8 25-27 25-30 0-13-9-22-21-22-16 0-32 15-32 34 0 28 30 40 56 40 27 0 48-15 62-38 14 28 44 38 65 38 63 0 95-68 95-84 0-7-7-7-9-7-7 0-7 3-8 10-13 37-46 66-76 66-21 0-34-15-34-36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326cm" svg:height="0.532cm" svg:x="9.909cm" svg:y="2.937cm" svg:viewBox="0 0 327 533" svg:d="M327 269c0-63-3-125-31-183-35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9" draw:layer="layout" svg:width="0.321cm" svg:height="0.532cm" svg:x="2.72cm" svg:y="4.262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9" draw:layer="layout" svg:width="0.386cm" svg:height="0.351cm" svg:x="3.097cm" svg:y="4.4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358cm" svg:height="0.501cm" svg:x="4.486cm" svg:y="4.43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4-9 7-7 14-17 14-31 0-25-21-28-28-28-18 0-44 12-44 51 0 38 35 67 83 67 81 0 160-71 181-159z">
            <text:p/>
          </draw:path>
          <draw:path draw:style-name="gr3" draw:text-style-name="P9" draw:layer="layout" svg:width="0.279cm" svg:height="0.383cm" svg:x="5.005cm" svg:y="4.056cm" svg:viewBox="0 0 280 384" svg:d="M278 16c0 0 2-7 2-9s-2-7-9-7c-10 0-56 4-70 5-4 0-11 2-11 13 0 8 7 8 14 8 27 0 27 4 27 7 0 4-2 7-4 13l-30 123c-12-18-30-32-56-32-71 0-141 78-141 155 0 53 35 92 83 92 28 0 54-18 77-39 11 32 41 39 56 39 20 0 32-13 43-30 12-21 19-53 19-55 0-7-7-7-9-7-7 0-8 2-12 18-7 26-18 58-41 58-14 0-17-13-17-27 0-10 2-15 3-22zM162 310c-4 14-16 26-28 35-6 5-27 23-50 23-21 0-40-14-40-53 0-28 16-88 28-111 25-44 53-51 69-51 37 0 47 41 47 48 0 1 0 5-1 7z">
            <text:p/>
          </draw:path>
          <draw:path draw:style-name="gr3" draw:text-style-name="P9" draw:layer="layout" svg:width="0.193cm" svg:height="0.258cm" svg:x="5.329cm" svg:y="3.94cm" svg:viewBox="0 0 194 259" svg:d="M194 185h-16c-2 7-6 31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9" draw:layer="layout" svg:width="0.279cm" svg:height="0.349cm" svg:x="5.621cm" svg:y="4.193cm" svg:viewBox="0 0 280 350" svg:d="M278 35c2-9 2-9 2-12 0-11-9-18-18-18-7 0-17 4-23 14-1 2-7 20-8 30l-13 46c-2 14-19 81-21 88 0 0-25 48-67 48-37 0-37-36-37-46 0-30 13-64 28-106 7-17 11-23 11-33 0-27-23-46-53-46-54 0-79 74-79 83 0 7 7 7 9 7 9 0 9-2 10-9 14-44 37-65 58-65 11 0 15 5 15 17 0 15-6 25-8 32-26 67-31 88-31 111 0 9 0 35 21 53 16 14 39 16 54 16 22 0 41-7 59-25-7 30-13 53-36 81-14 18-37 35-65 35-3 0-30 0-40-17 28-4 28-30 28-30 0-18-16-21-21-21-13 0-32 10-32 35 0 28 27 47 65 47 55 0 123-42 139-109z">
            <text:p/>
          </draw:path>
          <draw:polygon draw:style-name="gr3" draw:text-style-name="P9" draw:layer="layout" svg:width="0.976cm" svg:height="0.032cm" svg:x="4.963cm" svg:y="4.568cm" svg:viewBox="0 0 977 33" draw:points="488,33 0,33 0,0 977,0 977,33">
            <text:p/>
          </draw:polygon>
          <draw:path draw:style-name="gr3" draw:text-style-name="P9" draw:layer="layout" svg:width="0.279cm" svg:height="0.381cm" svg:x="4.996cm" svg:y="4.667cm" svg:viewBox="0 0 280 382" svg:d="M278 16c0 0 2-7 2-9s-2-7-9-7c-10 0-56 4-69 5-5 0-12 2-12 13 0 8 7 8 14 8 27 0 27 4 27 7 0 4-2 7-4 13l-30 123c-12-18-30-32-56-32-71 0-141 78-141 155 0 53 35 90 83 90 28 0 54-16 77-37 11 32 42 37 56 37 20 0 32-11 43-28 12-21 19-53 19-55 0-7-7-7-9-7-7 0-8 2-12 18-7 26-16 58-41 58-14 0-17-13-17-27 0-10 2-15 3-22zM162 310c-4 14-16 26-28 35-6 5-27 23-50 23-21 0-40-14-40-53 0-28 16-88 28-111 25-44 53-51 69-51 39 0 47 41 47 48 0 1 0 5-1 7z">
            <text:p/>
          </draw:path>
          <draw:path draw:style-name="gr3" draw:text-style-name="P9" draw:layer="layout" svg:width="0.291cm" svg:height="0.245cm" svg:x="5.311cm" svg:y="4.804cm" svg:viewBox="0 0 292 246" svg:d="M109 183c-5 18-23 48-51 48-2 0-18 0-30-7 23-8 25-27 25-30 0-13-9-22-21-22-16 0-32 15-32 34 0 28 30 40 56 40 27 0 48-15 62-38 14 28 44 38 65 38 63 0 95-68 95-84 0-7-7-7-9-7-7 0-7 3-8 10-13 37-45 66-76 66-21 0-34-15-34-36 0-14 14-63 29-125 12-42 36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193cm" svg:height="0.258cm" svg:x="5.672cm" svg:y="4.631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9" draw:layer="layout" svg:width="0.515cm" svg:height="0.516cm" svg:x="6.246cm" svg:y="4.3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1.391cm" svg:x="7.115cm" svg:y="3.887cm" svg:viewBox="0 0 296 1392" svg:d="M261 1385c1 0 8 7 8 7h18c2 0 9 0 9-7 0-3-2-5-4-7-28-28-70-70-118-155-84-149-114-341-114-526 0-343 97-546 234-683 2-2 2-5 2-7 0-7-6-7-14-7-11 0-13 0-20 7-74 63-156 171-211 334-33 102-51 226-51 354 0 185 33 393 155 572 21 30 51 62 51 62 7 10 18 23 25 28z">
            <text:p/>
          </draw:path>
          <draw:path draw:style-name="gr3" draw:text-style-name="P9" draw:layer="layout" svg:width="0.279cm" svg:height="0.383cm" svg:x="7.573cm" svg:y="4.056cm" svg:viewBox="0 0 280 384" svg:d="M278 16c0 0 2-7 2-9s-2-7-9-7c-10 0-56 4-70 5-4 0-11 2-11 13 0 8 7 8 14 8 27 0 27 4 27 7 0 4-2 7-4 13l-30 123c-12-18-30-32-56-32-71 0-141 78-141 155 0 53 35 92 83 92 28 0 54-18 77-39 11 32 41 39 56 39 20 0 32-13 43-30 12-21 19-53 19-55 0-7-7-7-9-7-7 0-8 2-12 18-7 26-18 58-41 58-14 0-17-13-17-27 0-10 2-15 3-22zM162 310c-4 14-16 26-28 35-6 5-27 23-50 23-21 0-40-14-40-53 0-28 16-88 28-111 25-44 53-51 69-51 37 0 47 41 47 48 0 1 0 5-1 7z">
            <text:p/>
          </draw:path>
          <draw:path draw:style-name="gr3" draw:text-style-name="P9" draw:layer="layout" svg:width="0.279cm" svg:height="0.349cm" svg:x="7.886cm" svg:y="4.193cm" svg:viewBox="0 0 280 350" svg:d="M278 35c2-9 2-9 2-12 0-11-9-18-18-18-7 0-17 4-23 14-1 2-7 20-8 30l-13 46c-2 14-19 81-21 88 0 0-25 48-67 48-37 0-37-36-37-46 0-30 13-64 28-106 7-17 11-23 11-33 0-27-23-46-53-46-54 0-79 74-79 83 0 7 7 7 9 7 9 0 9-2 10-9 14-44 37-65 58-65 11 0 15 5 15 17 0 15-6 25-8 32-26 67-31 88-31 111 0 9 0 35 21 53 16 14 39 16 54 16 22 0 41-7 59-25-7 30-13 53-36 81-14 18-37 35-65 35-3 0-30 0-40-17 28-4 28-30 28-30 0-18-16-21-21-21-13 0-32 10-32 35 0 28 27 47 65 47 55 0 123-42 139-109z">
            <text:p/>
          </draw:path>
          <draw:polygon draw:style-name="gr3" draw:text-style-name="P9" draw:layer="layout" svg:width="0.673cm" svg:height="0.032cm" svg:x="7.531cm" svg:y="4.568cm" svg:viewBox="0 0 674 33" draw:points="338,33 0,33 0,0 674,0 674,33">
            <text:p/>
          </draw:polygon>
          <draw:path draw:style-name="gr3" draw:text-style-name="P9" draw:layer="layout" svg:width="0.279cm" svg:height="0.381cm" svg:x="7.564cm" svg:y="4.667cm" svg:viewBox="0 0 280 382" svg:d="M278 16c0 0 2-7 2-9s-2-7-9-7c-10 0-56 4-70 5-4 0-11 2-11 13 0 8 7 8 14 8 27 0 27 4 27 7 0 4-2 7-4 13l-30 123c-12-18-30-32-56-32-71 0-141 78-141 155 0 53 35 90 83 90 28 0 54-16 77-37 11 32 41 37 56 37 20 0 32-11 43-28 12-21 19-53 19-55 0-7-7-7-9-7-7 0-8 2-12 18-7 26-16 58-41 58-14 0-17-13-17-27 0-10 2-15 3-22zM162 310c-4 14-16 26-28 35-6 5-27 23-50 23-21 0-40-14-40-53 0-28 16-88 28-111 25-44 53-51 69-51 39 0 47 41 47 48 0 1 0 5-1 7z">
            <text:p/>
          </draw:path>
          <draw:path draw:style-name="gr3" draw:text-style-name="P9" draw:layer="layout" svg:width="0.291cm" svg:height="0.245cm" svg:x="7.877cm" svg:y="4.804cm" svg:viewBox="0 0 292 246" svg:d="M109 183c-5 18-23 48-51 48-2 0-18 0-30-7 23-8 25-27 25-30 0-13-9-22-21-22-16 0-32 15-32 34 0 28 30 40 56 40 27 0 48-15 62-38 14 28 44 38 65 38 63 0 95-68 95-84 0-7-7-7-9-7-7 0-7 3-8 10-13 37-46 66-76 66-21 0-34-15-34-36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295cm" svg:height="1.391cm" svg:x="8.323cm" svg:y="3.887cm" svg:viewBox="0 0 296 1392" svg:d="M296 695c0-222-53-457-206-632-11-12-39-42-58-58-6-5-7-5-18-5-7 0-14 0-14 7 0 4 4 7 5 9 27 26 69 68 116 155 85 148 115 339 115 524 0 336-93 542-232 683-2 2-4 5-4 7 0 7 7 7 14 7 11 0 12 0 19-5 74-64 157-171 212-335 33-105 51-232 51-357z">
            <text:p/>
          </draw:path>
          <draw:path draw:style-name="gr3" draw:text-style-name="P9" draw:layer="layout" svg:width="0.24cm" svg:height="0.36cm" svg:x="8.791cm" svg:y="3.7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26cm" svg:height="0.532cm" svg:x="9.909cm" svg:y="4.262cm" svg:viewBox="0 0 327 533" svg:d="M327 269c0-63-3-125-31-183-35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9" draw:layer="layout" svg:width="0.034cm" svg:height="0.497cm" svg:x="10.377cm" svg:y="1.9cm" svg:viewBox="0 0 35 498" svg:d="M0 470c0 12 0 28 18 28 17 0 17-16 17-28v-442c0-12 0-28-17-28-18 0-18 16-18 28z">
            <text:p/>
          </draw:path>
          <draw:path draw:style-name="gr3" draw:text-style-name="P9" draw:layer="layout" svg:width="0.034cm" svg:height="0.497cm" svg:x="10.377cm" svg:y="2.365cm" svg:viewBox="0 0 35 498" svg:d="M0 470c0 12 0 28 18 28 17 0 17-16 17-28v-442c0-12 0-28-17-28-18 0-18 16-18 28z">
            <text:p/>
          </draw:path>
          <draw:path draw:style-name="gr3" draw:text-style-name="P9" draw:layer="layout" svg:width="0.034cm" svg:height="0.497cm" svg:x="10.377cm" svg:y="2.829cm" svg:viewBox="0 0 35 498" svg:d="M0 470c0 12 0 28 18 28 17 0 17-16 17-28v-442c0-12 0-28-17-28-18 0-18 16-18 28z">
            <text:p/>
          </draw:path>
          <draw:path draw:style-name="gr3" draw:text-style-name="P9" draw:layer="layout" svg:width="0.034cm" svg:height="0.497cm" svg:x="10.377cm" svg:y="3.292cm" svg:viewBox="0 0 35 498" svg:d="M0 470c0 12 0 28 18 28 17 0 17-16 17-28v-442c0-12 0-28-17-28-18 0-18 16-18 28z">
            <text:p/>
          </draw:path>
          <draw:path draw:style-name="gr3" draw:text-style-name="P9" draw:layer="layout" svg:width="0.034cm" svg:height="0.497cm" svg:x="10.377cm" svg:y="3.757cm" svg:viewBox="0 0 35 498" svg:d="M0 470c0 12 0 28 18 28 17 0 17-16 17-28v-442c0-12 0-28-17-28-18 0-18 16-18 28z">
            <text:p/>
          </draw:path>
          <draw:path draw:style-name="gr3" draw:text-style-name="P9" draw:layer="layout" svg:width="0.034cm" svg:height="0.497cm" svg:x="10.377cm" svg:y="4.22cm" svg:viewBox="0 0 35 498" svg:d="M0 470c0 12 0 28 18 28 17 0 17-16 17-28v-442c0-12 0-28-17-28-18 0-18 16-18 28z">
            <text:p/>
          </draw:path>
          <draw:path draw:style-name="gr3" draw:text-style-name="P9" draw:layer="layout" svg:width="0.034cm" svg:height="0.497cm" svg:x="10.377cm" svg:y="4.684cm" svg:viewBox="0 0 35 498" svg:d="M0 470c0 12 0 28 18 28 17 0 17-16 17-28v-442c0-12 0-28-17-28-18 0-18 16-18 28z">
            <text:p/>
          </draw:path>
          <draw:path draw:style-name="gr3" draw:text-style-name="P9" draw:layer="layout" svg:width="0.515cm" svg:height="0.182cm" svg:x="10.78cm" svg:y="3.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1.583cm" svg:y="3.218cm" svg:viewBox="0 0 327 533" svg:d="M327 269c0-63-3-125-31-183-35-74-99-86-132-86-46 0-104 19-136 92-24 54-28 114-28 177 0 58 4 127 35 187 34 61 90 77 129 77 42 0 100-16 135-90 25-52 28-114 28-174zM164 517c-30 0-78-19-90-95-9-45-9-118-9-163 0-50 0-101 5-143 16-91 74-98 94-98 24 0 77 14 91 89 7 44 7 102 7 152 0 58 0 111-9 160-10 74-54 98-89 98z">
            <text:p/>
          </draw:path>
        </draw:g>
        <draw:g>
          <svg:title>TexMaths</svg:title>
          <svg:desc>22§display§x^3(0) - y^2(0) + 5 \left[ 3x^2 \left( y \frac{d^2y}{dx^2} + \left( \frac{dy}{dx} \right)^2 \right) - 6xy\frac{dy}{dx} \right] = 0§svg§600§FALSE§</svg:desc>
          <draw:polygon draw:style-name="gr2" draw:text-style-name="P8" draw:layer="layout" svg:width="19.117cm" svg:height="2.241cm" svg:x="2.313cm" svg:y="6.051cm" svg:viewBox="0 0 19118 2242" draw:points="9560,2242 0,2242 0,0 19118,0 19118,2242">
            <text:p/>
          </draw:polygon>
          <draw:path draw:style-name="gr3" draw:text-style-name="P9" draw:layer="layout" svg:width="0.386cm" svg:height="0.351cm" svg:x="2.297cm" svg:y="7.02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9cm" svg:height="0.37cm" svg:x="2.746cm" svg:y="6.686cm" svg:viewBox="0 0 250 371" svg:d="M120 179c42 0 72 30 72 88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9 47-23 63-17 21-31 23-59 25-15 0-15 0-18 1 0 0-5 0-5 7s5 7 14 7z">
            <text:p/>
          </draw:path>
          <draw:path draw:style-name="gr3" draw:text-style-name="P9" draw:layer="layout" svg:width="0.18cm" svg:height="0.773cm" svg:x="3.14cm" svg:y="6.784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26cm" svg:height="0.532cm" svg:x="3.393cm" svg:y="6.85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5 14 91 89 7 44 7 102 7 152 0 58 0 111-9 160-10 74-54 98-89 98z">
            <text:p/>
          </draw:path>
          <draw:path draw:style-name="gr3" draw:text-style-name="P9" draw:layer="layout" svg:width="0.18cm" svg:height="0.773cm" svg:x="3.795cm" svg:y="6.78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472cm" svg:height="0.032cm" svg:x="4.288cm" svg:y="7.156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01cm" svg:x="5.018cm" svg:y="7.024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7 83 67 81 0 160-71 181-159z">
            <text:p/>
          </draw:path>
          <draw:path draw:style-name="gr3" draw:text-style-name="P9" draw:layer="layout" svg:width="0.24cm" svg:height="0.36cm" svg:x="5.437cm" svg:y="6.68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5.826cm" svg:y="6.784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26cm" svg:height="0.532cm" svg:x="6.081cm" svg:y="6.85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7 14 91 89 7 44 7 102 7 152 0 58 0 111-9 160-10 74-54 98-89 98z">
            <text:p/>
          </draw:path>
          <draw:path draw:style-name="gr3" draw:text-style-name="P9" draw:layer="layout" svg:width="0.18cm" svg:height="0.773cm" svg:x="6.48cm" svg:y="6.78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515cm" svg:height="0.516cm" svg:x="6.952cm" svg:y="6.91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32cm" svg:x="7.721cm" svg:y="6.85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20 38-37 0-19-14-39-38-39-13 0-39 5-39 42 0 67 55 141 141 141 90 0 169-74 169-172z">
            <text:p/>
          </draw:path>
          <draw:polygon draw:style-name="gr3" draw:text-style-name="P9" draw:layer="layout" svg:width="0.23cm" svg:height="2.32cm" svg:x="8.411cm" svg:y="6.012cm" svg:viewBox="0 0 231 2321" draw:points="0,2321 231,2321 231,2272 48,2272 48,48 231,48 231,0 0,0">
            <text:p/>
          </draw:polygon>
          <draw:path draw:style-name="gr3" draw:text-style-name="P9" draw:layer="layout" svg:width="0.321cm" svg:height="0.532cm" svg:x="8.682cm" svg:y="6.85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9" draw:layer="layout" svg:width="0.386cm" svg:height="0.351cm" svg:x="9.059cm" svg:y="7.02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9.511cm" svg:y="6.68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04cm" svg:height="2.32cm" svg:x="10.136cm" svg:y="6.012cm" svg:viewBox="0 0 405 2321" svg:d="M405 2312c0-2 0-3-5-9-74-89-136-188-182-297-102-236-142-512-142-846 0-329 37-618 153-871 44-99 104-190 172-275 2-2 4-3 4-7 0-7-5-7-18-7-10 0-12 0-14 2-2 0-49 47-109 132-136 190-204 417-239 647-20 125-25 252-25 379 0 288 37 584 160 850 56 117 130 223 206 304 7 5 9 7 21 7 13 0 18 0 18-9z">
            <text:p/>
          </draw:path>
          <draw:path draw:style-name="gr3" draw:text-style-name="P9" draw:layer="layout" svg:width="0.358cm" svg:height="0.501cm" svg:x="10.588cm" svg:y="7.02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7 83 67 81 0 160-71 181-159z">
            <text:p/>
          </draw:path>
          <draw:path draw:style-name="gr3" draw:text-style-name="P9" draw:layer="layout" svg:width="0.369cm" svg:height="0.546cm" svg:x="11.113cm" svg:y="6.306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9" draw:layer="layout" svg:width="0.24cm" svg:height="0.36cm" svg:x="11.519cm" svg:y="6.20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6cm" svg:height="0.501cm" svg:x="11.854cm" svg:y="6.499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7 83 67 81 0 160-71 181-159z">
            <text:p/>
          </draw:path>
          <draw:polygon draw:style-name="gr3" draw:text-style-name="P9" draw:layer="layout" svg:width="1.192cm" svg:height="0.032cm" svg:x="11.065cm" svg:y="7.156cm" svg:viewBox="0 0 1193 33" draw:points="597,33 0,33 0,0 1193,0 1193,33">
            <text:p/>
          </draw:polygon>
          <draw:path draw:style-name="gr3" draw:text-style-name="P9" draw:layer="layout" svg:width="0.369cm" svg:height="0.546cm" svg:x="11.095cm" svg:y="7.358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9" draw:layer="layout" svg:width="0.386cm" svg:height="0.351cm" svg:x="11.489cm" svg:y="7.5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11.943cm" svg:y="7.31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12.565cm" svg:y="6.91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1cm" svg:height="1.855cm" svg:x="13.455cm" svg:y="6.244cm" svg:viewBox="0 0 382 1856" svg:d="M382 1849c0-3-2-5-4-7-28-30-81-81-132-165-125-199-181-451-181-748 0-209 27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9" draw:layer="layout" svg:width="0.369cm" svg:height="0.546cm" svg:x="14.004cm" svg:y="6.306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58cm" svg:height="0.501cm" svg:x="14.398cm" svg:y="6.499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7 83 67 81 0 160-71 181-159z">
            <text:p/>
          </draw:path>
          <draw:polygon draw:style-name="gr3" draw:text-style-name="P9" draw:layer="layout" svg:width="0.846cm" svg:height="0.032cm" svg:x="13.957cm" svg:y="7.156cm" svg:viewBox="0 0 847 33" draw:points="422,33 0,33 0,0 847,0 847,33">
            <text:p/>
          </draw:polygon>
          <draw:path draw:style-name="gr3" draw:text-style-name="P9" draw:layer="layout" svg:width="0.369cm" svg:height="0.546cm" svg:x="13.987cm" svg:y="7.358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9" draw:layer="layout" svg:width="0.386cm" svg:height="0.351cm" svg:x="14.381cm" svg:y="7.5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381cm" svg:height="1.855cm" svg:x="14.919cm" svg:y="6.244cm" svg:viewBox="0 0 382 1856" svg:d="M382 929c0-304-70-611-268-843-14-17-44-49-75-77-11-9-13-9-23-9-9 0-16 0-16 7 0 4 4 7 5 9 27 28 79 79 131 163 124 199 183 451 183 748 0 210-29 477-157 708-62 111-127 174-158 207-2 2-4 4-4 7 0 7 7 7 16 7 10 0 12 0 24-12 261-236 342-589 342-915z">
            <text:p/>
          </draw:path>
          <draw:path draw:style-name="gr3" draw:text-style-name="P9" draw:layer="layout" svg:width="0.24cm" svg:height="0.36cm" svg:x="15.497cm" svg:y="6.07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04cm" svg:height="2.32cm" svg:x="15.835cm" svg:y="6.012cm" svg:viewBox="0 0 405 2321" svg:d="M405 1160c0-289-37-585-160-849-57-117-131-223-206-304-7-7-9-7-21-7-11 0-18 0-18 7 0 4 4 7 5 11 74 89 136 188 182 295 102 238 142 514 142 847 0 329-39 619-153 872-44 99-104 190-172 273-2 2-4 5-4 7 0 9 7 9 18 9 10 0 12 0 14-2 1-2 49-47 109-133 135-191 204-418 239-648 18-125 25-252 25-378z">
            <text:p/>
          </draw:path>
          <draw:path draw:style-name="gr3" draw:text-style-name="P9" draw:layer="layout" svg:width="0.472cm" svg:height="0.032cm" svg:x="16.657cm" svg:y="7.156cm" svg:viewBox="0 0 473 33" svg:d="M447 33c12 0 26 0 26-17 0-16-14-16-26-16h-421c-12 0-26 0-26 16 0 17 14 17 26 17z">
            <text:p/>
          </draw:path>
          <draw:path draw:style-name="gr3" draw:text-style-name="P9" draw:layer="layout" svg:width="0.321cm" svg:height="0.532cm" svg:x="17.399cm" svg:y="6.85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9" draw:layer="layout" svg:width="0.386cm" svg:height="0.351cm" svg:x="17.776cm" svg:y="7.02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358cm" svg:height="0.501cm" svg:x="18.218cm" svg:y="7.02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7 83 67 81 0 160-71 181-159z">
            <text:p/>
          </draw:path>
          <draw:path draw:style-name="gr3" draw:text-style-name="P9" draw:layer="layout" svg:width="0.369cm" svg:height="0.546cm" svg:x="18.742cm" svg:y="6.30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9" draw:layer="layout" svg:width="0.358cm" svg:height="0.501cm" svg:x="19.136cm" svg:y="6.499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7 83 67 81 0 160-71 181-159z">
            <text:p/>
          </draw:path>
          <draw:polygon draw:style-name="gr3" draw:text-style-name="P9" draw:layer="layout" svg:width="0.846cm" svg:height="0.032cm" svg:x="18.695cm" svg:y="7.156cm" svg:viewBox="0 0 847 33" draw:points="422,33 0,33 0,0 847,0 847,33">
            <text:p/>
          </draw:polygon>
          <draw:path draw:style-name="gr3" draw:text-style-name="P9" draw:layer="layout" svg:width="0.369cm" svg:height="0.546cm" svg:x="18.724cm" svg:y="7.35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9" draw:layer="layout" svg:width="0.386cm" svg:height="0.351cm" svg:x="19.119cm" svg:y="7.5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9" draw:layer="layout" svg:width="0.23cm" svg:height="2.32cm" svg:x="19.64cm" svg:y="6.012cm" svg:viewBox="0 0 231 2321" draw:points="183,2272 0,2272 0,2321 231,2321 231,0 0,0 0,48 183,48">
            <text:p/>
          </draw:polygon>
          <draw:path draw:style-name="gr3" draw:text-style-name="P9" draw:layer="layout" svg:width="0.515cm" svg:height="0.182cm" svg:x="20.34cm" svg:y="7.0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1.143cm" svg:y="6.85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7 14 91 89 7 44 7 102 7 152 0 58 0 111-9 160-10 74-54 98-89 98z">
            <text:p/>
          </draw:path>
        </draw:g>
        <draw:g>
          <svg:title>TexMaths</svg:title>
          <svg:desc>22§display§\text {i.e. } \ \ 15x \left[  xy \frac{d^2y}{dx^2} + x\left( \frac{dy}{dx} \right)^2 - 2y\frac{dy}{dx} \right] = 0§svg§600§FALSE§</svg:desc>
          <draw:polygon draw:style-name="gr2" draw:text-style-name="P8" draw:layer="layout" svg:width="14.426cm" svg:height="2.241cm" svg:x="2.312cm" svg:y="8.652cm" svg:viewBox="0 0 14427 2242" draw:points="7214,2242 0,2242 0,0 14427,0 14427,2242">
            <text:p/>
          </draw:polygon>
          <draw:path draw:style-name="gr3" draw:text-style-name="P9" draw:layer="layout" svg:width="0.166cm" svg:height="0.518cm" svg:x="2.298cm" svg:y="9.44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083cm" svg:height="0.083cm" svg:x="2.555cm" svg:y="9.883cm" svg:viewBox="0 0 84 84" svg:d="M84 42c0-23-19-42-42-42s-42 19-42 42 19 42 42 42 42-19 42-42z">
            <text:p/>
          </draw:path>
          <draw:path draw:style-name="gr3" draw:text-style-name="P9" draw:layer="layout" svg:width="0.3cm" svg:height="0.356cm" svg:x="2.724cm" svg:y="9.6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3.113cm" svg:y="9.883cm" svg:viewBox="0 0 84 84" svg:d="M84 42c0-23-19-42-42-42s-42 19-42 42 19 42 42 42 42-19 42-42z">
            <text:p/>
          </draw:path>
          <draw:path draw:style-name="gr3" draw:text-style-name="P9" draw:layer="layout" svg:width="0.256cm" svg:height="0.516cm" svg:x="4.19cm" svg:y="9.45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309cm" svg:height="0.532cm" svg:x="4.545cm" svg:y="9.451cm" svg:viewBox="0 0 310 533" svg:d="M310 361c0-92-64-171-148-171-37 0-70 12-99 41v-152c16 5 43 11 67 11 95 0 150-71 150-81 0-5-2-9-7-9-2 0-4 0-7 2-16 7-53 23-106 23-32 0-67-6-104-21-5-4-7-4-8-4-8 0-8 7-8 19v229c0 14 0 21 11 21 5 0 7-2 11-7 7-12 37-54 98-54 41 0 62 35 67 49 12 30 14 60 14 98 0 27 0 74-19 106-18 30-48 51-83 51-56 0-100-40-114-86 1 0 5 0 14 0 24 0 38-20 38-37 0-19-14-39-38-39-13 0-39 5-39 42 0 67 55 141 141 141 90 0 169-74 169-172z">
            <text:p/>
          </draw:path>
          <draw:path draw:style-name="gr3" draw:text-style-name="P9" draw:layer="layout" svg:width="0.386cm" svg:height="0.351cm" svg:x="4.917cm" svg:y="9.62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olygon draw:style-name="gr3" draw:text-style-name="P9" draw:layer="layout" svg:width="0.23cm" svg:height="2.32cm" svg:x="5.677cm" svg:y="8.613cm" svg:viewBox="0 0 231 2321" draw:points="0,2321 231,2321 231,2272 48,2272 48,48 231,48 231,0 0,0">
            <text:p/>
          </draw:polygon>
          <draw:path draw:style-name="gr3" draw:text-style-name="P9" draw:layer="layout" svg:width="0.386cm" svg:height="0.351cm" svg:x="5.937cm" svg:y="9.6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358cm" svg:height="0.501cm" svg:x="6.379cm" svg:y="9.625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7 83 67 81 0 160-71 181-159z">
            <text:p/>
          </draw:path>
          <draw:path draw:style-name="gr3" draw:text-style-name="P9" draw:layer="layout" svg:width="0.369cm" svg:height="0.546cm" svg:x="6.905cm" svg:y="8.907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9" draw:layer="layout" svg:width="0.24cm" svg:height="0.36cm" svg:x="7.31cm" svg:y="8.80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6cm" svg:height="0.501cm" svg:x="7.646cm" svg:y="9.1cm" svg:viewBox="0 0 357 502" svg:d="M355 48c2-11 2-13 2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7 83 67 81 0 160-71 181-159z">
            <text:p/>
          </draw:path>
          <draw:polygon draw:style-name="gr3" draw:text-style-name="P9" draw:layer="layout" svg:width="1.192cm" svg:height="0.032cm" svg:x="6.856cm" svg:y="9.757cm" svg:viewBox="0 0 1193 33" draw:points="597,33 0,33 0,0 1193,0 1193,33">
            <text:p/>
          </draw:polygon>
          <draw:path draw:style-name="gr3" draw:text-style-name="P9" draw:layer="layout" svg:width="0.369cm" svg:height="0.546cm" svg:x="6.888cm" svg:y="9.959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9" draw:layer="layout" svg:width="0.386cm" svg:height="0.351cm" svg:x="7.282cm" svg:y="10.1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24cm" svg:height="0.36cm" svg:x="7.736cm" svg:y="9.91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8.355cm" svg:y="9.51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9.109cm" svg:y="9.62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381cm" svg:height="1.855cm" svg:x="9.818cm" svg:y="8.845cm" svg:viewBox="0 0 382 1856" svg:d="M382 1849c0-3-2-5-4-7-28-30-81-81-132-165-125-199-181-451-181-748 0-209 28-477 155-707 62-111 125-174 160-208 2-2 2-3 2-7 0-7-5-7-16-7s-12 0-25 12c-260 236-341 590-341 915 0 305 70 611 267 843 16 18 44 49 78 78 9 8 10 8 21 8s16 0 16-7z">
            <text:p/>
          </draw:path>
          <draw:path draw:style-name="gr3" draw:text-style-name="P9" draw:layer="layout" svg:width="0.369cm" svg:height="0.546cm" svg:x="10.367cm" svg:y="8.90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9" draw:layer="layout" svg:width="0.358cm" svg:height="0.501cm" svg:x="10.761cm" svg:y="9.1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7 83 67 81 0 160-71 181-159z">
            <text:p/>
          </draw:path>
          <draw:polygon draw:style-name="gr3" draw:text-style-name="P9" draw:layer="layout" svg:width="0.845cm" svg:height="0.032cm" svg:x="10.318cm" svg:y="9.757cm" svg:viewBox="0 0 846 33" draw:points="422,33 0,33 0,0 846,0 846,33">
            <text:p/>
          </draw:polygon>
          <draw:path draw:style-name="gr3" draw:text-style-name="P9" draw:layer="layout" svg:width="0.369cm" svg:height="0.546cm" svg:x="10.349cm" svg:y="9.959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9" draw:layer="layout" svg:width="0.386cm" svg:height="0.351cm" svg:x="10.743cm" svg:y="10.1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381cm" svg:height="1.855cm" svg:x="11.282cm" svg:y="8.845cm" svg:viewBox="0 0 382 1856" svg:d="M382 929c0-304-71-611-268-843-15-17-44-49-75-77-11-9-13-9-23-9-9 0-16 0-16 7 0 4 4 7 5 9 27 28 79 79 131 163 124 199 181 451 181 748 0 210-27 477-155 708-62 111-127 174-158 207-2 2-4 4-4 7 0 7 7 7 16 7 10 0 12 0 24-12 261-236 342-589 342-915z">
            <text:p/>
          </draw:path>
          <draw:path draw:style-name="gr3" draw:text-style-name="P9" draw:layer="layout" svg:width="0.24cm" svg:height="0.36cm" svg:x="11.859cm" svg:y="8.67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2.407cm" svg:y="9.757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6cm" svg:x="13.154cm" svg:y="9.45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8-6 8-57 8-72 8z">
            <text:p/>
          </draw:path>
          <draw:path draw:style-name="gr3" draw:text-style-name="P9" draw:layer="layout" svg:width="0.358cm" svg:height="0.501cm" svg:x="13.526cm" svg:y="9.625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7 83 67 81 0 160-71 181-159z">
            <text:p/>
          </draw:path>
          <draw:path draw:style-name="gr3" draw:text-style-name="P9" draw:layer="layout" svg:width="0.369cm" svg:height="0.546cm" svg:x="14.05cm" svg:y="8.90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9" draw:layer="layout" svg:width="0.356cm" svg:height="0.501cm" svg:x="14.444cm" svg:y="9.1cm" svg:viewBox="0 0 357 502" svg:d="M355 48c2-11 2-13 2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7 83 67 81 0 160-71 181-159z">
            <text:p/>
          </draw:path>
          <draw:polygon draw:style-name="gr3" draw:text-style-name="P9" draw:layer="layout" svg:width="0.845cm" svg:height="0.032cm" svg:x="14.003cm" svg:y="9.757cm" svg:viewBox="0 0 846 33" draw:points="422,33 0,33 0,0 846,0 846,33">
            <text:p/>
          </draw:polygon>
          <draw:path draw:style-name="gr3" draw:text-style-name="P9" draw:layer="layout" svg:width="0.369cm" svg:height="0.546cm" svg:x="14.033cm" svg:y="9.959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9" draw:layer="layout" svg:width="0.386cm" svg:height="0.351cm" svg:x="14.427cm" svg:y="10.1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olygon draw:style-name="gr3" draw:text-style-name="P9" draw:layer="layout" svg:width="0.23cm" svg:height="2.32cm" svg:x="14.948cm" svg:y="8.613cm" svg:viewBox="0 0 231 2321" draw:points="183,2272 0,2272 0,2321 231,2321 231,0 0,0 0,48 183,48">
            <text:p/>
          </draw:polygon>
          <draw:path draw:style-name="gr3" draw:text-style-name="P9" draw:layer="layout" svg:width="0.515cm" svg:height="0.182cm" svg:x="15.648cm" svg:y="9.6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6.451cm" svg:y="9.451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</draw:g>
        <draw:g>
          <svg:title>TexMaths</svg:title>
          <svg:desc>22§display§\text {is the required differential equation.}§svg§600§FALSE§</svg:desc>
          <draw:polygon draw:style-name="gr2" draw:text-style-name="P8" draw:layer="layout" svg:width="11.98cm" svg:height="0.619cm" svg:x="2.405cm" svg:y="13.947cm" svg:viewBox="0 0 11981 620" draw:points="5991,620 0,620 0,0 11981,0 11981,620">
            <text:p/>
          </draw:polygon>
          <draw:path draw:style-name="gr3" draw:text-style-name="P9" draw:layer="layout" svg:width="0.166cm" svg:height="0.518cm" svg:x="2.391cm" svg:y="13.93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2.607cm" svg:y="14.10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3.158cm" svg:y="13.978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3.47cm" svg:y="13.91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3.896cm" svg:y="14.10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4.498cm" svg:y="14.11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4.8cm" svg:y="14.10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5.149cm" svg:y="14.112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5.555cm" svg:y="14.112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5.985cm" svg:y="13.93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6.196cm" svg:y="14.11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6.499cm" svg:y="14.10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6.847cm" svg:y="13.917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383cm" svg:height="0.546cm" svg:x="7.533cm" svg:y="13.917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166cm" svg:height="0.518cm" svg:x="7.963cm" svg:y="13.93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465cm" svg:height="0.546cm" svg:x="8.172cm" svg:y="13.908cm" svg:viewBox="0 0 466 547" svg:d="M327 236h88v-23h-91v-90c0-70 39-105 72-105 3 0 14 0 26 5-8 3-23 12-23 32 0 17 13 33 34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9" draw:layer="layout" svg:width="0.3cm" svg:height="0.356cm" svg:x="8.625cm" svg:y="14.10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8.968cm" svg:y="14.11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9.272cm" svg:y="14.10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9.619cm" svg:y="14.11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242cm" svg:height="0.485cm" svg:x="10.017cm" svg:y="13.978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0.328cm" svg:y="13.93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9cm" svg:height="0.356cm" svg:x="10.55cm" svg:y="14.10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0.928cm" svg:y="13.91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cm" svg:height="0.356cm" svg:x="11.398cm" svg:y="14.10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1.747cm" svg:y="14.112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12.153cm" svg:y="14.112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349cm" svg:height="0.356cm" svg:x="12.59cm" svg:y="14.10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244cm" svg:height="0.485cm" svg:x="12.959cm" svg:y="13.978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166cm" svg:height="0.518cm" svg:x="13.271cm" svg:y="13.93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3.48cm" svg:y="14.10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9cm" svg:height="0.342cm" svg:x="13.871cm" svg:y="14.11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14.343cm" svg:y="14.371cm" svg:viewBox="0 0 84 84" svg:d="M84 42c0-23-19-42-42-42s-42 19-42 42 19 42 42 42 42-19 42-42z">
            <text:p/>
          </draw:path>
        </draw:g>
        <draw:g>
          <svg:title>TexMaths</svg:title>
          <svg:desc>22§display§\text {i.e. } \ \ xy \frac{d^2y}{dx^2} + x\left( \frac{dy}{dx} \right)^2 - 2y\frac{dy}{dx} = 0§svg§600§FALSE§</svg:desc>
          <draw:polygon draw:style-name="gr2" draw:text-style-name="P8" draw:layer="layout" svg:width="12.182cm" svg:height="1.946cm" svg:x="2.312cm" svg:y="11.353cm" svg:viewBox="0 0 12183 1947" draw:points="6092,1947 0,1947 0,0 12183,0 12183,1947">
            <text:p/>
          </draw:polygon>
          <draw:path draw:style-name="gr3" draw:text-style-name="P9" draw:layer="layout" svg:width="0.166cm" svg:height="0.518cm" svg:x="2.298cm" svg:y="12.08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083cm" svg:height="0.083cm" svg:x="2.555cm" svg:y="12.522cm" svg:viewBox="0 0 84 84" svg:d="M84 42c0-23-19-42-42-42s-42 19-42 42 19 42 42 42 42-19 42-42z">
            <text:p/>
          </draw:path>
          <draw:path draw:style-name="gr3" draw:text-style-name="P9" draw:layer="layout" svg:width="0.3cm" svg:height="0.356cm" svg:x="2.724cm" svg:y="12.2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3.113cm" svg:y="12.522cm" svg:viewBox="0 0 84 84" svg:d="M84 42c0-23-19-42-42-42s-42 19-42 42 19 42 42 42 42-19 42-42z">
            <text:p/>
          </draw:path>
          <draw:path draw:style-name="gr3" draw:text-style-name="P9" draw:layer="layout" svg:width="0.386cm" svg:height="0.351cm" svg:x="4.143cm" svg:y="12.2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58cm" svg:height="0.501cm" svg:x="4.584cm" svg:y="12.261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9" draw:layer="layout" svg:width="0.369cm" svg:height="0.546cm" svg:x="5.111cm" svg:y="11.545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24cm" svg:height="0.36cm" svg:x="5.515cm" svg:y="11.44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01cm" svg:x="5.852cm" svg:y="11.738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olygon draw:style-name="gr3" draw:text-style-name="P9" draw:layer="layout" svg:width="1.192cm" svg:height="0.032cm" svg:x="5.061cm" svg:y="12.395cm" svg:viewBox="0 0 1193 33" draw:points="597,33 0,33 0,0 1193,0 1193,33">
            <text:p/>
          </draw:polygon>
          <draw:path draw:style-name="gr3" draw:text-style-name="P9" draw:layer="layout" svg:width="0.369cm" svg:height="0.546cm" svg:x="5.093cm" svg:y="12.597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5.487cm" svg:y="12.7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5.941cm" svg:y="12.55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6.561cm" svg:y="12.1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6cm" svg:height="0.351cm" svg:x="7.314cm" svg:y="12.2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381cm" svg:height="1.856cm" svg:x="8.024cm" svg:y="11.483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69cm" svg:height="0.546cm" svg:x="8.573cm" svg:y="11.545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8.967cm" svg:y="11.738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6cm" svg:height="0.032cm" svg:x="8.523cm" svg:y="12.395cm" svg:viewBox="0 0 847 33" draw:points="422,33 0,33 0,0 847,0 847,33">
            <text:p/>
          </draw:polygon>
          <draw:path draw:style-name="gr3" draw:text-style-name="P9" draw:layer="layout" svg:width="0.369cm" svg:height="0.546cm" svg:x="8.555cm" svg:y="12.597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8.949cm" svg:y="12.7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6cm" svg:x="9.488cm" svg:y="11.483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24cm" svg:height="0.36cm" svg:x="10.065cm" svg:y="11.31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0.613cm" svg:y="12.395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11.361cm" svg:y="12.08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58cm" svg:height="0.501cm" svg:x="11.732cm" svg:y="12.261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9" draw:layer="layout" svg:width="0.369cm" svg:height="0.546cm" svg:x="12.256cm" svg:y="11.545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2.651cm" svg:y="11.738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olygon draw:style-name="gr3" draw:text-style-name="P9" draw:layer="layout" svg:width="0.846cm" svg:height="0.032cm" svg:x="12.209cm" svg:y="12.395cm" svg:viewBox="0 0 847 33" draw:points="422,33 0,33 0,0 847,0 847,33">
            <text:p/>
          </draw:polygon>
          <draw:path draw:style-name="gr3" draw:text-style-name="P9" draw:layer="layout" svg:width="0.369cm" svg:height="0.546cm" svg:x="12.239cm" svg:y="12.597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2.633cm" svg:y="12.7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3.404cm" svg:y="12.3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4.207cm" svg:y="12.088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>
        <draw:frame presentation:style-name="pr10" draw:text-style-name="P7" draw:layer="layout" svg:width="26.6cm" svg:height="14.2cm" svg:x="0.8cm" svg:y="0.6cm" presentation:class="subtitle" presentation:user-transformed="true">
          <draw:text-box>
            <text:p text:style-name="P6"><text:span text:style-name="T8"><text:tab/></text:span></text:p>
          </draw:text-box>
        </draw:frame>
        <draw:g>
          <svg:title>TexMaths</svg:title>
          <svg:desc>22§display§(viii) \ \text {Given equation is } \ \ y =  a  +  \frac{a}{x}§svg§600§FALSE§</svg:desc>
          <draw:polygon draw:style-name="gr2" draw:text-style-name="P8" draw:layer="layout" svg:width="12cm" svg:height="1.326cm" svg:x="1.592cm" svg:y="0.545cm" svg:viewBox="0 0 12001 1327" draw:points="6000,1327 0,1327 0,0 12001,0 12001,1327">
            <text:p/>
          </draw:polygon>
          <draw:path draw:style-name="gr3" draw:text-style-name="P9" draw:layer="layout" svg:width="0.18cm" svg:height="0.773cm" svg:x="1.629cm" svg:y="0.791cm" svg:viewBox="0 0 181 774" svg:d="M181 767c0-2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4cm" svg:height="0.351cm" svg:x="1.877cm" svg:y="1.029cm" svg:viewBox="0 0 341 352" svg:d="M341 55c0-43-21-55-35-55-19 0-37 19-37 37 0 11 4 16 13 23 15 16 26 37 26 65 0 32-48 209-139 209-39 0-56-26-56-67 0-44 21-100 44-165 5-12 10-23 10-39 0-35-26-63-65-63-72 0-102 113-102 120s7 7 9 7c9 0 9 0 12-14 23-78 56-95 79-95 7 0 20 0 20 24 0 20-7 41-13 55-35 90-45 125-45 158 0 85 68 97 105 97 130 0 174-257 174-297z">
            <text:p/>
          </draw:path>
          <draw:path draw:style-name="gr3" draw:text-style-name="P9" draw:layer="layout" svg:width="0.205cm" svg:height="0.52cm" svg:x="2.278cm" svg:y="0.86cm" svg:viewBox="0 0 206 521" svg:d="M199 28c0-16-11-28-28-28-21 0-43 19-43 40 0 16 11 29 30 29 18 0 41-18 41-41zM139 320c11-23 11-24 18-45 7-16 10-27 10-41 0-35-24-63-65-63-72 0-102 111-102 118 0 8 7 8 9 8 9 0 9-1 12-14 21-74 53-96 79-96 7 0 20 0 20 24 0 18-6 34-9 41-5 21-41 110-53 144-9 19-18 46-18 62 0 36 27 63 64 63 74 0 102-113 102-120s-7-7-9-7c-9 0-9 2-12 14-14 50-41 97-79 97-14 0-20-9-20-26 0-20 6-30 23-78z">
            <text:p/>
          </draw:path>
          <draw:path draw:style-name="gr3" draw:text-style-name="P9" draw:layer="layout" svg:width="0.205cm" svg:height="0.52cm" svg:x="2.546cm" svg:y="0.86cm" svg:viewBox="0 0 206 521" svg:d="M199 28c0-16-11-28-28-28-21 0-43 19-43 40 0 16 11 29 30 29 18 0 41-18 41-41zM139 320c11-23 11-24 18-45 7-16 10-27 10-41 0-35-24-63-65-63-72 0-102 111-102 118 0 8 7 8 9 8 9 0 9-1 12-14 21-74 53-96 79-96 7 0 20 0 20 24 0 18-6 34-9 41-5 21-41 110-53 144-9 19-18 46-18 62 0 36 27 63 64 63 74 0 102-113 102-120s-7-7-9-7c-9 0-9 2-12 14-14 50-41 97-79 97-14 0-20-9-20-26 0-20 6-30 23-78z">
            <text:p/>
          </draw:path>
          <draw:path draw:style-name="gr3" draw:text-style-name="P9" draw:layer="layout" svg:width="0.205cm" svg:height="0.52cm" svg:x="2.812cm" svg:y="0.86cm" svg:viewBox="0 0 206 521" svg:d="M199 28c0-16-11-28-28-28-21 0-43 19-43 40 0 16 11 29 30 29 18 0 41-18 41-41zM139 320c11-23 11-24 18-45 7-16 10-27 10-41 0-35-24-63-65-63-72 0-102 111-102 118 0 8 7 8 9 8 9 0 9-1 12-14 21-74 53-96 79-96 7 0 20 0 20 24 0 18-6 34-9 41-5 21-41 110-53 144-9 19-18 46-18 62 0 36 27 63 64 63 74 0 102-113 102-120s-7-7-9-7c-9 0-9 2-12 14-14 50-41 97-79 97-14 0-20-9-20-26 0-20 6-30 23-78z">
            <text:p/>
          </draw:path>
          <draw:path draw:style-name="gr3" draw:text-style-name="P9" draw:layer="layout" svg:width="0.18cm" svg:height="0.773cm" svg:x="3.1cm" svg:y="0.791cm" svg:viewBox="0 0 181 774" svg:d="M181 387c0-60-9-153-51-241-47-95-114-146-123-146-3 0-7 4-7 7 0 4 0 5 14 19 78 76 122 199 122 361 0 132-29 269-125 366-11 11-11 12-11 14 0 6 4 7 7 7 9 0 79-53 125-151 40-85 49-171 49-236z">
            <text:p/>
          </draw:path>
          <draw:path draw:style-name="gr3" draw:text-style-name="P9" draw:layer="layout" svg:width="0.525cm" svg:height="0.562cm" svg:x="3.658cm" svg:y="0.826cm" svg:viewBox="0 0 526 563" svg:d="M417 498c9 18 41 48 49 48 7 0 7-6 7-18v-136c0-30 4-33 53-33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166cm" svg:height="0.518cm" svg:x="4.246cm" svg:y="0.8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79cm" svg:height="0.342cm" svg:x="4.45cm" svg:y="1.037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9" draw:layer="layout" svg:width="0.3cm" svg:height="0.356cm" svg:x="4.845cm" svg:y="1.02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5.191cm" svg:y="1.029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6cm" svg:x="5.874cm" svg:y="1.02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6.223cm" svg:y="1.029cm" svg:viewBox="0 0 384 493" svg:d="M269 296v139c0 35-9 35-61 35v23c26 0 67-2 88-2s60 2 88 2v-23c-53 0-62 0-62-35v-435h-17l-29 70c-10-21-42-70-104-70-91 0-172 76-172 176 0 97 76 176 165 176 55 0 87-33 104-56zM271 128v110c0 24-14 45-32 65-8 10-33 31-70 31-56 0-104-68-104-158 0-92 55-157 111-157 63 0 95 67 95 109z">
            <text:p/>
          </draw:path>
          <draw:path draw:style-name="gr3" draw:text-style-name="P9" draw:layer="layout" svg:width="0.39cm" svg:height="0.351cm" svg:x="6.629cm" svg:y="1.029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9" draw:layer="layout" svg:width="0.349cm" svg:height="0.356cm" svg:x="7.068cm" svg:y="1.02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9" draw:layer="layout" svg:width="0.242cm" svg:height="0.485cm" svg:x="7.436cm" svg:y="0.895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9" draw:layer="layout" svg:width="0.166cm" svg:height="0.518cm" svg:x="7.747cm" svg:y="0.8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44cm" svg:height="0.356cm" svg:x="7.958cm" svg:y="1.02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8.349cm" svg:y="1.029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9" draw:layer="layout" svg:width="0.166cm" svg:height="0.518cm" svg:x="9.037cm" svg:y="0.8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254cm" svg:height="0.356cm" svg:x="9.252cm" svg:y="1.02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58cm" svg:height="0.501cm" svg:x="10.326cm" svg:y="1.029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7 83 67 81 0 160-71 181-159z">
            <text:p/>
          </draw:path>
          <draw:path draw:style-name="gr3" draw:text-style-name="P9" draw:layer="layout" svg:width="0.515cm" svg:height="0.182cm" svg:x="10.968cm" svg:y="1.0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5cm" svg:height="0.351cm" svg:x="11.773cm" svg:y="1.029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2 17-33 33zM208 252c-4 14-4 14-14 28-36 42-67 54-88 54-39 0-51-42-51-72 0-39 24-135 44-170 22-46 58-74 89-74 51 0 62 63 62 68 0 4-2 9-4 13z">
            <text:p/>
          </draw:path>
          <draw:path draw:style-name="gr3" draw:text-style-name="P9" draw:layer="layout" svg:width="0.515cm" svg:height="0.516cm" svg:x="12.366cm" svg:y="0.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5cm" svg:height="0.351cm" svg:x="13.237cm" svg:y="0.506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2 17-33 33zM208 252c-4 14-4 14-14 28-36 42-67 54-88 54-39 0-51-42-51-72 0-39 24-135 44-170 22-46 58-74 89-74 51 0 62 63 62 68 0 4-2 9-4 13z">
            <text:p/>
          </draw:path>
          <draw:polygon draw:style-name="gr3" draw:text-style-name="P9" draw:layer="layout" svg:width="0.443cm" svg:height="0.032cm" svg:x="13.189cm" svg:y="1.162cm" svg:viewBox="0 0 444 33" draw:points="222,33 0,33 0,0 444,0 444,33">
            <text:p/>
          </draw:polygon>
          <draw:path draw:style-name="gr3" draw:text-style-name="P9" draw:layer="layout" svg:width="0.386cm" svg:height="0.351cm" svg:x="13.211cm" svg:y="1.5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.\ .\ . \ \text {(1)} §svg§600§FALSE§</svg:desc>
          <draw:polygon draw:style-name="gr2" draw:text-style-name="P8" draw:layer="layout" svg:width="2.252cm" svg:height="0.696cm" svg:x="14.786cm" svg:y="0.735cm" svg:viewBox="0 0 2253 697" draw:points="1127,697 0,697 0,0 2253,0 2253,697">
            <text:p/>
          </draw:polygon>
          <draw:path draw:style-name="gr3" draw:text-style-name="P9" draw:layer="layout" svg:width="0.083cm" svg:height="0.083cm" svg:x="14.814cm" svg:y="1.19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5.286cm" svg:y="1.19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5.759cm" svg:y="1.19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6.242cm" svg:y="0.696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256cm" svg:height="0.516cm" svg:x="16.534cm" svg:y="0.76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6.897cm" svg:y="0.696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>
          <svg:title>TexMaths</svg:title>
          <svg:desc>22§display§\text {Diff. }w.\ r.\ t. \ x §svg§600§FALSE§</svg:desc>
          <draw:polygon draw:style-name="gr2" draw:text-style-name="P8" draw:layer="layout" svg:width="4.744cm" svg:height="0.477cm" svg:x="3.901cm" svg:y="2.045cm" svg:viewBox="0 0 4745 478" draw:points="2372,478 0,478 0,0 4745,0 4745,478">
            <text:p/>
          </draw:polygon>
          <draw:path draw:style-name="gr3" draw:text-style-name="P9" draw:layer="layout" svg:width="0.52cm" svg:height="0.53cm" svg:x="3.889cm" svg:y="2.024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479cm" svg:y="2.03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688cm" svg:y="2.006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186cm" svg:y="2.47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7cm" svg:y="2.21cm" svg:viewBox="0 0 514 353" svg:d="M336 79c4-16 11-46 11-49 0-14-11-21-21-21-11 0-25 5-30 21-2 5-39 155-44 174-6 23-7 37-7 52 0 8 0 10 1 14-17 42-42 65-72 65-61 0-61-56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318cm" svg:y="2.47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747cm" svg:y="2.21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119cm" svg:y="2.47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543cm" svg:y="2.068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87cm" svg:y="2.47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298cm" svg:y="2.21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\frac{dy}{dx}  = 0 + a \left( - \frac{1}{x^2} \right) =  - \frac{a}{x^2}§svg§600§FALSE§</svg:desc>
          <draw:polygon draw:style-name="gr2" draw:text-style-name="P8" draw:layer="layout" svg:width="8.99cm" svg:height="1.779cm" svg:x="3.933cm" svg:y="3.046cm" svg:viewBox="0 0 8991 1780" draw:points="4495,1780 0,1780 0,0 8991,0 8991,1780">
            <text:p/>
          </draw:polygon>
          <draw:path draw:style-name="gr3" draw:text-style-name="P9" draw:layer="layout" svg:width="0.369cm" svg:height="0.546cm" svg:x="3.943cm" svg:y="3.069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4.336cm" svg:y="3.26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olygon draw:style-name="gr3" draw:text-style-name="P9" draw:layer="layout" svg:width="0.846cm" svg:height="0.032cm" svg:x="3.894cm" svg:y="3.919cm" svg:viewBox="0 0 847 33" draw:points="422,33 0,33 0,0 847,0 847,33">
            <text:p/>
          </draw:polygon>
          <draw:path draw:style-name="gr3" draw:text-style-name="P9" draw:layer="layout" svg:width="0.369cm" svg:height="0.546cm" svg:x="3.926cm" svg:y="4.121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4.318cm" svg:y="4.3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5.089cm" svg:y="3.8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5.892cm" svg:y="3.613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9" draw:layer="layout" svg:width="0.515cm" svg:height="0.516cm" svg:x="6.464cm" svg:y="3.67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5cm" svg:height="0.351cm" svg:x="7.224cm" svg:y="3.787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9" draw:layer="layout" svg:width="0.381cm" svg:height="1.856cm" svg:x="7.893cm" svg:y="3.007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472cm" svg:height="0.032cm" svg:x="8.365cm" svg:y="3.919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9.264cm" svg:y="3.0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0.789cm" svg:height="0.032cm" svg:x="8.995cm" svg:y="3.919cm" svg:viewBox="0 0 790 33" draw:points="396,33 0,33 0,0 790,0 790,33">
            <text:p/>
          </draw:polygon>
          <draw:path draw:style-name="gr3" draw:text-style-name="P9" draw:layer="layout" svg:width="0.386cm" svg:height="0.351cm" svg:x="9.018cm" svg:y="4.3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9.472cm" svg:y="4.07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1cm" svg:height="1.856cm" svg:x="9.903cm" svg:y="3.007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515cm" svg:height="0.182cm" svg:x="10.704cm" svg:y="3.8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1.542cm" svg:y="3.919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2.392cm" svg:y="3.264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41 0-51-42-51-72 0-38 24-135 44-170 22-46 58-74 89-74 51 0 62 63 62 68 0 4-2 9-4 13z">
            <text:p/>
          </draw:path>
          <draw:polygon draw:style-name="gr3" draw:text-style-name="P9" draw:layer="layout" svg:width="0.789cm" svg:height="0.032cm" svg:x="12.172cm" svg:y="3.919cm" svg:viewBox="0 0 790 33" draw:points="396,33 0,33 0,0 790,0 790,33">
            <text:p/>
          </draw:polygon>
          <draw:path draw:style-name="gr3" draw:text-style-name="P9" draw:layer="layout" svg:width="0.386cm" svg:height="0.351cm" svg:x="12.193cm" svg:y="4.3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12.647cm" svg:y="4.07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\text {Substituting (2) in (1) we get,}§svg§600§FALSE§</svg:desc>
          <draw:polygon draw:style-name="gr2" draw:text-style-name="P8" draw:layer="layout" svg:width="10.071cm" svg:height="0.696cm" svg:x="3.991cm" svg:y="5.247cm" svg:viewBox="0 0 10072 697" draw:points="5037,697 0,697 0,0 10072,0 10072,697">
            <text:p/>
          </draw:polygon>
          <draw:path draw:style-name="gr3" draw:text-style-name="P9" draw:layer="layout" svg:width="0.344cm" svg:height="0.562cm" svg:x="3.996cm" svg:y="5.243cm" svg:viewBox="0 0 345 563" svg:d="M227 246l-99-24c-49-13-79-53-79-99 0-54 43-102 104-102 129 0 146 129 151 162 0 5 0 11 9 11 11 0 11-4 11-20v-155c0-14 0-19-9-19-5 0-7 0-12 11l-27 44c-23-23-56-55-125-55-86 0-151 69-151 150 0 65 40 121 102 142 9 4 48 12 102 26 21 6 44 11 67 39 16 21 23 46 23 72 0 55-39 111-104 111-23 0-81-3-123-42-44-42-48-92-48-120 0-7-7-7-8-7-11 0-11 5-11 20v154c0 13 0 18 9 18 5 0 5 0 10-9 0-2 4-3 29-44 24 27 73 53 144 53 90 0 153-76 153-160 0-78-53-141-118-157z">
            <text:p/>
          </draw:path>
          <draw:path draw:style-name="gr3" draw:text-style-name="P9" draw:layer="layout" svg:width="0.39cm" svg:height="0.351cm" svg:x="4.406cm" svg:y="5.445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9" draw:layer="layout" svg:width="0.383cm" svg:height="0.546cm" svg:x="4.832cm" svg:y="5.252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9" draw:layer="layout" svg:width="0.254cm" svg:height="0.356cm" svg:x="5.267cm" svg:y="5.44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244cm" svg:height="0.485cm" svg:x="5.561cm" svg:y="5.312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166cm" svg:height="0.518cm" svg:x="5.872cm" svg:y="5.27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242cm" svg:height="0.485cm" svg:x="6.077cm" svg:y="5.31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351cm" svg:x="6.386cm" svg:y="5.445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9" draw:layer="layout" svg:width="0.242cm" svg:height="0.485cm" svg:x="6.807cm" svg:y="5.31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166cm" svg:height="0.518cm" svg:x="7.118cm" svg:y="5.27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7.331cm" svg:y="5.44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55cm" svg:height="0.511cm" svg:x="7.759cm" svg:y="5.43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8cm" svg:height="0.773cm" svg:x="8.458cm" svg:y="5.2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8.72cm" svg:y="5.27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9.112cm" svg:y="5.2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166cm" svg:height="0.518cm" svg:x="9.653cm" svg:y="5.27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9.866cm" svg:y="5.44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18cm" svg:height="0.773cm" svg:x="10.605cm" svg:y="5.2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10.899cm" svg:y="5.27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1.26cm" svg:y="5.2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31cm" svg:height="0.342cm" svg:x="11.788cm" svg:y="5.454cm" svg:viewBox="0 0 532 343" svg:d="M466 74c14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9" draw:layer="layout" svg:width="0.3cm" svg:height="0.356cm" svg:x="12.333cm" svg:y="5.44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55cm" svg:height="0.511cm" svg:x="12.935cm" svg:y="5.43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cm" svg:height="0.356cm" svg:x="13.321cm" svg:y="5.44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42cm" svg:height="0.485cm" svg:x="13.658cm" svg:y="5.31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091cm" svg:height="0.231cm" svg:x="14.01cm" svg:y="5.706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4§display§\Rightarrow§svg§600§FALSE§</svg:desc>
          <draw:polygon draw:style-name="gr2" draw:text-style-name="P8" draw:layer="layout" svg:width="0.711cm" svg:height="0.381cm" svg:x="13.843cm" svg:y="3.792cm" svg:viewBox="0 0 712 382" draw:points="357,382 0,382 0,0 712,0 712,382">
            <text:p/>
          </draw:polygon>
          <draw:path draw:style-name="gr3" draw:text-style-name="P9" draw:layer="layout" svg:width="0.749cm" svg:height="0.465cm" svg:x="13.847cm" svg:y="3.75cm" svg:viewBox="0 0 750 466" svg:d="M568 167c34 31 79 54 105 65-30 13-71 36-105 65h-537c-16 0-31 0-31 18 0 17 15 17 29 17h501c-41 38-85 113-85 124 0 10 10 10 15 10 8 0 14 0 16-8 19-32 42-76 98-126 57-52 115-73 157-87 15-5 15-5 17-7 2 0 2-4 2-6s0-2 0-4l-4-2c-2-2-2-2-17-7-115-33-199-112-247-202-8-17-10-17-22-17-5 0-15 0-15 10 0 11 42 84 85 124h-501c-14 0-29 0-29 17 0 16 15 16 31 16z">
            <text:p/>
          </draw:path>
        </draw:g>
        <draw:g>
          <svg:title>TexMaths</svg:title>
          <svg:desc>22§display§a = - x^2 \frac{dy}{dx} §svg§600§FALSE§</svg:desc>
          <draw:polygon draw:style-name="gr2" draw:text-style-name="P8" draw:layer="layout" svg:width="3.689cm" svg:height="1.522cm" svg:x="15.702cm" svg:y="3.046cm" svg:viewBox="0 0 3690 1523" draw:points="1846,1523 0,1523 0,0 3690,0 3690,1523">
            <text:p/>
          </draw:polygon>
          <draw:path draw:style-name="gr3" draw:text-style-name="P9" draw:layer="layout" svg:width="0.354cm" svg:height="0.351cm" svg:x="15.695cm" svg:y="3.725cm" svg:viewBox="0 0 355 352" svg:d="M259 49c-14-28-37-49-72-49-90 0-187 114-187 227 0 74 42 125 104 125 16 0 54-3 100-58 7 32 34 58 71 58 28 0 45-18 58-42 12-28 22-76 22-78 0-7-7-7-8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9" draw:layer="layout" svg:width="0.515cm" svg:height="0.182cm" svg:x="16.33cm" svg:y="3.7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7.166cm" svg:y="3.857cm" svg:viewBox="0 0 473 33" svg:d="M447 33c14 0 26 0 26-17 0-16-12-16-26-16h-421c-12 0-26 0-26 16 0 17 14 17 26 17z">
            <text:p/>
          </draw:path>
          <draw:path draw:style-name="gr3" draw:text-style-name="P9" draw:layer="layout" svg:width="0.386cm" svg:height="0.351cm" svg:x="17.726cm" svg:y="3.72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9" draw:layer="layout" svg:width="0.24cm" svg:height="0.36cm" svg:x="18.18cm" svg:y="3.38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18.634cm" svg:y="3.007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8cm" svg:height="0.501cm" svg:x="19.028cm" svg:y="3.202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18.586cm" svg:y="3.857cm" svg:viewBox="0 0 847 33" draw:points="422,33 0,33 0,0 847,0 847,33">
            <text:p/>
          </draw:polygon>
          <draw:path draw:style-name="gr3" draw:text-style-name="P9" draw:layer="layout" svg:width="0.369cm" svg:height="0.546cm" svg:x="18.616cm" svg:y="4.062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19.011cm" svg:y="4.2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</draw:g>
        <draw:g>
          <svg:title>TexMaths</svg:title>
          <svg:desc>22§display§.\ .\ . \ \text {(2)} §svg§600§FALSE§</svg:desc>
          <draw:polygon draw:style-name="gr2" draw:text-style-name="P8" draw:layer="layout" svg:width="2.252cm" svg:height="0.696cm" svg:x="20.786cm" svg:y="3.436cm" svg:viewBox="0 0 2253 697" draw:points="1127,697 0,697 0,0 2253,0 2253,697">
            <text:p/>
          </draw:polygon>
          <draw:path draw:style-name="gr3" draw:text-style-name="P9" draw:layer="layout" svg:width="0.083cm" svg:height="0.083cm" svg:x="20.814cm" svg:y="3.895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1.286cm" svg:y="3.895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21.759cm" svg:y="3.895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22.242cm" svg:y="3.397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309cm" svg:height="0.516cm" svg:x="22.504cm" svg:y="3.46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9" draw:layer="layout" svg:width="0.18cm" svg:height="0.773cm" svg:x="22.897cm" svg:y="3.39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>
          <svg:title>TexMaths</svg:title>
          <svg:desc>22§display§y =  - x^2 \frac{dy}{dx}   +  \frac{- x^2 \frac{dy}{dx} }{x}§svg§600§FALSE§</svg:desc>
          <draw:polygon draw:style-name="gr2" draw:text-style-name="P8" draw:layer="layout" svg:width="7.068cm" svg:height="1.75cm" svg:x="3.909cm" svg:y="6.345cm" svg:viewBox="0 0 7069 1751" draw:points="3535,1751 0,1751 0,0 7069,0 7069,1751">
            <text:p/>
          </draw:polygon>
          <draw:path draw:style-name="gr3" draw:text-style-name="P9" draw:layer="layout" svg:width="0.358cm" svg:height="0.5cm" svg:x="3.893cm" svg:y="7.253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515cm" svg:height="0.182cm" svg:x="4.536cm" svg:y="7.3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3cm" svg:height="0.032cm" svg:x="5.372cm" svg:y="7.386cm" svg:viewBox="0 0 474 33" svg:d="M447 33c12 0 27 0 27-17 0-16-15-16-27-16h-421c-12 0-26 0-26 16 0 17 14 17 26 17z">
            <text:p/>
          </draw:path>
          <draw:path draw:style-name="gr3" draw:text-style-name="P9" draw:layer="layout" svg:width="0.386cm" svg:height="0.351cm" svg:x="5.931cm" svg:y="7.253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6.386cm" svg:y="6.91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6.84cm" svg:y="6.535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9" draw:layer="layout" svg:width="0.356cm" svg:height="0.5cm" svg:x="7.234cm" svg:y="6.73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46cm" svg:height="0.032cm" svg:x="6.79cm" svg:y="7.386cm" svg:viewBox="0 0 847 33" draw:points="422,33 0,33 0,0 847,0 847,33">
            <text:p/>
          </draw:polygon>
          <draw:path draw:style-name="gr3" draw:text-style-name="P9" draw:layer="layout" svg:width="0.369cm" svg:height="0.546cm" svg:x="6.822cm" svg:y="7.589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9" draw:layer="layout" svg:width="0.386cm" svg:height="0.351cm" svg:x="7.216cm" svg:y="7.782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7.943cm" svg:y="7.144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9" draw:layer="layout" svg:width="0.473cm" svg:height="0.032cm" svg:x="8.831cm" svg:y="6.818cm" svg:viewBox="0 0 474 33" svg:d="M447 33c12 0 27 0 27-17 0-16-15-16-27-16h-421c-12 0-26 0-26 16 0 17 14 17 26 17z">
            <text:p/>
          </draw:path>
          <draw:path draw:style-name="gr3" draw:text-style-name="P9" draw:layer="layout" svg:width="0.386cm" svg:height="0.351cm" svg:x="9.39cm" svg:y="6.684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9.845cm" svg:y="6.38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279cm" svg:height="0.383cm" svg:x="10.292cm" svg:y="6.306cm" svg:viewBox="0 0 280 384" svg:d="M278 16c0 0 2-7 2-9s-2-7-9-7c-10 0-56 4-70 5-4 0-11 2-11 13 0 8 7 8 14 8 27 0 27 4 27 7 0 4-2 7-4 13l-30 123c-12-18-30-32-56-32-71 0-141 78-141 155 0 53 35 92 83 92 28 0 54-18 77-39 11 32 41 39 57 39 19 0 31-13 42-30 12-21 19-53 19-55 0-7-7-7-9-7-7 0-8 2-12 18-7 26-18 58-40 58-15 0-18-13-18-27 0-10 2-15 3-23zM162 310c-4 14-16 26-28 35-5 5-27 23-50 23-21 0-40-14-40-53 0-28 16-88 28-111 25-44 53-51 69-51 37 0 47 41 47 48 0 1 0 5-1 7z">
            <text:p/>
          </draw:path>
          <draw:path draw:style-name="gr3" draw:text-style-name="P9" draw:layer="layout" svg:width="0.279cm" svg:height="0.349cm" svg:x="10.607cm" svg:y="6.443cm" svg:viewBox="0 0 280 350" svg:d="M278 35c2-9 2-9 2-12 0-11-9-18-18-18-7 0-17 4-23 14-1 2-7 20-8 30l-13 46c-1 14-19 81-21 88 0 0-24 48-67 48-37 0-37-36-37-46 0-30 13-64 28-106 8-17 11-23 11-33 0-27-23-46-53-46-54 0-79 74-79 83 0 7 7 7 9 7 9 0 9-2 10-9 14-44 37-65 58-65 11 0 15 5 15 17 0 15-6 25-8 32-26 67-31 88-31 111 0 9 0 35 21 53 16 14 39 16 55 16 21 0 40-7 58-25-7 30-13 53-36 81-14 17-37 35-65 35-3 0-30 0-40-18 28-3 28-29 28-29 0-18-16-22-21-22-13 0-32 11-32 36 0 28 27 47 65 47 55 0 123-42 139-109z">
            <text:p/>
          </draw:path>
          <draw:polygon draw:style-name="gr3" draw:text-style-name="P9" draw:layer="layout" svg:width="0.673cm" svg:height="0.032cm" svg:x="10.25cm" svg:y="6.818cm" svg:viewBox="0 0 674 33" draw:points="338,33 0,33 0,0 674,0 674,33">
            <text:p/>
          </draw:polygon>
          <draw:path draw:style-name="gr3" draw:text-style-name="P9" draw:layer="layout" svg:width="0.279cm" svg:height="0.383cm" svg:x="10.283cm" svg:y="6.917cm" svg:viewBox="0 0 280 384" svg:d="M278 16c0 0 2-7 2-9s-2-7-9-7c-10 0-56 4-70 5-4 0-11 2-11 13 0 8 7 8 14 8 27 0 27 4 27 7 0 4-2 7-4 13l-30 123c-12-18-30-32-56-32-71 0-141 78-141 155 0 53 35 92 83 92 28 0 54-18 77-39 11 32 41 39 57 39 19 0 31-13 42-30 12-21 19-53 19-55 0-7-7-7-9-7-7 0-8 2-12 18-7 26-16 58-40 58-15 0-18-13-18-27 0-10 2-15 3-23zM162 310c-4 14-16 26-28 35-5 5-27 23-50 23-21 0-40-14-40-53 0-28 16-88 28-111 25-44 53-51 69-51 37 0 47 41 47 48 0 1 0 5-1 7z">
            <text:p/>
          </draw:path>
          <draw:path draw:style-name="gr3" draw:text-style-name="P9" draw:layer="layout" svg:width="0.291cm" svg:height="0.245cm" svg:x="10.598cm" svg:y="7.054cm" svg:viewBox="0 0 292 246" svg:d="M109 183c-5 18-23 48-51 48-2 0-18 0-30-8 23-7 25-26 25-29 0-13-9-22-21-22-16 0-32 15-32 34 0 28 30 40 56 40 27 0 48-15 62-38 14 28 44 38 65 38 63 0 95-68 95-84 0-7-7-7-9-7-7 0-7 3-8 10-13 37-46 66-76 66-21 0-34-15-34-36 0-14 14-63 29-125 12-42 35-54 54-54 0 0 18 0 28 7-16 5-23 19-23 30 0 12 9 21 22 21 12 0 31-11 31-34 0-31-35-40-58-40-26 0-49 18-60 39-10-23-35-39-65-39-61 0-97 67-97 83 0 7 7 7 9 7 7 0 9-2 11-9 14-42 47-65 75-65 18 0 32 9 32 35 0 11-7 39-10 56z">
            <text:p/>
          </draw:path>
          <draw:polygon draw:style-name="gr3" draw:text-style-name="P9" draw:layer="layout" svg:width="2.249cm" svg:height="0.032cm" svg:x="8.767cm" svg:y="7.386cm" svg:viewBox="0 0 2250 33" draw:points="1125,33 0,33 0,0 2250,0 2250,33">
            <text:p/>
          </draw:polygon>
          <draw:path draw:style-name="gr3" draw:text-style-name="P9" draw:layer="layout" svg:width="0.386cm" svg:height="0.351cm" svg:x="9.693cm" svg:y="7.782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>
          <svg:title>TexMaths</svg:title>
          <svg:desc>22§display§x ( x + 1 ) \frac{dy}{dx} + y =  0§svg§600§FALSE§</svg:desc>
          <draw:polygon draw:style-name="gr2" draw:text-style-name="P8" draw:layer="layout" svg:width="6.509cm" svg:height="1.522cm" svg:x="3.91cm" svg:y="8.645cm" svg:viewBox="0 0 6510 1523" draw:points="3254,1523 0,1523 0,0 6510,0 6510,1523">
            <text:p/>
          </draw:polygon>
          <draw:path draw:style-name="gr3" draw:text-style-name="P9" draw:layer="layout" svg:width="0.386cm" svg:height="0.351cm" svg:x="3.894cm" svg:y="9.32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18cm" svg:height="0.774cm" svg:x="4.39cm" svg:y="9.08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86cm" svg:height="0.351cm" svg:x="4.637cm" svg:y="9.32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7cm" svg:x="5.27cm" svg:y="9.21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6.069cm" svg:y="9.15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9" draw:layer="layout" svg:width="0.18cm" svg:height="0.774cm" svg:x="6.432cm" svg:y="9.087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69cm" svg:height="0.546cm" svg:x="6.83cm" svg:y="8.606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7.224cm" svg:y="8.801cm" svg:viewBox="0 0 357 502" svg:d="M356 48c1-11 1-13 1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6.78cm" svg:y="9.456cm" svg:viewBox="0 0 847 33" draw:points="422,33 0,33 0,0 847,0 847,33">
            <text:p/>
          </draw:polygon>
          <draw:path draw:style-name="gr3" draw:text-style-name="P9" draw:layer="layout" svg:width="0.369cm" svg:height="0.546cm" svg:x="6.812cm" svg:y="9.661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7.206cm" svg:y="9.8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7cm" svg:x="7.933cm" svg:y="9.21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6cm" svg:height="0.501cm" svg:x="8.685cm" svg:y="9.324cm" svg:viewBox="0 0 357 502" svg:d="M356 48c1-11 1-13 1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515cm" svg:height="0.182cm" svg:x="9.327cm" svg:y="9.3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0.132cm" svg:y="9.152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</draw:g>
        <draw:g>
          <svg:title>TexMaths</svg:title>
          <svg:desc>22§display§= - x^2 \frac{dy}{dx} -  x \frac{dy}{dx}§svg§600§FALSE§</svg:desc>
          <draw:polygon draw:style-name="gr2" draw:text-style-name="P8" draw:layer="layout" svg:width="5.483cm" svg:height="1.522cm" svg:x="11.595cm" svg:y="6.545cm" svg:viewBox="0 0 5484 1523" draw:points="2742,1523 0,1523 0,0 5484,0 5484,1523">
            <text:p/>
          </draw:polygon>
          <draw:path draw:style-name="gr3" draw:text-style-name="P9" draw:layer="layout" svg:width="0.515cm" svg:height="0.182cm" svg:x="11.6cm" svg:y="7.2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2.436cm" svg:y="7.356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12.996cm" svg:y="7.22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24cm" svg:height="0.36cm" svg:x="13.45cm" svg:y="6.8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13.904cm" svg:y="6.506cm" svg:viewBox="0 0 370 547" svg:d="M370 9c0-2 0-9-11-9s-84 7-99 9c-5 0-10 3-10 14 0 10 7 10 19 10 37 0 39 6 39 13l-2 16-47 183c-14-28-37-50-72-50-90 0-187 115-187 228 0 73 42 124 104 124 16 0 54-3 100-58 7 32 34 58 71 58 28 0 45-17 58-44 12-26 22-73 22-75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14.298cm" svg:y="6.701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0 0 160-71 181-159z">
            <text:p/>
          </draw:path>
          <draw:polygon draw:style-name="gr3" draw:text-style-name="P9" draw:layer="layout" svg:width="0.845cm" svg:height="0.032cm" svg:x="13.855cm" svg:y="7.356cm" svg:viewBox="0 0 846 33" draw:points="422,33 0,33 0,0 846,0 846,33">
            <text:p/>
          </draw:polygon>
          <draw:path draw:style-name="gr3" draw:text-style-name="P9" draw:layer="layout" svg:width="0.369cm" svg:height="0.546cm" svg:x="13.886cm" svg:y="7.561cm" svg:viewBox="0 0 370 547" svg:d="M370 9c0-2 0-9-11-9s-84 7-99 9c-5 0-10 3-10 14 0 10 7 10 19 10 37 0 39 6 39 13l-2 16-47 183c-14-28-37-50-72-50-90 0-187 115-187 228 0 73 42 124 104 124 16 0 54-3 100-58 7 32 34 58 71 58 28 0 45-17 58-44 12-26 22-73 22-75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4.28cm" svg:y="7.7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9" draw:layer="layout" svg:width="0.472cm" svg:height="0.032cm" svg:x="15.028cm" svg:y="7.356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15.759cm" svg:y="7.22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9" draw:layer="layout" svg:width="0.369cm" svg:height="0.546cm" svg:x="16.32cm" svg:y="6.506cm" svg:viewBox="0 0 370 547" svg:d="M370 9c0-2 0-9-11-9s-84 7-99 9c-5 0-10 3-10 14 0 10 7 10 19 10 37 0 39 6 39 13l-2 16-47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6.714cm" svg:y="6.701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0 0 160-71 181-159z">
            <text:p/>
          </draw:path>
          <draw:polygon draw:style-name="gr3" draw:text-style-name="P9" draw:layer="layout" svg:width="0.845cm" svg:height="0.032cm" svg:x="16.273cm" svg:y="7.356cm" svg:viewBox="0 0 846 33" draw:points="422,33 0,33 0,0 846,0 846,33">
            <text:p/>
          </draw:polygon>
          <draw:path draw:style-name="gr3" draw:text-style-name="P9" draw:layer="layout" svg:width="0.369cm" svg:height="0.546cm" svg:x="16.302cm" svg:y="7.561cm" svg:viewBox="0 0 370 547" svg:d="M370 9c0-2 0-9-11-9s-84 7-99 9c-5 0-10 3-10 14 0 10 7 10 19 10 37 0 39 6 39 13l-2 16-47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6.697cm" svg:y="7.7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</draw:g>
        <draw:g>
          <svg:title>TexMaths</svg:title>
          <svg:desc>22§display§\text {is the required differential equation.}§svg§600§FALSE§</svg:desc>
          <draw:polygon draw:style-name="gr2" draw:text-style-name="P8" draw:layer="layout" svg:width="11.98cm" svg:height="0.619cm" svg:x="11.205cm" svg:y="9.148cm" svg:viewBox="0 0 11981 620" draw:points="5991,620 0,620 0,0 11981,0 11981,620">
            <text:p/>
          </draw:polygon>
          <draw:path draw:style-name="gr3" draw:text-style-name="P9" draw:layer="layout" svg:width="0.166cm" svg:height="0.518cm" svg:x="11.191cm" svg:y="9.1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11.407cm" svg:y="9.30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11.958cm" svg:y="9.17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12.27cm" svg:y="9.11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12.696cm" svg:y="9.3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3.298cm" svg:y="9.31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3.6cm" svg:y="9.3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3.949cm" svg:y="9.313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14.355cm" svg:y="9.313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14.785cm" svg:y="9.1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14.996cm" svg:y="9.31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5.299cm" svg:y="9.3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15.647cm" svg:y="9.118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383cm" svg:height="0.546cm" svg:x="16.333cm" svg:y="9.118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166cm" svg:height="0.518cm" svg:x="16.763cm" svg:y="9.1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465cm" svg:height="0.546cm" svg:x="16.972cm" svg:y="9.109cm" svg:viewBox="0 0 466 547" svg:d="M327 236h88v-23h-91v-90c0-70 39-105 72-105 3 0 14 0 26 5-8 3-23 12-23 32 0 17 13 33 34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9" draw:layer="layout" svg:width="0.3cm" svg:height="0.356cm" svg:x="17.425cm" svg:y="9.3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7.768cm" svg:y="9.31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8.072cm" svg:y="9.3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8.419cm" svg:y="9.31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242cm" svg:height="0.485cm" svg:x="18.817cm" svg:y="9.17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9.128cm" svg:y="9.1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9cm" svg:height="0.356cm" svg:x="19.35cm" svg:y="9.30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9.728cm" svg:y="9.118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cm" svg:height="0.356cm" svg:x="20.198cm" svg:y="9.3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20.547cm" svg:y="9.313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20.953cm" svg:y="9.313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349cm" svg:height="0.356cm" svg:x="21.39cm" svg:y="9.30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244cm" svg:height="0.485cm" svg:x="21.759cm" svg:y="9.17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166cm" svg:height="0.518cm" svg:x="22.071cm" svg:y="9.1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22.28cm" svg:y="9.30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9cm" svg:height="0.342cm" svg:x="22.671cm" svg:y="9.31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23.143cm" svg:y="9.572cm" svg:viewBox="0 0 84 84" svg:d="M84 42c0-23-19-42-42-42s-42 19-42 42 19 42 42 42 42-19 42-42z">
            <text:p/>
          </draw:path>
        </draw:g>
        <draw:g>
          <svg:title>TexMaths</svg:title>
          <svg:desc>22§display§(3) \ \text {Find the differential equation of all parabolas having length of latus }§svg§600§FALSE§</svg:desc>
          <draw:polygon draw:style-name="gr2" draw:text-style-name="P8" draw:layer="layout" svg:width="24.169cm" svg:height="0.696cm" svg:x="1.59cm" svg:y="10.639cm" svg:viewBox="0 0 24170 697" draw:points="12084,697 0,697 0,0 24170,0 24170,697">
            <text:p/>
          </draw:polygon>
          <draw:path draw:style-name="gr3" draw:text-style-name="P9" draw:layer="layout" svg:width="0.18cm" svg:height="0.773cm" svg:x="1.627cm" svg:y="10.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21cm" svg:height="0.532cm" svg:x="1.884cm" svg:y="10.665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2.283cm" svg:y="10.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446cm" svg:height="0.527cm" svg:x="2.822cm" svg:y="10.655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166cm" svg:height="0.518cm" svg:x="3.327cm" svg:y="10.66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3.542cm" svg:y="10.8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83cm" svg:height="0.546cm" svg:x="3.973cm" svg:y="10.644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9" draw:layer="layout" svg:width="0.242cm" svg:height="0.485cm" svg:x="4.649cm" svg:y="10.70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7cm" svg:x="4.959cm" svg:y="10.64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5.385cm" svg:y="10.83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5.992cm" svg:y="10.644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9" draw:layer="layout" svg:width="0.166cm" svg:height="0.518cm" svg:x="6.419cm" svg:y="10.66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465cm" svg:height="0.546cm" svg:x="6.631cm" svg:y="10.635cm" svg:viewBox="0 0 466 547" svg:d="M327 236h88v-23h-91v-90c0-70 37-105 72-105 4 0 14 0 26 5-8 3-22 12-22 32 0 17 12 33 33 33s33-16 33-33c0-29-26-55-70-55-46 0-81 30-84 33-23-29-66-33-87-33-74 0-163 40-163 125v88h-62v23h62v251c0 35-9 35-62 35v25c26-2 67-3 86-3 20 0 58 1 86 3v-25c-51 0-59 0-59-35v-251h163v251c0 35-8 35-61 35v25c30-2 67-3 88-3 31 0 68 0 98 3v-25h-16c-56 0-58-8-58-36zM111 213v-88c0-76 63-107 113-107 38 0 59 14 61 14v1c-14 0-30 11-30 32 0 5 2 25 23 32-2 10-2 17-2 26v90z">
            <text:p/>
          </draw:path>
          <draw:path draw:style-name="gr3" draw:text-style-name="P9" draw:layer="layout" svg:width="0.3cm" svg:height="0.356cm" svg:x="7.081cm" svg:y="10.83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7.426cm" svg:y="10.83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cm" svg:height="0.356cm" svg:x="7.729cm" svg:y="10.83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8.076cm" svg:y="10.8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244cm" svg:height="0.485cm" svg:x="8.473cm" svg:y="10.704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166cm" svg:height="0.518cm" svg:x="8.785cm" svg:y="10.66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49cm" svg:height="0.356cm" svg:x="9.007cm" svg:y="10.834cm" svg:viewBox="0 0 350 357" svg:d="M225 288c4 32 25 64 62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173cm" svg:height="0.537cm" svg:x="9.387cm" svg:y="10.644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cm" svg:height="0.356cm" svg:x="9.855cm" svg:y="10.83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0.204cm" svg:y="10.837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9" draw:layer="layout" svg:width="0.39cm" svg:height="0.351cm" svg:x="10.61cm" svg:y="10.837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9" draw:layer="layout" svg:width="0.349cm" svg:height="0.356cm" svg:x="11.047cm" svg:y="10.83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42cm" svg:height="0.485cm" svg:x="11.416cm" svg:y="10.70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166cm" svg:height="0.518cm" svg:x="11.728cm" svg:y="10.66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44cm" svg:height="0.356cm" svg:x="11.939cm" svg:y="10.83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2.328cm" svg:y="10.8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44cm" svg:height="0.356cm" svg:x="13.012cm" svg:y="10.83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1cm" svg:height="0.546cm" svg:x="13.403cm" svg:y="10.635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9" draw:layer="layout" svg:width="0.349cm" svg:height="0.356cm" svg:x="13.903cm" svg:y="10.834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173cm" svg:height="0.537cm" svg:x="14.283cm" svg:y="10.644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173cm" svg:height="0.537cm" svg:x="14.498cm" svg:y="10.644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83cm" svg:height="0.492cm" svg:x="14.966cm" svg:y="10.837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9" draw:layer="layout" svg:width="0.349cm" svg:height="0.356cm" svg:x="15.408cm" svg:y="10.83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61cm" svg:height="0.342cm" svg:x="15.783cm" svg:y="10.83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9cm" svg:height="0.356cm" svg:x="16.096cm" svg:y="10.834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9" draw:layer="layout" svg:width="0.383cm" svg:height="0.546cm" svg:x="16.473cm" svg:y="10.644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9" draw:layer="layout" svg:width="0.344cm" svg:height="0.356cm" svg:x="16.923cm" svg:y="10.83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173cm" svg:height="0.537cm" svg:x="17.314cm" svg:y="10.644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9cm" svg:height="0.356cm" svg:x="17.536cm" svg:y="10.83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54cm" svg:height="0.356cm" svg:x="17.916cm" svg:y="10.83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9cm" svg:height="0.537cm" svg:x="18.477cm" svg:y="10.64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49cm" svg:height="0.356cm" svg:x="18.914cm" svg:y="10.83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379cm" svg:height="0.342cm" svg:x="19.262cm" svg:y="10.846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9" draw:layer="layout" svg:width="0.166cm" svg:height="0.518cm" svg:x="19.681cm" svg:y="10.66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19.894cm" svg:y="10.8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55cm" svg:height="0.511cm" svg:x="20.322cm" svg:y="10.82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73cm" svg:height="0.537cm" svg:x="20.97cm" svg:y="10.644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cm" svg:height="0.356cm" svg:x="21.181cm" svg:y="10.83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21.527cm" svg:y="10.8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55cm" svg:height="0.511cm" svg:x="21.953cm" svg:y="10.82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244cm" svg:height="0.485cm" svg:x="22.334cm" svg:y="10.704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39cm" svg:height="0.537cm" svg:x="22.643cm" svg:y="10.64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44cm" svg:height="0.356cm" svg:x="23.328cm" svg:y="10.83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1cm" svg:height="0.546cm" svg:x="23.719cm" svg:y="10.635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9" draw:layer="layout" svg:width="0.173cm" svg:height="0.537cm" svg:x="24.213cm" svg:y="10.644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9cm" svg:height="0.356cm" svg:x="24.435cm" svg:y="10.834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44cm" svg:height="0.485cm" svg:x="24.803cm" svg:y="10.704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39cm" svg:height="0.351cm" svg:x="25.114cm" svg:y="10.837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9" draw:layer="layout" svg:width="0.254cm" svg:height="0.356cm" svg:x="25.544cm" svg:y="10.83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</draw:g>
        <draw:g>
          <svg:title>TexMaths</svg:title>
          <svg:desc>22§display§\text {rectum 4a and axis is parallel to the X-axis.}§svg§600§FALSE§</svg:desc>
          <draw:polygon draw:style-name="gr2" draw:text-style-name="P8" draw:layer="layout" svg:width="14.758cm" svg:height="0.61cm" svg:x="2.907cm" svg:y="11.74cm" svg:viewBox="0 0 14759 611" draw:points="7379,611 0,611 0,0 14759,0 14759,611">
            <text:p/>
          </draw:polygon>
          <draw:path draw:style-name="gr3" draw:text-style-name="P9" draw:layer="layout" svg:width="0.261cm" svg:height="0.343cm" svg:x="2.889cm" svg:y="11.897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3.192cm" svg:y="11.891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295cm" svg:height="0.357cm" svg:x="3.54cm" svg:y="11.891cm" svg:viewBox="0 0 296 358" svg:d="M65 180c0-127 63-161 104-161 7 0 56 0 84 29-31 3-37 26-37 37 0 19 15 35 36 35s37-14 37-37c0-53-60-83-120-83-97 0-169 85-169 180 0 100 77 178 167 178 104 0 129-94 129-102s-7-8-9-8c-7 0-9 4-11 8-23 72-74 82-102 82-40 0-109-33-109-158z">
            <text:p/>
          </draw:path>
          <draw:path draw:style-name="gr3" draw:text-style-name="P9" draw:layer="layout" svg:width="0.244cm" svg:height="0.485cm" svg:x="3.873cm" svg:y="11.763cm" svg:viewBox="0 0 245 486" svg:d="M120 167h111v-24h-111v-143h-20c0 63-24 146-100 150v17h67v214c0 97 72 105 100 105 55 0 78-54 78-105v-44h-21v44c0 56-23 86-52 86-52 0-52-71-52-85z">
            <text:p/>
          </draw:path>
          <draw:path draw:style-name="gr3" draw:text-style-name="P9" draw:layer="layout" svg:width="0.39cm" svg:height="0.351cm" svg:x="4.183cm" svg:y="11.897cm" svg:viewBox="0 0 391 352" svg:d="M278 282v70l113-8v-25c-55 0-60-5-60-42v-277l-115 9v24c55 0 60 6 60 43v139c0 67-37 120-93 120-65 0-69-35-69-76v-259l-114 9v24c60 0 60 2 60 71v116c0 62 0 132 120 132 42 0 77-21 98-70z">
            <text:p/>
          </draw:path>
          <draw:path draw:style-name="gr3" draw:text-style-name="P9" draw:layer="layout" svg:width="0.604cm" svg:height="0.343cm" svg:x="4.614cm" svg:y="11.897cm" svg:viewBox="0 0 605 344" svg:d="M60 76v209c0 34-7 34-60 34v25c26 0 67-2 88-2 19 0 60 2 86 2v-25c-51 0-60 0-60-34v-144c0-81 55-123 104-123 50 0 58 42 58 86v181c0 34-8 34-60 34v25c27 0 66-2 87-2s61 2 88 2v-25c-53 0-62 0-62-34v-144c0-81 56-123 106-123 49 0 56 42 56 86v181c0 34-7 34-60 34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9" draw:layer="layout" svg:width="0.344cm" svg:height="0.524cm" svg:x="5.511cm" svg:y="11.713cm" svg:viewBox="0 0 345 525" svg:d="M206 398v67c0 28 0 37-58 37h-16v23c32-2 72-2 104-2 33 0 74 0 105 2v-23h-15c-58 0-60-9-60-37v-67h79v-24h-79v-355c0-14 0-19-13-19-7 0-8 0-14 9l-239 365v24zM211 374h-190l190-289z">
            <text:p/>
          </draw:path>
          <draw:path draw:style-name="gr3" draw:text-style-name="P9" draw:layer="layout" svg:width="0.349cm" svg:height="0.357cm" svg:x="5.909cm" svg:y="11.891cm" svg:viewBox="0 0 350 358" svg:d="M225 289c4 32 25 63 62 63 16 0 63-10 63-74v-42h-19v42c0 46-19 52-28 52-25 0-28-36-28-39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9" draw:layer="layout" svg:width="0.349cm" svg:height="0.357cm" svg:x="6.553cm" svg:y="11.891cm" svg:viewBox="0 0 350 358" svg:d="M225 289c4 32 25 63 62 63 16 0 63-10 63-74v-42h-19v42c0 46-19 52-28 52-25 0-28-36-28-39v-157c0-32 0-62-29-92-30-30-68-42-105-42-65 0-118 37-118 88 0 23 16 37 35 37 23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9" draw:layer="layout" svg:width="0.39cm" svg:height="0.343cm" svg:x="6.933cm" svg:y="11.897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9" draw:layer="layout" svg:width="0.383cm" svg:height="0.547cm" svg:x="7.363cm" svg:y="11.701cm" svg:viewBox="0 0 384 548" svg:d="M269 497v51l115-9v-24c-55 0-62-6-62-43v-472l-111 9v24c53 0 60 6 60 43v167c-23-26-56-47-99-47-91 0-172 75-172 176 0 98 76 176 165 176 50 0 85-26 104-51zM269 289v159c0 14 0 15-9 28-22 37-58 54-91 54-35 0-63-19-83-49-19-32-21-76-21-107 0-30 2-76 23-111 18-25 46-50 88-50 28 0 60 11 84 46 9 14 9 16 9 30z">
            <text:p/>
          </draw:path>
          <draw:path draw:style-name="gr3" draw:text-style-name="P9" draw:layer="layout" svg:width="0.349cm" svg:height="0.357cm" svg:x="8.058cm" svg:y="11.891cm" svg:viewBox="0 0 350 358" svg:d="M225 289c4 32 25 63 62 63 16 0 63-10 63-74v-42h-19v42c0 46-19 52-28 52-25 0-28-36-28-39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9" draw:layer="layout" svg:width="0.39cm" svg:height="0.334cm" svg:x="8.421cm" svg:y="11.905cm" svg:viewBox="0 0 391 335" svg:d="M213 153c25-30 53-68 72-88 25-28 56-40 92-40v-25c-20 2-43 2-64 2-23 0-63-2-74-2v25c16 1 23 10 23 23 0 12-9 22-12 28l-48 60-61-78c-7-9-7-10-7-14 0-12 12-19 28-19v-25c-21 0-72 2-85 2-15 0-52 0-73-2v25c54 0 56 0 91 47l77 101-73 91c-37 46-83 48-99 48v23c19-2 44-2 65-2s55 2 74 2v-23c-18-4-23-12-23-25 0-17 23-42 69-98l60 77c7 9 15 21 15 27 0 7-7 17-28 19v23c25 0 67-2 85-2 21 0 51 0 74 2v-23c-41 0-55-2-74-25z">
            <text:p/>
          </draw:path>
          <draw:path draw:style-name="gr3" draw:text-style-name="P9" draw:layer="layout" svg:width="0.166cm" svg:height="0.519cm" svg:x="8.845cm" svg:y="11.72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54cm" svg:height="0.357cm" svg:x="9.059cm" svg:y="11.891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20 48 25 103 35z">
            <text:p/>
          </draw:path>
          <draw:path draw:style-name="gr3" draw:text-style-name="P9" draw:layer="layout" svg:width="0.166cm" svg:height="0.519cm" svg:x="9.623cm" svg:y="11.72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54cm" svg:height="0.357cm" svg:x="9.837cm" svg:y="11.891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20 48 25 103 35z">
            <text:p/>
          </draw:path>
          <draw:path draw:style-name="gr3" draw:text-style-name="P9" draw:layer="layout" svg:width="0.383cm" svg:height="0.492cm" svg:x="10.395cm" svg:y="11.897cm" svg:viewBox="0 0 384 493" svg:d="M113 51v-51l-113 9v24c55 0 60 4 60 39v363c0 35-7 35-60 35v23c26 0 67-1 86-1 21 0 62 1 88 1v-23c-51 0-60 0-60-35v-130-7c4 12 37 54 95 54 94 0 175-75 175-176 0-98-76-176-164-176-60 0-93 33-107 51zM114 256v-175c23-39 60-62 101-62 56 0 104 69 104 157 0 94-55 159-113 159-30 0-60-16-81-48-11-16-11-17-11-31z">
            <text:p/>
          </draw:path>
          <draw:path draw:style-name="gr3" draw:text-style-name="P9" draw:layer="layout" svg:width="0.349cm" svg:height="0.357cm" svg:x="10.837cm" svg:y="11.891cm" svg:viewBox="0 0 350 358" svg:d="M227 289c2 32 23 63 60 63 16 0 63-10 63-74v-42h-19v42c0 46-19 52-28 52-25 0-28-36-28-39v-157c0-32 0-62-29-92-30-30-68-42-105-42-65 0-118 37-118 88 0 23 16 37 35 37 23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9" draw:layer="layout" svg:width="0.261cm" svg:height="0.343cm" svg:x="11.212cm" svg:y="11.897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7cm" svg:x="11.525cm" svg:y="11.891cm" svg:viewBox="0 0 350 358" svg:d="M225 289c4 32 25 63 62 63 16 0 63-10 63-74v-42h-19v42c0 46-19 52-28 52-25 0-28-36-28-39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9" draw:layer="layout" svg:width="0.173cm" svg:height="0.538cm" svg:x="11.905cm" svg:y="11.701cm" svg:viewBox="0 0 174 539" svg:d="M113 0l-113 9v24c55 0 62 6 62 43v403c0 36-9 36-62 36v24c26-2 67-2 86-2 20 0 58 0 88 2v-24c-53 0-61 0-61-36z">
            <text:p/>
          </draw:path>
          <draw:path draw:style-name="gr3" draw:text-style-name="P9" draw:layer="layout" svg:width="0.173cm" svg:height="0.538cm" svg:x="12.12cm" svg:y="11.701cm" svg:viewBox="0 0 174 539" svg:d="M113 0l-113 9v24c55 0 62 6 62 43v403c0 36-9 36-62 36v24c26-2 67-2 86-2 20 0 58 0 88 2v-24c-53 0-61 0-61-36z">
            <text:p/>
          </draw:path>
          <draw:path draw:style-name="gr3" draw:text-style-name="P9" draw:layer="layout" svg:width="0.3cm" svg:height="0.357cm" svg:x="12.331cm" svg:y="11.891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173cm" svg:height="0.538cm" svg:x="12.678cm" svg:y="11.701cm" svg:viewBox="0 0 174 539" svg:d="M113 0l-113 9v24c55 0 62 6 62 43v403c0 36-9 36-62 36v24c26-2 67-2 86-2 20 0 58 0 88 2v-24c-53 0-61 0-61-36z">
            <text:p/>
          </draw:path>
          <draw:path draw:style-name="gr3" draw:text-style-name="P9" draw:layer="layout" svg:width="0.242cm" svg:height="0.485cm" svg:x="13.141cm" svg:y="11.763cm" svg:viewBox="0 0 243 486" svg:d="M120 167h111v-24h-111v-143h-20c0 63-24 146-100 150v17h67v214c0 97 72 105 100 105 55 0 76-54 76-105v-44h-19v44c0 56-23 86-52 86-52 0-52-71-52-85z">
            <text:p/>
          </draw:path>
          <draw:path draw:style-name="gr3" draw:text-style-name="P9" draw:layer="layout" svg:width="0.344cm" svg:height="0.357cm" svg:x="13.449cm" svg:y="11.891cm" svg:viewBox="0 0 345 358" svg:d="M345 182c0-99-79-182-173-182-96 0-172 85-172 182 0 100 81 176 172 176 94 0 173-78 173-176zM172 338c-33 0-66-17-88-53-19-33-19-81-19-109 0-30 0-72 18-107 21-36 58-51 89-51 34 0 67 15 88 49 20 33 20 79 20 109 0 28 0 71-18 104-16 35-51 58-90 58z">
            <text:p/>
          </draw:path>
          <draw:path draw:style-name="gr3" draw:text-style-name="P9" draw:layer="layout" svg:width="0.242cm" svg:height="0.485cm" svg:x="14.086cm" svg:y="11.763cm" svg:viewBox="0 0 243 486" svg:d="M120 167h111v-24h-111v-143h-20c0 63-24 146-100 150v17h67v214c0 97 72 105 100 105 55 0 76-54 76-105v-44h-19v44c0 56-23 86-52 86-52 0-52-71-52-85z">
            <text:p/>
          </draw:path>
          <draw:path draw:style-name="gr3" draw:text-style-name="P9" draw:layer="layout" svg:width="0.39cm" svg:height="0.538cm" svg:x="14.396cm" svg:y="11.701cm" svg:viewBox="0 0 391 539" svg:d="M60 479c0 36-7 36-60 36v24c26-2 67-2 88-2 19 0 60 0 86 2v-24c-51 0-60 0-60-36v-142c0-81 55-124 104-124 50 0 58 43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9" draw:layer="layout" svg:width="0.3cm" svg:height="0.357cm" svg:x="14.823cm" svg:y="11.891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543cm" svg:height="0.529cm" svg:x="15.42cm" svg:y="11.71cm" svg:viewBox="0 0 544 530" svg:d="M294 231l106-157c17-25 44-49 112-49v-25c-30 0-67 2-86 2-32 0-69 0-99-2v25c30 0 48 17 48 35 0 7-2 9-7 18l-88 132-100-150c-2-4-6-9-6-12 0-9 16-23 50-23v-25c-27 2-83 2-113 2-25 0-72 0-100-2v25h14c42 0 58 5 72 26l142 217-126 187c-11 15-34 51-113 51v24c28 0 60-1 86-1 28 0 71 0 99 1v-24c-35 0-48-21-48-36 0-7 2-10 7-17l111-164 122 185c1 4 3 7 3 9 0 9-16 23-49 23v24c26-1 83-1 113-1 33 0 68 0 100 1v-24h-14c-41 0-57-4-72-27z">
            <text:p/>
          </draw:path>
          <draw:polygon draw:style-name="gr3" draw:text-style-name="P9" draw:layer="layout" svg:width="0.205cm" svg:height="0.045cm" svg:x="15.99cm" svg:y="12.048cm" svg:viewBox="0 0 206 46" draw:points="206,46 206,0 0,0 0,46">
            <text:p/>
          </draw:polygon>
          <draw:path draw:style-name="gr3" draw:text-style-name="P9" draw:layer="layout" svg:width="0.349cm" svg:height="0.357cm" svg:x="16.272cm" svg:y="11.891cm" svg:viewBox="0 0 350 358" svg:d="M225 289c4 32 25 63 62 63 16 0 63-10 63-74v-42h-19v42c0 46-19 52-28 52-25 0-28-36-28-39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9" draw:layer="layout" svg:width="0.39cm" svg:height="0.334cm" svg:x="16.636cm" svg:y="11.905cm" svg:viewBox="0 0 391 335" svg:d="M213 153c25-30 53-68 72-88 25-28 56-40 92-40v-25c-20 2-43 2-64 2-23 0-63-2-74-2v25c16 1 23 10 23 23 0 12-9 22-12 28l-48 60-61-78c-7-9-7-10-7-14 0-12 12-19 28-19v-25c-21 0-72 2-85 2-15 0-52 0-73-2v25c54 0 56 0 91 47l77 101-73 91c-37 46-83 48-99 48v23c19-2 44-2 65-2s55 2 74 2v-23c-18-4-23-12-23-25 0-17 23-42 69-98l60 77c7 9 15 21 15 27 0 7-7 17-28 19v23c25 0 67-2 85-2 21 0 51 0 74 2v-23c-41 0-55-2-72-25z">
            <text:p/>
          </draw:path>
          <draw:path draw:style-name="gr3" draw:text-style-name="P9" draw:layer="layout" svg:width="0.166cm" svg:height="0.519cm" svg:x="17.06cm" svg:y="11.72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54cm" svg:height="0.357cm" svg:x="17.275cm" svg:y="11.891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20 48 25 103 35z">
            <text:p/>
          </draw:path>
          <draw:path draw:style-name="gr3" draw:text-style-name="P9" draw:layer="layout" svg:width="0.083cm" svg:height="0.084cm" svg:x="17.622cm" svg:y="12.156cm" svg:viewBox="0 0 84 85" svg:d="M84 42c0-23-19-42-42-42s-42 19-42 42 19 43 42 43 42-20 42-43z">
            <text:p/>
          </draw:path>
        </draw:g>
        <draw:g>
          <svg:title>TexMaths</svg:title>
          <svg:desc>24§display§\text {Solution :}§svg§600§FALSE§</svg:desc>
          <draw:polygon draw:style-name="gr2" draw:text-style-name="P8" draw:layer="layout" svg:width="3.406cm" svg:height="0.529cm" svg:x="1.587cm" svg:y="12.843cm" svg:viewBox="0 0 3407 530" draw:points="1703,530 0,530 0,0 3407,0 3407,530">
            <text:p/>
          </draw:polygon>
          <draw:path draw:style-name="gr3" draw:text-style-name="P9" draw:layer="layout" svg:width="0.375cm" svg:height="0.613cm" svg:x="1.593cm" svg:y="12.801cm" svg:viewBox="0 0 376 614" svg:d="M248 269l-108-27c-54-14-86-58-86-108 0-59 46-111 113-111 140 0 159 140 165 177 0 5 0 11 10 11 11 0 11-4 11-21v-169c0-15 0-21-9-21-6 0-8 0-14 12l-28 47c-25-24-62-59-137-59-94 0-165 75-165 163 0 71 44 132 111 156 10 3 52 13 112 28 23 6 48 12 73 43 17 23 25 49 25 78 0 60-43 121-114 121-25 0-88-4-134-46-48-46-52-100-52-130 0-8-8-8-9-8-12 0-12 6-12 21v169c0 13 0 19 10 19 5 0 5 0 11-10 0-2 4-3 31-48 27 29 81 58 157 58 98 0 167-83 167-175 0-84-57-153-128-170z">
            <text:p/>
          </draw:path>
          <draw:path draw:style-name="gr3" draw:text-style-name="P9" draw:layer="layout" svg:width="0.375cm" svg:height="0.389cm" svg:x="2.036cm" svg:y="13.018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9" draw:layer="layout" svg:width="0.189cm" svg:height="0.586cm" svg:x="2.463cm" svg:y="12.811cm" svg:viewBox="0 0 190 587" svg:d="M123 0l-123 10v26c60 0 67 6 67 47v439c0 38-9 38-67 38v27c29-2 73-2 94-2s63 0 96 2v-27c-57 0-67 0-67-38z">
            <text:p/>
          </draw:path>
          <draw:path draw:style-name="gr3" draw:text-style-name="P9" draw:layer="layout" svg:width="0.425cm" svg:height="0.383cm" svg:x="2.697cm" svg:y="13.024cm" svg:viewBox="0 0 426 384" svg:d="M303 307v77l123-10v-27c-59 0-65-5-65-46v-301l-125 10v26c60 0 66 6 66 47v151c0 73-41 131-102 131-71 0-75-39-75-83v-282l-125 10v26c65 0 65 2 65 77v127c0 67 0 144 131 144 46 0 84-23 107-77z">
            <text:p/>
          </draw:path>
          <draw:path draw:style-name="gr3" draw:text-style-name="P9" draw:layer="layout" svg:width="0.266cm" svg:height="0.529cm" svg:x="3.154cm" svg:y="12.878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9" draw:layer="layout" svg:width="0.181cm" svg:height="0.565cm" svg:x="3.494cm" svg:y="12.832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75cm" svg:height="0.389cm" svg:x="3.724cm" svg:y="13.018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9" draw:layer="layout" svg:width="0.425cm" svg:height="0.373cm" svg:x="4.149cm" svg:y="13.024cm" svg:viewBox="0 0 426 374" svg:d="M65 83v228c0 36-7 36-65 36v27c29 0 73-2 96-2 21 0 65 2 94 2v-27c-56 0-65 0-65-36v-157c0-89 59-135 113-135s64 46 64 94v198c0 36-10 36-66 36v27c29 0 73-2 96-2 21 0 66 2 94 2v-27c-44 0-65 0-65-25v-161c0-73 0-100-27-130-11-14-40-31-88-31-64 0-102 36-127 88v-88l-119 10v26c60 0 65 6 65 47z">
            <text:p/>
          </draw:path>
          <draw:path draw:style-name="gr3" draw:text-style-name="P9" draw:layer="layout" svg:width="0.091cm" svg:height="0.364cm" svg:x="4.946cm" svg:y="13.031cm" svg:viewBox="0 0 92 365" svg:d="M92 44c0-23-21-44-46-44s-46 21-46 44c0 25 21 46 46 46s46-21 46-46zM92 320c0-25-21-44-46-44s-46 19-46 44 21 45 46 45 46-20 46-45z">
            <text:p/>
          </draw:path>
        </draw:g>
        <draw:g>
          <svg:title>TexMaths</svg:title>
          <svg:desc>22§display§\text {Let } A(h, k) \text {be the vertex of the parabla whose lenghth of latus }§svg§600§FALSE§</svg:desc>
          <draw:polygon draw:style-name="gr2" draw:text-style-name="P8" draw:layer="layout" svg:width="20.98cm" svg:height="0.696cm" svg:x="5.602cm" svg:y="12.84cm" svg:viewBox="0 0 20981 697" draw:points="10491,697 0,697 0,0 20981,0 20981,697">
            <text:p/>
          </draw:polygon>
          <draw:path draw:style-name="gr3" draw:text-style-name="P9" draw:layer="layout" svg:width="0.425cm" svg:height="0.528cm" svg:x="5.588cm" svg:y="12.852cm" svg:viewBox="0 0 426 529" svg:d="M426 329h-19c-9 79-20 176-157 176h-63c-36 0-37-5-37-30v-413c0-27 0-37 74-37h24v-25c-28 2-98 2-130 2-30 0-92 0-118-2v25h19c60 0 60 8 60 35v410c0 28 0 35-60 35h-19v24h405z">
            <text:p/>
          </draw:path>
          <draw:path draw:style-name="gr3" draw:text-style-name="P9" draw:layer="layout" svg:width="0.3cm" svg:height="0.356cm" svg:x="6.068cm" svg:y="13.0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44cm" svg:height="0.485cm" svg:x="6.405cm" svg:y="12.905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53cm" svg:height="0.555cm" svg:x="6.977cm" svg:y="12.827cm" svg:viewBox="0 0 531 556" svg:d="M111 466c-30 51-60 63-95 65-9 0-16 0-16 16 0 4 4 9 11 9 21 0 44-4 66-4 25 0 53 4 78 4 3 0 14 0 14-16 0-9-7-9-12-9-18-2-37-9-37-28 0-9 5-17 10-28l60-99h195c2 16 13 122 13 129 0 24-41 26-57 26-10 0-19 0-19 16 0 9 11 9 12 9 32 0 65-4 97-4 20 0 67 4 86 4 6 0 14 0 14-16 0-9-7-9-17-9-48 0-48-5-49-28l-48-484c-2-15-2-19-16-19-12 0-14 5-19 12zM204 352l153-255 25 255z">
            <text:p/>
          </draw:path>
          <draw:path draw:style-name="gr3" draw:text-style-name="P9" draw:layer="layout" svg:width="0.18cm" svg:height="0.773cm" svg:x="7.605cm" svg:y="12.8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1cm" svg:height="0.546cm" svg:x="7.872cm" svg:y="12.845cm" svg:viewBox="0 0 382 547" svg:d="M180 9c0-2 0-9-9-9-18 0-76 7-95 7-7 2-16 2-16 16 0 10 7 10 19 10 37 0 39 6 39 13l-2 16-112 446c-4 11-4 13-4 16 0 20 16 23 23 23 12 0 25-10 28-21l16-58 16-70c5-18 10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3" draw:text-style-name="P9" draw:layer="layout" svg:width="0.091cm" svg:height="0.231cm" svg:x="8.34cm" svg:y="13.29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9" draw:layer="layout" svg:width="0.351cm" svg:height="0.546cm" svg:x="8.661cm" svg:y="12.845cm" svg:viewBox="0 0 352 547" svg:d="M180 9c0-2 0-9-9-9-18 0-76 7-95 7-7 2-16 2-16 16 0 10 7 10 19 10 37 0 39 6 39 13l-2 16-112 446c-4 11-4 13-4 16 0 20 16 23 23 23 10 0 21-7 26-18 4-7 39-149 44-168 27 1 90 14 90 65 0 5 0 8-3 17 0 9-2 18-2 27 0 45 30 77 70 77 25 0 44-12 62-42 19-34 28-76 28-78 0-8-7-8-9-8-9 0-9 3-10 14-16 58-34 96-69 96-14 0-25-8-25-36 0-13 4-30 7-43 2-14 2-17 2-24 0-51-47-72-114-81 24-14 49-39 67-58 37-41 72-74 110-74 6 0 6 0 7 0 9 2 11 2 16 7 2 0 2 2 4 2-37 3-44 33-44 42 0 12 9 28 30 28 19 0 42-18 42-47 0-23-18-50-53-50-21 0-58 7-112 69-27 30-59 60-87 72z">
            <text:p/>
          </draw:path>
          <draw:path draw:style-name="gr3" draw:text-style-name="P9" draw:layer="layout" svg:width="0.18cm" svg:height="0.773cm" svg:x="9.088cm" svg:y="12.8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83cm" svg:height="0.546cm" svg:x="9.368cm" svg:y="12.845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9" draw:layer="layout" svg:width="0.3cm" svg:height="0.356cm" svg:x="9.819cm" svg:y="13.0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42cm" svg:height="0.485cm" svg:x="10.414cm" svg:y="12.90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7cm" svg:x="10.723cm" svg:y="12.84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11.149cm" svg:y="13.0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79cm" svg:height="0.342cm" svg:x="11.744cm" svg:y="13.047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9" draw:layer="layout" svg:width="0.3cm" svg:height="0.356cm" svg:x="12.138cm" svg:y="13.0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2.482cm" svg:y="13.03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242cm" svg:height="0.485cm" svg:x="12.777cm" svg:y="12.90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cm" svg:height="0.356cm" svg:x="13.085cm" svg:y="13.0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33cm" svg:x="13.416cm" svg:y="13.047cm" svg:viewBox="0 0 391 334" svg:d="M213 153c25-30 53-69 72-88 25-28 56-40 92-40v-25c-20 2-43 2-64 2-23 0-63-2-74-2v25c16 1 23 10 23 22 0 13-9 23-12 29l-48 59-61-77c-7-9-7-11-7-14 0-12 12-19 28-19v-25c-21 0-72 2-85 2-15 0-52 0-73-2v25c54 0 56 0 91 47l77 100-73 92c-37 46-83 47-99 47v23c19-2 44-2 65-2s55 2 74 2v-23c-18-3-23-12-23-24 0-18 23-42 69-99l60 78c7 8 15 21 15 26 0 7-7 18-28 19v23c25 0 67-2 85-2 21 0 51 0 74 2v-23c-41 0-55-1-72-24z">
            <text:p/>
          </draw:path>
          <draw:path draw:style-name="gr3" draw:text-style-name="P9" draw:layer="layout" svg:width="0.344cm" svg:height="0.356cm" svg:x="14.095cm" svg:y="13.03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1cm" svg:height="0.546cm" svg:x="14.484cm" svg:y="12.836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9" draw:layer="layout" svg:width="0.244cm" svg:height="0.485cm" svg:x="14.968cm" svg:y="12.905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39cm" svg:height="0.537cm" svg:x="15.278cm" svg:y="12.84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15.706cm" svg:y="13.0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6.306cm" svg:y="13.038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9" draw:layer="layout" svg:width="0.349cm" svg:height="0.356cm" svg:x="16.747cm" svg:y="13.03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61cm" svg:height="0.342cm" svg:x="17.122cm" svg:y="13.03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9cm" svg:height="0.356cm" svg:x="17.436cm" svg:y="13.035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9" draw:layer="layout" svg:width="0.383cm" svg:height="0.546cm" svg:x="17.812cm" svg:y="12.845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9" draw:layer="layout" svg:width="0.173cm" svg:height="0.537cm" svg:x="18.245cm" svg:y="12.845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9cm" svg:height="0.356cm" svg:x="18.467cm" svg:y="13.03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53cm" svg:height="0.342cm" svg:x="19.093cm" svg:y="13.047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9" draw:layer="layout" svg:width="0.39cm" svg:height="0.537cm" svg:x="19.662cm" svg:y="12.84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44cm" svg:height="0.356cm" svg:x="20.09cm" svg:y="13.03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20.478cm" svg:y="13.03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cm" svg:height="0.356cm" svg:x="20.779cm" svg:y="13.0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173cm" svg:height="0.537cm" svg:x="21.385cm" svg:y="12.845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cm" svg:height="0.356cm" svg:x="21.596cm" svg:y="13.0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21.943cm" svg:y="13.03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54cm" svg:height="0.511cm" svg:x="22.37cm" svg:y="13.03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9cm" svg:height="0.537cm" svg:x="22.759cm" svg:y="12.84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244cm" svg:height="0.485cm" svg:x="23.157cm" svg:y="12.905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39cm" svg:height="0.537cm" svg:x="23.469cm" svg:y="12.84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44cm" svg:height="0.356cm" svg:x="24.151cm" svg:y="13.035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1cm" svg:height="0.546cm" svg:x="24.542cm" svg:y="12.836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9" draw:layer="layout" svg:width="0.173cm" svg:height="0.537cm" svg:x="25.037cm" svg:y="12.845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9cm" svg:height="0.356cm" svg:x="25.258cm" svg:y="13.035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9" draw:layer="layout" svg:width="0.242cm" svg:height="0.485cm" svg:x="25.628cm" svg:y="12.90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351cm" svg:x="25.938cm" svg:y="13.038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9" draw:layer="layout" svg:width="0.254cm" svg:height="0.356cm" svg:x="26.369cm" svg:y="13.03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</draw:g>
        <draw:g>
          <svg:title>TexMaths</svg:title>
          <svg:desc>22§display§\text {rectum is } 4a, \text { also given that axis of the parabola is parallel to X axis.}§svg§600§FALSE§</svg:desc>
          <draw:polygon draw:style-name="gr2" draw:text-style-name="P8" draw:layer="layout" svg:width="23.725cm" svg:height="0.628cm" svg:x="2.908cm" svg:y="14.041cm" svg:viewBox="0 0 23726 629" draw:points="11864,629 0,629 0,0 23726,0 23726,629">
            <text:p/>
          </draw:polygon>
          <draw:path draw:style-name="gr3" draw:text-style-name="P9" draw:layer="layout" svg:width="0.261cm" svg:height="0.342cm" svg:x="2.89cm" svg:y="14.206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3.193cm" svg:y="14.20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95cm" svg:height="0.357cm" svg:x="3.541cm" svg:y="14.201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9" draw:layer="layout" svg:width="0.244cm" svg:height="0.485cm" svg:x="3.874cm" svg:y="14.072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39cm" svg:height="0.351cm" svg:x="4.184cm" svg:y="14.206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9" draw:layer="layout" svg:width="0.604cm" svg:height="0.342cm" svg:x="4.615cm" svg:y="14.206cm" svg:viewBox="0 0 605 343" svg:d="M60 76v209c0 34-7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9" draw:layer="layout" svg:width="0.166cm" svg:height="0.519cm" svg:x="5.518cm" svg:y="14.03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254cm" svg:height="0.357cm" svg:x="5.732cm" svg:y="14.20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44cm" svg:height="0.524cm" svg:x="6.29cm" svg:y="14.02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9" draw:layer="layout" svg:width="0.355cm" svg:height="0.351cm" svg:x="6.686cm" svg:y="14.206cm" svg:viewBox="0 0 356 352" svg:d="M259 49c-14-28-37-49-72-49-90 0-187 114-187 227 0 74 42 125 104 125 16 0 54-3 100-58 7 32 34 58 71 58 28 0 45-17 58-42 12-28 23-76 23-78 0-7-8-7-9-7-7 0-9 2-11 15-14 49-28 95-60 95-21 0-23-20-23-36 0-17 2-22 11-58 9-31 9-40 16-68l28-110c5-22 5-22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9" draw:layer="layout" svg:width="0.091cm" svg:height="0.231cm" svg:x="7.13cm" svg:y="14.465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9" draw:layer="layout" svg:width="0.349cm" svg:height="0.357cm" svg:x="7.698cm" svg:y="14.201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9" draw:layer="layout" svg:width="0.173cm" svg:height="0.538cm" svg:x="8.078cm" svg:y="14.011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254cm" svg:height="0.357cm" svg:x="8.293cm" svg:y="14.20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44cm" svg:height="0.357cm" svg:x="8.594cm" svg:y="14.201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9" draw:layer="layout" svg:width="0.355cm" svg:height="0.512cm" svg:x="9.238cm" svg:y="14.197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166cm" svg:height="0.519cm" svg:x="9.629cm" svg:y="14.03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379cm" svg:height="0.342cm" svg:x="9.833cm" svg:y="14.213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9" draw:layer="layout" svg:width="0.3cm" svg:height="0.357cm" svg:x="10.225cm" svg:y="14.20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9cm" svg:height="0.342cm" svg:x="10.572cm" svg:y="14.20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242cm" svg:height="0.485cm" svg:x="11.25cm" svg:y="14.07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9cm" svg:height="0.538cm" svg:x="11.561cm" svg:y="14.011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9" draw:layer="layout" svg:width="0.349cm" svg:height="0.357cm" svg:x="11.998cm" svg:y="14.201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3-55 100-90 100-38 0-70-28-70-67 0-42 33-107 160-111z">
            <text:p/>
          </draw:path>
          <draw:path draw:style-name="gr3" draw:text-style-name="P9" draw:layer="layout" svg:width="0.242cm" svg:height="0.485cm" svg:x="12.367cm" svg:y="14.07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49cm" svg:height="0.357cm" svg:x="12.943cm" svg:y="14.201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9" draw:layer="layout" svg:width="0.39cm" svg:height="0.334cm" svg:x="13.305cm" svg:y="14.213cm" svg:viewBox="0 0 391 335" svg:d="M213 153c25-30 53-68 72-88 25-28 56-40 92-40v-25c-20 2-43 2-64 2-23 0-63-2-74-2v25c16 1 23 10 23 23 0 12-9 22-12 28l-48 60-61-78c-7-9-7-10-7-14 0-12 12-19 28-19v-25c-21 0-72 2-85 2-15 0-52 0-73-2v25c54 0 56 0 91 47l77 101-72 91c-38 46-84 48-100 48v23c21-2 44-2 65-2s55 2 74 2v-23c-18-4-23-13-23-25 0-18 23-42 71-99l58 78c7 9 15 21 15 26 0 7-7 18-28 20v23c25 0 67-2 85-2 21 0 51 0 74 2v-23c-41 0-55-2-72-25z">
            <text:p/>
          </draw:path>
          <draw:path draw:style-name="gr3" draw:text-style-name="P9" draw:layer="layout" svg:width="0.166cm" svg:height="0.519cm" svg:x="13.731cm" svg:y="14.03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254cm" svg:height="0.357cm" svg:x="13.946cm" svg:y="14.20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44cm" svg:height="0.357cm" svg:x="14.504cm" svg:y="14.201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9" draw:layer="layout" svg:width="0.251cm" svg:height="0.547cm" svg:x="14.895cm" svg:y="14.002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9" draw:layer="layout" svg:width="0.242cm" svg:height="0.485cm" svg:x="15.377cm" svg:y="14.07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9cm" svg:height="0.538cm" svg:x="15.688cm" svg:y="14.011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9" draw:layer="layout" svg:width="0.3cm" svg:height="0.357cm" svg:x="16.114cm" svg:y="14.20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83cm" svg:height="0.492cm" svg:x="16.716cm" svg:y="14.206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9" draw:layer="layout" svg:width="0.349cm" svg:height="0.357cm" svg:x="17.156cm" svg:y="14.201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9" draw:layer="layout" svg:width="0.261cm" svg:height="0.342cm" svg:x="17.533cm" svg:y="14.206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7cm" svg:x="17.846cm" svg:y="14.201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9" draw:layer="layout" svg:width="0.383cm" svg:height="0.547cm" svg:x="18.223cm" svg:y="14.011cm" svg:viewBox="0 0 384 548" svg:d="M113 247v-247l-113 9v24c55 0 60 6 60 43v463h19c2-2 7-12 28-48 13 18 44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9" draw:layer="layout" svg:width="0.344cm" svg:height="0.357cm" svg:x="18.673cm" svg:y="14.201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9" draw:layer="layout" svg:width="0.173cm" svg:height="0.538cm" svg:x="19.064cm" svg:y="14.011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9cm" svg:height="0.357cm" svg:x="19.286cm" svg:y="14.201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9" draw:layer="layout" svg:width="0.166cm" svg:height="0.519cm" svg:x="19.923cm" svg:y="14.03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254cm" svg:height="0.357cm" svg:x="20.138cm" svg:y="14.20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83cm" svg:height="0.492cm" svg:x="20.695cm" svg:y="14.206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9" draw:layer="layout" svg:width="0.349cm" svg:height="0.357cm" svg:x="21.137cm" svg:y="14.201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9" draw:layer="layout" svg:width="0.261cm" svg:height="0.342cm" svg:x="21.512cm" svg:y="14.206cm" svg:viewBox="0 0 262 343" svg:d="M107 86v-86l-107 9v24c55 0 62 6 62 43v209c0 34-9 34-62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7cm" svg:x="21.825cm" svg:y="14.201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9" draw:layer="layout" svg:width="0.173cm" svg:height="0.538cm" svg:x="22.205cm" svg:y="14.011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173cm" svg:height="0.538cm" svg:x="22.42cm" svg:y="14.011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cm" svg:height="0.357cm" svg:x="22.631cm" svg:y="14.20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173cm" svg:height="0.538cm" svg:x="22.978cm" svg:y="14.011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242cm" svg:height="0.485cm" svg:x="23.441cm" svg:y="14.07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44cm" svg:height="0.357cm" svg:x="23.747cm" svg:y="14.201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9" draw:layer="layout" svg:width="0.543cm" svg:height="0.529cm" svg:x="24.39cm" svg:y="14.02cm" svg:viewBox="0 0 544 530" svg:d="M294 231l106-157c17-25 44-49 112-49v-25c-30 0-67 2-86 2-32 0-69 0-99-2v25c30 0 48 17 48 35 0 7-2 9-7 17l-88 133-100-150c-2-4-6-9-6-12 0-9 16-23 50-23v-25c-27 2-83 2-113 2-25 0-72 0-100-2v25h14c42 0 58 5 72 26l142 217-126 186c-11 16-34 51-113 51v25c28 0 60-2 86-2 28 0 71 0 99 2v-25c-35 0-48-21-48-35 0-7 2-10 7-17l111-164 122 185c1 3 3 7 3 9 0 8-16 22-49 22v25c26-2 83-2 113-2 33 0 68 0 100 2v-25h-14c-41 0-57-3-72-26z">
            <text:p/>
          </draw:path>
          <draw:path draw:style-name="gr3" draw:text-style-name="P9" draw:layer="layout" svg:width="0.349cm" svg:height="0.357cm" svg:x="25.241cm" svg:y="14.201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9" draw:layer="layout" svg:width="0.39cm" svg:height="0.334cm" svg:x="25.604cm" svg:y="14.213cm" svg:viewBox="0 0 391 335" svg:d="M213 153c25-30 53-68 72-88 25-28 56-40 92-40v-25c-20 2-43 2-64 2-23 0-63-2-74-2v25c16 1 23 10 23 23 0 12-9 22-12 28l-48 60-61-78c-7-9-7-10-7-14 0-12 12-19 28-19v-25c-21 0-72 2-85 2-15 0-52 0-73-2v25c54 0 56 0 91 47l77 101-73 91c-37 46-83 48-99 48v23c19-2 44-2 65-2s55 2 74 2v-23c-18-4-23-13-23-25 0-18 23-42 69-99l60 78c7 9 15 21 15 26 0 7-7 18-28 20v23c25 0 67-2 85-2 21 0 51 0 74 2v-23c-41 0-55-2-72-25z">
            <text:p/>
          </draw:path>
          <draw:path draw:style-name="gr3" draw:text-style-name="P9" draw:layer="layout" svg:width="0.166cm" svg:height="0.519cm" svg:x="26.028cm" svg:y="14.03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254cm" svg:height="0.357cm" svg:x="26.243cm" svg:y="14.20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083cm" svg:height="0.084cm" svg:x="26.59cm" svg:y="14.465cm" svg:viewBox="0 0 84 85" svg:d="M84 42c0-23-19-42-42-42s-42 19-42 42 19 43 42 43 42-20 42-43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>
        <draw:frame presentation:style-name="pr10" draw:text-style-name="P7" draw:layer="layout" svg:width="26.6cm" svg:height="14.2cm" svg:x="0.8cm" svg:y="0.6cm" presentation:class="subtitle" presentation:user-transformed="true">
          <draw:text-box>
            <text:p text:style-name="P6"><text:span text:style-name="T8"><text:tab/></text:span></text:p>
          </draw:text-box>
        </draw:frame>
        <draw:g>
          <svg:title>TexMaths</svg:title>
          <svg:desc>22§display§\therefore \ \text { Equation of the parabola is given by}§svg§600§FALSE§</svg:desc>
          <draw:polygon draw:style-name="gr2" draw:text-style-name="P8" draw:layer="layout" svg:width="13.52cm" svg:height="0.628cm" svg:x="2.906cm" svg:y="0.841cm" svg:viewBox="0 0 13521 629" draw:points="6760,629 0,629 0,0 13521,0 13521,629">
            <text:p/>
          </draw:polygon>
          <draw:path draw:style-name="gr3" draw:text-style-name="P9" draw:layer="layout" svg:width="0.469cm" svg:height="0.418cm" svg:x="2.89cm" svg:y="0.989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9" draw:layer="layout" svg:width="0.479cm" svg:height="0.527cm" svg:x="4.138cm" svg:y="0.821cm" svg:viewBox="0 0 480 528" svg:d="M79 467c0 28 0 37-60 37h-19v24h447l33-200h-19c-19 119-37 176-171 176h-103c-36 0-37-6-37-32v-206h68c76 0 85 25 85 90h19v-205h-19c0 66-9 90-85 90h-68v-186c0-25 1-30 37-30h100c120 0 141 42 153 149h19l-23-174h-436v25h19c60 0 60 8 60 35z">
            <text:p/>
          </draw:path>
          <draw:path draw:style-name="gr3" draw:text-style-name="P9" draw:layer="layout" svg:width="0.383cm" svg:height="0.492cm" svg:x="4.666cm" svg:y="1.006cm" svg:viewBox="0 0 384 493" svg:d="M269 296v139c0 35-9 35-61 35v23c26 0 67-2 88-2s60 2 88 2v-23c-53 0-62 0-62-35v-435h-18l-28 70c-10-21-42-70-104-70-91 0-172 76-172 176 0 97 76 176 165 176 55 0 87-33 104-56zM271 129v109c0 24-14 46-32 65-8 10-33 32-70 32-56 0-104-69-104-159 0-91 55-157 111-157 63 0 95 67 95 110z">
            <text:p/>
          </draw:path>
          <draw:path draw:style-name="gr3" draw:text-style-name="P9" draw:layer="layout" svg:width="0.39cm" svg:height="0.351cm" svg:x="5.072cm" svg:y="1.006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9" draw:layer="layout" svg:width="0.349cm" svg:height="0.357cm" svg:x="5.509cm" svg:y="1.001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9" draw:layer="layout" svg:width="0.242cm" svg:height="0.485cm" svg:x="5.878cm" svg:y="0.87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166cm" svg:height="0.519cm" svg:x="6.19cm" svg:y="0.83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344cm" svg:height="0.357cm" svg:x="6.401cm" svg:y="1.001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9" draw:layer="layout" svg:width="0.39cm" svg:height="0.342cm" svg:x="6.79cm" svg:y="1.00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44cm" svg:height="0.357cm" svg:x="7.475cm" svg:y="1.001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9" draw:layer="layout" svg:width="0.251cm" svg:height="0.547cm" svg:x="7.865cm" svg:y="0.802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9" draw:layer="layout" svg:width="0.242cm" svg:height="0.485cm" svg:x="8.348cm" svg:y="0.87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9cm" svg:height="0.538cm" svg:x="8.659cm" svg:y="0.811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9" draw:layer="layout" svg:width="0.3cm" svg:height="0.357cm" svg:x="9.085cm" svg:y="1.00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83cm" svg:height="0.492cm" svg:x="9.687cm" svg:y="1.006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9" draw:layer="layout" svg:width="0.349cm" svg:height="0.357cm" svg:x="10.127cm" svg:y="1.001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9" draw:layer="layout" svg:width="0.261cm" svg:height="0.342cm" svg:x="10.502cm" svg:y="1.006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7cm" svg:x="10.817cm" svg:y="1.001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9" draw:layer="layout" svg:width="0.383cm" svg:height="0.547cm" svg:x="11.192cm" svg:y="0.811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9" draw:layer="layout" svg:width="0.344cm" svg:height="0.357cm" svg:x="11.642cm" svg:y="1.001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9" draw:layer="layout" svg:width="0.173cm" svg:height="0.538cm" svg:x="12.033cm" svg:y="0.811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9cm" svg:height="0.357cm" svg:x="12.255cm" svg:y="1.001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9" draw:layer="layout" svg:width="0.166cm" svg:height="0.519cm" svg:x="12.892cm" svg:y="0.83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254cm" svg:height="0.357cm" svg:x="13.106cm" svg:y="1.00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55cm" svg:height="0.512cm" svg:x="13.666cm" svg:y="0.997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166cm" svg:height="0.519cm" svg:x="14.057cm" svg:y="0.83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379cm" svg:height="0.342cm" svg:x="14.261cm" svg:y="1.013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9" draw:layer="layout" svg:width="0.3cm" svg:height="0.357cm" svg:x="14.653cm" svg:y="1.00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9cm" svg:height="0.342cm" svg:x="15cm" svg:y="1.00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83cm" svg:height="0.547cm" svg:x="15.685cm" svg:y="0.811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9" draw:layer="layout" svg:width="0.379cm" svg:height="0.492cm" svg:x="16.086cm" svg:y="1.013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79-44 99-88z">
            <text:p/>
          </draw:path>
        </draw:g>
        <draw:g>
          <svg:title>TexMaths</svg:title>
          <svg:desc>22§display§( y  - k )^2 = 4a( x - h )§svg§600§FALSE§</svg:desc>
          <draw:polygon draw:style-name="gr2" draw:text-style-name="P8" draw:layer="layout" svg:width="6.833cm" svg:height="0.795cm" svg:x="4.091cm" svg:y="1.942cm" svg:viewBox="0 0 6834 796" draw:points="3416,796 0,796 0,0 6834,0 6834,796">
            <text:p/>
          </draw:polygon>
          <draw:path draw:style-name="gr3" draw:text-style-name="P9" draw:layer="layout" svg:width="0.18cm" svg:height="0.773cm" svg:x="4.128cm" svg:y="2.00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58cm" svg:height="0.501cm" svg:x="4.376cm" svg:y="2.239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9" draw:layer="layout" svg:width="0.472cm" svg:height="0.032cm" svg:x="4.996cm" svg:y="2.373cm" svg:viewBox="0 0 473 33" svg:d="M447 33c12 0 26 0 26-17 0-16-14-16-26-16h-421c-12 0-26 0-26 16 0 17 14 17 26 17z">
            <text:p/>
          </draw:path>
          <draw:path draw:style-name="gr3" draw:text-style-name="P9" draw:layer="layout" svg:width="0.351cm" svg:height="0.546cm" svg:x="5.747cm" svg:y="2.046cm" svg:viewBox="0 0 352 547" svg:d="M180 9c0-2 0-9-9-9-18 0-76 7-95 7-7 2-16 2-16 16 0 10 7 10 19 10 37 0 39 6 39 13l-2 16-112 447c-4 10-4 12-4 16 0 19 16 22 23 22 10 0 21-7 26-17 4-7 39-150 44-169 27 2 90 14 90 65 0 5 0 9-3 18 0 8-2 17-2 26 0 46 30 77 70 77 25 0 44-12 62-42 19-33 28-76 28-77 0-9-7-9-9-9-9 0-9 3-10 14-16 58-34 97-69 97-14 0-25-9-25-37 0-12 4-30 7-42 2-15 2-18 2-25 0-51-47-72-114-81 24-14 49-39 67-58 37-41 72-74 110-74 6 0 6 0 7 0 9 2 11 2 16 7 2 0 2 2 4 2-37 3-44 33-44 42 0 12 9 28 30 28 19 0 42-17 42-47 0-23-18-50-53-50-21 0-58 7-112 69-29 30-59 60-87 72z">
            <text:p/>
          </draw:path>
          <draw:path draw:style-name="gr3" draw:text-style-name="P9" draw:layer="layout" svg:width="0.18cm" svg:height="0.773cm" svg:x="6.177cm" svg:y="2.00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24cm" svg:height="0.36cm" svg:x="6.467cm" svg:y="1.9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7.037cm" svg:y="2.2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4cm" svg:x="7.831cm" svg:y="2.058cm" svg:viewBox="0 0 345 525" svg:d="M208 398v67c0 28-2 37-60 37h-16v23c32-2 72-2 104-2 33 0 74 0 105 2v-23h-15c-58 0-60-9-60-37v-67h79v-25h-79v-354c0-14 0-19-13-19-7 0-8 0-14 9l-239 364v25zM211 373h-190l190-289z">
            <text:p/>
          </draw:path>
          <draw:path draw:style-name="gr3" draw:text-style-name="P9" draw:layer="layout" svg:width="0.355cm" svg:height="0.351cm" svg:x="8.227cm" svg:y="2.239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18cm" svg:height="0.773cm" svg:x="8.683cm" svg:y="2.00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8.929cm" svg:y="2.2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472cm" svg:height="0.032cm" svg:x="9.584cm" svg:y="2.373cm" svg:viewBox="0 0 473 33" svg:d="M447 33c12 0 26 0 26-17 0-16-14-16-26-16h-421c-12 0-26 0-26 16 0 17 14 17 26 17z">
            <text:p/>
          </draw:path>
          <draw:path draw:style-name="gr3" draw:text-style-name="P9" draw:layer="layout" svg:width="0.381cm" svg:height="0.546cm" svg:x="10.336cm" svg:y="2.046cm" svg:viewBox="0 0 382 547" svg:d="M180 9c0-2 0-9-9-9-20 0-76 7-95 7-7 2-16 2-16 16 0 10 7 10 19 10 37 0 39 6 39 13l-2 16-112 447c-4 10-4 12-4 16 0 19 16 22 23 22 12 0 25-10 28-21l16-58 16-70c5-18 9-34 14-51 2-6 7-32 9-35 1-8 26-52 52-73 16-12 41-26 74-26 34 0 43 26 43 55 0 40-30 124-50 172-5 18-9 28-9 44 0 35 27 63 64 63 72 0 102-114 102-119 0-9-7-9-11-9-7 0-7 3-10 14-13 42-37 97-79 97-14 0-20-7-20-27 0-19 7-37 14-54 13-34 48-125 48-171 0-49-32-83-90-83-49 0-86 25-114 60z">
            <text:p/>
          </draw:path>
          <draw:path draw:style-name="gr3" draw:text-style-name="P9" draw:layer="layout" svg:width="0.18cm" svg:height="0.773cm" svg:x="10.783cm" svg:y="2.00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</draw:g>
        <draw:g>
          <svg:title>TexMaths</svg:title>
          <svg:desc>22§display§.\ .\ . \ \text {(1)} §svg§600§FALSE§</svg:desc>
          <draw:polygon draw:style-name="gr2" draw:text-style-name="P8" draw:layer="layout" svg:width="2.252cm" svg:height="0.696cm" svg:x="12.087cm" svg:y="8.939cm" svg:viewBox="0 0 2253 697" draw:points="1127,697 0,697 0,0 2253,0 2253,697">
            <text:p/>
          </draw:polygon>
          <draw:path draw:style-name="gr3" draw:text-style-name="P9" draw:layer="layout" svg:width="0.083cm" svg:height="0.083cm" svg:x="12.115cm" svg:y="9.398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2.587cm" svg:y="9.398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3.06cm" svg:y="9.398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3.543cm" svg:y="8.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256cm" svg:height="0.516cm" svg:x="13.835cm" svg:y="8.96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4.198cm" svg:y="8.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>
          <svg:title>TexMaths</svg:title>
          <svg:desc>22§display§\text {where } h  \text { and } k \text { are arbitrary constants.}§svg§600§FALSE§</svg:desc>
          <draw:polygon draw:style-name="gr2" draw:text-style-name="P8" draw:layer="layout" svg:width="12.947cm" svg:height="0.619cm" svg:x="11.413cm" svg:y="2.04cm" svg:viewBox="0 0 12948 620" draw:points="6475,620 0,620 0,0 12948,0 12948,620">
            <text:p/>
          </draw:polygon>
          <draw:path draw:style-name="gr3" draw:text-style-name="P9" draw:layer="layout" svg:width="0.531cm" svg:height="0.342cm" svg:x="11.388cm" svg:y="2.205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9" draw:layer="layout" svg:width="0.39cm" svg:height="0.538cm" svg:x="11.956cm" svg:y="2.00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12.384cm" svg:y="2.19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2.727cm" svg:y="2.19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3.03cm" svg:y="2.19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1cm" svg:height="0.546cm" svg:x="13.653cm" svg:y="2.001cm" svg:viewBox="0 0 382 547" svg:d="M180 9c0-2 0-9-9-9-18 0-76 7-95 7-7 2-16 2-16 16 0 10 7 10 19 10 37 0 39 6 39 13l-2 16-112 447c-4 10-4 12-4 16 0 19 16 22 23 22 12 0 25-10 28-21l16-58 16-70c5-18 9-34 14-51 2-6 7-32 9-35 1-8 26-52 52-73 16-12 41-26 74-26 34 0 43 26 43 55 0 40-30 125-50 172-5 18-9 28-9 44 0 35 27 63 64 63 72 0 102-114 102-119 0-9-7-9-11-9-7 0-7 3-10 14-13 42-37 97-79 97-14 0-20-7-20-27 0-19 7-37 14-54 13-34 48-125 48-171 0-49-32-83-90-83-49 0-86 25-114 60z">
            <text:p/>
          </draw:path>
          <draw:path draw:style-name="gr3" draw:text-style-name="P9" draw:layer="layout" svg:width="0.349cm" svg:height="0.356cm" svg:x="14.345cm" svg:y="2.191cm" svg:viewBox="0 0 350 357" svg:d="M225 289c4 31 25 63 62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39cm" svg:height="0.342cm" svg:x="14.725cm" svg:y="2.19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83cm" svg:height="0.546cm" svg:x="15.156cm" svg:y="2.001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351cm" svg:height="0.546cm" svg:x="15.858cm" svg:y="2.001cm" svg:viewBox="0 0 352 547" svg:d="M180 9c0-2 0-9-9-9-18 0-76 7-95 7-7 2-16 2-16 16 0 10 7 10 19 10 37 0 39 6 39 13l-2 16-112 447c-4 10-4 12-4 16 0 19 16 22 23 22 10 0 21-7 26-17 4-7 39-150 44-169 27 2 90 14 90 65 0 5 0 9-3 18 0 8-2 17-2 26 0 46 30 77 70 77 25 0 44-12 62-42 19-33 28-76 28-77 0-9-7-9-9-9-9 0-9 3-10 14-16 58-34 97-69 97-14 0-25-9-25-37 0-12 4-30 7-42 2-14 2-18 2-25 0-51-47-72-114-81 24-14 49-39 67-58 37-41 72-74 110-74 6 0 6 0 7 0 9 2 11 2 16 7 2 0 2 2 4 2-37 3-44 33-44 42 0 12 9 28 30 28 19 0 42-17 42-47 0-23-18-50-53-50-21 0-58 7-112 69-29 30-59 60-87 72z">
            <text:p/>
          </draw:path>
          <draw:path draw:style-name="gr3" draw:text-style-name="P9" draw:layer="layout" svg:width="0.349cm" svg:height="0.356cm" svg:x="16.534cm" svg:y="2.191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261cm" svg:height="0.342cm" svg:x="16.909cm" svg:y="2.19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7.212cm" svg:y="2.19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49cm" svg:height="0.356cm" svg:x="17.824cm" svg:y="2.191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9" draw:layer="layout" svg:width="0.261cm" svg:height="0.342cm" svg:x="18.201cm" svg:y="2.19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83cm" svg:height="0.546cm" svg:x="18.503cm" svg:y="2.001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9" draw:layer="layout" svg:width="0.166cm" svg:height="0.518cm" svg:x="18.936cm" svg:y="2.0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42cm" svg:height="0.485cm" svg:x="19.141cm" svg:y="2.063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261cm" svg:height="0.342cm" svg:x="19.449cm" svg:y="2.19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6cm" svg:x="19.762cm" svg:y="2.191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9" draw:layer="layout" svg:width="0.261cm" svg:height="0.342cm" svg:x="20.137cm" svg:y="2.19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79cm" svg:height="0.492cm" svg:x="20.432cm" svg:y="2.205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79-44 99-88z">
            <text:p/>
          </draw:path>
          <draw:path draw:style-name="gr3" draw:text-style-name="P9" draw:layer="layout" svg:width="0.295cm" svg:height="0.356cm" svg:x="21.11cm" svg:y="2.191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21.45cm" svg:y="2.19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21.839cm" svg:y="2.19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254cm" svg:height="0.356cm" svg:x="22.27cm" svg:y="2.19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22.564cm" svg:y="2.063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49cm" svg:height="0.356cm" svg:x="22.882cm" svg:y="2.19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39cm" svg:height="0.342cm" svg:x="23.261cm" svg:y="2.19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242cm" svg:height="0.485cm" svg:x="23.658cm" svg:y="2.063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254cm" svg:height="0.356cm" svg:x="23.97cm" svg:y="2.19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083cm" svg:height="0.083cm" svg:x="24.317cm" svg:y="2.455cm" svg:viewBox="0 0 84 84" svg:d="M84 42c0-23-19-42-42-42s-42 19-42 42 19 42 42 42 42-19 42-42z">
            <text:p/>
          </draw:path>
        </draw:g>
        <draw:g>
          <svg:title>TexMaths</svg:title>
          <svg:desc>22§display§\text {Diff. }w.\ r.\ t. \ x §svg§600§FALSE§</svg:desc>
          <draw:polygon draw:style-name="gr2" draw:text-style-name="P8" draw:layer="layout" svg:width="4.744cm" svg:height="0.477cm" svg:x="4.202cm" svg:y="3.247cm" svg:viewBox="0 0 4745 478" draw:points="2372,478 0,478 0,0 4745,0 4745,478">
            <text:p/>
          </draw:polygon>
          <draw:path draw:style-name="gr3" draw:text-style-name="P9" draw:layer="layout" svg:width="0.52cm" svg:height="0.53cm" svg:x="4.19cm" svg:y="3.226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78cm" svg:y="3.23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989cm" svg:y="3.208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487cm" svg:y="3.672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6.001cm" svg:y="3.412cm" svg:viewBox="0 0 514 353" svg:d="M336 79c4-16 11-46 11-49 0-14-11-21-21-21-11 0-25 5-30 21-2 5-39 155-44 174-6 23-7 37-7 52 0 8 0 10 1 14-17 42-42 65-72 65-61 0-61-56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619cm" svg:y="3.672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7.048cm" svg:y="3.412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42cm" svg:y="3.672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844cm" svg:y="3.27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8.171cm" svg:y="3.672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599cm" svg:y="3.412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2( y  - k )\frac{d}{dx}( y  - k ) = 4a( 1 - 0 )§svg§600§FALSE§</svg:desc>
          <draw:polygon draw:style-name="gr2" draw:text-style-name="P8" draw:layer="layout" svg:width="10.168cm" svg:height="1.522cm" svg:x="4.091cm" svg:y="4.343cm" svg:viewBox="0 0 10169 1523" draw:points="5085,1523 0,1523 0,0 10169,0 10169,1523">
            <text:p/>
          </draw:polygon>
          <draw:path draw:style-name="gr3" draw:text-style-name="P9" draw:layer="layout" svg:width="0.309cm" svg:height="0.517cm" svg:x="4.091cm" svg:y="4.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18cm" svg:height="0.774cm" svg:x="4.515cm" svg:y="4.785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58cm" svg:height="0.501cm" svg:x="4.762cm" svg:y="5.02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472cm" svg:height="0.032cm" svg:x="5.383cm" svg:y="5.154cm" svg:viewBox="0 0 473 33" svg:d="M447 33c12 0 26 0 26-17 0-16-14-16-26-16h-421c-12 0-26 0-26 16 0 17 14 17 26 17z">
            <text:p/>
          </draw:path>
          <draw:path draw:style-name="gr3" draw:text-style-name="P9" draw:layer="layout" svg:width="0.351cm" svg:height="0.546cm" svg:x="6.134cm" svg:y="4.827cm" svg:viewBox="0 0 352 547" svg:d="M180 9c0-2 0-9-9-9-18 0-76 7-95 7-7 2-16 2-16 16 0 10 7 10 19 10 37 0 39 6 39 13l-2 16-112 447c-4 10-4 12-4 16 0 19 16 22 23 22 10 0 21-7 26-17 4-5 39-150 44-169 27 2 90 14 90 65 0 5 0 9-3 18 0 8-2 17-2 26 0 46 30 77 70 77 25 0 44-12 62-42 19-33 28-75 28-77 0-9-7-9-9-9-9 0-9 4-10 14-16 58-34 97-69 97-14 0-25-9-25-37 0-12 4-30 7-42 2-14 2-18 2-25 0-51-47-72-114-81 24-14 49-39 67-58 37-41 72-74 110-74 6 0 6 0 7 0 9 2 11 2 16 7 2 0 2 2 4 2-37 3-44 33-44 42 0 12 9 28 30 28 19 0 42-17 42-47 0-23-18-50-53-50-21 0-58 7-112 69-27 30-59 60-87 72z">
            <text:p/>
          </draw:path>
          <draw:path draw:style-name="gr3" draw:text-style-name="P9" draw:layer="layout" svg:width="0.18cm" svg:height="0.774cm" svg:x="6.562cm" svg:y="4.78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69cm" svg:height="0.546cm" svg:x="7.164cm" svg:y="4.304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olygon draw:style-name="gr3" draw:text-style-name="P9" draw:layer="layout" svg:width="0.846cm" svg:height="0.032cm" svg:x="6.912cm" svg:y="5.154cm" svg:viewBox="0 0 847 33" draw:points="422,33 0,33 0,0 847,0 847,33">
            <text:p/>
          </draw:polygon>
          <draw:path draw:style-name="gr3" draw:text-style-name="P9" draw:layer="layout" svg:width="0.369cm" svg:height="0.546cm" svg:x="6.942cm" svg:y="5.359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7.336cm" svg:y="5.55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18cm" svg:height="0.774cm" svg:x="7.926cm" svg:y="4.785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56cm" svg:height="0.501cm" svg:x="8.172cm" svg:y="5.022cm" svg:viewBox="0 0 357 502" svg:d="M356 48c1-11 1-13 1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472cm" svg:height="0.032cm" svg:x="8.792cm" svg:y="5.154cm" svg:viewBox="0 0 473 33" svg:d="M447 33c12 0 26 0 26-17 0-16-14-16-26-16h-421c-12 0-26 0-26 16 0 17 14 17 26 17z">
            <text:p/>
          </draw:path>
          <draw:path draw:style-name="gr3" draw:text-style-name="P9" draw:layer="layout" svg:width="0.351cm" svg:height="0.546cm" svg:x="9.543cm" svg:y="4.827cm" svg:viewBox="0 0 352 547" svg:d="M180 9c0-2 0-9-9-9-18 0-76 7-95 7-7 2-16 2-16 16 0 10 7 10 19 10 37 0 39 6 39 13l-2 16-112 447c-4 10-4 12-4 16 0 19 16 22 23 22 10 0 21-7 26-17 4-5 39-150 44-169 27 2 90 14 90 65 0 5 0 9-3 18 0 8-2 17-2 26 0 46 30 77 70 77 25 0 44-12 62-42 19-33 28-75 28-77 0-9-7-9-9-9-9 0-9 4-10 14-16 58-34 97-69 97-14 0-25-9-25-37 0-12 4-30 7-42 2-14 2-18 2-25 0-51-47-72-114-81 24-14 49-39 67-58 37-41 72-74 110-74 6 0 6 0 7 0 9 2 11 2 16 7 2 0 2 2 4 2-37 3-44 33-44 42 0 12 9 28 30 28 19 0 42-17 42-47 0-23-18-50-53-50-21 0-58 7-112 69-27 30-59 60-87 72z">
            <text:p/>
          </draw:path>
          <draw:path draw:style-name="gr3" draw:text-style-name="P9" draw:layer="layout" svg:width="0.18cm" svg:height="0.774cm" svg:x="9.973cm" svg:y="4.78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515cm" svg:height="0.182cm" svg:x="10.487cm" svg:y="5.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4cm" svg:x="11.282cm" svg:y="4.841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9" draw:layer="layout" svg:width="0.355cm" svg:height="0.351cm" svg:x="11.678cm" svg:y="5.022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18cm" svg:height="0.774cm" svg:x="12.132cm" svg:y="4.785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256cm" svg:height="0.517cm" svg:x="12.425cm" svg:y="4.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12.979cm" svg:y="5.154cm" svg:viewBox="0 0 473 33" svg:d="M447 33c12 0 26 0 26-17 0-16-14-16-26-16h-421c-12 0-26 0-26 16 0 17 14 17 26 17z">
            <text:p/>
          </draw:path>
          <draw:path draw:style-name="gr3" draw:text-style-name="P9" draw:layer="layout" svg:width="0.326cm" svg:height="0.532cm" svg:x="13.718cm" svg:y="4.85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  <draw:path draw:style-name="gr3" draw:text-style-name="P9" draw:layer="layout" svg:width="0.18cm" svg:height="0.774cm" svg:x="14.118cm" svg:y="4.78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draw:g>
          <svg:title>TexMaths</svg:title>
          <svg:desc>22§display§2( y  - k )\frac{dy}{dx} = 4a§svg§600§FALSE§</svg:desc>
          <draw:polygon draw:style-name="gr2" draw:text-style-name="P8" draw:layer="layout" svg:width="5.522cm" svg:height="1.522cm" svg:x="4.091cm" svg:y="6.344cm" svg:viewBox="0 0 5523 1523" draw:points="2762,1523 0,1523 0,0 5523,0 5523,1523">
            <text:p/>
          </draw:polygon>
          <draw:path draw:style-name="gr3" draw:text-style-name="P9" draw:layer="layout" svg:width="0.309cm" svg:height="0.517cm" svg:x="4.091cm" svg:y="6.85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18cm" svg:height="0.774cm" svg:x="4.515cm" svg:y="6.78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58cm" svg:height="0.501cm" svg:x="4.762cm" svg:y="7.023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472cm" svg:height="0.032cm" svg:x="5.383cm" svg:y="7.155cm" svg:viewBox="0 0 473 33" svg:d="M447 33c12 0 26 0 26-17 0-16-14-16-26-16h-421c-12 0-26 0-26 16 0 17 14 17 26 17z">
            <text:p/>
          </draw:path>
          <draw:path draw:style-name="gr3" draw:text-style-name="P9" draw:layer="layout" svg:width="0.351cm" svg:height="0.546cm" svg:x="6.135cm" svg:y="6.828cm" svg:viewBox="0 0 352 547" svg:d="M180 9c0-2 0-9-9-9-18 0-76 7-95 7-7 2-16 2-16 16 0 10 7 10 19 10 37 0 39 6 39 13l-2 16-112 447c-4 10-4 12-4 16 0 19 16 22 23 22 10 0 21-7 26-17 4-5 39-150 44-169 27 2 90 14 90 65 0 5 0 9-3 18 0 8-2 17-2 26 0 46 30 77 70 77 25 0 44-12 62-42 19-33 28-75 28-77 0-9-7-9-9-9-9 0-9 4-10 14-16 58-34 97-69 97-14 0-25-9-25-37 0-12 4-30 7-42 2-14 2-18 2-25 0-51-47-72-114-81 24-14 49-39 67-58 37-41 72-74 110-74 6 0 6 0 8 0 8 2 10 2 15 7 2 0 2 2 4 2-37 3-44 33-44 42 0 12 9 28 30 28 19 0 42-17 42-47 0-23-18-50-53-50-21 0-58 7-112 69-27 30-59 60-87 72z">
            <text:p/>
          </draw:path>
          <draw:path draw:style-name="gr3" draw:text-style-name="P9" draw:layer="layout" svg:width="0.18cm" svg:height="0.774cm" svg:x="6.562cm" svg:y="6.78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69cm" svg:height="0.546cm" svg:x="6.96cm" svg:y="6.305cm" svg:viewBox="0 0 370 547" svg:d="M370 9c0-2 0-9-11-9-10 0-84 7-99 9-5 0-10 3-10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7.354cm" svg:y="6.5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6.912cm" svg:y="7.155cm" svg:viewBox="0 0 847 33" draw:points="422,33 0,33 0,0 847,0 847,33">
            <text:p/>
          </draw:polygon>
          <draw:path draw:style-name="gr3" draw:text-style-name="P9" draw:layer="layout" svg:width="0.369cm" svg:height="0.546cm" svg:x="6.942cm" svg:y="7.36cm" svg:viewBox="0 0 370 547" svg:d="M370 9c0-2 0-9-11-9-10 0-84 7-99 9-5 0-10 3-10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7.337cm" svg:y="7.5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8.108cm" svg:y="7.08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4cm" svg:x="8.901cm" svg:y="6.842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9" draw:layer="layout" svg:width="0.355cm" svg:height="0.351cm" svg:x="9.297cm" svg:y="7.023cm" svg:viewBox="0 0 356 352" svg:d="M259 49c-14-28-37-49-72-49-90 0-187 114-187 227 0 74 42 125 104 125 16 0 54-3 100-58 7 32 34 58 71 58 28 0 45-18 58-42 12-28 23-76 23-78 0-7-7-7-9-7-9 0-9 2-11 14-14 50-28 95-60 95-21 0-23-19-23-35 0-17 2-23 11-58 9-32 9-40 16-68l28-110c5-23 5-23 5-26 0-14-8-21-21-21-19 0-32 17-33 33zM208 252c-4 14-4 14-16 28-34 42-65 54-86 54-39 0-51-42-51-72 0-38 24-135 44-170 22-46 58-74 89-74 51 0 62 63 62 68 0 4-2 9-4 13z">
            <text:p/>
          </draw:path>
        </draw:g>
        <draw:g>
          <svg:title>TexMaths</svg:title>
          <svg:desc>22§display§( y  - k )\frac{dy}{dx} = 2a§svg§600§FALSE§</svg:desc>
          <draw:polygon draw:style-name="gr2" draw:text-style-name="P8" draw:layer="layout" svg:width="5.137cm" svg:height="1.522cm" svg:x="4.092cm" svg:y="8.345cm" svg:viewBox="0 0 5138 1523" draw:points="2568,1523 0,1523 0,0 5138,0 5138,1523">
            <text:p/>
          </draw:polygon>
          <draw:path draw:style-name="gr3" draw:text-style-name="P9" draw:layer="layout" svg:width="0.18cm" svg:height="0.774cm" svg:x="4.129cm" svg:y="8.787cm" svg:viewBox="0 0 181 775" svg:d="M181 768c0-2 0-4-14-18-97-97-121-243-121-363 0-133 30-269 125-366 10-9 10-10 10-14 0-5-3-7-8-7-8 0-78 53-124 151-40 85-49 171-49 236 0 62 9 155 51 243 48 95 114 145 122 145 5 0 8-2 8-7z">
            <text:p/>
          </draw:path>
          <draw:path draw:style-name="gr3" draw:text-style-name="P9" draw:layer="layout" svg:width="0.358cm" svg:height="0.501cm" svg:x="4.377cm" svg:y="9.024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473cm" svg:height="0.032cm" svg:x="4.997cm" svg:y="9.156cm" svg:viewBox="0 0 474 33" svg:d="M447 33c12 0 27 0 27-17 0-16-15-16-27-16h-421c-12 0-26 0-26 16 0 17 14 17 26 17z">
            <text:p/>
          </draw:path>
          <draw:path draw:style-name="gr3" draw:text-style-name="P9" draw:layer="layout" svg:width="0.351cm" svg:height="0.546cm" svg:x="5.748cm" svg:y="8.829cm" svg:viewBox="0 0 352 547" svg:d="M180 9c0-2 0-9-9-9-18 0-76 7-95 7-7 2-16 2-16 16 0 10 7 10 19 10 37 0 39 6 39 13l-2 16-112 447c-4 10-4 12-4 16 0 19 16 22 23 22 10 0 21-7 26-17 4-5 39-150 44-169 27 2 90 14 90 65 0 5 0 9-3 18 0 8-2 17-2 26 0 46 30 77 70 77 25 0 44-12 62-42 19-33 28-75 28-77 0-9-7-9-9-9-9 0-9 4-10 14-16 58-34 97-69 97-14 0-25-9-25-37 0-12 4-30 7-42 2-14 2-18 2-25 0-51-47-72-114-81 24-14 49-39 67-58 37-41 72-74 110-74 6 0 6 0 8 0 8 2 10 2 15 7 2 0 2 2 4 2-37 3-44 33-44 42 0 12 9 28 30 28 19 0 42-17 42-47 0-23-18-50-53-50-21 0-58 7-112 69-29 30-58 60-87 72z">
            <text:p/>
          </draw:path>
          <draw:path draw:style-name="gr3" draw:text-style-name="P9" draw:layer="layout" svg:width="0.18cm" svg:height="0.774cm" svg:x="6.178cm" svg:y="8.787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9" draw:layer="layout" svg:width="0.369cm" svg:height="0.546cm" svg:x="6.576cm" svg:y="8.306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6.968cm" svg:y="8.501cm" svg:viewBox="0 0 357 502" svg:d="M356 48c1-11 1-13 1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6.526cm" svg:y="9.156cm" svg:viewBox="0 0 847 33" draw:points="422,33 0,33 0,0 847,0 847,33">
            <text:p/>
          </draw:polygon>
          <draw:path draw:style-name="gr3" draw:text-style-name="P9" draw:layer="layout" svg:width="0.369cm" svg:height="0.546cm" svg:x="6.558cm" svg:y="9.361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6.951cm" svg:y="9.554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7.722cm" svg:y="9.0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8.533cm" svg:y="8.85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9" draw:layer="layout" svg:width="0.355cm" svg:height="0.351cm" svg:x="8.913cm" svg:y="9.024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1 17-33 33zM208 252c-4 14-4 14-14 28-36 42-67 54-88 54-39 0-51-42-51-72 0-38 24-135 44-170 22-46 58-74 89-74 51 0 62 63 62 68 0 4-2 9-4 13z">
            <text:p/>
          </draw:path>
        </draw:g>
        <draw:g>
          <svg:title>TexMaths</svg:title>
          <svg:desc>22§display§\text {Diff. }w.\ r.\ t. \ x §svg§600§FALSE§</svg:desc>
          <draw:polygon draw:style-name="gr2" draw:text-style-name="P8" draw:layer="layout" svg:width="4.744cm" svg:height="0.477cm" svg:x="4.202cm" svg:y="10.448cm" svg:viewBox="0 0 4745 478" draw:points="2372,478 0,478 0,0 4745,0 4745,478">
            <text:p/>
          </draw:polygon>
          <draw:path draw:style-name="gr3" draw:text-style-name="P9" draw:layer="layout" svg:width="0.52cm" svg:height="0.53cm" svg:x="4.19cm" svg:y="10.427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78cm" svg:y="10.43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989cm" svg:y="10.409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487cm" svg:y="10.873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6.001cm" svg:y="10.613cm" svg:viewBox="0 0 514 353" svg:d="M336 79c4-16 11-46 11-49 0-14-11-21-21-21-11 0-25 5-30 21-2 5-39 155-44 174-6 23-7 37-7 52 0 8 0 10 1 14-17 42-42 65-72 65-61 0-61-56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619cm" svg:y="10.873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7.048cm" svg:y="10.613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42cm" svg:y="10.873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844cm" svg:y="10.471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8.171cm" svg:y="10.873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599cm" svg:y="10.613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( y  - k )\frac{d^2y}{dx^2} + \frac{dy}{dx}\frac{d}{dx}( y - k ) = 0§svg§600§FALSE§</svg:desc>
          <draw:polygon draw:style-name="gr2" draw:text-style-name="P8" draw:layer="layout" svg:width="10.452cm" svg:height="1.625cm" svg:x="4.093cm" svg:y="11.446cm" svg:viewBox="0 0 10453 1626" draw:points="5228,1626 0,1626 0,0 10453,0 10453,1626">
            <text:p/>
          </draw:polygon>
          <draw:path draw:style-name="gr3" draw:text-style-name="P9" draw:layer="layout" svg:width="0.18cm" svg:height="0.773cm" svg:x="4.13cm" svg:y="11.98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58cm" svg:height="0.5cm" svg:x="4.378cm" svg:y="12.229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472cm" svg:height="0.032cm" svg:x="4.998cm" svg:y="12.361cm" svg:viewBox="0 0 473 33" svg:d="M447 33c12 0 26 0 26-17 0-16-14-16-26-16h-421c-12 0-26 0-26 16 0 17 14 17 26 17z">
            <text:p/>
          </draw:path>
          <draw:path draw:style-name="gr3" draw:text-style-name="P9" draw:layer="layout" svg:width="0.351cm" svg:height="0.546cm" svg:x="5.749cm" svg:y="12.033cm" svg:viewBox="0 0 352 547" svg:d="M180 9c0-2 0-9-9-9-18 0-76 7-95 7-7 2-16 2-16 16 0 10 7 10 19 10 37 0 39 6 39 13l-2 16-112 446c-4 11-4 13-4 16 0 20 16 23 23 23 10 0 21-7 26-17 4-6 39-150 44-169 27 1 90 14 90 65 0 5 0 9-3 17 0 9-2 18-2 27 0 45 30 77 70 77 25 0 44-12 62-42 19-34 28-76 28-77 0-9-7-9-9-9-9 0-9 3-10 14-16 58-34 97-69 97-14 0-25-9-25-37 0-13 4-30 7-43 2-14 2-17 2-24 0-51-47-72-114-81 24-14 49-39 67-58 37-41 72-74 110-74 6 0 6 0 7 0 9 2 11 2 16 7 2 0 2 2 4 2-37 3-44 33-44 42 0 12 9 28 30 28 19 0 42-18 42-47 0-23-18-50-53-50-21 0-58 7-112 69-29 30-59 60-87 72z">
            <text:p/>
          </draw:path>
          <draw:path draw:style-name="gr3" draw:text-style-name="P9" draw:layer="layout" svg:width="0.18cm" svg:height="0.773cm" svg:x="6.179cm" svg:y="11.98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69cm" svg:height="0.546cm" svg:x="6.577cm" svg:y="11.511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24cm" svg:height="0.36cm" svg:x="6.981cm" svg:y="11.40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7.318cm" svg:y="11.704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6.527cm" svg:y="12.361cm" svg:viewBox="0 0 1193 33" draw:points="597,33 0,33 0,0 1193,0 1193,33">
            <text:p/>
          </draw:polygon>
          <draw:path draw:style-name="gr3" draw:text-style-name="P9" draw:layer="layout" svg:width="0.369cm" svg:height="0.546cm" svg:x="6.559cm" svg:y="12.563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86cm" svg:height="0.351cm" svg:x="6.951cm" svg:y="12.7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7.406cm" svg:y="12.51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8.027cm" svg:y="12.1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69cm" svg:height="0.546cm" svg:x="8.898cm" svg:y="11.511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58cm" svg:height="0.5cm" svg:x="9.292cm" svg:y="11.704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46cm" svg:height="0.032cm" svg:x="8.849cm" svg:y="12.361cm" svg:viewBox="0 0 847 33" draw:points="422,33 0,33 0,0 847,0 847,33">
            <text:p/>
          </draw:polygon>
          <draw:path draw:style-name="gr3" draw:text-style-name="P9" draw:layer="layout" svg:width="0.369cm" svg:height="0.546cm" svg:x="8.88cm" svg:y="12.563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86cm" svg:height="0.351cm" svg:x="9.275cm" svg:y="12.7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10.132cm" svg:y="11.511cm" svg:viewBox="0 0 370 547" svg:d="M370 9c0-2 0-9-11-9-10 0-84 7-99 9-5 0-10 3-10 14 0 10 7 10 19 10 37 0 39 6 39 13l-2 16-47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8 0 4-2 9-4 13z">
            <text:p/>
          </draw:path>
          <draw:polygon draw:style-name="gr3" draw:text-style-name="P9" draw:layer="layout" svg:width="0.846cm" svg:height="0.032cm" svg:x="9.878cm" svg:y="12.361cm" svg:viewBox="0 0 847 33" draw:points="422,33 0,33 0,0 847,0 847,33">
            <text:p/>
          </draw:polygon>
          <draw:path draw:style-name="gr3" draw:text-style-name="P9" draw:layer="layout" svg:width="0.369cm" svg:height="0.546cm" svg:x="9.91cm" svg:y="12.563cm" svg:viewBox="0 0 370 547" svg:d="M370 9c0-2 0-9-11-9-10 0-84 7-99 9-5 0-10 3-10 14 0 10 7 10 19 10 37 0 39 6 39 13l-2 16-47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10.304cm" svg:y="12.7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10.892cm" svg:y="11.98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58cm" svg:height="0.5cm" svg:x="11.14cm" svg:y="12.229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472cm" svg:height="0.032cm" svg:x="11.76cm" svg:y="12.361cm" svg:viewBox="0 0 473 33" svg:d="M447 33c12 0 26 0 26-17 0-16-14-16-26-16h-421c-12 0-26 0-26 16 0 17 14 17 26 17z">
            <text:p/>
          </draw:path>
          <draw:path draw:style-name="gr3" draw:text-style-name="P9" draw:layer="layout" svg:width="0.351cm" svg:height="0.546cm" svg:x="12.512cm" svg:y="12.033cm" svg:viewBox="0 0 352 547" svg:d="M180 9c0-2 0-9-9-9-18 0-76 7-95 7-7 2-16 2-16 16 0 10 7 10 19 10 37 0 39 6 39 13l-2 16-112 446c-4 11-4 13-4 16 0 20 16 23 23 23 10 0 21-7 26-17 4-6 39-150 44-169 27 1 90 14 90 65 0 5 0 9-3 17 0 9-2 18-2 27 0 45 30 77 70 77 25 0 44-12 62-42 19-34 28-76 28-77 0-9-7-9-9-9-9 0-9 3-10 14-16 58-34 97-69 97-14 0-25-9-25-37 0-13 4-30 7-43 2-14 2-17 2-24 0-51-47-72-114-81 24-14 49-39 67-58 37-41 72-74 110-74 6 0 6 0 7 0 9 2 11 2 16 7 2 0 2 2 4 2-37 3-44 33-44 42 0 12 9 28 30 28 19 0 42-18 42-47 0-23-18-50-53-50-21 0-58 7-112 69-27 30-59 60-87 72z">
            <text:p/>
          </draw:path>
          <draw:path draw:style-name="gr3" draw:text-style-name="P9" draw:layer="layout" svg:width="0.18cm" svg:height="0.773cm" svg:x="12.941cm" svg:y="11.98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515cm" svg:height="0.182cm" svg:x="13.455cm" svg:y="12.2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4.258cm" svg:y="12.054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draw:g>
          <svg:title>TexMaths</svg:title>
          <svg:desc>22§display§( y  - k )\frac{d^2y}{dx^2} + \left( \frac{dy}{dx} \right)^2 = 0§svg§600§FALSE§</svg:desc>
          <draw:polygon draw:style-name="gr2" draw:text-style-name="P8" draw:layer="layout" svg:width="8.526cm" svg:height="1.946cm" svg:x="4.095cm" svg:y="13.445cm" svg:viewBox="0 0 8527 1947" draw:points="4264,1947 0,1947 0,0 8527,0 8527,1947">
            <text:p/>
          </draw:polygon>
          <draw:path draw:style-name="gr3" draw:text-style-name="P9" draw:layer="layout" svg:width="0.18cm" svg:height="0.773cm" svg:x="4.132cm" svg:y="14.11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58cm" svg:height="0.501cm" svg:x="4.38cm" svg:y="14.353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9" draw:layer="layout" svg:width="0.472cm" svg:height="0.032cm" svg:x="5cm" svg:y="14.487cm" svg:viewBox="0 0 473 33" svg:d="M447 33c12 0 26 0 26-17 0-16-14-16-26-16h-421c-12 0-26 0-26 16 0 17 14 17 26 17z">
            <text:p/>
          </draw:path>
          <draw:path draw:style-name="gr3" draw:text-style-name="P9" draw:layer="layout" svg:width="0.351cm" svg:height="0.546cm" svg:x="5.751cm" svg:y="14.159cm" svg:viewBox="0 0 352 547" svg:d="M180 9c0-2 0-9-9-9-18 0-76 7-95 7-7 2-16 2-16 16 0 10 7 10 19 10 37 0 39 6 39 13l-2 16-112 447c-4 10-4 12-4 16 0 19 16 22 23 22 10 0 21-7 26-17 4-5 39-150 44-169 27 2 90 14 90 65 0 5 0 9-3 18 0 8-2 17-2 26 0 46 30 77 70 77 25 0 44-12 62-42 19-33 28-76 28-77 0-9-7-9-9-9-9 0-9 3-10 14-16 58-34 97-69 97-14 0-25-9-25-37 0-12 4-30 7-42 2-14 2-18 2-25 0-51-47-72-114-81 24-14 49-39 67-58 37-41 72-74 110-74 6 0 6 0 7 0 9 2 11 2 16 7 2 0 2 2 4 2-37 3-44 33-44 42 0 12 9 28 30 28 19 0 42-17 42-47 0-23-18-50-53-50-21 0-58 7-112 69-29 30-59 60-87 72z">
            <text:p/>
          </draw:path>
          <draw:path draw:style-name="gr3" draw:text-style-name="P9" draw:layer="layout" svg:width="0.18cm" svg:height="0.773cm" svg:x="6.18cm" svg:y="14.11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69cm" svg:height="0.546cm" svg:x="6.578cm" svg:y="13.637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24cm" svg:height="0.36cm" svg:x="6.983cm" svg:y="13.53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01cm" svg:x="7.319cm" svg:y="13.83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1.192cm" svg:height="0.032cm" svg:x="6.529cm" svg:y="14.487cm" svg:viewBox="0 0 1193 33" draw:points="597,33 0,33 0,0 1193,0 1193,33">
            <text:p/>
          </draw:polygon>
          <draw:path draw:style-name="gr3" draw:text-style-name="P9" draw:layer="layout" svg:width="0.369cm" svg:height="0.546cm" svg:x="6.561cm" svg:y="14.689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6.953cm" svg:y="14.88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24cm" svg:height="0.36cm" svg:x="7.407cm" svg:y="14.64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8.028cm" svg:y="14.24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1cm" svg:height="1.856cm" svg:x="8.919cm" svg:y="13.575cm" svg:viewBox="0 0 382 1857" svg:d="M382 1850c0-4-2-5-4-7-28-30-81-81-132-166-125-198-181-450-181-748 0-209 28-477 155-707 62-111 125-174 160-208 2-2 2-3 2-7 0-7-5-7-16-7s-12 0-25 12c-260 236-341 590-341 916 0 304 70 610 267 843 16 17 44 49 78 77 9 9 10 9 21 9s16 0 16-7z">
            <text:p/>
          </draw:path>
          <draw:path draw:style-name="gr3" draw:text-style-name="P9" draw:layer="layout" svg:width="0.369cm" svg:height="0.546cm" svg:x="9.468cm" svg:y="13.637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58cm" svg:height="0.501cm" svg:x="9.862cm" svg:y="13.83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olygon draw:style-name="gr3" draw:text-style-name="P9" draw:layer="layout" svg:width="0.845cm" svg:height="0.032cm" svg:x="9.42cm" svg:y="14.487cm" svg:viewBox="0 0 846 33" draw:points="422,33 0,33 0,0 846,0 846,33">
            <text:p/>
          </draw:polygon>
          <draw:path draw:style-name="gr3" draw:text-style-name="P9" draw:layer="layout" svg:width="0.369cm" svg:height="0.546cm" svg:x="9.45cm" svg:y="14.689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9.844cm" svg:y="14.8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381cm" svg:height="1.856cm" svg:x="10.385cm" svg:y="13.575cm" svg:viewBox="0 0 382 1857" svg:d="M382 929c0-304-71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9" draw:layer="layout" svg:width="0.24cm" svg:height="0.36cm" svg:x="10.96cm" svg:y="13.40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11.53cm" svg:y="14.4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2.335cm" svg:y="14.18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>
        <draw:frame presentation:style-name="pr11" draw:text-style-name="P7" draw:layer="layout" svg:width="26.6cm" svg:height="14.633cm" svg:x="0.8cm" svg:y="0.6cm" presentation:class="subtitle" presentation:user-transformed="true">
          <draw:text-box>
            <text:p text:style-name="P6"><text:span text:style-name="T8"><text:tab/></text:span></text:p>
          </draw:text-box>
        </draw:frame>
        <draw:g>
          <svg:title>TexMaths</svg:title>
          <svg:desc>22§display§\frac{2a}{\frac{dy}{dx}}\times \frac{d^2y}{dx^2} + \left( \frac{dy}{dx} \right)^2 = 0§svg§600§FALSE§</svg:desc>
          <draw:polygon draw:style-name="gr2" draw:text-style-name="P8" draw:layer="layout" svg:width="8.042cm" svg:height="2.12cm" svg:x="4.134cm" svg:y="0.445cm" svg:viewBox="0 0 8043 2121" draw:points="4021,2121 0,2121 0,0 8043,0 8043,2121">
            <text:p/>
          </draw:polygon>
          <draw:path draw:style-name="gr3" draw:text-style-name="P9" draw:layer="layout" svg:width="0.309cm" svg:height="0.516cm" svg:x="4.165cm" svg:y="0.65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9" draw:layer="layout" svg:width="0.354cm" svg:height="0.351cm" svg:x="4.544cm" svg:y="0.83cm" svg:viewBox="0 0 355 352" svg:d="M259 49c-14-28-37-49-72-49-90 0-187 114-187 227 0 74 42 125 104 125 16 0 54-4 100-58 7 32 34 58 71 58 28 0 45-18 58-42 12-28 22-76 22-78 0-7-7-7-8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olygon draw:style-name="gr3" draw:text-style-name="P9" draw:layer="layout" svg:width="0.86cm" svg:height="0.032cm" svg:x="4.095cm" svg:y="1.487cm" svg:viewBox="0 0 861 33" draw:points="429,33 0,33 0,0 861,0 861,33">
            <text:p/>
          </draw:polygon>
          <draw:path draw:style-name="gr3" draw:text-style-name="P9" draw:layer="layout" svg:width="0.279cm" svg:height="0.383cm" svg:x="4.229cm" svg:y="1.61cm" svg:viewBox="0 0 280 384" svg:d="M278 16c0 0 2-7 2-9s-2-7-9-7c-11 0-56 4-69 5-5 0-12 2-12 13 0 8 7 8 14 8 27 0 27 4 27 7 0 4-2 7-4 13l-30 123c-12-18-30-32-56-32-71 0-141 78-141 155 0 53 35 92 83 92 28 0 54-18 77-39 11 32 42 39 56 39 20 0 32-13 43-30 12-21 19-53 19-55 0-7-7-7-9-7-7 0-9 2-12 18-7 26-18 58-41 58-14 0-17-12-17-27 0-10 2-15 3-22zM162 310c-4 14-16 26-28 35-6 5-27 23-50 23-21 0-40-14-40-53 0-28 16-88 28-111 25-44 53-51 69-51 39 0 47 41 47 48 0 1 0 5-1 7z">
            <text:p/>
          </draw:path>
          <draw:path draw:style-name="gr3" draw:text-style-name="P9" draw:layer="layout" svg:width="0.279cm" svg:height="0.349cm" svg:x="4.544cm" svg:y="1.747cm" svg:viewBox="0 0 280 350" svg:d="M278 35c2-9 2-9 2-12 0-11-9-18-18-18-7 0-17 4-23 14-1 2-7 20-8 30l-13 46c-2 14-19 81-21 88 0 0-25 48-67 48-37 0-37-36-37-46 0-30 13-64 28-106 7-17 11-23 11-33 0-27-23-46-53-46-54 0-79 74-79 83 0 7 7 7 9 7 9 0 9-2 10-9 14-44 37-65 58-65 11 0 15 5 15 17 0 15-6 25-8 32-26 67-31 88-31 111 0 9 0 35 21 53 16 14 39 16 54 16 22 0 41-7 59-25-7 30-13 53-36 81-14 18-37 35-65 35-3 0-30 0-40-17 28-4 28-30 28-30 0-18-16-21-21-21-13 0-32 10-32 35 0 28 27 47 65 47 55 0 123-42 139-109z">
            <text:p/>
          </draw:path>
          <draw:polygon draw:style-name="gr3" draw:text-style-name="P9" draw:layer="layout" svg:width="0.673cm" svg:height="0.032cm" svg:x="4.188cm" svg:y="2.122cm" svg:viewBox="0 0 674 33" draw:points="338,33 0,33 0,0 674,0 674,33">
            <text:p/>
          </draw:polygon>
          <draw:path draw:style-name="gr3" draw:text-style-name="P9" draw:layer="layout" svg:width="0.279cm" svg:height="0.381cm" svg:x="4.22cm" svg:y="2.222cm" svg:viewBox="0 0 280 382" svg:d="M278 16c0 0 2-7 2-9s-2-7-9-7c-11 0-56 4-69 5-5 0-12 2-12 13 0 8 7 8 14 8 27 0 27 4 27 7 0 4-2 7-4 13l-30 123c-12-18-30-32-56-32-71 0-141 78-141 155 0 53 35 90 83 90 28 0 54-16 77-37 11 32 42 37 56 37 20 0 32-11 43-28 12-21 19-53 19-55 0-7-7-7-9-7-7 0-9 2-12 18-7 26-18 58-41 58-14 0-17-12-17-27 0-10 2-15 3-22zM162 310c-4 14-16 26-28 35-6 5-27 23-50 23-21 0-40-14-40-53 0-28 16-88 28-111 25-44 53-51 69-51 39 0 47 41 47 48 0 1 0 5-1 7z">
            <text:p/>
          </draw:path>
          <draw:path draw:style-name="gr3" draw:text-style-name="P9" draw:layer="layout" svg:width="0.291cm" svg:height="0.245cm" svg:x="4.535cm" svg:y="2.36cm" svg:viewBox="0 0 292 246" svg:d="M109 183c-5 18-23 48-51 48-2 0-18 0-30-7 23-8 25-27 25-30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9" draw:layer="layout" svg:width="0.374cm" svg:height="0.374cm" svg:x="5.33cm" svg:y="1.316cm" svg:viewBox="0 0 375 375" svg:d="M188 165l-155-154c-10-9-12-11-17-11-9 0-16 7-16 16 0 5 2 7 11 16l154 155-154 156c-9 9-11 11-11 16 0 9 7 16 16 16 5 0 7-2 17-11l154-155 161 161c2 1 7 5 11 5 11 0 16-7 16-16 0-2 0-5-2-9-2-2-125-123-164-163l143-141c3-6 16-16 19-20 0-1 4-5 4-10 0-9-5-16-16-16-5 0-9 4-18 12z">
            <text:p/>
          </draw:path>
          <draw:path draw:style-name="gr3" draw:text-style-name="P9" draw:layer="layout" svg:width="0.369cm" svg:height="0.546cm" svg:x="6.131cm" svg:y="0.63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24cm" svg:height="0.36cm" svg:x="6.538cm" svg:y="0.53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01cm" svg:x="6.872cm" svg:y="0.83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olygon draw:style-name="gr3" draw:text-style-name="P9" draw:layer="layout" svg:width="1.192cm" svg:height="0.032cm" svg:x="6.084cm" svg:y="1.487cm" svg:viewBox="0 0 1193 33" draw:points="597,33 0,33 0,0 1193,0 1193,33">
            <text:p/>
          </draw:polygon>
          <draw:path draw:style-name="gr3" draw:text-style-name="P9" draw:layer="layout" svg:width="0.369cm" svg:height="0.546cm" svg:x="6.115cm" svg:y="1.689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6.508cm" svg:y="1.8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24cm" svg:height="0.36cm" svg:x="6.962cm" svg:y="1.64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7.583cm" svg:y="1.24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1cm" svg:height="1.856cm" svg:x="8.474cm" svg:y="0.575cm" svg:viewBox="0 0 382 1857" svg:d="M382 1850c0-4-2-6-4-7-28-30-81-81-132-166-125-199-181-450-181-748 0-209 28-477 155-707 62-111 125-174 160-208 2-2 2-3 2-7 0-7-5-7-16-7s-12 0-25 12c-260 236-341 590-341 916 0 304 70 610 267 843 16 17 44 49 78 77 9 9 10 9 21 9s16 0 16-7z">
            <text:p/>
          </draw:path>
          <draw:path draw:style-name="gr3" draw:text-style-name="P9" draw:layer="layout" svg:width="0.369cm" svg:height="0.546cm" svg:x="9.023cm" svg:y="0.63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9.417cm" svg:y="0.83cm" svg:viewBox="0 0 357 502" svg:d="M355 48c2-11 2-13 2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olygon draw:style-name="gr3" draw:text-style-name="P9" draw:layer="layout" svg:width="0.845cm" svg:height="0.032cm" svg:x="8.975cm" svg:y="1.487cm" svg:viewBox="0 0 846 33" draw:points="422,33 0,33 0,0 846,0 846,33">
            <text:p/>
          </draw:polygon>
          <draw:path draw:style-name="gr3" draw:text-style-name="P9" draw:layer="layout" svg:width="0.369cm" svg:height="0.546cm" svg:x="9.005cm" svg:y="1.689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9.399cm" svg:y="1.88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381cm" svg:height="1.856cm" svg:x="9.938cm" svg:y="0.575cm" svg:viewBox="0 0 382 1857" svg:d="M382 929c0-304-71-610-268-843-15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9" draw:layer="layout" svg:width="0.24cm" svg:height="0.36cm" svg:x="10.515cm" svg:y="0.40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11.085cm" svg:y="1.4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1.888cm" svg:y="1.18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</draw:g>
        <draw:g>
          <svg:title>TexMaths</svg:title>
          <svg:desc>22§display§.\ .\ . \ [ \text {From (1)} ] §svg§600§FALSE§</svg:desc>
          <draw:polygon draw:style-name="gr2" draw:text-style-name="P8" draw:layer="layout" svg:width="4.699cm" svg:height="0.696cm" svg:x="13.889cm" svg:y="1.039cm" svg:viewBox="0 0 4700 697" draw:points="2350,697 0,697 0,0 4700,0 4700,697">
            <text:p/>
          </draw:polygon>
          <draw:path draw:style-name="gr3" draw:text-style-name="P9" draw:layer="layout" svg:width="0.083cm" svg:height="0.083cm" svg:x="13.917cm" svg:y="1.498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4.389cm" svg:y="1.498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4.863cm" svg:y="1.498cm" svg:viewBox="0 0 84 84" svg:d="M84 42c0-23-19-42-42-42s-42 19-42 42 19 42 42 42 42-19 42-42z">
            <text:p/>
          </draw:path>
          <draw:polygon draw:style-name="gr3" draw:text-style-name="P9" draw:layer="layout" svg:width="0.106cm" svg:height="0.773cm" svg:x="15.359cm" svg:y="1cm" svg:viewBox="0 0 107 774" draw:points="107,774 107,744 32,744 32,32 107,32 107,0 0,0 0,774">
            <text:p/>
          </draw:polygon>
          <draw:path draw:style-name="gr3" draw:text-style-name="P9" draw:layer="layout" svg:width="0.446cm" svg:height="0.527cm" svg:x="15.509cm" svg:y="1.055cm" svg:viewBox="0 0 447 528" svg:d="M426 0h-426v25h19c60 0 60 8 60 35v406c0 28 0 37-60 37h-19v25c26-4 88-4 118-4 32 0 102 0 130 4v-25h-24c-74 0-74-10-74-37v-192h67c73 0 81 27 81 92h19v-206h-19c0 65-8 92-81 92h-67v-197c0-25 1-30 37-30h93c116 0 135 42 148 149h19z">
            <text:p/>
          </draw:path>
          <draw:path draw:style-name="gr3" draw:text-style-name="P9" draw:layer="layout" svg:width="0.261cm" svg:height="0.342cm" svg:x="15.945cm" svg:y="1.23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16.248cm" svg:y="1.234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9" draw:layer="layout" svg:width="0.605cm" svg:height="0.342cm" svg:x="16.637cm" svg:y="1.237cm" svg:viewBox="0 0 606 343" svg:d="M60 76v209c0 33-9 33-60 33v25c26 0 67-2 88-2 19 0 60 2 86 2v-25c-51 0-60 0-60-33v-144c0-81 55-123 104-123 50 0 58 42 58 86v181c0 33-8 33-59 33v25c26 0 65-2 86-2s61 2 88 2v-25c-53 0-62 0-62-33v-144c0-81 57-123 106-123s56 42 56 86v181c0 33-7 33-60 33v25c27 0 67-2 88-2 20 0 60 2 87 2v-25c-41 0-60 0-60-22v-148c0-67 0-92-25-120-10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17.591cm" svg:y="1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256cm" svg:height="0.516cm" svg:x="17.885cm" svg:y="1.06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8.246cm" svg:y="1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olygon draw:style-name="gr3" draw:text-style-name="P9" draw:layer="layout" svg:width="0.106cm" svg:height="0.773cm" svg:x="18.521cm" svg:y="1cm" svg:viewBox="0 0 107 774" draw:points="107,0 0,0 0,32 76,32 76,744 0,744 0,774 107,774">
            <text:p/>
          </draw:polygon>
        </draw:g>
        <draw:g>
          <svg:title>TexMaths</svg:title>
          <svg:desc>22§display§2a \frac{d^2y}{dx^2} + \left( \frac{dy}{dx} \right)^3 = 0§svg§600§FALSE§</svg:desc>
          <draw:polygon draw:style-name="gr2" draw:text-style-name="P8" draw:layer="layout" svg:width="6.943cm" svg:height="1.946cm" svg:x="4.096cm" svg:y="2.746cm" svg:viewBox="0 0 6944 1947" draw:points="3471,1947 0,1947 0,0 6944,0 6944,1947">
            <text:p/>
          </draw:polygon>
          <draw:path draw:style-name="gr3" draw:text-style-name="P9" draw:layer="layout" svg:width="0.309cm" svg:height="0.517cm" svg:x="4.096cm" svg:y="3.48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9" draw:layer="layout" svg:width="0.355cm" svg:height="0.351cm" svg:x="4.474cm" svg:y="3.654cm" svg:viewBox="0 0 356 352" svg:d="M259 49c-14-28-37-49-72-49-90 0-187 114-187 227 0 74 42 125 104 125 16 0 54-3 100-58 7 32 34 58 71 58 28 0 45-18 58-42 12-28 23-76 23-78 0-7-7-7-9-7-9 0-9 2-11 14-14 50-28 95-60 95-21 0-23-19-23-35 0-17 2-23 11-58 9-32 9-40 16-68l28-110c5-23 5-23 5-26 0-14-8-21-21-21-19 0-31 17-33 33zM208 252c-4 14-4 14-16 28-34 42-65 54-86 54-39 0-51-42-51-72 0-38 24-135 44-170 22-46 58-74 89-74 51 0 62 63 62 68 0 4-2 9-4 13z">
            <text:p/>
          </draw:path>
          <draw:path draw:style-name="gr3" draw:text-style-name="P9" draw:layer="layout" svg:width="0.369cm" svg:height="0.546cm" svg:x="4.994cm" svg:y="2.938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24cm" svg:height="0.36cm" svg:x="5.4cm" svg:y="2.83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01cm" svg:x="5.735cm" svg:y="3.131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olygon draw:style-name="gr3" draw:text-style-name="P9" draw:layer="layout" svg:width="1.192cm" svg:height="0.032cm" svg:x="4.946cm" svg:y="3.788cm" svg:viewBox="0 0 1193 33" draw:points="597,33 0,33 0,0 1193,0 1193,33">
            <text:p/>
          </draw:polygon>
          <draw:path draw:style-name="gr3" draw:text-style-name="P9" draw:layer="layout" svg:width="0.369cm" svg:height="0.546cm" svg:x="4.976cm" svg:y="3.99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5.37cm" svg:y="4.18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5.825cm" svg:y="3.94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6.444cm" svg:y="3.5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1cm" svg:height="1.856cm" svg:x="7.335cm" svg:y="2.876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69cm" svg:height="0.546cm" svg:x="7.886cm" svg:y="2.938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8.28cm" svg:y="3.131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6cm" svg:height="0.032cm" svg:x="7.837cm" svg:y="3.788cm" svg:viewBox="0 0 847 33" draw:points="422,33 0,33 0,0 847,0 847,33">
            <text:p/>
          </draw:polygon>
          <draw:path draw:style-name="gr3" draw:text-style-name="P9" draw:layer="layout" svg:width="0.369cm" svg:height="0.546cm" svg:x="7.868cm" svg:y="3.99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8.263cm" svg:y="4.186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381cm" svg:height="1.856cm" svg:x="8.801cm" svg:y="2.876cm" svg:viewBox="0 0 382 1857" svg:d="M382 929c0-304-70-610-268-843-15-17-44-49-75-77-11-9-13-9-23-9-9 0-16 0-16 7 0 4 4 7 5 9 27 28 79 79 131 164 125 198 181 450 181 748 0 209-27 477-155 707-62 111-127 174-158 208-2 2-4 3-4 7 0 7 7 7 16 7 10 0 12 0 24-12 261-236 342-590 342-916z">
            <text:p/>
          </draw:path>
          <draw:path draw:style-name="gr3" draw:text-style-name="P9" draw:layer="layout" svg:width="0.249cm" svg:height="0.37cm" svg:x="9.373cm" svg:y="2.707cm" svg:viewBox="0 0 250 371" svg:d="M120 180c42 0 72 29 72 88 0 66-39 86-71 86-21 0-70-5-93-37 27-2 32-20 32-30 0-18-12-30-30-30-14 0-30 9-30 30 0 53 56 84 123 84 76 0 127-49 127-103 0-43-33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9" draw:layer="layout" svg:width="0.515cm" svg:height="0.182cm" svg:x="9.949cm" svg:y="3.71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0.752cm" svg:y="3.481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</draw:g>
        <draw:g>
          <svg:title>TexMaths</svg:title>
          <svg:desc>22§display§\text {is the required differential equation.}§svg§600§FALSE§</svg:desc>
          <draw:polygon draw:style-name="gr2" draw:text-style-name="P8" draw:layer="layout" svg:width="11.98cm" svg:height="0.619cm" svg:x="12.005cm" svg:y="3.448cm" svg:viewBox="0 0 11981 620" draw:points="5991,620 0,620 0,0 11981,0 11981,620">
            <text:p/>
          </draw:polygon>
          <draw:path draw:style-name="gr3" draw:text-style-name="P9" draw:layer="layout" svg:width="0.166cm" svg:height="0.518cm" svg:x="11.991cm" svg:y="3.4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12.207cm" svg:y="3.60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12.758cm" svg:y="3.47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13.07cm" svg:y="3.41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13.496cm" svg:y="3.6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4.098cm" svg:y="3.61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4.4cm" svg:y="3.6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4.749cm" svg:y="3.613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15.155cm" svg:y="3.613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15.585cm" svg:y="3.4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15.796cm" svg:y="3.61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6.099cm" svg:y="3.6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16.447cm" svg:y="3.418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383cm" svg:height="0.546cm" svg:x="17.133cm" svg:y="3.418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166cm" svg:height="0.518cm" svg:x="17.563cm" svg:y="3.4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465cm" svg:height="0.546cm" svg:x="17.772cm" svg:y="3.409cm" svg:viewBox="0 0 466 547" svg:d="M327 236h88v-23h-91v-90c0-70 39-105 72-105 3 0 14 0 26 5-8 3-23 12-23 32 0 17 13 33 34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9" draw:layer="layout" svg:width="0.3cm" svg:height="0.356cm" svg:x="18.225cm" svg:y="3.6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8.568cm" svg:y="3.61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8.872cm" svg:y="3.6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9.219cm" svg:y="3.61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242cm" svg:height="0.485cm" svg:x="19.617cm" svg:y="3.47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9.928cm" svg:y="3.4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9cm" svg:height="0.356cm" svg:x="20.15cm" svg:y="3.60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20.528cm" svg:y="3.418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cm" svg:height="0.356cm" svg:x="20.998cm" svg:y="3.6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21.347cm" svg:y="3.613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21.753cm" svg:y="3.613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349cm" svg:height="0.356cm" svg:x="22.19cm" svg:y="3.60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244cm" svg:height="0.485cm" svg:x="22.559cm" svg:y="3.47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166cm" svg:height="0.518cm" svg:x="22.871cm" svg:y="3.4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23.08cm" svg:y="3.60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9cm" svg:height="0.342cm" svg:x="23.471cm" svg:y="3.61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23.943cm" svg:y="3.872cm" svg:viewBox="0 0 84 84" svg:d="M84 42c0-23-19-42-42-42s-42 19-42 42 19 42 42 42 42-19 42-42z">
            <text:p/>
          </draw:path>
        </draw:g>
        <draw:g>
          <svg:title>TexMaths</svg:title>
          <svg:desc>22§display§(3) \ \text {Find the differential equation of the family of circles touching Y axis }§svg§600§FALSE§</svg:desc>
          <draw:polygon draw:style-name="gr2" draw:text-style-name="P8" draw:layer="layout" svg:width="24.427cm" svg:height="0.696cm" svg:x="1.591cm" svg:y="5.239cm" svg:viewBox="0 0 24428 697" draw:points="12215,697 0,697 0,0 24428,0 24428,697">
            <text:p/>
          </draw:polygon>
          <draw:path draw:style-name="gr3" draw:text-style-name="P9" draw:layer="layout" svg:width="0.18cm" svg:height="0.773cm" svg:x="1.628cm" svg:y="5.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21cm" svg:height="0.532cm" svg:x="1.885cm" svg:y="5.265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2.284cm" svg:y="5.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446cm" svg:height="0.527cm" svg:x="2.823cm" svg:y="5.255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166cm" svg:height="0.518cm" svg:x="3.328cm" svg:y="5.26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3.543cm" svg:y="5.4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83cm" svg:height="0.546cm" svg:x="3.974cm" svg:y="5.244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9" draw:layer="layout" svg:width="0.242cm" svg:height="0.485cm" svg:x="4.65cm" svg:y="5.30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7cm" svg:x="4.96cm" svg:y="5.24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5.386cm" svg:y="5.43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5.993cm" svg:y="5.244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9" draw:layer="layout" svg:width="0.166cm" svg:height="0.518cm" svg:x="6.421cm" svg:y="5.26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465cm" svg:height="0.546cm" svg:x="6.632cm" svg:y="5.235cm" svg:viewBox="0 0 466 547" svg:d="M327 236h88v-23h-91v-90c0-70 37-105 72-105 4 0 14 0 26 5-8 3-22 12-22 32 0 17 12 33 33 33s33-16 33-33c0-29-26-55-70-55-46 0-81 30-84 33-23-29-66-33-87-33-74 0-163 40-163 125v88h-62v23h62v251c0 35-9 35-62 35v25c26-2 67-3 86-3 20 0 58 1 86 3v-25c-51 0-59 0-59-35v-251h163v251c0 35-8 35-61 35v25c30-2 67-3 88-3 31 0 68 0 98 3v-25h-16c-56 0-58-8-58-36zM111 213v-88c0-76 63-107 113-107 38 0 59 14 61 14v1c-14 0-30 11-30 32 0 5 2 25 23 32-2 10-2 17-2 26v90z">
            <text:p/>
          </draw:path>
          <draw:path draw:style-name="gr3" draw:text-style-name="P9" draw:layer="layout" svg:width="0.3cm" svg:height="0.356cm" svg:x="7.082cm" svg:y="5.43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7.427cm" svg:y="5.43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cm" svg:height="0.356cm" svg:x="7.73cm" svg:y="5.43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8.077cm" svg:y="5.4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244cm" svg:height="0.485cm" svg:x="8.474cm" svg:y="5.304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166cm" svg:height="0.518cm" svg:x="8.786cm" svg:y="5.26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49cm" svg:height="0.356cm" svg:x="9.008cm" svg:y="5.434cm" svg:viewBox="0 0 350 357" svg:d="M225 288c4 32 25 64 62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173cm" svg:height="0.537cm" svg:x="9.388cm" svg:y="5.244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cm" svg:height="0.356cm" svg:x="9.856cm" svg:y="5.43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0.205cm" svg:y="5.437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9" draw:layer="layout" svg:width="0.39cm" svg:height="0.351cm" svg:x="10.611cm" svg:y="5.437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9" draw:layer="layout" svg:width="0.349cm" svg:height="0.356cm" svg:x="11.048cm" svg:y="5.43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42cm" svg:height="0.485cm" svg:x="11.417cm" svg:y="5.30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166cm" svg:height="0.518cm" svg:x="11.729cm" svg:y="5.26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44cm" svg:height="0.356cm" svg:x="11.94cm" svg:y="5.43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2.329cm" svg:y="5.4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44cm" svg:height="0.356cm" svg:x="13.014cm" svg:y="5.43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1cm" svg:height="0.546cm" svg:x="13.404cm" svg:y="5.235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9" draw:layer="layout" svg:width="0.242cm" svg:height="0.485cm" svg:x="13.887cm" svg:y="5.30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7cm" svg:x="14.198cm" svg:y="5.24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14.624cm" svg:y="5.43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51cm" svg:height="0.546cm" svg:x="15.23cm" svg:y="5.235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9" draw:layer="layout" svg:width="0.349cm" svg:height="0.356cm" svg:x="15.472cm" svg:y="5.434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604cm" svg:height="0.342cm" svg:x="15.853cm" svg:y="5.437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166cm" svg:height="0.518cm" svg:x="16.497cm" svg:y="5.26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73cm" svg:height="0.537cm" svg:x="16.711cm" svg:y="5.244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79cm" svg:height="0.492cm" svg:x="16.916cm" svg:y="5.446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79-44 99-88z">
            <text:p/>
          </draw:path>
          <draw:path draw:style-name="gr3" draw:text-style-name="P9" draw:layer="layout" svg:width="0.344cm" svg:height="0.356cm" svg:x="17.588cm" svg:y="5.43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1cm" svg:height="0.546cm" svg:x="17.979cm" svg:y="5.235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9" draw:layer="layout" svg:width="0.295cm" svg:height="0.356cm" svg:x="18.473cm" svg:y="5.43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166cm" svg:height="0.518cm" svg:x="18.816cm" svg:y="5.26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261cm" svg:height="0.342cm" svg:x="19.028cm" svg:y="5.43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295cm" svg:height="0.356cm" svg:x="19.336cm" svg:y="5.43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173cm" svg:height="0.537cm" svg:x="19.677cm" svg:y="5.244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cm" svg:height="0.356cm" svg:x="19.888cm" svg:y="5.43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54cm" svg:height="0.356cm" svg:x="20.237cm" svg:y="5.43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242cm" svg:height="0.485cm" svg:x="20.788cm" svg:y="5.30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44cm" svg:height="0.356cm" svg:x="21.096cm" svg:y="5.43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9cm" svg:height="0.351cm" svg:x="21.485cm" svg:y="5.437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9" draw:layer="layout" svg:width="0.295cm" svg:height="0.356cm" svg:x="21.916cm" svg:y="5.43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9cm" svg:height="0.537cm" svg:x="22.238cm" svg:y="5.24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166cm" svg:height="0.518cm" svg:x="22.667cm" svg:y="5.26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22.882cm" svg:y="5.4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55cm" svg:height="0.511cm" svg:x="23.308cm" svg:y="5.42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562cm" svg:height="0.528cm" svg:x="23.94cm" svg:y="5.251cm" svg:viewBox="0 0 563 529" svg:d="M465 74c28-48 74-49 98-49v-25c-23 2-54 2-75 2-23 0-69-2-88-2v25c31 0 44 14 44 30 0 8-6 17-9 22l-127 208-141-229c-5-7-5-9-5-12 0-18 19-19 54-19v-25c-28 2-86 2-116 2-31 0-67 0-100-2v25h14c53 0 58 8 70 28l164 265v152c0 28-2 35-61 35h-18v24c28-1 83-1 113-1s84 0 112 1v-24h-17c-60 0-62-7-62-37v-150z">
            <text:p/>
          </draw:path>
          <draw:path draw:style-name="gr3" draw:text-style-name="P9" draw:layer="layout" svg:width="0.349cm" svg:height="0.356cm" svg:x="24.801cm" svg:y="5.43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39cm" svg:height="0.333cm" svg:x="25.165cm" svg:y="5.446cm" svg:viewBox="0 0 391 334" svg:d="M213 153c25-30 53-69 72-88 25-28 56-40 92-40v-25c-20 2-43 2-64 2-23 0-63-2-74-2v25c16 1 23 10 23 22 0 13-9 23-12 29l-48 59-61-77c-7-9-7-11-7-14 0-12 12-19 28-19v-25c-21 0-72 2-85 2-15 0-52 0-73-2v25c54 0 56 0 91 47l77 100-73 92c-37 46-83 47-99 47v23c19-2 44-2 65-2s55 2 74 2v-23c-18-3-23-12-23-24 0-18 23-42 69-99l60 78c7 8 15 21 15 26 0 7-7 18-28 19v23c25 0 67-2 85-2 21 0 51 0 74 2v-23c-41 0-55-1-72-24z">
            <text:p/>
          </draw:path>
          <draw:path draw:style-name="gr3" draw:text-style-name="P9" draw:layer="layout" svg:width="0.166cm" svg:height="0.518cm" svg:x="25.589cm" svg:y="5.26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254cm" svg:height="0.356cm" svg:x="25.804cm" svg:y="5.43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</draw:g>
        <draw:g>
          <svg:title>TexMaths</svg:title>
          <svg:desc>22§display§\text {at the origin.}§svg§600§FALSE§</svg:desc>
          <draw:polygon draw:style-name="gr2" draw:text-style-name="P8" draw:layer="layout" svg:width="4.283cm" svg:height="0.62cm" svg:x="2.897cm" svg:y="6.34cm" svg:viewBox="0 0 4284 621" draw:points="2142,621 0,621 0,0 4284,0 4284,621">
            <text:p/>
          </draw:polygon>
          <draw:path draw:style-name="gr3" draw:text-style-name="P9" draw:layer="layout" svg:width="0.349cm" svg:height="0.357cm" svg:x="2.89cm" svg:y="6.491cm" svg:viewBox="0 0 350 358" svg:d="M225 289c4 32 25 64 62 64 16 0 63-11 63-74v-43h-19v43c0 45-19 51-28 51-25 0-28-36-28-39v-157c0-32 0-62-29-92s-68-42-107-42c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3.26cm" svg:y="6.363cm" svg:viewBox="0 0 245 487" svg:d="M120 168h111v-25h-111v-143h-20c0 63-24 146-100 150v18h67v213c0 97 72 106 100 106 55 0 78-55 78-106v-44h-21v44c0 56-23 86-51 86-53 0-53-70-53-84z">
            <text:p/>
          </draw:path>
          <draw:path draw:style-name="gr3" draw:text-style-name="P9" draw:layer="layout" svg:width="0.244cm" svg:height="0.486cm" svg:x="3.818cm" svg:y="6.363cm" svg:viewBox="0 0 245 487" svg:d="M120 168h111v-25h-111v-143h-20c0 63-24 146-100 150v18h67v213c0 97 72 106 100 106 55 0 78-55 78-106v-44h-21v44c0 56-23 86-51 86-53 0-53-70-53-84z">
            <text:p/>
          </draw:path>
          <draw:path draw:style-name="gr3" draw:text-style-name="P9" draw:layer="layout" svg:width="0.39cm" svg:height="0.539cm" svg:x="4.129cm" svg:y="6.301cm" svg:viewBox="0 0 391 540" svg:d="M60 480c0 35-7 35-60 35v25c26-2 67-2 88-2 19 0 60 0 86 2v-25c-51 0-60 0-60-35v-143c0-81 55-124 104-124 50 0 58 43 58 87v180c0 35-8 35-59 35v25c26-2 66-2 88-2 19 0 59 0 86 2v-25c-41 0-60 0-60-23v-148c0-67 0-92-25-120-10-12-37-28-81-28-67 0-100 47-112 76v-272l-113 9v25c55 0 60 5 60 42z">
            <text:p/>
          </draw:path>
          <draw:path draw:style-name="gr3" draw:text-style-name="P9" draw:layer="layout" svg:width="0.3cm" svg:height="0.357cm" svg:x="4.555cm" svg:y="6.491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44cm" svg:height="0.357cm" svg:x="5.157cm" svg:y="6.491cm" svg:viewBox="0 0 345 358" svg:d="M345 182c0-99-79-182-172-182-97 0-173 85-173 182 0 100 81 176 173 176 93 0 172-78 172-176zM173 339c-34 0-67-18-89-53-19-34-19-81-19-110 0-30 0-72 18-107 21-35 58-51 90-51 33 0 66 16 86 49 21 34 21 79 21 109 0 29 0 71-18 104-16 36-51 59-89 59z">
            <text:p/>
          </draw:path>
          <draw:path draw:style-name="gr3" draw:text-style-name="P9" draw:layer="layout" svg:width="0.261cm" svg:height="0.343cm" svg:x="5.544cm" svg:y="6.497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166cm" svg:height="0.519cm" svg:x="5.851cm" svg:y="6.32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55cm" svg:height="0.512cm" svg:x="6.062cm" svg:y="6.488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3 99 91 0 172-40 172-100 0-29-12-67-51-90-42-21-86-21-134-21-19 0-53 0-58 0-25-4-42-29-42-53zM173 494c-80 0-133-39-133-80 0-37 30-65 64-67h46c67 0 155 0 155 67 0 41-57 80-132 80z">
            <text:p/>
          </draw:path>
          <draw:path draw:style-name="gr3" draw:text-style-name="P9" draw:layer="layout" svg:width="0.166cm" svg:height="0.519cm" svg:x="6.453cm" svg:y="6.32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6.666cm" svg:y="6.497cm" svg:viewBox="0 0 391 344" svg:d="M60 76v210c0 33-7 33-60 33v25c26 0 67-2 88-2 19 0 60 2 86 2v-25c-51 0-60 0-60-33v-145c0-81 55-123 104-123 50 0 58 42 58 86v182c0 33-8 33-59 33v25c26 0 66-2 88-2 19 0 59 2 86 2v-25c-41 0-60 0-60-23v-148c0-67 0-92-25-120-10-12-37-28-81-28-58 0-93 34-116 81v-81l-109 9v25c55 0 60 5 60 42z">
            <text:p/>
          </draw:path>
          <draw:path draw:style-name="gr3" draw:text-style-name="P9" draw:layer="layout" svg:width="0.083cm" svg:height="0.084cm" svg:x="7.138cm" svg:y="6.756cm" svg:viewBox="0 0 84 85" svg:d="M84 42c0-23-19-42-42-42s-42 19-42 42 19 43 42 43 42-20 42-43z">
            <text:p/>
          </draw:path>
        </draw:g>
        <draw:custom-shape draw:style-name="gr4" draw:text-style-name="P14" draw:layer="layout" svg:width="1cm" svg:height="1cm" svg:x="20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1.8cm" svg:height="1.6cm" svg:x="20.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1cm" svg:height="1cm" svg:x="19.40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4" draw:layer="layout" svg:width="1.8cm" svg:height="1.6cm" svg:x="18.601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draw:layer="layout" svg:width="2.4cm" svg:height="2.2cm" svg:x="20.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draw:layer="layout" svg:width="2.4cm" svg:height="2.2cm" svg:x="18.001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5" draw:layer="layout" svg:x1="20.41cm" svg:y1="6.728cm" svg:x2="20.41cm" svg:y2="11.15cm">
          <text:p/>
        </draw:line>
        <draw:line draw:style-name="gr7" draw:text-style-name="P15" draw:layer="layout" svg:x1="23.434cm" svg:y1="9.298cm" svg:x2="17.3cm" svg:y2="9.34cm">
          <text:p/>
        </draw:line>
        <draw:line draw:style-name="gr8" draw:text-style-name="P15" draw:layer="layout" svg:x1="17.3cm" svg:y1="9.372cm" svg:x2="16.846cm" svg:y2="9.334cm">
          <text:p/>
        </draw:line>
        <draw:line draw:style-name="gr8" draw:text-style-name="P15" draw:layer="layout" svg:x1="23.35cm" svg:y1="9.291cm" svg:x2="23.804cm" svg:y2="9.253cm">
          <text:p/>
        </draw:line>
        <draw:line draw:style-name="gr8" draw:text-style-name="P15" draw:layer="layout" svg:x1="20.443cm" svg:y1="11.033cm" svg:x2="20.443cm" svg:y2="11.449cm">
          <text:p/>
        </draw:line>
        <draw:line draw:style-name="gr8" draw:text-style-name="P15" draw:layer="layout" svg:x1="20.443cm" svg:y1="7.132cm" svg:x2="20.443cm" svg:y2="6.716cm">
          <text:p/>
        </draw:line>
        <draw:g>
          <svg:title>TexMaths</svg:title>
          <svg:desc>24§display§\text {Solution :}§svg§600§FALSE§</svg:desc>
          <draw:polygon draw:style-name="gr2" draw:text-style-name="P8" draw:layer="layout" svg:width="3.406cm" svg:height="0.529cm" svg:x="1.587cm" svg:y="7.443cm" svg:viewBox="0 0 3407 530" draw:points="1703,530 0,530 0,0 3407,0 3407,530">
            <text:p/>
          </draw:polygon>
          <draw:path draw:style-name="gr3" draw:text-style-name="P9" draw:layer="layout" svg:width="0.375cm" svg:height="0.613cm" svg:x="1.593cm" svg:y="7.401cm" svg:viewBox="0 0 376 614" svg:d="M248 269l-108-27c-54-14-86-58-86-108 0-59 46-111 113-111 140 0 159 140 165 177 0 5 0 11 10 11 11 0 11-4 11-21v-169c0-15 0-21-9-21-6 0-8 0-14 12l-28 47c-25-24-62-59-137-59-94 0-165 75-165 163 0 71 44 132 111 156 10 3 52 13 112 28 23 6 48 12 73 43 17 23 25 49 25 78 0 60-43 121-114 121-25 0-88-4-134-46-48-46-52-100-52-130 0-8-8-8-9-8-12 0-12 6-12 21v169c0 13 0 19 10 19 5 0 5 0 11-10 0-2 4-3 31-48 27 29 81 58 157 58 98 0 167-83 167-175 0-84-57-153-128-170z">
            <text:p/>
          </draw:path>
          <draw:path draw:style-name="gr3" draw:text-style-name="P9" draw:layer="layout" svg:width="0.375cm" svg:height="0.389cm" svg:x="2.036cm" svg:y="7.618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9" draw:layer="layout" svg:width="0.189cm" svg:height="0.586cm" svg:x="2.463cm" svg:y="7.411cm" svg:viewBox="0 0 190 587" svg:d="M123 0l-123 10v26c60 0 67 6 67 47v439c0 38-9 38-67 38v27c29-2 73-2 94-2s63 0 96 2v-27c-57 0-67 0-67-38z">
            <text:p/>
          </draw:path>
          <draw:path draw:style-name="gr3" draw:text-style-name="P9" draw:layer="layout" svg:width="0.425cm" svg:height="0.383cm" svg:x="2.697cm" svg:y="7.624cm" svg:viewBox="0 0 426 384" svg:d="M303 307v77l123-10v-27c-59 0-65-5-65-46v-301l-125 10v26c60 0 66 6 66 47v151c0 73-41 131-102 131-71 0-75-39-75-83v-282l-125 10v26c65 0 65 2 65 77v127c0 67 0 144 131 144 46 0 84-23 107-77z">
            <text:p/>
          </draw:path>
          <draw:path draw:style-name="gr3" draw:text-style-name="P9" draw:layer="layout" svg:width="0.266cm" svg:height="0.529cm" svg:x="3.154cm" svg:y="7.478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9" draw:layer="layout" svg:width="0.181cm" svg:height="0.565cm" svg:x="3.494cm" svg:y="7.432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75cm" svg:height="0.389cm" svg:x="3.724cm" svg:y="7.618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9" draw:layer="layout" svg:width="0.425cm" svg:height="0.373cm" svg:x="4.149cm" svg:y="7.624cm" svg:viewBox="0 0 426 374" svg:d="M65 83v228c0 36-7 36-65 36v27c29 0 73-2 96-2 21 0 65 2 94 2v-27c-56 0-65 0-65-36v-157c0-89 59-135 113-135s64 46 64 94v198c0 36-10 36-66 36v27c29 0 73-2 96-2 21 0 66 2 94 2v-27c-44 0-65 0-65-25v-161c0-73 0-100-27-130-11-14-40-31-88-31-64 0-102 36-127 88v-88l-119 10v26c60 0 65 6 65 47z">
            <text:p/>
          </draw:path>
          <draw:path draw:style-name="gr3" draw:text-style-name="P9" draw:layer="layout" svg:width="0.091cm" svg:height="0.364cm" svg:x="4.946cm" svg:y="7.631cm" svg:viewBox="0 0 92 365" svg:d="M92 44c0-23-21-44-46-44s-46 21-46 44c0 25 21 46 46 46s46-21 46-46zM92 320c0-25-21-44-46-44s-46 19-46 44 21 45 46 45 46-20 46-45z">
            <text:p/>
          </draw:path>
        </draw:g>
        <draw:g>
          <svg:title>TexMaths</svg:title>
          <svg:desc>14§display§X§svg§600§TRUE§</svg:desc>
          <draw:polygon draw:style-name="gr9" draw:text-style-name="P16" draw:layer="layout" svg:width="0.369cm" svg:height="0.287cm" svg:x="23.898cm" svg:y="9.128cm" svg:viewBox="0 0 370 288" draw:points="185,288 0,288 0,0 370,0 370,288">
            <text:p/>
          </draw:polygon>
          <draw:path draw:style-name="gr3" draw:text-style-name="P9" draw:layer="layout" svg:width="0.405cm" svg:height="0.336cm" svg:x="23.887cm" svg:y="9.103cm" svg:viewBox="0 0 406 337" svg:d="M226 134l-41-98c-3-4-3-6-3-7 0-2 8-12 29-13 5-1 9-1 9-10 0-6-5-6-6-6-21 0-42 1-63 1-12 0-43-1-55-1-3 0-9 0-9 10 0 6 5 6 11 6 31 0 33 4 37 15l58 138-104 112-6 6c-24 25-47 33-72 34-7 1-11 1-11 10 0 2 0 6 7 6 14 0 30-1 46-1 17 0 38 1 54 1 4 0 9 0 9-10 0-5-4-6-5-6-5 0-19-1-19-14 0-8 6-16 12-23l50-53 45-49 49 118c3 6 4 7 4 8 0 3-10 12-29 13-6 1-10 1-10 10 0 6 5 6 7 6 14 0 48-1 62-1 12 0 42 1 55 1 3 0 10 0 10-9 0-7-6-7-9-7-34 0-35-1-43-21-19-46-52-123-63-152 33-35 85-94 100-108 15-11 34-23 63-24 7-1 11-1 11-10 0-2 0-6-7-6-14 0-30 1-46 1-17 0-36-1-54-1-4 0-9 0-9 10 0 3 2 5 5 6 5 0 20 1 20 14 0 8-5 14-10 18z">
            <text:p/>
          </draw:path>
        </draw:g>
        <draw:g>
          <svg:title>TexMaths</svg:title>
          <svg:desc>14§display§Y§svg§600§TRUE§</svg:desc>
          <draw:polygon draw:style-name="gr9" draw:text-style-name="P16" draw:layer="layout" svg:width="0.326cm" svg:height="0.287cm" svg:x="20.795cm" svg:y="6.73cm" svg:viewBox="0 0 327 288" draw:points="163,288 0,288 0,0 327,0 327,288">
            <text:p/>
          </draw:polygon>
          <draw:path draw:style-name="gr3" draw:text-style-name="P9" draw:layer="layout" svg:width="0.357cm" svg:height="0.336cm" svg:x="20.787cm" svg:y="6.705cm" svg:viewBox="0 0 358 337" svg:d="M277 56l7-7c15-14 31-31 65-33 5-1 9-1 9-10 0-4-2-6-6-6-13 0-28 1-40 1-17 0-33-1-50-1-2 0-9 0-9 9 0 6 4 7 8 7 3 0 18 1 18 11 0 8-13 21-14 23l-115 132-54-146c-3-7-3-8-3-9 0-11 24-11 29-11 7 0 12 0 12-10 0-6-5-6-8-6-13 0-48 1-61 1-12 0-44-1-56-1-2 0-9 0-9 10 0 6 4 6 11 6 30 0 32 4 36 16l62 163c0 1 1 7 1 8s-19 80-23 89c-5 28-6 29-46 29-9 0-13 0-13 10 0 6 6 6 7 6 14 0 48-1 62-1s50 1 63 1c3 0 10 0 10-10 0-6-4-6-14-6-2 0-11 0-18 0-12-1-14-2-14-9 0-3 5-20 7-30l17-69c2-10 3-11 6-16z">
            <text:p/>
          </draw:path>
        </draw:g>
        <draw:g>
          <svg:title>TexMaths</svg:title>
          <svg:desc>22§display§\text {Given that the circle touches the }§svg§600§FALSE§</svg:desc>
          <draw:polygon draw:style-name="gr2" draw:text-style-name="P8" draw:layer="layout" svg:width="11.017cm" svg:height="0.485cm" svg:x="5.591cm" svg:y="7.541cm" svg:viewBox="0 0 11018 486" draw:points="5509,486 0,486 0,0 11018,0 11018,486">
            <text:p/>
          </draw:polygon>
          <draw:path draw:style-name="gr3" draw:text-style-name="P9" draw:layer="layout" svg:width="0.525cm" svg:height="0.562cm" svg:x="5.596cm" svg:y="7.502cm" svg:viewBox="0 0 526 563" svg:d="M417 498c9 17 41 47 49 47 7 0 7-5 7-17v-136c0-30 4-33 53-33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166cm" svg:height="0.518cm" svg:x="6.184cm" svg:y="7.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79cm" svg:height="0.342cm" svg:x="6.388cm" svg:y="7.713cm" svg:viewBox="0 0 380 343" svg:d="M308 76c7-18 21-51 72-51v-25c-17 2-40 2-58 2-19 0-54-2-69-2v25c30 0 39 17 39 33 0 7-2 9-5 18l-79 198-88-216c-4-10-4-12-4-14 0-19 30-19 44-19v-25c-23 0-67 2-84 2-21 0-53 0-76-2v25c49 0 53 3 62 28l112 276c6 11 6 14 16 14 11 0 14-7 16-14z">
            <text:p/>
          </draw:path>
          <draw:path draw:style-name="gr3" draw:text-style-name="P9" draw:layer="layout" svg:width="0.3cm" svg:height="0.356cm" svg:x="6.783cm" svg:y="7.70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7.129cm" svg:y="7.70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242cm" svg:height="0.485cm" svg:x="7.807cm" svg:y="7.57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7cm" svg:x="8.117cm" svg:y="7.511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49cm" svg:height="0.356cm" svg:x="8.555cm" svg:y="7.70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2 0 64 76 83 125 83 51 0 86-32 100-68zM220 162v77c0 74-55 101-90 101-38 0-70-29-70-67 0-43 33-108 160-111z">
            <text:p/>
          </draw:path>
          <draw:path draw:style-name="gr3" draw:text-style-name="P9" draw:layer="layout" svg:width="0.244cm" svg:height="0.485cm" svg:x="8.923cm" svg:y="7.572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9" draw:layer="layout" svg:width="0.242cm" svg:height="0.485cm" svg:x="9.481cm" svg:y="7.57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7cm" svg:x="9.792cm" svg:y="7.511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10.218cm" svg:y="7.70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10.826cm" svg:y="7.701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166cm" svg:height="0.518cm" svg:x="11.167cm" svg:y="7.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261cm" svg:height="0.342cm" svg:x="11.378cm" svg:y="7.706cm" svg:viewBox="0 0 262 343" svg:d="M107 86v-86l-107 9v24c55 0 62 6 62 43v209c0 33-9 33-62 33v25c30 0 67-2 88-2 32 0 69 0 100 2v-25h-17c-57 0-58-7-58-35v-119c0-78 31-146 91-146 5 0 7 0 9 0-4 1-18 10-18 30 0 22 16 33 34 33 14 0 33-9 33-33 0-25-24-48-58-48-56 0-84 53-97 86z">
            <text:p/>
          </draw:path>
          <draw:path draw:style-name="gr3" draw:text-style-name="P9" draw:layer="layout" svg:width="0.295cm" svg:height="0.356cm" svg:x="11.686cm" svg:y="7.701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173cm" svg:height="0.537cm" svg:x="12.029cm" svg:y="7.511cm" svg:viewBox="0 0 174 538" svg:d="M113 0l-113 9v24c55 0 62 6 62 43v403c0 35-9 35-62 35v24c26-1 67-1 86-1 20 0 58 0 88 1v-24c-53 0-61 0-61-35z">
            <text:p/>
          </draw:path>
          <draw:path draw:style-name="gr3" draw:text-style-name="P9" draw:layer="layout" svg:width="0.3cm" svg:height="0.356cm" svg:x="12.241cm" svg:y="7.70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42cm" svg:height="0.485cm" svg:x="12.834cm" svg:y="7.57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9" draw:layer="layout" svg:width="0.344cm" svg:height="0.356cm" svg:x="13.142cm" svg:y="7.70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9cm" svg:height="0.351cm" svg:x="13.533cm" svg:y="7.706cm" svg:viewBox="0 0 391 352" svg:d="M278 282v70l113-9v-25c-55 0-60-5-60-42v-276l-115 9v24c55 0 60 6 60 43v139c0 66-37 119-93 119-65 0-69-35-69-75v-259l-114 9v24c60 0 60 2 60 71v116c0 62 0 132 118 132 44 0 79-21 100-70z">
            <text:p/>
          </draw:path>
          <draw:path draw:style-name="gr3" draw:text-style-name="P9" draw:layer="layout" svg:width="0.295cm" svg:height="0.356cm" svg:x="13.964cm" svg:y="7.701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9cm" svg:height="0.537cm" svg:x="14.284cm" svg:y="7.511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14.71cm" svg:y="7.70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54cm" svg:height="0.356cm" svg:x="15.059cm" svg:y="7.70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242cm" svg:height="0.485cm" svg:x="15.61cm" svg:y="7.57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7cm" svg:x="15.921cm" svg:y="7.511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16.347cm" svg:y="7.70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</draw:g>
        <draw:g>
          <svg:title>TexMaths</svg:title>
          <svg:desc>22§display§Y \text {-axis at the origin. Therefore its }§svg§600§FALSE§</svg:desc>
          <draw:polygon draw:style-name="gr2" draw:text-style-name="P8" draw:layer="layout" svg:width="11.443cm" svg:height="0.628cm" svg:x="3.003cm" svg:y="8.64cm" svg:viewBox="0 0 11444 629" draw:points="5722,629 0,629 0,0 11444,0 11444,629">
            <text:p/>
          </draw:polygon>
          <draw:path draw:style-name="gr3" draw:text-style-name="P9" draw:layer="layout" svg:width="0.562cm" svg:height="0.529cm" svg:x="2.991cm" svg:y="8.619cm" svg:viewBox="0 0 563 530" svg:d="M437 88l10-11c23-22 49-49 102-52 7-2 14-2 14-16 0-5-3-9-9-9-21 0-44 2-63 2-26 0-53-2-79-2-4 0-14 0-14 14 0 9 7 11 12 11s28 1 28 17c0 13-19 34-21 37l-181 208-85-231c-5-10-5-12-5-14 0-17 39-17 46-17 10 0 19 0 19-16 0-9-9-9-12-9-21 0-76 2-97 2-19 0-69-2-88-2-3 0-14 0-14 16 0 9 7 9 18 9 47 0 49 7 56 26l97 255c0 2 1 11 1 13s-29 127-35 141c-9 44-10 45-72 45-14 0-21 0-21 16 0 9 9 9 11 9 22 0 75-2 98-2 21 0 78 2 99 2 5 0 16 0 16-16 0-9-8-9-23-9-2 0-16 0-29 0-17-1-21-3-21-14 0-5 7-31 11-47l26-109c4-16 6-18 11-25z">
            <text:p/>
          </draw:path>
          <draw:polygon draw:style-name="gr3" draw:text-style-name="P9" draw:layer="layout" svg:width="0.205cm" svg:height="0.045cm" svg:x="3.595cm" svg:y="8.957cm" svg:viewBox="0 0 206 46" draw:points="206,46 206,0 0,0 0,46">
            <text:p/>
          </draw:polygon>
          <draw:path draw:style-name="gr3" draw:text-style-name="P9" draw:layer="layout" svg:width="0.349cm" svg:height="0.357cm" svg:x="3.876cm" svg:y="8.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9" draw:layer="layout" svg:width="0.39cm" svg:height="0.334cm" svg:x="4.239cm" svg:y="8.812cm" svg:viewBox="0 0 391 335" svg:d="M213 153c25-30 53-68 72-88 25-28 56-40 92-40v-25c-20 2-43 2-64 2-23 0-63-2-74-2v25c16 1 23 10 23 23 0 12-9 22-12 28l-48 60-61-78c-7-9-7-10-7-14 0-12 12-19 28-19v-25c-21 0-72 2-85 2-15 0-52 0-73-2v25c54 0 56 0 91 47l77 101-73 91c-37 46-83 48-99 48v23c19-2 44-2 65-2s55 2 74 2v-23c-18-4-23-13-23-25 0-18 23-42 69-99l60 78c7 9 15 21 15 26 0 7-7 18-28 20v23c25 0 67-2 85-2 21 0 51 0 74 2v-23c-41 0-55-2-74-25z">
            <text:p/>
          </draw:path>
          <draw:path draw:style-name="gr3" draw:text-style-name="P9" draw:layer="layout" svg:width="0.166cm" svg:height="0.519cm" svg:x="4.663cm" svg:y="8.62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254cm" svg:height="0.357cm" svg:x="4.878cm" svg:y="8.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49cm" svg:height="0.357cm" svg:x="5.448cm" svg:y="8.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9" draw:layer="layout" svg:width="0.242cm" svg:height="0.485cm" svg:x="5.816cm" svg:y="8.67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244cm" svg:height="0.485cm" svg:x="6.376cm" svg:y="8.67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39cm" svg:height="0.538cm" svg:x="6.685cm" svg:y="8.61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9" draw:layer="layout" svg:width="0.3cm" svg:height="0.357cm" svg:x="7.113cm" svg:y="8.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44cm" svg:height="0.357cm" svg:x="7.713cm" svg:y="8.8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9" draw:layer="layout" svg:width="0.261cm" svg:height="0.342cm" svg:x="8.101cm" svg:y="8.80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166cm" svg:height="0.519cm" svg:x="8.407cm" svg:y="8.62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355cm" svg:height="0.512cm" svg:x="8.618cm" svg:y="8.796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166cm" svg:height="0.519cm" svg:x="9.009cm" svg:y="8.62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39cm" svg:height="0.342cm" svg:x="9.224cm" svg:y="8.80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4cm" svg:x="9.693cm" svg:y="9.064cm" svg:viewBox="0 0 84 85" svg:d="M84 42c0-23-19-42-42-42s-42 19-42 42 19 43 42 43 42-20 42-43z">
            <text:p/>
          </draw:path>
          <draw:path draw:style-name="gr3" draw:text-style-name="P9" draw:layer="layout" svg:width="0.502cm" svg:height="0.524cm" svg:x="10.214cm" svg:y="8.622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9" draw:layer="layout" svg:width="0.39cm" svg:height="0.538cm" svg:x="10.769cm" svg:y="8.61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9" draw:layer="layout" svg:width="0.3cm" svg:height="0.357cm" svg:x="11.195cm" svg:y="8.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61cm" svg:height="0.342cm" svg:x="11.54cm" svg:y="8.805cm" svg:viewBox="0 0 262 343" svg:d="M107 86v-86l-107 9v24c55 0 62 6 62 43v209c0 34-9 34-62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11.843cm" svg:y="8.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51cm" svg:height="0.547cm" svg:x="12.189cm" svg:y="8.601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9" draw:layer="layout" svg:width="0.344cm" svg:height="0.357cm" svg:x="12.422cm" svg:y="8.8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9" draw:layer="layout" svg:width="0.261cm" svg:height="0.342cm" svg:x="12.809cm" svg:y="8.80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13.112cm" svg:y="8.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166cm" svg:height="0.519cm" svg:x="13.717cm" svg:y="8.62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244cm" svg:height="0.485cm" svg:x="13.921cm" svg:y="8.67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254cm" svg:height="0.357cm" svg:x="14.233cm" svg:y="8.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</draw:g>
        <draw:g>
          <svg:title>TexMaths</svg:title>
          <svg:desc>22§display§\text {centre lies on }X \text{-axis. Let } (a, 0) \text{ be the}§svg§600§FALSE§</svg:desc>
          <draw:polygon draw:style-name="gr2" draw:text-style-name="P8" draw:layer="layout" svg:width="12.952cm" svg:height="0.696cm" svg:x="3.104cm" svg:y="9.742cm" svg:viewBox="0 0 12953 697" draw:points="6476,697 0,697 0,0 12953,0 12953,697">
            <text:p/>
          </draw:polygon>
          <draw:path draw:style-name="gr3" draw:text-style-name="P9" draw:layer="layout" svg:width="0.295cm" svg:height="0.356cm" svg:x="3.092cm" svg:y="9.937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cm" svg:height="0.356cm" svg:x="3.432cm" svg:y="9.9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3.778cm" svg:y="9.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244cm" svg:height="0.485cm" svg:x="4.176cm" svg:y="9.80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261cm" svg:height="0.342cm" svg:x="4.484cm" svg:y="9.9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cm" svg:height="0.356cm" svg:x="4.787cm" svg:y="9.9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173cm" svg:height="0.537cm" svg:x="5.39cm" svg:y="9.747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166cm" svg:height="0.518cm" svg:x="5.607cm" svg:y="9.7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cm" svg:height="0.356cm" svg:x="5.816cm" svg:y="9.9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54cm" svg:height="0.356cm" svg:x="6.165cm" svg:y="9.9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44cm" svg:height="0.356cm" svg:x="6.723cm" svg:y="9.93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7.113cm" svg:y="9.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638cm" svg:height="0.528cm" svg:x="7.796cm" svg:y="9.754cm" svg:viewBox="0 0 639 529" svg:d="M356 211l-66-155c-3-5-3-9-3-10 0-4 12-20 46-21 7-2 14-2 14-16 0-9-9-9-11-9-32 0-65 2-98 2-20 0-67-2-87-2-5 0-14 0-14 16 0 9 7 9 18 9 47 0 51 7 58 24l91 217-163 176-11 8c-37 41-74 53-112 55-11 2-18 2-18 16 0 1 0 8 11 8 22 0 49-1 72-1 28 0 60 1 86 1 5 0 14 0 14-15 0-7-7-9-9-9-7 0-30-2-30-23 0-12 11-25 20-35l79-85 70-75 79 184c2 9 4 11 4 13 0 5-16 19-46 21-9 2-16 2-16 16 0 8 9 8 13 8 21 0 75-1 96-1 20 0 67 1 87 1 5 0 16 0 16-14 0-10-9-10-15-10-52 0-54-2-66-34-30-72-83-193-101-239 53-54 134-148 159-169 23-17 52-37 98-38 11-2 18-2 18-16 0-2 0-9-11-9-23 0-47 2-72 2-28 0-58-2-86-2-5 0-14 0-14 16 0 5 3 7 9 9 7 0 31 1 31 22 0 13-9 22-16 29z">
            <text:p/>
          </draw:path>
          <draw:polygon draw:style-name="gr3" draw:text-style-name="P9" draw:layer="layout" svg:width="0.205cm" svg:height="0.045cm" svg:x="8.486cm" svg:y="10.094cm" svg:viewBox="0 0 206 46" draw:points="206,46 206,0 0,0 0,46">
            <text:p/>
          </draw:polygon>
          <draw:path draw:style-name="gr3" draw:text-style-name="P9" draw:layer="layout" svg:width="0.349cm" svg:height="0.356cm" svg:x="8.768cm" svg:y="9.937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39cm" svg:height="0.333cm" svg:x="9.13cm" svg:y="9.949cm" svg:viewBox="0 0 391 334" svg:d="M213 153c25-30 53-69 72-88 25-28 56-40 92-40v-25c-20 2-43 2-64 2-23 0-63-2-74-2v25c16 1 23 10 23 22 0 13-9 23-12 29l-48 59-61-77c-7-9-7-11-7-14 0-12 12-19 28-19v-25c-21 0-72 2-85 2-15 0-52 0-73-2v25c54 0 56 0 91 47l77 100-73 92c-37 46-83 47-99 47v23c19-2 44-2 65-2s55 2 74 2v-23c-18-3-23-12-23-24 0-18 23-42 69-99l60 78c7 8 15 21 15 26 0 7-7 18-28 19v23c25 0 67-2 85-2 21 0 51 0 74 2v-23c-41 0-55-1-72-24z">
            <text:p/>
          </draw:path>
          <draw:path draw:style-name="gr3" draw:text-style-name="P9" draw:layer="layout" svg:width="0.166cm" svg:height="0.518cm" svg:x="9.554cm" svg:y="9.7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254cm" svg:height="0.356cm" svg:x="9.769cm" svg:y="9.9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083cm" svg:height="0.083cm" svg:x="10.116cm" svg:y="10.201cm" svg:viewBox="0 0 84 84" svg:d="M84 42c0-23-19-42-42-42s-42 19-42 42 19 42 42 42 42-19 42-42z">
            <text:p/>
          </draw:path>
          <draw:path draw:style-name="gr3" draw:text-style-name="P9" draw:layer="layout" svg:width="0.425cm" svg:height="0.528cm" svg:x="10.633cm" svg:y="9.754cm" svg:viewBox="0 0 426 529" svg:d="M426 329h-19c-9 79-20 176-157 176h-63c-36 0-37-5-37-30v-413c0-27 0-37 74-37h24v-25c-28 2-98 2-130 2-30 0-92 0-118-2v25h19c60 0 60 8 60 35v410c0 28 0 35-60 35h-19v24h405z">
            <text:p/>
          </draw:path>
          <draw:path draw:style-name="gr3" draw:text-style-name="P9" draw:layer="layout" svg:width="0.3cm" svg:height="0.356cm" svg:x="11.112cm" svg:y="9.9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42cm" svg:height="0.485cm" svg:x="11.448cm" svg:y="9.80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18cm" svg:height="0.773cm" svg:x="12.069cm" svg:y="9.70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55cm" svg:height="0.351cm" svg:x="12.325cm" svg:y="9.94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9" draw:layer="layout" svg:width="0.091cm" svg:height="0.231cm" svg:x="12.768cm" svg:y="10.201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9" draw:layer="layout" svg:width="0.326cm" svg:height="0.532cm" svg:x="13.076cm" svg:y="9.768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9" draw:layer="layout" svg:width="0.18cm" svg:height="0.773cm" svg:x="13.475cm" svg:y="9.70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83cm" svg:height="0.546cm" svg:x="14.012cm" svg:y="9.747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9" draw:layer="layout" svg:width="0.3cm" svg:height="0.356cm" svg:x="14.463cm" svg:y="9.9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42cm" svg:height="0.485cm" svg:x="15.058cm" svg:y="9.80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7cm" svg:x="15.369cm" svg:y="9.74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15.795cm" svg:y="9.9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</draw:g>
        <draw:g>
          <svg:title>TexMaths</svg:title>
          <svg:desc>22§display§\text{centre of any circle from this family.}§svg§600§FALSE§</svg:desc>
          <draw:polygon draw:style-name="gr2" draw:text-style-name="P8" draw:layer="layout" svg:width="12.11cm" svg:height="0.627cm" svg:x="3.107cm" svg:y="10.842cm" svg:viewBox="0 0 12111 628" draw:points="6056,628 0,628 0,0 12111,0 12111,628">
            <text:p/>
          </draw:polygon>
          <draw:path draw:style-name="gr3" draw:text-style-name="P9" draw:layer="layout" svg:width="0.295cm" svg:height="0.356cm" svg:x="3.095cm" svg:y="11.002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cm" svg:height="0.356cm" svg:x="3.435cm" svg:y="11.00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3.781cm" svg:y="11.00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244cm" svg:height="0.485cm" svg:x="4.179cm" svg:y="10.873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9" draw:layer="layout" svg:width="0.261cm" svg:height="0.342cm" svg:x="4.487cm" svg:y="11.00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4.79cm" svg:y="11.00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44cm" svg:height="0.356cm" svg:x="5.39cm" svg:y="11.00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1cm" svg:height="0.546cm" svg:x="5.781cm" svg:y="10.803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9" draw:layer="layout" svg:width="0.349cm" svg:height="0.356cm" svg:x="6.283cm" svg:y="11.00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39cm" svg:height="0.342cm" svg:x="6.661cm" svg:y="11.00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79cm" svg:height="0.492cm" svg:x="7.059cm" svg:y="11.014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9" draw:layer="layout" svg:width="0.295cm" svg:height="0.356cm" svg:x="7.736cm" svg:y="11.00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166cm" svg:height="0.518cm" svg:x="8.08cm" svg:y="10.83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8.291cm" svg:y="11.00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295cm" svg:height="0.356cm" svg:x="8.597cm" svg:y="11.00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173cm" svg:height="0.538cm" svg:x="8.94cm" svg:y="10.812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cm" svg:height="0.356cm" svg:x="9.151cm" svg:y="11.00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51cm" svg:height="0.546cm" svg:x="9.757cm" svg:y="10.803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9" draw:layer="layout" svg:width="0.261cm" svg:height="0.342cm" svg:x="9.989cm" svg:y="11.00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4cm" svg:height="0.356cm" svg:x="10.292cm" svg:y="11.00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604cm" svg:height="0.342cm" svg:x="10.683cm" svg:y="11.007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9" draw:layer="layout" svg:width="0.244cm" svg:height="0.485cm" svg:x="11.573cm" svg:y="10.873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9" draw:layer="layout" svg:width="0.39cm" svg:height="0.538cm" svg:x="11.885cm" svg:y="10.812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166cm" svg:height="0.518cm" svg:x="12.314cm" svg:y="10.83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12.529cm" svg:y="11.00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51cm" svg:height="0.546cm" svg:x="13.092cm" svg:y="10.803cm" svg:viewBox="0 0 252 547" svg:d="M111 213v-90c0-68 37-105 72-105 2 0 12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9" draw:layer="layout" svg:width="0.349cm" svg:height="0.356cm" svg:x="13.335cm" svg:y="11.00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604cm" svg:height="0.342cm" svg:x="13.715cm" svg:y="11.007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9" draw:layer="layout" svg:width="0.166cm" svg:height="0.518cm" svg:x="14.36cm" svg:y="10.83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173cm" svg:height="0.538cm" svg:x="14.574cm" svg:y="10.812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79cm" svg:height="0.492cm" svg:x="14.778cm" svg:y="11.014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9" draw:layer="layout" svg:width="0.083cm" svg:height="0.083cm" svg:x="15.175cm" svg:y="11.266cm" svg:viewBox="0 0 84 84" svg:d="M84 42c0-23-19-42-42-42s-42 19-42 42 19 42 42 42 42-19 42-42z">
            <text:p/>
          </draw:path>
        </draw:g>
        <draw:g>
          <svg:title>TexMaths</svg:title>
          <svg:desc>22§display§\text{Then equation of the circle is given by.}§svg§600§FALSE§</svg:desc>
          <draw:polygon draw:style-name="gr2" draw:text-style-name="P8" draw:layer="layout" svg:width="13.031cm" svg:height="0.628cm" svg:x="3.107cm" svg:y="11.942cm" svg:viewBox="0 0 13032 629" draw:points="6516,629 0,629 0,0 13032,0 13032,629">
            <text:p/>
          </draw:polygon>
          <draw:path draw:style-name="gr3" draw:text-style-name="P9" draw:layer="layout" svg:width="0.502cm" svg:height="0.524cm" svg:x="3.096cm" svg:y="11.924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9" draw:layer="layout" svg:width="0.39cm" svg:height="0.538cm" svg:x="3.65cm" svg:y="11.912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9" draw:layer="layout" svg:width="0.3cm" svg:height="0.357cm" svg:x="4.078cm" svg:y="12.10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9cm" svg:height="0.342cm" svg:x="4.425cm" svg:y="12.10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7cm" svg:x="5.108cm" svg:y="12.10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83cm" svg:height="0.492cm" svg:x="5.456cm" svg:y="12.107cm" svg:viewBox="0 0 384 493" svg:d="M269 296v139c0 35-9 35-61 35v23c26 0 67-2 88-2s60 2 88 2v-23c-53 0-62 0-62-35v-435h-18l-28 70c-10-21-42-70-104-70-91 0-172 76-172 176 0 97 76 176 165 176 55 0 87-33 104-56zM271 129v109c0 24-14 46-32 65-8 10-33 32-70 32-56 0-104-69-104-159 0-91 55-157 111-157 62 0 95 67 95 110z">
            <text:p/>
          </draw:path>
          <draw:path draw:style-name="gr3" draw:text-style-name="P9" draw:layer="layout" svg:width="0.39cm" svg:height="0.351cm" svg:x="5.863cm" svg:y="12.107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9" draw:layer="layout" svg:width="0.349cm" svg:height="0.357cm" svg:x="6.301cm" svg:y="12.10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9" draw:layer="layout" svg:width="0.244cm" svg:height="0.485cm" svg:x="6.669cm" svg:y="11.97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166cm" svg:height="0.519cm" svg:x="6.981cm" svg:y="11.93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344cm" svg:height="0.357cm" svg:x="7.192cm" svg:y="12.10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9" draw:layer="layout" svg:width="0.39cm" svg:height="0.342cm" svg:x="7.582cm" svg:y="12.10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44cm" svg:height="0.357cm" svg:x="8.265cm" svg:y="12.10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9" draw:layer="layout" svg:width="0.251cm" svg:height="0.547cm" svg:x="8.656cm" svg:y="11.903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9" draw:layer="layout" svg:width="0.244cm" svg:height="0.485cm" svg:x="9.14cm" svg:y="11.97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39cm" svg:height="0.538cm" svg:x="9.45cm" svg:y="11.912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9" draw:layer="layout" svg:width="0.3cm" svg:height="0.357cm" svg:x="9.878cm" svg:y="12.10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95cm" svg:height="0.357cm" svg:x="10.483cm" svg:y="12.102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9" draw:layer="layout" svg:width="0.166cm" svg:height="0.519cm" svg:x="10.826cm" svg:y="11.93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261cm" svg:height="0.342cm" svg:x="11.038cm" svg:y="12.107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295cm" svg:height="0.357cm" svg:x="11.344cm" svg:y="12.102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9" draw:layer="layout" svg:width="0.173cm" svg:height="0.538cm" svg:x="11.687cm" svg:y="11.912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cm" svg:height="0.357cm" svg:x="11.898cm" svg:y="12.10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166cm" svg:height="0.519cm" svg:x="12.504cm" svg:y="11.93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254cm" svg:height="0.357cm" svg:x="12.718cm" svg:y="12.10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55cm" svg:height="0.512cm" svg:x="13.276cm" svg:y="12.098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166cm" svg:height="0.519cm" svg:x="13.667cm" svg:y="11.93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379cm" svg:height="0.342cm" svg:x="13.871cm" svg:y="12.114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9" draw:layer="layout" svg:width="0.3cm" svg:height="0.357cm" svg:x="14.266cm" svg:y="12.10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9cm" svg:height="0.342cm" svg:x="14.612cm" svg:y="12.10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83cm" svg:height="0.547cm" svg:x="15.297cm" svg:y="11.912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9" draw:layer="layout" svg:width="0.379cm" svg:height="0.492cm" svg:x="15.696cm" svg:y="12.114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9" draw:layer="layout" svg:width="0.083cm" svg:height="0.084cm" svg:x="16.093cm" svg:y="12.366cm" svg:viewBox="0 0 84 85" svg:d="M84 42c0-23-19-42-42-42s-42 19-42 42 19 43 42 43 42-20 42-43z">
            <text:p/>
          </draw:path>
        </draw:g>
        <draw:g>
          <svg:title>TexMaths</svg:title>
          <svg:desc>22§display§( x - a )^2 + ( y - 0 )^2 = a^2§svg§600§FALSE§</svg:desc>
          <draw:polygon draw:style-name="gr2" draw:text-style-name="P8" draw:layer="layout" svg:width="8.012cm" svg:height="0.795cm" svg:x="3.097cm" svg:y="12.943cm" svg:viewBox="0 0 8013 796" draw:points="4006,796 0,796 0,0 8013,0 8013,796">
            <text:p/>
          </draw:polygon>
          <draw:path draw:style-name="gr3" draw:text-style-name="P9" draw:layer="layout" svg:width="0.18cm" svg:height="0.773cm" svg:x="3.134cm" svg:y="13.00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3.382cm" svg:y="13.2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4.037cm" svg:y="13.374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4.776cm" svg:y="13.24cm" svg:viewBox="0 0 356 352" svg:d="M259 49c-14-28-37-49-72-49-90 0-187 114-187 227 0 74 42 125 104 125 16 0 54-4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9" draw:layer="layout" svg:width="0.18cm" svg:height="0.773cm" svg:x="5.198cm" svg:y="13.00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24cm" svg:height="0.36cm" svg:x="5.489cm" svg:y="12.90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6.017cm" svg:y="13.13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18cm" svg:height="0.773cm" svg:x="6.823cm" svg:y="13.00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58cm" svg:height="0.501cm" svg:x="7.071cm" svg:y="13.24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472cm" svg:height="0.032cm" svg:x="7.691cm" svg:y="13.374cm" svg:viewBox="0 0 473 33" svg:d="M447 33c12 0 26 0 26-17 0-16-14-16-26-16h-421c-12 0-26 0-26 16 0 17 14 17 26 17z">
            <text:p/>
          </draw:path>
          <draw:path draw:style-name="gr3" draw:text-style-name="P9" draw:layer="layout" svg:width="0.326cm" svg:height="0.532cm" svg:x="8.43cm" svg:y="13.068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9" draw:layer="layout" svg:width="0.18cm" svg:height="0.773cm" svg:x="8.831cm" svg:y="13.00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24cm" svg:height="0.36cm" svg:x="9.121cm" svg:y="12.90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9.692cm" svg:y="13.2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5cm" svg:height="0.351cm" svg:x="10.496cm" svg:y="13.24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10.908cm" svg:y="12.90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\text {i.e. } x^2 + y^2 - 2ax = 0§svg§600§FALSE§</svg:desc>
          <draw:polygon draw:style-name="gr2" draw:text-style-name="P8" draw:layer="layout" svg:width="7.312cm" svg:height="0.761cm" svg:x="3.111cm" svg:y="14.144cm" svg:viewBox="0 0 7313 762" draw:points="3656,762 0,762 0,0 7313,0 7313,762">
            <text:p/>
          </draw:polygon>
          <draw:path draw:style-name="gr3" draw:text-style-name="P9" draw:layer="layout" svg:width="0.166cm" svg:height="0.518cm" svg:x="3.097cm" svg:y="14.267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083cm" svg:height="0.084cm" svg:x="3.354cm" svg:y="14.702cm" svg:viewBox="0 0 84 85" svg:d="M84 42c0-23-19-42-42-42s-42 19-42 42 19 43 42 43 42-20 42-43z">
            <text:p/>
          </draw:path>
          <draw:path draw:style-name="gr3" draw:text-style-name="P9" draw:layer="layout" svg:width="0.3cm" svg:height="0.356cm" svg:x="3.523cm" svg:y="14.4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4cm" svg:x="3.912cm" svg:y="14.702cm" svg:viewBox="0 0 84 85" svg:d="M84 42c0-23-19-42-42-42s-42 19-42 42 19 43 42 43 42-20 42-43z">
            <text:p/>
          </draw:path>
          <draw:path draw:style-name="gr3" draw:text-style-name="P9" draw:layer="layout" svg:width="0.386cm" svg:height="0.351cm" svg:x="4.426cm" svg:y="14.4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88cm" svg:y="14.1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5.408cm" svg:y="14.33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6.16cm" svg:y="14.441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24cm" svg:height="0.36cm" svg:x="6.578cm" svg:y="14.1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7.128cm" svg:y="14.575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7.876cm" svg:y="14.26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55cm" svg:height="0.351cm" svg:x="8.254cm" svg:y="14.441cm" svg:viewBox="0 0 356 352" svg:d="M259 49c-14-28-37-49-72-49-90 0-187 114-187 227 0 74 42 125 104 125 16 0 54-3 100-58 7 32 34 58 71 58 28 0 45-18 58-42 12-28 23-76 23-78 0-7-8-7-9-7-9 0-9 2-11 14-14 50-28 95-60 95-21 0-23-19-23-35 0-17 2-23 11-58 9-31 9-40 16-68l28-110c5-23 5-23 5-26 0-14-9-21-21-21-19 0-32 17-33 33zM208 252c-4 14-4 14-16 28-34 42-65 54-86 54-41 0-51-42-51-72 0-38 24-135 44-170 22-46 58-74 89-74 51 0 62 63 62 68 0 4-2 9-4 13z">
            <text:p/>
          </draw:path>
          <draw:path draw:style-name="gr3" draw:text-style-name="P9" draw:layer="layout" svg:width="0.386cm" svg:height="0.351cm" svg:x="8.655cm" svg:y="14.4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9.333cm" svg:y="14.4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0.136cm" svg:y="14.269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</draw:g>
        <draw:g>
          <svg:title>TexMaths</svg:title>
          <svg:desc>22§display§\text {i.e. } x^2 - 2ax + a^2 + y^2 = a^2§svg§600§FALSE§</svg:desc>
          <draw:polygon draw:style-name="gr2" draw:text-style-name="P8" draw:layer="layout" svg:width="9.338cm" svg:height="0.761cm" svg:x="12.011cm" svg:y="12.944cm" svg:viewBox="0 0 9339 762" draw:points="4670,762 0,762 0,0 9339,0 9339,762">
            <text:p/>
          </draw:polygon>
          <draw:path draw:style-name="gr3" draw:text-style-name="P9" draw:layer="layout" svg:width="0.166cm" svg:height="0.518cm" svg:x="11.997cm" svg:y="13.067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083cm" svg:height="0.084cm" svg:x="12.254cm" svg:y="13.502cm" svg:viewBox="0 0 84 85" svg:d="M84 42c0-23-19-42-42-42s-42 19-42 42 19 43 42 43 42-20 42-43z">
            <text:p/>
          </draw:path>
          <draw:path draw:style-name="gr3" draw:text-style-name="P9" draw:layer="layout" svg:width="0.3cm" svg:height="0.356cm" svg:x="12.423cm" svg:y="13.2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4cm" svg:x="12.812cm" svg:y="13.502cm" svg:viewBox="0 0 84 85" svg:d="M84 42c0-23-19-42-42-42s-42 19-42 42 19 43 42 43 42-20 42-43z">
            <text:p/>
          </draw:path>
          <draw:path draw:style-name="gr3" draw:text-style-name="P9" draw:layer="layout" svg:width="0.386cm" svg:height="0.351cm" svg:x="13.326cm" svg:y="13.2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13.78cm" svg:y="12.9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4.329cm" svg:y="13.375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15.077cm" svg:y="13.06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9" draw:layer="layout" svg:width="0.355cm" svg:height="0.351cm" svg:x="15.456cm" svg:y="13.241cm" svg:viewBox="0 0 356 352" svg:d="M259 49c-14-28-37-49-72-49-90 0-187 114-187 227 0 74 42 125 104 125 16 0 54-3 100-58 7 32 34 58 71 58 28 0 45-18 58-42 12-28 23-76 23-78 0-7-7-7-9-7-7 0-9 2-11 14-14 50-28 95-60 95-21 0-23-19-23-35 0-17 2-23 11-58 9-31 9-40 16-68l28-110c5-23 5-23 5-26 0-14-8-21-21-21-19 0-31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386cm" svg:height="0.351cm" svg:x="15.855cm" svg:y="13.2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517cm" svg:x="16.491cm" svg:y="13.13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5cm" svg:height="0.351cm" svg:x="17.251cm" svg:y="13.241cm" svg:viewBox="0 0 356 352" svg:d="M259 49c-14-28-37-49-72-49-90 0-187 114-187 227 0 74 42 125 104 125 16 0 54-3 100-58 7 32 34 58 71 58 28 0 45-18 58-42 12-28 23-76 23-78 0-7-7-7-9-7-7 0-9 2-11 14-14 50-28 95-60 95-21 0-23-19-23-35 0-17 2-23 11-58 9-31 9-40 16-68l28-110c5-23 5-23 5-26 0-14-8-21-21-21-19 0-31 17-33 33zM208 252c-4 14-4 14-14 28-36 42-67 54-88 54-39 0-51-42-51-72 0-38 26-135 44-170 22-46 58-74 89-74 51 0 62 63 62 68 0 4-2 9-4 13z">
            <text:p/>
          </draw:path>
          <draw:path draw:style-name="gr3" draw:text-style-name="P9" draw:layer="layout" svg:width="0.24cm" svg:height="0.36cm" svg:x="17.663cm" svg:y="12.9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18.191cm" svg:y="13.13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18.944cm" svg:y="13.241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24cm" svg:height="0.36cm" svg:x="19.362cm" svg:y="12.9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19.934cm" svg:y="13.2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5cm" svg:height="0.351cm" svg:x="20.736cm" svg:y="13.241cm" svg:viewBox="0 0 356 352" svg:d="M259 49c-14-28-37-49-72-49-90 0-187 114-187 227 0 74 42 125 104 125 16 0 54-3 100-58 7 32 34 58 71 58 28 0 45-18 58-42 12-28 23-76 23-78 0-7-7-7-9-7-7 0-9 2-11 14-14 50-28 95-60 95-21 0-23-19-23-35 0-17 2-23 11-58 9-31 9-40 16-68l28-110c5-23 5-23 5-26 0-14-8-21-21-21-19 0-31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21.15cm" svg:y="12.9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display§.\ .\ . \ \text {(1)} §svg§600§FALSE§</svg:desc>
          <draw:polygon draw:style-name="gr2" draw:text-style-name="P8" draw:layer="layout" svg:width="2.252cm" svg:height="0.696cm" svg:x="11.589cm" svg:y="14.24cm" svg:viewBox="0 0 2253 697" draw:points="1127,697 0,697 0,0 2253,0 2253,697">
            <text:p/>
          </draw:polygon>
          <draw:path draw:style-name="gr3" draw:text-style-name="P9" draw:layer="layout" svg:width="0.083cm" svg:height="0.083cm" svg:x="11.617cm" svg:y="14.699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2.089cm" svg:y="14.699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2.562cm" svg:y="14.699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3.045cm" svg:y="14.201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256cm" svg:height="0.516cm" svg:x="13.337cm" svg:y="14.2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3.7cm" svg:y="14.201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>
          <svg:title>TexMaths</svg:title>
          <svg:desc>22§display§\text {where } a  \text { is an arbitrary constant.}§svg§600§FALSE§</svg:desc>
          <draw:polygon draw:style-name="gr2" draw:text-style-name="P8" draw:layer="layout" svg:width="10.98cm" svg:height="0.619cm" svg:x="14.314cm" svg:y="14.341cm" svg:viewBox="0 0 10981 620" draw:points="5489,620 0,620 0,0 10981,0 10981,620">
            <text:p/>
          </draw:polygon>
          <draw:path draw:style-name="gr3" draw:text-style-name="P9" draw:layer="layout" svg:width="0.531cm" svg:height="0.342cm" svg:x="14.289cm" svg:y="14.506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9" draw:layer="layout" svg:width="0.39cm" svg:height="0.538cm" svg:x="14.857cm" svg:y="14.302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15.285cm" svg:y="14.49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5.628cm" svg:y="14.49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5.931cm" svg:y="14.49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55cm" svg:height="0.351cm" svg:x="16.542cm" svg:y="14.497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9" draw:layer="layout" svg:width="0.166cm" svg:height="0.518cm" svg:x="17.204cm" svg:y="14.32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17.418cm" svg:y="14.49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49cm" svg:height="0.356cm" svg:x="17.987cm" svg:y="14.492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9" draw:layer="layout" svg:width="0.39cm" svg:height="0.342cm" svg:x="18.367cm" svg:y="14.49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49cm" svg:height="0.356cm" svg:x="19.06cm" svg:y="14.492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9" draw:layer="layout" svg:width="0.261cm" svg:height="0.342cm" svg:x="19.437cm" svg:y="14.49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83cm" svg:height="0.546cm" svg:x="19.74cm" svg:y="14.302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9" draw:layer="layout" svg:width="0.166cm" svg:height="0.518cm" svg:x="20.173cm" svg:y="14.32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42cm" svg:height="0.485cm" svg:x="20.377cm" svg:y="14.364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261cm" svg:height="0.342cm" svg:x="20.685cm" svg:y="14.49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6cm" svg:x="20.998cm" svg:y="14.49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261cm" svg:height="0.342cm" svg:x="21.375cm" svg:y="14.49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79cm" svg:height="0.492cm" svg:x="21.67cm" svg:y="14.506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79-44 99-88z">
            <text:p/>
          </draw:path>
          <draw:path draw:style-name="gr3" draw:text-style-name="P9" draw:layer="layout" svg:width="0.295cm" svg:height="0.356cm" svg:x="22.348cm" svg:y="14.492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22.686cm" svg:y="14.49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23.077cm" svg:y="14.49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254cm" svg:height="0.356cm" svg:x="23.506cm" svg:y="14.49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23.8cm" svg:y="14.364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49cm" svg:height="0.356cm" svg:x="24.119cm" svg:y="14.49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39cm" svg:height="0.342cm" svg:x="24.499cm" svg:y="14.49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244cm" svg:height="0.485cm" svg:x="24.897cm" svg:y="14.364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083cm" svg:height="0.083cm" svg:x="25.249cm" svg:y="14.756cm" svg:viewBox="0 0 84 84" svg:d="M84 42c0-23-19-42-42-42s-42 19-42 42 19 42 42 42 42-19 42-4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9">
        <draw:frame presentation:style-name="pr11" draw:text-style-name="P7" draw:layer="layout" svg:width="26.6cm" svg:height="14.633cm" svg:x="0.8cm" svg:y="0.6cm" presentation:class="subtitle" presentation:user-transformed="true">
          <draw:text-box>
            <text:p text:style-name="P6"><text:span text:style-name="T8"><text:tab/>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######</text:span><text:span text:style-name="T19"><text:tab/></text:span><text:span text:style-name="T19"><text:tab/></text:span><text:span text:style-name="T19">DONE</text:span><text:span text:style-name="T19"><text:tab/></text:span><text:span text:style-name="T19"><text:tab/></text:span><text:span text:style-name="T19">######</text:span><text:span text:style-name="T8"> <text:s text:c="10"/></text:span></text:p>
          </draw:text-box>
        </draw:frame>
        <draw:g>
          <svg:title>TexMaths</svg:title>
          <svg:desc>22§display§\text {is the required differential equation.}§svg§600§FALSE§</svg:desc>
          <draw:polygon draw:style-name="gr2" draw:text-style-name="P8" draw:layer="layout" svg:width="11.98cm" svg:height="0.619cm" svg:x="12.505cm" svg:y="11.848cm" svg:viewBox="0 0 11981 620" draw:points="5991,620 0,620 0,0 11981,0 11981,620">
            <text:p/>
          </draw:polygon>
          <draw:path draw:style-name="gr3" draw:text-style-name="P9" draw:layer="layout" svg:width="0.166cm" svg:height="0.518cm" svg:x="12.491cm" svg:y="11.8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12.707cm" svg:y="12.00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13.258cm" svg:y="11.87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13.57cm" svg:y="11.81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13.996cm" svg:y="12.0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4.598cm" svg:y="12.01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4.9cm" svg:y="12.0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5.249cm" svg:y="12.013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15.655cm" svg:y="12.013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16.085cm" svg:y="11.8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16.296cm" svg:y="12.01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6.599cm" svg:y="12.0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16.947cm" svg:y="11.818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383cm" svg:height="0.546cm" svg:x="17.633cm" svg:y="11.818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166cm" svg:height="0.518cm" svg:x="18.063cm" svg:y="11.8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465cm" svg:height="0.546cm" svg:x="18.272cm" svg:y="11.809cm" svg:viewBox="0 0 466 547" svg:d="M327 236h88v-23h-91v-90c0-70 39-105 72-105 3 0 14 0 26 5-8 3-23 12-23 32 0 17 13 33 34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9" draw:layer="layout" svg:width="0.3cm" svg:height="0.356cm" svg:x="18.725cm" svg:y="12.0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9.068cm" svg:y="12.01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9.372cm" svg:y="12.0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9.719cm" svg:y="12.01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242cm" svg:height="0.485cm" svg:x="20.117cm" svg:y="11.87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20.428cm" svg:y="11.8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9cm" svg:height="0.356cm" svg:x="20.65cm" svg:y="12.00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21.028cm" svg:y="11.818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cm" svg:height="0.356cm" svg:x="21.498cm" svg:y="12.0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21.847cm" svg:y="12.013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22.253cm" svg:y="12.013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349cm" svg:height="0.356cm" svg:x="22.69cm" svg:y="12.00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244cm" svg:height="0.485cm" svg:x="23.059cm" svg:y="11.87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166cm" svg:height="0.518cm" svg:x="23.371cm" svg:y="11.8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23.58cm" svg:y="12.00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9cm" svg:height="0.342cm" svg:x="23.971cm" svg:y="12.01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24.443cm" svg:y="12.272cm" svg:viewBox="0 0 84 84" svg:d="M84 42c0-23-19-42-42-42s-42 19-42 42 19 42 42 42 42-19 42-42z">
            <text:p/>
          </draw:path>
        </draw:g>
        <draw:g>
          <svg:title>TexMaths</svg:title>
          <svg:desc>22§display§2x + 2y\frac{dy}{dx} - 2a = 0§svg§600§FALSE§</svg:desc>
          <draw:polygon draw:style-name="gr2" draw:text-style-name="P8" draw:layer="layout" svg:width="6.646cm" svg:height="1.522cm" svg:x="3.098cm" svg:y="1.744cm" svg:viewBox="0 0 6647 1523" draw:points="3325,1523 0,1523 0,0 6647,0 6647,1523">
            <text:p/>
          </draw:polygon>
          <draw:path draw:style-name="gr3" draw:text-style-name="P9" draw:layer="layout" svg:width="0.309cm" svg:height="0.517cm" svg:x="3.098cm" svg:y="2.25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86cm" svg:height="0.351cm" svg:x="3.468cm" svg:y="2.4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7cm" svg:x="4.103cm" svg:y="2.31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4.872cm" svg:y="2.25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58cm" svg:height="0.501cm" svg:x="5.242cm" svg:y="2.423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369cm" svg:height="0.546cm" svg:x="5.768cm" svg:y="1.705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6.162cm" svg:y="1.9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5.719cm" svg:y="2.555cm" svg:viewBox="0 0 847 33" draw:points="422,33 0,33 0,0 847,0 847,33">
            <text:p/>
          </draw:polygon>
          <draw:path draw:style-name="gr3" draw:text-style-name="P9" draw:layer="layout" svg:width="0.369cm" svg:height="0.546cm" svg:x="5.75cm" svg:y="2.76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6.144cm" svg:y="2.9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6.892cm" svg:y="2.555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7.64cm" svg:y="2.25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55cm" svg:height="0.351cm" svg:x="8.019cm" svg:y="2.423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515cm" svg:height="0.182cm" svg:x="8.654cm" svg:y="2.48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9.457cm" svg:y="2.251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</draw:g>
        <draw:g>
          <svg:title>TexMaths</svg:title>
          <svg:desc>22§display§.\ .\ . \ \text {(2)} §svg§600§FALSE§</svg:desc>
          <draw:polygon draw:style-name="gr2" draw:text-style-name="P8" draw:layer="layout" svg:width="2.252cm" svg:height="0.696cm" svg:x="9.589cm" svg:y="4.241cm" svg:viewBox="0 0 2253 697" draw:points="1127,697 0,697 0,0 2253,0 2253,697">
            <text:p/>
          </draw:polygon>
          <draw:path draw:style-name="gr3" draw:text-style-name="P9" draw:layer="layout" svg:width="0.083cm" svg:height="0.083cm" svg:x="9.617cm" svg:y="4.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0.089cm" svg:y="4.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0.562cm" svg:y="4.7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1.045cm" svg:y="4.202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309cm" svg:height="0.516cm" svg:x="11.307cm" svg:y="4.26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9" draw:layer="layout" svg:width="0.18cm" svg:height="0.773cm" svg:x="11.7cm" svg:y="4.202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>
          <svg:title>TexMaths</svg:title>
          <svg:desc>22§display§\text {Diff. }w.\ r.\ t. \ x §svg§600§FALSE§</svg:desc>
          <draw:polygon draw:style-name="gr2" draw:text-style-name="P8" draw:layer="layout" svg:width="4.744cm" svg:height="0.477cm" svg:x="3.102cm" svg:y="0.746cm" svg:viewBox="0 0 4745 478" draw:points="2372,478 0,478 0,0 4745,0 4745,478">
            <text:p/>
          </draw:polygon>
          <draw:path draw:style-name="gr3" draw:text-style-name="P9" draw:layer="layout" svg:width="0.52cm" svg:height="0.53cm" svg:x="3.09cm" svg:y="0.725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3.68cm" svg:y="0.73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3.889cm" svg:y="0.707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4.387cm" svg:y="1.171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4.901cm" svg:y="0.911cm" svg:viewBox="0 0 514 353" svg:d="M336 79c4-16 11-46 11-49 0-14-11-21-21-21-11 0-25 5-30 21-2 5-39 155-44 174-6 23-7 37-7 52 0 8 0 10 1 14-17 42-42 65-72 65-61 0-61-56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5.519cm" svg:y="1.171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5.948cm" svg:y="0.911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6.32cm" svg:y="1.171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6.744cm" svg:y="0.769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071cm" svg:y="1.171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7.499cm" svg:y="0.911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x + y\frac{dy}{dx} = a§svg§600§FALSE§</svg:desc>
          <draw:polygon draw:style-name="gr2" draw:text-style-name="P8" draw:layer="layout" svg:width="4.164cm" svg:height="1.522cm" svg:x="3.115cm" svg:y="3.745cm" svg:viewBox="0 0 4165 1523" draw:points="2083,1523 0,1523 0,0 4165,0 4165,1523">
            <text:p/>
          </draw:polygon>
          <draw:path draw:style-name="gr3" draw:text-style-name="P9" draw:layer="layout" svg:width="0.386cm" svg:height="0.351cm" svg:x="3.099cm" svg:y="4.424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29 0-42-24-42-51 0-17 5-33 14-68z">
            <text:p/>
          </draw:path>
          <draw:path draw:style-name="gr3" draw:text-style-name="P9" draw:layer="layout" svg:width="0.515cm" svg:height="0.517cm" svg:x="3.733cm" svg:y="4.31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4.486cm" svg:y="4.424cm" svg:viewBox="0 0 359 502" svg:d="M356 48c3-11 3-13 3-18 0-14-12-21-23-21-9 0-21 3-28 16-2 3-7 28-10 42-6 19-11 40-16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369cm" svg:height="0.546cm" svg:x="5.011cm" svg:y="3.706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2-19-22-35 0-20 1-25 5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5.405cm" svg:y="3.901cm" svg:viewBox="0 0 357 502" svg:d="M356 48c1-11 1-13 1-18 0-14-10-21-21-21-9 0-21 3-28 16-2 3-7 28-10 42-6 19-11 40-16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4.963cm" svg:y="4.556cm" svg:viewBox="0 0 847 33" draw:points="423,33 0,33 0,0 847,0 847,33">
            <text:p/>
          </draw:polygon>
          <draw:path draw:style-name="gr3" draw:text-style-name="P9" draw:layer="layout" svg:width="0.369cm" svg:height="0.546cm" svg:x="4.993cm" svg:y="4.761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2-19-22-35 0-20 1-25 5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5.388cm" svg:y="4.954cm" svg:viewBox="0 0 387 352" svg:d="M238 109c3-21 21-91 75-91 4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29 0-42-24-42-51 0-17 5-33 14-68z">
            <text:p/>
          </draw:path>
          <draw:path draw:style-name="gr3" draw:text-style-name="P9" draw:layer="layout" svg:width="0.515cm" svg:height="0.182cm" svg:x="6.159cm" svg:y="4.4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5cm" svg:height="0.351cm" svg:x="6.963cm" svg:y="4.424cm" svg:viewBox="0 0 356 352" svg:d="M259 49c-14-28-37-49-72-49-90 0-187 114-187 227 0 74 42 125 104 125 16 0 54-3 100-58 7 32 34 58 71 58 28 0 45-18 58-42 12-28 23-76 23-78 0-7-7-7-9-7-7 0-9 2-11 14-14 50-28 95-60 95-21 0-22-19-22-35 0-17 1-23 10-58 9-32 9-40 16-68l28-110c5-23 5-23 5-26 0-14-8-21-21-21-19 0-31 17-33 33zM208 252c-4 14-4 14-14 28-36 42-67 54-88 54-39 0-51-42-51-72 0-38 24-135 44-170 22-46 58-74 89-74 51 0 62 63 62 68 0 4-2 9-4 13z">
            <text:p/>
          </draw:path>
        </draw:g>
        <draw:g>
          <svg:title>TexMaths</svg:title>
          <svg:desc>22§display§\text {Substituting (2) in (1) we get,}§svg§600§FALSE§</svg:desc>
          <draw:polygon draw:style-name="gr2" draw:text-style-name="P8" draw:layer="layout" svg:width="10.071cm" svg:height="0.696cm" svg:x="3.091cm" svg:y="5.847cm" svg:viewBox="0 0 10072 697" draw:points="5037,697 0,697 0,0 10072,0 10072,697">
            <text:p/>
          </draw:polygon>
          <draw:path draw:style-name="gr3" draw:text-style-name="P9" draw:layer="layout" svg:width="0.344cm" svg:height="0.562cm" svg:x="3.096cm" svg:y="5.843cm" svg:viewBox="0 0 345 563" svg:d="M227 246l-99-24c-49-13-79-53-79-99 0-54 43-102 104-102 129 0 146 129 151 162 0 5 0 11 9 11 11 0 11-4 11-20v-155c0-14 0-19-9-19-5 0-7 0-12 11l-27 44c-23-23-56-55-125-55-86 0-151 69-151 150 0 65 40 121 102 142 9 4 48 12 102 26 21 6 44 11 67 39 16 21 23 46 23 72 0 55-39 111-104 111-23 0-81-3-123-42-44-42-48-92-48-120 0-7-7-7-8-7-11 0-11 5-11 20v154c0 13 0 18 9 18 5 0 5 0 10-9 0-2 4-3 29-44 24 27 73 53 144 53 90 0 153-76 153-160 0-78-53-141-118-157z">
            <text:p/>
          </draw:path>
          <draw:path draw:style-name="gr3" draw:text-style-name="P9" draw:layer="layout" svg:width="0.39cm" svg:height="0.351cm" svg:x="3.506cm" svg:y="6.045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9" draw:layer="layout" svg:width="0.383cm" svg:height="0.546cm" svg:x="3.932cm" svg:y="5.852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9" draw:layer="layout" svg:width="0.254cm" svg:height="0.356cm" svg:x="4.367cm" svg:y="6.04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244cm" svg:height="0.485cm" svg:x="4.661cm" svg:y="5.912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166cm" svg:height="0.518cm" svg:x="4.972cm" svg:y="5.87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242cm" svg:height="0.485cm" svg:x="5.177cm" svg:y="5.91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351cm" svg:x="5.486cm" svg:y="6.045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9" draw:layer="layout" svg:width="0.242cm" svg:height="0.485cm" svg:x="5.907cm" svg:y="5.91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166cm" svg:height="0.518cm" svg:x="6.218cm" svg:y="5.87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6.431cm" svg:y="6.04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55cm" svg:height="0.511cm" svg:x="6.859cm" svg:y="6.03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8cm" svg:height="0.773cm" svg:x="7.558cm" svg:y="5.8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7.82cm" svg:y="5.87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8.212cm" svg:y="5.8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166cm" svg:height="0.518cm" svg:x="8.753cm" svg:y="5.87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8.966cm" svg:y="6.04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18cm" svg:height="0.773cm" svg:x="9.705cm" svg:y="5.8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9.999cm" svg:y="5.87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0.36cm" svg:y="5.8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31cm" svg:height="0.342cm" svg:x="10.888cm" svg:y="6.054cm" svg:viewBox="0 0 532 343" svg:d="M466 74c14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9" draw:layer="layout" svg:width="0.3cm" svg:height="0.356cm" svg:x="11.433cm" svg:y="6.04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55cm" svg:height="0.511cm" svg:x="12.035cm" svg:y="6.03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cm" svg:height="0.356cm" svg:x="12.421cm" svg:y="6.04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42cm" svg:height="0.485cm" svg:x="12.758cm" svg:y="5.91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091cm" svg:height="0.231cm" svg:x="13.11cm" svg:y="6.306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text {i.e. } x^2 + y^2 - 2\left( x + y\frac{dy}{dx} \right)x = 0§svg§600§FALSE§</svg:desc>
          <draw:polygon draw:style-name="gr2" draw:text-style-name="P8" draw:layer="layout" svg:width="11.122cm" svg:height="1.779cm" svg:x="3.112cm" svg:y="7.145cm" svg:viewBox="0 0 11123 1780" draw:points="5562,1780 0,1780 0,0 11123,0 11123,1780">
            <text:p/>
          </draw:polygon>
          <draw:path draw:style-name="gr3" draw:text-style-name="P9" draw:layer="layout" svg:width="0.166cm" svg:height="0.518cm" svg:x="3.098cm" svg:y="7.7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3cm" svg:height="0.083cm" svg:x="3.355cm" svg:y="8.145cm" svg:viewBox="0 0 84 84" svg:d="M84 42c0-23-19-42-42-42s-42 19-42 42 19 42 42 42 42-19 42-42z">
            <text:p/>
          </draw:path>
          <draw:path draw:style-name="gr3" draw:text-style-name="P9" draw:layer="layout" svg:width="0.3cm" svg:height="0.356cm" svg:x="3.524cm" svg:y="7.8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3.913cm" svg:y="8.145cm" svg:viewBox="0 0 84 84" svg:d="M84 42c0-23-19-42-42-42s-42 19-42 42 19 42 42 42 42-19 42-42z">
            <text:p/>
          </draw:path>
          <draw:path draw:style-name="gr3" draw:text-style-name="P9" draw:layer="layout" svg:width="0.386cm" svg:height="0.351cm" svg:x="4.427cm" svg:y="7.8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881cm" svg:y="7.54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5.409cm" svg:y="7.77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8cm" svg:height="0.501cm" svg:x="6.16cm" svg:y="7.886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9" draw:layer="layout" svg:width="0.24cm" svg:height="0.36cm" svg:x="6.579cm" svg:y="7.54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7.128cm" svg:y="8.018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6cm" svg:x="7.876cm" svg:y="7.71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1cm" svg:height="1.856cm" svg:x="8.514cm" svg:y="7.106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86cm" svg:height="0.351cm" svg:x="8.945cm" svg:y="7.8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516cm" svg:x="9.58cm" svg:y="7.77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6cm" svg:height="0.501cm" svg:x="10.332cm" svg:y="7.886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9" draw:layer="layout" svg:width="0.369cm" svg:height="0.546cm" svg:x="10.858cm" svg:y="7.168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9" draw:layer="layout" svg:width="0.358cm" svg:height="0.501cm" svg:x="11.25cm" svg:y="7.363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olygon draw:style-name="gr3" draw:text-style-name="P9" draw:layer="layout" svg:width="0.846cm" svg:height="0.032cm" svg:x="10.809cm" svg:y="8.018cm" svg:viewBox="0 0 847 33" draw:points="422,33 0,33 0,0 847,0 847,33">
            <text:p/>
          </draw:polygon>
          <draw:path draw:style-name="gr3" draw:text-style-name="P9" draw:layer="layout" svg:width="0.369cm" svg:height="0.546cm" svg:x="10.84cm" svg:y="8.2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11.234cm" svg:y="8.4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381cm" svg:height="1.856cm" svg:x="11.773cm" svg:y="7.106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9" draw:layer="layout" svg:width="0.386cm" svg:height="0.351cm" svg:x="12.466cm" svg:y="7.8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13.144cm" svg:y="7.9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3.947cm" svg:y="7.712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</draw:g>
        <draw:g>
          <svg:title>TexMaths</svg:title>
          <svg:desc>22§display§\text {i.e. } x^2 + y^2 - 2x^2 - 2xy\frac{dy}{dx} = 0§svg§600§FALSE§</svg:desc>
          <draw:polygon draw:style-name="gr2" draw:text-style-name="P8" draw:layer="layout" svg:width="10.46cm" svg:height="1.522cm" svg:x="3.113cm" svg:y="9.346cm" svg:viewBox="0 0 10461 1523" draw:points="5231,1523 0,1523 0,0 10461,0 10461,1523">
            <text:p/>
          </draw:polygon>
          <draw:path draw:style-name="gr3" draw:text-style-name="P9" draw:layer="layout" svg:width="0.166cm" svg:height="0.518cm" svg:x="3.099cm" svg:y="9.84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083cm" svg:height="0.084cm" svg:x="3.356cm" svg:y="10.286cm" svg:viewBox="0 0 84 85" svg:d="M84 42c0-23-19-42-42-42s-42 19-42 42 19 43 42 43 42-20 42-43z">
            <text:p/>
          </draw:path>
          <draw:path draw:style-name="gr3" draw:text-style-name="P9" draw:layer="layout" svg:width="0.3cm" svg:height="0.356cm" svg:x="3.525cm" svg:y="10.0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4cm" svg:x="3.914cm" svg:y="10.286cm" svg:viewBox="0 0 84 85" svg:d="M84 42c0-23-19-42-42-42s-42 19-42 42 19 43 42 43 42-20 42-43z">
            <text:p/>
          </draw:path>
          <draw:path draw:style-name="gr3" draw:text-style-name="P9" draw:layer="layout" svg:width="0.386cm" svg:height="0.351cm" svg:x="4.428cm" svg:y="10.0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882cm" svg:y="9.68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5.41cm" svg:y="9.91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6.161cm" svg:y="10.025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24cm" svg:height="0.36cm" svg:x="6.58cm" svg:y="9.68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7.129cm" svg:y="10.157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7.877cm" svg:y="9.85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86cm" svg:height="0.351cm" svg:x="8.247cm" svg:y="10.0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24cm" svg:height="0.36cm" svg:x="8.701cm" svg:y="9.68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9.25cm" svg:y="10.157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9.998cm" svg:y="9.85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86cm" svg:height="0.351cm" svg:x="10.368cm" svg:y="10.0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358cm" svg:height="0.501cm" svg:x="10.809cm" svg:y="10.025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369cm" svg:height="0.546cm" svg:x="11.336cm" svg:y="9.307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1.73cm" svg:y="9.502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11.286cm" svg:y="10.157cm" svg:viewBox="0 0 847 33" draw:points="422,33 0,33 0,0 847,0 847,33">
            <text:p/>
          </draw:polygon>
          <draw:path draw:style-name="gr3" draw:text-style-name="P9" draw:layer="layout" svg:width="0.369cm" svg:height="0.546cm" svg:x="11.318cm" svg:y="10.362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1.712cm" svg:y="10.5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2.481cm" svg:y="10.0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3.286cm" svg:y="9.853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</draw:g>
        <draw:g>
          <svg:title>TexMaths</svg:title>
          <svg:desc>22§display§\text {i.e. } y^2 - x^2 - 2xy\frac{dy}{dx} = 0§svg§600§FALSE§</svg:desc>
          <draw:polygon draw:style-name="gr2" draw:text-style-name="P8" draw:layer="layout" svg:width="8.339cm" svg:height="1.522cm" svg:x="3.114cm" svg:y="11.346cm" svg:viewBox="0 0 8340 1523" draw:points="4169,1523 0,1523 0,0 8340,0 8340,1523">
            <text:p/>
          </draw:polygon>
          <draw:path draw:style-name="gr3" draw:text-style-name="P9" draw:layer="layout" svg:width="0.166cm" svg:height="0.518cm" svg:x="3.1cm" svg:y="11.84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083cm" svg:height="0.084cm" svg:x="3.357cm" svg:y="12.286cm" svg:viewBox="0 0 84 85" svg:d="M84 42c0-23-19-42-42-42s-42 19-42 42 19 43 42 43 42-20 42-43z">
            <text:p/>
          </draw:path>
          <draw:path draw:style-name="gr3" draw:text-style-name="P9" draw:layer="layout" svg:width="0.3cm" svg:height="0.356cm" svg:x="3.526cm" svg:y="12.0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4cm" svg:x="3.915cm" svg:y="12.286cm" svg:viewBox="0 0 84 85" svg:d="M84 42c0-23-19-42-42-42s-42 19-42 42 19 43 42 43 42-20 42-43z">
            <text:p/>
          </draw:path>
          <draw:path draw:style-name="gr3" draw:text-style-name="P9" draw:layer="layout" svg:width="0.358cm" svg:height="0.501cm" svg:x="4.429cm" svg:y="12.025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4cm" svg:height="0.36cm" svg:x="4.848cm" svg:y="11.68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5.397cm" svg:y="12.157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6.129cm" svg:y="12.0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6.581cm" svg:y="11.68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7.13cm" svg:y="12.157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7.878cm" svg:y="11.85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86cm" svg:height="0.351cm" svg:x="8.248cm" svg:y="12.0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358cm" svg:height="0.501cm" svg:x="8.689cm" svg:y="12.025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369cm" svg:height="0.546cm" svg:x="9.216cm" svg:y="11.307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9.61cm" svg:y="11.502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9.168cm" svg:y="12.157cm" svg:viewBox="0 0 847 33" draw:points="422,33 0,33 0,0 847,0 847,33">
            <text:p/>
          </draw:polygon>
          <draw:path draw:style-name="gr3" draw:text-style-name="P9" draw:layer="layout" svg:width="0.369cm" svg:height="0.546cm" svg:x="9.198cm" svg:y="12.362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9.592cm" svg:y="12.5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10.363cm" svg:y="12.0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1.166cm" svg:y="11.853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9">
        <draw:frame presentation:style-name="pr12" draw:text-style-name="P17" draw:layer="layout" svg:width="25.199cm" svg:height="2.629cm" draw:transform="rotate (0.430049127691403) translate (1.999cm 11.536cm)" presentation:class="title" presentation:user-transformed="true">
          <draw:text-box>
            <text:p xml:id="id2" text:id="id2"><text:span text:style-name="T20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  <anim:animate smil:dur="2s" smil:fill="hold" smil:targetElement="id2" anim:sub-item="text" smil:attributeName="rotate" smil:values="720;0" smil:keyTimes="0;1"/>
                  <anim:animate smil:dur="2s" smil:fill="hold" smil:targetElement="id2" anim:sub-item="text" smil:attributeName="height" smil:values="0;height" smil:keyTimes="0;1"/>
                  <anim:animate smil:dur="2s" smil:fill="hold" smil:targetElement="id2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5" draw:master-page-name="Default" presentation:presentation-page-layout-name="AL2T19">
        <draw:frame presentation:style-name="pr14" draw:text-style-name="P18" draw:layer="layout" svg:width="25.201cm" svg:height="9.999cm" draw:transform="rotate (0.00314159265358979) translate (1.383cm 1.839cm)" presentation:class="title" presentation:user-transformed="true">
          <draw:text-box>
            <text:p xml:id="id3" text:id="id3"><text:span text:style-name="T21">This is a presentation in</text:span><text:span text:style-name="T21"><text:line-break/></text:span><text:span text:style-name="T22">LI</text:span><text:span text:style-name="T22"><text:tab/></text:span><text:span text:style-name="T22">BRE OFFICE – IMPRESS</text:span><text:span text:style-name="T21"><text:line-break/></text:span><text:span text:style-name="T21">By</text:span><text:span text:style-name="T21"><text:line-break/></text:span><text:span text:style-name="T23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3" anim:sub-item="text" smil:attributeName="visibility" smil:to="visible"/>
                  <anim:transitionFilter smil:dur="0.8s" smil:decelerate="1" smil:targetElement="id3" anim:sub-item="text" smil:type="fade" smil:subtype="crossfade"/>
                  <anim:animate smil:dur="0.8s" smil:fill="hold" smil:decelerate="1" smil:targetElement="id3" anim:sub-item="text" smil:attributeName="rotate" smil:values="-90;0" smil:keyTimes="0;1"/>
                  <anim:animate smil:dur="0.8s" smil:fill="hold" smil:decelerate="1" smil:targetElement="id3" anim:sub-item="text" smil:attributeName="x" smil:values="x+0.4;x-0.05" smil:keyTimes="0;1"/>
                  <anim:animate smil:dur="0.8s" smil:fill="hold" smil:decelerate="1" smil:targetElement="id3" anim:sub-item="text" smil:attributeName="y" smil:values="y-0.4;y+0.1" smil:keyTimes="0;1"/>
                  <anim:animate smil:begin="0.8s" smil:dur="0.2s" smil:fill="hold" smil:accelerate="1" smil:targetElement="id3" anim:sub-item="text" smil:attributeName="x" smil:values="x-0.05;x" smil:keyTimes="0;1"/>
                  <anim:animate smil:begin="0.8s" smil:dur="0.2s" smil:fill="hold" smil:accelerate="1" smil:targetElement="id3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b2b2b2" draw:start-intensity="100%" draw:end-intensity="100%" draw:angle="0" draw:border="0%"/>
    <draw:gradient draw:name="gradient" draw:style="linear" draw:start-color="#eeeeee" draw:end-color="#99999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215cm" style:type="center"/>
          <style:tab-stop style:position="32.436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398cm" svg:y="0.627cm" presentation:class="title" presentation:placeholder="true">
        <draw:text-box/>
      </draw:frame>
      <draw:frame presentation:style-name="Default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8:51:49.066832525</meta:creation-date>
    <dc:date>2021-04-20T21:41:33.783838984</dc:date>
    <meta:editing-duration>PT23H10M28S</meta:editing-duration>
    <meta:editing-cycles>392</meta:editing-cycles>
    <meta:generator>LibreOffice/6.0.7.3$Linux_X86_64 LibreOffice_project/00m0$Build-3</meta:generator>
    <meta:document-statistic meta:object-count="5738"/>
  </office:meta>
</office:document-meta>
</file>